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81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ft_test.kazooA_sample.fft_results" table:style-name="ta1">
        <table:shapes>
          <draw:frame draw:z-index="0" draw:style-name="gr1" draw:text-style-name="P1" svg:width="12.4665in" svg:height="7.0122in" svg:x="4.1126in" svg:y="0.5205in">
            <draw:object draw:notify-on-update-of-ranges="'Fft_test.kazooA_sample.fft_results'.A1:'Fft_test.kazooA_sample.fft_results'.A1 'Fft_test.kazooA_sample.fft_results'.A2:'Fft_test.kazooA_sample.fft_results'.A2406 'Fft_test.kazooA_sample.fft_results'.B1:'Fft_test.kazooA_sample.fft_results'.B1 'Fft_test.kazooA_sample.fft_results'.B2:'Fft_test.kazooA_sample.fft_results'.B24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Amplitude</text:p>
          </table:table-cell>
        </table:table-row>
        <table:table-row table:style-name="ro1">
          <table:table-cell office:value-type="float" office:value="9.1684" calcext:value-type="float">
            <text:p>9.1684</text:p>
          </table:table-cell>
          <table:table-cell office:value-type="float" office:value="0.00119411" calcext:value-type="float">
            <text:p>0.00119411</text:p>
          </table:table-cell>
        </table:table-row>
        <table:table-row table:style-name="ro1">
          <table:table-cell office:value-type="float" office:value="18.3368" calcext:value-type="float">
            <text:p>18.3368</text:p>
          </table:table-cell>
          <table:table-cell office:value-type="float" office:value="0.0021601" calcext:value-type="float">
            <text:p>0.0021601</text:p>
          </table:table-cell>
        </table:table-row>
        <table:table-row table:style-name="ro1">
          <table:table-cell office:value-type="float" office:value="27.5052" calcext:value-type="float">
            <text:p>27.5052</text:p>
          </table:table-cell>
          <table:table-cell office:value-type="float" office:value="0.000883874" calcext:value-type="float">
            <text:p>0.000883874</text:p>
          </table:table-cell>
        </table:table-row>
        <table:table-row table:style-name="ro1">
          <table:table-cell office:value-type="float" office:value="36.6736" calcext:value-type="float">
            <text:p>36.6736</text:p>
          </table:table-cell>
          <table:table-cell office:value-type="float" office:value="0.00182505" calcext:value-type="float">
            <text:p>0.00182505</text:p>
          </table:table-cell>
        </table:table-row>
        <table:table-row table:style-name="ro1">
          <table:table-cell office:value-type="float" office:value="45.842" calcext:value-type="float">
            <text:p>45.842</text:p>
          </table:table-cell>
          <table:table-cell office:value-type="float" office:value="0.000870425" calcext:value-type="float">
            <text:p>0.000870425</text:p>
          </table:table-cell>
        </table:table-row>
        <table:table-row table:style-name="ro1">
          <table:table-cell office:value-type="float" office:value="55.0104" calcext:value-type="float">
            <text:p>55.0104</text:p>
          </table:table-cell>
          <table:table-cell office:value-type="float" office:value="0.000779438" calcext:value-type="float">
            <text:p>0.000779438</text:p>
          </table:table-cell>
        </table:table-row>
        <table:table-row table:style-name="ro1">
          <table:table-cell office:value-type="float" office:value="64.1788" calcext:value-type="float">
            <text:p>64.1788</text:p>
          </table:table-cell>
          <table:table-cell office:value-type="float" office:value="0.000950822" calcext:value-type="float">
            <text:p>0.000950822</text:p>
          </table:table-cell>
        </table:table-row>
        <table:table-row table:style-name="ro1">
          <table:table-cell office:value-type="float" office:value="73.3472" calcext:value-type="float">
            <text:p>73.3472</text:p>
          </table:table-cell>
          <table:table-cell office:value-type="float" office:value="0.000535533" calcext:value-type="float">
            <text:p>0.000535533</text:p>
          </table:table-cell>
        </table:table-row>
        <table:table-row table:style-name="ro1">
          <table:table-cell office:value-type="float" office:value="82.5156" calcext:value-type="float">
            <text:p>82.5156</text:p>
          </table:table-cell>
          <table:table-cell office:value-type="float" office:value="0.000367597" calcext:value-type="float">
            <text:p>0.000367597</text:p>
          </table:table-cell>
        </table:table-row>
        <table:table-row table:style-name="ro1">
          <table:table-cell office:value-type="float" office:value="91.684" calcext:value-type="float">
            <text:p>91.684</text:p>
          </table:table-cell>
          <table:table-cell office:value-type="float" office:value="0.000511153" calcext:value-type="float">
            <text:p>0.000511153</text:p>
          </table:table-cell>
        </table:table-row>
        <table:table-row table:style-name="ro1">
          <table:table-cell office:value-type="float" office:value="100.852" calcext:value-type="float">
            <text:p>100.852</text:p>
          </table:table-cell>
          <table:table-cell office:value-type="float" office:value="0.000315576" calcext:value-type="float">
            <text:p>0.000315576</text:p>
          </table:table-cell>
        </table:table-row>
        <table:table-row table:style-name="ro1">
          <table:table-cell office:value-type="float" office:value="110.021" calcext:value-type="float">
            <text:p>110.021</text:p>
          </table:table-cell>
          <table:table-cell office:value-type="float" office:value="0.000307967" calcext:value-type="float">
            <text:p>0.000307967</text:p>
          </table:table-cell>
        </table:table-row>
        <table:table-row table:style-name="ro1">
          <table:table-cell office:value-type="float" office:value="119.189" calcext:value-type="float">
            <text:p>119.189</text:p>
          </table:table-cell>
          <table:table-cell office:value-type="float" office:value="0.000427419" calcext:value-type="float">
            <text:p>0.000427419</text:p>
          </table:table-cell>
        </table:table-row>
        <table:table-row table:style-name="ro1">
          <table:table-cell office:value-type="float" office:value="128.358" calcext:value-type="float">
            <text:p>128.358</text:p>
          </table:table-cell>
          <table:table-cell office:value-type="float" office:value="0.000290129" calcext:value-type="float">
            <text:p>0.000290129</text:p>
          </table:table-cell>
        </table:table-row>
        <table:table-row table:style-name="ro1">
          <table:table-cell office:value-type="float" office:value="137.526" calcext:value-type="float">
            <text:p>137.526</text:p>
          </table:table-cell>
          <table:table-cell office:value-type="float" office:value="0.000249302" calcext:value-type="float">
            <text:p>0.000249302</text:p>
          </table:table-cell>
        </table:table-row>
        <table:table-row table:style-name="ro1">
          <table:table-cell office:value-type="float" office:value="146.694" calcext:value-type="float">
            <text:p>146.694</text:p>
          </table:table-cell>
          <table:table-cell office:value-type="float" office:value="0.000384592" calcext:value-type="float">
            <text:p>0.000384592</text:p>
          </table:table-cell>
        </table:table-row>
        <table:table-row table:style-name="ro1">
          <table:table-cell office:value-type="float" office:value="155.863" calcext:value-type="float">
            <text:p>155.863</text:p>
          </table:table-cell>
          <table:table-cell office:value-type="float" office:value="0.000878341" calcext:value-type="float">
            <text:p>0.000878341</text:p>
          </table:table-cell>
        </table:table-row>
        <table:table-row table:style-name="ro1">
          <table:table-cell office:value-type="float" office:value="165.031" calcext:value-type="float">
            <text:p>165.031</text:p>
          </table:table-cell>
          <table:table-cell office:value-type="float" office:value="0.000388472" calcext:value-type="float">
            <text:p>0.000388472</text:p>
          </table:table-cell>
        </table:table-row>
        <table:table-row table:style-name="ro1">
          <table:table-cell office:value-type="float" office:value="174.2" calcext:value-type="float">
            <text:p>174.2</text:p>
          </table:table-cell>
          <table:table-cell office:value-type="float" office:value="0.000905432" calcext:value-type="float">
            <text:p>0.000905432</text:p>
          </table:table-cell>
        </table:table-row>
        <table:table-row table:style-name="ro1">
          <table:table-cell office:value-type="float" office:value="183.368" calcext:value-type="float">
            <text:p>183.368</text:p>
          </table:table-cell>
          <table:table-cell office:value-type="float" office:value="0.00107592" calcext:value-type="float">
            <text:p>0.00107592</text:p>
          </table:table-cell>
        </table:table-row>
        <table:table-row table:style-name="ro1">
          <table:table-cell office:value-type="float" office:value="192.536" calcext:value-type="float">
            <text:p>192.536</text:p>
          </table:table-cell>
          <table:table-cell office:value-type="float" office:value="0.00125086" calcext:value-type="float">
            <text:p>0.00125086</text:p>
          </table:table-cell>
        </table:table-row>
        <table:table-row table:style-name="ro1">
          <table:table-cell office:value-type="float" office:value="201.705" calcext:value-type="float">
            <text:p>201.705</text:p>
          </table:table-cell>
          <table:table-cell office:value-type="float" office:value="0.00094377" calcext:value-type="float">
            <text:p>0.00094377</text:p>
          </table:table-cell>
        </table:table-row>
        <table:table-row table:style-name="ro1">
          <table:table-cell office:value-type="float" office:value="210.873" calcext:value-type="float">
            <text:p>210.873</text:p>
          </table:table-cell>
          <table:table-cell office:value-type="float" office:value="0.00134121" calcext:value-type="float">
            <text:p>0.00134121</text:p>
          </table:table-cell>
        </table:table-row>
        <table:table-row table:style-name="ro1">
          <table:table-cell office:value-type="float" office:value="220.042" calcext:value-type="float">
            <text:p>220.042</text:p>
          </table:table-cell>
          <table:table-cell office:value-type="float" office:value="0.00573255" calcext:value-type="float">
            <text:p>0.00573255</text:p>
          </table:table-cell>
        </table:table-row>
        <table:table-row table:style-name="ro1">
          <table:table-cell office:value-type="float" office:value="229.21" calcext:value-type="float">
            <text:p>229.21</text:p>
          </table:table-cell>
          <table:table-cell office:value-type="float" office:value="0.0015263" calcext:value-type="float">
            <text:p>0.0015263</text:p>
          </table:table-cell>
        </table:table-row>
        <table:table-row table:style-name="ro1">
          <table:table-cell office:value-type="float" office:value="238.378" calcext:value-type="float">
            <text:p>238.378</text:p>
          </table:table-cell>
          <table:table-cell office:value-type="float" office:value="0.00117308" calcext:value-type="float">
            <text:p>0.00117308</text:p>
          </table:table-cell>
        </table:table-row>
        <table:table-row table:style-name="ro1">
          <table:table-cell office:value-type="float" office:value="247.547" calcext:value-type="float">
            <text:p>247.547</text:p>
          </table:table-cell>
          <table:table-cell office:value-type="float" office:value="0.00167771" calcext:value-type="float">
            <text:p>0.00167771</text:p>
          </table:table-cell>
        </table:table-row>
        <table:table-row table:style-name="ro1">
          <table:table-cell office:value-type="float" office:value="256.715" calcext:value-type="float">
            <text:p>256.715</text:p>
          </table:table-cell>
          <table:table-cell office:value-type="float" office:value="0.00180757" calcext:value-type="float">
            <text:p>0.00180757</text:p>
          </table:table-cell>
        </table:table-row>
        <table:table-row table:style-name="ro1">
          <table:table-cell office:value-type="float" office:value="265.884" calcext:value-type="float">
            <text:p>265.884</text:p>
          </table:table-cell>
          <table:table-cell office:value-type="float" office:value="0.00144689" calcext:value-type="float">
            <text:p>0.00144689</text:p>
          </table:table-cell>
        </table:table-row>
        <table:table-row table:style-name="ro1">
          <table:table-cell office:value-type="float" office:value="275.052" calcext:value-type="float">
            <text:p>275.052</text:p>
          </table:table-cell>
          <table:table-cell office:value-type="float" office:value="0.00147116" calcext:value-type="float">
            <text:p>0.00147116</text:p>
          </table:table-cell>
        </table:table-row>
        <table:table-row table:style-name="ro1">
          <table:table-cell office:value-type="float" office:value="284.22" calcext:value-type="float">
            <text:p>284.22</text:p>
          </table:table-cell>
          <table:table-cell office:value-type="float" office:value="0.00131289" calcext:value-type="float">
            <text:p>0.00131289</text:p>
          </table:table-cell>
        </table:table-row>
        <table:table-row table:style-name="ro1">
          <table:table-cell office:value-type="float" office:value="293.389" calcext:value-type="float">
            <text:p>293.389</text:p>
          </table:table-cell>
          <table:table-cell office:value-type="float" office:value="0.00122492" calcext:value-type="float">
            <text:p>0.00122492</text:p>
          </table:table-cell>
        </table:table-row>
        <table:table-row table:style-name="ro1">
          <table:table-cell office:value-type="float" office:value="302.557" calcext:value-type="float">
            <text:p>302.557</text:p>
          </table:table-cell>
          <table:table-cell office:value-type="float" office:value="0.00119124" calcext:value-type="float">
            <text:p>0.00119124</text:p>
          </table:table-cell>
        </table:table-row>
        <table:table-row table:style-name="ro1">
          <table:table-cell office:value-type="float" office:value="311.726" calcext:value-type="float">
            <text:p>311.726</text:p>
          </table:table-cell>
          <table:table-cell office:value-type="float" office:value="0.00108372" calcext:value-type="float">
            <text:p>0.00108372</text:p>
          </table:table-cell>
        </table:table-row>
        <table:table-row table:style-name="ro1">
          <table:table-cell office:value-type="float" office:value="320.894" calcext:value-type="float">
            <text:p>320.894</text:p>
          </table:table-cell>
          <table:table-cell office:value-type="float" office:value="0.000790428" calcext:value-type="float">
            <text:p>0.000790428</text:p>
          </table:table-cell>
        </table:table-row>
        <table:table-row table:style-name="ro1">
          <table:table-cell office:value-type="float" office:value="330.062" calcext:value-type="float">
            <text:p>330.062</text:p>
          </table:table-cell>
          <table:table-cell office:value-type="float" office:value="0.000731527" calcext:value-type="float">
            <text:p>0.000731527</text:p>
          </table:table-cell>
        </table:table-row>
        <table:table-row table:style-name="ro1">
          <table:table-cell office:value-type="float" office:value="339.231" calcext:value-type="float">
            <text:p>339.231</text:p>
          </table:table-cell>
          <table:table-cell office:value-type="float" office:value="0.000529102" calcext:value-type="float">
            <text:p>0.000529102</text:p>
          </table:table-cell>
        </table:table-row>
        <table:table-row table:style-name="ro1">
          <table:table-cell office:value-type="float" office:value="348.399" calcext:value-type="float">
            <text:p>348.399</text:p>
          </table:table-cell>
          <table:table-cell office:value-type="float" office:value="0.000636123" calcext:value-type="float">
            <text:p>0.000636123</text:p>
          </table:table-cell>
        </table:table-row>
        <table:table-row table:style-name="ro1">
          <table:table-cell office:value-type="float" office:value="357.568" calcext:value-type="float">
            <text:p>357.568</text:p>
          </table:table-cell>
          <table:table-cell office:value-type="float" office:value="0.000457321" calcext:value-type="float">
            <text:p>0.000457321</text:p>
          </table:table-cell>
        </table:table-row>
        <table:table-row table:style-name="ro1">
          <table:table-cell office:value-type="float" office:value="366.736" calcext:value-type="float">
            <text:p>366.736</text:p>
          </table:table-cell>
          <table:table-cell office:value-type="float" office:value="0.00070287" calcext:value-type="float">
            <text:p>0.00070287</text:p>
          </table:table-cell>
        </table:table-row>
        <table:table-row table:style-name="ro1">
          <table:table-cell office:value-type="float" office:value="375.904" calcext:value-type="float">
            <text:p>375.904</text:p>
          </table:table-cell>
          <table:table-cell office:value-type="float" office:value="0.000589582" calcext:value-type="float">
            <text:p>0.000589582</text:p>
          </table:table-cell>
        </table:table-row>
        <table:table-row table:style-name="ro1">
          <table:table-cell office:value-type="float" office:value="385.073" calcext:value-type="float">
            <text:p>385.073</text:p>
          </table:table-cell>
          <table:table-cell office:value-type="float" office:value="0.000648303" calcext:value-type="float">
            <text:p>0.000648303</text:p>
          </table:table-cell>
        </table:table-row>
        <table:table-row table:style-name="ro1">
          <table:table-cell office:value-type="float" office:value="394.241" calcext:value-type="float">
            <text:p>394.241</text:p>
          </table:table-cell>
          <table:table-cell office:value-type="float" office:value="0.000739218" calcext:value-type="float">
            <text:p>0.000739218</text:p>
          </table:table-cell>
        </table:table-row>
        <table:table-row table:style-name="ro1">
          <table:table-cell office:value-type="float" office:value="403.41" calcext:value-type="float">
            <text:p>403.41</text:p>
          </table:table-cell>
          <table:table-cell office:value-type="float" office:value="0.000746718" calcext:value-type="float">
            <text:p>0.000746718</text:p>
          </table:table-cell>
        </table:table-row>
        <table:table-row table:style-name="ro1">
          <table:table-cell office:value-type="float" office:value="412.578" calcext:value-type="float">
            <text:p>412.578</text:p>
          </table:table-cell>
          <table:table-cell office:value-type="float" office:value="0.000633661" calcext:value-type="float">
            <text:p>0.000633661</text:p>
          </table:table-cell>
        </table:table-row>
        <table:table-row table:style-name="ro1">
          <table:table-cell office:value-type="float" office:value="421.746" calcext:value-type="float">
            <text:p>421.746</text:p>
          </table:table-cell>
          <table:table-cell office:value-type="float" office:value="0.000425093" calcext:value-type="float">
            <text:p>0.000425093</text:p>
          </table:table-cell>
        </table:table-row>
        <table:table-row table:style-name="ro1">
          <table:table-cell office:value-type="float" office:value="430.915" calcext:value-type="float">
            <text:p>430.915</text:p>
          </table:table-cell>
          <table:table-cell office:value-type="float" office:value="0.000419343" calcext:value-type="float">
            <text:p>0.000419343</text:p>
          </table:table-cell>
        </table:table-row>
        <table:table-row table:style-name="ro1">
          <table:table-cell office:value-type="float" office:value="440.083" calcext:value-type="float">
            <text:p>440.083</text:p>
          </table:table-cell>
          <table:table-cell office:value-type="float" office:value="0.00398456" calcext:value-type="float">
            <text:p>0.00398456</text:p>
          </table:table-cell>
        </table:table-row>
        <table:table-row table:style-name="ro1">
          <table:table-cell office:value-type="float" office:value="449.252" calcext:value-type="float">
            <text:p>449.252</text:p>
          </table:table-cell>
          <table:table-cell office:value-type="float" office:value="0.000770853" calcext:value-type="float">
            <text:p>0.000770853</text:p>
          </table:table-cell>
        </table:table-row>
        <table:table-row table:style-name="ro1">
          <table:table-cell office:value-type="float" office:value="458.42" calcext:value-type="float">
            <text:p>458.42</text:p>
          </table:table-cell>
          <table:table-cell office:value-type="float" office:value="0.000475295" calcext:value-type="float">
            <text:p>0.000475295</text:p>
          </table:table-cell>
        </table:table-row>
        <table:table-row table:style-name="ro1">
          <table:table-cell office:value-type="float" office:value="467.588" calcext:value-type="float">
            <text:p>467.588</text:p>
          </table:table-cell>
          <table:table-cell office:value-type="float" office:value="0.000650316" calcext:value-type="float">
            <text:p>0.000650316</text:p>
          </table:table-cell>
        </table:table-row>
        <table:table-row table:style-name="ro1">
          <table:table-cell office:value-type="float" office:value="476.757" calcext:value-type="float">
            <text:p>476.757</text:p>
          </table:table-cell>
          <table:table-cell office:value-type="float" office:value="0.000413891" calcext:value-type="float">
            <text:p>0.000413891</text:p>
          </table:table-cell>
        </table:table-row>
        <table:table-row table:style-name="ro1">
          <table:table-cell office:value-type="float" office:value="485.925" calcext:value-type="float">
            <text:p>485.925</text:p>
          </table:table-cell>
          <table:table-cell office:value-type="float" office:value="0.000319065" calcext:value-type="float">
            <text:p>0.000319065</text:p>
          </table:table-cell>
        </table:table-row>
        <table:table-row table:style-name="ro1">
          <table:table-cell office:value-type="float" office:value="495.094" calcext:value-type="float">
            <text:p>495.094</text:p>
          </table:table-cell>
          <table:table-cell office:value-type="float" office:value="0.000498909" calcext:value-type="float">
            <text:p>0.000498909</text:p>
          </table:table-cell>
        </table:table-row>
        <table:table-row table:style-name="ro1">
          <table:table-cell office:value-type="float" office:value="504.262" calcext:value-type="float">
            <text:p>504.262</text:p>
          </table:table-cell>
          <table:table-cell office:value-type="float" office:value="0.000352237" calcext:value-type="float">
            <text:p>0.000352237</text:p>
          </table:table-cell>
        </table:table-row>
        <table:table-row table:style-name="ro1">
          <table:table-cell office:value-type="float" office:value="513.43" calcext:value-type="float">
            <text:p>513.43</text:p>
          </table:table-cell>
          <table:table-cell office:value-type="float" office:value="0.000343027" calcext:value-type="float">
            <text:p>0.000343027</text:p>
          </table:table-cell>
        </table:table-row>
        <table:table-row table:style-name="ro1">
          <table:table-cell office:value-type="float" office:value="522.599" calcext:value-type="float">
            <text:p>522.599</text:p>
          </table:table-cell>
          <table:table-cell office:value-type="float" office:value="0.000433001" calcext:value-type="float">
            <text:p>0.000433001</text:p>
          </table:table-cell>
        </table:table-row>
        <table:table-row table:style-name="ro1">
          <table:table-cell office:value-type="float" office:value="531.767" calcext:value-type="float">
            <text:p>531.767</text:p>
          </table:table-cell>
          <table:table-cell office:value-type="float" office:value="0.000302803" calcext:value-type="float">
            <text:p>0.000302803</text:p>
          </table:table-cell>
        </table:table-row>
        <table:table-row table:style-name="ro1">
          <table:table-cell office:value-type="float" office:value="540.936" calcext:value-type="float">
            <text:p>540.936</text:p>
          </table:table-cell>
          <table:table-cell office:value-type="float" office:value="0.000587329" calcext:value-type="float">
            <text:p>0.000587329</text:p>
          </table:table-cell>
        </table:table-row>
        <table:table-row table:style-name="ro1">
          <table:table-cell office:value-type="float" office:value="550.104" calcext:value-type="float">
            <text:p>550.104</text:p>
          </table:table-cell>
          <table:table-cell office:value-type="float" office:value="0.000745525" calcext:value-type="float">
            <text:p>0.000745525</text:p>
          </table:table-cell>
        </table:table-row>
        <table:table-row table:style-name="ro1">
          <table:table-cell office:value-type="float" office:value="559.272" calcext:value-type="float">
            <text:p>559.272</text:p>
          </table:table-cell>
          <table:table-cell office:value-type="float" office:value="0.000675256" calcext:value-type="float">
            <text:p>0.000675256</text:p>
          </table:table-cell>
        </table:table-row>
        <table:table-row table:style-name="ro1">
          <table:table-cell office:value-type="float" office:value="568.441" calcext:value-type="float">
            <text:p>568.441</text:p>
          </table:table-cell>
          <table:table-cell office:value-type="float" office:value="0.000919035" calcext:value-type="float">
            <text:p>0.000919035</text:p>
          </table:table-cell>
        </table:table-row>
        <table:table-row table:style-name="ro1">
          <table:table-cell office:value-type="float" office:value="577.609" calcext:value-type="float">
            <text:p>577.609</text:p>
          </table:table-cell>
          <table:table-cell office:value-type="float" office:value="0.000864051" calcext:value-type="float">
            <text:p>0.000864051</text:p>
          </table:table-cell>
        </table:table-row>
        <table:table-row table:style-name="ro1">
          <table:table-cell office:value-type="float" office:value="586.778" calcext:value-type="float">
            <text:p>586.778</text:p>
          </table:table-cell>
          <table:table-cell office:value-type="float" office:value="0.00105129" calcext:value-type="float">
            <text:p>0.00105129</text:p>
          </table:table-cell>
        </table:table-row>
        <table:table-row table:style-name="ro1">
          <table:table-cell office:value-type="float" office:value="595.946" calcext:value-type="float">
            <text:p>595.946</text:p>
          </table:table-cell>
          <table:table-cell office:value-type="float" office:value="0.00120377" calcext:value-type="float">
            <text:p>0.00120377</text:p>
          </table:table-cell>
        </table:table-row>
        <table:table-row table:style-name="ro1">
          <table:table-cell office:value-type="float" office:value="605.114" calcext:value-type="float">
            <text:p>605.114</text:p>
          </table:table-cell>
          <table:table-cell office:value-type="float" office:value="0.0016249" calcext:value-type="float">
            <text:p>0.0016249</text:p>
          </table:table-cell>
        </table:table-row>
        <table:table-row table:style-name="ro1">
          <table:table-cell office:value-type="float" office:value="614.283" calcext:value-type="float">
            <text:p>614.283</text:p>
          </table:table-cell>
          <table:table-cell office:value-type="float" office:value="0.00222825" calcext:value-type="float">
            <text:p>0.00222825</text:p>
          </table:table-cell>
        </table:table-row>
        <table:table-row table:style-name="ro1">
          <table:table-cell office:value-type="float" office:value="623.451" calcext:value-type="float">
            <text:p>623.451</text:p>
          </table:table-cell>
          <table:table-cell office:value-type="float" office:value="0.00163225" calcext:value-type="float">
            <text:p>0.00163225</text:p>
          </table:table-cell>
        </table:table-row>
        <table:table-row table:style-name="ro1">
          <table:table-cell office:value-type="float" office:value="632.62" calcext:value-type="float">
            <text:p>632.62</text:p>
          </table:table-cell>
          <table:table-cell office:value-type="float" office:value="0.00128064" calcext:value-type="float">
            <text:p>0.00128064</text:p>
          </table:table-cell>
        </table:table-row>
        <table:table-row table:style-name="ro1">
          <table:table-cell office:value-type="float" office:value="641.788" calcext:value-type="float">
            <text:p>641.788</text:p>
          </table:table-cell>
          <table:table-cell office:value-type="float" office:value="0.00238618" calcext:value-type="float">
            <text:p>0.00238618</text:p>
          </table:table-cell>
        </table:table-row>
        <table:table-row table:style-name="ro1">
          <table:table-cell office:value-type="float" office:value="650.956" calcext:value-type="float">
            <text:p>650.956</text:p>
          </table:table-cell>
          <table:table-cell office:value-type="float" office:value="0.00347718" calcext:value-type="float">
            <text:p>0.00347718</text:p>
          </table:table-cell>
        </table:table-row>
        <table:table-row table:style-name="ro1">
          <table:table-cell office:value-type="float" office:value="660.125" calcext:value-type="float">
            <text:p>660.125</text:p>
          </table:table-cell>
          <table:table-cell office:value-type="float" office:value="0.0140921" calcext:value-type="float">
            <text:p>0.0140921</text:p>
          </table:table-cell>
        </table:table-row>
        <table:table-row table:style-name="ro1">
          <table:table-cell office:value-type="float" office:value="669.293" calcext:value-type="float">
            <text:p>669.293</text:p>
          </table:table-cell>
          <table:table-cell office:value-type="float" office:value="0.00184934" calcext:value-type="float">
            <text:p>0.00184934</text:p>
          </table:table-cell>
        </table:table-row>
        <table:table-row table:style-name="ro1">
          <table:table-cell office:value-type="float" office:value="678.462" calcext:value-type="float">
            <text:p>678.462</text:p>
          </table:table-cell>
          <table:table-cell office:value-type="float" office:value="0.00117498" calcext:value-type="float">
            <text:p>0.00117498</text:p>
          </table:table-cell>
        </table:table-row>
        <table:table-row table:style-name="ro1">
          <table:table-cell office:value-type="float" office:value="687.63" calcext:value-type="float">
            <text:p>687.63</text:p>
          </table:table-cell>
          <table:table-cell office:value-type="float" office:value="0.0021737" calcext:value-type="float">
            <text:p>0.0021737</text:p>
          </table:table-cell>
        </table:table-row>
        <table:table-row table:style-name="ro1">
          <table:table-cell office:value-type="float" office:value="696.798" calcext:value-type="float">
            <text:p>696.798</text:p>
          </table:table-cell>
          <table:table-cell office:value-type="float" office:value="0.000416347" calcext:value-type="float">
            <text:p>0.000416347</text:p>
          </table:table-cell>
        </table:table-row>
        <table:table-row table:style-name="ro1">
          <table:table-cell office:value-type="float" office:value="705.967" calcext:value-type="float">
            <text:p>705.967</text:p>
          </table:table-cell>
          <table:table-cell office:value-type="float" office:value="0.00148667" calcext:value-type="float">
            <text:p>0.00148667</text:p>
          </table:table-cell>
        </table:table-row>
        <table:table-row table:style-name="ro1">
          <table:table-cell office:value-type="float" office:value="715.135" calcext:value-type="float">
            <text:p>715.135</text:p>
          </table:table-cell>
          <table:table-cell office:value-type="float" office:value="0.000392041" calcext:value-type="float">
            <text:p>0.000392041</text:p>
          </table:table-cell>
        </table:table-row>
        <table:table-row table:style-name="ro1">
          <table:table-cell office:value-type="float" office:value="724.304" calcext:value-type="float">
            <text:p>724.304</text:p>
          </table:table-cell>
          <table:table-cell office:value-type="float" office:value="0.00196052" calcext:value-type="float">
            <text:p>0.00196052</text:p>
          </table:table-cell>
        </table:table-row>
        <table:table-row table:style-name="ro1">
          <table:table-cell office:value-type="float" office:value="733.472" calcext:value-type="float">
            <text:p>733.472</text:p>
          </table:table-cell>
          <table:table-cell office:value-type="float" office:value="0.00105509" calcext:value-type="float">
            <text:p>0.00105509</text:p>
          </table:table-cell>
        </table:table-row>
        <table:table-row table:style-name="ro1">
          <table:table-cell office:value-type="float" office:value="742.64" calcext:value-type="float">
            <text:p>742.64</text:p>
          </table:table-cell>
          <table:table-cell office:value-type="float" office:value="0.00154596" calcext:value-type="float">
            <text:p>0.00154596</text:p>
          </table:table-cell>
        </table:table-row>
        <table:table-row table:style-name="ro1">
          <table:table-cell office:value-type="float" office:value="751.809" calcext:value-type="float">
            <text:p>751.809</text:p>
          </table:table-cell>
          <table:table-cell office:value-type="float" office:value="0.00119281" calcext:value-type="float">
            <text:p>0.00119281</text:p>
          </table:table-cell>
        </table:table-row>
        <table:table-row table:style-name="ro1">
          <table:table-cell office:value-type="float" office:value="760.977" calcext:value-type="float">
            <text:p>760.977</text:p>
          </table:table-cell>
          <table:table-cell office:value-type="float" office:value="0.000839573" calcext:value-type="float">
            <text:p>0.000839573</text:p>
          </table:table-cell>
        </table:table-row>
        <table:table-row table:style-name="ro1">
          <table:table-cell office:value-type="float" office:value="770.146" calcext:value-type="float">
            <text:p>770.146</text:p>
          </table:table-cell>
          <table:table-cell office:value-type="float" office:value="0.000782196" calcext:value-type="float">
            <text:p>0.000782196</text:p>
          </table:table-cell>
        </table:table-row>
        <table:table-row table:style-name="ro1">
          <table:table-cell office:value-type="float" office:value="779.314" calcext:value-type="float">
            <text:p>779.314</text:p>
          </table:table-cell>
          <table:table-cell office:value-type="float" office:value="0.000451246" calcext:value-type="float">
            <text:p>0.000451246</text:p>
          </table:table-cell>
        </table:table-row>
        <table:table-row table:style-name="ro1">
          <table:table-cell office:value-type="float" office:value="788.482" calcext:value-type="float">
            <text:p>788.482</text:p>
          </table:table-cell>
          <table:table-cell office:value-type="float" office:value="0.00032232" calcext:value-type="float">
            <text:p>0.00032232</text:p>
          </table:table-cell>
        </table:table-row>
        <table:table-row table:style-name="ro1">
          <table:table-cell office:value-type="float" office:value="797.651" calcext:value-type="float">
            <text:p>797.651</text:p>
          </table:table-cell>
          <table:table-cell office:value-type="float" office:value="0.00044803" calcext:value-type="float">
            <text:p>0.00044803</text:p>
          </table:table-cell>
        </table:table-row>
        <table:table-row table:style-name="ro1">
          <table:table-cell office:value-type="float" office:value="806.819" calcext:value-type="float">
            <text:p>806.819</text:p>
          </table:table-cell>
          <table:table-cell office:value-type="float" office:value="0.000449006" calcext:value-type="float">
            <text:p>0.000449006</text:p>
          </table:table-cell>
        </table:table-row>
        <table:table-row table:style-name="ro1">
          <table:table-cell office:value-type="float" office:value="815.988" calcext:value-type="float">
            <text:p>815.988</text:p>
          </table:table-cell>
          <table:table-cell office:value-type="float" office:value="0.000531445" calcext:value-type="float">
            <text:p>0.000531445</text:p>
          </table:table-cell>
        </table:table-row>
        <table:table-row table:style-name="ro1">
          <table:table-cell office:value-type="float" office:value="825.156" calcext:value-type="float">
            <text:p>825.156</text:p>
          </table:table-cell>
          <table:table-cell office:value-type="float" office:value="0.000713359" calcext:value-type="float">
            <text:p>0.000713359</text:p>
          </table:table-cell>
        </table:table-row>
        <table:table-row table:style-name="ro1">
          <table:table-cell office:value-type="float" office:value="834.324" calcext:value-type="float">
            <text:p>834.324</text:p>
          </table:table-cell>
          <table:table-cell office:value-type="float" office:value="0.00132058" calcext:value-type="float">
            <text:p>0.00132058</text:p>
          </table:table-cell>
        </table:table-row>
        <table:table-row table:style-name="ro1">
          <table:table-cell office:value-type="float" office:value="843.493" calcext:value-type="float">
            <text:p>843.493</text:p>
          </table:table-cell>
          <table:table-cell office:value-type="float" office:value="0.00130514" calcext:value-type="float">
            <text:p>0.00130514</text:p>
          </table:table-cell>
        </table:table-row>
        <table:table-row table:style-name="ro1">
          <table:table-cell office:value-type="float" office:value="852.661" calcext:value-type="float">
            <text:p>852.661</text:p>
          </table:table-cell>
          <table:table-cell office:value-type="float" office:value="0.000960031" calcext:value-type="float">
            <text:p>0.000960031</text:p>
          </table:table-cell>
        </table:table-row>
        <table:table-row table:style-name="ro1">
          <table:table-cell office:value-type="float" office:value="861.83" calcext:value-type="float">
            <text:p>861.83</text:p>
          </table:table-cell>
          <table:table-cell office:value-type="float" office:value="0.00215362" calcext:value-type="float">
            <text:p>0.00215362</text:p>
          </table:table-cell>
        </table:table-row>
        <table:table-row table:style-name="ro1">
          <table:table-cell office:value-type="float" office:value="870.998" calcext:value-type="float">
            <text:p>870.998</text:p>
          </table:table-cell>
          <table:table-cell office:value-type="float" office:value="0.00279184" calcext:value-type="float">
            <text:p>0.00279184</text:p>
          </table:table-cell>
        </table:table-row>
        <table:table-row table:style-name="ro1">
          <table:table-cell office:value-type="float" office:value="880.166" calcext:value-type="float">
            <text:p>880.166</text:p>
          </table:table-cell>
          <table:table-cell office:value-type="float" office:value="0.00794162" calcext:value-type="float">
            <text:p>0.00794162</text:p>
          </table:table-cell>
        </table:table-row>
        <table:table-row table:style-name="ro1">
          <table:table-cell office:value-type="float" office:value="889.335" calcext:value-type="float">
            <text:p>889.335</text:p>
          </table:table-cell>
          <table:table-cell office:value-type="float" office:value="0.00114462" calcext:value-type="float">
            <text:p>0.00114462</text:p>
          </table:table-cell>
        </table:table-row>
        <table:table-row table:style-name="ro1">
          <table:table-cell office:value-type="float" office:value="898.503" calcext:value-type="float">
            <text:p>898.503</text:p>
          </table:table-cell>
          <table:table-cell office:value-type="float" office:value="0.000477672" calcext:value-type="float">
            <text:p>0.000477672</text:p>
          </table:table-cell>
        </table:table-row>
        <table:table-row table:style-name="ro1">
          <table:table-cell office:value-type="float" office:value="907.672" calcext:value-type="float">
            <text:p>907.672</text:p>
          </table:table-cell>
          <table:table-cell office:value-type="float" office:value="0.00116711" calcext:value-type="float">
            <text:p>0.00116711</text:p>
          </table:table-cell>
        </table:table-row>
        <table:table-row table:style-name="ro1">
          <table:table-cell office:value-type="float" office:value="916.84" calcext:value-type="float">
            <text:p>916.84</text:p>
          </table:table-cell>
          <table:table-cell office:value-type="float" office:value="0.00133679" calcext:value-type="float">
            <text:p>0.00133679</text:p>
          </table:table-cell>
        </table:table-row>
        <table:table-row table:style-name="ro1">
          <table:table-cell office:value-type="float" office:value="926.008" calcext:value-type="float">
            <text:p>926.008</text:p>
          </table:table-cell>
          <table:table-cell office:value-type="float" office:value="0.000982253" calcext:value-type="float">
            <text:p>0.000982253</text:p>
          </table:table-cell>
        </table:table-row>
        <table:table-row table:style-name="ro1">
          <table:table-cell office:value-type="float" office:value="935.177" calcext:value-type="float">
            <text:p>935.177</text:p>
          </table:table-cell>
          <table:table-cell office:value-type="float" office:value="0.000868743" calcext:value-type="float">
            <text:p>0.000868743</text:p>
          </table:table-cell>
        </table:table-row>
        <table:table-row table:style-name="ro1">
          <table:table-cell office:value-type="float" office:value="944.345" calcext:value-type="float">
            <text:p>944.345</text:p>
          </table:table-cell>
          <table:table-cell office:value-type="float" office:value="0.000555996" calcext:value-type="float">
            <text:p>0.000555996</text:p>
          </table:table-cell>
        </table:table-row>
        <table:table-row table:style-name="ro1">
          <table:table-cell office:value-type="float" office:value="953.514" calcext:value-type="float">
            <text:p>953.514</text:p>
          </table:table-cell>
          <table:table-cell office:value-type="float" office:value="0.000519554" calcext:value-type="float">
            <text:p>0.000519554</text:p>
          </table:table-cell>
        </table:table-row>
        <table:table-row table:style-name="ro1">
          <table:table-cell office:value-type="float" office:value="962.682" calcext:value-type="float">
            <text:p>962.682</text:p>
          </table:table-cell>
          <table:table-cell office:value-type="float" office:value="0.000613402" calcext:value-type="float">
            <text:p>0.000613402</text:p>
          </table:table-cell>
        </table:table-row>
        <table:table-row table:style-name="ro1">
          <table:table-cell office:value-type="float" office:value="971.85" calcext:value-type="float">
            <text:p>971.85</text:p>
          </table:table-cell>
          <table:table-cell office:value-type="float" office:value="0.000705812" calcext:value-type="float">
            <text:p>0.000705812</text:p>
          </table:table-cell>
        </table:table-row>
        <table:table-row table:style-name="ro1">
          <table:table-cell office:value-type="float" office:value="981.019" calcext:value-type="float">
            <text:p>981.019</text:p>
          </table:table-cell>
          <table:table-cell office:value-type="float" office:value="0.000296544" calcext:value-type="float">
            <text:p>0.000296544</text:p>
          </table:table-cell>
        </table:table-row>
        <table:table-row table:style-name="ro1">
          <table:table-cell office:value-type="float" office:value="990.187" calcext:value-type="float">
            <text:p>990.187</text:p>
          </table:table-cell>
          <table:table-cell office:value-type="float" office:value="0.000304393" calcext:value-type="float">
            <text:p>0.000304393</text:p>
          </table:table-cell>
        </table:table-row>
        <table:table-row table:style-name="ro1">
          <table:table-cell office:value-type="float" office:value="999.356" calcext:value-type="float">
            <text:p>999.356</text:p>
          </table:table-cell>
          <table:table-cell office:value-type="float" office:value="0.000194538" calcext:value-type="float">
            <text:p>0.000194538</text:p>
          </table:table-cell>
        </table:table-row>
        <table:table-row table:style-name="ro1">
          <table:table-cell office:value-type="float" office:value="1008.52" calcext:value-type="float">
            <text:p>1008.52</text:p>
          </table:table-cell>
          <table:table-cell office:value-type="float" office:value="0.000327173" calcext:value-type="float">
            <text:p>0.000327173</text:p>
          </table:table-cell>
        </table:table-row>
        <table:table-row table:style-name="ro1">
          <table:table-cell office:value-type="float" office:value="1017.69" calcext:value-type="float">
            <text:p>1017.69</text:p>
          </table:table-cell>
          <table:table-cell office:value-type="float" office:value="0.000588948" calcext:value-type="float">
            <text:p>0.000588948</text:p>
          </table:table-cell>
        </table:table-row>
        <table:table-row table:style-name="ro1">
          <table:table-cell office:value-type="float" office:value="1026.86" calcext:value-type="float">
            <text:p>1026.86</text:p>
          </table:table-cell>
          <table:table-cell office:value-type="float" office:value="0.000604853" calcext:value-type="float">
            <text:p>0.000604853</text:p>
          </table:table-cell>
        </table:table-row>
        <table:table-row table:style-name="ro1">
          <table:table-cell office:value-type="float" office:value="1036.03" calcext:value-type="float">
            <text:p>1036.03</text:p>
          </table:table-cell>
          <table:table-cell office:value-type="float" office:value="0.000456948" calcext:value-type="float">
            <text:p>0.000456948</text:p>
          </table:table-cell>
        </table:table-row>
        <table:table-row table:style-name="ro1">
          <table:table-cell office:value-type="float" office:value="1045.2" calcext:value-type="float">
            <text:p>1045.2</text:p>
          </table:table-cell>
          <table:table-cell office:value-type="float" office:value="0.000137721" calcext:value-type="float">
            <text:p>0.000137721</text:p>
          </table:table-cell>
        </table:table-row>
        <table:table-row table:style-name="ro1">
          <table:table-cell office:value-type="float" office:value="1054.37" calcext:value-type="float">
            <text:p>1054.37</text:p>
          </table:table-cell>
          <table:table-cell office:value-type="float" office:value="0.000330861" calcext:value-type="float">
            <text:p>0.000330861</text:p>
          </table:table-cell>
        </table:table-row>
        <table:table-row table:style-name="ro1">
          <table:table-cell office:value-type="float" office:value="1063.53" calcext:value-type="float">
            <text:p>1063.53</text:p>
          </table:table-cell>
          <table:table-cell office:value-type="float" office:value="0.0019525" calcext:value-type="float">
            <text:p>0.0019525</text:p>
          </table:table-cell>
        </table:table-row>
        <table:table-row table:style-name="ro1">
          <table:table-cell office:value-type="float" office:value="1072.7" calcext:value-type="float">
            <text:p>1072.7</text:p>
          </table:table-cell>
          <table:table-cell office:value-type="float" office:value="0.00217727" calcext:value-type="float">
            <text:p>0.00217727</text:p>
          </table:table-cell>
        </table:table-row>
        <table:table-row table:style-name="ro1">
          <table:table-cell office:value-type="float" office:value="1081.87" calcext:value-type="float">
            <text:p>1081.87</text:p>
          </table:table-cell>
          <table:table-cell office:value-type="float" office:value="0.00179743" calcext:value-type="float">
            <text:p>0.00179743</text:p>
          </table:table-cell>
        </table:table-row>
        <table:table-row table:style-name="ro1">
          <table:table-cell office:value-type="float" office:value="1091.04" calcext:value-type="float">
            <text:p>1091.04</text:p>
          </table:table-cell>
          <table:table-cell office:value-type="float" office:value="0.00539108" calcext:value-type="float">
            <text:p>0.00539108</text:p>
          </table:table-cell>
        </table:table-row>
        <table:table-row table:style-name="ro1">
          <table:table-cell office:value-type="float" office:value="1100.21" calcext:value-type="float">
            <text:p>1100.21</text:p>
          </table:table-cell>
          <table:table-cell office:value-type="float" office:value="0.0211752" calcext:value-type="float">
            <text:p>0.0211752</text:p>
          </table:table-cell>
        </table:table-row>
        <table:table-row table:style-name="ro1">
          <table:table-cell office:value-type="float" office:value="1109.38" calcext:value-type="float">
            <text:p>1109.38</text:p>
          </table:table-cell>
          <table:table-cell office:value-type="float" office:value="0.00379613" calcext:value-type="float">
            <text:p>0.00379613</text:p>
          </table:table-cell>
        </table:table-row>
        <table:table-row table:style-name="ro1">
          <table:table-cell office:value-type="float" office:value="1118.54" calcext:value-type="float">
            <text:p>1118.54</text:p>
          </table:table-cell>
          <table:table-cell office:value-type="float" office:value="0.00148395" calcext:value-type="float">
            <text:p>0.00148395</text:p>
          </table:table-cell>
        </table:table-row>
        <table:table-row table:style-name="ro1">
          <table:table-cell office:value-type="float" office:value="1127.71" calcext:value-type="float">
            <text:p>1127.71</text:p>
          </table:table-cell>
          <table:table-cell office:value-type="float" office:value="0.000708792" calcext:value-type="float">
            <text:p>0.000708792</text:p>
          </table:table-cell>
        </table:table-row>
        <table:table-row table:style-name="ro1">
          <table:table-cell office:value-type="float" office:value="1136.88" calcext:value-type="float">
            <text:p>1136.88</text:p>
          </table:table-cell>
          <table:table-cell office:value-type="float" office:value="0.00239442" calcext:value-type="float">
            <text:p>0.00239442</text:p>
          </table:table-cell>
        </table:table-row>
        <table:table-row table:style-name="ro1">
          <table:table-cell office:value-type="float" office:value="1146.05" calcext:value-type="float">
            <text:p>1146.05</text:p>
          </table:table-cell>
          <table:table-cell office:value-type="float" office:value="0.000412123" calcext:value-type="float">
            <text:p>0.000412123</text:p>
          </table:table-cell>
        </table:table-row>
        <table:table-row table:style-name="ro1">
          <table:table-cell office:value-type="float" office:value="1155.22" calcext:value-type="float">
            <text:p>1155.22</text:p>
          </table:table-cell>
          <table:table-cell office:value-type="float" office:value="0.0026519" calcext:value-type="float">
            <text:p>0.0026519</text:p>
          </table:table-cell>
        </table:table-row>
        <table:table-row table:style-name="ro1">
          <table:table-cell office:value-type="float" office:value="1164.39" calcext:value-type="float">
            <text:p>1164.39</text:p>
          </table:table-cell>
          <table:table-cell office:value-type="float" office:value="0.00141354" calcext:value-type="float">
            <text:p>0.00141354</text:p>
          </table:table-cell>
        </table:table-row>
        <table:table-row table:style-name="ro1">
          <table:table-cell office:value-type="float" office:value="1173.56" calcext:value-type="float">
            <text:p>1173.56</text:p>
          </table:table-cell>
          <table:table-cell office:value-type="float" office:value="0.00125121" calcext:value-type="float">
            <text:p>0.00125121</text:p>
          </table:table-cell>
        </table:table-row>
        <table:table-row table:style-name="ro1">
          <table:table-cell office:value-type="float" office:value="1182.72" calcext:value-type="float">
            <text:p>1182.72</text:p>
          </table:table-cell>
          <table:table-cell office:value-type="float" office:value="0.00166825" calcext:value-type="float">
            <text:p>0.00166825</text:p>
          </table:table-cell>
        </table:table-row>
        <table:table-row table:style-name="ro1">
          <table:table-cell office:value-type="float" office:value="1191.89" calcext:value-type="float">
            <text:p>1191.89</text:p>
          </table:table-cell>
          <table:table-cell office:value-type="float" office:value="0.00152358" calcext:value-type="float">
            <text:p>0.00152358</text:p>
          </table:table-cell>
        </table:table-row>
        <table:table-row table:style-name="ro1">
          <table:table-cell office:value-type="float" office:value="1201.06" calcext:value-type="float">
            <text:p>1201.06</text:p>
          </table:table-cell>
          <table:table-cell office:value-type="float" office:value="0.00125941" calcext:value-type="float">
            <text:p>0.00125941</text:p>
          </table:table-cell>
        </table:table-row>
        <table:table-row table:style-name="ro1">
          <table:table-cell office:value-type="float" office:value="1210.23" calcext:value-type="float">
            <text:p>1210.23</text:p>
          </table:table-cell>
          <table:table-cell office:value-type="float" office:value="0.00137764" calcext:value-type="float">
            <text:p>0.00137764</text:p>
          </table:table-cell>
        </table:table-row>
        <table:table-row table:style-name="ro1">
          <table:table-cell office:value-type="float" office:value="1219.4" calcext:value-type="float">
            <text:p>1219.4</text:p>
          </table:table-cell>
          <table:table-cell office:value-type="float" office:value="0.000638988" calcext:value-type="float">
            <text:p>0.000638988</text:p>
          </table:table-cell>
        </table:table-row>
        <table:table-row table:style-name="ro1">
          <table:table-cell office:value-type="float" office:value="1228.57" calcext:value-type="float">
            <text:p>1228.57</text:p>
          </table:table-cell>
          <table:table-cell office:value-type="float" office:value="0.00077269" calcext:value-type="float">
            <text:p>0.00077269</text:p>
          </table:table-cell>
        </table:table-row>
        <table:table-row table:style-name="ro1">
          <table:table-cell office:value-type="float" office:value="1237.73" calcext:value-type="float">
            <text:p>1237.73</text:p>
          </table:table-cell>
          <table:table-cell office:value-type="float" office:value="0.000623964" calcext:value-type="float">
            <text:p>0.000623964</text:p>
          </table:table-cell>
        </table:table-row>
        <table:table-row table:style-name="ro1">
          <table:table-cell office:value-type="float" office:value="1246.9" calcext:value-type="float">
            <text:p>1246.9</text:p>
          </table:table-cell>
          <table:table-cell office:value-type="float" office:value="0.0010239" calcext:value-type="float">
            <text:p>0.0010239</text:p>
          </table:table-cell>
        </table:table-row>
        <table:table-row table:style-name="ro1">
          <table:table-cell office:value-type="float" office:value="1256.07" calcext:value-type="float">
            <text:p>1256.07</text:p>
          </table:table-cell>
          <table:table-cell office:value-type="float" office:value="0.000573898" calcext:value-type="float">
            <text:p>0.000573898</text:p>
          </table:table-cell>
        </table:table-row>
        <table:table-row table:style-name="ro1">
          <table:table-cell office:value-type="float" office:value="1265.24" calcext:value-type="float">
            <text:p>1265.24</text:p>
          </table:table-cell>
          <table:table-cell office:value-type="float" office:value="0.000720055" calcext:value-type="float">
            <text:p>0.000720055</text:p>
          </table:table-cell>
        </table:table-row>
        <table:table-row table:style-name="ro1">
          <table:table-cell office:value-type="float" office:value="1274.41" calcext:value-type="float">
            <text:p>1274.41</text:p>
          </table:table-cell>
          <table:table-cell office:value-type="float" office:value="0.00115865" calcext:value-type="float">
            <text:p>0.00115865</text:p>
          </table:table-cell>
        </table:table-row>
        <table:table-row table:style-name="ro1">
          <table:table-cell office:value-type="float" office:value="1283.58" calcext:value-type="float">
            <text:p>1283.58</text:p>
          </table:table-cell>
          <table:table-cell office:value-type="float" office:value="0.00130012" calcext:value-type="float">
            <text:p>0.00130012</text:p>
          </table:table-cell>
        </table:table-row>
        <table:table-row table:style-name="ro1">
          <table:table-cell office:value-type="float" office:value="1292.74" calcext:value-type="float">
            <text:p>1292.74</text:p>
          </table:table-cell>
          <table:table-cell office:value-type="float" office:value="0.000942144" calcext:value-type="float">
            <text:p>0.000942144</text:p>
          </table:table-cell>
        </table:table-row>
        <table:table-row table:style-name="ro1">
          <table:table-cell office:value-type="float" office:value="1301.91" calcext:value-type="float">
            <text:p>1301.91</text:p>
          </table:table-cell>
          <table:table-cell office:value-type="float" office:value="0.00216372" calcext:value-type="float">
            <text:p>0.00216372</text:p>
          </table:table-cell>
        </table:table-row>
        <table:table-row table:style-name="ro1">
          <table:table-cell office:value-type="float" office:value="1311.08" calcext:value-type="float">
            <text:p>1311.08</text:p>
          </table:table-cell>
          <table:table-cell office:value-type="float" office:value="0.00446282" calcext:value-type="float">
            <text:p>0.00446282</text:p>
          </table:table-cell>
        </table:table-row>
        <table:table-row table:style-name="ro1">
          <table:table-cell office:value-type="float" office:value="1320.25" calcext:value-type="float">
            <text:p>1320.25</text:p>
          </table:table-cell>
          <table:table-cell office:value-type="float" office:value="0.0113657" calcext:value-type="float">
            <text:p>0.0113657</text:p>
          </table:table-cell>
        </table:table-row>
        <table:table-row table:style-name="ro1">
          <table:table-cell office:value-type="float" office:value="1329.42" calcext:value-type="float">
            <text:p>1329.42</text:p>
          </table:table-cell>
          <table:table-cell office:value-type="float" office:value="0.00227717" calcext:value-type="float">
            <text:p>0.00227717</text:p>
          </table:table-cell>
        </table:table-row>
        <table:table-row table:style-name="ro1">
          <table:table-cell office:value-type="float" office:value="1338.59" calcext:value-type="float">
            <text:p>1338.59</text:p>
          </table:table-cell>
          <table:table-cell office:value-type="float" office:value="0.00152328" calcext:value-type="float">
            <text:p>0.00152328</text:p>
          </table:table-cell>
        </table:table-row>
        <table:table-row table:style-name="ro1">
          <table:table-cell office:value-type="float" office:value="1347.75" calcext:value-type="float">
            <text:p>1347.75</text:p>
          </table:table-cell>
          <table:table-cell office:value-type="float" office:value="0.0000721649" calcext:value-type="float">
            <text:p>0.0000721649</text:p>
          </table:table-cell>
        </table:table-row>
        <table:table-row table:style-name="ro1">
          <table:table-cell office:value-type="float" office:value="1356.92" calcext:value-type="float">
            <text:p>1356.92</text:p>
          </table:table-cell>
          <table:table-cell office:value-type="float" office:value="0.000689221" calcext:value-type="float">
            <text:p>0.000689221</text:p>
          </table:table-cell>
        </table:table-row>
        <table:table-row table:style-name="ro1">
          <table:table-cell office:value-type="float" office:value="1366.09" calcext:value-type="float">
            <text:p>1366.09</text:p>
          </table:table-cell>
          <table:table-cell office:value-type="float" office:value="0.000269596" calcext:value-type="float">
            <text:p>0.000269596</text:p>
          </table:table-cell>
        </table:table-row>
        <table:table-row table:style-name="ro1">
          <table:table-cell office:value-type="float" office:value="1375.26" calcext:value-type="float">
            <text:p>1375.26</text:p>
          </table:table-cell>
          <table:table-cell office:value-type="float" office:value="0.00045079" calcext:value-type="float">
            <text:p>0.00045079</text:p>
          </table:table-cell>
        </table:table-row>
        <table:table-row table:style-name="ro1">
          <table:table-cell office:value-type="float" office:value="1384.43" calcext:value-type="float">
            <text:p>1384.43</text:p>
          </table:table-cell>
          <table:table-cell office:value-type="float" office:value="0.00046321" calcext:value-type="float">
            <text:p>0.00046321</text:p>
          </table:table-cell>
        </table:table-row>
        <table:table-row table:style-name="ro1">
          <table:table-cell office:value-type="float" office:value="1393.6" calcext:value-type="float">
            <text:p>1393.6</text:p>
          </table:table-cell>
          <table:table-cell office:value-type="float" office:value="0.000914758" calcext:value-type="float">
            <text:p>0.000914758</text:p>
          </table:table-cell>
        </table:table-row>
        <table:table-row table:style-name="ro1">
          <table:table-cell office:value-type="float" office:value="1402.77" calcext:value-type="float">
            <text:p>1402.77</text:p>
          </table:table-cell>
          <table:table-cell office:value-type="float" office:value="0.000512092" calcext:value-type="float">
            <text:p>0.000512092</text:p>
          </table:table-cell>
        </table:table-row>
        <table:table-row table:style-name="ro1">
          <table:table-cell office:value-type="float" office:value="1411.93" calcext:value-type="float">
            <text:p>1411.93</text:p>
          </table:table-cell>
          <table:table-cell office:value-type="float" office:value="0.00033476" calcext:value-type="float">
            <text:p>0.00033476</text:p>
          </table:table-cell>
        </table:table-row>
        <table:table-row table:style-name="ro1">
          <table:table-cell office:value-type="float" office:value="1421.1" calcext:value-type="float">
            <text:p>1421.1</text:p>
          </table:table-cell>
          <table:table-cell office:value-type="float" office:value="0.000443239" calcext:value-type="float">
            <text:p>0.000443239</text:p>
          </table:table-cell>
        </table:table-row>
        <table:table-row table:style-name="ro1">
          <table:table-cell office:value-type="float" office:value="1430.27" calcext:value-type="float">
            <text:p>1430.27</text:p>
          </table:table-cell>
          <table:table-cell office:value-type="float" office:value="0.000548617" calcext:value-type="float">
            <text:p>0.000548617</text:p>
          </table:table-cell>
        </table:table-row>
        <table:table-row table:style-name="ro1">
          <table:table-cell office:value-type="float" office:value="1439.44" calcext:value-type="float">
            <text:p>1439.44</text:p>
          </table:table-cell>
          <table:table-cell office:value-type="float" office:value="0.000808759" calcext:value-type="float">
            <text:p>0.000808759</text:p>
          </table:table-cell>
        </table:table-row>
        <table:table-row table:style-name="ro1">
          <table:table-cell office:value-type="float" office:value="1448.61" calcext:value-type="float">
            <text:p>1448.61</text:p>
          </table:table-cell>
          <table:table-cell office:value-type="float" office:value="0.000779596" calcext:value-type="float">
            <text:p>0.000779596</text:p>
          </table:table-cell>
        </table:table-row>
        <table:table-row table:style-name="ro1">
          <table:table-cell office:value-type="float" office:value="1457.78" calcext:value-type="float">
            <text:p>1457.78</text:p>
          </table:table-cell>
          <table:table-cell office:value-type="float" office:value="0.00108366" calcext:value-type="float">
            <text:p>0.00108366</text:p>
          </table:table-cell>
        </table:table-row>
        <table:table-row table:style-name="ro1">
          <table:table-cell office:value-type="float" office:value="1466.94" calcext:value-type="float">
            <text:p>1466.94</text:p>
          </table:table-cell>
          <table:table-cell office:value-type="float" office:value="0.00109423" calcext:value-type="float">
            <text:p>0.00109423</text:p>
          </table:table-cell>
        </table:table-row>
        <table:table-row table:style-name="ro1">
          <table:table-cell office:value-type="float" office:value="1476.11" calcext:value-type="float">
            <text:p>1476.11</text:p>
          </table:table-cell>
          <table:table-cell office:value-type="float" office:value="0.000874057" calcext:value-type="float">
            <text:p>0.000874057</text:p>
          </table:table-cell>
        </table:table-row>
        <table:table-row table:style-name="ro1">
          <table:table-cell office:value-type="float" office:value="1485.28" calcext:value-type="float">
            <text:p>1485.28</text:p>
          </table:table-cell>
          <table:table-cell office:value-type="float" office:value="0.00107357" calcext:value-type="float">
            <text:p>0.00107357</text:p>
          </table:table-cell>
        </table:table-row>
        <table:table-row table:style-name="ro1">
          <table:table-cell office:value-type="float" office:value="1494.45" calcext:value-type="float">
            <text:p>1494.45</text:p>
          </table:table-cell>
          <table:table-cell office:value-type="float" office:value="0.0014541" calcext:value-type="float">
            <text:p>0.0014541</text:p>
          </table:table-cell>
        </table:table-row>
        <table:table-row table:style-name="ro1">
          <table:table-cell office:value-type="float" office:value="1503.62" calcext:value-type="float">
            <text:p>1503.62</text:p>
          </table:table-cell>
          <table:table-cell office:value-type="float" office:value="0.00143134" calcext:value-type="float">
            <text:p>0.00143134</text:p>
          </table:table-cell>
        </table:table-row>
        <table:table-row table:style-name="ro1">
          <table:table-cell office:value-type="float" office:value="1512.79" calcext:value-type="float">
            <text:p>1512.79</text:p>
          </table:table-cell>
          <table:table-cell office:value-type="float" office:value="0.00151356" calcext:value-type="float">
            <text:p>0.00151356</text:p>
          </table:table-cell>
        </table:table-row>
        <table:table-row table:style-name="ro1">
          <table:table-cell office:value-type="float" office:value="1521.95" calcext:value-type="float">
            <text:p>1521.95</text:p>
          </table:table-cell>
          <table:table-cell office:value-type="float" office:value="0.0029004" calcext:value-type="float">
            <text:p>0.0029004</text:p>
          </table:table-cell>
        </table:table-row>
        <table:table-row table:style-name="ro1">
          <table:table-cell office:value-type="float" office:value="1531.12" calcext:value-type="float">
            <text:p>1531.12</text:p>
          </table:table-cell>
          <table:table-cell office:value-type="float" office:value="0.00384284" calcext:value-type="float">
            <text:p>0.00384284</text:p>
          </table:table-cell>
        </table:table-row>
        <table:table-row table:style-name="ro1">
          <table:table-cell office:value-type="float" office:value="1540.29" calcext:value-type="float">
            <text:p>1540.29</text:p>
          </table:table-cell>
          <table:table-cell office:value-type="float" office:value="0.00814198" calcext:value-type="float">
            <text:p>0.00814198</text:p>
          </table:table-cell>
        </table:table-row>
        <table:table-row table:style-name="ro1">
          <table:table-cell office:value-type="float" office:value="1549.46" calcext:value-type="float">
            <text:p>1549.46</text:p>
          </table:table-cell>
          <table:table-cell office:value-type="float" office:value="0.00229558" calcext:value-type="float">
            <text:p>0.00229558</text:p>
          </table:table-cell>
        </table:table-row>
        <table:table-row table:style-name="ro1">
          <table:table-cell office:value-type="float" office:value="1558.63" calcext:value-type="float">
            <text:p>1558.63</text:p>
          </table:table-cell>
          <table:table-cell office:value-type="float" office:value="0.00035398" calcext:value-type="float">
            <text:p>0.00035398</text:p>
          </table:table-cell>
        </table:table-row>
        <table:table-row table:style-name="ro1">
          <table:table-cell office:value-type="float" office:value="1567.8" calcext:value-type="float">
            <text:p>1567.8</text:p>
          </table:table-cell>
          <table:table-cell office:value-type="float" office:value="0.00106522" calcext:value-type="float">
            <text:p>0.00106522</text:p>
          </table:table-cell>
        </table:table-row>
        <table:table-row table:style-name="ro1">
          <table:table-cell office:value-type="float" office:value="1576.96" calcext:value-type="float">
            <text:p>1576.96</text:p>
          </table:table-cell>
          <table:table-cell office:value-type="float" office:value="0.000493672" calcext:value-type="float">
            <text:p>0.000493672</text:p>
          </table:table-cell>
        </table:table-row>
        <table:table-row table:style-name="ro1">
          <table:table-cell office:value-type="float" office:value="1586.13" calcext:value-type="float">
            <text:p>1586.13</text:p>
          </table:table-cell>
          <table:table-cell office:value-type="float" office:value="0.000313701" calcext:value-type="float">
            <text:p>0.000313701</text:p>
          </table:table-cell>
        </table:table-row>
        <table:table-row table:style-name="ro1">
          <table:table-cell office:value-type="float" office:value="1595.3" calcext:value-type="float">
            <text:p>1595.3</text:p>
          </table:table-cell>
          <table:table-cell office:value-type="float" office:value="0.000241819" calcext:value-type="float">
            <text:p>0.000241819</text:p>
          </table:table-cell>
        </table:table-row>
        <table:table-row table:style-name="ro1">
          <table:table-cell office:value-type="float" office:value="1604.47" calcext:value-type="float">
            <text:p>1604.47</text:p>
          </table:table-cell>
          <table:table-cell office:value-type="float" office:value="0.000256145" calcext:value-type="float">
            <text:p>0.000256145</text:p>
          </table:table-cell>
        </table:table-row>
        <table:table-row table:style-name="ro1">
          <table:table-cell office:value-type="float" office:value="1613.64" calcext:value-type="float">
            <text:p>1613.64</text:p>
          </table:table-cell>
          <table:table-cell office:value-type="float" office:value="0.000331419" calcext:value-type="float">
            <text:p>0.000331419</text:p>
          </table:table-cell>
        </table:table-row>
        <table:table-row table:style-name="ro1">
          <table:table-cell office:value-type="float" office:value="1622.81" calcext:value-type="float">
            <text:p>1622.81</text:p>
          </table:table-cell>
          <table:table-cell office:value-type="float" office:value="0.000173809" calcext:value-type="float">
            <text:p>0.000173809</text:p>
          </table:table-cell>
        </table:table-row>
        <table:table-row table:style-name="ro1">
          <table:table-cell office:value-type="float" office:value="1631.98" calcext:value-type="float">
            <text:p>1631.98</text:p>
          </table:table-cell>
          <table:table-cell office:value-type="float" office:value="0.000255861" calcext:value-type="float">
            <text:p>0.000255861</text:p>
          </table:table-cell>
        </table:table-row>
        <table:table-row table:style-name="ro1">
          <table:table-cell office:value-type="float" office:value="1641.14" calcext:value-type="float">
            <text:p>1641.14</text:p>
          </table:table-cell>
          <table:table-cell office:value-type="float" office:value="0.000321002" calcext:value-type="float">
            <text:p>0.000321002</text:p>
          </table:table-cell>
        </table:table-row>
        <table:table-row table:style-name="ro1">
          <table:table-cell office:value-type="float" office:value="1650.31" calcext:value-type="float">
            <text:p>1650.31</text:p>
          </table:table-cell>
          <table:table-cell office:value-type="float" office:value="0.00043441" calcext:value-type="float">
            <text:p>0.00043441</text:p>
          </table:table-cell>
        </table:table-row>
        <table:table-row table:style-name="ro1">
          <table:table-cell office:value-type="float" office:value="1659.48" calcext:value-type="float">
            <text:p>1659.48</text:p>
          </table:table-cell>
          <table:table-cell office:value-type="float" office:value="0.000727286" calcext:value-type="float">
            <text:p>0.000727286</text:p>
          </table:table-cell>
        </table:table-row>
        <table:table-row table:style-name="ro1">
          <table:table-cell office:value-type="float" office:value="1668.65" calcext:value-type="float">
            <text:p>1668.65</text:p>
          </table:table-cell>
          <table:table-cell office:value-type="float" office:value="0.000815367" calcext:value-type="float">
            <text:p>0.000815367</text:p>
          </table:table-cell>
        </table:table-row>
        <table:table-row table:style-name="ro1">
          <table:table-cell office:value-type="float" office:value="1677.82" calcext:value-type="float">
            <text:p>1677.82</text:p>
          </table:table-cell>
          <table:table-cell office:value-type="float" office:value="0.001008" calcext:value-type="float">
            <text:p>0.001008</text:p>
          </table:table-cell>
        </table:table-row>
        <table:table-row table:style-name="ro1">
          <table:table-cell office:value-type="float" office:value="1686.99" calcext:value-type="float">
            <text:p>1686.99</text:p>
          </table:table-cell>
          <table:table-cell office:value-type="float" office:value="0.00129538" calcext:value-type="float">
            <text:p>0.00129538</text:p>
          </table:table-cell>
        </table:table-row>
        <table:table-row table:style-name="ro1">
          <table:table-cell office:value-type="float" office:value="1696.15" calcext:value-type="float">
            <text:p>1696.15</text:p>
          </table:table-cell>
          <table:table-cell office:value-type="float" office:value="0.000968277" calcext:value-type="float">
            <text:p>0.000968277</text:p>
          </table:table-cell>
        </table:table-row>
        <table:table-row table:style-name="ro1">
          <table:table-cell office:value-type="float" office:value="1705.32" calcext:value-type="float">
            <text:p>1705.32</text:p>
          </table:table-cell>
          <table:table-cell office:value-type="float" office:value="0.00179841" calcext:value-type="float">
            <text:p>0.00179841</text:p>
          </table:table-cell>
        </table:table-row>
        <table:table-row table:style-name="ro1">
          <table:table-cell office:value-type="float" office:value="1714.49" calcext:value-type="float">
            <text:p>1714.49</text:p>
          </table:table-cell>
          <table:table-cell office:value-type="float" office:value="0.00198629" calcext:value-type="float">
            <text:p>0.00198629</text:p>
          </table:table-cell>
        </table:table-row>
        <table:table-row table:style-name="ro1">
          <table:table-cell office:value-type="float" office:value="1723.66" calcext:value-type="float">
            <text:p>1723.66</text:p>
          </table:table-cell>
          <table:table-cell office:value-type="float" office:value="0.00162789" calcext:value-type="float">
            <text:p>0.00162789</text:p>
          </table:table-cell>
        </table:table-row>
        <table:table-row table:style-name="ro1">
          <table:table-cell office:value-type="float" office:value="1732.83" calcext:value-type="float">
            <text:p>1732.83</text:p>
          </table:table-cell>
          <table:table-cell office:value-type="float" office:value="0.00243615" calcext:value-type="float">
            <text:p>0.00243615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0.00475748" calcext:value-type="float">
            <text:p>0.00475748</text:p>
          </table:table-cell>
        </table:table-row>
        <table:table-row table:style-name="ro1">
          <table:table-cell office:value-type="float" office:value="1751.16" calcext:value-type="float">
            <text:p>1751.16</text:p>
          </table:table-cell>
          <table:table-cell office:value-type="float" office:value="0.00928443" calcext:value-type="float">
            <text:p>0.00928443</text:p>
          </table:table-cell>
        </table:table-row>
        <table:table-row table:style-name="ro1">
          <table:table-cell office:value-type="float" office:value="1760.33" calcext:value-type="float">
            <text:p>1760.33</text:p>
          </table:table-cell>
          <table:table-cell office:value-type="float" office:value="0.0230757" calcext:value-type="float">
            <text:p>0.0230757</text:p>
          </table:table-cell>
        </table:table-row>
        <table:table-row table:style-name="ro1">
          <table:table-cell office:value-type="float" office:value="1769.5" calcext:value-type="float">
            <text:p>1769.5</text:p>
          </table:table-cell>
          <table:table-cell office:value-type="float" office:value="0.0069351" calcext:value-type="float">
            <text:p>0.0069351</text:p>
          </table:table-cell>
        </table:table-row>
        <table:table-row table:style-name="ro1">
          <table:table-cell office:value-type="float" office:value="1778.67" calcext:value-type="float">
            <text:p>1778.67</text:p>
          </table:table-cell>
          <table:table-cell office:value-type="float" office:value="0.00293721" calcext:value-type="float">
            <text:p>0.00293721</text:p>
          </table:table-cell>
        </table:table-row>
        <table:table-row table:style-name="ro1">
          <table:table-cell office:value-type="float" office:value="1787.84" calcext:value-type="float">
            <text:p>1787.84</text:p>
          </table:table-cell>
          <table:table-cell office:value-type="float" office:value="0.0013619" calcext:value-type="float">
            <text:p>0.0013619</text:p>
          </table:table-cell>
        </table:table-row>
        <table:table-row table:style-name="ro1">
          <table:table-cell office:value-type="float" office:value="1797.01" calcext:value-type="float">
            <text:p>1797.01</text:p>
          </table:table-cell>
          <table:table-cell office:value-type="float" office:value="0.00153153" calcext:value-type="float">
            <text:p>0.00153153</text:p>
          </table:table-cell>
        </table:table-row>
        <table:table-row table:style-name="ro1">
          <table:table-cell office:value-type="float" office:value="1806.17" calcext:value-type="float">
            <text:p>1806.17</text:p>
          </table:table-cell>
          <table:table-cell office:value-type="float" office:value="0.00130638" calcext:value-type="float">
            <text:p>0.00130638</text:p>
          </table:table-cell>
        </table:table-row>
        <table:table-row table:style-name="ro1">
          <table:table-cell office:value-type="float" office:value="1815.34" calcext:value-type="float">
            <text:p>1815.34</text:p>
          </table:table-cell>
          <table:table-cell office:value-type="float" office:value="0.00119805" calcext:value-type="float">
            <text:p>0.00119805</text:p>
          </table:table-cell>
        </table:table-row>
        <table:table-row table:style-name="ro1">
          <table:table-cell office:value-type="float" office:value="1824.51" calcext:value-type="float">
            <text:p>1824.51</text:p>
          </table:table-cell>
          <table:table-cell office:value-type="float" office:value="0.001171" calcext:value-type="float">
            <text:p>0.001171</text:p>
          </table:table-cell>
        </table:table-row>
        <table:table-row table:style-name="ro1">
          <table:table-cell office:value-type="float" office:value="1833.68" calcext:value-type="float">
            <text:p>1833.68</text:p>
          </table:table-cell>
          <table:table-cell office:value-type="float" office:value="0.00129044" calcext:value-type="float">
            <text:p>0.00129044</text:p>
          </table:table-cell>
        </table:table-row>
        <table:table-row table:style-name="ro1">
          <table:table-cell office:value-type="float" office:value="1842.85" calcext:value-type="float">
            <text:p>1842.85</text:p>
          </table:table-cell>
          <table:table-cell office:value-type="float" office:value="0.000900076" calcext:value-type="float">
            <text:p>0.000900076</text:p>
          </table:table-cell>
        </table:table-row>
        <table:table-row table:style-name="ro1">
          <table:table-cell office:value-type="float" office:value="1852.02" calcext:value-type="float">
            <text:p>1852.02</text:p>
          </table:table-cell>
          <table:table-cell office:value-type="float" office:value="0.00119962" calcext:value-type="float">
            <text:p>0.00119962</text:p>
          </table:table-cell>
        </table:table-row>
        <table:table-row table:style-name="ro1">
          <table:table-cell office:value-type="float" office:value="1861.19" calcext:value-type="float">
            <text:p>1861.19</text:p>
          </table:table-cell>
          <table:table-cell office:value-type="float" office:value="0.00114444" calcext:value-type="float">
            <text:p>0.00114444</text:p>
          </table:table-cell>
        </table:table-row>
        <table:table-row table:style-name="ro1">
          <table:table-cell office:value-type="float" office:value="1870.35" calcext:value-type="float">
            <text:p>1870.35</text:p>
          </table:table-cell>
          <table:table-cell office:value-type="float" office:value="0.00117107" calcext:value-type="float">
            <text:p>0.00117107</text:p>
          </table:table-cell>
        </table:table-row>
        <table:table-row table:style-name="ro1">
          <table:table-cell office:value-type="float" office:value="1879.52" calcext:value-type="float">
            <text:p>1879.52</text:p>
          </table:table-cell>
          <table:table-cell office:value-type="float" office:value="0.00131803" calcext:value-type="float">
            <text:p>0.00131803</text:p>
          </table:table-cell>
        </table:table-row>
        <table:table-row table:style-name="ro1">
          <table:table-cell office:value-type="float" office:value="1888.69" calcext:value-type="float">
            <text:p>1888.69</text:p>
          </table:table-cell>
          <table:table-cell office:value-type="float" office:value="0.0013201" calcext:value-type="float">
            <text:p>0.0013201</text:p>
          </table:table-cell>
        </table:table-row>
        <table:table-row table:style-name="ro1">
          <table:table-cell office:value-type="float" office:value="1897.86" calcext:value-type="float">
            <text:p>1897.86</text:p>
          </table:table-cell>
          <table:table-cell office:value-type="float" office:value="0.00230498" calcext:value-type="float">
            <text:p>0.00230498</text:p>
          </table:table-cell>
        </table:table-row>
        <table:table-row table:style-name="ro1">
          <table:table-cell office:value-type="float" office:value="1907.03" calcext:value-type="float">
            <text:p>1907.03</text:p>
          </table:table-cell>
          <table:table-cell office:value-type="float" office:value="0.00180103" calcext:value-type="float">
            <text:p>0.00180103</text:p>
          </table:table-cell>
        </table:table-row>
        <table:table-row table:style-name="ro1">
          <table:table-cell office:value-type="float" office:value="1916.2" calcext:value-type="float">
            <text:p>1916.2</text:p>
          </table:table-cell>
          <table:table-cell office:value-type="float" office:value="0.00166063" calcext:value-type="float">
            <text:p>0.00166063</text:p>
          </table:table-cell>
        </table:table-row>
        <table:table-row table:style-name="ro1">
          <table:table-cell office:value-type="float" office:value="1925.36" calcext:value-type="float">
            <text:p>1925.36</text:p>
          </table:table-cell>
          <table:table-cell office:value-type="float" office:value="0.00294829" calcext:value-type="float">
            <text:p>0.00294829</text:p>
          </table:table-cell>
        </table:table-row>
        <table:table-row table:style-name="ro1">
          <table:table-cell office:value-type="float" office:value="1934.53" calcext:value-type="float">
            <text:p>1934.53</text:p>
          </table:table-cell>
          <table:table-cell office:value-type="float" office:value="0.00314733" calcext:value-type="float">
            <text:p>0.00314733</text:p>
          </table:table-cell>
        </table:table-row>
        <table:table-row table:style-name="ro1">
          <table:table-cell office:value-type="float" office:value="1943.7" calcext:value-type="float">
            <text:p>1943.7</text:p>
          </table:table-cell>
          <table:table-cell office:value-type="float" office:value="0.00363261" calcext:value-type="float">
            <text:p>0.00363261</text:p>
          </table:table-cell>
        </table:table-row>
        <table:table-row table:style-name="ro1">
          <table:table-cell office:value-type="float" office:value="1952.87" calcext:value-type="float">
            <text:p>1952.87</text:p>
          </table:table-cell>
          <table:table-cell office:value-type="float" office:value="0.0026688" calcext:value-type="float">
            <text:p>0.0026688</text:p>
          </table:table-cell>
        </table:table-row>
        <table:table-row table:style-name="ro1">
          <table:table-cell office:value-type="float" office:value="1962.04" calcext:value-type="float">
            <text:p>1962.04</text:p>
          </table:table-cell>
          <table:table-cell office:value-type="float" office:value="0.00436124" calcext:value-type="float">
            <text:p>0.00436124</text:p>
          </table:table-cell>
        </table:table-row>
        <table:table-row table:style-name="ro1">
          <table:table-cell office:value-type="float" office:value="1971.21" calcext:value-type="float">
            <text:p>1971.21</text:p>
          </table:table-cell>
          <table:table-cell office:value-type="float" office:value="0.00542236" calcext:value-type="float">
            <text:p>0.00542236</text:p>
          </table:table-cell>
        </table:table-row>
        <table:table-row table:style-name="ro1">
          <table:table-cell office:value-type="float" office:value="1980.37" calcext:value-type="float">
            <text:p>1980.37</text:p>
          </table:table-cell>
          <table:table-cell office:value-type="float" office:value="0.0140099" calcext:value-type="float">
            <text:p>0.0140099</text:p>
          </table:table-cell>
        </table:table-row>
        <table:table-row table:style-name="ro1">
          <table:table-cell office:value-type="float" office:value="1989.54" calcext:value-type="float">
            <text:p>1989.54</text:p>
          </table:table-cell>
          <table:table-cell office:value-type="float" office:value="0.00329786" calcext:value-type="float">
            <text:p>0.00329786</text:p>
          </table:table-cell>
        </table:table-row>
        <table:table-row table:style-name="ro1">
          <table:table-cell office:value-type="float" office:value="1998.71" calcext:value-type="float">
            <text:p>1998.71</text:p>
          </table:table-cell>
          <table:table-cell office:value-type="float" office:value="0.00158168" calcext:value-type="float">
            <text:p>0.00158168</text:p>
          </table:table-cell>
        </table:table-row>
        <table:table-row table:style-name="ro1">
          <table:table-cell office:value-type="float" office:value="2007.88" calcext:value-type="float">
            <text:p>2007.88</text:p>
          </table:table-cell>
          <table:table-cell office:value-type="float" office:value="0.000996832" calcext:value-type="float">
            <text:p>0.000996832</text:p>
          </table:table-cell>
        </table:table-row>
        <table:table-row table:style-name="ro1">
          <table:table-cell office:value-type="float" office:value="2017.05" calcext:value-type="float">
            <text:p>2017.05</text:p>
          </table:table-cell>
          <table:table-cell office:value-type="float" office:value="0.000609486" calcext:value-type="float">
            <text:p>0.000609486</text:p>
          </table:table-cell>
        </table:table-row>
        <table:table-row table:style-name="ro1">
          <table:table-cell office:value-type="float" office:value="2026.22" calcext:value-type="float">
            <text:p>2026.22</text:p>
          </table:table-cell>
          <table:table-cell office:value-type="float" office:value="0.000584206" calcext:value-type="float">
            <text:p>0.000584206</text:p>
          </table:table-cell>
        </table:table-row>
        <table:table-row table:style-name="ro1">
          <table:table-cell office:value-type="float" office:value="2035.38" calcext:value-type="float">
            <text:p>2035.38</text:p>
          </table:table-cell>
          <table:table-cell office:value-type="float" office:value="0.00059918" calcext:value-type="float">
            <text:p>0.00059918</text:p>
          </table:table-cell>
        </table:table-row>
        <table:table-row table:style-name="ro1">
          <table:table-cell office:value-type="float" office:value="2044.55" calcext:value-type="float">
            <text:p>2044.55</text:p>
          </table:table-cell>
          <table:table-cell office:value-type="float" office:value="0.00135741" calcext:value-type="float">
            <text:p>0.00135741</text:p>
          </table:table-cell>
        </table:table-row>
        <table:table-row table:style-name="ro1">
          <table:table-cell office:value-type="float" office:value="2053.72" calcext:value-type="float">
            <text:p>2053.72</text:p>
          </table:table-cell>
          <table:table-cell office:value-type="float" office:value="0.00145472" calcext:value-type="float">
            <text:p>0.00145472</text:p>
          </table:table-cell>
        </table:table-row>
        <table:table-row table:style-name="ro1">
          <table:table-cell office:value-type="float" office:value="2062.89" calcext:value-type="float">
            <text:p>2062.89</text:p>
          </table:table-cell>
          <table:table-cell office:value-type="float" office:value="0.00156819" calcext:value-type="float">
            <text:p>0.00156819</text:p>
          </table:table-cell>
        </table:table-row>
        <table:table-row table:style-name="ro1">
          <table:table-cell office:value-type="float" office:value="2072.06" calcext:value-type="float">
            <text:p>2072.06</text:p>
          </table:table-cell>
          <table:table-cell office:value-type="float" office:value="0.0016186" calcext:value-type="float">
            <text:p>0.0016186</text:p>
          </table:table-cell>
        </table:table-row>
        <table:table-row table:style-name="ro1">
          <table:table-cell office:value-type="float" office:value="2081.23" calcext:value-type="float">
            <text:p>2081.23</text:p>
          </table:table-cell>
          <table:table-cell office:value-type="float" office:value="0.00258946" calcext:value-type="float">
            <text:p>0.00258946</text:p>
          </table:table-cell>
        </table:table-row>
        <table:table-row table:style-name="ro1">
          <table:table-cell office:value-type="float" office:value="2090.4" calcext:value-type="float">
            <text:p>2090.4</text:p>
          </table:table-cell>
          <table:table-cell office:value-type="float" office:value="0.00109483" calcext:value-type="float">
            <text:p>0.00109483</text:p>
          </table:table-cell>
        </table:table-row>
        <table:table-row table:style-name="ro1">
          <table:table-cell office:value-type="float" office:value="2099.56" calcext:value-type="float">
            <text:p>2099.56</text:p>
          </table:table-cell>
          <table:table-cell office:value-type="float" office:value="0.00178322" calcext:value-type="float">
            <text:p>0.00178322</text:p>
          </table:table-cell>
        </table:table-row>
        <table:table-row table:style-name="ro1">
          <table:table-cell office:value-type="float" office:value="2108.73" calcext:value-type="float">
            <text:p>2108.73</text:p>
          </table:table-cell>
          <table:table-cell office:value-type="float" office:value="0.00151374" calcext:value-type="float">
            <text:p>0.00151374</text:p>
          </table:table-cell>
        </table:table-row>
        <table:table-row table:style-name="ro1">
          <table:table-cell office:value-type="float" office:value="2117.9" calcext:value-type="float">
            <text:p>2117.9</text:p>
          </table:table-cell>
          <table:table-cell office:value-type="float" office:value="0.00204343" calcext:value-type="float">
            <text:p>0.00204343</text:p>
          </table:table-cell>
        </table:table-row>
        <table:table-row table:style-name="ro1">
          <table:table-cell office:value-type="float" office:value="2127.07" calcext:value-type="float">
            <text:p>2127.07</text:p>
          </table:table-cell>
          <table:table-cell office:value-type="float" office:value="0.00127178" calcext:value-type="float">
            <text:p>0.00127178</text:p>
          </table:table-cell>
        </table:table-row>
        <table:table-row table:style-name="ro1">
          <table:table-cell office:value-type="float" office:value="2136.24" calcext:value-type="float">
            <text:p>2136.24</text:p>
          </table:table-cell>
          <table:table-cell office:value-type="float" office:value="0.000460936" calcext:value-type="float">
            <text:p>0.000460936</text:p>
          </table:table-cell>
        </table:table-row>
        <table:table-row table:style-name="ro1">
          <table:table-cell office:value-type="float" office:value="2145.41" calcext:value-type="float">
            <text:p>2145.41</text:p>
          </table:table-cell>
          <table:table-cell office:value-type="float" office:value="0.00146544" calcext:value-type="float">
            <text:p>0.00146544</text:p>
          </table:table-cell>
        </table:table-row>
        <table:table-row table:style-name="ro1">
          <table:table-cell office:value-type="float" office:value="2154.57" calcext:value-type="float">
            <text:p>2154.57</text:p>
          </table:table-cell>
          <table:table-cell office:value-type="float" office:value="0.000513734" calcext:value-type="float">
            <text:p>0.000513734</text:p>
          </table:table-cell>
        </table:table-row>
        <table:table-row table:style-name="ro1">
          <table:table-cell office:value-type="float" office:value="2163.74" calcext:value-type="float">
            <text:p>2163.74</text:p>
          </table:table-cell>
          <table:table-cell office:value-type="float" office:value="0.000806527" calcext:value-type="float">
            <text:p>0.000806527</text:p>
          </table:table-cell>
        </table:table-row>
        <table:table-row table:style-name="ro1">
          <table:table-cell office:value-type="float" office:value="2172.91" calcext:value-type="float">
            <text:p>2172.91</text:p>
          </table:table-cell>
          <table:table-cell office:value-type="float" office:value="0.00291305" calcext:value-type="float">
            <text:p>0.00291305</text:p>
          </table:table-cell>
        </table:table-row>
        <table:table-row table:style-name="ro1">
          <table:table-cell office:value-type="float" office:value="2182.08" calcext:value-type="float">
            <text:p>2182.08</text:p>
          </table:table-cell>
          <table:table-cell office:value-type="float" office:value="0.00561664" calcext:value-type="float">
            <text:p>0.00561664</text:p>
          </table:table-cell>
        </table:table-row>
        <table:table-row table:style-name="ro1">
          <table:table-cell office:value-type="float" office:value="2191.25" calcext:value-type="float">
            <text:p>2191.25</text:p>
          </table:table-cell>
          <table:table-cell office:value-type="float" office:value="0.00837579" calcext:value-type="float">
            <text:p>0.00837579</text:p>
          </table:table-cell>
        </table:table-row>
        <table:table-row table:style-name="ro1">
          <table:table-cell office:value-type="float" office:value="2200.42" calcext:value-type="float">
            <text:p>2200.42</text:p>
          </table:table-cell>
          <table:table-cell office:value-type="float" office:value="0.0185217" calcext:value-type="float">
            <text:p>0.0185217</text:p>
          </table:table-cell>
        </table:table-row>
        <table:table-row table:style-name="ro1">
          <table:table-cell office:value-type="float" office:value="2209.58" calcext:value-type="float">
            <text:p>2209.58</text:p>
          </table:table-cell>
          <table:table-cell office:value-type="float" office:value="0.00444964" calcext:value-type="float">
            <text:p>0.00444964</text:p>
          </table:table-cell>
        </table:table-row>
        <table:table-row table:style-name="ro1">
          <table:table-cell office:value-type="float" office:value="2218.75" calcext:value-type="float">
            <text:p>2218.75</text:p>
          </table:table-cell>
          <table:table-cell office:value-type="float" office:value="0.00170888" calcext:value-type="float">
            <text:p>0.00170888</text:p>
          </table:table-cell>
        </table:table-row>
        <table:table-row table:style-name="ro1">
          <table:table-cell office:value-type="float" office:value="2227.92" calcext:value-type="float">
            <text:p>2227.92</text:p>
          </table:table-cell>
          <table:table-cell office:value-type="float" office:value="0.00213178" calcext:value-type="float">
            <text:p>0.00213178</text:p>
          </table:table-cell>
        </table:table-row>
        <table:table-row table:style-name="ro1">
          <table:table-cell office:value-type="float" office:value="2237.09" calcext:value-type="float">
            <text:p>2237.09</text:p>
          </table:table-cell>
          <table:table-cell office:value-type="float" office:value="0.000883301" calcext:value-type="float">
            <text:p>0.000883301</text:p>
          </table:table-cell>
        </table:table-row>
        <table:table-row table:style-name="ro1">
          <table:table-cell office:value-type="float" office:value="2246.26" calcext:value-type="float">
            <text:p>2246.26</text:p>
          </table:table-cell>
          <table:table-cell office:value-type="float" office:value="0.000320304" calcext:value-type="float">
            <text:p>0.000320304</text:p>
          </table:table-cell>
        </table:table-row>
        <table:table-row table:style-name="ro1">
          <table:table-cell office:value-type="float" office:value="2255.43" calcext:value-type="float">
            <text:p>2255.43</text:p>
          </table:table-cell>
          <table:table-cell office:value-type="float" office:value="0.00134665" calcext:value-type="float">
            <text:p>0.00134665</text:p>
          </table:table-cell>
        </table:table-row>
        <table:table-row table:style-name="ro1">
          <table:table-cell office:value-type="float" office:value="2264.59" calcext:value-type="float">
            <text:p>2264.59</text:p>
          </table:table-cell>
          <table:table-cell office:value-type="float" office:value="0.000600538" calcext:value-type="float">
            <text:p>0.000600538</text:p>
          </table:table-cell>
        </table:table-row>
        <table:table-row table:style-name="ro1">
          <table:table-cell office:value-type="float" office:value="2273.76" calcext:value-type="float">
            <text:p>2273.76</text:p>
          </table:table-cell>
          <table:table-cell office:value-type="float" office:value="0.00116288" calcext:value-type="float">
            <text:p>0.00116288</text:p>
          </table:table-cell>
        </table:table-row>
        <table:table-row table:style-name="ro1">
          <table:table-cell office:value-type="float" office:value="2282.93" calcext:value-type="float">
            <text:p>2282.93</text:p>
          </table:table-cell>
          <table:table-cell office:value-type="float" office:value="0.000993202" calcext:value-type="float">
            <text:p>0.000993202</text:p>
          </table:table-cell>
        </table:table-row>
        <table:table-row table:style-name="ro1">
          <table:table-cell office:value-type="float" office:value="2292.1" calcext:value-type="float">
            <text:p>2292.1</text:p>
          </table:table-cell>
          <table:table-cell office:value-type="float" office:value="0.00172949" calcext:value-type="float">
            <text:p>0.00172949</text:p>
          </table:table-cell>
        </table:table-row>
        <table:table-row table:style-name="ro1">
          <table:table-cell office:value-type="float" office:value="2301.27" calcext:value-type="float">
            <text:p>2301.27</text:p>
          </table:table-cell>
          <table:table-cell office:value-type="float" office:value="0.00104768" calcext:value-type="float">
            <text:p>0.00104768</text:p>
          </table:table-cell>
        </table:table-row>
        <table:table-row table:style-name="ro1">
          <table:table-cell office:value-type="float" office:value="2310.44" calcext:value-type="float">
            <text:p>2310.44</text:p>
          </table:table-cell>
          <table:table-cell office:value-type="float" office:value="0.00148775" calcext:value-type="float">
            <text:p>0.00148775</text:p>
          </table:table-cell>
        </table:table-row>
        <table:table-row table:style-name="ro1">
          <table:table-cell office:value-type="float" office:value="2319.6" calcext:value-type="float">
            <text:p>2319.6</text:p>
          </table:table-cell>
          <table:table-cell office:value-type="float" office:value="0.00192701" calcext:value-type="float">
            <text:p>0.00192701</text:p>
          </table:table-cell>
        </table:table-row>
        <table:table-row table:style-name="ro1">
          <table:table-cell office:value-type="float" office:value="2328.77" calcext:value-type="float">
            <text:p>2328.77</text:p>
          </table:table-cell>
          <table:table-cell office:value-type="float" office:value="0.00128505" calcext:value-type="float">
            <text:p>0.00128505</text:p>
          </table:table-cell>
        </table:table-row>
        <table:table-row table:style-name="ro1">
          <table:table-cell office:value-type="float" office:value="2337.94" calcext:value-type="float">
            <text:p>2337.94</text:p>
          </table:table-cell>
          <table:table-cell office:value-type="float" office:value="0.00127981" calcext:value-type="float">
            <text:p>0.00127981</text:p>
          </table:table-cell>
        </table:table-row>
        <table:table-row table:style-name="ro1">
          <table:table-cell office:value-type="float" office:value="2347.11" calcext:value-type="float">
            <text:p>2347.11</text:p>
          </table:table-cell>
          <table:table-cell office:value-type="float" office:value="0.00130698" calcext:value-type="float">
            <text:p>0.00130698</text:p>
          </table:table-cell>
        </table:table-row>
        <table:table-row table:style-name="ro1">
          <table:table-cell office:value-type="float" office:value="2356.28" calcext:value-type="float">
            <text:p>2356.28</text:p>
          </table:table-cell>
          <table:table-cell office:value-type="float" office:value="0.0015512" calcext:value-type="float">
            <text:p>0.0015512</text:p>
          </table:table-cell>
        </table:table-row>
        <table:table-row table:style-name="ro1">
          <table:table-cell office:value-type="float" office:value="2365.45" calcext:value-type="float">
            <text:p>2365.45</text:p>
          </table:table-cell>
          <table:table-cell office:value-type="float" office:value="0.00134556" calcext:value-type="float">
            <text:p>0.00134556</text:p>
          </table:table-cell>
        </table:table-row>
        <table:table-row table:style-name="ro1">
          <table:table-cell office:value-type="float" office:value="2374.62" calcext:value-type="float">
            <text:p>2374.62</text:p>
          </table:table-cell>
          <table:table-cell office:value-type="float" office:value="0.000993978" calcext:value-type="float">
            <text:p>0.000993978</text:p>
          </table:table-cell>
        </table:table-row>
        <table:table-row table:style-name="ro1">
          <table:table-cell office:value-type="float" office:value="2383.78" calcext:value-type="float">
            <text:p>2383.78</text:p>
          </table:table-cell>
          <table:table-cell office:value-type="float" office:value="0.00211742" calcext:value-type="float">
            <text:p>0.00211742</text:p>
          </table:table-cell>
        </table:table-row>
        <table:table-row table:style-name="ro1">
          <table:table-cell office:value-type="float" office:value="2392.95" calcext:value-type="float">
            <text:p>2392.95</text:p>
          </table:table-cell>
          <table:table-cell office:value-type="float" office:value="0.00104653" calcext:value-type="float">
            <text:p>0.00104653</text:p>
          </table:table-cell>
        </table:table-row>
        <table:table-row table:style-name="ro1">
          <table:table-cell office:value-type="float" office:value="2402.12" calcext:value-type="float">
            <text:p>2402.12</text:p>
          </table:table-cell>
          <table:table-cell office:value-type="float" office:value="0.00253671" calcext:value-type="float">
            <text:p>0.00253671</text:p>
          </table:table-cell>
        </table:table-row>
        <table:table-row table:style-name="ro1">
          <table:table-cell office:value-type="float" office:value="2411.29" calcext:value-type="float">
            <text:p>2411.29</text:p>
          </table:table-cell>
          <table:table-cell office:value-type="float" office:value="0.00619296" calcext:value-type="float">
            <text:p>0.00619296</text:p>
          </table:table-cell>
        </table:table-row>
        <table:table-row table:style-name="ro1">
          <table:table-cell office:value-type="float" office:value="2420.46" calcext:value-type="float">
            <text:p>2420.46</text:p>
          </table:table-cell>
          <table:table-cell office:value-type="float" office:value="0.013675" calcext:value-type="float">
            <text:p>0.013675</text:p>
          </table:table-cell>
        </table:table-row>
        <table:table-row table:style-name="ro1">
          <table:table-cell office:value-type="float" office:value="2429.63" calcext:value-type="float">
            <text:p>2429.63</text:p>
          </table:table-cell>
          <table:table-cell office:value-type="float" office:value="0.00344882" calcext:value-type="float">
            <text:p>0.00344882</text:p>
          </table:table-cell>
        </table:table-row>
        <table:table-row table:style-name="ro1">
          <table:table-cell office:value-type="float" office:value="2438.79" calcext:value-type="float">
            <text:p>2438.79</text:p>
          </table:table-cell>
          <table:table-cell office:value-type="float" office:value="0.000780029" calcext:value-type="float">
            <text:p>0.000780029</text:p>
          </table:table-cell>
        </table:table-row>
        <table:table-row table:style-name="ro1">
          <table:table-cell office:value-type="float" office:value="2447.96" calcext:value-type="float">
            <text:p>2447.96</text:p>
          </table:table-cell>
          <table:table-cell office:value-type="float" office:value="0.000318648" calcext:value-type="float">
            <text:p>0.000318648</text:p>
          </table:table-cell>
        </table:table-row>
        <table:table-row table:style-name="ro1">
          <table:table-cell office:value-type="float" office:value="2457.13" calcext:value-type="float">
            <text:p>2457.13</text:p>
          </table:table-cell>
          <table:table-cell office:value-type="float" office:value="0.00139681" calcext:value-type="float">
            <text:p>0.00139681</text:p>
          </table:table-cell>
        </table:table-row>
        <table:table-row table:style-name="ro1">
          <table:table-cell office:value-type="float" office:value="2466.3" calcext:value-type="float">
            <text:p>2466.3</text:p>
          </table:table-cell>
          <table:table-cell office:value-type="float" office:value="0.0013543" calcext:value-type="float">
            <text:p>0.0013543</text:p>
          </table:table-cell>
        </table:table-row>
        <table:table-row table:style-name="ro1">
          <table:table-cell office:value-type="float" office:value="2475.47" calcext:value-type="float">
            <text:p>2475.47</text:p>
          </table:table-cell>
          <table:table-cell office:value-type="float" office:value="0.00102792" calcext:value-type="float">
            <text:p>0.00102792</text:p>
          </table:table-cell>
        </table:table-row>
        <table:table-row table:style-name="ro1">
          <table:table-cell office:value-type="float" office:value="2484.64" calcext:value-type="float">
            <text:p>2484.64</text:p>
          </table:table-cell>
          <table:table-cell office:value-type="float" office:value="0.00183058" calcext:value-type="float">
            <text:p>0.00183058</text:p>
          </table:table-cell>
        </table:table-row>
        <table:table-row table:style-name="ro1">
          <table:table-cell office:value-type="float" office:value="2493.8" calcext:value-type="float">
            <text:p>2493.8</text:p>
          </table:table-cell>
          <table:table-cell office:value-type="float" office:value="0.00157038" calcext:value-type="float">
            <text:p>0.00157038</text:p>
          </table:table-cell>
        </table:table-row>
        <table:table-row table:style-name="ro1">
          <table:table-cell office:value-type="float" office:value="2502.97" calcext:value-type="float">
            <text:p>2502.97</text:p>
          </table:table-cell>
          <table:table-cell office:value-type="float" office:value="0.00122168" calcext:value-type="float">
            <text:p>0.00122168</text:p>
          </table:table-cell>
        </table:table-row>
        <table:table-row table:style-name="ro1">
          <table:table-cell office:value-type="float" office:value="2512.14" calcext:value-type="float">
            <text:p>2512.14</text:p>
          </table:table-cell>
          <table:table-cell office:value-type="float" office:value="0.00130165" calcext:value-type="float">
            <text:p>0.00130165</text:p>
          </table:table-cell>
        </table:table-row>
        <table:table-row table:style-name="ro1">
          <table:table-cell office:value-type="float" office:value="2521.31" calcext:value-type="float">
            <text:p>2521.31</text:p>
          </table:table-cell>
          <table:table-cell office:value-type="float" office:value="0.00117104" calcext:value-type="float">
            <text:p>0.00117104</text:p>
          </table:table-cell>
        </table:table-row>
        <table:table-row table:style-name="ro1">
          <table:table-cell office:value-type="float" office:value="2530.48" calcext:value-type="float">
            <text:p>2530.48</text:p>
          </table:table-cell>
          <table:table-cell office:value-type="float" office:value="0.000928401" calcext:value-type="float">
            <text:p>0.000928401</text:p>
          </table:table-cell>
        </table:table-row>
        <table:table-row table:style-name="ro1">
          <table:table-cell office:value-type="float" office:value="2539.65" calcext:value-type="float">
            <text:p>2539.65</text:p>
          </table:table-cell>
          <table:table-cell office:value-type="float" office:value="0.000781278" calcext:value-type="float">
            <text:p>0.000781278</text:p>
          </table:table-cell>
        </table:table-row>
        <table:table-row table:style-name="ro1">
          <table:table-cell office:value-type="float" office:value="2548.81" calcext:value-type="float">
            <text:p>2548.81</text:p>
          </table:table-cell>
          <table:table-cell office:value-type="float" office:value="0.000433551" calcext:value-type="float">
            <text:p>0.000433551</text:p>
          </table:table-cell>
        </table:table-row>
        <table:table-row table:style-name="ro1">
          <table:table-cell office:value-type="float" office:value="2557.98" calcext:value-type="float">
            <text:p>2557.98</text:p>
          </table:table-cell>
          <table:table-cell office:value-type="float" office:value="0.000413459" calcext:value-type="float">
            <text:p>0.000413459</text:p>
          </table:table-cell>
        </table:table-row>
        <table:table-row table:style-name="ro1">
          <table:table-cell office:value-type="float" office:value="2567.15" calcext:value-type="float">
            <text:p>2567.15</text:p>
          </table:table-cell>
          <table:table-cell office:value-type="float" office:value="0.0004528" calcext:value-type="float">
            <text:p>0.0004528</text:p>
          </table:table-cell>
        </table:table-row>
        <table:table-row table:style-name="ro1">
          <table:table-cell office:value-type="float" office:value="2576.32" calcext:value-type="float">
            <text:p>2576.32</text:p>
          </table:table-cell>
          <table:table-cell office:value-type="float" office:value="0.000924115" calcext:value-type="float">
            <text:p>0.000924115</text:p>
          </table:table-cell>
        </table:table-row>
        <table:table-row table:style-name="ro1">
          <table:table-cell office:value-type="float" office:value="2585.49" calcext:value-type="float">
            <text:p>2585.49</text:p>
          </table:table-cell>
          <table:table-cell office:value-type="float" office:value="0.00100586" calcext:value-type="float">
            <text:p>0.00100586</text:p>
          </table:table-cell>
        </table:table-row>
        <table:table-row table:style-name="ro1">
          <table:table-cell office:value-type="float" office:value="2594.66" calcext:value-type="float">
            <text:p>2594.66</text:p>
          </table:table-cell>
          <table:table-cell office:value-type="float" office:value="0.00114421" calcext:value-type="float">
            <text:p>0.00114421</text:p>
          </table:table-cell>
        </table:table-row>
        <table:table-row table:style-name="ro1">
          <table:table-cell office:value-type="float" office:value="2603.83" calcext:value-type="float">
            <text:p>2603.83</text:p>
          </table:table-cell>
          <table:table-cell office:value-type="float" office:value="0.00141656" calcext:value-type="float">
            <text:p>0.00141656</text:p>
          </table:table-cell>
        </table:table-row>
        <table:table-row table:style-name="ro1">
          <table:table-cell office:value-type="float" office:value="2612.99" calcext:value-type="float">
            <text:p>2612.99</text:p>
          </table:table-cell>
          <table:table-cell office:value-type="float" office:value="0.00169834" calcext:value-type="float">
            <text:p>0.00169834</text:p>
          </table:table-cell>
        </table:table-row>
        <table:table-row table:style-name="ro1">
          <table:table-cell office:value-type="float" office:value="2622.16" calcext:value-type="float">
            <text:p>2622.16</text:p>
          </table:table-cell>
          <table:table-cell office:value-type="float" office:value="0.00241969" calcext:value-type="float">
            <text:p>0.00241969</text:p>
          </table:table-cell>
        </table:table-row>
        <table:table-row table:style-name="ro1">
          <table:table-cell office:value-type="float" office:value="2631.33" calcext:value-type="float">
            <text:p>2631.33</text:p>
          </table:table-cell>
          <table:table-cell office:value-type="float" office:value="0.00577074" calcext:value-type="float">
            <text:p>0.00577074</text:p>
          </table:table-cell>
        </table:table-row>
        <table:table-row table:style-name="ro1">
          <table:table-cell office:value-type="float" office:value="2640.5" calcext:value-type="float">
            <text:p>2640.5</text:p>
          </table:table-cell>
          <table:table-cell office:value-type="float" office:value="0.00813586" calcext:value-type="float">
            <text:p>0.00813586</text:p>
          </table:table-cell>
        </table:table-row>
        <table:table-row table:style-name="ro1">
          <table:table-cell office:value-type="float" office:value="2649.67" calcext:value-type="float">
            <text:p>2649.67</text:p>
          </table:table-cell>
          <table:table-cell office:value-type="float" office:value="0.0037424" calcext:value-type="float">
            <text:p>0.0037424</text:p>
          </table:table-cell>
        </table:table-row>
        <table:table-row table:style-name="ro1">
          <table:table-cell office:value-type="float" office:value="2658.84" calcext:value-type="float">
            <text:p>2658.84</text:p>
          </table:table-cell>
          <table:table-cell office:value-type="float" office:value="0.00274021" calcext:value-type="float">
            <text:p>0.00274021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0.00166966" calcext:value-type="float">
            <text:p>0.00166966</text:p>
          </table:table-cell>
        </table:table-row>
        <table:table-row table:style-name="ro1">
          <table:table-cell office:value-type="float" office:value="2677.17" calcext:value-type="float">
            <text:p>2677.17</text:p>
          </table:table-cell>
          <table:table-cell office:value-type="float" office:value="0.000566144" calcext:value-type="float">
            <text:p>0.000566144</text:p>
          </table:table-cell>
        </table:table-row>
        <table:table-row table:style-name="ro1">
          <table:table-cell office:value-type="float" office:value="2686.34" calcext:value-type="float">
            <text:p>2686.34</text:p>
          </table:table-cell>
          <table:table-cell office:value-type="float" office:value="0.00213582" calcext:value-type="float">
            <text:p>0.00213582</text:p>
          </table:table-cell>
        </table:table-row>
        <table:table-row table:style-name="ro1">
          <table:table-cell office:value-type="float" office:value="2695.51" calcext:value-type="float">
            <text:p>2695.51</text:p>
          </table:table-cell>
          <table:table-cell office:value-type="float" office:value="0.000526056" calcext:value-type="float">
            <text:p>0.000526056</text:p>
          </table:table-cell>
        </table:table-row>
        <table:table-row table:style-name="ro1">
          <table:table-cell office:value-type="float" office:value="2704.68" calcext:value-type="float">
            <text:p>2704.68</text:p>
          </table:table-cell>
          <table:table-cell office:value-type="float" office:value="0.00168816" calcext:value-type="float">
            <text:p>0.00168816</text:p>
          </table:table-cell>
        </table:table-row>
        <table:table-row table:style-name="ro1">
          <table:table-cell office:value-type="float" office:value="2713.85" calcext:value-type="float">
            <text:p>2713.85</text:p>
          </table:table-cell>
          <table:table-cell office:value-type="float" office:value="0.00142539" calcext:value-type="float">
            <text:p>0.00142539</text:p>
          </table:table-cell>
        </table:table-row>
        <table:table-row table:style-name="ro1">
          <table:table-cell office:value-type="float" office:value="2723.01" calcext:value-type="float">
            <text:p>2723.01</text:p>
          </table:table-cell>
          <table:table-cell office:value-type="float" office:value="0.00107146" calcext:value-type="float">
            <text:p>0.00107146</text:p>
          </table:table-cell>
        </table:table-row>
        <table:table-row table:style-name="ro1">
          <table:table-cell office:value-type="float" office:value="2732.18" calcext:value-type="float">
            <text:p>2732.18</text:p>
          </table:table-cell>
          <table:table-cell office:value-type="float" office:value="0.00179629" calcext:value-type="float">
            <text:p>0.00179629</text:p>
          </table:table-cell>
        </table:table-row>
        <table:table-row table:style-name="ro1">
          <table:table-cell office:value-type="float" office:value="2741.35" calcext:value-type="float">
            <text:p>2741.35</text:p>
          </table:table-cell>
          <table:table-cell office:value-type="float" office:value="0.00145414" calcext:value-type="float">
            <text:p>0.00145414</text:p>
          </table:table-cell>
        </table:table-row>
        <table:table-row table:style-name="ro1">
          <table:table-cell office:value-type="float" office:value="2750.52" calcext:value-type="float">
            <text:p>2750.52</text:p>
          </table:table-cell>
          <table:table-cell office:value-type="float" office:value="0.00116088" calcext:value-type="float">
            <text:p>0.00116088</text:p>
          </table:table-cell>
        </table:table-row>
        <table:table-row table:style-name="ro1">
          <table:table-cell office:value-type="float" office:value="2759.69" calcext:value-type="float">
            <text:p>2759.69</text:p>
          </table:table-cell>
          <table:table-cell office:value-type="float" office:value="0.00104815" calcext:value-type="float">
            <text:p>0.00104815</text:p>
          </table:table-cell>
        </table:table-row>
        <table:table-row table:style-name="ro1">
          <table:table-cell office:value-type="float" office:value="2768.86" calcext:value-type="float">
            <text:p>2768.86</text:p>
          </table:table-cell>
          <table:table-cell office:value-type="float" office:value="0.000799163" calcext:value-type="float">
            <text:p>0.000799163</text:p>
          </table:table-cell>
        </table:table-row>
        <table:table-row table:style-name="ro1">
          <table:table-cell office:value-type="float" office:value="2778.02" calcext:value-type="float">
            <text:p>2778.02</text:p>
          </table:table-cell>
          <table:table-cell office:value-type="float" office:value="0.000921628" calcext:value-type="float">
            <text:p>0.000921628</text:p>
          </table:table-cell>
        </table:table-row>
        <table:table-row table:style-name="ro1">
          <table:table-cell office:value-type="float" office:value="2787.19" calcext:value-type="float">
            <text:p>2787.19</text:p>
          </table:table-cell>
          <table:table-cell office:value-type="float" office:value="0.00128843" calcext:value-type="float">
            <text:p>0.00128843</text:p>
          </table:table-cell>
        </table:table-row>
        <table:table-row table:style-name="ro1">
          <table:table-cell office:value-type="float" office:value="2796.36" calcext:value-type="float">
            <text:p>2796.36</text:p>
          </table:table-cell>
          <table:table-cell office:value-type="float" office:value="0.00121598" calcext:value-type="float">
            <text:p>0.00121598</text:p>
          </table:table-cell>
        </table:table-row>
        <table:table-row table:style-name="ro1">
          <table:table-cell office:value-type="float" office:value="2805.53" calcext:value-type="float">
            <text:p>2805.53</text:p>
          </table:table-cell>
          <table:table-cell office:value-type="float" office:value="0.000943445" calcext:value-type="float">
            <text:p>0.000943445</text:p>
          </table:table-cell>
        </table:table-row>
        <table:table-row table:style-name="ro1">
          <table:table-cell office:value-type="float" office:value="2814.7" calcext:value-type="float">
            <text:p>2814.7</text:p>
          </table:table-cell>
          <table:table-cell office:value-type="float" office:value="0.0016135" calcext:value-type="float">
            <text:p>0.0016135</text:p>
          </table:table-cell>
        </table:table-row>
        <table:table-row table:style-name="ro1">
          <table:table-cell office:value-type="float" office:value="2823.87" calcext:value-type="float">
            <text:p>2823.87</text:p>
          </table:table-cell>
          <table:table-cell office:value-type="float" office:value="0.00187349" calcext:value-type="float">
            <text:p>0.00187349</text:p>
          </table:table-cell>
        </table:table-row>
        <table:table-row table:style-name="ro1">
          <table:table-cell office:value-type="float" office:value="2833.04" calcext:value-type="float">
            <text:p>2833.04</text:p>
          </table:table-cell>
          <table:table-cell office:value-type="float" office:value="0.00358871" calcext:value-type="float">
            <text:p>0.00358871</text:p>
          </table:table-cell>
        </table:table-row>
        <table:table-row table:style-name="ro1">
          <table:table-cell office:value-type="float" office:value="2842.2" calcext:value-type="float">
            <text:p>2842.2</text:p>
          </table:table-cell>
          <table:table-cell office:value-type="float" office:value="0.00570404" calcext:value-type="float">
            <text:p>0.00570404</text:p>
          </table:table-cell>
        </table:table-row>
        <table:table-row table:style-name="ro1">
          <table:table-cell office:value-type="float" office:value="2851.37" calcext:value-type="float">
            <text:p>2851.37</text:p>
          </table:table-cell>
          <table:table-cell office:value-type="float" office:value="0.00891002" calcext:value-type="float">
            <text:p>0.00891002</text:p>
          </table:table-cell>
        </table:table-row>
        <table:table-row table:style-name="ro1">
          <table:table-cell office:value-type="float" office:value="2860.54" calcext:value-type="float">
            <text:p>2860.54</text:p>
          </table:table-cell>
          <table:table-cell office:value-type="float" office:value="0.0137694" calcext:value-type="float">
            <text:p>0.0137694</text:p>
          </table:table-cell>
        </table:table-row>
        <table:table-row table:style-name="ro1">
          <table:table-cell office:value-type="float" office:value="2869.71" calcext:value-type="float">
            <text:p>2869.71</text:p>
          </table:table-cell>
          <table:table-cell office:value-type="float" office:value="0.00389496" calcext:value-type="float">
            <text:p>0.00389496</text:p>
          </table:table-cell>
        </table:table-row>
        <table:table-row table:style-name="ro1">
          <table:table-cell office:value-type="float" office:value="2878.88" calcext:value-type="float">
            <text:p>2878.88</text:p>
          </table:table-cell>
          <table:table-cell office:value-type="float" office:value="0.00248816" calcext:value-type="float">
            <text:p>0.00248816</text:p>
          </table:table-cell>
        </table:table-row>
        <table:table-row table:style-name="ro1">
          <table:table-cell office:value-type="float" office:value="2888.05" calcext:value-type="float">
            <text:p>2888.05</text:p>
          </table:table-cell>
          <table:table-cell office:value-type="float" office:value="0.000843551" calcext:value-type="float">
            <text:p>0.000843551</text:p>
          </table:table-cell>
        </table:table-row>
        <table:table-row table:style-name="ro1">
          <table:table-cell office:value-type="float" office:value="2897.21" calcext:value-type="float">
            <text:p>2897.21</text:p>
          </table:table-cell>
          <table:table-cell office:value-type="float" office:value="0.00155221" calcext:value-type="float">
            <text:p>0.00155221</text:p>
          </table:table-cell>
        </table:table-row>
        <table:table-row table:style-name="ro1">
          <table:table-cell office:value-type="float" office:value="2906.38" calcext:value-type="float">
            <text:p>2906.38</text:p>
          </table:table-cell>
          <table:table-cell office:value-type="float" office:value="0.00138079" calcext:value-type="float">
            <text:p>0.00138079</text:p>
          </table:table-cell>
        </table:table-row>
        <table:table-row table:style-name="ro1">
          <table:table-cell office:value-type="float" office:value="2915.55" calcext:value-type="float">
            <text:p>2915.55</text:p>
          </table:table-cell>
          <table:table-cell office:value-type="float" office:value="0.000494678" calcext:value-type="float">
            <text:p>0.000494678</text:p>
          </table:table-cell>
        </table:table-row>
        <table:table-row table:style-name="ro1">
          <table:table-cell office:value-type="float" office:value="2924.72" calcext:value-type="float">
            <text:p>2924.72</text:p>
          </table:table-cell>
          <table:table-cell office:value-type="float" office:value="0.000626237" calcext:value-type="float">
            <text:p>0.000626237</text:p>
          </table:table-cell>
        </table:table-row>
        <table:table-row table:style-name="ro1">
          <table:table-cell office:value-type="float" office:value="2933.89" calcext:value-type="float">
            <text:p>2933.89</text:p>
          </table:table-cell>
          <table:table-cell office:value-type="float" office:value="0.00048608" calcext:value-type="float">
            <text:p>0.00048608</text:p>
          </table:table-cell>
        </table:table-row>
        <table:table-row table:style-name="ro1">
          <table:table-cell office:value-type="float" office:value="2943.06" calcext:value-type="float">
            <text:p>2943.06</text:p>
          </table:table-cell>
          <table:table-cell office:value-type="float" office:value="0.00132354" calcext:value-type="float">
            <text:p>0.00132354</text:p>
          </table:table-cell>
        </table:table-row>
        <table:table-row table:style-name="ro1">
          <table:table-cell office:value-type="float" office:value="2952.22" calcext:value-type="float">
            <text:p>2952.22</text:p>
          </table:table-cell>
          <table:table-cell office:value-type="float" office:value="0.00129993" calcext:value-type="float">
            <text:p>0.00129993</text:p>
          </table:table-cell>
        </table:table-row>
        <table:table-row table:style-name="ro1">
          <table:table-cell office:value-type="float" office:value="2961.39" calcext:value-type="float">
            <text:p>2961.39</text:p>
          </table:table-cell>
          <table:table-cell office:value-type="float" office:value="0.00124572" calcext:value-type="float">
            <text:p>0.00124572</text:p>
          </table:table-cell>
        </table:table-row>
        <table:table-row table:style-name="ro1">
          <table:table-cell office:value-type="float" office:value="2970.56" calcext:value-type="float">
            <text:p>2970.56</text:p>
          </table:table-cell>
          <table:table-cell office:value-type="float" office:value="0.0022521" calcext:value-type="float">
            <text:p>0.0022521</text:p>
          </table:table-cell>
        </table:table-row>
        <table:table-row table:style-name="ro1">
          <table:table-cell office:value-type="float" office:value="2979.73" calcext:value-type="float">
            <text:p>2979.73</text:p>
          </table:table-cell>
          <table:table-cell office:value-type="float" office:value="0.00145527" calcext:value-type="float">
            <text:p>0.00145527</text:p>
          </table:table-cell>
        </table:table-row>
        <table:table-row table:style-name="ro1">
          <table:table-cell office:value-type="float" office:value="2988.9" calcext:value-type="float">
            <text:p>2988.9</text:p>
          </table:table-cell>
          <table:table-cell office:value-type="float" office:value="0.0012071" calcext:value-type="float">
            <text:p>0.0012071</text:p>
          </table:table-cell>
        </table:table-row>
        <table:table-row table:style-name="ro1">
          <table:table-cell office:value-type="float" office:value="2998.07" calcext:value-type="float">
            <text:p>2998.07</text:p>
          </table:table-cell>
          <table:table-cell office:value-type="float" office:value="0.00109012" calcext:value-type="float">
            <text:p>0.00109012</text:p>
          </table:table-cell>
        </table:table-row>
        <table:table-row table:style-name="ro1">
          <table:table-cell office:value-type="float" office:value="3007.23" calcext:value-type="float">
            <text:p>3007.23</text:p>
          </table:table-cell>
          <table:table-cell office:value-type="float" office:value="0.00180404" calcext:value-type="float">
            <text:p>0.00180404</text:p>
          </table:table-cell>
        </table:table-row>
        <table:table-row table:style-name="ro1">
          <table:table-cell office:value-type="float" office:value="3016.4" calcext:value-type="float">
            <text:p>3016.4</text:p>
          </table:table-cell>
          <table:table-cell office:value-type="float" office:value="0.0014425" calcext:value-type="float">
            <text:p>0.0014425</text:p>
          </table:table-cell>
        </table:table-row>
        <table:table-row table:style-name="ro1">
          <table:table-cell office:value-type="float" office:value="3025.57" calcext:value-type="float">
            <text:p>3025.57</text:p>
          </table:table-cell>
          <table:table-cell office:value-type="float" office:value="0.000748513" calcext:value-type="float">
            <text:p>0.000748513</text:p>
          </table:table-cell>
        </table:table-row>
        <table:table-row table:style-name="ro1">
          <table:table-cell office:value-type="float" office:value="3034.74" calcext:value-type="float">
            <text:p>3034.74</text:p>
          </table:table-cell>
          <table:table-cell office:value-type="float" office:value="0.000804018" calcext:value-type="float">
            <text:p>0.000804018</text:p>
          </table:table-cell>
        </table:table-row>
        <table:table-row table:style-name="ro1">
          <table:table-cell office:value-type="float" office:value="3043.91" calcext:value-type="float">
            <text:p>3043.91</text:p>
          </table:table-cell>
          <table:table-cell office:value-type="float" office:value="0.00352625" calcext:value-type="float">
            <text:p>0.00352625</text:p>
          </table:table-cell>
        </table:table-row>
        <table:table-row table:style-name="ro1">
          <table:table-cell office:value-type="float" office:value="3053.08" calcext:value-type="float">
            <text:p>3053.08</text:p>
          </table:table-cell>
          <table:table-cell office:value-type="float" office:value="0.00225834" calcext:value-type="float">
            <text:p>0.00225834</text:p>
          </table:table-cell>
        </table:table-row>
        <table:table-row table:style-name="ro1">
          <table:table-cell office:value-type="float" office:value="3062.25" calcext:value-type="float">
            <text:p>3062.25</text:p>
          </table:table-cell>
          <table:table-cell office:value-type="float" office:value="0.00658518" calcext:value-type="float">
            <text:p>0.00658518</text:p>
          </table:table-cell>
        </table:table-row>
        <table:table-row table:style-name="ro1">
          <table:table-cell office:value-type="float" office:value="3071.41" calcext:value-type="float">
            <text:p>3071.41</text:p>
          </table:table-cell>
          <table:table-cell office:value-type="float" office:value="0.00993493" calcext:value-type="float">
            <text:p>0.00993493</text:p>
          </table:table-cell>
        </table:table-row>
        <table:table-row table:style-name="ro1">
          <table:table-cell office:value-type="float" office:value="3080.58" calcext:value-type="float">
            <text:p>3080.58</text:p>
          </table:table-cell>
          <table:table-cell office:value-type="float" office:value="0.0137864" calcext:value-type="float">
            <text:p>0.0137864</text:p>
          </table:table-cell>
        </table:table-row>
        <table:table-row table:style-name="ro1">
          <table:table-cell office:value-type="float" office:value="3089.75" calcext:value-type="float">
            <text:p>3089.75</text:p>
          </table:table-cell>
          <table:table-cell office:value-type="float" office:value="0.00221429" calcext:value-type="float">
            <text:p>0.00221429</text:p>
          </table:table-cell>
        </table:table-row>
        <table:table-row table:style-name="ro1">
          <table:table-cell office:value-type="float" office:value="3098.92" calcext:value-type="float">
            <text:p>3098.92</text:p>
          </table:table-cell>
          <table:table-cell office:value-type="float" office:value="0.00236638" calcext:value-type="float">
            <text:p>0.00236638</text:p>
          </table:table-cell>
        </table:table-row>
        <table:table-row table:style-name="ro1">
          <table:table-cell office:value-type="float" office:value="3108.09" calcext:value-type="float">
            <text:p>3108.09</text:p>
          </table:table-cell>
          <table:table-cell office:value-type="float" office:value="0.000818177" calcext:value-type="float">
            <text:p>0.000818177</text:p>
          </table:table-cell>
        </table:table-row>
        <table:table-row table:style-name="ro1">
          <table:table-cell office:value-type="float" office:value="3117.26" calcext:value-type="float">
            <text:p>3117.26</text:p>
          </table:table-cell>
          <table:table-cell office:value-type="float" office:value="0.000524751" calcext:value-type="float">
            <text:p>0.000524751</text:p>
          </table:table-cell>
        </table:table-row>
        <table:table-row table:style-name="ro1">
          <table:table-cell office:value-type="float" office:value="3126.42" calcext:value-type="float">
            <text:p>3126.42</text:p>
          </table:table-cell>
          <table:table-cell office:value-type="float" office:value="0.000479602" calcext:value-type="float">
            <text:p>0.000479602</text:p>
          </table:table-cell>
        </table:table-row>
        <table:table-row table:style-name="ro1">
          <table:table-cell office:value-type="float" office:value="3135.59" calcext:value-type="float">
            <text:p>3135.59</text:p>
          </table:table-cell>
          <table:table-cell office:value-type="float" office:value="0.00133278" calcext:value-type="float">
            <text:p>0.00133278</text:p>
          </table:table-cell>
        </table:table-row>
        <table:table-row table:style-name="ro1">
          <table:table-cell office:value-type="float" office:value="3144.76" calcext:value-type="float">
            <text:p>3144.76</text:p>
          </table:table-cell>
          <table:table-cell office:value-type="float" office:value="0.00132055" calcext:value-type="float">
            <text:p>0.00132055</text:p>
          </table:table-cell>
        </table:table-row>
        <table:table-row table:style-name="ro1">
          <table:table-cell office:value-type="float" office:value="3153.93" calcext:value-type="float">
            <text:p>3153.93</text:p>
          </table:table-cell>
          <table:table-cell office:value-type="float" office:value="0.000575314" calcext:value-type="float">
            <text:p>0.000575314</text:p>
          </table:table-cell>
        </table:table-row>
        <table:table-row table:style-name="ro1">
          <table:table-cell office:value-type="float" office:value="3163.1" calcext:value-type="float">
            <text:p>3163.1</text:p>
          </table:table-cell>
          <table:table-cell office:value-type="float" office:value="0.000551927" calcext:value-type="float">
            <text:p>0.000551927</text:p>
          </table:table-cell>
        </table:table-row>
        <table:table-row table:style-name="ro1">
          <table:table-cell office:value-type="float" office:value="3172.27" calcext:value-type="float">
            <text:p>3172.27</text:p>
          </table:table-cell>
          <table:table-cell office:value-type="float" office:value="0.000596203" calcext:value-type="float">
            <text:p>0.000596203</text:p>
          </table:table-cell>
        </table:table-row>
        <table:table-row table:style-name="ro1">
          <table:table-cell office:value-type="float" office:value="3181.43" calcext:value-type="float">
            <text:p>3181.43</text:p>
          </table:table-cell>
          <table:table-cell office:value-type="float" office:value="0.000744954" calcext:value-type="float">
            <text:p>0.000744954</text:p>
          </table:table-cell>
        </table:table-row>
        <table:table-row table:style-name="ro1">
          <table:table-cell office:value-type="float" office:value="3190.6" calcext:value-type="float">
            <text:p>3190.6</text:p>
          </table:table-cell>
          <table:table-cell office:value-type="float" office:value="0.000996687" calcext:value-type="float">
            <text:p>0.000996687</text:p>
          </table:table-cell>
        </table:table-row>
        <table:table-row table:style-name="ro1">
          <table:table-cell office:value-type="float" office:value="3199.77" calcext:value-type="float">
            <text:p>3199.77</text:p>
          </table:table-cell>
          <table:table-cell office:value-type="float" office:value="0.000359945" calcext:value-type="float">
            <text:p>0.000359945</text:p>
          </table:table-cell>
        </table:table-row>
        <table:table-row table:style-name="ro1">
          <table:table-cell office:value-type="float" office:value="3208.94" calcext:value-type="float">
            <text:p>3208.94</text:p>
          </table:table-cell>
          <table:table-cell office:value-type="float" office:value="0.0011881" calcext:value-type="float">
            <text:p>0.0011881</text:p>
          </table:table-cell>
        </table:table-row>
        <table:table-row table:style-name="ro1">
          <table:table-cell office:value-type="float" office:value="3218.11" calcext:value-type="float">
            <text:p>3218.11</text:p>
          </table:table-cell>
          <table:table-cell office:value-type="float" office:value="0.000898977" calcext:value-type="float">
            <text:p>0.000898977</text:p>
          </table:table-cell>
        </table:table-row>
        <table:table-row table:style-name="ro1">
          <table:table-cell office:value-type="float" office:value="3227.28" calcext:value-type="float">
            <text:p>3227.28</text:p>
          </table:table-cell>
          <table:table-cell office:value-type="float" office:value="0.00101129" calcext:value-type="float">
            <text:p>0.00101129</text:p>
          </table:table-cell>
        </table:table-row>
        <table:table-row table:style-name="ro1">
          <table:table-cell office:value-type="float" office:value="3236.44" calcext:value-type="float">
            <text:p>3236.44</text:p>
          </table:table-cell>
          <table:table-cell office:value-type="float" office:value="0.000738867" calcext:value-type="float">
            <text:p>0.000738867</text:p>
          </table:table-cell>
        </table:table-row>
        <table:table-row table:style-name="ro1">
          <table:table-cell office:value-type="float" office:value="3245.61" calcext:value-type="float">
            <text:p>3245.61</text:p>
          </table:table-cell>
          <table:table-cell office:value-type="float" office:value="0.00145483" calcext:value-type="float">
            <text:p>0.00145483</text:p>
          </table:table-cell>
        </table:table-row>
        <table:table-row table:style-name="ro1">
          <table:table-cell office:value-type="float" office:value="3254.78" calcext:value-type="float">
            <text:p>3254.78</text:p>
          </table:table-cell>
          <table:table-cell office:value-type="float" office:value="0.00135192" calcext:value-type="float">
            <text:p>0.00135192</text:p>
          </table:table-cell>
        </table:table-row>
        <table:table-row table:style-name="ro1">
          <table:table-cell office:value-type="float" office:value="3263.95" calcext:value-type="float">
            <text:p>3263.95</text:p>
          </table:table-cell>
          <table:table-cell office:value-type="float" office:value="0.00232906" calcext:value-type="float">
            <text:p>0.00232906</text:p>
          </table:table-cell>
        </table:table-row>
        <table:table-row table:style-name="ro1">
          <table:table-cell office:value-type="float" office:value="3273.12" calcext:value-type="float">
            <text:p>3273.12</text:p>
          </table:table-cell>
          <table:table-cell office:value-type="float" office:value="0.00100761" calcext:value-type="float">
            <text:p>0.00100761</text:p>
          </table:table-cell>
        </table:table-row>
        <table:table-row table:style-name="ro1">
          <table:table-cell office:value-type="float" office:value="3282.29" calcext:value-type="float">
            <text:p>3282.29</text:p>
          </table:table-cell>
          <table:table-cell office:value-type="float" office:value="0.00370373" calcext:value-type="float">
            <text:p>0.00370373</text:p>
          </table:table-cell>
        </table:table-row>
        <table:table-row table:style-name="ro1">
          <table:table-cell office:value-type="float" office:value="3291.46" calcext:value-type="float">
            <text:p>3291.46</text:p>
          </table:table-cell>
          <table:table-cell office:value-type="float" office:value="0.00629425" calcext:value-type="float">
            <text:p>0.00629425</text:p>
          </table:table-cell>
        </table:table-row>
        <table:table-row table:style-name="ro1">
          <table:table-cell office:value-type="float" office:value="3300.62" calcext:value-type="float">
            <text:p>3300.62</text:p>
          </table:table-cell>
          <table:table-cell office:value-type="float" office:value="0.0049213" calcext:value-type="float">
            <text:p>0.0049213</text:p>
          </table:table-cell>
        </table:table-row>
        <table:table-row table:style-name="ro1">
          <table:table-cell office:value-type="float" office:value="3309.79" calcext:value-type="float">
            <text:p>3309.79</text:p>
          </table:table-cell>
          <table:table-cell office:value-type="float" office:value="0.00177607" calcext:value-type="float">
            <text:p>0.00177607</text:p>
          </table:table-cell>
        </table:table-row>
        <table:table-row table:style-name="ro1">
          <table:table-cell office:value-type="float" office:value="3318.96" calcext:value-type="float">
            <text:p>3318.96</text:p>
          </table:table-cell>
          <table:table-cell office:value-type="float" office:value="0.00076703" calcext:value-type="float">
            <text:p>0.00076703</text:p>
          </table:table-cell>
        </table:table-row>
        <table:table-row table:style-name="ro1">
          <table:table-cell office:value-type="float" office:value="3328.13" calcext:value-type="float">
            <text:p>3328.13</text:p>
          </table:table-cell>
          <table:table-cell office:value-type="float" office:value="0.000942102" calcext:value-type="float">
            <text:p>0.000942102</text:p>
          </table:table-cell>
        </table:table-row>
        <table:table-row table:style-name="ro1">
          <table:table-cell office:value-type="float" office:value="3337.3" calcext:value-type="float">
            <text:p>3337.3</text:p>
          </table:table-cell>
          <table:table-cell office:value-type="float" office:value="0.000742683" calcext:value-type="float">
            <text:p>0.000742683</text:p>
          </table:table-cell>
        </table:table-row>
        <table:table-row table:style-name="ro1">
          <table:table-cell office:value-type="float" office:value="3346.47" calcext:value-type="float">
            <text:p>3346.47</text:p>
          </table:table-cell>
          <table:table-cell office:value-type="float" office:value="0.000473116" calcext:value-type="float">
            <text:p>0.000473116</text:p>
          </table:table-cell>
        </table:table-row>
        <table:table-row table:style-name="ro1">
          <table:table-cell office:value-type="float" office:value="3355.63" calcext:value-type="float">
            <text:p>3355.63</text:p>
          </table:table-cell>
          <table:table-cell office:value-type="float" office:value="0.0006465" calcext:value-type="float">
            <text:p>0.0006465</text:p>
          </table:table-cell>
        </table:table-row>
        <table:table-row table:style-name="ro1">
          <table:table-cell office:value-type="float" office:value="3364.8" calcext:value-type="float">
            <text:p>3364.8</text:p>
          </table:table-cell>
          <table:table-cell office:value-type="float" office:value="0.00110173" calcext:value-type="float">
            <text:p>0.00110173</text:p>
          </table:table-cell>
        </table:table-row>
        <table:table-row table:style-name="ro1">
          <table:table-cell office:value-type="float" office:value="3373.97" calcext:value-type="float">
            <text:p>3373.97</text:p>
          </table:table-cell>
          <table:table-cell office:value-type="float" office:value="0.000380991" calcext:value-type="float">
            <text:p>0.000380991</text:p>
          </table:table-cell>
        </table:table-row>
        <table:table-row table:style-name="ro1">
          <table:table-cell office:value-type="float" office:value="3383.14" calcext:value-type="float">
            <text:p>3383.14</text:p>
          </table:table-cell>
          <table:table-cell office:value-type="float" office:value="0.000766887" calcext:value-type="float">
            <text:p>0.000766887</text:p>
          </table:table-cell>
        </table:table-row>
        <table:table-row table:style-name="ro1">
          <table:table-cell office:value-type="float" office:value="3392.31" calcext:value-type="float">
            <text:p>3392.31</text:p>
          </table:table-cell>
          <table:table-cell office:value-type="float" office:value="0.000924232" calcext:value-type="float">
            <text:p>0.000924232</text:p>
          </table:table-cell>
        </table:table-row>
        <table:table-row table:style-name="ro1">
          <table:table-cell office:value-type="float" office:value="3401.48" calcext:value-type="float">
            <text:p>3401.48</text:p>
          </table:table-cell>
          <table:table-cell office:value-type="float" office:value="0.000894833" calcext:value-type="float">
            <text:p>0.000894833</text:p>
          </table:table-cell>
        </table:table-row>
        <table:table-row table:style-name="ro1">
          <table:table-cell office:value-type="float" office:value="3410.64" calcext:value-type="float">
            <text:p>3410.64</text:p>
          </table:table-cell>
          <table:table-cell office:value-type="float" office:value="0.000723305" calcext:value-type="float">
            <text:p>0.000723305</text:p>
          </table:table-cell>
        </table:table-row>
        <table:table-row table:style-name="ro1">
          <table:table-cell office:value-type="float" office:value="3419.81" calcext:value-type="float">
            <text:p>3419.81</text:p>
          </table:table-cell>
          <table:table-cell office:value-type="float" office:value="0.00076673" calcext:value-type="float">
            <text:p>0.00076673</text:p>
          </table:table-cell>
        </table:table-row>
        <table:table-row table:style-name="ro1">
          <table:table-cell office:value-type="float" office:value="3428.98" calcext:value-type="float">
            <text:p>3428.98</text:p>
          </table:table-cell>
          <table:table-cell office:value-type="float" office:value="0.00102655" calcext:value-type="float">
            <text:p>0.00102655</text:p>
          </table:table-cell>
        </table:table-row>
        <table:table-row table:style-name="ro1">
          <table:table-cell office:value-type="float" office:value="3438.15" calcext:value-type="float">
            <text:p>3438.15</text:p>
          </table:table-cell>
          <table:table-cell office:value-type="float" office:value="0.000611375" calcext:value-type="float">
            <text:p>0.000611375</text:p>
          </table:table-cell>
        </table:table-row>
        <table:table-row table:style-name="ro1">
          <table:table-cell office:value-type="float" office:value="3447.32" calcext:value-type="float">
            <text:p>3447.32</text:p>
          </table:table-cell>
          <table:table-cell office:value-type="float" office:value="0.000465618" calcext:value-type="float">
            <text:p>0.000465618</text:p>
          </table:table-cell>
        </table:table-row>
        <table:table-row table:style-name="ro1">
          <table:table-cell office:value-type="float" office:value="3456.49" calcext:value-type="float">
            <text:p>3456.49</text:p>
          </table:table-cell>
          <table:table-cell office:value-type="float" office:value="0.00086608" calcext:value-type="float">
            <text:p>0.00086608</text:p>
          </table:table-cell>
        </table:table-row>
        <table:table-row table:style-name="ro1">
          <table:table-cell office:value-type="float" office:value="3465.65" calcext:value-type="float">
            <text:p>3465.65</text:p>
          </table:table-cell>
          <table:table-cell office:value-type="float" office:value="0.000919593" calcext:value-type="float">
            <text:p>0.000919593</text:p>
          </table:table-cell>
        </table:table-row>
        <table:table-row table:style-name="ro1">
          <table:table-cell office:value-type="float" office:value="3474.82" calcext:value-type="float">
            <text:p>3474.82</text:p>
          </table:table-cell>
          <table:table-cell office:value-type="float" office:value="0.00192268" calcext:value-type="float">
            <text:p>0.00192268</text:p>
          </table:table-cell>
        </table:table-row>
        <table:table-row table:style-name="ro1">
          <table:table-cell office:value-type="float" office:value="3483.99" calcext:value-type="float">
            <text:p>3483.99</text:p>
          </table:table-cell>
          <table:table-cell office:value-type="float" office:value="0.0024047" calcext:value-type="float">
            <text:p>0.0024047</text:p>
          </table:table-cell>
        </table:table-row>
        <table:table-row table:style-name="ro1">
          <table:table-cell office:value-type="float" office:value="3493.16" calcext:value-type="float">
            <text:p>3493.16</text:p>
          </table:table-cell>
          <table:table-cell office:value-type="float" office:value="0.00291446" calcext:value-type="float">
            <text:p>0.00291446</text:p>
          </table:table-cell>
        </table:table-row>
        <table:table-row table:style-name="ro1">
          <table:table-cell office:value-type="float" office:value="3502.33" calcext:value-type="float">
            <text:p>3502.33</text:p>
          </table:table-cell>
          <table:table-cell office:value-type="float" office:value="0.00350164" calcext:value-type="float">
            <text:p>0.00350164</text:p>
          </table:table-cell>
        </table:table-row>
        <table:table-row table:style-name="ro1">
          <table:table-cell office:value-type="float" office:value="3511.5" calcext:value-type="float">
            <text:p>3511.5</text:p>
          </table:table-cell>
          <table:table-cell office:value-type="float" office:value="0.00940288" calcext:value-type="float">
            <text:p>0.00940288</text:p>
          </table:table-cell>
        </table:table-row>
        <table:table-row table:style-name="ro1">
          <table:table-cell office:value-type="float" office:value="3520.67" calcext:value-type="float">
            <text:p>3520.67</text:p>
          </table:table-cell>
          <table:table-cell office:value-type="float" office:value="0.0106737" calcext:value-type="float">
            <text:p>0.0106737</text:p>
          </table:table-cell>
        </table:table-row>
        <table:table-row table:style-name="ro1">
          <table:table-cell office:value-type="float" office:value="3529.83" calcext:value-type="float">
            <text:p>3529.83</text:p>
          </table:table-cell>
          <table:table-cell office:value-type="float" office:value="0.00343054" calcext:value-type="float">
            <text:p>0.00343054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float" office:value="0.00204999" calcext:value-type="float">
            <text:p>0.00204999</text:p>
          </table:table-cell>
        </table:table-row>
        <table:table-row table:style-name="ro1">
          <table:table-cell office:value-type="float" office:value="3548.17" calcext:value-type="float">
            <text:p>3548.17</text:p>
          </table:table-cell>
          <table:table-cell office:value-type="float" office:value="0.00102221" calcext:value-type="float">
            <text:p>0.00102221</text:p>
          </table:table-cell>
        </table:table-row>
        <table:table-row table:style-name="ro1">
          <table:table-cell office:value-type="float" office:value="3557.34" calcext:value-type="float">
            <text:p>3557.34</text:p>
          </table:table-cell>
          <table:table-cell office:value-type="float" office:value="0.000711299" calcext:value-type="float">
            <text:p>0.000711299</text:p>
          </table:table-cell>
        </table:table-row>
        <table:table-row table:style-name="ro1">
          <table:table-cell office:value-type="float" office:value="3566.51" calcext:value-type="float">
            <text:p>3566.51</text:p>
          </table:table-cell>
          <table:table-cell office:value-type="float" office:value="0.000579539" calcext:value-type="float">
            <text:p>0.000579539</text:p>
          </table:table-cell>
        </table:table-row>
        <table:table-row table:style-name="ro1">
          <table:table-cell office:value-type="float" office:value="3575.68" calcext:value-type="float">
            <text:p>3575.68</text:p>
          </table:table-cell>
          <table:table-cell office:value-type="float" office:value="0.000977969" calcext:value-type="float">
            <text:p>0.000977969</text:p>
          </table:table-cell>
        </table:table-row>
        <table:table-row table:style-name="ro1">
          <table:table-cell office:value-type="float" office:value="3584.84" calcext:value-type="float">
            <text:p>3584.84</text:p>
          </table:table-cell>
          <table:table-cell office:value-type="float" office:value="0.000428839" calcext:value-type="float">
            <text:p>0.000428839</text:p>
          </table:table-cell>
        </table:table-row>
        <table:table-row table:style-name="ro1">
          <table:table-cell office:value-type="float" office:value="3594.01" calcext:value-type="float">
            <text:p>3594.01</text:p>
          </table:table-cell>
          <table:table-cell office:value-type="float" office:value="0.000537891" calcext:value-type="float">
            <text:p>0.000537891</text:p>
          </table:table-cell>
        </table:table-row>
        <table:table-row table:style-name="ro1">
          <table:table-cell office:value-type="float" office:value="3603.18" calcext:value-type="float">
            <text:p>3603.18</text:p>
          </table:table-cell>
          <table:table-cell office:value-type="float" office:value="0.000906696" calcext:value-type="float">
            <text:p>0.000906696</text:p>
          </table:table-cell>
        </table:table-row>
        <table:table-row table:style-name="ro1">
          <table:table-cell office:value-type="float" office:value="3612.35" calcext:value-type="float">
            <text:p>3612.35</text:p>
          </table:table-cell>
          <table:table-cell office:value-type="float" office:value="0.000283157" calcext:value-type="float">
            <text:p>0.000283157</text:p>
          </table:table-cell>
        </table:table-row>
        <table:table-row table:style-name="ro1">
          <table:table-cell office:value-type="float" office:value="3621.52" calcext:value-type="float">
            <text:p>3621.52</text:p>
          </table:table-cell>
          <table:table-cell office:value-type="float" office:value="0.000262922" calcext:value-type="float">
            <text:p>0.000262922</text:p>
          </table:table-cell>
        </table:table-row>
        <table:table-row table:style-name="ro1">
          <table:table-cell office:value-type="float" office:value="3630.69" calcext:value-type="float">
            <text:p>3630.69</text:p>
          </table:table-cell>
          <table:table-cell office:value-type="float" office:value="0.000199453" calcext:value-type="float">
            <text:p>0.000199453</text:p>
          </table:table-cell>
        </table:table-row>
        <table:table-row table:style-name="ro1">
          <table:table-cell office:value-type="float" office:value="3639.85" calcext:value-type="float">
            <text:p>3639.85</text:p>
          </table:table-cell>
          <table:table-cell office:value-type="float" office:value="0.000291583" calcext:value-type="float">
            <text:p>0.000291583</text:p>
          </table:table-cell>
        </table:table-row>
        <table:table-row table:style-name="ro1">
          <table:table-cell office:value-type="float" office:value="3649.02" calcext:value-type="float">
            <text:p>3649.02</text:p>
          </table:table-cell>
          <table:table-cell office:value-type="float" office:value="0.000402962" calcext:value-type="float">
            <text:p>0.000402962</text:p>
          </table:table-cell>
        </table:table-row>
        <table:table-row table:style-name="ro1">
          <table:table-cell office:value-type="float" office:value="3658.19" calcext:value-type="float">
            <text:p>3658.19</text:p>
          </table:table-cell>
          <table:table-cell office:value-type="float" office:value="0.000226209" calcext:value-type="float">
            <text:p>0.000226209</text:p>
          </table:table-cell>
        </table:table-row>
        <table:table-row table:style-name="ro1">
          <table:table-cell office:value-type="float" office:value="3667.36" calcext:value-type="float">
            <text:p>3667.36</text:p>
          </table:table-cell>
          <table:table-cell office:value-type="float" office:value="0.000995116" calcext:value-type="float">
            <text:p>0.000995116</text:p>
          </table:table-cell>
        </table:table-row>
        <table:table-row table:style-name="ro1">
          <table:table-cell office:value-type="float" office:value="3676.53" calcext:value-type="float">
            <text:p>3676.53</text:p>
          </table:table-cell>
          <table:table-cell office:value-type="float" office:value="0.000492596" calcext:value-type="float">
            <text:p>0.000492596</text:p>
          </table:table-cell>
        </table:table-row>
        <table:table-row table:style-name="ro1">
          <table:table-cell office:value-type="float" office:value="3685.7" calcext:value-type="float">
            <text:p>3685.7</text:p>
          </table:table-cell>
          <table:table-cell office:value-type="float" office:value="0.00198916" calcext:value-type="float">
            <text:p>0.00198916</text:p>
          </table:table-cell>
        </table:table-row>
        <table:table-row table:style-name="ro1">
          <table:table-cell office:value-type="float" office:value="3694.86" calcext:value-type="float">
            <text:p>3694.86</text:p>
          </table:table-cell>
          <table:table-cell office:value-type="float" office:value="0.0018963" calcext:value-type="float">
            <text:p>0.0018963</text:p>
          </table:table-cell>
        </table:table-row>
        <table:table-row table:style-name="ro1">
          <table:table-cell office:value-type="float" office:value="3704.03" calcext:value-type="float">
            <text:p>3704.03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float" office:value="3713.2" calcext:value-type="float">
            <text:p>3713.2</text:p>
          </table:table-cell>
          <table:table-cell office:value-type="float" office:value="0.0029074" calcext:value-type="float">
            <text:p>0.0029074</text:p>
          </table:table-cell>
        </table:table-row>
        <table:table-row table:style-name="ro1">
          <table:table-cell office:value-type="float" office:value="3722.37" calcext:value-type="float">
            <text:p>3722.37</text:p>
          </table:table-cell>
          <table:table-cell office:value-type="float" office:value="0.00209929" calcext:value-type="float">
            <text:p>0.00209929</text:p>
          </table:table-cell>
        </table:table-row>
        <table:table-row table:style-name="ro1">
          <table:table-cell office:value-type="float" office:value="3731.54" calcext:value-type="float">
            <text:p>3731.54</text:p>
          </table:table-cell>
          <table:table-cell office:value-type="float" office:value="0.00318367" calcext:value-type="float">
            <text:p>0.00318367</text:p>
          </table:table-cell>
        </table:table-row>
        <table:table-row table:style-name="ro1">
          <table:table-cell office:value-type="float" office:value="3740.71" calcext:value-type="float">
            <text:p>3740.71</text:p>
          </table:table-cell>
          <table:table-cell office:value-type="float" office:value="0.00692791" calcext:value-type="float">
            <text:p>0.00692791</text:p>
          </table:table-cell>
        </table:table-row>
        <table:table-row table:style-name="ro1">
          <table:table-cell office:value-type="float" office:value="3749.88" calcext:value-type="float">
            <text:p>3749.88</text:p>
          </table:table-cell>
          <table:table-cell office:value-type="float" office:value="0.00176918" calcext:value-type="float">
            <text:p>0.00176918</text:p>
          </table:table-cell>
        </table:table-row>
        <table:table-row table:style-name="ro1">
          <table:table-cell office:value-type="float" office:value="3759.04" calcext:value-type="float">
            <text:p>3759.04</text:p>
          </table:table-cell>
          <table:table-cell office:value-type="float" office:value="0.00134915" calcext:value-type="float">
            <text:p>0.00134915</text:p>
          </table:table-cell>
        </table:table-row>
        <table:table-row table:style-name="ro1">
          <table:table-cell office:value-type="float" office:value="3768.21" calcext:value-type="float">
            <text:p>3768.21</text:p>
          </table:table-cell>
          <table:table-cell office:value-type="float" office:value="0.00171607" calcext:value-type="float">
            <text:p>0.00171607</text:p>
          </table:table-cell>
        </table:table-row>
        <table:table-row table:style-name="ro1">
          <table:table-cell office:value-type="float" office:value="3777.38" calcext:value-type="float">
            <text:p>3777.38</text:p>
          </table:table-cell>
          <table:table-cell office:value-type="float" office:value="0.0010933" calcext:value-type="float">
            <text:p>0.0010933</text:p>
          </table:table-cell>
        </table:table-row>
        <table:table-row table:style-name="ro1">
          <table:table-cell office:value-type="float" office:value="3786.55" calcext:value-type="float">
            <text:p>3786.55</text:p>
          </table:table-cell>
          <table:table-cell office:value-type="float" office:value="0.00114654" calcext:value-type="float">
            <text:p>0.00114654</text:p>
          </table:table-cell>
        </table:table-row>
        <table:table-row table:style-name="ro1">
          <table:table-cell office:value-type="float" office:value="3795.72" calcext:value-type="float">
            <text:p>3795.72</text:p>
          </table:table-cell>
          <table:table-cell office:value-type="float" office:value="0.000904686" calcext:value-type="float">
            <text:p>0.000904686</text:p>
          </table:table-cell>
        </table:table-row>
        <table:table-row table:style-name="ro1">
          <table:table-cell office:value-type="float" office:value="3804.89" calcext:value-type="float">
            <text:p>3804.89</text:p>
          </table:table-cell>
          <table:table-cell office:value-type="float" office:value="0.000340066" calcext:value-type="float">
            <text:p>0.000340066</text:p>
          </table:table-cell>
        </table:table-row>
        <table:table-row table:style-name="ro1">
          <table:table-cell office:value-type="float" office:value="3814.05" calcext:value-type="float">
            <text:p>3814.05</text:p>
          </table:table-cell>
          <table:table-cell office:value-type="float" office:value="0.000626905" calcext:value-type="float">
            <text:p>0.000626905</text:p>
          </table:table-cell>
        </table:table-row>
        <table:table-row table:style-name="ro1">
          <table:table-cell office:value-type="float" office:value="3823.22" calcext:value-type="float">
            <text:p>3823.22</text:p>
          </table:table-cell>
          <table:table-cell office:value-type="float" office:value="0.000355591" calcext:value-type="float">
            <text:p>0.000355591</text:p>
          </table:table-cell>
        </table:table-row>
        <table:table-row table:style-name="ro1">
          <table:table-cell office:value-type="float" office:value="3832.39" calcext:value-type="float">
            <text:p>3832.39</text:p>
          </table:table-cell>
          <table:table-cell office:value-type="float" office:value="0.000382348" calcext:value-type="float">
            <text:p>0.000382348</text:p>
          </table:table-cell>
        </table:table-row>
        <table:table-row table:style-name="ro1">
          <table:table-cell office:value-type="float" office:value="3841.56" calcext:value-type="float">
            <text:p>3841.56</text:p>
          </table:table-cell>
          <table:table-cell office:value-type="float" office:value="0.000356437" calcext:value-type="float">
            <text:p>0.000356437</text:p>
          </table:table-cell>
        </table:table-row>
        <table:table-row table:style-name="ro1">
          <table:table-cell office:value-type="float" office:value="3850.73" calcext:value-type="float">
            <text:p>3850.73</text:p>
          </table:table-cell>
          <table:table-cell office:value-type="float" office:value="0.000757022" calcext:value-type="float">
            <text:p>0.000757022</text:p>
          </table:table-cell>
        </table:table-row>
        <table:table-row table:style-name="ro1">
          <table:table-cell office:value-type="float" office:value="3859.9" calcext:value-type="float">
            <text:p>3859.9</text:p>
          </table:table-cell>
          <table:table-cell office:value-type="float" office:value="0.000121468" calcext:value-type="float">
            <text:p>0.000121468</text:p>
          </table:table-cell>
        </table:table-row>
        <table:table-row table:style-name="ro1">
          <table:table-cell office:value-type="float" office:value="3869.06" calcext:value-type="float">
            <text:p>3869.06</text:p>
          </table:table-cell>
          <table:table-cell office:value-type="float" office:value="0.000159092" calcext:value-type="float">
            <text:p>0.000159092</text:p>
          </table:table-cell>
        </table:table-row>
        <table:table-row table:style-name="ro1">
          <table:table-cell office:value-type="float" office:value="3878.23" calcext:value-type="float">
            <text:p>3878.23</text:p>
          </table:table-cell>
          <table:table-cell office:value-type="float" office:value="0.00032048" calcext:value-type="float">
            <text:p>0.00032048</text:p>
          </table:table-cell>
        </table:table-row>
        <table:table-row table:style-name="ro1">
          <table:table-cell office:value-type="float" office:value="3887.4" calcext:value-type="float">
            <text:p>3887.4</text:p>
          </table:table-cell>
          <table:table-cell office:value-type="float" office:value="0.000731606" calcext:value-type="float">
            <text:p>0.000731606</text:p>
          </table:table-cell>
        </table:table-row>
        <table:table-row table:style-name="ro1">
          <table:table-cell office:value-type="float" office:value="3896.57" calcext:value-type="float">
            <text:p>3896.57</text:p>
          </table:table-cell>
          <table:table-cell office:value-type="float" office:value="0.0005902" calcext:value-type="float">
            <text:p>0.0005902</text:p>
          </table:table-cell>
        </table:table-row>
        <table:table-row table:style-name="ro1">
          <table:table-cell office:value-type="float" office:value="3905.74" calcext:value-type="float">
            <text:p>3905.74</text:p>
          </table:table-cell>
          <table:table-cell office:value-type="float" office:value="0.00194816" calcext:value-type="float">
            <text:p>0.00194816</text:p>
          </table:table-cell>
        </table:table-row>
        <table:table-row table:style-name="ro1">
          <table:table-cell office:value-type="float" office:value="3914.91" calcext:value-type="float">
            <text:p>3914.91</text:p>
          </table:table-cell>
          <table:table-cell office:value-type="float" office:value="0.000843603" calcext:value-type="float">
            <text:p>0.000843603</text:p>
          </table:table-cell>
        </table:table-row>
        <table:table-row table:style-name="ro1">
          <table:table-cell office:value-type="float" office:value="3924.07" calcext:value-type="float">
            <text:p>3924.07</text:p>
          </table:table-cell>
          <table:table-cell office:value-type="float" office:value="0.000624886" calcext:value-type="float">
            <text:p>0.000624886</text:p>
          </table:table-cell>
        </table:table-row>
        <table:table-row table:style-name="ro1">
          <table:table-cell office:value-type="float" office:value="3933.24" calcext:value-type="float">
            <text:p>3933.24</text:p>
          </table:table-cell>
          <table:table-cell office:value-type="float" office:value="0.00342375" calcext:value-type="float">
            <text:p>0.00342375</text:p>
          </table:table-cell>
        </table:table-row>
        <table:table-row table:style-name="ro1">
          <table:table-cell office:value-type="float" office:value="3942.41" calcext:value-type="float">
            <text:p>3942.41</text:p>
          </table:table-cell>
          <table:table-cell office:value-type="float" office:value="0.00293166" calcext:value-type="float">
            <text:p>0.00293166</text:p>
          </table:table-cell>
        </table:table-row>
        <table:table-row table:style-name="ro1">
          <table:table-cell office:value-type="float" office:value="3951.58" calcext:value-type="float">
            <text:p>3951.58</text:p>
          </table:table-cell>
          <table:table-cell office:value-type="float" office:value="0.00776794" calcext:value-type="float">
            <text:p>0.00776794</text:p>
          </table:table-cell>
        </table:table-row>
        <table:table-row table:style-name="ro1">
          <table:table-cell office:value-type="float" office:value="3960.75" calcext:value-type="float">
            <text:p>3960.75</text:p>
          </table:table-cell>
          <table:table-cell office:value-type="float" office:value="0.00798684" calcext:value-type="float">
            <text:p>0.00798684</text:p>
          </table:table-cell>
        </table:table-row>
        <table:table-row table:style-name="ro1">
          <table:table-cell office:value-type="float" office:value="3969.92" calcext:value-type="float">
            <text:p>3969.92</text:p>
          </table:table-cell>
          <table:table-cell office:value-type="float" office:value="0.00498238" calcext:value-type="float">
            <text:p>0.00498238</text:p>
          </table:table-cell>
        </table:table-row>
        <table:table-row table:style-name="ro1">
          <table:table-cell office:value-type="float" office:value="3979.09" calcext:value-type="float">
            <text:p>3979.09</text:p>
          </table:table-cell>
          <table:table-cell office:value-type="float" office:value="0.00258778" calcext:value-type="float">
            <text:p>0.00258778</text:p>
          </table:table-cell>
        </table:table-row>
        <table:table-row table:style-name="ro1">
          <table:table-cell office:value-type="float" office:value="3988.25" calcext:value-type="float">
            <text:p>3988.25</text:p>
          </table:table-cell>
          <table:table-cell office:value-type="float" office:value="0.00146468" calcext:value-type="float">
            <text:p>0.00146468</text:p>
          </table:table-cell>
        </table:table-row>
        <table:table-row table:style-name="ro1">
          <table:table-cell office:value-type="float" office:value="3997.42" calcext:value-type="float">
            <text:p>3997.42</text:p>
          </table:table-cell>
          <table:table-cell office:value-type="float" office:value="0.00138484" calcext:value-type="float">
            <text:p>0.00138484</text:p>
          </table:table-cell>
        </table:table-row>
        <table:table-row table:style-name="ro1">
          <table:table-cell office:value-type="float" office:value="4006.59" calcext:value-type="float">
            <text:p>4006.59</text:p>
          </table:table-cell>
          <table:table-cell office:value-type="float" office:value="0.000329077" calcext:value-type="float">
            <text:p>0.000329077</text:p>
          </table:table-cell>
        </table:table-row>
        <table:table-row table:style-name="ro1">
          <table:table-cell office:value-type="float" office:value="4015.76" calcext:value-type="float">
            <text:p>4015.76</text:p>
          </table:table-cell>
          <table:table-cell office:value-type="float" office:value="0.00100829" calcext:value-type="float">
            <text:p>0.00100829</text:p>
          </table:table-cell>
        </table:table-row>
        <table:table-row table:style-name="ro1">
          <table:table-cell office:value-type="float" office:value="4024.93" calcext:value-type="float">
            <text:p>4024.93</text:p>
          </table:table-cell>
          <table:table-cell office:value-type="float" office:value="0.000720106" calcext:value-type="float">
            <text:p>0.000720106</text:p>
          </table:table-cell>
        </table:table-row>
        <table:table-row table:style-name="ro1">
          <table:table-cell office:value-type="float" office:value="4034.1" calcext:value-type="float">
            <text:p>4034.1</text:p>
          </table:table-cell>
          <table:table-cell office:value-type="float" office:value="0.000864776" calcext:value-type="float">
            <text:p>0.000864776</text:p>
          </table:table-cell>
        </table:table-row>
        <table:table-row table:style-name="ro1">
          <table:table-cell office:value-type="float" office:value="4043.26" calcext:value-type="float">
            <text:p>4043.26</text:p>
          </table:table-cell>
          <table:table-cell office:value-type="float" office:value="0.000563308" calcext:value-type="float">
            <text:p>0.000563308</text:p>
          </table:table-cell>
        </table:table-row>
        <table:table-row table:style-name="ro1">
          <table:table-cell office:value-type="float" office:value="4052.43" calcext:value-type="float">
            <text:p>4052.43</text:p>
          </table:table-cell>
          <table:table-cell office:value-type="float" office:value="0.000617903" calcext:value-type="float">
            <text:p>0.000617903</text:p>
          </table:table-cell>
        </table:table-row>
        <table:table-row table:style-name="ro1">
          <table:table-cell office:value-type="float" office:value="4061.6" calcext:value-type="float">
            <text:p>4061.6</text:p>
          </table:table-cell>
          <table:table-cell office:value-type="float" office:value="0.000631383" calcext:value-type="float">
            <text:p>0.000631383</text:p>
          </table:table-cell>
        </table:table-row>
        <table:table-row table:style-name="ro1">
          <table:table-cell office:value-type="float" office:value="4070.77" calcext:value-type="float">
            <text:p>4070.77</text:p>
          </table:table-cell>
          <table:table-cell office:value-type="float" office:value="0.000782927" calcext:value-type="float">
            <text:p>0.000782927</text:p>
          </table:table-cell>
        </table:table-row>
        <table:table-row table:style-name="ro1">
          <table:table-cell office:value-type="float" office:value="4079.94" calcext:value-type="float">
            <text:p>4079.94</text:p>
          </table:table-cell>
          <table:table-cell office:value-type="float" office:value="0.000296362" calcext:value-type="float">
            <text:p>0.000296362</text:p>
          </table:table-cell>
        </table:table-row>
        <table:table-row table:style-name="ro1">
          <table:table-cell office:value-type="float" office:value="4089.11" calcext:value-type="float">
            <text:p>4089.11</text:p>
          </table:table-cell>
          <table:table-cell office:value-type="float" office:value="0.00126091" calcext:value-type="float">
            <text:p>0.00126091</text:p>
          </table:table-cell>
        </table:table-row>
        <table:table-row table:style-name="ro1">
          <table:table-cell office:value-type="float" office:value="4098.27" calcext:value-type="float">
            <text:p>4098.27</text:p>
          </table:table-cell>
          <table:table-cell office:value-type="float" office:value="0.00170427" calcext:value-type="float">
            <text:p>0.00170427</text:p>
          </table:table-cell>
        </table:table-row>
        <table:table-row table:style-name="ro1">
          <table:table-cell office:value-type="float" office:value="4107.44" calcext:value-type="float">
            <text:p>4107.44</text:p>
          </table:table-cell>
          <table:table-cell office:value-type="float" office:value="0.00159855" calcext:value-type="float">
            <text:p>0.00159855</text:p>
          </table:table-cell>
        </table:table-row>
        <table:table-row table:style-name="ro1">
          <table:table-cell office:value-type="float" office:value="4116.61" calcext:value-type="float">
            <text:p>4116.61</text:p>
          </table:table-cell>
          <table:table-cell office:value-type="float" office:value="0.00120151" calcext:value-type="float">
            <text:p>0.00120151</text:p>
          </table:table-cell>
        </table:table-row>
        <table:table-row table:style-name="ro1">
          <table:table-cell office:value-type="float" office:value="4125.78" calcext:value-type="float">
            <text:p>4125.78</text:p>
          </table:table-cell>
          <table:table-cell office:value-type="float" office:value="0.00114846" calcext:value-type="float">
            <text:p>0.00114846</text:p>
          </table:table-cell>
        </table:table-row>
        <table:table-row table:style-name="ro1">
          <table:table-cell office:value-type="float" office:value="4134.95" calcext:value-type="float">
            <text:p>4134.95</text:p>
          </table:table-cell>
          <table:table-cell office:value-type="float" office:value="0.0023043" calcext:value-type="float">
            <text:p>0.0023043</text:p>
          </table:table-cell>
        </table:table-row>
        <table:table-row table:style-name="ro1">
          <table:table-cell office:value-type="float" office:value="4144.12" calcext:value-type="float">
            <text:p>4144.12</text:p>
          </table:table-cell>
          <table:table-cell office:value-type="float" office:value="0.00128251" calcext:value-type="float">
            <text:p>0.00128251</text:p>
          </table:table-cell>
        </table:table-row>
        <table:table-row table:style-name="ro1">
          <table:table-cell office:value-type="float" office:value="4153.28" calcext:value-type="float">
            <text:p>4153.28</text:p>
          </table:table-cell>
          <table:table-cell office:value-type="float" office:value="0.00510052" calcext:value-type="float">
            <text:p>0.00510052</text:p>
          </table:table-cell>
        </table:table-row>
        <table:table-row table:style-name="ro1">
          <table:table-cell office:value-type="float" office:value="4162.45" calcext:value-type="float">
            <text:p>4162.45</text:p>
          </table:table-cell>
          <table:table-cell office:value-type="float" office:value="0.00472268" calcext:value-type="float">
            <text:p>0.00472268</text:p>
          </table:table-cell>
        </table:table-row>
        <table:table-row table:style-name="ro1">
          <table:table-cell office:value-type="float" office:value="4171.62" calcext:value-type="float">
            <text:p>4171.62</text:p>
          </table:table-cell>
          <table:table-cell office:value-type="float" office:value="0.00945011" calcext:value-type="float">
            <text:p>0.00945011</text:p>
          </table:table-cell>
        </table:table-row>
        <table:table-row table:style-name="ro1">
          <table:table-cell office:value-type="float" office:value="4180.79" calcext:value-type="float">
            <text:p>4180.79</text:p>
          </table:table-cell>
          <table:table-cell office:value-type="float" office:value="0.00958012" calcext:value-type="float">
            <text:p>0.00958012</text:p>
          </table:table-cell>
        </table:table-row>
        <table:table-row table:style-name="ro1">
          <table:table-cell office:value-type="float" office:value="4189.96" calcext:value-type="float">
            <text:p>4189.96</text:p>
          </table:table-cell>
          <table:table-cell office:value-type="float" office:value="0.00437945" calcext:value-type="float">
            <text:p>0.00437945</text:p>
          </table:table-cell>
        </table:table-row>
        <table:table-row table:style-name="ro1">
          <table:table-cell office:value-type="float" office:value="4199.13" calcext:value-type="float">
            <text:p>4199.13</text:p>
          </table:table-cell>
          <table:table-cell office:value-type="float" office:value="0.00309533" calcext:value-type="float">
            <text:p>0.00309533</text:p>
          </table:table-cell>
        </table:table-row>
        <table:table-row table:style-name="ro1">
          <table:table-cell office:value-type="float" office:value="4208.3" calcext:value-type="float">
            <text:p>4208.3</text:p>
          </table:table-cell>
          <table:table-cell office:value-type="float" office:value="0.000562664" calcext:value-type="float">
            <text:p>0.000562664</text:p>
          </table:table-cell>
        </table:table-row>
        <table:table-row table:style-name="ro1">
          <table:table-cell office:value-type="float" office:value="4217.46" calcext:value-type="float">
            <text:p>4217.46</text:p>
          </table:table-cell>
          <table:table-cell office:value-type="float" office:value="0.00161854" calcext:value-type="float">
            <text:p>0.00161854</text:p>
          </table:table-cell>
        </table:table-row>
        <table:table-row table:style-name="ro1">
          <table:table-cell office:value-type="float" office:value="4226.63" calcext:value-type="float">
            <text:p>4226.63</text:p>
          </table:table-cell>
          <table:table-cell office:value-type="float" office:value="0.00190881" calcext:value-type="float">
            <text:p>0.00190881</text:p>
          </table:table-cell>
        </table:table-row>
        <table:table-row table:style-name="ro1">
          <table:table-cell office:value-type="float" office:value="4235.8" calcext:value-type="float">
            <text:p>4235.8</text:p>
          </table:table-cell>
          <table:table-cell office:value-type="float" office:value="0.00101991" calcext:value-type="float">
            <text:p>0.00101991</text:p>
          </table:table-cell>
        </table:table-row>
        <table:table-row table:style-name="ro1">
          <table:table-cell office:value-type="float" office:value="4244.97" calcext:value-type="float">
            <text:p>4244.97</text:p>
          </table:table-cell>
          <table:table-cell office:value-type="float" office:value="0.00174195" calcext:value-type="float">
            <text:p>0.00174195</text:p>
          </table:table-cell>
        </table:table-row>
        <table:table-row table:style-name="ro1">
          <table:table-cell office:value-type="float" office:value="4254.14" calcext:value-type="float">
            <text:p>4254.14</text:p>
          </table:table-cell>
          <table:table-cell office:value-type="float" office:value="0.000856606" calcext:value-type="float">
            <text:p>0.000856606</text:p>
          </table:table-cell>
        </table:table-row>
        <table:table-row table:style-name="ro1">
          <table:table-cell office:value-type="float" office:value="4263.31" calcext:value-type="float">
            <text:p>4263.31</text:p>
          </table:table-cell>
          <table:table-cell office:value-type="float" office:value="0.000559532" calcext:value-type="float">
            <text:p>0.000559532</text:p>
          </table:table-cell>
        </table:table-row>
        <table:table-row table:style-name="ro1">
          <table:table-cell office:value-type="float" office:value="4272.47" calcext:value-type="float">
            <text:p>4272.47</text:p>
          </table:table-cell>
          <table:table-cell office:value-type="float" office:value="0.00118427" calcext:value-type="float">
            <text:p>0.00118427</text:p>
          </table:table-cell>
        </table:table-row>
        <table:table-row table:style-name="ro1">
          <table:table-cell office:value-type="float" office:value="4281.64" calcext:value-type="float">
            <text:p>4281.64</text:p>
          </table:table-cell>
          <table:table-cell office:value-type="float" office:value="0.000432556" calcext:value-type="float">
            <text:p>0.000432556</text:p>
          </table:table-cell>
        </table:table-row>
        <table:table-row table:style-name="ro1">
          <table:table-cell office:value-type="float" office:value="4290.81" calcext:value-type="float">
            <text:p>4290.81</text:p>
          </table:table-cell>
          <table:table-cell office:value-type="float" office:value="0.00125333" calcext:value-type="float">
            <text:p>0.00125333</text:p>
          </table:table-cell>
        </table:table-row>
        <table:table-row table:style-name="ro1">
          <table:table-cell office:value-type="float" office:value="4299.98" calcext:value-type="float">
            <text:p>4299.98</text:p>
          </table:table-cell>
          <table:table-cell office:value-type="float" office:value="0.000614849" calcext:value-type="float">
            <text:p>0.000614849</text:p>
          </table:table-cell>
        </table:table-row>
        <table:table-row table:style-name="ro1">
          <table:table-cell office:value-type="float" office:value="4309.15" calcext:value-type="float">
            <text:p>4309.15</text:p>
          </table:table-cell>
          <table:table-cell office:value-type="float" office:value="0.000961585" calcext:value-type="float">
            <text:p>0.000961585</text:p>
          </table:table-cell>
        </table:table-row>
        <table:table-row table:style-name="ro1">
          <table:table-cell office:value-type="float" office:value="4318.32" calcext:value-type="float">
            <text:p>4318.32</text:p>
          </table:table-cell>
          <table:table-cell office:value-type="float" office:value="0.000719529" calcext:value-type="float">
            <text:p>0.000719529</text:p>
          </table:table-cell>
        </table:table-row>
        <table:table-row table:style-name="ro1">
          <table:table-cell office:value-type="float" office:value="4327.48" calcext:value-type="float">
            <text:p>4327.48</text:p>
          </table:table-cell>
          <table:table-cell office:value-type="float" office:value="0.00105979" calcext:value-type="float">
            <text:p>0.00105979</text:p>
          </table:table-cell>
        </table:table-row>
        <table:table-row table:style-name="ro1">
          <table:table-cell office:value-type="float" office:value="4336.65" calcext:value-type="float">
            <text:p>4336.65</text:p>
          </table:table-cell>
          <table:table-cell office:value-type="float" office:value="0.00219217" calcext:value-type="float">
            <text:p>0.00219217</text:p>
          </table:table-cell>
        </table:table-row>
        <table:table-row table:style-name="ro1">
          <table:table-cell office:value-type="float" office:value="4345.82" calcext:value-type="float">
            <text:p>4345.82</text:p>
          </table:table-cell>
          <table:table-cell office:value-type="float" office:value="0.000632143" calcext:value-type="float">
            <text:p>0.000632143</text:p>
          </table:table-cell>
        </table:table-row>
        <table:table-row table:style-name="ro1">
          <table:table-cell office:value-type="float" office:value="4354.99" calcext:value-type="float">
            <text:p>4354.99</text:p>
          </table:table-cell>
          <table:table-cell office:value-type="float" office:value="0.000787727" calcext:value-type="float">
            <text:p>0.000787727</text:p>
          </table:table-cell>
        </table:table-row>
        <table:table-row table:style-name="ro1">
          <table:table-cell office:value-type="float" office:value="4364.16" calcext:value-type="float">
            <text:p>4364.16</text:p>
          </table:table-cell>
          <table:table-cell office:value-type="float" office:value="0.000331761" calcext:value-type="float">
            <text:p>0.000331761</text:p>
          </table:table-cell>
        </table:table-row>
        <table:table-row table:style-name="ro1">
          <table:table-cell office:value-type="float" office:value="4373.33" calcext:value-type="float">
            <text:p>4373.33</text:p>
          </table:table-cell>
          <table:table-cell office:value-type="float" office:value="0.00206357" calcext:value-type="float">
            <text:p>0.00206357</text:p>
          </table:table-cell>
        </table:table-row>
        <table:table-row table:style-name="ro1">
          <table:table-cell office:value-type="float" office:value="4382.49" calcext:value-type="float">
            <text:p>4382.49</text:p>
          </table:table-cell>
          <table:table-cell office:value-type="float" office:value="0.00303594" calcext:value-type="float">
            <text:p>0.00303594</text:p>
          </table:table-cell>
        </table:table-row>
        <table:table-row table:style-name="ro1">
          <table:table-cell office:value-type="float" office:value="4391.66" calcext:value-type="float">
            <text:p>4391.66</text:p>
          </table:table-cell>
          <table:table-cell office:value-type="float" office:value="0.00962261" calcext:value-type="float">
            <text:p>0.00962261</text:p>
          </table:table-cell>
        </table:table-row>
        <table:table-row table:style-name="ro1">
          <table:table-cell office:value-type="float" office:value="4400.83" calcext:value-type="float">
            <text:p>4400.83</text:p>
          </table:table-cell>
          <table:table-cell office:value-type="float" office:value="0.00771879" calcext:value-type="float">
            <text:p>0.00771879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0.00406463" calcext:value-type="float">
            <text:p>0.00406463</text:p>
          </table:table-cell>
        </table:table-row>
        <table:table-row table:style-name="ro1">
          <table:table-cell office:value-type="float" office:value="4419.17" calcext:value-type="float">
            <text:p>4419.17</text:p>
          </table:table-cell>
          <table:table-cell office:value-type="float" office:value="0.00186959" calcext:value-type="float">
            <text:p>0.00186959</text:p>
          </table:table-cell>
        </table:table-row>
        <table:table-row table:style-name="ro1">
          <table:table-cell office:value-type="float" office:value="4428.34" calcext:value-type="float">
            <text:p>4428.34</text:p>
          </table:table-cell>
          <table:table-cell office:value-type="float" office:value="0.00312655" calcext:value-type="float">
            <text:p>0.00312655</text:p>
          </table:table-cell>
        </table:table-row>
        <table:table-row table:style-name="ro1">
          <table:table-cell office:value-type="float" office:value="4437.51" calcext:value-type="float">
            <text:p>4437.51</text:p>
          </table:table-cell>
          <table:table-cell office:value-type="float" office:value="0.00168118" calcext:value-type="float">
            <text:p>0.00168118</text:p>
          </table:table-cell>
        </table:table-row>
        <table:table-row table:style-name="ro1">
          <table:table-cell office:value-type="float" office:value="4446.67" calcext:value-type="float">
            <text:p>4446.67</text:p>
          </table:table-cell>
          <table:table-cell office:value-type="float" office:value="0.00171398" calcext:value-type="float">
            <text:p>0.00171398</text:p>
          </table:table-cell>
        </table:table-row>
        <table:table-row table:style-name="ro1">
          <table:table-cell office:value-type="float" office:value="4455.84" calcext:value-type="float">
            <text:p>4455.84</text:p>
          </table:table-cell>
          <table:table-cell office:value-type="float" office:value="0.00126053" calcext:value-type="float">
            <text:p>0.00126053</text:p>
          </table:table-cell>
        </table:table-row>
        <table:table-row table:style-name="ro1">
          <table:table-cell office:value-type="float" office:value="4465.01" calcext:value-type="float">
            <text:p>4465.01</text:p>
          </table:table-cell>
          <table:table-cell office:value-type="float" office:value="0.00141876" calcext:value-type="float">
            <text:p>0.00141876</text:p>
          </table:table-cell>
        </table:table-row>
        <table:table-row table:style-name="ro1">
          <table:table-cell office:value-type="float" office:value="4474.18" calcext:value-type="float">
            <text:p>4474.18</text:p>
          </table:table-cell>
          <table:table-cell office:value-type="float" office:value="0.00127902" calcext:value-type="float">
            <text:p>0.00127902</text:p>
          </table:table-cell>
        </table:table-row>
        <table:table-row table:style-name="ro1">
          <table:table-cell office:value-type="float" office:value="4483.35" calcext:value-type="float">
            <text:p>4483.35</text:p>
          </table:table-cell>
          <table:table-cell office:value-type="float" office:value="0.00139678" calcext:value-type="float">
            <text:p>0.00139678</text:p>
          </table:table-cell>
        </table:table-row>
        <table:table-row table:style-name="ro1">
          <table:table-cell office:value-type="float" office:value="4492.52" calcext:value-type="float">
            <text:p>4492.52</text:p>
          </table:table-cell>
          <table:table-cell office:value-type="float" office:value="0.000290091" calcext:value-type="float">
            <text:p>0.000290091</text:p>
          </table:table-cell>
        </table:table-row>
        <table:table-row table:style-name="ro1">
          <table:table-cell office:value-type="float" office:value="4501.68" calcext:value-type="float">
            <text:p>4501.68</text:p>
          </table:table-cell>
          <table:table-cell office:value-type="float" office:value="0.0015581" calcext:value-type="float">
            <text:p>0.0015581</text:p>
          </table:table-cell>
        </table:table-row>
        <table:table-row table:style-name="ro1">
          <table:table-cell office:value-type="float" office:value="4510.85" calcext:value-type="float">
            <text:p>4510.85</text:p>
          </table:table-cell>
          <table:table-cell office:value-type="float" office:value="0.00116368" calcext:value-type="float">
            <text:p>0.00116368</text:p>
          </table:table-cell>
        </table:table-row>
        <table:table-row table:style-name="ro1">
          <table:table-cell office:value-type="float" office:value="4520.02" calcext:value-type="float">
            <text:p>4520.02</text:p>
          </table:table-cell>
          <table:table-cell office:value-type="float" office:value="0.00114533" calcext:value-type="float">
            <text:p>0.00114533</text:p>
          </table:table-cell>
        </table:table-row>
        <table:table-row table:style-name="ro1">
          <table:table-cell office:value-type="float" office:value="4529.19" calcext:value-type="float">
            <text:p>4529.19</text:p>
          </table:table-cell>
          <table:table-cell office:value-type="float" office:value="0.000546274" calcext:value-type="float">
            <text:p>0.000546274</text:p>
          </table:table-cell>
        </table:table-row>
        <table:table-row table:style-name="ro1">
          <table:table-cell office:value-type="float" office:value="4538.36" calcext:value-type="float">
            <text:p>4538.36</text:p>
          </table:table-cell>
          <table:table-cell office:value-type="float" office:value="0.00213313" calcext:value-type="float">
            <text:p>0.00213313</text:p>
          </table:table-cell>
        </table:table-row>
        <table:table-row table:style-name="ro1">
          <table:table-cell office:value-type="float" office:value="4547.53" calcext:value-type="float">
            <text:p>4547.53</text:p>
          </table:table-cell>
          <table:table-cell office:value-type="float" office:value="0.000802249" calcext:value-type="float">
            <text:p>0.000802249</text:p>
          </table:table-cell>
        </table:table-row>
        <table:table-row table:style-name="ro1">
          <table:table-cell office:value-type="float" office:value="4556.69" calcext:value-type="float">
            <text:p>4556.69</text:p>
          </table:table-cell>
          <table:table-cell office:value-type="float" office:value="0.000946476" calcext:value-type="float">
            <text:p>0.000946476</text:p>
          </table:table-cell>
        </table:table-row>
        <table:table-row table:style-name="ro1">
          <table:table-cell office:value-type="float" office:value="4565.86" calcext:value-type="float">
            <text:p>4565.86</text:p>
          </table:table-cell>
          <table:table-cell office:value-type="float" office:value="0.000937505" calcext:value-type="float">
            <text:p>0.000937505</text:p>
          </table:table-cell>
        </table:table-row>
        <table:table-row table:style-name="ro1">
          <table:table-cell office:value-type="float" office:value="4575.03" calcext:value-type="float">
            <text:p>4575.03</text:p>
          </table:table-cell>
          <table:table-cell office:value-type="float" office:value="0.00114498" calcext:value-type="float">
            <text:p>0.00114498</text:p>
          </table:table-cell>
        </table:table-row>
        <table:table-row table:style-name="ro1">
          <table:table-cell office:value-type="float" office:value="4584.2" calcext:value-type="float">
            <text:p>4584.2</text:p>
          </table:table-cell>
          <table:table-cell office:value-type="float" office:value="0.00176324" calcext:value-type="float">
            <text:p>0.00176324</text:p>
          </table:table-cell>
        </table:table-row>
        <table:table-row table:style-name="ro1">
          <table:table-cell office:value-type="float" office:value="4593.37" calcext:value-type="float">
            <text:p>4593.37</text:p>
          </table:table-cell>
          <table:table-cell office:value-type="float" office:value="0.00392896" calcext:value-type="float">
            <text:p>0.00392896</text:p>
          </table:table-cell>
        </table:table-row>
        <table:table-row table:style-name="ro1">
          <table:table-cell office:value-type="float" office:value="4602.54" calcext:value-type="float">
            <text:p>4602.54</text:p>
          </table:table-cell>
          <table:table-cell office:value-type="float" office:value="0.00900333" calcext:value-type="float">
            <text:p>0.00900333</text:p>
          </table:table-cell>
        </table:table-row>
        <table:table-row table:style-name="ro1">
          <table:table-cell office:value-type="float" office:value="4611.7" calcext:value-type="float">
            <text:p>4611.7</text:p>
          </table:table-cell>
          <table:table-cell office:value-type="float" office:value="0.0166472" calcext:value-type="float">
            <text:p>0.0166472</text:p>
          </table:table-cell>
        </table:table-row>
        <table:table-row table:style-name="ro1">
          <table:table-cell office:value-type="float" office:value="4620.87" calcext:value-type="float">
            <text:p>4620.87</text:p>
          </table:table-cell>
          <table:table-cell office:value-type="float" office:value="0.00920846" calcext:value-type="float">
            <text:p>0.00920846</text:p>
          </table:table-cell>
        </table:table-row>
        <table:table-row table:style-name="ro1">
          <table:table-cell office:value-type="float" office:value="4630.04" calcext:value-type="float">
            <text:p>4630.04</text:p>
          </table:table-cell>
          <table:table-cell office:value-type="float" office:value="0.00425846" calcext:value-type="float">
            <text:p>0.00425846</text:p>
          </table:table-cell>
        </table:table-row>
        <table:table-row table:style-name="ro1">
          <table:table-cell office:value-type="float" office:value="4639.21" calcext:value-type="float">
            <text:p>4639.21</text:p>
          </table:table-cell>
          <table:table-cell office:value-type="float" office:value="0.00311156" calcext:value-type="float">
            <text:p>0.00311156</text:p>
          </table:table-cell>
        </table:table-row>
        <table:table-row table:style-name="ro1">
          <table:table-cell office:value-type="float" office:value="4648.38" calcext:value-type="float">
            <text:p>4648.38</text:p>
          </table:table-cell>
          <table:table-cell office:value-type="float" office:value="0.00243574" calcext:value-type="float">
            <text:p>0.00243574</text:p>
          </table:table-cell>
        </table:table-row>
        <table:table-row table:style-name="ro1">
          <table:table-cell office:value-type="float" office:value="4657.55" calcext:value-type="float">
            <text:p>4657.55</text:p>
          </table:table-cell>
          <table:table-cell office:value-type="float" office:value="0.00125015" calcext:value-type="float">
            <text:p>0.00125015</text:p>
          </table:table-cell>
        </table:table-row>
        <table:table-row table:style-name="ro1">
          <table:table-cell office:value-type="float" office:value="4666.72" calcext:value-type="float">
            <text:p>4666.72</text:p>
          </table:table-cell>
          <table:table-cell office:value-type="float" office:value="0.000919064" calcext:value-type="float">
            <text:p>0.000919064</text:p>
          </table:table-cell>
        </table:table-row>
        <table:table-row table:style-name="ro1">
          <table:table-cell office:value-type="float" office:value="4675.88" calcext:value-type="float">
            <text:p>4675.88</text:p>
          </table:table-cell>
          <table:table-cell office:value-type="float" office:value="0.00126011" calcext:value-type="float">
            <text:p>0.00126011</text:p>
          </table:table-cell>
        </table:table-row>
        <table:table-row table:style-name="ro1">
          <table:table-cell office:value-type="float" office:value="4685.05" calcext:value-type="float">
            <text:p>4685.05</text:p>
          </table:table-cell>
          <table:table-cell office:value-type="float" office:value="0.0008225" calcext:value-type="float">
            <text:p>0.0008225</text:p>
          </table:table-cell>
        </table:table-row>
        <table:table-row table:style-name="ro1">
          <table:table-cell office:value-type="float" office:value="4694.22" calcext:value-type="float">
            <text:p>4694.22</text:p>
          </table:table-cell>
          <table:table-cell office:value-type="float" office:value="0.000756461" calcext:value-type="float">
            <text:p>0.000756461</text:p>
          </table:table-cell>
        </table:table-row>
        <table:table-row table:style-name="ro1">
          <table:table-cell office:value-type="float" office:value="4703.39" calcext:value-type="float">
            <text:p>4703.39</text:p>
          </table:table-cell>
          <table:table-cell office:value-type="float" office:value="0.0013095" calcext:value-type="float">
            <text:p>0.0013095</text:p>
          </table:table-cell>
        </table:table-row>
        <table:table-row table:style-name="ro1">
          <table:table-cell office:value-type="float" office:value="4712.56" calcext:value-type="float">
            <text:p>4712.56</text:p>
          </table:table-cell>
          <table:table-cell office:value-type="float" office:value="0.00166109" calcext:value-type="float">
            <text:p>0.00166109</text:p>
          </table:table-cell>
        </table:table-row>
        <table:table-row table:style-name="ro1">
          <table:table-cell office:value-type="float" office:value="4721.73" calcext:value-type="float">
            <text:p>4721.73</text:p>
          </table:table-cell>
          <table:table-cell office:value-type="float" office:value="0.00157874" calcext:value-type="float">
            <text:p>0.00157874</text:p>
          </table:table-cell>
        </table:table-row>
        <table:table-row table:style-name="ro1">
          <table:table-cell office:value-type="float" office:value="4730.89" calcext:value-type="float">
            <text:p>4730.89</text:p>
          </table:table-cell>
          <table:table-cell office:value-type="float" office:value="0.000807917" calcext:value-type="float">
            <text:p>0.000807917</text:p>
          </table:table-cell>
        </table:table-row>
        <table:table-row table:style-name="ro1">
          <table:table-cell office:value-type="float" office:value="4740.06" calcext:value-type="float">
            <text:p>4740.06</text:p>
          </table:table-cell>
          <table:table-cell office:value-type="float" office:value="0.00117887" calcext:value-type="float">
            <text:p>0.00117887</text:p>
          </table:table-cell>
        </table:table-row>
        <table:table-row table:style-name="ro1">
          <table:table-cell office:value-type="float" office:value="4749.23" calcext:value-type="float">
            <text:p>4749.23</text:p>
          </table:table-cell>
          <table:table-cell office:value-type="float" office:value="0.000907762" calcext:value-type="float">
            <text:p>0.000907762</text:p>
          </table:table-cell>
        </table:table-row>
        <table:table-row table:style-name="ro1">
          <table:table-cell office:value-type="float" office:value="4758.4" calcext:value-type="float">
            <text:p>4758.4</text:p>
          </table:table-cell>
          <table:table-cell office:value-type="float" office:value="0.00163149" calcext:value-type="float">
            <text:p>0.00163149</text:p>
          </table:table-cell>
        </table:table-row>
        <table:table-row table:style-name="ro1">
          <table:table-cell office:value-type="float" office:value="4767.57" calcext:value-type="float">
            <text:p>4767.57</text:p>
          </table:table-cell>
          <table:table-cell office:value-type="float" office:value="0.000807511" calcext:value-type="float">
            <text:p>0.000807511</text:p>
          </table:table-cell>
        </table:table-row>
        <table:table-row table:style-name="ro1">
          <table:table-cell office:value-type="float" office:value="4776.74" calcext:value-type="float">
            <text:p>4776.74</text:p>
          </table:table-cell>
          <table:table-cell office:value-type="float" office:value="0.000830196" calcext:value-type="float">
            <text:p>0.000830196</text:p>
          </table:table-cell>
        </table:table-row>
        <table:table-row table:style-name="ro1">
          <table:table-cell office:value-type="float" office:value="4785.9" calcext:value-type="float">
            <text:p>4785.9</text:p>
          </table:table-cell>
          <table:table-cell office:value-type="float" office:value="0.00138415" calcext:value-type="float">
            <text:p>0.00138415</text:p>
          </table:table-cell>
        </table:table-row>
        <table:table-row table:style-name="ro1">
          <table:table-cell office:value-type="float" office:value="4795.07" calcext:value-type="float">
            <text:p>4795.07</text:p>
          </table:table-cell>
          <table:table-cell office:value-type="float" office:value="0.000638314" calcext:value-type="float">
            <text:p>0.000638314</text:p>
          </table:table-cell>
        </table:table-row>
        <table:table-row table:style-name="ro1">
          <table:table-cell office:value-type="float" office:value="4804.24" calcext:value-type="float">
            <text:p>4804.24</text:p>
          </table:table-cell>
          <table:table-cell office:value-type="float" office:value="0.00094743" calcext:value-type="float">
            <text:p>0.00094743</text:p>
          </table:table-cell>
        </table:table-row>
        <table:table-row table:style-name="ro1">
          <table:table-cell office:value-type="float" office:value="4813.41" calcext:value-type="float">
            <text:p>4813.41</text:p>
          </table:table-cell>
          <table:table-cell office:value-type="float" office:value="0.00188411" calcext:value-type="float">
            <text:p>0.00188411</text:p>
          </table:table-cell>
        </table:table-row>
        <table:table-row table:style-name="ro1">
          <table:table-cell office:value-type="float" office:value="4822.58" calcext:value-type="float">
            <text:p>4822.58</text:p>
          </table:table-cell>
          <table:table-cell office:value-type="float" office:value="0.00247342" calcext:value-type="float">
            <text:p>0.00247342</text:p>
          </table:table-cell>
        </table:table-row>
        <table:table-row table:style-name="ro1">
          <table:table-cell office:value-type="float" office:value="4831.75" calcext:value-type="float">
            <text:p>4831.75</text:p>
          </table:table-cell>
          <table:table-cell office:value-type="float" office:value="0.0068867" calcext:value-type="float">
            <text:p>0.0068867</text:p>
          </table:table-cell>
        </table:table-row>
        <table:table-row table:style-name="ro1">
          <table:table-cell office:value-type="float" office:value="4840.91" calcext:value-type="float">
            <text:p>4840.91</text:p>
          </table:table-cell>
          <table:table-cell office:value-type="float" office:value="0.00427745" calcext:value-type="float">
            <text:p>0.00427745</text:p>
          </table:table-cell>
        </table:table-row>
        <table:table-row table:style-name="ro1">
          <table:table-cell office:value-type="float" office:value="4850.08" calcext:value-type="float">
            <text:p>4850.08</text:p>
          </table:table-cell>
          <table:table-cell office:value-type="float" office:value="0.00290413" calcext:value-type="float">
            <text:p>0.00290413</text:p>
          </table:table-cell>
        </table:table-row>
        <table:table-row table:style-name="ro1">
          <table:table-cell office:value-type="float" office:value="4859.25" calcext:value-type="float">
            <text:p>4859.25</text:p>
          </table:table-cell>
          <table:table-cell office:value-type="float" office:value="0.00124337" calcext:value-type="float">
            <text:p>0.00124337</text:p>
          </table:table-cell>
        </table:table-row>
        <table:table-row table:style-name="ro1">
          <table:table-cell office:value-type="float" office:value="4868.42" calcext:value-type="float">
            <text:p>4868.42</text:p>
          </table:table-cell>
          <table:table-cell office:value-type="float" office:value="0.000904131" calcext:value-type="float">
            <text:p>0.000904131</text:p>
          </table:table-cell>
        </table:table-row>
        <table:table-row table:style-name="ro1">
          <table:table-cell office:value-type="float" office:value="4877.59" calcext:value-type="float">
            <text:p>4877.59</text:p>
          </table:table-cell>
          <table:table-cell office:value-type="float" office:value="0.00141976" calcext:value-type="float">
            <text:p>0.00141976</text:p>
          </table:table-cell>
        </table:table-row>
        <table:table-row table:style-name="ro1">
          <table:table-cell office:value-type="float" office:value="4886.76" calcext:value-type="float">
            <text:p>4886.76</text:p>
          </table:table-cell>
          <table:table-cell office:value-type="float" office:value="0.0007061" calcext:value-type="float">
            <text:p>0.0007061</text:p>
          </table:table-cell>
        </table:table-row>
        <table:table-row table:style-name="ro1">
          <table:table-cell office:value-type="float" office:value="4895.93" calcext:value-type="float">
            <text:p>4895.93</text:p>
          </table:table-cell>
          <table:table-cell office:value-type="float" office:value="0.00122658" calcext:value-type="float">
            <text:p>0.00122658</text:p>
          </table:table-cell>
        </table:table-row>
        <table:table-row table:style-name="ro1">
          <table:table-cell office:value-type="float" office:value="4905.09" calcext:value-type="float">
            <text:p>4905.09</text:p>
          </table:table-cell>
          <table:table-cell office:value-type="float" office:value="0.000340801" calcext:value-type="float">
            <text:p>0.000340801</text:p>
          </table:table-cell>
        </table:table-row>
        <table:table-row table:style-name="ro1">
          <table:table-cell office:value-type="float" office:value="4914.26" calcext:value-type="float">
            <text:p>4914.26</text:p>
          </table:table-cell>
          <table:table-cell office:value-type="float" office:value="0.00105624" calcext:value-type="float">
            <text:p>0.00105624</text:p>
          </table:table-cell>
        </table:table-row>
        <table:table-row table:style-name="ro1">
          <table:table-cell office:value-type="float" office:value="4923.43" calcext:value-type="float">
            <text:p>4923.43</text:p>
          </table:table-cell>
          <table:table-cell office:value-type="float" office:value="0.000986293" calcext:value-type="float">
            <text:p>0.000986293</text:p>
          </table:table-cell>
        </table:table-row>
        <table:table-row table:style-name="ro1">
          <table:table-cell office:value-type="float" office:value="4932.6" calcext:value-type="float">
            <text:p>4932.6</text:p>
          </table:table-cell>
          <table:table-cell office:value-type="float" office:value="0.00123886" calcext:value-type="float">
            <text:p>0.00123886</text:p>
          </table:table-cell>
        </table:table-row>
        <table:table-row table:style-name="ro1">
          <table:table-cell office:value-type="float" office:value="4941.77" calcext:value-type="float">
            <text:p>4941.77</text:p>
          </table:table-cell>
          <table:table-cell office:value-type="float" office:value="0.00132698" calcext:value-type="float">
            <text:p>0.00132698</text:p>
          </table:table-cell>
        </table:table-row>
        <table:table-row table:style-name="ro1">
          <table:table-cell office:value-type="float" office:value="4950.94" calcext:value-type="float">
            <text:p>4950.94</text:p>
          </table:table-cell>
          <table:table-cell office:value-type="float" office:value="0.0010728" calcext:value-type="float">
            <text:p>0.0010728</text:p>
          </table:table-cell>
        </table:table-row>
        <table:table-row table:style-name="ro1">
          <table:table-cell office:value-type="float" office:value="4960.1" calcext:value-type="float">
            <text:p>4960.1</text:p>
          </table:table-cell>
          <table:table-cell office:value-type="float" office:value="0.00165342" calcext:value-type="float">
            <text:p>0.00165342</text:p>
          </table:table-cell>
        </table:table-row>
        <table:table-row table:style-name="ro1">
          <table:table-cell office:value-type="float" office:value="4969.27" calcext:value-type="float">
            <text:p>4969.27</text:p>
          </table:table-cell>
          <table:table-cell office:value-type="float" office:value="0.0012844" calcext:value-type="float">
            <text:p>0.0012844</text:p>
          </table:table-cell>
        </table:table-row>
        <table:table-row table:style-name="ro1">
          <table:table-cell office:value-type="float" office:value="4978.44" calcext:value-type="float">
            <text:p>4978.44</text:p>
          </table:table-cell>
          <table:table-cell office:value-type="float" office:value="0.00206959" calcext:value-type="float">
            <text:p>0.00206959</text:p>
          </table:table-cell>
        </table:table-row>
        <table:table-row table:style-name="ro1">
          <table:table-cell office:value-type="float" office:value="4987.61" calcext:value-type="float">
            <text:p>4987.61</text:p>
          </table:table-cell>
          <table:table-cell office:value-type="float" office:value="0.00237568" calcext:value-type="float">
            <text:p>0.00237568</text:p>
          </table:table-cell>
        </table:table-row>
        <table:table-row table:style-name="ro1">
          <table:table-cell office:value-type="float" office:value="4996.78" calcext:value-type="float">
            <text:p>4996.78</text:p>
          </table:table-cell>
          <table:table-cell office:value-type="float" office:value="0.00301042" calcext:value-type="float">
            <text:p>0.00301042</text:p>
          </table:table-cell>
        </table:table-row>
        <table:table-row table:style-name="ro1">
          <table:table-cell office:value-type="float" office:value="5005.95" calcext:value-type="float">
            <text:p>5005.95</text:p>
          </table:table-cell>
          <table:table-cell office:value-type="float" office:value="0.000281424" calcext:value-type="float">
            <text:p>0.000281424</text:p>
          </table:table-cell>
        </table:table-row>
        <table:table-row table:style-name="ro1">
          <table:table-cell office:value-type="float" office:value="5015.11" calcext:value-type="float">
            <text:p>5015.11</text:p>
          </table:table-cell>
          <table:table-cell office:value-type="float" office:value="0.000840743" calcext:value-type="float">
            <text:p>0.000840743</text:p>
          </table:table-cell>
        </table:table-row>
        <table:table-row table:style-name="ro1">
          <table:table-cell office:value-type="float" office:value="5024.28" calcext:value-type="float">
            <text:p>5024.28</text:p>
          </table:table-cell>
          <table:table-cell office:value-type="float" office:value="0.00175185" calcext:value-type="float">
            <text:p>0.00175185</text:p>
          </table:table-cell>
        </table:table-row>
        <table:table-row table:style-name="ro1">
          <table:table-cell office:value-type="float" office:value="5033.45" calcext:value-type="float">
            <text:p>5033.45</text:p>
          </table:table-cell>
          <table:table-cell office:value-type="float" office:value="0.00281639" calcext:value-type="float">
            <text:p>0.00281639</text:p>
          </table:table-cell>
        </table:table-row>
        <table:table-row table:style-name="ro1">
          <table:table-cell office:value-type="float" office:value="5042.62" calcext:value-type="float">
            <text:p>5042.62</text:p>
          </table:table-cell>
          <table:table-cell office:value-type="float" office:value="0.00817672" calcext:value-type="float">
            <text:p>0.00817672</text:p>
          </table:table-cell>
        </table:table-row>
        <table:table-row table:style-name="ro1">
          <table:table-cell office:value-type="float" office:value="5051.79" calcext:value-type="float">
            <text:p>5051.79</text:p>
          </table:table-cell>
          <table:table-cell office:value-type="float" office:value="0.0152411" calcext:value-type="float">
            <text:p>0.0152411</text:p>
          </table:table-cell>
        </table:table-row>
        <table:table-row table:style-name="ro1">
          <table:table-cell office:value-type="float" office:value="5060.96" calcext:value-type="float">
            <text:p>5060.96</text:p>
          </table:table-cell>
          <table:table-cell office:value-type="float" office:value="0.0100306" calcext:value-type="float">
            <text:p>0.0100306</text:p>
          </table:table-cell>
        </table:table-row>
        <table:table-row table:style-name="ro1">
          <table:table-cell office:value-type="float" office:value="5070.12" calcext:value-type="float">
            <text:p>5070.12</text:p>
          </table:table-cell>
          <table:table-cell office:value-type="float" office:value="0.00450103" calcext:value-type="float">
            <text:p>0.00450103</text:p>
          </table:table-cell>
        </table:table-row>
        <table:table-row table:style-name="ro1">
          <table:table-cell office:value-type="float" office:value="5079.29" calcext:value-type="float">
            <text:p>5079.29</text:p>
          </table:table-cell>
          <table:table-cell office:value-type="float" office:value="0.00151953" calcext:value-type="float">
            <text:p>0.00151953</text:p>
          </table:table-cell>
        </table:table-row>
        <table:table-row table:style-name="ro1">
          <table:table-cell office:value-type="float" office:value="5088.46" calcext:value-type="float">
            <text:p>5088.46</text:p>
          </table:table-cell>
          <table:table-cell office:value-type="float" office:value="0.00456074" calcext:value-type="float">
            <text:p>0.00456074</text:p>
          </table:table-cell>
        </table:table-row>
        <table:table-row table:style-name="ro1">
          <table:table-cell office:value-type="float" office:value="5097.63" calcext:value-type="float">
            <text:p>5097.63</text:p>
          </table:table-cell>
          <table:table-cell office:value-type="float" office:value="0.00178366" calcext:value-type="float">
            <text:p>0.00178366</text:p>
          </table:table-cell>
        </table:table-row>
        <table:table-row table:style-name="ro1">
          <table:table-cell office:value-type="float" office:value="5106.8" calcext:value-type="float">
            <text:p>5106.8</text:p>
          </table:table-cell>
          <table:table-cell office:value-type="float" office:value="0.00184509" calcext:value-type="float">
            <text:p>0.00184509</text:p>
          </table:table-cell>
        </table:table-row>
        <table:table-row table:style-name="ro1">
          <table:table-cell office:value-type="float" office:value="5115.97" calcext:value-type="float">
            <text:p>5115.97</text:p>
          </table:table-cell>
          <table:table-cell office:value-type="float" office:value="0.000347196" calcext:value-type="float">
            <text:p>0.000347196</text:p>
          </table:table-cell>
        </table:table-row>
        <table:table-row table:style-name="ro1">
          <table:table-cell office:value-type="float" office:value="5125.14" calcext:value-type="float">
            <text:p>5125.14</text:p>
          </table:table-cell>
          <table:table-cell office:value-type="float" office:value="0.000609171" calcext:value-type="float">
            <text:p>0.000609171</text:p>
          </table:table-cell>
        </table:table-row>
        <table:table-row table:style-name="ro1">
          <table:table-cell office:value-type="float" office:value="5134.3" calcext:value-type="float">
            <text:p>5134.3</text:p>
          </table:table-cell>
          <table:table-cell office:value-type="float" office:value="0.000694257" calcext:value-type="float">
            <text:p>0.000694257</text:p>
          </table:table-cell>
        </table:table-row>
        <table:table-row table:style-name="ro1">
          <table:table-cell office:value-type="float" office:value="5143.47" calcext:value-type="float">
            <text:p>5143.47</text:p>
          </table:table-cell>
          <table:table-cell office:value-type="float" office:value="0.000889495" calcext:value-type="float">
            <text:p>0.000889495</text:p>
          </table:table-cell>
        </table:table-row>
        <table:table-row table:style-name="ro1">
          <table:table-cell office:value-type="float" office:value="5152.64" calcext:value-type="float">
            <text:p>5152.64</text:p>
          </table:table-cell>
          <table:table-cell office:value-type="float" office:value="0.00149027" calcext:value-type="float">
            <text:p>0.00149027</text:p>
          </table:table-cell>
        </table:table-row>
        <table:table-row table:style-name="ro1">
          <table:table-cell office:value-type="float" office:value="5161.81" calcext:value-type="float">
            <text:p>5161.81</text:p>
          </table:table-cell>
          <table:table-cell office:value-type="float" office:value="0.00174855" calcext:value-type="float">
            <text:p>0.00174855</text:p>
          </table:table-cell>
        </table:table-row>
        <table:table-row table:style-name="ro1">
          <table:table-cell office:value-type="float" office:value="5170.98" calcext:value-type="float">
            <text:p>5170.98</text:p>
          </table:table-cell>
          <table:table-cell office:value-type="float" office:value="0.00163714" calcext:value-type="float">
            <text:p>0.00163714</text:p>
          </table:table-cell>
        </table:table-row>
        <table:table-row table:style-name="ro1">
          <table:table-cell office:value-type="float" office:value="5180.15" calcext:value-type="float">
            <text:p>5180.15</text:p>
          </table:table-cell>
          <table:table-cell office:value-type="float" office:value="0.00167747" calcext:value-type="float">
            <text:p>0.00167747</text:p>
          </table:table-cell>
        </table:table-row>
        <table:table-row table:style-name="ro1">
          <table:table-cell office:value-type="float" office:value="5189.31" calcext:value-type="float">
            <text:p>5189.31</text:p>
          </table:table-cell>
          <table:table-cell office:value-type="float" office:value="0.00154348" calcext:value-type="float">
            <text:p>0.00154348</text:p>
          </table:table-cell>
        </table:table-row>
        <table:table-row table:style-name="ro1">
          <table:table-cell office:value-type="float" office:value="5198.48" calcext:value-type="float">
            <text:p>5198.48</text:p>
          </table:table-cell>
          <table:table-cell office:value-type="float" office:value="0.00203167" calcext:value-type="float">
            <text:p>0.00203167</text:p>
          </table:table-cell>
        </table:table-row>
        <table:table-row table:style-name="ro1">
          <table:table-cell office:value-type="float" office:value="5207.65" calcext:value-type="float">
            <text:p>5207.65</text:p>
          </table:table-cell>
          <table:table-cell office:value-type="float" office:value="0.00140207" calcext:value-type="float">
            <text:p>0.00140207</text:p>
          </table:table-cell>
        </table:table-row>
        <table:table-row table:style-name="ro1">
          <table:table-cell office:value-type="float" office:value="5216.82" calcext:value-type="float">
            <text:p>5216.82</text:p>
          </table:table-cell>
          <table:table-cell office:value-type="float" office:value="0.00114327" calcext:value-type="float">
            <text:p>0.00114327</text:p>
          </table:table-cell>
        </table:table-row>
        <table:table-row table:style-name="ro1">
          <table:table-cell office:value-type="float" office:value="5225.99" calcext:value-type="float">
            <text:p>5225.99</text:p>
          </table:table-cell>
          <table:table-cell office:value-type="float" office:value="0.000903278" calcext:value-type="float">
            <text:p>0.000903278</text:p>
          </table:table-cell>
        </table:table-row>
        <table:table-row table:style-name="ro1">
          <table:table-cell office:value-type="float" office:value="5235.16" calcext:value-type="float">
            <text:p>5235.16</text:p>
          </table:table-cell>
          <table:table-cell office:value-type="float" office:value="0.000987163" calcext:value-type="float">
            <text:p>0.000987163</text:p>
          </table:table-cell>
        </table:table-row>
        <table:table-row table:style-name="ro1">
          <table:table-cell office:value-type="float" office:value="5244.32" calcext:value-type="float">
            <text:p>5244.32</text:p>
          </table:table-cell>
          <table:table-cell office:value-type="float" office:value="0.0019593" calcext:value-type="float">
            <text:p>0.0019593</text:p>
          </table:table-cell>
        </table:table-row>
        <table:table-row table:style-name="ro1">
          <table:table-cell office:value-type="float" office:value="5253.49" calcext:value-type="float">
            <text:p>5253.49</text:p>
          </table:table-cell>
          <table:table-cell office:value-type="float" office:value="0.00314349" calcext:value-type="float">
            <text:p>0.00314349</text:p>
          </table:table-cell>
        </table:table-row>
        <table:table-row table:style-name="ro1">
          <table:table-cell office:value-type="float" office:value="5262.66" calcext:value-type="float">
            <text:p>5262.66</text:p>
          </table:table-cell>
          <table:table-cell office:value-type="float" office:value="0.00677469" calcext:value-type="float">
            <text:p>0.00677469</text:p>
          </table:table-cell>
        </table:table-row>
        <table:table-row table:style-name="ro1">
          <table:table-cell office:value-type="float" office:value="5271.83" calcext:value-type="float">
            <text:p>5271.83</text:p>
          </table:table-cell>
          <table:table-cell office:value-type="float" office:value="0.00849373" calcext:value-type="float">
            <text:p>0.00849373</text:p>
          </table:table-cell>
        </table:table-row>
        <table:table-row table:style-name="ro1">
          <table:table-cell office:value-type="float" office:value="5281" calcext:value-type="float">
            <text:p>5281</text:p>
          </table:table-cell>
          <table:table-cell office:value-type="float" office:value="0.006549" calcext:value-type="float">
            <text:p>0.006549</text:p>
          </table:table-cell>
        </table:table-row>
        <table:table-row table:style-name="ro1">
          <table:table-cell office:value-type="float" office:value="5290.17" calcext:value-type="float">
            <text:p>5290.17</text:p>
          </table:table-cell>
          <table:table-cell office:value-type="float" office:value="0.0045626" calcext:value-type="float">
            <text:p>0.0045626</text:p>
          </table:table-cell>
        </table:table-row>
        <table:table-row table:style-name="ro1">
          <table:table-cell office:value-type="float" office:value="5299.33" calcext:value-type="float">
            <text:p>5299.33</text:p>
          </table:table-cell>
          <table:table-cell office:value-type="float" office:value="0.00206314" calcext:value-type="float">
            <text:p>0.00206314</text:p>
          </table:table-cell>
        </table:table-row>
        <table:table-row table:style-name="ro1">
          <table:table-cell office:value-type="float" office:value="5308.5" calcext:value-type="float">
            <text:p>5308.5</text:p>
          </table:table-cell>
          <table:table-cell office:value-type="float" office:value="0.00196007" calcext:value-type="float">
            <text:p>0.00196007</text:p>
          </table:table-cell>
        </table:table-row>
        <table:table-row table:style-name="ro1">
          <table:table-cell office:value-type="float" office:value="5317.67" calcext:value-type="float">
            <text:p>5317.67</text:p>
          </table:table-cell>
          <table:table-cell office:value-type="float" office:value="0.00079681" calcext:value-type="float">
            <text:p>0.00079681</text:p>
          </table:table-cell>
        </table:table-row>
        <table:table-row table:style-name="ro1">
          <table:table-cell office:value-type="float" office:value="5326.84" calcext:value-type="float">
            <text:p>5326.84</text:p>
          </table:table-cell>
          <table:table-cell office:value-type="float" office:value="0.000798181" calcext:value-type="float">
            <text:p>0.000798181</text:p>
          </table:table-cell>
        </table:table-row>
        <table:table-row table:style-name="ro1">
          <table:table-cell office:value-type="float" office:value="5336.01" calcext:value-type="float">
            <text:p>5336.01</text:p>
          </table:table-cell>
          <table:table-cell office:value-type="float" office:value="0.000830291" calcext:value-type="float">
            <text:p>0.000830291</text:p>
          </table:table-cell>
        </table:table-row>
        <table:table-row table:style-name="ro1">
          <table:table-cell office:value-type="float" office:value="5345.18" calcext:value-type="float">
            <text:p>5345.18</text:p>
          </table:table-cell>
          <table:table-cell office:value-type="float" office:value="0.000562218" calcext:value-type="float">
            <text:p>0.000562218</text:p>
          </table:table-cell>
        </table:table-row>
        <table:table-row table:style-name="ro1">
          <table:table-cell office:value-type="float" office:value="5354.35" calcext:value-type="float">
            <text:p>5354.35</text:p>
          </table:table-cell>
          <table:table-cell office:value-type="float" office:value="0.00074642" calcext:value-type="float">
            <text:p>0.00074642</text:p>
          </table:table-cell>
        </table:table-row>
        <table:table-row table:style-name="ro1">
          <table:table-cell office:value-type="float" office:value="5363.51" calcext:value-type="float">
            <text:p>5363.51</text:p>
          </table:table-cell>
          <table:table-cell office:value-type="float" office:value="0.000589311" calcext:value-type="float">
            <text:p>0.000589311</text:p>
          </table:table-cell>
        </table:table-row>
        <table:table-row table:style-name="ro1">
          <table:table-cell office:value-type="float" office:value="5372.68" calcext:value-type="float">
            <text:p>5372.68</text:p>
          </table:table-cell>
          <table:table-cell office:value-type="float" office:value="0.00070485" calcext:value-type="float">
            <text:p>0.00070485</text:p>
          </table:table-cell>
        </table:table-row>
        <table:table-row table:style-name="ro1">
          <table:table-cell office:value-type="float" office:value="5381.85" calcext:value-type="float">
            <text:p>5381.85</text:p>
          </table:table-cell>
          <table:table-cell office:value-type="float" office:value="0.000396051" calcext:value-type="float">
            <text:p>0.000396051</text:p>
          </table:table-cell>
        </table:table-row>
        <table:table-row table:style-name="ro1">
          <table:table-cell office:value-type="float" office:value="5391.02" calcext:value-type="float">
            <text:p>5391.02</text:p>
          </table:table-cell>
          <table:table-cell office:value-type="float" office:value="0.000472554" calcext:value-type="float">
            <text:p>0.000472554</text:p>
          </table:table-cell>
        </table:table-row>
        <table:table-row table:style-name="ro1">
          <table:table-cell office:value-type="float" office:value="5400.19" calcext:value-type="float">
            <text:p>5400.19</text:p>
          </table:table-cell>
          <table:table-cell office:value-type="float" office:value="0.000377064" calcext:value-type="float">
            <text:p>0.000377064</text:p>
          </table:table-cell>
        </table:table-row>
        <table:table-row table:style-name="ro1">
          <table:table-cell office:value-type="float" office:value="5409.36" calcext:value-type="float">
            <text:p>5409.36</text:p>
          </table:table-cell>
          <table:table-cell office:value-type="float" office:value="0.00039911" calcext:value-type="float">
            <text:p>0.00039911</text:p>
          </table:table-cell>
        </table:table-row>
        <table:table-row table:style-name="ro1">
          <table:table-cell office:value-type="float" office:value="5418.52" calcext:value-type="float">
            <text:p>5418.52</text:p>
          </table:table-cell>
          <table:table-cell office:value-type="float" office:value="0.000680793" calcext:value-type="float">
            <text:p>0.000680793</text:p>
          </table:table-cell>
        </table:table-row>
        <table:table-row table:style-name="ro1">
          <table:table-cell office:value-type="float" office:value="5427.69" calcext:value-type="float">
            <text:p>5427.69</text:p>
          </table:table-cell>
          <table:table-cell office:value-type="float" office:value="0.000520879" calcext:value-type="float">
            <text:p>0.000520879</text:p>
          </table:table-cell>
        </table:table-row>
        <table:table-row table:style-name="ro1">
          <table:table-cell office:value-type="float" office:value="5436.86" calcext:value-type="float">
            <text:p>5436.86</text:p>
          </table:table-cell>
          <table:table-cell office:value-type="float" office:value="0.00114011" calcext:value-type="float">
            <text:p>0.00114011</text:p>
          </table:table-cell>
        </table:table-row>
        <table:table-row table:style-name="ro1">
          <table:table-cell office:value-type="float" office:value="5446.03" calcext:value-type="float">
            <text:p>5446.03</text:p>
          </table:table-cell>
          <table:table-cell office:value-type="float" office:value="0.000994004" calcext:value-type="float">
            <text:p>0.000994004</text:p>
          </table:table-cell>
        </table:table-row>
        <table:table-row table:style-name="ro1">
          <table:table-cell office:value-type="float" office:value="5455.2" calcext:value-type="float">
            <text:p>5455.2</text:p>
          </table:table-cell>
          <table:table-cell office:value-type="float" office:value="0.00111836" calcext:value-type="float">
            <text:p>0.00111836</text:p>
          </table:table-cell>
        </table:table-row>
        <table:table-row table:style-name="ro1">
          <table:table-cell office:value-type="float" office:value="5464.37" calcext:value-type="float">
            <text:p>5464.37</text:p>
          </table:table-cell>
          <table:table-cell office:value-type="float" office:value="0.00108833" calcext:value-type="float">
            <text:p>0.00108833</text:p>
          </table:table-cell>
        </table:table-row>
        <table:table-row table:style-name="ro1">
          <table:table-cell office:value-type="float" office:value="5473.53" calcext:value-type="float">
            <text:p>5473.53</text:p>
          </table:table-cell>
          <table:table-cell office:value-type="float" office:value="0.00372616" calcext:value-type="float">
            <text:p>0.00372616</text:p>
          </table:table-cell>
        </table:table-row>
        <table:table-row table:style-name="ro1">
          <table:table-cell office:value-type="float" office:value="5482.7" calcext:value-type="float">
            <text:p>5482.7</text:p>
          </table:table-cell>
          <table:table-cell office:value-type="float" office:value="0.00582046" calcext:value-type="float">
            <text:p>0.00582046</text:p>
          </table:table-cell>
        </table:table-row>
        <table:table-row table:style-name="ro1">
          <table:table-cell office:value-type="float" office:value="5491.87" calcext:value-type="float">
            <text:p>5491.87</text:p>
          </table:table-cell>
          <table:table-cell office:value-type="float" office:value="0.0136163" calcext:value-type="float">
            <text:p>0.0136163</text:p>
          </table:table-cell>
        </table:table-row>
        <table:table-row table:style-name="ro1">
          <table:table-cell office:value-type="float" office:value="5501.04" calcext:value-type="float">
            <text:p>5501.04</text:p>
          </table:table-cell>
          <table:table-cell office:value-type="float" office:value="0.0110479" calcext:value-type="float">
            <text:p>0.0110479</text:p>
          </table:table-cell>
        </table:table-row>
        <table:table-row table:style-name="ro1">
          <table:table-cell office:value-type="float" office:value="5510.21" calcext:value-type="float">
            <text:p>5510.21</text:p>
          </table:table-cell>
          <table:table-cell office:value-type="float" office:value="0.00474251" calcext:value-type="float">
            <text:p>0.00474251</text:p>
          </table:table-cell>
        </table:table-row>
        <table:table-row table:style-name="ro1">
          <table:table-cell office:value-type="float" office:value="5519.38" calcext:value-type="float">
            <text:p>5519.38</text:p>
          </table:table-cell>
          <table:table-cell office:value-type="float" office:value="0.00295979" calcext:value-type="float">
            <text:p>0.00295979</text:p>
          </table:table-cell>
        </table:table-row>
        <table:table-row table:style-name="ro1">
          <table:table-cell office:value-type="float" office:value="5528.54" calcext:value-type="float">
            <text:p>5528.54</text:p>
          </table:table-cell>
          <table:table-cell office:value-type="float" office:value="0.00258011" calcext:value-type="float">
            <text:p>0.00258011</text:p>
          </table:table-cell>
        </table:table-row>
        <table:table-row table:style-name="ro1">
          <table:table-cell office:value-type="float" office:value="5537.71" calcext:value-type="float">
            <text:p>5537.71</text:p>
          </table:table-cell>
          <table:table-cell office:value-type="float" office:value="0.000378798" calcext:value-type="float">
            <text:p>0.000378798</text:p>
          </table:table-cell>
        </table:table-row>
        <table:table-row table:style-name="ro1">
          <table:table-cell office:value-type="float" office:value="5546.88" calcext:value-type="float">
            <text:p>5546.88</text:p>
          </table:table-cell>
          <table:table-cell office:value-type="float" office:value="0.0013135" calcext:value-type="float">
            <text:p>0.0013135</text:p>
          </table:table-cell>
        </table:table-row>
        <table:table-row table:style-name="ro1">
          <table:table-cell office:value-type="float" office:value="5556.05" calcext:value-type="float">
            <text:p>5556.05</text:p>
          </table:table-cell>
          <table:table-cell office:value-type="float" office:value="0.000720392" calcext:value-type="float">
            <text:p>0.000720392</text:p>
          </table:table-cell>
        </table:table-row>
        <table:table-row table:style-name="ro1">
          <table:table-cell office:value-type="float" office:value="5565.22" calcext:value-type="float">
            <text:p>5565.22</text:p>
          </table:table-cell>
          <table:table-cell office:value-type="float" office:value="0.00109196" calcext:value-type="float">
            <text:p>0.00109196</text:p>
          </table:table-cell>
        </table:table-row>
        <table:table-row table:style-name="ro1">
          <table:table-cell office:value-type="float" office:value="5574.39" calcext:value-type="float">
            <text:p>5574.39</text:p>
          </table:table-cell>
          <table:table-cell office:value-type="float" office:value="0.0012442" calcext:value-type="float">
            <text:p>0.0012442</text:p>
          </table:table-cell>
        </table:table-row>
        <table:table-row table:style-name="ro1">
          <table:table-cell office:value-type="float" office:value="5583.56" calcext:value-type="float">
            <text:p>5583.56</text:p>
          </table:table-cell>
          <table:table-cell office:value-type="float" office:value="0.00170826" calcext:value-type="float">
            <text:p>0.00170826</text:p>
          </table:table-cell>
        </table:table-row>
        <table:table-row table:style-name="ro1">
          <table:table-cell office:value-type="float" office:value="5592.72" calcext:value-type="float">
            <text:p>5592.72</text:p>
          </table:table-cell>
          <table:table-cell office:value-type="float" office:value="0.00198582" calcext:value-type="float">
            <text:p>0.00198582</text:p>
          </table:table-cell>
        </table:table-row>
        <table:table-row table:style-name="ro1">
          <table:table-cell office:value-type="float" office:value="5601.89" calcext:value-type="float">
            <text:p>5601.89</text:p>
          </table:table-cell>
          <table:table-cell office:value-type="float" office:value="0.00223902" calcext:value-type="float">
            <text:p>0.00223902</text:p>
          </table:table-cell>
        </table:table-row>
        <table:table-row table:style-name="ro1">
          <table:table-cell office:value-type="float" office:value="5611.06" calcext:value-type="float">
            <text:p>5611.06</text:p>
          </table:table-cell>
          <table:table-cell office:value-type="float" office:value="0.000911336" calcext:value-type="float">
            <text:p>0.000911336</text:p>
          </table:table-cell>
        </table:table-row>
        <table:table-row table:style-name="ro1">
          <table:table-cell office:value-type="float" office:value="5620.23" calcext:value-type="float">
            <text:p>5620.23</text:p>
          </table:table-cell>
          <table:table-cell office:value-type="float" office:value="0.00251831" calcext:value-type="float">
            <text:p>0.00251831</text:p>
          </table:table-cell>
        </table:table-row>
        <table:table-row table:style-name="ro1">
          <table:table-cell office:value-type="float" office:value="5629.4" calcext:value-type="float">
            <text:p>5629.4</text:p>
          </table:table-cell>
          <table:table-cell office:value-type="float" office:value="0.000660739" calcext:value-type="float">
            <text:p>0.000660739</text:p>
          </table:table-cell>
        </table:table-row>
        <table:table-row table:style-name="ro1">
          <table:table-cell office:value-type="float" office:value="5638.57" calcext:value-type="float">
            <text:p>5638.57</text:p>
          </table:table-cell>
          <table:table-cell office:value-type="float" office:value="0.00120582" calcext:value-type="float">
            <text:p>0.00120582</text:p>
          </table:table-cell>
        </table:table-row>
        <table:table-row table:style-name="ro1">
          <table:table-cell office:value-type="float" office:value="5647.73" calcext:value-type="float">
            <text:p>5647.73</text:p>
          </table:table-cell>
          <table:table-cell office:value-type="float" office:value="0.00135246" calcext:value-type="float">
            <text:p>0.00135246</text:p>
          </table:table-cell>
        </table:table-row>
        <table:table-row table:style-name="ro1">
          <table:table-cell office:value-type="float" office:value="5656.9" calcext:value-type="float">
            <text:p>5656.9</text:p>
          </table:table-cell>
          <table:table-cell office:value-type="float" office:value="0.00278564" calcext:value-type="float">
            <text:p>0.00278564</text:p>
          </table:table-cell>
        </table:table-row>
        <table:table-row table:style-name="ro1">
          <table:table-cell office:value-type="float" office:value="5666.07" calcext:value-type="float">
            <text:p>5666.07</text:p>
          </table:table-cell>
          <table:table-cell office:value-type="float" office:value="0.00102481" calcext:value-type="float">
            <text:p>0.00102481</text:p>
          </table:table-cell>
        </table:table-row>
        <table:table-row table:style-name="ro1">
          <table:table-cell office:value-type="float" office:value="5675.24" calcext:value-type="float">
            <text:p>5675.24</text:p>
          </table:table-cell>
          <table:table-cell office:value-type="float" office:value="0.00128343" calcext:value-type="float">
            <text:p>0.00128343</text:p>
          </table:table-cell>
        </table:table-row>
        <table:table-row table:style-name="ro1">
          <table:table-cell office:value-type="float" office:value="5684.41" calcext:value-type="float">
            <text:p>5684.41</text:p>
          </table:table-cell>
          <table:table-cell office:value-type="float" office:value="0.0015341" calcext:value-type="float">
            <text:p>0.0015341</text:p>
          </table:table-cell>
        </table:table-row>
        <table:table-row table:style-name="ro1">
          <table:table-cell office:value-type="float" office:value="5693.58" calcext:value-type="float">
            <text:p>5693.58</text:p>
          </table:table-cell>
          <table:table-cell office:value-type="float" office:value="0.00734077" calcext:value-type="float">
            <text:p>0.00734077</text:p>
          </table:table-cell>
        </table:table-row>
        <table:table-row table:style-name="ro1">
          <table:table-cell office:value-type="float" office:value="5702.74" calcext:value-type="float">
            <text:p>5702.74</text:p>
          </table:table-cell>
          <table:table-cell office:value-type="float" office:value="0.011136" calcext:value-type="float">
            <text:p>0.011136</text:p>
          </table:table-cell>
        </table:table-row>
        <table:table-row table:style-name="ro1">
          <table:table-cell office:value-type="float" office:value="5711.91" calcext:value-type="float">
            <text:p>5711.91</text:p>
          </table:table-cell>
          <table:table-cell office:value-type="float" office:value="0.0192488" calcext:value-type="float">
            <text:p>0.0192488</text:p>
          </table:table-cell>
        </table:table-row>
        <table:table-row table:style-name="ro1">
          <table:table-cell office:value-type="float" office:value="5721.08" calcext:value-type="float">
            <text:p>5721.08</text:p>
          </table:table-cell>
          <table:table-cell office:value-type="float" office:value="0.0145847" calcext:value-type="float">
            <text:p>0.0145847</text:p>
          </table:table-cell>
        </table:table-row>
        <table:table-row table:style-name="ro1">
          <table:table-cell office:value-type="float" office:value="5730.25" calcext:value-type="float">
            <text:p>5730.25</text:p>
          </table:table-cell>
          <table:table-cell office:value-type="float" office:value="0.0068205" calcext:value-type="float">
            <text:p>0.0068205</text:p>
          </table:table-cell>
        </table:table-row>
        <table:table-row table:style-name="ro1">
          <table:table-cell office:value-type="float" office:value="5739.42" calcext:value-type="float">
            <text:p>5739.42</text:p>
          </table:table-cell>
          <table:table-cell office:value-type="float" office:value="0.00313521" calcext:value-type="float">
            <text:p>0.00313521</text:p>
          </table:table-cell>
        </table:table-row>
        <table:table-row table:style-name="ro1">
          <table:table-cell office:value-type="float" office:value="5748.59" calcext:value-type="float">
            <text:p>5748.59</text:p>
          </table:table-cell>
          <table:table-cell office:value-type="float" office:value="0.00358822" calcext:value-type="float">
            <text:p>0.00358822</text:p>
          </table:table-cell>
        </table:table-row>
        <table:table-row table:style-name="ro1">
          <table:table-cell office:value-type="float" office:value="5757.75" calcext:value-type="float">
            <text:p>5757.75</text:p>
          </table:table-cell>
          <table:table-cell office:value-type="float" office:value="0.00172476" calcext:value-type="float">
            <text:p>0.00172476</text:p>
          </table:table-cell>
        </table:table-row>
        <table:table-row table:style-name="ro1">
          <table:table-cell office:value-type="float" office:value="5766.92" calcext:value-type="float">
            <text:p>5766.92</text:p>
          </table:table-cell>
          <table:table-cell office:value-type="float" office:value="0.00242271" calcext:value-type="float">
            <text:p>0.00242271</text:p>
          </table:table-cell>
        </table:table-row>
        <table:table-row table:style-name="ro1">
          <table:table-cell office:value-type="float" office:value="5776.09" calcext:value-type="float">
            <text:p>5776.09</text:p>
          </table:table-cell>
          <table:table-cell office:value-type="float" office:value="0.00202383" calcext:value-type="float">
            <text:p>0.00202383</text:p>
          </table:table-cell>
        </table:table-row>
        <table:table-row table:style-name="ro1">
          <table:table-cell office:value-type="float" office:value="5785.26" calcext:value-type="float">
            <text:p>5785.26</text:p>
          </table:table-cell>
          <table:table-cell office:value-type="float" office:value="0.00143144" calcext:value-type="float">
            <text:p>0.00143144</text:p>
          </table:table-cell>
        </table:table-row>
        <table:table-row table:style-name="ro1">
          <table:table-cell office:value-type="float" office:value="5794.43" calcext:value-type="float">
            <text:p>5794.43</text:p>
          </table:table-cell>
          <table:table-cell office:value-type="float" office:value="0.00161675" calcext:value-type="float">
            <text:p>0.00161675</text:p>
          </table:table-cell>
        </table:table-row>
        <table:table-row table:style-name="ro1">
          <table:table-cell office:value-type="float" office:value="5803.6" calcext:value-type="float">
            <text:p>5803.6</text:p>
          </table:table-cell>
          <table:table-cell office:value-type="float" office:value="0.000231093" calcext:value-type="float">
            <text:p>0.000231093</text:p>
          </table:table-cell>
        </table:table-row>
        <table:table-row table:style-name="ro1">
          <table:table-cell office:value-type="float" office:value="5812.77" calcext:value-type="float">
            <text:p>5812.77</text:p>
          </table:table-cell>
          <table:table-cell office:value-type="float" office:value="0.00359316" calcext:value-type="float">
            <text:p>0.00359316</text:p>
          </table:table-cell>
        </table:table-row>
        <table:table-row table:style-name="ro1">
          <table:table-cell office:value-type="float" office:value="5821.93" calcext:value-type="float">
            <text:p>5821.93</text:p>
          </table:table-cell>
          <table:table-cell office:value-type="float" office:value="0.00257129" calcext:value-type="float">
            <text:p>0.00257129</text:p>
          </table:table-cell>
        </table:table-row>
        <table:table-row table:style-name="ro1">
          <table:table-cell office:value-type="float" office:value="5831.1" calcext:value-type="float">
            <text:p>5831.1</text:p>
          </table:table-cell>
          <table:table-cell office:value-type="float" office:value="0.00032454" calcext:value-type="float">
            <text:p>0.00032454</text:p>
          </table:table-cell>
        </table:table-row>
        <table:table-row table:style-name="ro1">
          <table:table-cell office:value-type="float" office:value="5840.27" calcext:value-type="float">
            <text:p>5840.27</text:p>
          </table:table-cell>
          <table:table-cell office:value-type="float" office:value="0.00171711" calcext:value-type="float">
            <text:p>0.00171711</text:p>
          </table:table-cell>
        </table:table-row>
        <table:table-row table:style-name="ro1">
          <table:table-cell office:value-type="float" office:value="5849.44" calcext:value-type="float">
            <text:p>5849.44</text:p>
          </table:table-cell>
          <table:table-cell office:value-type="float" office:value="0.00153253" calcext:value-type="float">
            <text:p>0.00153253</text:p>
          </table:table-cell>
        </table:table-row>
        <table:table-row table:style-name="ro1">
          <table:table-cell office:value-type="float" office:value="5858.61" calcext:value-type="float">
            <text:p>5858.61</text:p>
          </table:table-cell>
          <table:table-cell office:value-type="float" office:value="0.00143222" calcext:value-type="float">
            <text:p>0.00143222</text:p>
          </table:table-cell>
        </table:table-row>
        <table:table-row table:style-name="ro1">
          <table:table-cell office:value-type="float" office:value="5867.78" calcext:value-type="float">
            <text:p>5867.78</text:p>
          </table:table-cell>
          <table:table-cell office:value-type="float" office:value="0.00249325" calcext:value-type="float">
            <text:p>0.00249325</text:p>
          </table:table-cell>
        </table:table-row>
        <table:table-row table:style-name="ro1">
          <table:table-cell office:value-type="float" office:value="5876.94" calcext:value-type="float">
            <text:p>5876.94</text:p>
          </table:table-cell>
          <table:table-cell office:value-type="float" office:value="0.00425832" calcext:value-type="float">
            <text:p>0.00425832</text:p>
          </table:table-cell>
        </table:table-row>
        <table:table-row table:style-name="ro1">
          <table:table-cell office:value-type="float" office:value="5886.11" calcext:value-type="float">
            <text:p>5886.11</text:p>
          </table:table-cell>
          <table:table-cell office:value-type="float" office:value="0.0022886" calcext:value-type="float">
            <text:p>0.0022886</text:p>
          </table:table-cell>
        </table:table-row>
        <table:table-row table:style-name="ro1">
          <table:table-cell office:value-type="float" office:value="5895.28" calcext:value-type="float">
            <text:p>5895.28</text:p>
          </table:table-cell>
          <table:table-cell office:value-type="float" office:value="0.00251915" calcext:value-type="float">
            <text:p>0.00251915</text:p>
          </table:table-cell>
        </table:table-row>
        <table:table-row table:style-name="ro1">
          <table:table-cell office:value-type="float" office:value="5904.45" calcext:value-type="float">
            <text:p>5904.45</text:p>
          </table:table-cell>
          <table:table-cell office:value-type="float" office:value="0.00203962" calcext:value-type="float">
            <text:p>0.00203962</text:p>
          </table:table-cell>
        </table:table-row>
        <table:table-row table:style-name="ro1">
          <table:table-cell office:value-type="float" office:value="5913.62" calcext:value-type="float">
            <text:p>5913.62</text:p>
          </table:table-cell>
          <table:table-cell office:value-type="float" office:value="0.00569772" calcext:value-type="float">
            <text:p>0.00569772</text:p>
          </table:table-cell>
        </table:table-row>
        <table:table-row table:style-name="ro1">
          <table:table-cell office:value-type="float" office:value="5922.79" calcext:value-type="float">
            <text:p>5922.79</text:p>
          </table:table-cell>
          <table:table-cell office:value-type="float" office:value="0.00867676" calcext:value-type="float">
            <text:p>0.00867676</text:p>
          </table:table-cell>
        </table:table-row>
        <table:table-row table:style-name="ro1">
          <table:table-cell office:value-type="float" office:value="5931.95" calcext:value-type="float">
            <text:p>5931.95</text:p>
          </table:table-cell>
          <table:table-cell office:value-type="float" office:value="0.0161336" calcext:value-type="float">
            <text:p>0.0161336</text:p>
          </table:table-cell>
        </table:table-row>
        <table:table-row table:style-name="ro1">
          <table:table-cell office:value-type="float" office:value="5941.12" calcext:value-type="float">
            <text:p>5941.12</text:p>
          </table:table-cell>
          <table:table-cell office:value-type="float" office:value="0.0140996" calcext:value-type="float">
            <text:p>0.0140996</text:p>
          </table:table-cell>
        </table:table-row>
        <table:table-row table:style-name="ro1">
          <table:table-cell office:value-type="float" office:value="5950.29" calcext:value-type="float">
            <text:p>5950.29</text:p>
          </table:table-cell>
          <table:table-cell office:value-type="float" office:value="0.00552345" calcext:value-type="float">
            <text:p>0.00552345</text:p>
          </table:table-cell>
        </table:table-row>
        <table:table-row table:style-name="ro1">
          <table:table-cell office:value-type="float" office:value="5959.46" calcext:value-type="float">
            <text:p>5959.46</text:p>
          </table:table-cell>
          <table:table-cell office:value-type="float" office:value="0.00425304" calcext:value-type="float">
            <text:p>0.00425304</text:p>
          </table:table-cell>
        </table:table-row>
        <table:table-row table:style-name="ro1">
          <table:table-cell office:value-type="float" office:value="5968.63" calcext:value-type="float">
            <text:p>5968.63</text:p>
          </table:table-cell>
          <table:table-cell office:value-type="float" office:value="0.00387508" calcext:value-type="float">
            <text:p>0.00387508</text:p>
          </table:table-cell>
        </table:table-row>
        <table:table-row table:style-name="ro1">
          <table:table-cell office:value-type="float" office:value="5977.8" calcext:value-type="float">
            <text:p>5977.8</text:p>
          </table:table-cell>
          <table:table-cell office:value-type="float" office:value="0.00351264" calcext:value-type="float">
            <text:p>0.00351264</text:p>
          </table:table-cell>
        </table:table-row>
        <table:table-row table:style-name="ro1">
          <table:table-cell office:value-type="float" office:value="5986.96" calcext:value-type="float">
            <text:p>5986.96</text:p>
          </table:table-cell>
          <table:table-cell office:value-type="float" office:value="0.0038344" calcext:value-type="float">
            <text:p>0.0038344</text:p>
          </table:table-cell>
        </table:table-row>
        <table:table-row table:style-name="ro1">
          <table:table-cell office:value-type="float" office:value="5996.13" calcext:value-type="float">
            <text:p>5996.13</text:p>
          </table:table-cell>
          <table:table-cell office:value-type="float" office:value="0.00120405" calcext:value-type="float">
            <text:p>0.00120405</text:p>
          </table:table-cell>
        </table:table-row>
        <table:table-row table:style-name="ro1">
          <table:table-cell office:value-type="float" office:value="6005.3" calcext:value-type="float">
            <text:p>6005.3</text:p>
          </table:table-cell>
          <table:table-cell office:value-type="float" office:value="0.00314124" calcext:value-type="float">
            <text:p>0.00314124</text:p>
          </table:table-cell>
        </table:table-row>
        <table:table-row table:style-name="ro1">
          <table:table-cell office:value-type="float" office:value="6014.47" calcext:value-type="float">
            <text:p>6014.47</text:p>
          </table:table-cell>
          <table:table-cell office:value-type="float" office:value="0.0024413" calcext:value-type="float">
            <text:p>0.0024413</text:p>
          </table:table-cell>
        </table:table-row>
        <table:table-row table:style-name="ro1">
          <table:table-cell office:value-type="float" office:value="6023.64" calcext:value-type="float">
            <text:p>6023.64</text:p>
          </table:table-cell>
          <table:table-cell office:value-type="float" office:value="0.00102054" calcext:value-type="float">
            <text:p>0.00102054</text:p>
          </table:table-cell>
        </table:table-row>
        <table:table-row table:style-name="ro1">
          <table:table-cell office:value-type="float" office:value="6032.81" calcext:value-type="float">
            <text:p>6032.81</text:p>
          </table:table-cell>
          <table:table-cell office:value-type="float" office:value="0.0023518" calcext:value-type="float">
            <text:p>0.0023518</text:p>
          </table:table-cell>
        </table:table-row>
        <table:table-row table:style-name="ro1">
          <table:table-cell office:value-type="float" office:value="6041.98" calcext:value-type="float">
            <text:p>6041.98</text:p>
          </table:table-cell>
          <table:table-cell office:value-type="float" office:value="0.00271313" calcext:value-type="float">
            <text:p>0.00271313</text:p>
          </table:table-cell>
        </table:table-row>
        <table:table-row table:style-name="ro1">
          <table:table-cell office:value-type="float" office:value="6051.14" calcext:value-type="float">
            <text:p>6051.14</text:p>
          </table:table-cell>
          <table:table-cell office:value-type="float" office:value="0.0000983126" calcext:value-type="float">
            <text:p>0.0000983126</text:p>
          </table:table-cell>
        </table:table-row>
        <table:table-row table:style-name="ro1">
          <table:table-cell office:value-type="float" office:value="6060.31" calcext:value-type="float">
            <text:p>6060.31</text:p>
          </table:table-cell>
          <table:table-cell office:value-type="float" office:value="0.00173767" calcext:value-type="float">
            <text:p>0.00173767</text:p>
          </table:table-cell>
        </table:table-row>
        <table:table-row table:style-name="ro1">
          <table:table-cell office:value-type="float" office:value="6069.48" calcext:value-type="float">
            <text:p>6069.48</text:p>
          </table:table-cell>
          <table:table-cell office:value-type="float" office:value="0.000632448" calcext:value-type="float">
            <text:p>0.000632448</text:p>
          </table:table-cell>
        </table:table-row>
        <table:table-row table:style-name="ro1">
          <table:table-cell office:value-type="float" office:value="6078.65" calcext:value-type="float">
            <text:p>6078.65</text:p>
          </table:table-cell>
          <table:table-cell office:value-type="float" office:value="0.00199239" calcext:value-type="float">
            <text:p>0.00199239</text:p>
          </table:table-cell>
        </table:table-row>
        <table:table-row table:style-name="ro1">
          <table:table-cell office:value-type="float" office:value="6087.82" calcext:value-type="float">
            <text:p>6087.82</text:p>
          </table:table-cell>
          <table:table-cell office:value-type="float" office:value="0.000968702" calcext:value-type="float">
            <text:p>0.000968702</text:p>
          </table:table-cell>
        </table:table-row>
        <table:table-row table:style-name="ro1">
          <table:table-cell office:value-type="float" office:value="6096.99" calcext:value-type="float">
            <text:p>6096.99</text:p>
          </table:table-cell>
          <table:table-cell office:value-type="float" office:value="0.00324952" calcext:value-type="float">
            <text:p>0.00324952</text:p>
          </table:table-cell>
        </table:table-row>
        <table:table-row table:style-name="ro1">
          <table:table-cell office:value-type="float" office:value="6106.15" calcext:value-type="float">
            <text:p>6106.15</text:p>
          </table:table-cell>
          <table:table-cell office:value-type="float" office:value="0.00189335" calcext:value-type="float">
            <text:p>0.00189335</text:p>
          </table:table-cell>
        </table:table-row>
        <table:table-row table:style-name="ro1">
          <table:table-cell office:value-type="float" office:value="6115.32" calcext:value-type="float">
            <text:p>6115.32</text:p>
          </table:table-cell>
          <table:table-cell office:value-type="float" office:value="0.00156073" calcext:value-type="float">
            <text:p>0.00156073</text:p>
          </table:table-cell>
        </table:table-row>
        <table:table-row table:style-name="ro1">
          <table:table-cell office:value-type="float" office:value="6124.49" calcext:value-type="float">
            <text:p>6124.49</text:p>
          </table:table-cell>
          <table:table-cell office:value-type="float" office:value="0.00190259" calcext:value-type="float">
            <text:p>0.00190259</text:p>
          </table:table-cell>
        </table:table-row>
        <table:table-row table:style-name="ro1">
          <table:table-cell office:value-type="float" office:value="6133.66" calcext:value-type="float">
            <text:p>6133.66</text:p>
          </table:table-cell>
          <table:table-cell office:value-type="float" office:value="0.00498355" calcext:value-type="float">
            <text:p>0.00498355</text:p>
          </table:table-cell>
        </table:table-row>
        <table:table-row table:style-name="ro1">
          <table:table-cell office:value-type="float" office:value="6142.83" calcext:value-type="float">
            <text:p>6142.83</text:p>
          </table:table-cell>
          <table:table-cell office:value-type="float" office:value="0.00819379" calcext:value-type="float">
            <text:p>0.00819379</text:p>
          </table:table-cell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float" office:value="0.0183966" calcext:value-type="float">
            <text:p>0.0183966</text:p>
          </table:table-cell>
        </table:table-row>
        <table:table-row table:style-name="ro1">
          <table:table-cell office:value-type="float" office:value="6161.16" calcext:value-type="float">
            <text:p>6161.16</text:p>
          </table:table-cell>
          <table:table-cell office:value-type="float" office:value="0.0147516" calcext:value-type="float">
            <text:p>0.0147516</text:p>
          </table:table-cell>
        </table:table-row>
        <table:table-row table:style-name="ro1">
          <table:table-cell office:value-type="float" office:value="6170.33" calcext:value-type="float">
            <text:p>6170.33</text:p>
          </table:table-cell>
          <table:table-cell office:value-type="float" office:value="0.00533957" calcext:value-type="float">
            <text:p>0.00533957</text:p>
          </table:table-cell>
        </table:table-row>
        <table:table-row table:style-name="ro1">
          <table:table-cell office:value-type="float" office:value="6179.5" calcext:value-type="float">
            <text:p>6179.5</text:p>
          </table:table-cell>
          <table:table-cell office:value-type="float" office:value="0.0023926" calcext:value-type="float">
            <text:p>0.0023926</text:p>
          </table:table-cell>
        </table:table-row>
        <table:table-row table:style-name="ro1">
          <table:table-cell office:value-type="float" office:value="6188.67" calcext:value-type="float">
            <text:p>6188.67</text:p>
          </table:table-cell>
          <table:table-cell office:value-type="float" office:value="0.00292643" calcext:value-type="float">
            <text:p>0.00292643</text:p>
          </table:table-cell>
        </table:table-row>
        <table:table-row table:style-name="ro1">
          <table:table-cell office:value-type="float" office:value="6197.84" calcext:value-type="float">
            <text:p>6197.84</text:p>
          </table:table-cell>
          <table:table-cell office:value-type="float" office:value="0.00224801" calcext:value-type="float">
            <text:p>0.00224801</text:p>
          </table:table-cell>
        </table:table-row>
        <table:table-row table:style-name="ro1">
          <table:table-cell office:value-type="float" office:value="6207.01" calcext:value-type="float">
            <text:p>6207.01</text:p>
          </table:table-cell>
          <table:table-cell office:value-type="float" office:value="0.00202193" calcext:value-type="float">
            <text:p>0.00202193</text:p>
          </table:table-cell>
        </table:table-row>
        <table:table-row table:style-name="ro1">
          <table:table-cell office:value-type="float" office:value="6216.17" calcext:value-type="float">
            <text:p>6216.17</text:p>
          </table:table-cell>
          <table:table-cell office:value-type="float" office:value="0.00156316" calcext:value-type="float">
            <text:p>0.00156316</text:p>
          </table:table-cell>
        </table:table-row>
        <table:table-row table:style-name="ro1">
          <table:table-cell office:value-type="float" office:value="6225.34" calcext:value-type="float">
            <text:p>6225.34</text:p>
          </table:table-cell>
          <table:table-cell office:value-type="float" office:value="0.000433515" calcext:value-type="float">
            <text:p>0.000433515</text:p>
          </table:table-cell>
        </table:table-row>
        <table:table-row table:style-name="ro1">
          <table:table-cell office:value-type="float" office:value="6234.51" calcext:value-type="float">
            <text:p>6234.51</text:p>
          </table:table-cell>
          <table:table-cell office:value-type="float" office:value="0.000509273" calcext:value-type="float">
            <text:p>0.000509273</text:p>
          </table:table-cell>
        </table:table-row>
        <table:table-row table:style-name="ro1">
          <table:table-cell office:value-type="float" office:value="6243.68" calcext:value-type="float">
            <text:p>6243.68</text:p>
          </table:table-cell>
          <table:table-cell office:value-type="float" office:value="0.000839953" calcext:value-type="float">
            <text:p>0.000839953</text:p>
          </table:table-cell>
        </table:table-row>
        <table:table-row table:style-name="ro1">
          <table:table-cell office:value-type="float" office:value="6252.85" calcext:value-type="float">
            <text:p>6252.85</text:p>
          </table:table-cell>
          <table:table-cell office:value-type="float" office:value="0.00278111" calcext:value-type="float">
            <text:p>0.00278111</text:p>
          </table:table-cell>
        </table:table-row>
        <table:table-row table:style-name="ro1">
          <table:table-cell office:value-type="float" office:value="6262.02" calcext:value-type="float">
            <text:p>6262.02</text:p>
          </table:table-cell>
          <table:table-cell office:value-type="float" office:value="0.00316202" calcext:value-type="float">
            <text:p>0.00316202</text:p>
          </table:table-cell>
        </table:table-row>
        <table:table-row table:style-name="ro1">
          <table:table-cell office:value-type="float" office:value="6271.19" calcext:value-type="float">
            <text:p>6271.19</text:p>
          </table:table-cell>
          <table:table-cell office:value-type="float" office:value="0.000329539" calcext:value-type="float">
            <text:p>0.000329539</text:p>
          </table:table-cell>
        </table:table-row>
        <table:table-row table:style-name="ro1">
          <table:table-cell office:value-type="float" office:value="6280.35" calcext:value-type="float">
            <text:p>6280.35</text:p>
          </table:table-cell>
          <table:table-cell office:value-type="float" office:value="0.00152496" calcext:value-type="float">
            <text:p>0.00152496</text:p>
          </table:table-cell>
        </table:table-row>
        <table:table-row table:style-name="ro1">
          <table:table-cell office:value-type="float" office:value="6289.52" calcext:value-type="float">
            <text:p>6289.52</text:p>
          </table:table-cell>
          <table:table-cell office:value-type="float" office:value="0.00177086" calcext:value-type="float">
            <text:p>0.00177086</text:p>
          </table:table-cell>
        </table:table-row>
        <table:table-row table:style-name="ro1">
          <table:table-cell office:value-type="float" office:value="6298.69" calcext:value-type="float">
            <text:p>6298.69</text:p>
          </table:table-cell>
          <table:table-cell office:value-type="float" office:value="0.00290311" calcext:value-type="float">
            <text:p>0.00290311</text:p>
          </table:table-cell>
        </table:table-row>
        <table:table-row table:style-name="ro1">
          <table:table-cell office:value-type="float" office:value="6307.86" calcext:value-type="float">
            <text:p>6307.86</text:p>
          </table:table-cell>
          <table:table-cell office:value-type="float" office:value="0.00305471" calcext:value-type="float">
            <text:p>0.00305471</text:p>
          </table:table-cell>
        </table:table-row>
        <table:table-row table:style-name="ro1">
          <table:table-cell office:value-type="float" office:value="6317.03" calcext:value-type="float">
            <text:p>6317.03</text:p>
          </table:table-cell>
          <table:table-cell office:value-type="float" office:value="0.00225809" calcext:value-type="float">
            <text:p>0.00225809</text:p>
          </table:table-cell>
        </table:table-row>
        <table:table-row table:style-name="ro1">
          <table:table-cell office:value-type="float" office:value="6326.2" calcext:value-type="float">
            <text:p>6326.2</text:p>
          </table:table-cell>
          <table:table-cell office:value-type="float" office:value="0.00261932" calcext:value-type="float">
            <text:p>0.00261932</text:p>
          </table:table-cell>
        </table:table-row>
        <table:table-row table:style-name="ro1">
          <table:table-cell office:value-type="float" office:value="6335.36" calcext:value-type="float">
            <text:p>6335.36</text:p>
          </table:table-cell>
          <table:table-cell office:value-type="float" office:value="0.00147813" calcext:value-type="float">
            <text:p>0.00147813</text:p>
          </table:table-cell>
        </table:table-row>
        <table:table-row table:style-name="ro1">
          <table:table-cell office:value-type="float" office:value="6344.53" calcext:value-type="float">
            <text:p>6344.53</text:p>
          </table:table-cell>
          <table:table-cell office:value-type="float" office:value="0.00260076" calcext:value-type="float">
            <text:p>0.00260076</text:p>
          </table:table-cell>
        </table:table-row>
        <table:table-row table:style-name="ro1">
          <table:table-cell office:value-type="float" office:value="6353.7" calcext:value-type="float">
            <text:p>6353.7</text:p>
          </table:table-cell>
          <table:table-cell office:value-type="float" office:value="0.00538363" calcext:value-type="float">
            <text:p>0.00538363</text:p>
          </table:table-cell>
        </table:table-row>
        <table:table-row table:style-name="ro1">
          <table:table-cell office:value-type="float" office:value="6362.87" calcext:value-type="float">
            <text:p>6362.87</text:p>
          </table:table-cell>
          <table:table-cell office:value-type="float" office:value="0.0101801" calcext:value-type="float">
            <text:p>0.0101801</text:p>
          </table:table-cell>
        </table:table-row>
        <table:table-row table:style-name="ro1">
          <table:table-cell office:value-type="float" office:value="6372.04" calcext:value-type="float">
            <text:p>6372.04</text:p>
          </table:table-cell>
          <table:table-cell office:value-type="float" office:value="0.0161075" calcext:value-type="float">
            <text:p>0.0161075</text:p>
          </table:table-cell>
        </table:table-row>
        <table:table-row table:style-name="ro1">
          <table:table-cell office:value-type="float" office:value="6381.21" calcext:value-type="float">
            <text:p>6381.21</text:p>
          </table:table-cell>
          <table:table-cell office:value-type="float" office:value="0.0126356" calcext:value-type="float">
            <text:p>0.0126356</text:p>
          </table:table-cell>
        </table:table-row>
        <table:table-row table:style-name="ro1">
          <table:table-cell office:value-type="float" office:value="6390.37" calcext:value-type="float">
            <text:p>6390.37</text:p>
          </table:table-cell>
          <table:table-cell office:value-type="float" office:value="0.00391157" calcext:value-type="float">
            <text:p>0.00391157</text:p>
          </table:table-cell>
        </table:table-row>
        <table:table-row table:style-name="ro1">
          <table:table-cell office:value-type="float" office:value="6399.54" calcext:value-type="float">
            <text:p>6399.54</text:p>
          </table:table-cell>
          <table:table-cell office:value-type="float" office:value="0.00441667" calcext:value-type="float">
            <text:p>0.00441667</text:p>
          </table:table-cell>
        </table:table-row>
        <table:table-row table:style-name="ro1">
          <table:table-cell office:value-type="float" office:value="6408.71" calcext:value-type="float">
            <text:p>6408.71</text:p>
          </table:table-cell>
          <table:table-cell office:value-type="float" office:value="0.00163969" calcext:value-type="float">
            <text:p>0.00163969</text:p>
          </table:table-cell>
        </table:table-row>
        <table:table-row table:style-name="ro1">
          <table:table-cell office:value-type="float" office:value="6417.88" calcext:value-type="float">
            <text:p>6417.88</text:p>
          </table:table-cell>
          <table:table-cell office:value-type="float" office:value="0.000518459" calcext:value-type="float">
            <text:p>0.000518459</text:p>
          </table:table-cell>
        </table:table-row>
        <table:table-row table:style-name="ro1">
          <table:table-cell office:value-type="float" office:value="6427.05" calcext:value-type="float">
            <text:p>6427.05</text:p>
          </table:table-cell>
          <table:table-cell office:value-type="float" office:value="0.00211197" calcext:value-type="float">
            <text:p>0.00211197</text:p>
          </table:table-cell>
        </table:table-row>
        <table:table-row table:style-name="ro1">
          <table:table-cell office:value-type="float" office:value="6436.22" calcext:value-type="float">
            <text:p>6436.22</text:p>
          </table:table-cell>
          <table:table-cell office:value-type="float" office:value="0.00158746" calcext:value-type="float">
            <text:p>0.00158746</text:p>
          </table:table-cell>
        </table:table-row>
        <table:table-row table:style-name="ro1">
          <table:table-cell office:value-type="float" office:value="6445.38" calcext:value-type="float">
            <text:p>6445.38</text:p>
          </table:table-cell>
          <table:table-cell office:value-type="float" office:value="0.00115254" calcext:value-type="float">
            <text:p>0.00115254</text:p>
          </table:table-cell>
        </table:table-row>
        <table:table-row table:style-name="ro1">
          <table:table-cell office:value-type="float" office:value="6454.55" calcext:value-type="float">
            <text:p>6454.55</text:p>
          </table:table-cell>
          <table:table-cell office:value-type="float" office:value="0.000496314" calcext:value-type="float">
            <text:p>0.000496314</text:p>
          </table:table-cell>
        </table:table-row>
        <table:table-row table:style-name="ro1">
          <table:table-cell office:value-type="float" office:value="6463.72" calcext:value-type="float">
            <text:p>6463.72</text:p>
          </table:table-cell>
          <table:table-cell office:value-type="float" office:value="0.00134408" calcext:value-type="float">
            <text:p>0.00134408</text:p>
          </table:table-cell>
        </table:table-row>
        <table:table-row table:style-name="ro1">
          <table:table-cell office:value-type="float" office:value="6472.89" calcext:value-type="float">
            <text:p>6472.89</text:p>
          </table:table-cell>
          <table:table-cell office:value-type="float" office:value="0.00110894" calcext:value-type="float">
            <text:p>0.00110894</text:p>
          </table:table-cell>
        </table:table-row>
        <table:table-row table:style-name="ro1">
          <table:table-cell office:value-type="float" office:value="6482.06" calcext:value-type="float">
            <text:p>6482.06</text:p>
          </table:table-cell>
          <table:table-cell office:value-type="float" office:value="0.000527741" calcext:value-type="float">
            <text:p>0.000527741</text:p>
          </table:table-cell>
        </table:table-row>
        <table:table-row table:style-name="ro1">
          <table:table-cell office:value-type="float" office:value="6491.23" calcext:value-type="float">
            <text:p>6491.23</text:p>
          </table:table-cell>
          <table:table-cell office:value-type="float" office:value="0.000862591" calcext:value-type="float">
            <text:p>0.000862591</text:p>
          </table:table-cell>
        </table:table-row>
        <table:table-row table:style-name="ro1">
          <table:table-cell office:value-type="float" office:value="6500.4" calcext:value-type="float">
            <text:p>6500.4</text:p>
          </table:table-cell>
          <table:table-cell office:value-type="float" office:value="0.000300004" calcext:value-type="float">
            <text:p>0.000300004</text:p>
          </table:table-cell>
        </table:table-row>
        <table:table-row table:style-name="ro1">
          <table:table-cell office:value-type="float" office:value="6509.56" calcext:value-type="float">
            <text:p>6509.56</text:p>
          </table:table-cell>
          <table:table-cell office:value-type="float" office:value="0.000540679" calcext:value-type="float">
            <text:p>0.000540679</text:p>
          </table:table-cell>
        </table:table-row>
        <table:table-row table:style-name="ro1">
          <table:table-cell office:value-type="float" office:value="6518.73" calcext:value-type="float">
            <text:p>6518.73</text:p>
          </table:table-cell>
          <table:table-cell office:value-type="float" office:value="0.000368527" calcext:value-type="float">
            <text:p>0.000368527</text:p>
          </table:table-cell>
        </table:table-row>
        <table:table-row table:style-name="ro1">
          <table:table-cell office:value-type="float" office:value="6527.9" calcext:value-type="float">
            <text:p>6527.9</text:p>
          </table:table-cell>
          <table:table-cell office:value-type="float" office:value="0.000791947" calcext:value-type="float">
            <text:p>0.000791947</text:p>
          </table:table-cell>
        </table:table-row>
        <table:table-row table:style-name="ro1">
          <table:table-cell office:value-type="float" office:value="6537.07" calcext:value-type="float">
            <text:p>6537.07</text:p>
          </table:table-cell>
          <table:table-cell office:value-type="float" office:value="0.00222656" calcext:value-type="float">
            <text:p>0.00222656</text:p>
          </table:table-cell>
        </table:table-row>
        <table:table-row table:style-name="ro1">
          <table:table-cell office:value-type="float" office:value="6546.24" calcext:value-type="float">
            <text:p>6546.24</text:p>
          </table:table-cell>
          <table:table-cell office:value-type="float" office:value="0.0013448" calcext:value-type="float">
            <text:p>0.0013448</text:p>
          </table:table-cell>
        </table:table-row>
        <table:table-row table:style-name="ro1">
          <table:table-cell office:value-type="float" office:value="6555.41" calcext:value-type="float">
            <text:p>6555.41</text:p>
          </table:table-cell>
          <table:table-cell office:value-type="float" office:value="0.00290223" calcext:value-type="float">
            <text:p>0.00290223</text:p>
          </table:table-cell>
        </table:table-row>
        <table:table-row table:style-name="ro1">
          <table:table-cell office:value-type="float" office:value="6564.57" calcext:value-type="float">
            <text:p>6564.57</text:p>
          </table:table-cell>
          <table:table-cell office:value-type="float" office:value="0.00147813" calcext:value-type="float">
            <text:p>0.00147813</text:p>
          </table:table-cell>
        </table:table-row>
        <table:table-row table:style-name="ro1">
          <table:table-cell office:value-type="float" office:value="6573.74" calcext:value-type="float">
            <text:p>6573.74</text:p>
          </table:table-cell>
          <table:table-cell office:value-type="float" office:value="0.00452941" calcext:value-type="float">
            <text:p>0.00452941</text:p>
          </table:table-cell>
        </table:table-row>
        <table:table-row table:style-name="ro1">
          <table:table-cell office:value-type="float" office:value="6582.91" calcext:value-type="float">
            <text:p>6582.91</text:p>
          </table:table-cell>
          <table:table-cell office:value-type="float" office:value="0.00633208" calcext:value-type="float">
            <text:p>0.00633208</text:p>
          </table:table-cell>
        </table:table-row>
        <table:table-row table:style-name="ro1">
          <table:table-cell office:value-type="float" office:value="6592.08" calcext:value-type="float">
            <text:p>6592.08</text:p>
          </table:table-cell>
          <table:table-cell office:value-type="float" office:value="0.00931529" calcext:value-type="float">
            <text:p>0.00931529</text:p>
          </table:table-cell>
        </table:table-row>
        <table:table-row table:style-name="ro1">
          <table:table-cell office:value-type="float" office:value="6601.25" calcext:value-type="float">
            <text:p>6601.25</text:p>
          </table:table-cell>
          <table:table-cell office:value-type="float" office:value="0.009108" calcext:value-type="float">
            <text:p>0.009108</text:p>
          </table:table-cell>
        </table:table-row>
        <table:table-row table:style-name="ro1">
          <table:table-cell office:value-type="float" office:value="6610.42" calcext:value-type="float">
            <text:p>6610.42</text:p>
          </table:table-cell>
          <table:table-cell office:value-type="float" office:value="0.00114086" calcext:value-type="float">
            <text:p>0.00114086</text:p>
          </table:table-cell>
        </table:table-row>
        <table:table-row table:style-name="ro1">
          <table:table-cell office:value-type="float" office:value="6619.58" calcext:value-type="float">
            <text:p>6619.58</text:p>
          </table:table-cell>
          <table:table-cell office:value-type="float" office:value="0.00179832" calcext:value-type="float">
            <text:p>0.00179832</text:p>
          </table:table-cell>
        </table:table-row>
        <table:table-row table:style-name="ro1">
          <table:table-cell office:value-type="float" office:value="6628.75" calcext:value-type="float">
            <text:p>6628.75</text:p>
          </table:table-cell>
          <table:table-cell office:value-type="float" office:value="0.000684043" calcext:value-type="float">
            <text:p>0.000684043</text:p>
          </table:table-cell>
        </table:table-row>
        <table:table-row table:style-name="ro1">
          <table:table-cell office:value-type="float" office:value="6637.92" calcext:value-type="float">
            <text:p>6637.92</text:p>
          </table:table-cell>
          <table:table-cell office:value-type="float" office:value="0.00136511" calcext:value-type="float">
            <text:p>0.00136511</text:p>
          </table:table-cell>
        </table:table-row>
        <table:table-row table:style-name="ro1">
          <table:table-cell office:value-type="float" office:value="6647.09" calcext:value-type="float">
            <text:p>6647.09</text:p>
          </table:table-cell>
          <table:table-cell office:value-type="float" office:value="0.000713426" calcext:value-type="float">
            <text:p>0.000713426</text:p>
          </table:table-cell>
        </table:table-row>
        <table:table-row table:style-name="ro1">
          <table:table-cell office:value-type="float" office:value="6656.26" calcext:value-type="float">
            <text:p>6656.26</text:p>
          </table:table-cell>
          <table:table-cell office:value-type="float" office:value="0.00120078" calcext:value-type="float">
            <text:p>0.00120078</text:p>
          </table:table-cell>
        </table:table-row>
        <table:table-row table:style-name="ro1">
          <table:table-cell office:value-type="float" office:value="6665.43" calcext:value-type="float">
            <text:p>6665.43</text:p>
          </table:table-cell>
          <table:table-cell office:value-type="float" office:value="0.00143154" calcext:value-type="float">
            <text:p>0.00143154</text:p>
          </table:table-cell>
        </table:table-row>
        <table:table-row table:style-name="ro1">
          <table:table-cell office:value-type="float" office:value="6674.59" calcext:value-type="float">
            <text:p>6674.59</text:p>
          </table:table-cell>
          <table:table-cell office:value-type="float" office:value="0.000537416" calcext:value-type="float">
            <text:p>0.000537416</text:p>
          </table:table-cell>
        </table:table-row>
        <table:table-row table:style-name="ro1">
          <table:table-cell office:value-type="float" office:value="6683.76" calcext:value-type="float">
            <text:p>6683.76</text:p>
          </table:table-cell>
          <table:table-cell office:value-type="float" office:value="0.000479994" calcext:value-type="float">
            <text:p>0.000479994</text:p>
          </table:table-cell>
        </table:table-row>
        <table:table-row table:style-name="ro1">
          <table:table-cell office:value-type="float" office:value="6692.93" calcext:value-type="float">
            <text:p>6692.93</text:p>
          </table:table-cell>
          <table:table-cell office:value-type="float" office:value="0.000600515" calcext:value-type="float">
            <text:p>0.000600515</text:p>
          </table:table-cell>
        </table:table-row>
        <table:table-row table:style-name="ro1">
          <table:table-cell office:value-type="float" office:value="6702.1" calcext:value-type="float">
            <text:p>6702.1</text:p>
          </table:table-cell>
          <table:table-cell office:value-type="float" office:value="0.00133991" calcext:value-type="float">
            <text:p>0.00133991</text:p>
          </table:table-cell>
        </table:table-row>
        <table:table-row table:style-name="ro1">
          <table:table-cell office:value-type="float" office:value="6711.27" calcext:value-type="float">
            <text:p>6711.27</text:p>
          </table:table-cell>
          <table:table-cell office:value-type="float" office:value="0.00175225" calcext:value-type="float">
            <text:p>0.00175225</text:p>
          </table:table-cell>
        </table:table-row>
        <table:table-row table:style-name="ro1">
          <table:table-cell office:value-type="float" office:value="6720.44" calcext:value-type="float">
            <text:p>6720.44</text:p>
          </table:table-cell>
          <table:table-cell office:value-type="float" office:value="0.00211922" calcext:value-type="float">
            <text:p>0.00211922</text:p>
          </table:table-cell>
        </table:table-row>
        <table:table-row table:style-name="ro1">
          <table:table-cell office:value-type="float" office:value="6729.6" calcext:value-type="float">
            <text:p>6729.6</text:p>
          </table:table-cell>
          <table:table-cell office:value-type="float" office:value="0.00177845" calcext:value-type="float">
            <text:p>0.00177845</text:p>
          </table:table-cell>
        </table:table-row>
        <table:table-row table:style-name="ro1">
          <table:table-cell office:value-type="float" office:value="6738.77" calcext:value-type="float">
            <text:p>6738.77</text:p>
          </table:table-cell>
          <table:table-cell office:value-type="float" office:value="0.000831359" calcext:value-type="float">
            <text:p>0.000831359</text:p>
          </table:table-cell>
        </table:table-row>
        <table:table-row table:style-name="ro1">
          <table:table-cell office:value-type="float" office:value="6747.94" calcext:value-type="float">
            <text:p>6747.94</text:p>
          </table:table-cell>
          <table:table-cell office:value-type="float" office:value="0.000989395" calcext:value-type="float">
            <text:p>0.000989395</text:p>
          </table:table-cell>
        </table:table-row>
        <table:table-row table:style-name="ro1">
          <table:table-cell office:value-type="float" office:value="6757.11" calcext:value-type="float">
            <text:p>6757.11</text:p>
          </table:table-cell>
          <table:table-cell office:value-type="float" office:value="0.00287514" calcext:value-type="float">
            <text:p>0.00287514</text:p>
          </table:table-cell>
        </table:table-row>
        <table:table-row table:style-name="ro1">
          <table:table-cell office:value-type="float" office:value="6766.28" calcext:value-type="float">
            <text:p>6766.28</text:p>
          </table:table-cell>
          <table:table-cell office:value-type="float" office:value="0.00193634" calcext:value-type="float">
            <text:p>0.00193634</text:p>
          </table:table-cell>
        </table:table-row>
        <table:table-row table:style-name="ro1">
          <table:table-cell office:value-type="float" office:value="6775.45" calcext:value-type="float">
            <text:p>6775.45</text:p>
          </table:table-cell>
          <table:table-cell office:value-type="float" office:value="0.00283278" calcext:value-type="float">
            <text:p>0.00283278</text:p>
          </table:table-cell>
        </table:table-row>
        <table:table-row table:style-name="ro1">
          <table:table-cell office:value-type="float" office:value="6784.62" calcext:value-type="float">
            <text:p>6784.62</text:p>
          </table:table-cell>
          <table:table-cell office:value-type="float" office:value="0.00376847" calcext:value-type="float">
            <text:p>0.00376847</text:p>
          </table:table-cell>
        </table:table-row>
        <table:table-row table:style-name="ro1">
          <table:table-cell office:value-type="float" office:value="6793.78" calcext:value-type="float">
            <text:p>6793.78</text:p>
          </table:table-cell>
          <table:table-cell office:value-type="float" office:value="0.00677512" calcext:value-type="float">
            <text:p>0.00677512</text:p>
          </table:table-cell>
        </table:table-row>
        <table:table-row table:style-name="ro1">
          <table:table-cell office:value-type="float" office:value="6802.95" calcext:value-type="float">
            <text:p>6802.95</text:p>
          </table:table-cell>
          <table:table-cell office:value-type="float" office:value="0.00781543" calcext:value-type="float">
            <text:p>0.00781543</text:p>
          </table:table-cell>
        </table:table-row>
        <table:table-row table:style-name="ro1">
          <table:table-cell office:value-type="float" office:value="6812.12" calcext:value-type="float">
            <text:p>6812.12</text:p>
          </table:table-cell>
          <table:table-cell office:value-type="float" office:value="0.0135335" calcext:value-type="float">
            <text:p>0.0135335</text:p>
          </table:table-cell>
        </table:table-row>
        <table:table-row table:style-name="ro1">
          <table:table-cell office:value-type="float" office:value="6821.29" calcext:value-type="float">
            <text:p>6821.29</text:p>
          </table:table-cell>
          <table:table-cell office:value-type="float" office:value="0.0138219" calcext:value-type="float">
            <text:p>0.0138219</text:p>
          </table:table-cell>
        </table:table-row>
        <table:table-row table:style-name="ro1">
          <table:table-cell office:value-type="float" office:value="6830.46" calcext:value-type="float">
            <text:p>6830.46</text:p>
          </table:table-cell>
          <table:table-cell office:value-type="float" office:value="0.00408254" calcext:value-type="float">
            <text:p>0.00408254</text:p>
          </table:table-cell>
        </table:table-row>
        <table:table-row table:style-name="ro1">
          <table:table-cell office:value-type="float" office:value="6839.63" calcext:value-type="float">
            <text:p>6839.63</text:p>
          </table:table-cell>
          <table:table-cell office:value-type="float" office:value="0.00546148" calcext:value-type="float">
            <text:p>0.00546148</text:p>
          </table:table-cell>
        </table:table-row>
        <table:table-row table:style-name="ro1">
          <table:table-cell office:value-type="float" office:value="6848.79" calcext:value-type="float">
            <text:p>6848.79</text:p>
          </table:table-cell>
          <table:table-cell office:value-type="float" office:value="0.00392747" calcext:value-type="float">
            <text:p>0.00392747</text:p>
          </table:table-cell>
        </table:table-row>
        <table:table-row table:style-name="ro1">
          <table:table-cell office:value-type="float" office:value="6857.96" calcext:value-type="float">
            <text:p>6857.96</text:p>
          </table:table-cell>
          <table:table-cell office:value-type="float" office:value="0.0009403" calcext:value-type="float">
            <text:p>0.0009403</text:p>
          </table:table-cell>
        </table:table-row>
        <table:table-row table:style-name="ro1">
          <table:table-cell office:value-type="float" office:value="6867.13" calcext:value-type="float">
            <text:p>6867.13</text:p>
          </table:table-cell>
          <table:table-cell office:value-type="float" office:value="0.0033386" calcext:value-type="float">
            <text:p>0.0033386</text:p>
          </table:table-cell>
        </table:table-row>
        <table:table-row table:style-name="ro1">
          <table:table-cell office:value-type="float" office:value="6876.3" calcext:value-type="float">
            <text:p>6876.3</text:p>
          </table:table-cell>
          <table:table-cell office:value-type="float" office:value="0.0019184" calcext:value-type="float">
            <text:p>0.0019184</text:p>
          </table:table-cell>
        </table:table-row>
        <table:table-row table:style-name="ro1">
          <table:table-cell office:value-type="float" office:value="6885.47" calcext:value-type="float">
            <text:p>6885.47</text:p>
          </table:table-cell>
          <table:table-cell office:value-type="float" office:value="0.00228129" calcext:value-type="float">
            <text:p>0.00228129</text:p>
          </table:table-cell>
        </table:table-row>
        <table:table-row table:style-name="ro1">
          <table:table-cell office:value-type="float" office:value="6894.64" calcext:value-type="float">
            <text:p>6894.64</text:p>
          </table:table-cell>
          <table:table-cell office:value-type="float" office:value="0.00228683" calcext:value-type="float">
            <text:p>0.00228683</text:p>
          </table:table-cell>
        </table:table-row>
        <table:table-row table:style-name="ro1">
          <table:table-cell office:value-type="float" office:value="6903.8" calcext:value-type="float">
            <text:p>6903.8</text:p>
          </table:table-cell>
          <table:table-cell office:value-type="float" office:value="0.00348781" calcext:value-type="float">
            <text:p>0.00348781</text:p>
          </table:table-cell>
        </table:table-row>
        <table:table-row table:style-name="ro1">
          <table:table-cell office:value-type="float" office:value="6912.97" calcext:value-type="float">
            <text:p>6912.97</text:p>
          </table:table-cell>
          <table:table-cell office:value-type="float" office:value="0.00204931" calcext:value-type="float">
            <text:p>0.00204931</text:p>
          </table:table-cell>
        </table:table-row>
        <table:table-row table:style-name="ro1">
          <table:table-cell office:value-type="float" office:value="6922.14" calcext:value-type="float">
            <text:p>6922.14</text:p>
          </table:table-cell>
          <table:table-cell office:value-type="float" office:value="0.00197354" calcext:value-type="float">
            <text:p>0.00197354</text:p>
          </table:table-cell>
        </table:table-row>
        <table:table-row table:style-name="ro1">
          <table:table-cell office:value-type="float" office:value="6931.31" calcext:value-type="float">
            <text:p>6931.31</text:p>
          </table:table-cell>
          <table:table-cell office:value-type="float" office:value="0.000915259" calcext:value-type="float">
            <text:p>0.000915259</text:p>
          </table:table-cell>
        </table:table-row>
        <table:table-row table:style-name="ro1">
          <table:table-cell office:value-type="float" office:value="6940.48" calcext:value-type="float">
            <text:p>6940.48</text:p>
          </table:table-cell>
          <table:table-cell office:value-type="float" office:value="0.00120339" calcext:value-type="float">
            <text:p>0.00120339</text:p>
          </table:table-cell>
        </table:table-row>
        <table:table-row table:style-name="ro1">
          <table:table-cell office:value-type="float" office:value="6949.65" calcext:value-type="float">
            <text:p>6949.65</text:p>
          </table:table-cell>
          <table:table-cell office:value-type="float" office:value="0.00114405" calcext:value-type="float">
            <text:p>0.00114405</text:p>
          </table:table-cell>
        </table:table-row>
        <table:table-row table:style-name="ro1">
          <table:table-cell office:value-type="float" office:value="6958.81" calcext:value-type="float">
            <text:p>6958.81</text:p>
          </table:table-cell>
          <table:table-cell office:value-type="float" office:value="0.00197996" calcext:value-type="float">
            <text:p>0.00197996</text:p>
          </table:table-cell>
        </table:table-row>
        <table:table-row table:style-name="ro1">
          <table:table-cell office:value-type="float" office:value="6967.98" calcext:value-type="float">
            <text:p>6967.98</text:p>
          </table:table-cell>
          <table:table-cell office:value-type="float" office:value="0.00174726" calcext:value-type="float">
            <text:p>0.00174726</text:p>
          </table:table-cell>
        </table:table-row>
        <table:table-row table:style-name="ro1">
          <table:table-cell office:value-type="float" office:value="6977.15" calcext:value-type="float">
            <text:p>6977.15</text:p>
          </table:table-cell>
          <table:table-cell office:value-type="float" office:value="0.0020889" calcext:value-type="float">
            <text:p>0.0020889</text:p>
          </table:table-cell>
        </table:table-row>
        <table:table-row table:style-name="ro1">
          <table:table-cell office:value-type="float" office:value="6986.32" calcext:value-type="float">
            <text:p>6986.32</text:p>
          </table:table-cell>
          <table:table-cell office:value-type="float" office:value="0.000537496" calcext:value-type="float">
            <text:p>0.000537496</text:p>
          </table:table-cell>
        </table:table-row>
        <table:table-row table:style-name="ro1">
          <table:table-cell office:value-type="float" office:value="6995.49" calcext:value-type="float">
            <text:p>6995.49</text:p>
          </table:table-cell>
          <table:table-cell office:value-type="float" office:value="0.00273692" calcext:value-type="float">
            <text:p>0.00273692</text:p>
          </table:table-cell>
        </table:table-row>
        <table:table-row table:style-name="ro1">
          <table:table-cell office:value-type="float" office:value="7004.66" calcext:value-type="float">
            <text:p>7004.66</text:p>
          </table:table-cell>
          <table:table-cell office:value-type="float" office:value="0.00317839" calcext:value-type="float">
            <text:p>0.00317839</text:p>
          </table:table-cell>
        </table:table-row>
        <table:table-row table:style-name="ro1">
          <table:table-cell office:value-type="float" office:value="7013.83" calcext:value-type="float">
            <text:p>7013.83</text:p>
          </table:table-cell>
          <table:table-cell office:value-type="float" office:value="0.00191163" calcext:value-type="float">
            <text:p>0.00191163</text:p>
          </table:table-cell>
        </table:table-row>
        <table:table-row table:style-name="ro1">
          <table:table-cell office:value-type="float" office:value="7022.99" calcext:value-type="float">
            <text:p>7022.99</text:p>
          </table:table-cell>
          <table:table-cell office:value-type="float" office:value="0.000927008" calcext:value-type="float">
            <text:p>0.000927008</text:p>
          </table:table-cell>
        </table:table-row>
        <table:table-row table:style-name="ro1">
          <table:table-cell office:value-type="float" office:value="7032.16" calcext:value-type="float">
            <text:p>7032.16</text:p>
          </table:table-cell>
          <table:table-cell office:value-type="float" office:value="0.00572726" calcext:value-type="float">
            <text:p>0.00572726</text:p>
          </table:table-cell>
        </table:table-row>
        <table:table-row table:style-name="ro1">
          <table:table-cell office:value-type="float" office:value="7041.33" calcext:value-type="float">
            <text:p>7041.33</text:p>
          </table:table-cell>
          <table:table-cell office:value-type="float" office:value="0.00355812" calcext:value-type="float">
            <text:p>0.00355812</text:p>
          </table:table-cell>
        </table:table-row>
        <table:table-row table:style-name="ro1">
          <table:table-cell office:value-type="float" office:value="7050.5" calcext:value-type="float">
            <text:p>7050.5</text:p>
          </table:table-cell>
          <table:table-cell office:value-type="float" office:value="0.000553073" calcext:value-type="float">
            <text:p>0.000553073</text:p>
          </table:table-cell>
        </table:table-row>
        <table:table-row table:style-name="ro1">
          <table:table-cell office:value-type="float" office:value="7059.67" calcext:value-type="float">
            <text:p>7059.67</text:p>
          </table:table-cell>
          <table:table-cell office:value-type="float" office:value="0.000711711" calcext:value-type="float">
            <text:p>0.000711711</text:p>
          </table:table-cell>
        </table:table-row>
        <table:table-row table:style-name="ro1">
          <table:table-cell office:value-type="float" office:value="7068.84" calcext:value-type="float">
            <text:p>7068.84</text:p>
          </table:table-cell>
          <table:table-cell office:value-type="float" office:value="0.000962918" calcext:value-type="float">
            <text:p>0.000962918</text:p>
          </table:table-cell>
        </table:table-row>
        <table:table-row table:style-name="ro1">
          <table:table-cell office:value-type="float" office:value="7078" calcext:value-type="float">
            <text:p>7078</text:p>
          </table:table-cell>
          <table:table-cell office:value-type="float" office:value="0.000378612" calcext:value-type="float">
            <text:p>0.000378612</text:p>
          </table:table-cell>
        </table:table-row>
        <table:table-row table:style-name="ro1">
          <table:table-cell office:value-type="float" office:value="7087.17" calcext:value-type="float">
            <text:p>7087.17</text:p>
          </table:table-cell>
          <table:table-cell office:value-type="float" office:value="0.000748546" calcext:value-type="float">
            <text:p>0.000748546</text:p>
          </table:table-cell>
        </table:table-row>
        <table:table-row table:style-name="ro1">
          <table:table-cell office:value-type="float" office:value="7096.34" calcext:value-type="float">
            <text:p>7096.34</text:p>
          </table:table-cell>
          <table:table-cell office:value-type="float" office:value="0.00114414" calcext:value-type="float">
            <text:p>0.00114414</text:p>
          </table:table-cell>
        </table:table-row>
        <table:table-row table:style-name="ro1">
          <table:table-cell office:value-type="float" office:value="7105.51" calcext:value-type="float">
            <text:p>7105.51</text:p>
          </table:table-cell>
          <table:table-cell office:value-type="float" office:value="0.000339302" calcext:value-type="float">
            <text:p>0.000339302</text:p>
          </table:table-cell>
        </table:table-row>
        <table:table-row table:style-name="ro1">
          <table:table-cell office:value-type="float" office:value="7114.68" calcext:value-type="float">
            <text:p>7114.68</text:p>
          </table:table-cell>
          <table:table-cell office:value-type="float" office:value="0.000797831" calcext:value-type="float">
            <text:p>0.000797831</text:p>
          </table:table-cell>
        </table:table-row>
        <table:table-row table:style-name="ro1">
          <table:table-cell office:value-type="float" office:value="7123.85" calcext:value-type="float">
            <text:p>7123.85</text:p>
          </table:table-cell>
          <table:table-cell office:value-type="float" office:value="0.000231858" calcext:value-type="float">
            <text:p>0.000231858</text:p>
          </table:table-cell>
        </table:table-row>
        <table:table-row table:style-name="ro1">
          <table:table-cell office:value-type="float" office:value="7133.01" calcext:value-type="float">
            <text:p>7133.01</text:p>
          </table:table-cell>
          <table:table-cell office:value-type="float" office:value="0.00149077" calcext:value-type="float">
            <text:p>0.00149077</text:p>
          </table:table-cell>
        </table:table-row>
        <table:table-row table:style-name="ro1">
          <table:table-cell office:value-type="float" office:value="7142.18" calcext:value-type="float">
            <text:p>7142.18</text:p>
          </table:table-cell>
          <table:table-cell office:value-type="float" office:value="0.00316316" calcext:value-type="float">
            <text:p>0.00316316</text:p>
          </table:table-cell>
        </table:table-row>
        <table:table-row table:style-name="ro1">
          <table:table-cell office:value-type="float" office:value="7151.35" calcext:value-type="float">
            <text:p>7151.35</text:p>
          </table:table-cell>
          <table:table-cell office:value-type="float" office:value="0.00156436" calcext:value-type="float">
            <text:p>0.00156436</text:p>
          </table:table-cell>
        </table:table-row>
        <table:table-row table:style-name="ro1">
          <table:table-cell office:value-type="float" office:value="7160.52" calcext:value-type="float">
            <text:p>7160.52</text:p>
          </table:table-cell>
          <table:table-cell office:value-type="float" office:value="0.000857628" calcext:value-type="float">
            <text:p>0.000857628</text:p>
          </table:table-cell>
        </table:table-row>
        <table:table-row table:style-name="ro1">
          <table:table-cell office:value-type="float" office:value="7169.69" calcext:value-type="float">
            <text:p>7169.69</text:p>
          </table:table-cell>
          <table:table-cell office:value-type="float" office:value="0.00233737" calcext:value-type="float">
            <text:p>0.00233737</text:p>
          </table:table-cell>
        </table:table-row>
        <table:table-row table:style-name="ro1">
          <table:table-cell office:value-type="float" office:value="7178.86" calcext:value-type="float">
            <text:p>7178.86</text:p>
          </table:table-cell>
          <table:table-cell office:value-type="float" office:value="0.000765944" calcext:value-type="float">
            <text:p>0.000765944</text:p>
          </table:table-cell>
        </table:table-row>
        <table:table-row table:style-name="ro1">
          <table:table-cell office:value-type="float" office:value="7188.02" calcext:value-type="float">
            <text:p>7188.02</text:p>
          </table:table-cell>
          <table:table-cell office:value-type="float" office:value="0.00120776" calcext:value-type="float">
            <text:p>0.00120776</text:p>
          </table:table-cell>
        </table:table-row>
        <table:table-row table:style-name="ro1">
          <table:table-cell office:value-type="float" office:value="7197.19" calcext:value-type="float">
            <text:p>7197.19</text:p>
          </table:table-cell>
          <table:table-cell office:value-type="float" office:value="0.00193308" calcext:value-type="float">
            <text:p>0.00193308</text:p>
          </table:table-cell>
        </table:table-row>
        <table:table-row table:style-name="ro1">
          <table:table-cell office:value-type="float" office:value="7206.36" calcext:value-type="float">
            <text:p>7206.36</text:p>
          </table:table-cell>
          <table:table-cell office:value-type="float" office:value="0.00110168" calcext:value-type="float">
            <text:p>0.00110168</text:p>
          </table:table-cell>
        </table:table-row>
        <table:table-row table:style-name="ro1">
          <table:table-cell office:value-type="float" office:value="7215.53" calcext:value-type="float">
            <text:p>7215.53</text:p>
          </table:table-cell>
          <table:table-cell office:value-type="float" office:value="0.00133609" calcext:value-type="float">
            <text:p>0.00133609</text:p>
          </table:table-cell>
        </table:table-row>
        <table:table-row table:style-name="ro1">
          <table:table-cell office:value-type="float" office:value="7224.7" calcext:value-type="float">
            <text:p>7224.7</text:p>
          </table:table-cell>
          <table:table-cell office:value-type="float" office:value="0.00310706" calcext:value-type="float">
            <text:p>0.00310706</text:p>
          </table:table-cell>
        </table:table-row>
        <table:table-row table:style-name="ro1">
          <table:table-cell office:value-type="float" office:value="7233.87" calcext:value-type="float">
            <text:p>7233.87</text:p>
          </table:table-cell>
          <table:table-cell office:value-type="float" office:value="0.00661599" calcext:value-type="float">
            <text:p>0.00661599</text:p>
          </table:table-cell>
        </table:table-row>
        <table:table-row table:style-name="ro1">
          <table:table-cell office:value-type="float" office:value="7243.04" calcext:value-type="float">
            <text:p>7243.04</text:p>
          </table:table-cell>
          <table:table-cell office:value-type="float" office:value="0.00834957" calcext:value-type="float">
            <text:p>0.00834957</text:p>
          </table:table-cell>
        </table:table-row>
        <table:table-row table:style-name="ro1">
          <table:table-cell office:value-type="float" office:value="7252.2" calcext:value-type="float">
            <text:p>7252.2</text:p>
          </table:table-cell>
          <table:table-cell office:value-type="float" office:value="0.0163245" calcext:value-type="float">
            <text:p>0.0163245</text:p>
          </table:table-cell>
        </table:table-row>
        <table:table-row table:style-name="ro1">
          <table:table-cell office:value-type="float" office:value="7261.37" calcext:value-type="float">
            <text:p>7261.37</text:p>
          </table:table-cell>
          <table:table-cell office:value-type="float" office:value="0.0124175" calcext:value-type="float">
            <text:p>0.0124175</text:p>
          </table:table-cell>
        </table:table-row>
        <table:table-row table:style-name="ro1">
          <table:table-cell office:value-type="float" office:value="7270.54" calcext:value-type="float">
            <text:p>7270.54</text:p>
          </table:table-cell>
          <table:table-cell office:value-type="float" office:value="0.00373619" calcext:value-type="float">
            <text:p>0.00373619</text:p>
          </table:table-cell>
        </table:table-row>
        <table:table-row table:style-name="ro1">
          <table:table-cell office:value-type="float" office:value="7279.71" calcext:value-type="float">
            <text:p>7279.71</text:p>
          </table:table-cell>
          <table:table-cell office:value-type="float" office:value="0.00553634" calcext:value-type="float">
            <text:p>0.00553634</text:p>
          </table:table-cell>
        </table:table-row>
        <table:table-row table:style-name="ro1">
          <table:table-cell office:value-type="float" office:value="7288.88" calcext:value-type="float">
            <text:p>7288.88</text:p>
          </table:table-cell>
          <table:table-cell office:value-type="float" office:value="0.00345274" calcext:value-type="float">
            <text:p>0.00345274</text:p>
          </table:table-cell>
        </table:table-row>
        <table:table-row table:style-name="ro1">
          <table:table-cell office:value-type="float" office:value="7298.05" calcext:value-type="float">
            <text:p>7298.05</text:p>
          </table:table-cell>
          <table:table-cell office:value-type="float" office:value="0.00126339" calcext:value-type="float">
            <text:p>0.00126339</text:p>
          </table:table-cell>
        </table:table-row>
        <table:table-row table:style-name="ro1">
          <table:table-cell office:value-type="float" office:value="7307.21" calcext:value-type="float">
            <text:p>7307.21</text:p>
          </table:table-cell>
          <table:table-cell office:value-type="float" office:value="0.000253464" calcext:value-type="float">
            <text:p>0.000253464</text:p>
          </table:table-cell>
        </table:table-row>
        <table:table-row table:style-name="ro1">
          <table:table-cell office:value-type="float" office:value="7316.38" calcext:value-type="float">
            <text:p>7316.38</text:p>
          </table:table-cell>
          <table:table-cell office:value-type="float" office:value="0.00229995" calcext:value-type="float">
            <text:p>0.00229995</text:p>
          </table:table-cell>
        </table:table-row>
        <table:table-row table:style-name="ro1">
          <table:table-cell office:value-type="float" office:value="7325.55" calcext:value-type="float">
            <text:p>7325.55</text:p>
          </table:table-cell>
          <table:table-cell office:value-type="float" office:value="0.00142389" calcext:value-type="float">
            <text:p>0.00142389</text:p>
          </table:table-cell>
        </table:table-row>
        <table:table-row table:style-name="ro1">
          <table:table-cell office:value-type="float" office:value="7334.72" calcext:value-type="float">
            <text:p>7334.72</text:p>
          </table:table-cell>
          <table:table-cell office:value-type="float" office:value="0.00325893" calcext:value-type="float">
            <text:p>0.00325893</text:p>
          </table:table-cell>
        </table:table-row>
        <table:table-row table:style-name="ro1">
          <table:table-cell office:value-type="float" office:value="7343.89" calcext:value-type="float">
            <text:p>7343.89</text:p>
          </table:table-cell>
          <table:table-cell office:value-type="float" office:value="0.0015107" calcext:value-type="float">
            <text:p>0.0015107</text:p>
          </table:table-cell>
        </table:table-row>
        <table:table-row table:style-name="ro1">
          <table:table-cell office:value-type="float" office:value="7353.06" calcext:value-type="float">
            <text:p>7353.06</text:p>
          </table:table-cell>
          <table:table-cell office:value-type="float" office:value="0.00282184" calcext:value-type="float">
            <text:p>0.00282184</text:p>
          </table:table-cell>
        </table:table-row>
        <table:table-row table:style-name="ro1">
          <table:table-cell office:value-type="float" office:value="7362.22" calcext:value-type="float">
            <text:p>7362.22</text:p>
          </table:table-cell>
          <table:table-cell office:value-type="float" office:value="0.00027207" calcext:value-type="float">
            <text:p>0.00027207</text:p>
          </table:table-cell>
        </table:table-row>
        <table:table-row table:style-name="ro1">
          <table:table-cell office:value-type="float" office:value="7371.39" calcext:value-type="float">
            <text:p>7371.39</text:p>
          </table:table-cell>
          <table:table-cell office:value-type="float" office:value="0.00098107" calcext:value-type="float">
            <text:p>0.00098107</text:p>
          </table:table-cell>
        </table:table-row>
        <table:table-row table:style-name="ro1">
          <table:table-cell office:value-type="float" office:value="7380.56" calcext:value-type="float">
            <text:p>7380.56</text:p>
          </table:table-cell>
          <table:table-cell office:value-type="float" office:value="0.00188878" calcext:value-type="float">
            <text:p>0.00188878</text:p>
          </table:table-cell>
        </table:table-row>
        <table:table-row table:style-name="ro1">
          <table:table-cell office:value-type="float" office:value="7389.73" calcext:value-type="float">
            <text:p>7389.73</text:p>
          </table:table-cell>
          <table:table-cell office:value-type="float" office:value="0.00197426" calcext:value-type="float">
            <text:p>0.00197426</text:p>
          </table:table-cell>
        </table:table-row>
        <table:table-row table:style-name="ro1">
          <table:table-cell office:value-type="float" office:value="7398.9" calcext:value-type="float">
            <text:p>7398.9</text:p>
          </table:table-cell>
          <table:table-cell office:value-type="float" office:value="0.00140885" calcext:value-type="float">
            <text:p>0.00140885</text:p>
          </table:table-cell>
        </table:table-row>
        <table:table-row table:style-name="ro1">
          <table:table-cell office:value-type="float" office:value="7408.07" calcext:value-type="float">
            <text:p>7408.07</text:p>
          </table:table-cell>
          <table:table-cell office:value-type="float" office:value="0.00207889" calcext:value-type="float">
            <text:p>0.00207889</text:p>
          </table:table-cell>
        </table:table-row>
        <table:table-row table:style-name="ro1">
          <table:table-cell office:value-type="float" office:value="7417.23" calcext:value-type="float">
            <text:p>7417.23</text:p>
          </table:table-cell>
          <table:table-cell office:value-type="float" office:value="0.0024494" calcext:value-type="float">
            <text:p>0.0024494</text:p>
          </table:table-cell>
        </table:table-row>
        <table:table-row table:style-name="ro1">
          <table:table-cell office:value-type="float" office:value="7426.4" calcext:value-type="float">
            <text:p>7426.4</text:p>
          </table:table-cell>
          <table:table-cell office:value-type="float" office:value="0.00234412" calcext:value-type="float">
            <text:p>0.00234412</text:p>
          </table:table-cell>
        </table:table-row>
        <table:table-row table:style-name="ro1">
          <table:table-cell office:value-type="float" office:value="7435.57" calcext:value-type="float">
            <text:p>7435.57</text:p>
          </table:table-cell>
          <table:table-cell office:value-type="float" office:value="0.000778063" calcext:value-type="float">
            <text:p>0.000778063</text:p>
          </table:table-cell>
        </table:table-row>
        <table:table-row table:style-name="ro1">
          <table:table-cell office:value-type="float" office:value="7444.74" calcext:value-type="float">
            <text:p>7444.74</text:p>
          </table:table-cell>
          <table:table-cell office:value-type="float" office:value="0.00194673" calcext:value-type="float">
            <text:p>0.00194673</text:p>
          </table:table-cell>
        </table:table-row>
        <table:table-row table:style-name="ro1">
          <table:table-cell office:value-type="float" office:value="7453.91" calcext:value-type="float">
            <text:p>7453.91</text:p>
          </table:table-cell>
          <table:table-cell office:value-type="float" office:value="0.00192013" calcext:value-type="float">
            <text:p>0.00192013</text:p>
          </table:table-cell>
        </table:table-row>
        <table:table-row table:style-name="ro1">
          <table:table-cell office:value-type="float" office:value="7463.08" calcext:value-type="float">
            <text:p>7463.08</text:p>
          </table:table-cell>
          <table:table-cell office:value-type="float" office:value="0.00162924" calcext:value-type="float">
            <text:p>0.00162924</text:p>
          </table:table-cell>
        </table:table-row>
        <table:table-row table:style-name="ro1">
          <table:table-cell office:value-type="float" office:value="7472.25" calcext:value-type="float">
            <text:p>7472.25</text:p>
          </table:table-cell>
          <table:table-cell office:value-type="float" office:value="0.00350073" calcext:value-type="float">
            <text:p>0.00350073</text:p>
          </table:table-cell>
        </table:table-row>
        <table:table-row table:style-name="ro1">
          <table:table-cell office:value-type="float" office:value="7481.41" calcext:value-type="float">
            <text:p>7481.41</text:p>
          </table:table-cell>
          <table:table-cell office:value-type="float" office:value="0.00185058" calcext:value-type="float">
            <text:p>0.00185058</text:p>
          </table:table-cell>
        </table:table-row>
        <table:table-row table:style-name="ro1">
          <table:table-cell office:value-type="float" office:value="7490.58" calcext:value-type="float">
            <text:p>7490.58</text:p>
          </table:table-cell>
          <table:table-cell office:value-type="float" office:value="0.00164018" calcext:value-type="float">
            <text:p>0.00164018</text:p>
          </table:table-cell>
        </table:table-row>
        <table:table-row table:style-name="ro1">
          <table:table-cell office:value-type="float" office:value="7499.75" calcext:value-type="float">
            <text:p>7499.75</text:p>
          </table:table-cell>
          <table:table-cell office:value-type="float" office:value="0.00184895" calcext:value-type="float">
            <text:p>0.00184895</text:p>
          </table:table-cell>
        </table:table-row>
        <table:table-row table:style-name="ro1">
          <table:table-cell office:value-type="float" office:value="7508.92" calcext:value-type="float">
            <text:p>7508.92</text:p>
          </table:table-cell>
          <table:table-cell office:value-type="float" office:value="0.00229339" calcext:value-type="float">
            <text:p>0.00229339</text:p>
          </table:table-cell>
        </table:table-row>
        <table:table-row table:style-name="ro1">
          <table:table-cell office:value-type="float" office:value="7518.09" calcext:value-type="float">
            <text:p>7518.09</text:p>
          </table:table-cell>
          <table:table-cell office:value-type="float" office:value="0.000606681" calcext:value-type="float">
            <text:p>0.000606681</text:p>
          </table:table-cell>
        </table:table-row>
        <table:table-row table:style-name="ro1">
          <table:table-cell office:value-type="float" office:value="7527.26" calcext:value-type="float">
            <text:p>7527.26</text:p>
          </table:table-cell>
          <table:table-cell office:value-type="float" office:value="0.00128618" calcext:value-type="float">
            <text:p>0.00128618</text:p>
          </table:table-cell>
        </table:table-row>
        <table:table-row table:style-name="ro1">
          <table:table-cell office:value-type="float" office:value="7536.42" calcext:value-type="float">
            <text:p>7536.42</text:p>
          </table:table-cell>
          <table:table-cell office:value-type="float" office:value="0.00104385" calcext:value-type="float">
            <text:p>0.00104385</text:p>
          </table:table-cell>
        </table:table-row>
        <table:table-row table:style-name="ro1">
          <table:table-cell office:value-type="float" office:value="7545.59" calcext:value-type="float">
            <text:p>7545.59</text:p>
          </table:table-cell>
          <table:table-cell office:value-type="float" office:value="0.000901938" calcext:value-type="float">
            <text:p>0.000901938</text:p>
          </table:table-cell>
        </table:table-row>
        <table:table-row table:style-name="ro1">
          <table:table-cell office:value-type="float" office:value="7554.76" calcext:value-type="float">
            <text:p>7554.76</text:p>
          </table:table-cell>
          <table:table-cell office:value-type="float" office:value="0.000790538" calcext:value-type="float">
            <text:p>0.000790538</text:p>
          </table:table-cell>
        </table:table-row>
        <table:table-row table:style-name="ro1">
          <table:table-cell office:value-type="float" office:value="7563.93" calcext:value-type="float">
            <text:p>7563.93</text:p>
          </table:table-cell>
          <table:table-cell office:value-type="float" office:value="0.000639135" calcext:value-type="float">
            <text:p>0.000639135</text:p>
          </table:table-cell>
        </table:table-row>
        <table:table-row table:style-name="ro1">
          <table:table-cell office:value-type="float" office:value="7573.1" calcext:value-type="float">
            <text:p>7573.1</text:p>
          </table:table-cell>
          <table:table-cell office:value-type="float" office:value="0.000795446" calcext:value-type="float">
            <text:p>0.000795446</text:p>
          </table:table-cell>
        </table:table-row>
        <table:table-row table:style-name="ro1">
          <table:table-cell office:value-type="float" office:value="7582.27" calcext:value-type="float">
            <text:p>7582.27</text:p>
          </table:table-cell>
          <table:table-cell office:value-type="float" office:value="0.00238968" calcext:value-type="float">
            <text:p>0.00238968</text:p>
          </table:table-cell>
        </table:table-row>
        <table:table-row table:style-name="ro1">
          <table:table-cell office:value-type="float" office:value="7591.43" calcext:value-type="float">
            <text:p>7591.43</text:p>
          </table:table-cell>
          <table:table-cell office:value-type="float" office:value="0.00215291" calcext:value-type="float">
            <text:p>0.00215291</text:p>
          </table:table-cell>
        </table:table-row>
        <table:table-row table:style-name="ro1">
          <table:table-cell office:value-type="float" office:value="7600.6" calcext:value-type="float">
            <text:p>7600.6</text:p>
          </table:table-cell>
          <table:table-cell office:value-type="float" office:value="0.000188129" calcext:value-type="float">
            <text:p>0.000188129</text:p>
          </table:table-cell>
        </table:table-row>
        <table:table-row table:style-name="ro1">
          <table:table-cell office:value-type="float" office:value="7609.77" calcext:value-type="float">
            <text:p>7609.77</text:p>
          </table:table-cell>
          <table:table-cell office:value-type="float" office:value="0.000486872" calcext:value-type="float">
            <text:p>0.000486872</text:p>
          </table:table-cell>
        </table:table-row>
        <table:table-row table:style-name="ro1">
          <table:table-cell office:value-type="float" office:value="7618.94" calcext:value-type="float">
            <text:p>7618.94</text:p>
          </table:table-cell>
          <table:table-cell office:value-type="float" office:value="0.000768908" calcext:value-type="float">
            <text:p>0.000768908</text:p>
          </table:table-cell>
        </table:table-row>
        <table:table-row table:style-name="ro1">
          <table:table-cell office:value-type="float" office:value="7628.11" calcext:value-type="float">
            <text:p>7628.11</text:p>
          </table:table-cell>
          <table:table-cell office:value-type="float" office:value="0.00168944" calcext:value-type="float">
            <text:p>0.00168944</text:p>
          </table:table-cell>
        </table:table-row>
        <table:table-row table:style-name="ro1">
          <table:table-cell office:value-type="float" office:value="7637.28" calcext:value-type="float">
            <text:p>7637.28</text:p>
          </table:table-cell>
          <table:table-cell office:value-type="float" office:value="0.00273065" calcext:value-type="float">
            <text:p>0.00273065</text:p>
          </table:table-cell>
        </table:table-row>
        <table:table-row table:style-name="ro1">
          <table:table-cell office:value-type="float" office:value="7646.44" calcext:value-type="float">
            <text:p>7646.44</text:p>
          </table:table-cell>
          <table:table-cell office:value-type="float" office:value="0.000670883" calcext:value-type="float">
            <text:p>0.000670883</text:p>
          </table:table-cell>
        </table:table-row>
        <table:table-row table:style-name="ro1">
          <table:table-cell office:value-type="float" office:value="7655.61" calcext:value-type="float">
            <text:p>7655.61</text:p>
          </table:table-cell>
          <table:table-cell office:value-type="float" office:value="0.0019112" calcext:value-type="float">
            <text:p>0.0019112</text:p>
          </table:table-cell>
        </table:table-row>
        <table:table-row table:style-name="ro1">
          <table:table-cell office:value-type="float" office:value="7664.78" calcext:value-type="float">
            <text:p>7664.78</text:p>
          </table:table-cell>
          <table:table-cell office:value-type="float" office:value="0.00318134" calcext:value-type="float">
            <text:p>0.00318134</text:p>
          </table:table-cell>
        </table:table-row>
        <table:table-row table:style-name="ro1">
          <table:table-cell office:value-type="float" office:value="7673.95" calcext:value-type="float">
            <text:p>7673.95</text:p>
          </table:table-cell>
          <table:table-cell office:value-type="float" office:value="0.00429493" calcext:value-type="float">
            <text:p>0.00429493</text:p>
          </table:table-cell>
        </table:table-row>
        <table:table-row table:style-name="ro1">
          <table:table-cell office:value-type="float" office:value="7683.12" calcext:value-type="float">
            <text:p>7683.12</text:p>
          </table:table-cell>
          <table:table-cell office:value-type="float" office:value="0.00532222" calcext:value-type="float">
            <text:p>0.00532222</text:p>
          </table:table-cell>
        </table:table-row>
        <table:table-row table:style-name="ro1">
          <table:table-cell office:value-type="float" office:value="7692.29" calcext:value-type="float">
            <text:p>7692.29</text:p>
          </table:table-cell>
          <table:table-cell office:value-type="float" office:value="0.0117936" calcext:value-type="float">
            <text:p>0.0117936</text:p>
          </table:table-cell>
        </table:table-row>
        <table:table-row table:style-name="ro1">
          <table:table-cell office:value-type="float" office:value="7701.46" calcext:value-type="float">
            <text:p>7701.46</text:p>
          </table:table-cell>
          <table:table-cell office:value-type="float" office:value="0.00971578" calcext:value-type="float">
            <text:p>0.00971578</text:p>
          </table:table-cell>
        </table:table-row>
        <table:table-row table:style-name="ro1">
          <table:table-cell office:value-type="float" office:value="7710.62" calcext:value-type="float">
            <text:p>7710.62</text:p>
          </table:table-cell>
          <table:table-cell office:value-type="float" office:value="0.00301973" calcext:value-type="float">
            <text:p>0.00301973</text:p>
          </table:table-cell>
        </table:table-row>
        <table:table-row table:style-name="ro1">
          <table:table-cell office:value-type="float" office:value="7719.79" calcext:value-type="float">
            <text:p>7719.79</text:p>
          </table:table-cell>
          <table:table-cell office:value-type="float" office:value="0.00408946" calcext:value-type="float">
            <text:p>0.00408946</text:p>
          </table:table-cell>
        </table:table-row>
        <table:table-row table:style-name="ro1">
          <table:table-cell office:value-type="float" office:value="7728.96" calcext:value-type="float">
            <text:p>7728.96</text:p>
          </table:table-cell>
          <table:table-cell office:value-type="float" office:value="0.00238637" calcext:value-type="float">
            <text:p>0.00238637</text:p>
          </table:table-cell>
        </table:table-row>
        <table:table-row table:style-name="ro1">
          <table:table-cell office:value-type="float" office:value="7738.13" calcext:value-type="float">
            <text:p>7738.13</text:p>
          </table:table-cell>
          <table:table-cell office:value-type="float" office:value="0.00116457" calcext:value-type="float">
            <text:p>0.00116457</text:p>
          </table:table-cell>
        </table:table-row>
        <table:table-row table:style-name="ro1">
          <table:table-cell office:value-type="float" office:value="7747.3" calcext:value-type="float">
            <text:p>7747.3</text:p>
          </table:table-cell>
          <table:table-cell office:value-type="float" office:value="0.00300497" calcext:value-type="float">
            <text:p>0.00300497</text:p>
          </table:table-cell>
        </table:table-row>
        <table:table-row table:style-name="ro1">
          <table:table-cell office:value-type="float" office:value="7756.47" calcext:value-type="float">
            <text:p>7756.47</text:p>
          </table:table-cell>
          <table:table-cell office:value-type="float" office:value="0.00177789" calcext:value-type="float">
            <text:p>0.00177789</text:p>
          </table:table-cell>
        </table:table-row>
        <table:table-row table:style-name="ro1">
          <table:table-cell office:value-type="float" office:value="7765.63" calcext:value-type="float">
            <text:p>7765.63</text:p>
          </table:table-cell>
          <table:table-cell office:value-type="float" office:value="0.00181942" calcext:value-type="float">
            <text:p>0.00181942</text:p>
          </table:table-cell>
        </table:table-row>
        <table:table-row table:style-name="ro1">
          <table:table-cell office:value-type="float" office:value="7774.8" calcext:value-type="float">
            <text:p>7774.8</text:p>
          </table:table-cell>
          <table:table-cell office:value-type="float" office:value="0.000714513" calcext:value-type="float">
            <text:p>0.000714513</text:p>
          </table:table-cell>
        </table:table-row>
        <table:table-row table:style-name="ro1">
          <table:table-cell office:value-type="float" office:value="7783.97" calcext:value-type="float">
            <text:p>7783.97</text:p>
          </table:table-cell>
          <table:table-cell office:value-type="float" office:value="0.000827063" calcext:value-type="float">
            <text:p>0.000827063</text:p>
          </table:table-cell>
        </table:table-row>
        <table:table-row table:style-name="ro1">
          <table:table-cell office:value-type="float" office:value="7793.14" calcext:value-type="float">
            <text:p>7793.14</text:p>
          </table:table-cell>
          <table:table-cell office:value-type="float" office:value="0.00147703" calcext:value-type="float">
            <text:p>0.00147703</text:p>
          </table:table-cell>
        </table:table-row>
        <table:table-row table:style-name="ro1">
          <table:table-cell office:value-type="float" office:value="7802.31" calcext:value-type="float">
            <text:p>7802.31</text:p>
          </table:table-cell>
          <table:table-cell office:value-type="float" office:value="0.00132487" calcext:value-type="float">
            <text:p>0.00132487</text:p>
          </table:table-cell>
        </table:table-row>
        <table:table-row table:style-name="ro1">
          <table:table-cell office:value-type="float" office:value="7811.48" calcext:value-type="float">
            <text:p>7811.48</text:p>
          </table:table-cell>
          <table:table-cell office:value-type="float" office:value="0.000682921" calcext:value-type="float">
            <text:p>0.000682921</text:p>
          </table:table-cell>
        </table:table-row>
        <table:table-row table:style-name="ro1">
          <table:table-cell office:value-type="float" office:value="7820.64" calcext:value-type="float">
            <text:p>7820.64</text:p>
          </table:table-cell>
          <table:table-cell office:value-type="float" office:value="0.00159891" calcext:value-type="float">
            <text:p>0.00159891</text:p>
          </table:table-cell>
        </table:table-row>
        <table:table-row table:style-name="ro1">
          <table:table-cell office:value-type="float" office:value="7829.81" calcext:value-type="float">
            <text:p>7829.81</text:p>
          </table:table-cell>
          <table:table-cell office:value-type="float" office:value="0.000405738" calcext:value-type="float">
            <text:p>0.000405738</text:p>
          </table:table-cell>
        </table:table-row>
        <table:table-row table:style-name="ro1">
          <table:table-cell office:value-type="float" office:value="7838.98" calcext:value-type="float">
            <text:p>7838.98</text:p>
          </table:table-cell>
          <table:table-cell office:value-type="float" office:value="0.000611823" calcext:value-type="float">
            <text:p>0.000611823</text:p>
          </table:table-cell>
        </table:table-row>
        <table:table-row table:style-name="ro1">
          <table:table-cell office:value-type="float" office:value="7848.15" calcext:value-type="float">
            <text:p>7848.15</text:p>
          </table:table-cell>
          <table:table-cell office:value-type="float" office:value="0.000336869" calcext:value-type="float">
            <text:p>0.000336869</text:p>
          </table:table-cell>
        </table:table-row>
        <table:table-row table:style-name="ro1">
          <table:table-cell office:value-type="float" office:value="7857.32" calcext:value-type="float">
            <text:p>7857.32</text:p>
          </table:table-cell>
          <table:table-cell office:value-type="float" office:value="0.000408115" calcext:value-type="float">
            <text:p>0.000408115</text:p>
          </table:table-cell>
        </table:table-row>
        <table:table-row table:style-name="ro1">
          <table:table-cell office:value-type="float" office:value="7866.49" calcext:value-type="float">
            <text:p>7866.49</text:p>
          </table:table-cell>
          <table:table-cell office:value-type="float" office:value="0.00104332" calcext:value-type="float">
            <text:p>0.00104332</text:p>
          </table:table-cell>
        </table:table-row>
        <table:table-row table:style-name="ro1">
          <table:table-cell office:value-type="float" office:value="7875.65" calcext:value-type="float">
            <text:p>7875.65</text:p>
          </table:table-cell>
          <table:table-cell office:value-type="float" office:value="0.000166447" calcext:value-type="float">
            <text:p>0.000166447</text:p>
          </table:table-cell>
        </table:table-row>
        <table:table-row table:style-name="ro1">
          <table:table-cell office:value-type="float" office:value="7884.82" calcext:value-type="float">
            <text:p>7884.82</text:p>
          </table:table-cell>
          <table:table-cell office:value-type="float" office:value="0.000542004" calcext:value-type="float">
            <text:p>0.000542004</text:p>
          </table:table-cell>
        </table:table-row>
        <table:table-row table:style-name="ro1">
          <table:table-cell office:value-type="float" office:value="7893.99" calcext:value-type="float">
            <text:p>7893.99</text:p>
          </table:table-cell>
          <table:table-cell office:value-type="float" office:value="0.00110644" calcext:value-type="float">
            <text:p>0.00110644</text:p>
          </table:table-cell>
        </table:table-row>
        <table:table-row table:style-name="ro1">
          <table:table-cell office:value-type="float" office:value="7903.16" calcext:value-type="float">
            <text:p>7903.16</text:p>
          </table:table-cell>
          <table:table-cell office:value-type="float" office:value="0.00254211" calcext:value-type="float">
            <text:p>0.00254211</text:p>
          </table:table-cell>
        </table:table-row>
        <table:table-row table:style-name="ro1">
          <table:table-cell office:value-type="float" office:value="7912.33" calcext:value-type="float">
            <text:p>7912.33</text:p>
          </table:table-cell>
          <table:table-cell office:value-type="float" office:value="0.00356995" calcext:value-type="float">
            <text:p>0.00356995</text:p>
          </table:table-cell>
        </table:table-row>
        <table:table-row table:style-name="ro1">
          <table:table-cell office:value-type="float" office:value="7921.5" calcext:value-type="float">
            <text:p>7921.5</text:p>
          </table:table-cell>
          <table:table-cell office:value-type="float" office:value="0.00464972" calcext:value-type="float">
            <text:p>0.00464972</text:p>
          </table:table-cell>
        </table:table-row>
        <table:table-row table:style-name="ro1">
          <table:table-cell office:value-type="float" office:value="7930.67" calcext:value-type="float">
            <text:p>7930.67</text:p>
          </table:table-cell>
          <table:table-cell office:value-type="float" office:value="0.0022367" calcext:value-type="float">
            <text:p>0.0022367</text:p>
          </table:table-cell>
        </table:table-row>
        <table:table-row table:style-name="ro1">
          <table:table-cell office:value-type="float" office:value="7939.83" calcext:value-type="float">
            <text:p>7939.83</text:p>
          </table:table-cell>
          <table:table-cell office:value-type="float" office:value="0.00111751" calcext:value-type="float">
            <text:p>0.00111751</text:p>
          </table:table-cell>
        </table:table-row>
        <table:table-row table:style-name="ro1">
          <table:table-cell office:value-type="float" office:value="7949" calcext:value-type="float">
            <text:p>7949</text:p>
          </table:table-cell>
          <table:table-cell office:value-type="float" office:value="0.000627153" calcext:value-type="float">
            <text:p>0.000627153</text:p>
          </table:table-cell>
        </table:table-row>
        <table:table-row table:style-name="ro1">
          <table:table-cell office:value-type="float" office:value="7958.17" calcext:value-type="float">
            <text:p>7958.17</text:p>
          </table:table-cell>
          <table:table-cell office:value-type="float" office:value="0.000736614" calcext:value-type="float">
            <text:p>0.000736614</text:p>
          </table:table-cell>
        </table:table-row>
        <table:table-row table:style-name="ro1">
          <table:table-cell office:value-type="float" office:value="7967.34" calcext:value-type="float">
            <text:p>7967.34</text:p>
          </table:table-cell>
          <table:table-cell office:value-type="float" office:value="0.000549444" calcext:value-type="float">
            <text:p>0.000549444</text:p>
          </table:table-cell>
        </table:table-row>
        <table:table-row table:style-name="ro1">
          <table:table-cell office:value-type="float" office:value="7976.51" calcext:value-type="float">
            <text:p>7976.51</text:p>
          </table:table-cell>
          <table:table-cell office:value-type="float" office:value="0.000767716" calcext:value-type="float">
            <text:p>0.000767716</text:p>
          </table:table-cell>
        </table:table-row>
        <table:table-row table:style-name="ro1">
          <table:table-cell office:value-type="float" office:value="7985.68" calcext:value-type="float">
            <text:p>7985.68</text:p>
          </table:table-cell>
          <table:table-cell office:value-type="float" office:value="0.00116573" calcext:value-type="float">
            <text:p>0.00116573</text:p>
          </table:table-cell>
        </table:table-row>
        <table:table-row table:style-name="ro1">
          <table:table-cell office:value-type="float" office:value="7994.84" calcext:value-type="float">
            <text:p>7994.84</text:p>
          </table:table-cell>
          <table:table-cell office:value-type="float" office:value="0.000541696" calcext:value-type="float">
            <text:p>0.000541696</text:p>
          </table:table-cell>
        </table:table-row>
        <table:table-row table:style-name="ro1">
          <table:table-cell office:value-type="float" office:value="8004.01" calcext:value-type="float">
            <text:p>8004.01</text:p>
          </table:table-cell>
          <table:table-cell office:value-type="float" office:value="0.000680181" calcext:value-type="float">
            <text:p>0.000680181</text:p>
          </table:table-cell>
        </table:table-row>
        <table:table-row table:style-name="ro1">
          <table:table-cell office:value-type="float" office:value="8013.18" calcext:value-type="float">
            <text:p>8013.18</text:p>
          </table:table-cell>
          <table:table-cell office:value-type="float" office:value="0.000750215" calcext:value-type="float">
            <text:p>0.000750215</text:p>
          </table:table-cell>
        </table:table-row>
        <table:table-row table:style-name="ro1">
          <table:table-cell office:value-type="float" office:value="8022.35" calcext:value-type="float">
            <text:p>8022.35</text:p>
          </table:table-cell>
          <table:table-cell office:value-type="float" office:value="0.000702251" calcext:value-type="float">
            <text:p>0.000702251</text:p>
          </table:table-cell>
        </table:table-row>
        <table:table-row table:style-name="ro1">
          <table:table-cell office:value-type="float" office:value="8031.52" calcext:value-type="float">
            <text:p>8031.52</text:p>
          </table:table-cell>
          <table:table-cell office:value-type="float" office:value="0.00084169" calcext:value-type="float">
            <text:p>0.00084169</text:p>
          </table:table-cell>
        </table:table-row>
        <table:table-row table:style-name="ro1">
          <table:table-cell office:value-type="float" office:value="8040.69" calcext:value-type="float">
            <text:p>8040.69</text:p>
          </table:table-cell>
          <table:table-cell office:value-type="float" office:value="0.000221311" calcext:value-type="float">
            <text:p>0.000221311</text:p>
          </table:table-cell>
        </table:table-row>
        <table:table-row table:style-name="ro1">
          <table:table-cell office:value-type="float" office:value="8049.85" calcext:value-type="float">
            <text:p>8049.85</text:p>
          </table:table-cell>
          <table:table-cell office:value-type="float" office:value="0.000936306" calcext:value-type="float">
            <text:p>0.000936306</text:p>
          </table:table-cell>
        </table:table-row>
        <table:table-row table:style-name="ro1">
          <table:table-cell office:value-type="float" office:value="8059.02" calcext:value-type="float">
            <text:p>8059.02</text:p>
          </table:table-cell>
          <table:table-cell office:value-type="float" office:value="0.000783386" calcext:value-type="float">
            <text:p>0.000783386</text:p>
          </table:table-cell>
        </table:table-row>
        <table:table-row table:style-name="ro1">
          <table:table-cell office:value-type="float" office:value="8068.19" calcext:value-type="float">
            <text:p>8068.19</text:p>
          </table:table-cell>
          <table:table-cell office:value-type="float" office:value="0.000257979" calcext:value-type="float">
            <text:p>0.000257979</text:p>
          </table:table-cell>
        </table:table-row>
        <table:table-row table:style-name="ro1">
          <table:table-cell office:value-type="float" office:value="8077.36" calcext:value-type="float">
            <text:p>8077.36</text:p>
          </table:table-cell>
          <table:table-cell office:value-type="float" office:value="0.000888765" calcext:value-type="float">
            <text:p>0.000888765</text:p>
          </table:table-cell>
        </table:table-row>
        <table:table-row table:style-name="ro1">
          <table:table-cell office:value-type="float" office:value="8086.53" calcext:value-type="float">
            <text:p>8086.53</text:p>
          </table:table-cell>
          <table:table-cell office:value-type="float" office:value="0.00142475" calcext:value-type="float">
            <text:p>0.00142475</text:p>
          </table:table-cell>
        </table:table-row>
        <table:table-row table:style-name="ro1">
          <table:table-cell office:value-type="float" office:value="8095.7" calcext:value-type="float">
            <text:p>8095.7</text:p>
          </table:table-cell>
          <table:table-cell office:value-type="float" office:value="0.000614116" calcext:value-type="float">
            <text:p>0.000614116</text:p>
          </table:table-cell>
        </table:table-row>
        <table:table-row table:style-name="ro1">
          <table:table-cell office:value-type="float" office:value="8104.86" calcext:value-type="float">
            <text:p>8104.86</text:p>
          </table:table-cell>
          <table:table-cell office:value-type="float" office:value="0.00141007" calcext:value-type="float">
            <text:p>0.00141007</text:p>
          </table:table-cell>
        </table:table-row>
        <table:table-row table:style-name="ro1">
          <table:table-cell office:value-type="float" office:value="8114.03" calcext:value-type="float">
            <text:p>8114.03</text:p>
          </table:table-cell>
          <table:table-cell office:value-type="float" office:value="0.00223079" calcext:value-type="float">
            <text:p>0.00223079</text:p>
          </table:table-cell>
        </table:table-row>
        <table:table-row table:style-name="ro1">
          <table:table-cell office:value-type="float" office:value="8123.2" calcext:value-type="float">
            <text:p>8123.2</text:p>
          </table:table-cell>
          <table:table-cell office:value-type="float" office:value="0.00182841" calcext:value-type="float">
            <text:p>0.00182841</text:p>
          </table:table-cell>
        </table:table-row>
        <table:table-row table:style-name="ro1">
          <table:table-cell office:value-type="float" office:value="8132.37" calcext:value-type="float">
            <text:p>8132.37</text:p>
          </table:table-cell>
          <table:table-cell office:value-type="float" office:value="0.00638979" calcext:value-type="float">
            <text:p>0.00638979</text:p>
          </table:table-cell>
        </table:table-row>
        <table:table-row table:style-name="ro1">
          <table:table-cell office:value-type="float" office:value="8141.54" calcext:value-type="float">
            <text:p>8141.54</text:p>
          </table:table-cell>
          <table:table-cell office:value-type="float" office:value="0.00322922" calcext:value-type="float">
            <text:p>0.00322922</text:p>
          </table:table-cell>
        </table:table-row>
        <table:table-row table:style-name="ro1">
          <table:table-cell office:value-type="float" office:value="8150.71" calcext:value-type="float">
            <text:p>8150.71</text:p>
          </table:table-cell>
          <table:table-cell office:value-type="float" office:value="0.000639263" calcext:value-type="float">
            <text:p>0.000639263</text:p>
          </table:table-cell>
        </table:table-row>
        <table:table-row table:style-name="ro1">
          <table:table-cell office:value-type="float" office:value="8159.88" calcext:value-type="float">
            <text:p>8159.88</text:p>
          </table:table-cell>
          <table:table-cell office:value-type="float" office:value="0.00130445" calcext:value-type="float">
            <text:p>0.00130445</text:p>
          </table:table-cell>
        </table:table-row>
        <table:table-row table:style-name="ro1">
          <table:table-cell office:value-type="float" office:value="8169.04" calcext:value-type="float">
            <text:p>8169.04</text:p>
          </table:table-cell>
          <table:table-cell office:value-type="float" office:value="0.00289363" calcext:value-type="float">
            <text:p>0.00289363</text:p>
          </table:table-cell>
        </table:table-row>
        <table:table-row table:style-name="ro1">
          <table:table-cell office:value-type="float" office:value="8178.21" calcext:value-type="float">
            <text:p>8178.21</text:p>
          </table:table-cell>
          <table:table-cell office:value-type="float" office:value="0.00137339" calcext:value-type="float">
            <text:p>0.00137339</text:p>
          </table:table-cell>
        </table:table-row>
        <table:table-row table:style-name="ro1">
          <table:table-cell office:value-type="float" office:value="8187.38" calcext:value-type="float">
            <text:p>8187.38</text:p>
          </table:table-cell>
          <table:table-cell office:value-type="float" office:value="0.00216932" calcext:value-type="float">
            <text:p>0.00216932</text:p>
          </table:table-cell>
        </table:table-row>
        <table:table-row table:style-name="ro1">
          <table:table-cell office:value-type="float" office:value="8196.55" calcext:value-type="float">
            <text:p>8196.55</text:p>
          </table:table-cell>
          <table:table-cell office:value-type="float" office:value="0.00163824" calcext:value-type="float">
            <text:p>0.00163824</text:p>
          </table:table-cell>
        </table:table-row>
        <table:table-row table:style-name="ro1">
          <table:table-cell office:value-type="float" office:value="8205.72" calcext:value-type="float">
            <text:p>8205.72</text:p>
          </table:table-cell>
          <table:table-cell office:value-type="float" office:value="0.00105584" calcext:value-type="float">
            <text:p>0.00105584</text:p>
          </table:table-cell>
        </table:table-row>
        <table:table-row table:style-name="ro1">
          <table:table-cell office:value-type="float" office:value="8214.89" calcext:value-type="float">
            <text:p>8214.89</text:p>
          </table:table-cell>
          <table:table-cell office:value-type="float" office:value="0.000865591" calcext:value-type="float">
            <text:p>0.000865591</text:p>
          </table:table-cell>
        </table:table-row>
        <table:table-row table:style-name="ro1">
          <table:table-cell office:value-type="float" office:value="8224.05" calcext:value-type="float">
            <text:p>8224.05</text:p>
          </table:table-cell>
          <table:table-cell office:value-type="float" office:value="0.000818441" calcext:value-type="float">
            <text:p>0.000818441</text:p>
          </table:table-cell>
        </table:table-row>
        <table:table-row table:style-name="ro1">
          <table:table-cell office:value-type="float" office:value="8233.22" calcext:value-type="float">
            <text:p>8233.22</text:p>
          </table:table-cell>
          <table:table-cell office:value-type="float" office:value="0.000676784" calcext:value-type="float">
            <text:p>0.000676784</text:p>
          </table:table-cell>
        </table:table-row>
        <table:table-row table:style-name="ro1">
          <table:table-cell office:value-type="float" office:value="8242.39" calcext:value-type="float">
            <text:p>8242.39</text:p>
          </table:table-cell>
          <table:table-cell office:value-type="float" office:value="0.000340996" calcext:value-type="float">
            <text:p>0.000340996</text:p>
          </table:table-cell>
        </table:table-row>
        <table:table-row table:style-name="ro1">
          <table:table-cell office:value-type="float" office:value="8251.56" calcext:value-type="float">
            <text:p>8251.56</text:p>
          </table:table-cell>
          <table:table-cell office:value-type="float" office:value="0.00014219" calcext:value-type="float">
            <text:p>0.00014219</text:p>
          </table:table-cell>
        </table:table-row>
        <table:table-row table:style-name="ro1">
          <table:table-cell office:value-type="float" office:value="8260.73" calcext:value-type="float">
            <text:p>8260.73</text:p>
          </table:table-cell>
          <table:table-cell office:value-type="float" office:value="0.000271617" calcext:value-type="float">
            <text:p>0.000271617</text:p>
          </table:table-cell>
        </table:table-row>
        <table:table-row table:style-name="ro1">
          <table:table-cell office:value-type="float" office:value="8269.9" calcext:value-type="float">
            <text:p>8269.9</text:p>
          </table:table-cell>
          <table:table-cell office:value-type="float" office:value="0.000112753" calcext:value-type="float">
            <text:p>0.000112753</text:p>
          </table:table-cell>
        </table:table-row>
        <table:table-row table:style-name="ro1">
          <table:table-cell office:value-type="float" office:value="8279.06" calcext:value-type="float">
            <text:p>8279.06</text:p>
          </table:table-cell>
          <table:table-cell office:value-type="float" office:value="0.00022673" calcext:value-type="float">
            <text:p>0.00022673</text:p>
          </table:table-cell>
        </table:table-row>
        <table:table-row table:style-name="ro1">
          <table:table-cell office:value-type="float" office:value="8288.23" calcext:value-type="float">
            <text:p>8288.23</text:p>
          </table:table-cell>
          <table:table-cell office:value-type="float" office:value="0.00069449" calcext:value-type="float">
            <text:p>0.00069449</text:p>
          </table:table-cell>
        </table:table-row>
        <table:table-row table:style-name="ro1">
          <table:table-cell office:value-type="float" office:value="8297.4" calcext:value-type="float">
            <text:p>8297.4</text:p>
          </table:table-cell>
          <table:table-cell office:value-type="float" office:value="0.000104594" calcext:value-type="float">
            <text:p>0.000104594</text:p>
          </table:table-cell>
        </table:table-row>
        <table:table-row table:style-name="ro1">
          <table:table-cell office:value-type="float" office:value="8306.57" calcext:value-type="float">
            <text:p>8306.57</text:p>
          </table:table-cell>
          <table:table-cell office:value-type="float" office:value="0.000436915" calcext:value-type="float">
            <text:p>0.000436915</text:p>
          </table:table-cell>
        </table:table-row>
        <table:table-row table:style-name="ro1">
          <table:table-cell office:value-type="float" office:value="8315.74" calcext:value-type="float">
            <text:p>8315.74</text:p>
          </table:table-cell>
          <table:table-cell office:value-type="float" office:value="0.000324261" calcext:value-type="float">
            <text:p>0.000324261</text:p>
          </table:table-cell>
        </table:table-row>
        <table:table-row table:style-name="ro1">
          <table:table-cell office:value-type="float" office:value="8324.91" calcext:value-type="float">
            <text:p>8324.91</text:p>
          </table:table-cell>
          <table:table-cell office:value-type="float" office:value="0.00164953" calcext:value-type="float">
            <text:p>0.00164953</text:p>
          </table:table-cell>
        </table:table-row>
        <table:table-row table:style-name="ro1">
          <table:table-cell office:value-type="float" office:value="8334.07" calcext:value-type="float">
            <text:p>8334.07</text:p>
          </table:table-cell>
          <table:table-cell office:value-type="float" office:value="0.00089845" calcext:value-type="float">
            <text:p>0.00089845</text:p>
          </table:table-cell>
        </table:table-row>
        <table:table-row table:style-name="ro1">
          <table:table-cell office:value-type="float" office:value="8343.24" calcext:value-type="float">
            <text:p>8343.24</text:p>
          </table:table-cell>
          <table:table-cell office:value-type="float" office:value="0.00179315" calcext:value-type="float">
            <text:p>0.00179315</text:p>
          </table:table-cell>
        </table:table-row>
        <table:table-row table:style-name="ro1">
          <table:table-cell office:value-type="float" office:value="8352.41" calcext:value-type="float">
            <text:p>8352.41</text:p>
          </table:table-cell>
          <table:table-cell office:value-type="float" office:value="0.00155777" calcext:value-type="float">
            <text:p>0.00155777</text:p>
          </table:table-cell>
        </table:table-row>
        <table:table-row table:style-name="ro1">
          <table:table-cell office:value-type="float" office:value="8361.58" calcext:value-type="float">
            <text:p>8361.58</text:p>
          </table:table-cell>
          <table:table-cell office:value-type="float" office:value="0.0025603" calcext:value-type="float">
            <text:p>0.0025603</text:p>
          </table:table-cell>
        </table:table-row>
        <table:table-row table:style-name="ro1">
          <table:table-cell office:value-type="float" office:value="8370.75" calcext:value-type="float">
            <text:p>8370.75</text:p>
          </table:table-cell>
          <table:table-cell office:value-type="float" office:value="0.00170999" calcext:value-type="float">
            <text:p>0.00170999</text:p>
          </table:table-cell>
        </table:table-row>
        <table:table-row table:style-name="ro1">
          <table:table-cell office:value-type="float" office:value="8379.92" calcext:value-type="float">
            <text:p>8379.92</text:p>
          </table:table-cell>
          <table:table-cell office:value-type="float" office:value="0.00129975" calcext:value-type="float">
            <text:p>0.00129975</text:p>
          </table:table-cell>
        </table:table-row>
        <table:table-row table:style-name="ro1">
          <table:table-cell office:value-type="float" office:value="8389.09" calcext:value-type="float">
            <text:p>8389.09</text:p>
          </table:table-cell>
          <table:table-cell office:value-type="float" office:value="0.000450464" calcext:value-type="float">
            <text:p>0.000450464</text:p>
          </table:table-cell>
        </table:table-row>
        <table:table-row table:style-name="ro1">
          <table:table-cell office:value-type="float" office:value="8398.25" calcext:value-type="float">
            <text:p>8398.25</text:p>
          </table:table-cell>
          <table:table-cell office:value-type="float" office:value="0.000371695" calcext:value-type="float">
            <text:p>0.000371695</text:p>
          </table:table-cell>
        </table:table-row>
        <table:table-row table:style-name="ro1">
          <table:table-cell office:value-type="float" office:value="8407.42" calcext:value-type="float">
            <text:p>8407.42</text:p>
          </table:table-cell>
          <table:table-cell office:value-type="float" office:value="0.000448206" calcext:value-type="float">
            <text:p>0.000448206</text:p>
          </table:table-cell>
        </table:table-row>
        <table:table-row table:style-name="ro1">
          <table:table-cell office:value-type="float" office:value="8416.59" calcext:value-type="float">
            <text:p>8416.59</text:p>
          </table:table-cell>
          <table:table-cell office:value-type="float" office:value="0.000402447" calcext:value-type="float">
            <text:p>0.000402447</text:p>
          </table:table-cell>
        </table:table-row>
        <table:table-row table:style-name="ro1">
          <table:table-cell office:value-type="float" office:value="8425.76" calcext:value-type="float">
            <text:p>8425.76</text:p>
          </table:table-cell>
          <table:table-cell office:value-type="float" office:value="0.000385711" calcext:value-type="float">
            <text:p>0.000385711</text:p>
          </table:table-cell>
        </table:table-row>
        <table:table-row table:style-name="ro1">
          <table:table-cell office:value-type="float" office:value="8434.93" calcext:value-type="float">
            <text:p>8434.93</text:p>
          </table:table-cell>
          <table:table-cell office:value-type="float" office:value="0.000674071" calcext:value-type="float">
            <text:p>0.000674071</text:p>
          </table:table-cell>
        </table:table-row>
        <table:table-row table:style-name="ro1">
          <table:table-cell office:value-type="float" office:value="8444.1" calcext:value-type="float">
            <text:p>8444.1</text:p>
          </table:table-cell>
          <table:table-cell office:value-type="float" office:value="0.000262617" calcext:value-type="float">
            <text:p>0.000262617</text:p>
          </table:table-cell>
        </table:table-row>
        <table:table-row table:style-name="ro1">
          <table:table-cell office:value-type="float" office:value="8453.26" calcext:value-type="float">
            <text:p>8453.26</text:p>
          </table:table-cell>
          <table:table-cell office:value-type="float" office:value="0.00134469" calcext:value-type="float">
            <text:p>0.00134469</text:p>
          </table:table-cell>
        </table:table-row>
        <table:table-row table:style-name="ro1">
          <table:table-cell office:value-type="float" office:value="8462.43" calcext:value-type="float">
            <text:p>8462.43</text:p>
          </table:table-cell>
          <table:table-cell office:value-type="float" office:value="0.000694507" calcext:value-type="float">
            <text:p>0.000694507</text:p>
          </table:table-cell>
        </table:table-row>
        <table:table-row table:style-name="ro1">
          <table:table-cell office:value-type="float" office:value="8471.6" calcext:value-type="float">
            <text:p>8471.6</text:p>
          </table:table-cell>
          <table:table-cell office:value-type="float" office:value="0.00145301" calcext:value-type="float">
            <text:p>0.00145301</text:p>
          </table:table-cell>
        </table:table-row>
        <table:table-row table:style-name="ro1">
          <table:table-cell office:value-type="float" office:value="8480.77" calcext:value-type="float">
            <text:p>8480.77</text:p>
          </table:table-cell>
          <table:table-cell office:value-type="float" office:value="0.000862412" calcext:value-type="float">
            <text:p>0.000862412</text:p>
          </table:table-cell>
        </table:table-row>
        <table:table-row table:style-name="ro1">
          <table:table-cell office:value-type="float" office:value="8489.94" calcext:value-type="float">
            <text:p>8489.94</text:p>
          </table:table-cell>
          <table:table-cell office:value-type="float" office:value="0.000852314" calcext:value-type="float">
            <text:p>0.000852314</text:p>
          </table:table-cell>
        </table:table-row>
        <table:table-row table:style-name="ro1">
          <table:table-cell office:value-type="float" office:value="8499.11" calcext:value-type="float">
            <text:p>8499.11</text:p>
          </table:table-cell>
          <table:table-cell office:value-type="float" office:value="0.0013138" calcext:value-type="float">
            <text:p>0.0013138</text:p>
          </table:table-cell>
        </table:table-row>
        <table:table-row table:style-name="ro1">
          <table:table-cell office:value-type="float" office:value="8508.27" calcext:value-type="float">
            <text:p>8508.27</text:p>
          </table:table-cell>
          <table:table-cell office:value-type="float" office:value="0.001271" calcext:value-type="float">
            <text:p>0.001271</text:p>
          </table:table-cell>
        </table:table-row>
        <table:table-row table:style-name="ro1">
          <table:table-cell office:value-type="float" office:value="8517.44" calcext:value-type="float">
            <text:p>8517.44</text:p>
          </table:table-cell>
          <table:table-cell office:value-type="float" office:value="0.000178058" calcext:value-type="float">
            <text:p>0.000178058</text:p>
          </table:table-cell>
        </table:table-row>
        <table:table-row table:style-name="ro1">
          <table:table-cell office:value-type="float" office:value="8526.61" calcext:value-type="float">
            <text:p>8526.61</text:p>
          </table:table-cell>
          <table:table-cell office:value-type="float" office:value="0.000760476" calcext:value-type="float">
            <text:p>0.000760476</text:p>
          </table:table-cell>
        </table:table-row>
        <table:table-row table:style-name="ro1">
          <table:table-cell office:value-type="float" office:value="8535.78" calcext:value-type="float">
            <text:p>8535.78</text:p>
          </table:table-cell>
          <table:table-cell office:value-type="float" office:value="0.00111118" calcext:value-type="float">
            <text:p>0.00111118</text:p>
          </table:table-cell>
        </table:table-row>
        <table:table-row table:style-name="ro1">
          <table:table-cell office:value-type="float" office:value="8544.95" calcext:value-type="float">
            <text:p>8544.95</text:p>
          </table:table-cell>
          <table:table-cell office:value-type="float" office:value="0.00125505" calcext:value-type="float">
            <text:p>0.00125505</text:p>
          </table:table-cell>
        </table:table-row>
        <table:table-row table:style-name="ro1">
          <table:table-cell office:value-type="float" office:value="8554.12" calcext:value-type="float">
            <text:p>8554.12</text:p>
          </table:table-cell>
          <table:table-cell office:value-type="float" office:value="0.0013643" calcext:value-type="float">
            <text:p>0.0013643</text:p>
          </table:table-cell>
        </table:table-row>
        <table:table-row table:style-name="ro1">
          <table:table-cell office:value-type="float" office:value="8563.28" calcext:value-type="float">
            <text:p>8563.28</text:p>
          </table:table-cell>
          <table:table-cell office:value-type="float" office:value="0.00254943" calcext:value-type="float">
            <text:p>0.00254943</text:p>
          </table:table-cell>
        </table:table-row>
        <table:table-row table:style-name="ro1">
          <table:table-cell office:value-type="float" office:value="8572.45" calcext:value-type="float">
            <text:p>8572.45</text:p>
          </table:table-cell>
          <table:table-cell office:value-type="float" office:value="0.00295568" calcext:value-type="float">
            <text:p>0.00295568</text:p>
          </table:table-cell>
        </table:table-row>
        <table:table-row table:style-name="ro1">
          <table:table-cell office:value-type="float" office:value="8581.62" calcext:value-type="float">
            <text:p>8581.62</text:p>
          </table:table-cell>
          <table:table-cell office:value-type="float" office:value="0.00369562" calcext:value-type="float">
            <text:p>0.00369562</text:p>
          </table:table-cell>
        </table:table-row>
        <table:table-row table:style-name="ro1">
          <table:table-cell office:value-type="float" office:value="8590.79" calcext:value-type="float">
            <text:p>8590.79</text:p>
          </table:table-cell>
          <table:table-cell office:value-type="float" office:value="0.000998579" calcext:value-type="float">
            <text:p>0.000998579</text:p>
          </table:table-cell>
        </table:table-row>
        <table:table-row table:style-name="ro1">
          <table:table-cell office:value-type="float" office:value="8599.96" calcext:value-type="float">
            <text:p>8599.96</text:p>
          </table:table-cell>
          <table:table-cell office:value-type="float" office:value="0.00123846" calcext:value-type="float">
            <text:p>0.00123846</text:p>
          </table:table-cell>
        </table:table-row>
        <table:table-row table:style-name="ro1">
          <table:table-cell office:value-type="float" office:value="8609.13" calcext:value-type="float">
            <text:p>8609.13</text:p>
          </table:table-cell>
          <table:table-cell office:value-type="float" office:value="0.000236" calcext:value-type="float">
            <text:p>0.000236</text:p>
          </table:table-cell>
        </table:table-row>
        <table:table-row table:style-name="ro1">
          <table:table-cell office:value-type="float" office:value="8618.3" calcext:value-type="float">
            <text:p>8618.3</text:p>
          </table:table-cell>
          <table:table-cell office:value-type="float" office:value="0.0000618534" calcext:value-type="float">
            <text:p>0.0000618534</text:p>
          </table:table-cell>
        </table:table-row>
        <table:table-row table:style-name="ro1">
          <table:table-cell office:value-type="float" office:value="8627.46" calcext:value-type="float">
            <text:p>8627.46</text:p>
          </table:table-cell>
          <table:table-cell office:value-type="float" office:value="0.000427885" calcext:value-type="float">
            <text:p>0.000427885</text:p>
          </table:table-cell>
        </table:table-row>
        <table:table-row table:style-name="ro1">
          <table:table-cell office:value-type="float" office:value="8636.63" calcext:value-type="float">
            <text:p>8636.63</text:p>
          </table:table-cell>
          <table:table-cell office:value-type="float" office:value="0.000229875" calcext:value-type="float">
            <text:p>0.000229875</text:p>
          </table:table-cell>
        </table:table-row>
        <table:table-row table:style-name="ro1">
          <table:table-cell office:value-type="float" office:value="8645.8" calcext:value-type="float">
            <text:p>8645.8</text:p>
          </table:table-cell>
          <table:table-cell office:value-type="float" office:value="0.00016058" calcext:value-type="float">
            <text:p>0.00016058</text:p>
          </table:table-cell>
        </table:table-row>
        <table:table-row table:style-name="ro1">
          <table:table-cell office:value-type="float" office:value="8654.97" calcext:value-type="float">
            <text:p>8654.97</text:p>
          </table:table-cell>
          <table:table-cell office:value-type="float" office:value="0.000230237" calcext:value-type="float">
            <text:p>0.000230237</text:p>
          </table:table-cell>
        </table:table-row>
        <table:table-row table:style-name="ro1">
          <table:table-cell office:value-type="float" office:value="8664.14" calcext:value-type="float">
            <text:p>8664.14</text:p>
          </table:table-cell>
          <table:table-cell office:value-type="float" office:value="0.000214674" calcext:value-type="float">
            <text:p>0.000214674</text:p>
          </table:table-cell>
        </table:table-row>
        <table:table-row table:style-name="ro1">
          <table:table-cell office:value-type="float" office:value="8673.31" calcext:value-type="float">
            <text:p>8673.31</text:p>
          </table:table-cell>
          <table:table-cell office:value-type="float" office:value="0.000304247" calcext:value-type="float">
            <text:p>0.000304247</text:p>
          </table:table-cell>
        </table:table-row>
        <table:table-row table:style-name="ro1">
          <table:table-cell office:value-type="float" office:value="8682.47" calcext:value-type="float">
            <text:p>8682.47</text:p>
          </table:table-cell>
          <table:table-cell office:value-type="float" office:value="0.000346331" calcext:value-type="float">
            <text:p>0.000346331</text:p>
          </table:table-cell>
        </table:table-row>
        <table:table-row table:style-name="ro1">
          <table:table-cell office:value-type="float" office:value="8691.64" calcext:value-type="float">
            <text:p>8691.64</text:p>
          </table:table-cell>
          <table:table-cell office:value-type="float" office:value="0.000414841" calcext:value-type="float">
            <text:p>0.000414841</text:p>
          </table:table-cell>
        </table:table-row>
        <table:table-row table:style-name="ro1">
          <table:table-cell office:value-type="float" office:value="8700.81" calcext:value-type="float">
            <text:p>8700.81</text:p>
          </table:table-cell>
          <table:table-cell office:value-type="float" office:value="0.00050655" calcext:value-type="float">
            <text:p>0.00050655</text:p>
          </table:table-cell>
        </table:table-row>
        <table:table-row table:style-name="ro1">
          <table:table-cell office:value-type="float" office:value="8709.98" calcext:value-type="float">
            <text:p>8709.98</text:p>
          </table:table-cell>
          <table:table-cell office:value-type="float" office:value="0.000543785" calcext:value-type="float">
            <text:p>0.000543785</text:p>
          </table:table-cell>
        </table:table-row>
        <table:table-row table:style-name="ro1">
          <table:table-cell office:value-type="float" office:value="8719.15" calcext:value-type="float">
            <text:p>8719.15</text:p>
          </table:table-cell>
          <table:table-cell office:value-type="float" office:value="0.000614145" calcext:value-type="float">
            <text:p>0.000614145</text:p>
          </table:table-cell>
        </table:table-row>
        <table:table-row table:style-name="ro1">
          <table:table-cell office:value-type="float" office:value="8728.32" calcext:value-type="float">
            <text:p>8728.32</text:p>
          </table:table-cell>
          <table:table-cell office:value-type="float" office:value="0.000733112" calcext:value-type="float">
            <text:p>0.000733112</text:p>
          </table:table-cell>
        </table:table-row>
        <table:table-row table:style-name="ro1">
          <table:table-cell office:value-type="float" office:value="8737.48" calcext:value-type="float">
            <text:p>8737.48</text:p>
          </table:table-cell>
          <table:table-cell office:value-type="float" office:value="0.000838925" calcext:value-type="float">
            <text:p>0.000838925</text:p>
          </table:table-cell>
        </table:table-row>
        <table:table-row table:style-name="ro1">
          <table:table-cell office:value-type="float" office:value="8746.65" calcext:value-type="float">
            <text:p>8746.65</text:p>
          </table:table-cell>
          <table:table-cell office:value-type="float" office:value="0.00106431" calcext:value-type="float">
            <text:p>0.00106431</text:p>
          </table:table-cell>
        </table:table-row>
        <table:table-row table:style-name="ro1">
          <table:table-cell office:value-type="float" office:value="8755.82" calcext:value-type="float">
            <text:p>8755.82</text:p>
          </table:table-cell>
          <table:table-cell office:value-type="float" office:value="0.000800082" calcext:value-type="float">
            <text:p>0.000800082</text:p>
          </table:table-cell>
        </table:table-row>
        <table:table-row table:style-name="ro1">
          <table:table-cell office:value-type="float" office:value="8764.99" calcext:value-type="float">
            <text:p>8764.99</text:p>
          </table:table-cell>
          <table:table-cell office:value-type="float" office:value="0.000799454" calcext:value-type="float">
            <text:p>0.000799454</text:p>
          </table:table-cell>
        </table:table-row>
        <table:table-row table:style-name="ro1">
          <table:table-cell office:value-type="float" office:value="8774.16" calcext:value-type="float">
            <text:p>8774.16</text:p>
          </table:table-cell>
          <table:table-cell office:value-type="float" office:value="0.0016995" calcext:value-type="float">
            <text:p>0.0016995</text:p>
          </table:table-cell>
        </table:table-row>
        <table:table-row table:style-name="ro1">
          <table:table-cell office:value-type="float" office:value="8783.33" calcext:value-type="float">
            <text:p>8783.33</text:p>
          </table:table-cell>
          <table:table-cell office:value-type="float" office:value="0.00152438" calcext:value-type="float">
            <text:p>0.00152438</text:p>
          </table:table-cell>
        </table:table-row>
        <table:table-row table:style-name="ro1">
          <table:table-cell office:value-type="float" office:value="8792.49" calcext:value-type="float">
            <text:p>8792.49</text:p>
          </table:table-cell>
          <table:table-cell office:value-type="float" office:value="0.000477895" calcext:value-type="float">
            <text:p>0.000477895</text:p>
          </table:table-cell>
        </table:table-row>
        <table:table-row table:style-name="ro1">
          <table:table-cell office:value-type="float" office:value="8801.66" calcext:value-type="float">
            <text:p>8801.66</text:p>
          </table:table-cell>
          <table:table-cell office:value-type="float" office:value="0.00137582" calcext:value-type="float">
            <text:p>0.00137582</text:p>
          </table:table-cell>
        </table:table-row>
        <table:table-row table:style-name="ro1">
          <table:table-cell office:value-type="float" office:value="8810.83" calcext:value-type="float">
            <text:p>8810.83</text:p>
          </table:table-cell>
          <table:table-cell office:value-type="float" office:value="0.00145953" calcext:value-type="float">
            <text:p>0.00145953</text:p>
          </table:table-cell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0.00075401" calcext:value-type="float">
            <text:p>0.00075401</text:p>
          </table:table-cell>
        </table:table-row>
        <table:table-row table:style-name="ro1">
          <table:table-cell office:value-type="float" office:value="8829.17" calcext:value-type="float">
            <text:p>8829.17</text:p>
          </table:table-cell>
          <table:table-cell office:value-type="float" office:value="0.000668524" calcext:value-type="float">
            <text:p>0.000668524</text:p>
          </table:table-cell>
        </table:table-row>
        <table:table-row table:style-name="ro1">
          <table:table-cell office:value-type="float" office:value="8838.34" calcext:value-type="float">
            <text:p>8838.34</text:p>
          </table:table-cell>
          <table:table-cell office:value-type="float" office:value="0.000555512" calcext:value-type="float">
            <text:p>0.000555512</text:p>
          </table:table-cell>
        </table:table-row>
        <table:table-row table:style-name="ro1">
          <table:table-cell office:value-type="float" office:value="8847.51" calcext:value-type="float">
            <text:p>8847.51</text:p>
          </table:table-cell>
          <table:table-cell office:value-type="float" office:value="0.000314254" calcext:value-type="float">
            <text:p>0.000314254</text:p>
          </table:table-cell>
        </table:table-row>
        <table:table-row table:style-name="ro1">
          <table:table-cell office:value-type="float" office:value="8856.67" calcext:value-type="float">
            <text:p>8856.67</text:p>
          </table:table-cell>
          <table:table-cell office:value-type="float" office:value="0.000240739" calcext:value-type="float">
            <text:p>0.000240739</text:p>
          </table:table-cell>
        </table:table-row>
        <table:table-row table:style-name="ro1">
          <table:table-cell office:value-type="float" office:value="8865.84" calcext:value-type="float">
            <text:p>8865.84</text:p>
          </table:table-cell>
          <table:table-cell office:value-type="float" office:value="0.000174311" calcext:value-type="float">
            <text:p>0.000174311</text:p>
          </table:table-cell>
        </table:table-row>
        <table:table-row table:style-name="ro1">
          <table:table-cell office:value-type="float" office:value="8875.01" calcext:value-type="float">
            <text:p>8875.01</text:p>
          </table:table-cell>
          <table:table-cell office:value-type="float" office:value="0.000280357" calcext:value-type="float">
            <text:p>0.000280357</text:p>
          </table:table-cell>
        </table:table-row>
        <table:table-row table:style-name="ro1">
          <table:table-cell office:value-type="float" office:value="8884.18" calcext:value-type="float">
            <text:p>8884.18</text:p>
          </table:table-cell>
          <table:table-cell office:value-type="float" office:value="0.000440131" calcext:value-type="float">
            <text:p>0.000440131</text:p>
          </table:table-cell>
        </table:table-row>
        <table:table-row table:style-name="ro1">
          <table:table-cell office:value-type="float" office:value="8893.35" calcext:value-type="float">
            <text:p>8893.35</text:p>
          </table:table-cell>
          <table:table-cell office:value-type="float" office:value="0.000512164" calcext:value-type="float">
            <text:p>0.000512164</text:p>
          </table:table-cell>
        </table:table-row>
        <table:table-row table:style-name="ro1">
          <table:table-cell office:value-type="float" office:value="8902.52" calcext:value-type="float">
            <text:p>8902.52</text:p>
          </table:table-cell>
          <table:table-cell office:value-type="float" office:value="0.000822164" calcext:value-type="float">
            <text:p>0.000822164</text:p>
          </table:table-cell>
        </table:table-row>
        <table:table-row table:style-name="ro1">
          <table:table-cell office:value-type="float" office:value="8911.68" calcext:value-type="float">
            <text:p>8911.68</text:p>
          </table:table-cell>
          <table:table-cell office:value-type="float" office:value="0.000996118" calcext:value-type="float">
            <text:p>0.000996118</text:p>
          </table:table-cell>
        </table:table-row>
        <table:table-row table:style-name="ro1">
          <table:table-cell office:value-type="float" office:value="8920.85" calcext:value-type="float">
            <text:p>8920.85</text:p>
          </table:table-cell>
          <table:table-cell office:value-type="float" office:value="0.00138693" calcext:value-type="float">
            <text:p>0.00138693</text:p>
          </table:table-cell>
        </table:table-row>
        <table:table-row table:style-name="ro1">
          <table:table-cell office:value-type="float" office:value="8930.02" calcext:value-type="float">
            <text:p>8930.02</text:p>
          </table:table-cell>
          <table:table-cell office:value-type="float" office:value="0.00118914" calcext:value-type="float">
            <text:p>0.00118914</text:p>
          </table:table-cell>
        </table:table-row>
        <table:table-row table:style-name="ro1">
          <table:table-cell office:value-type="float" office:value="8939.19" calcext:value-type="float">
            <text:p>8939.19</text:p>
          </table:table-cell>
          <table:table-cell office:value-type="float" office:value="0.00180328" calcext:value-type="float">
            <text:p>0.00180328</text:p>
          </table:table-cell>
        </table:table-row>
        <table:table-row table:style-name="ro1">
          <table:table-cell office:value-type="float" office:value="8948.36" calcext:value-type="float">
            <text:p>8948.36</text:p>
          </table:table-cell>
          <table:table-cell office:value-type="float" office:value="0.00122523" calcext:value-type="float">
            <text:p>0.00122523</text:p>
          </table:table-cell>
        </table:table-row>
        <table:table-row table:style-name="ro1">
          <table:table-cell office:value-type="float" office:value="8957.53" calcext:value-type="float">
            <text:p>8957.53</text:p>
          </table:table-cell>
          <table:table-cell office:value-type="float" office:value="0.00177076" calcext:value-type="float">
            <text:p>0.00177076</text:p>
          </table:table-cell>
        </table:table-row>
        <table:table-row table:style-name="ro1">
          <table:table-cell office:value-type="float" office:value="8966.69" calcext:value-type="float">
            <text:p>8966.69</text:p>
          </table:table-cell>
          <table:table-cell office:value-type="float" office:value="0.00254037" calcext:value-type="float">
            <text:p>0.00254037</text:p>
          </table:table-cell>
        </table:table-row>
        <table:table-row table:style-name="ro1">
          <table:table-cell office:value-type="float" office:value="8975.86" calcext:value-type="float">
            <text:p>8975.86</text:p>
          </table:table-cell>
          <table:table-cell office:value-type="float" office:value="0.00130571" calcext:value-type="float">
            <text:p>0.00130571</text:p>
          </table:table-cell>
        </table:table-row>
        <table:table-row table:style-name="ro1">
          <table:table-cell office:value-type="float" office:value="8985.03" calcext:value-type="float">
            <text:p>8985.03</text:p>
          </table:table-cell>
          <table:table-cell office:value-type="float" office:value="0.00309725" calcext:value-type="float">
            <text:p>0.00309725</text:p>
          </table:table-cell>
        </table:table-row>
        <table:table-row table:style-name="ro1">
          <table:table-cell office:value-type="float" office:value="8994.2" calcext:value-type="float">
            <text:p>8994.2</text:p>
          </table:table-cell>
          <table:table-cell office:value-type="float" office:value="0.00130905" calcext:value-type="float">
            <text:p>0.00130905</text:p>
          </table:table-cell>
        </table:table-row>
        <table:table-row table:style-name="ro1">
          <table:table-cell office:value-type="float" office:value="9003.37" calcext:value-type="float">
            <text:p>9003.37</text:p>
          </table:table-cell>
          <table:table-cell office:value-type="float" office:value="0.000978867" calcext:value-type="float">
            <text:p>0.000978867</text:p>
          </table:table-cell>
        </table:table-row>
        <table:table-row table:style-name="ro1">
          <table:table-cell office:value-type="float" office:value="9012.54" calcext:value-type="float">
            <text:p>9012.54</text:p>
          </table:table-cell>
          <table:table-cell office:value-type="float" office:value="0.00309276" calcext:value-type="float">
            <text:p>0.00309276</text:p>
          </table:table-cell>
        </table:table-row>
        <table:table-row table:style-name="ro1">
          <table:table-cell office:value-type="float" office:value="9021.7" calcext:value-type="float">
            <text:p>9021.7</text:p>
          </table:table-cell>
          <table:table-cell office:value-type="float" office:value="0.00203276" calcext:value-type="float">
            <text:p>0.00203276</text:p>
          </table:table-cell>
        </table:table-row>
        <table:table-row table:style-name="ro1">
          <table:table-cell office:value-type="float" office:value="9030.87" calcext:value-type="float">
            <text:p>9030.87</text:p>
          </table:table-cell>
          <table:table-cell office:value-type="float" office:value="0.000939157" calcext:value-type="float">
            <text:p>0.000939157</text:p>
          </table:table-cell>
        </table:table-row>
        <table:table-row table:style-name="ro1">
          <table:table-cell office:value-type="float" office:value="9040.04" calcext:value-type="float">
            <text:p>9040.04</text:p>
          </table:table-cell>
          <table:table-cell office:value-type="float" office:value="0.000464254" calcext:value-type="float">
            <text:p>0.000464254</text:p>
          </table:table-cell>
        </table:table-row>
        <table:table-row table:style-name="ro1">
          <table:table-cell office:value-type="float" office:value="9049.21" calcext:value-type="float">
            <text:p>9049.21</text:p>
          </table:table-cell>
          <table:table-cell office:value-type="float" office:value="0.000561405" calcext:value-type="float">
            <text:p>0.000561405</text:p>
          </table:table-cell>
        </table:table-row>
        <table:table-row table:style-name="ro1">
          <table:table-cell office:value-type="float" office:value="9058.38" calcext:value-type="float">
            <text:p>9058.38</text:p>
          </table:table-cell>
          <table:table-cell office:value-type="float" office:value="0.000545138" calcext:value-type="float">
            <text:p>0.000545138</text:p>
          </table:table-cell>
        </table:table-row>
        <table:table-row table:style-name="ro1">
          <table:table-cell office:value-type="float" office:value="9067.55" calcext:value-type="float">
            <text:p>9067.55</text:p>
          </table:table-cell>
          <table:table-cell office:value-type="float" office:value="0.00129215" calcext:value-type="float">
            <text:p>0.00129215</text:p>
          </table:table-cell>
        </table:table-row>
        <table:table-row table:style-name="ro1">
          <table:table-cell office:value-type="float" office:value="9076.72" calcext:value-type="float">
            <text:p>9076.72</text:p>
          </table:table-cell>
          <table:table-cell office:value-type="float" office:value="0.00126204" calcext:value-type="float">
            <text:p>0.00126204</text:p>
          </table:table-cell>
        </table:table-row>
        <table:table-row table:style-name="ro1">
          <table:table-cell office:value-type="float" office:value="9085.88" calcext:value-type="float">
            <text:p>9085.88</text:p>
          </table:table-cell>
          <table:table-cell office:value-type="float" office:value="0.000933959" calcext:value-type="float">
            <text:p>0.000933959</text:p>
          </table:table-cell>
        </table:table-row>
        <table:table-row table:style-name="ro1">
          <table:table-cell office:value-type="float" office:value="9095.05" calcext:value-type="float">
            <text:p>9095.05</text:p>
          </table:table-cell>
          <table:table-cell office:value-type="float" office:value="0.000697763" calcext:value-type="float">
            <text:p>0.000697763</text:p>
          </table:table-cell>
        </table:table-row>
        <table:table-row table:style-name="ro1">
          <table:table-cell office:value-type="float" office:value="9104.22" calcext:value-type="float">
            <text:p>9104.22</text:p>
          </table:table-cell>
          <table:table-cell office:value-type="float" office:value="0.00060074" calcext:value-type="float">
            <text:p>0.00060074</text:p>
          </table:table-cell>
        </table:table-row>
        <table:table-row table:style-name="ro1">
          <table:table-cell office:value-type="float" office:value="9113.39" calcext:value-type="float">
            <text:p>9113.39</text:p>
          </table:table-cell>
          <table:table-cell office:value-type="float" office:value="0.00087631" calcext:value-type="float">
            <text:p>0.00087631</text:p>
          </table:table-cell>
        </table:table-row>
        <table:table-row table:style-name="ro1">
          <table:table-cell office:value-type="float" office:value="9122.56" calcext:value-type="float">
            <text:p>9122.56</text:p>
          </table:table-cell>
          <table:table-cell office:value-type="float" office:value="0.00122104" calcext:value-type="float">
            <text:p>0.00122104</text:p>
          </table:table-cell>
        </table:table-row>
        <table:table-row table:style-name="ro1">
          <table:table-cell office:value-type="float" office:value="9131.73" calcext:value-type="float">
            <text:p>9131.73</text:p>
          </table:table-cell>
          <table:table-cell office:value-type="float" office:value="0.00101882" calcext:value-type="float">
            <text:p>0.00101882</text:p>
          </table:table-cell>
        </table:table-row>
        <table:table-row table:style-name="ro1">
          <table:table-cell office:value-type="float" office:value="9140.89" calcext:value-type="float">
            <text:p>9140.89</text:p>
          </table:table-cell>
          <table:table-cell office:value-type="float" office:value="0.000776918" calcext:value-type="float">
            <text:p>0.000776918</text:p>
          </table:table-cell>
        </table:table-row>
        <table:table-row table:style-name="ro1">
          <table:table-cell office:value-type="float" office:value="9150.06" calcext:value-type="float">
            <text:p>9150.06</text:p>
          </table:table-cell>
          <table:table-cell office:value-type="float" office:value="0.000133105" calcext:value-type="float">
            <text:p>0.000133105</text:p>
          </table:table-cell>
        </table:table-row>
        <table:table-row table:style-name="ro1">
          <table:table-cell office:value-type="float" office:value="9159.23" calcext:value-type="float">
            <text:p>9159.23</text:p>
          </table:table-cell>
          <table:table-cell office:value-type="float" office:value="0.000536591" calcext:value-type="float">
            <text:p>0.000536591</text:p>
          </table:table-cell>
        </table:table-row>
        <table:table-row table:style-name="ro1">
          <table:table-cell office:value-type="float" office:value="9168.4" calcext:value-type="float">
            <text:p>9168.4</text:p>
          </table:table-cell>
          <table:table-cell office:value-type="float" office:value="0.000331793" calcext:value-type="float">
            <text:p>0.000331793</text:p>
          </table:table-cell>
        </table:table-row>
        <table:table-row table:style-name="ro1">
          <table:table-cell office:value-type="float" office:value="9177.57" calcext:value-type="float">
            <text:p>9177.57</text:p>
          </table:table-cell>
          <table:table-cell office:value-type="float" office:value="0.000728141" calcext:value-type="float">
            <text:p>0.000728141</text:p>
          </table:table-cell>
        </table:table-row>
        <table:table-row table:style-name="ro1">
          <table:table-cell office:value-type="float" office:value="9186.74" calcext:value-type="float">
            <text:p>9186.74</text:p>
          </table:table-cell>
          <table:table-cell office:value-type="float" office:value="0.000477032" calcext:value-type="float">
            <text:p>0.000477032</text:p>
          </table:table-cell>
        </table:table-row>
        <table:table-row table:style-name="ro1">
          <table:table-cell office:value-type="float" office:value="9195.9" calcext:value-type="float">
            <text:p>9195.9</text:p>
          </table:table-cell>
          <table:table-cell office:value-type="float" office:value="0.000211626" calcext:value-type="float">
            <text:p>0.000211626</text:p>
          </table:table-cell>
        </table:table-row>
        <table:table-row table:style-name="ro1">
          <table:table-cell office:value-type="float" office:value="9205.07" calcext:value-type="float">
            <text:p>9205.07</text:p>
          </table:table-cell>
          <table:table-cell office:value-type="float" office:value="0.000989804" calcext:value-type="float">
            <text:p>0.000989804</text:p>
          </table:table-cell>
        </table:table-row>
        <table:table-row table:style-name="ro1">
          <table:table-cell office:value-type="float" office:value="9214.24" calcext:value-type="float">
            <text:p>9214.24</text:p>
          </table:table-cell>
          <table:table-cell office:value-type="float" office:value="0.00116754" calcext:value-type="float">
            <text:p>0.00116754</text:p>
          </table:table-cell>
        </table:table-row>
        <table:table-row table:style-name="ro1">
          <table:table-cell office:value-type="float" office:value="9223.41" calcext:value-type="float">
            <text:p>9223.41</text:p>
          </table:table-cell>
          <table:table-cell office:value-type="float" office:value="0.00218138" calcext:value-type="float">
            <text:p>0.00218138</text:p>
          </table:table-cell>
        </table:table-row>
        <table:table-row table:style-name="ro1">
          <table:table-cell office:value-type="float" office:value="9232.58" calcext:value-type="float">
            <text:p>9232.58</text:p>
          </table:table-cell>
          <table:table-cell office:value-type="float" office:value="0.00116349" calcext:value-type="float">
            <text:p>0.00116349</text:p>
          </table:table-cell>
        </table:table-row>
        <table:table-row table:style-name="ro1">
          <table:table-cell office:value-type="float" office:value="9241.75" calcext:value-type="float">
            <text:p>9241.75</text:p>
          </table:table-cell>
          <table:table-cell office:value-type="float" office:value="0.00269088" calcext:value-type="float">
            <text:p>0.00269088</text:p>
          </table:table-cell>
        </table:table-row>
        <table:table-row table:style-name="ro1">
          <table:table-cell office:value-type="float" office:value="9250.91" calcext:value-type="float">
            <text:p>9250.91</text:p>
          </table:table-cell>
          <table:table-cell office:value-type="float" office:value="0.00133474" calcext:value-type="float">
            <text:p>0.00133474</text:p>
          </table:table-cell>
        </table:table-row>
        <table:table-row table:style-name="ro1">
          <table:table-cell office:value-type="float" office:value="9260.08" calcext:value-type="float">
            <text:p>9260.08</text:p>
          </table:table-cell>
          <table:table-cell office:value-type="float" office:value="0.00166953" calcext:value-type="float">
            <text:p>0.00166953</text:p>
          </table:table-cell>
        </table:table-row>
        <table:table-row table:style-name="ro1">
          <table:table-cell office:value-type="float" office:value="9269.25" calcext:value-type="float">
            <text:p>9269.25</text:p>
          </table:table-cell>
          <table:table-cell office:value-type="float" office:value="0.00113305" calcext:value-type="float">
            <text:p>0.00113305</text:p>
          </table:table-cell>
        </table:table-row>
        <table:table-row table:style-name="ro1">
          <table:table-cell office:value-type="float" office:value="9278.42" calcext:value-type="float">
            <text:p>9278.42</text:p>
          </table:table-cell>
          <table:table-cell office:value-type="float" office:value="0.00128261" calcext:value-type="float">
            <text:p>0.00128261</text:p>
          </table:table-cell>
        </table:table-row>
        <table:table-row table:style-name="ro1">
          <table:table-cell office:value-type="float" office:value="9287.59" calcext:value-type="float">
            <text:p>9287.59</text:p>
          </table:table-cell>
          <table:table-cell office:value-type="float" office:value="0.00113594" calcext:value-type="float">
            <text:p>0.00113594</text:p>
          </table:table-cell>
        </table:table-row>
        <table:table-row table:style-name="ro1">
          <table:table-cell office:value-type="float" office:value="9296.76" calcext:value-type="float">
            <text:p>9296.76</text:p>
          </table:table-cell>
          <table:table-cell office:value-type="float" office:value="0.00166073" calcext:value-type="float">
            <text:p>0.00166073</text:p>
          </table:table-cell>
        </table:table-row>
        <table:table-row table:style-name="ro1">
          <table:table-cell office:value-type="float" office:value="9305.93" calcext:value-type="float">
            <text:p>9305.93</text:p>
          </table:table-cell>
          <table:table-cell office:value-type="float" office:value="0.00113907" calcext:value-type="float">
            <text:p>0.00113907</text:p>
          </table:table-cell>
        </table:table-row>
        <table:table-row table:style-name="ro1">
          <table:table-cell office:value-type="float" office:value="9315.09" calcext:value-type="float">
            <text:p>9315.09</text:p>
          </table:table-cell>
          <table:table-cell office:value-type="float" office:value="0.000492973" calcext:value-type="float">
            <text:p>0.000492973</text:p>
          </table:table-cell>
        </table:table-row>
        <table:table-row table:style-name="ro1">
          <table:table-cell office:value-type="float" office:value="9324.26" calcext:value-type="float">
            <text:p>9324.26</text:p>
          </table:table-cell>
          <table:table-cell office:value-type="float" office:value="0.00122658" calcext:value-type="float">
            <text:p>0.00122658</text:p>
          </table:table-cell>
        </table:table-row>
        <table:table-row table:style-name="ro1">
          <table:table-cell office:value-type="float" office:value="9333.43" calcext:value-type="float">
            <text:p>9333.43</text:p>
          </table:table-cell>
          <table:table-cell office:value-type="float" office:value="0.00142482" calcext:value-type="float">
            <text:p>0.00142482</text:p>
          </table:table-cell>
        </table:table-row>
        <table:table-row table:style-name="ro1">
          <table:table-cell office:value-type="float" office:value="9342.6" calcext:value-type="float">
            <text:p>9342.6</text:p>
          </table:table-cell>
          <table:table-cell office:value-type="float" office:value="0.000383308" calcext:value-type="float">
            <text:p>0.000383308</text:p>
          </table:table-cell>
        </table:table-row>
        <table:table-row table:style-name="ro1">
          <table:table-cell office:value-type="float" office:value="9351.77" calcext:value-type="float">
            <text:p>9351.77</text:p>
          </table:table-cell>
          <table:table-cell office:value-type="float" office:value="0.000737188" calcext:value-type="float">
            <text:p>0.000737188</text:p>
          </table:table-cell>
        </table:table-row>
        <table:table-row table:style-name="ro1">
          <table:table-cell office:value-type="float" office:value="9360.94" calcext:value-type="float">
            <text:p>9360.94</text:p>
          </table:table-cell>
          <table:table-cell office:value-type="float" office:value="0.000647343" calcext:value-type="float">
            <text:p>0.000647343</text:p>
          </table:table-cell>
        </table:table-row>
        <table:table-row table:style-name="ro1">
          <table:table-cell office:value-type="float" office:value="9370.1" calcext:value-type="float">
            <text:p>9370.1</text:p>
          </table:table-cell>
          <table:table-cell office:value-type="float" office:value="0.000562328" calcext:value-type="float">
            <text:p>0.000562328</text:p>
          </table:table-cell>
        </table:table-row>
        <table:table-row table:style-name="ro1">
          <table:table-cell office:value-type="float" office:value="9379.27" calcext:value-type="float">
            <text:p>9379.27</text:p>
          </table:table-cell>
          <table:table-cell office:value-type="float" office:value="0.000832457" calcext:value-type="float">
            <text:p>0.000832457</text:p>
          </table:table-cell>
        </table:table-row>
        <table:table-row table:style-name="ro1">
          <table:table-cell office:value-type="float" office:value="9388.44" calcext:value-type="float">
            <text:p>9388.44</text:p>
          </table:table-cell>
          <table:table-cell office:value-type="float" office:value="0.000144341" calcext:value-type="float">
            <text:p>0.000144341</text:p>
          </table:table-cell>
        </table:table-row>
        <table:table-row table:style-name="ro1">
          <table:table-cell office:value-type="float" office:value="9397.61" calcext:value-type="float">
            <text:p>9397.61</text:p>
          </table:table-cell>
          <table:table-cell office:value-type="float" office:value="0.000501413" calcext:value-type="float">
            <text:p>0.000501413</text:p>
          </table:table-cell>
        </table:table-row>
        <table:table-row table:style-name="ro1">
          <table:table-cell office:value-type="float" office:value="9406.78" calcext:value-type="float">
            <text:p>9406.78</text:p>
          </table:table-cell>
          <table:table-cell office:value-type="float" office:value="0.000726876" calcext:value-type="float">
            <text:p>0.000726876</text:p>
          </table:table-cell>
        </table:table-row>
        <table:table-row table:style-name="ro1">
          <table:table-cell office:value-type="float" office:value="9415.95" calcext:value-type="float">
            <text:p>9415.95</text:p>
          </table:table-cell>
          <table:table-cell office:value-type="float" office:value="0.00228137" calcext:value-type="float">
            <text:p>0.00228137</text:p>
          </table:table-cell>
        </table:table-row>
        <table:table-row table:style-name="ro1">
          <table:table-cell office:value-type="float" office:value="9425.11" calcext:value-type="float">
            <text:p>9425.11</text:p>
          </table:table-cell>
          <table:table-cell office:value-type="float" office:value="0.003441" calcext:value-type="float">
            <text:p>0.003441</text:p>
          </table:table-cell>
        </table:table-row>
        <table:table-row table:style-name="ro1">
          <table:table-cell office:value-type="float" office:value="9434.28" calcext:value-type="float">
            <text:p>9434.28</text:p>
          </table:table-cell>
          <table:table-cell office:value-type="float" office:value="0.00259779" calcext:value-type="float">
            <text:p>0.00259779</text:p>
          </table:table-cell>
        </table:table-row>
        <table:table-row table:style-name="ro1">
          <table:table-cell office:value-type="float" office:value="9443.45" calcext:value-type="float">
            <text:p>9443.45</text:p>
          </table:table-cell>
          <table:table-cell office:value-type="float" office:value="0.00192056" calcext:value-type="float">
            <text:p>0.00192056</text:p>
          </table:table-cell>
        </table:table-row>
        <table:table-row table:style-name="ro1">
          <table:table-cell office:value-type="float" office:value="9452.62" calcext:value-type="float">
            <text:p>9452.62</text:p>
          </table:table-cell>
          <table:table-cell office:value-type="float" office:value="0.00300032" calcext:value-type="float">
            <text:p>0.00300032</text:p>
          </table:table-cell>
        </table:table-row>
        <table:table-row table:style-name="ro1">
          <table:table-cell office:value-type="float" office:value="9461.79" calcext:value-type="float">
            <text:p>9461.79</text:p>
          </table:table-cell>
          <table:table-cell office:value-type="float" office:value="0.00361773" calcext:value-type="float">
            <text:p>0.00361773</text:p>
          </table:table-cell>
        </table:table-row>
        <table:table-row table:style-name="ro1">
          <table:table-cell office:value-type="float" office:value="9470.96" calcext:value-type="float">
            <text:p>9470.96</text:p>
          </table:table-cell>
          <table:table-cell office:value-type="float" office:value="0.000504906" calcext:value-type="float">
            <text:p>0.000504906</text:p>
          </table:table-cell>
        </table:table-row>
        <table:table-row table:style-name="ro1">
          <table:table-cell office:value-type="float" office:value="9480.12" calcext:value-type="float">
            <text:p>9480.12</text:p>
          </table:table-cell>
          <table:table-cell office:value-type="float" office:value="0.000960461" calcext:value-type="float">
            <text:p>0.000960461</text:p>
          </table:table-cell>
        </table:table-row>
        <table:table-row table:style-name="ro1">
          <table:table-cell office:value-type="float" office:value="9489.29" calcext:value-type="float">
            <text:p>9489.29</text:p>
          </table:table-cell>
          <table:table-cell office:value-type="float" office:value="0.000267282" calcext:value-type="float">
            <text:p>0.000267282</text:p>
          </table:table-cell>
        </table:table-row>
        <table:table-row table:style-name="ro1">
          <table:table-cell office:value-type="float" office:value="9498.46" calcext:value-type="float">
            <text:p>9498.46</text:p>
          </table:table-cell>
          <table:table-cell office:value-type="float" office:value="0.000404008" calcext:value-type="float">
            <text:p>0.000404008</text:p>
          </table:table-cell>
        </table:table-row>
        <table:table-row table:style-name="ro1">
          <table:table-cell office:value-type="float" office:value="9507.63" calcext:value-type="float">
            <text:p>9507.63</text:p>
          </table:table-cell>
          <table:table-cell office:value-type="float" office:value="0.000612287" calcext:value-type="float">
            <text:p>0.000612287</text:p>
          </table:table-cell>
        </table:table-row>
        <table:table-row table:style-name="ro1">
          <table:table-cell office:value-type="float" office:value="9516.8" calcext:value-type="float">
            <text:p>9516.8</text:p>
          </table:table-cell>
          <table:table-cell office:value-type="float" office:value="0.000285896" calcext:value-type="float">
            <text:p>0.000285896</text:p>
          </table:table-cell>
        </table:table-row>
        <table:table-row table:style-name="ro1">
          <table:table-cell office:value-type="float" office:value="9525.97" calcext:value-type="float">
            <text:p>9525.97</text:p>
          </table:table-cell>
          <table:table-cell office:value-type="float" office:value="0.000277484" calcext:value-type="float">
            <text:p>0.000277484</text:p>
          </table:table-cell>
        </table:table-row>
        <table:table-row table:style-name="ro1">
          <table:table-cell office:value-type="float" office:value="9535.14" calcext:value-type="float">
            <text:p>9535.14</text:p>
          </table:table-cell>
          <table:table-cell office:value-type="float" office:value="0.000456563" calcext:value-type="float">
            <text:p>0.000456563</text:p>
          </table:table-cell>
        </table:table-row>
        <table:table-row table:style-name="ro1">
          <table:table-cell office:value-type="float" office:value="9544.3" calcext:value-type="float">
            <text:p>9544.3</text:p>
          </table:table-cell>
          <table:table-cell office:value-type="float" office:value="0.000470092" calcext:value-type="float">
            <text:p>0.000470092</text:p>
          </table:table-cell>
        </table:table-row>
        <table:table-row table:style-name="ro1">
          <table:table-cell office:value-type="float" office:value="9553.47" calcext:value-type="float">
            <text:p>9553.47</text:p>
          </table:table-cell>
          <table:table-cell office:value-type="float" office:value="0.000337924" calcext:value-type="float">
            <text:p>0.000337924</text:p>
          </table:table-cell>
        </table:table-row>
        <table:table-row table:style-name="ro1">
          <table:table-cell office:value-type="float" office:value="9562.64" calcext:value-type="float">
            <text:p>9562.64</text:p>
          </table:table-cell>
          <table:table-cell office:value-type="float" office:value="0.000263261" calcext:value-type="float">
            <text:p>0.000263261</text:p>
          </table:table-cell>
        </table:table-row>
        <table:table-row table:style-name="ro1">
          <table:table-cell office:value-type="float" office:value="9571.81" calcext:value-type="float">
            <text:p>9571.81</text:p>
          </table:table-cell>
          <table:table-cell office:value-type="float" office:value="0.0000779493" calcext:value-type="float">
            <text:p>0.0000779493</text:p>
          </table:table-cell>
        </table:table-row>
        <table:table-row table:style-name="ro1">
          <table:table-cell office:value-type="float" office:value="9580.98" calcext:value-type="float">
            <text:p>9580.98</text:p>
          </table:table-cell>
          <table:table-cell office:value-type="float" office:value="0.0001798" calcext:value-type="float">
            <text:p>0.0001798</text:p>
          </table:table-cell>
        </table:table-row>
        <table:table-row table:style-name="ro1">
          <table:table-cell office:value-type="float" office:value="9590.15" calcext:value-type="float">
            <text:p>9590.15</text:p>
          </table:table-cell>
          <table:table-cell office:value-type="float" office:value="0.000475866" calcext:value-type="float">
            <text:p>0.000475866</text:p>
          </table:table-cell>
        </table:table-row>
        <table:table-row table:style-name="ro1">
          <table:table-cell office:value-type="float" office:value="9599.31" calcext:value-type="float">
            <text:p>9599.31</text:p>
          </table:table-cell>
          <table:table-cell office:value-type="float" office:value="0.000402929" calcext:value-type="float">
            <text:p>0.000402929</text:p>
          </table:table-cell>
        </table:table-row>
        <table:table-row table:style-name="ro1">
          <table:table-cell office:value-type="float" office:value="9608.48" calcext:value-type="float">
            <text:p>9608.48</text:p>
          </table:table-cell>
          <table:table-cell office:value-type="float" office:value="0.000760384" calcext:value-type="float">
            <text:p>0.000760384</text:p>
          </table:table-cell>
        </table:table-row>
        <table:table-row table:style-name="ro1">
          <table:table-cell office:value-type="float" office:value="9617.65" calcext:value-type="float">
            <text:p>9617.65</text:p>
          </table:table-cell>
          <table:table-cell office:value-type="float" office:value="0.000636092" calcext:value-type="float">
            <text:p>0.000636092</text:p>
          </table:table-cell>
        </table:table-row>
        <table:table-row table:style-name="ro1">
          <table:table-cell office:value-type="float" office:value="9626.82" calcext:value-type="float">
            <text:p>9626.82</text:p>
          </table:table-cell>
          <table:table-cell office:value-type="float" office:value="0.000587023" calcext:value-type="float">
            <text:p>0.000587023</text:p>
          </table:table-cell>
        </table:table-row>
        <table:table-row table:style-name="ro1">
          <table:table-cell office:value-type="float" office:value="9635.99" calcext:value-type="float">
            <text:p>9635.99</text:p>
          </table:table-cell>
          <table:table-cell office:value-type="float" office:value="0.00166251" calcext:value-type="float">
            <text:p>0.00166251</text:p>
          </table:table-cell>
        </table:table-row>
        <table:table-row table:style-name="ro1">
          <table:table-cell office:value-type="float" office:value="9645.16" calcext:value-type="float">
            <text:p>9645.16</text:p>
          </table:table-cell>
          <table:table-cell office:value-type="float" office:value="0.00116719" calcext:value-type="float">
            <text:p>0.00116719</text:p>
          </table:table-cell>
        </table:table-row>
        <table:table-row table:style-name="ro1">
          <table:table-cell office:value-type="float" office:value="9654.32" calcext:value-type="float">
            <text:p>9654.32</text:p>
          </table:table-cell>
          <table:table-cell office:value-type="float" office:value="0.000220784" calcext:value-type="float">
            <text:p>0.000220784</text:p>
          </table:table-cell>
        </table:table-row>
        <table:table-row table:style-name="ro1">
          <table:table-cell office:value-type="float" office:value="9663.49" calcext:value-type="float">
            <text:p>9663.49</text:p>
          </table:table-cell>
          <table:table-cell office:value-type="float" office:value="0.00164502" calcext:value-type="float">
            <text:p>0.00164502</text:p>
          </table:table-cell>
        </table:table-row>
        <table:table-row table:style-name="ro1">
          <table:table-cell office:value-type="float" office:value="9672.66" calcext:value-type="float">
            <text:p>9672.66</text:p>
          </table:table-cell>
          <table:table-cell office:value-type="float" office:value="0.00205591" calcext:value-type="float">
            <text:p>0.00205591</text:p>
          </table:table-cell>
        </table:table-row>
        <table:table-row table:style-name="ro1">
          <table:table-cell office:value-type="float" office:value="9681.83" calcext:value-type="float">
            <text:p>9681.83</text:p>
          </table:table-cell>
          <table:table-cell office:value-type="float" office:value="0.00279909" calcext:value-type="float">
            <text:p>0.00279909</text:p>
          </table:table-cell>
        </table:table-row>
        <table:table-row table:style-name="ro1">
          <table:table-cell office:value-type="float" office:value="9691" calcext:value-type="float">
            <text:p>9691</text:p>
          </table:table-cell>
          <table:table-cell office:value-type="float" office:value="0.00129501" calcext:value-type="float">
            <text:p>0.00129501</text:p>
          </table:table-cell>
        </table:table-row>
        <table:table-row table:style-name="ro1">
          <table:table-cell office:value-type="float" office:value="9700.17" calcext:value-type="float">
            <text:p>9700.17</text:p>
          </table:table-cell>
          <table:table-cell office:value-type="float" office:value="0.000680589" calcext:value-type="float">
            <text:p>0.000680589</text:p>
          </table:table-cell>
        </table:table-row>
        <table:table-row table:style-name="ro1">
          <table:table-cell office:value-type="float" office:value="9709.33" calcext:value-type="float">
            <text:p>9709.33</text:p>
          </table:table-cell>
          <table:table-cell office:value-type="float" office:value="0.000886027" calcext:value-type="float">
            <text:p>0.000886027</text:p>
          </table:table-cell>
        </table:table-row>
        <table:table-row table:style-name="ro1">
          <table:table-cell office:value-type="float" office:value="9718.5" calcext:value-type="float">
            <text:p>9718.5</text:p>
          </table:table-cell>
          <table:table-cell office:value-type="float" office:value="0.000828483" calcext:value-type="float">
            <text:p>0.000828483</text:p>
          </table:table-cell>
        </table:table-row>
        <table:table-row table:style-name="ro1">
          <table:table-cell office:value-type="float" office:value="9727.67" calcext:value-type="float">
            <text:p>9727.67</text:p>
          </table:table-cell>
          <table:table-cell office:value-type="float" office:value="0.00081118" calcext:value-type="float">
            <text:p>0.00081118</text:p>
          </table:table-cell>
        </table:table-row>
        <table:table-row table:style-name="ro1">
          <table:table-cell office:value-type="float" office:value="9736.84" calcext:value-type="float">
            <text:p>9736.84</text:p>
          </table:table-cell>
          <table:table-cell office:value-type="float" office:value="0.00040842" calcext:value-type="float">
            <text:p>0.00040842</text:p>
          </table:table-cell>
        </table:table-row>
        <table:table-row table:style-name="ro1">
          <table:table-cell office:value-type="float" office:value="9746.01" calcext:value-type="float">
            <text:p>9746.01</text:p>
          </table:table-cell>
          <table:table-cell office:value-type="float" office:value="0.000370815" calcext:value-type="float">
            <text:p>0.000370815</text:p>
          </table:table-cell>
        </table:table-row>
        <table:table-row table:style-name="ro1">
          <table:table-cell office:value-type="float" office:value="9755.18" calcext:value-type="float">
            <text:p>9755.18</text:p>
          </table:table-cell>
          <table:table-cell office:value-type="float" office:value="0.000171942" calcext:value-type="float">
            <text:p>0.000171942</text:p>
          </table:table-cell>
        </table:table-row>
        <table:table-row table:style-name="ro1">
          <table:table-cell office:value-type="float" office:value="9764.35" calcext:value-type="float">
            <text:p>9764.35</text:p>
          </table:table-cell>
          <table:table-cell office:value-type="float" office:value="0.0000478475" calcext:value-type="float">
            <text:p>0.0000478475</text:p>
          </table:table-cell>
        </table:table-row>
        <table:table-row table:style-name="ro1">
          <table:table-cell office:value-type="float" office:value="9773.51" calcext:value-type="float">
            <text:p>9773.51</text:p>
          </table:table-cell>
          <table:table-cell office:value-type="float" office:value="0.000129455" calcext:value-type="float">
            <text:p>0.000129455</text:p>
          </table:table-cell>
        </table:table-row>
        <table:table-row table:style-name="ro1">
          <table:table-cell office:value-type="float" office:value="9782.68" calcext:value-type="float">
            <text:p>9782.68</text:p>
          </table:table-cell>
          <table:table-cell office:value-type="float" office:value="0.000456418" calcext:value-type="float">
            <text:p>0.000456418</text:p>
          </table:table-cell>
        </table:table-row>
        <table:table-row table:style-name="ro1">
          <table:table-cell office:value-type="float" office:value="9791.85" calcext:value-type="float">
            <text:p>9791.85</text:p>
          </table:table-cell>
          <table:table-cell office:value-type="float" office:value="0.000458733" calcext:value-type="float">
            <text:p>0.000458733</text:p>
          </table:table-cell>
        </table:table-row>
        <table:table-row table:style-name="ro1">
          <table:table-cell office:value-type="float" office:value="9801.02" calcext:value-type="float">
            <text:p>9801.02</text:p>
          </table:table-cell>
          <table:table-cell office:value-type="float" office:value="0.000658925" calcext:value-type="float">
            <text:p>0.000658925</text:p>
          </table:table-cell>
        </table:table-row>
        <table:table-row table:style-name="ro1">
          <table:table-cell office:value-type="float" office:value="9810.19" calcext:value-type="float">
            <text:p>9810.19</text:p>
          </table:table-cell>
          <table:table-cell office:value-type="float" office:value="0.000787445" calcext:value-type="float">
            <text:p>0.000787445</text:p>
          </table:table-cell>
        </table:table-row>
        <table:table-row table:style-name="ro1">
          <table:table-cell office:value-type="float" office:value="9819.36" calcext:value-type="float">
            <text:p>9819.36</text:p>
          </table:table-cell>
          <table:table-cell office:value-type="float" office:value="0.000811671" calcext:value-type="float">
            <text:p>0.000811671</text:p>
          </table:table-cell>
        </table:table-row>
        <table:table-row table:style-name="ro1">
          <table:table-cell office:value-type="float" office:value="9828.52" calcext:value-type="float">
            <text:p>9828.52</text:p>
          </table:table-cell>
          <table:table-cell office:value-type="float" office:value="0.0011377" calcext:value-type="float">
            <text:p>0.0011377</text:p>
          </table:table-cell>
        </table:table-row>
        <table:table-row table:style-name="ro1">
          <table:table-cell office:value-type="float" office:value="9837.69" calcext:value-type="float">
            <text:p>9837.69</text:p>
          </table:table-cell>
          <table:table-cell office:value-type="float" office:value="0.000862521" calcext:value-type="float">
            <text:p>0.000862521</text:p>
          </table:table-cell>
        </table:table-row>
        <table:table-row table:style-name="ro1">
          <table:table-cell office:value-type="float" office:value="9846.86" calcext:value-type="float">
            <text:p>9846.86</text:p>
          </table:table-cell>
          <table:table-cell office:value-type="float" office:value="0.00131238" calcext:value-type="float">
            <text:p>0.00131238</text:p>
          </table:table-cell>
        </table:table-row>
        <table:table-row table:style-name="ro1">
          <table:table-cell office:value-type="float" office:value="9856.03" calcext:value-type="float">
            <text:p>9856.03</text:p>
          </table:table-cell>
          <table:table-cell office:value-type="float" office:value="0.000830745" calcext:value-type="float">
            <text:p>0.000830745</text:p>
          </table:table-cell>
        </table:table-row>
        <table:table-row table:style-name="ro1">
          <table:table-cell office:value-type="float" office:value="9865.2" calcext:value-type="float">
            <text:p>9865.2</text:p>
          </table:table-cell>
          <table:table-cell office:value-type="float" office:value="0.00132937" calcext:value-type="float">
            <text:p>0.00132937</text:p>
          </table:table-cell>
        </table:table-row>
        <table:table-row table:style-name="ro1">
          <table:table-cell office:value-type="float" office:value="9874.37" calcext:value-type="float">
            <text:p>9874.37</text:p>
          </table:table-cell>
          <table:table-cell office:value-type="float" office:value="0.00262341" calcext:value-type="float">
            <text:p>0.00262341</text:p>
          </table:table-cell>
        </table:table-row>
        <table:table-row table:style-name="ro1">
          <table:table-cell office:value-type="float" office:value="9883.53" calcext:value-type="float">
            <text:p>9883.53</text:p>
          </table:table-cell>
          <table:table-cell office:value-type="float" office:value="0.002089" calcext:value-type="float">
            <text:p>0.002089</text:p>
          </table:table-cell>
        </table:table-row>
        <table:table-row table:style-name="ro1">
          <table:table-cell office:value-type="float" office:value="9892.7" calcext:value-type="float">
            <text:p>9892.7</text:p>
          </table:table-cell>
          <table:table-cell office:value-type="float" office:value="0.000784032" calcext:value-type="float">
            <text:p>0.000784032</text:p>
          </table:table-cell>
        </table:table-row>
        <table:table-row table:style-name="ro1">
          <table:table-cell office:value-type="float" office:value="9901.87" calcext:value-type="float">
            <text:p>9901.87</text:p>
          </table:table-cell>
          <table:table-cell office:value-type="float" office:value="0.00285309" calcext:value-type="float">
            <text:p>0.00285309</text:p>
          </table:table-cell>
        </table:table-row>
        <table:table-row table:style-name="ro1">
          <table:table-cell office:value-type="float" office:value="9911.04" calcext:value-type="float">
            <text:p>9911.04</text:p>
          </table:table-cell>
          <table:table-cell office:value-type="float" office:value="0.00244573" calcext:value-type="float">
            <text:p>0.00244573</text:p>
          </table:table-cell>
        </table:table-row>
        <table:table-row table:style-name="ro1">
          <table:table-cell office:value-type="float" office:value="9920.21" calcext:value-type="float">
            <text:p>9920.21</text:p>
          </table:table-cell>
          <table:table-cell office:value-type="float" office:value="0.00240083" calcext:value-type="float">
            <text:p>0.00240083</text:p>
          </table:table-cell>
        </table:table-row>
        <table:table-row table:style-name="ro1">
          <table:table-cell office:value-type="float" office:value="9929.38" calcext:value-type="float">
            <text:p>9929.38</text:p>
          </table:table-cell>
          <table:table-cell office:value-type="float" office:value="0.00141152" calcext:value-type="float">
            <text:p>0.00141152</text:p>
          </table:table-cell>
        </table:table-row>
        <table:table-row table:style-name="ro1">
          <table:table-cell office:value-type="float" office:value="9938.54" calcext:value-type="float">
            <text:p>9938.54</text:p>
          </table:table-cell>
          <table:table-cell office:value-type="float" office:value="0.00157973" calcext:value-type="float">
            <text:p>0.00157973</text:p>
          </table:table-cell>
        </table:table-row>
        <table:table-row table:style-name="ro1">
          <table:table-cell office:value-type="float" office:value="9947.71" calcext:value-type="float">
            <text:p>9947.71</text:p>
          </table:table-cell>
          <table:table-cell office:value-type="float" office:value="0.00100079" calcext:value-type="float">
            <text:p>0.00100079</text:p>
          </table:table-cell>
        </table:table-row>
        <table:table-row table:style-name="ro1">
          <table:table-cell office:value-type="float" office:value="9956.88" calcext:value-type="float">
            <text:p>9956.88</text:p>
          </table:table-cell>
          <table:table-cell office:value-type="float" office:value="0.000793912" calcext:value-type="float">
            <text:p>0.000793912</text:p>
          </table:table-cell>
        </table:table-row>
        <table:table-row table:style-name="ro1">
          <table:table-cell office:value-type="float" office:value="9966.05" calcext:value-type="float">
            <text:p>9966.05</text:p>
          </table:table-cell>
          <table:table-cell office:value-type="float" office:value="0.000892148" calcext:value-type="float">
            <text:p>0.000892148</text:p>
          </table:table-cell>
        </table:table-row>
        <table:table-row table:style-name="ro1">
          <table:table-cell office:value-type="float" office:value="9975.22" calcext:value-type="float">
            <text:p>9975.22</text:p>
          </table:table-cell>
          <table:table-cell office:value-type="float" office:value="0.0007207" calcext:value-type="float">
            <text:p>0.0007207</text:p>
          </table:table-cell>
        </table:table-row>
        <table:table-row table:style-name="ro1">
          <table:table-cell office:value-type="float" office:value="9984.39" calcext:value-type="float">
            <text:p>9984.39</text:p>
          </table:table-cell>
          <table:table-cell office:value-type="float" office:value="0.000616926" calcext:value-type="float">
            <text:p>0.000616926</text:p>
          </table:table-cell>
        </table:table-row>
        <table:table-row table:style-name="ro1">
          <table:table-cell office:value-type="float" office:value="9993.56" calcext:value-type="float">
            <text:p>9993.56</text:p>
          </table:table-cell>
          <table:table-cell office:value-type="float" office:value="0.000488089" calcext:value-type="float">
            <text:p>0.000488089</text:p>
          </table:table-cell>
        </table:table-row>
        <table:table-row table:style-name="ro1">
          <table:table-cell office:value-type="float" office:value="10002.7" calcext:value-type="float">
            <text:p>10002.7</text:p>
          </table:table-cell>
          <table:table-cell office:value-type="float" office:value="0.00040126" calcext:value-type="float">
            <text:p>0.00040126</text:p>
          </table:table-cell>
        </table:table-row>
        <table:table-row table:style-name="ro1">
          <table:table-cell office:value-type="float" office:value="10011.9" calcext:value-type="float">
            <text:p>10011.9</text:p>
          </table:table-cell>
          <table:table-cell office:value-type="float" office:value="0.000452652" calcext:value-type="float">
            <text:p>0.000452652</text:p>
          </table:table-cell>
        </table:table-row>
        <table:table-row table:style-name="ro1">
          <table:table-cell office:value-type="float" office:value="10021.1" calcext:value-type="float">
            <text:p>10021.1</text:p>
          </table:table-cell>
          <table:table-cell office:value-type="float" office:value="0.000665427" calcext:value-type="float">
            <text:p>0.000665427</text:p>
          </table:table-cell>
        </table:table-row>
        <table:table-row table:style-name="ro1">
          <table:table-cell office:value-type="float" office:value="10030.2" calcext:value-type="float">
            <text:p>10030.2</text:p>
          </table:table-cell>
          <table:table-cell office:value-type="float" office:value="0.000908104" calcext:value-type="float">
            <text:p>0.000908104</text:p>
          </table:table-cell>
        </table:table-row>
        <table:table-row table:style-name="ro1">
          <table:table-cell office:value-type="float" office:value="10039.4" calcext:value-type="float">
            <text:p>10039.4</text:p>
          </table:table-cell>
          <table:table-cell office:value-type="float" office:value="0.00114054" calcext:value-type="float">
            <text:p>0.00114054</text:p>
          </table:table-cell>
        </table:table-row>
        <table:table-row table:style-name="ro1">
          <table:table-cell office:value-type="float" office:value="10048.6" calcext:value-type="float">
            <text:p>10048.6</text:p>
          </table:table-cell>
          <table:table-cell office:value-type="float" office:value="0.00109412" calcext:value-type="float">
            <text:p>0.00109412</text:p>
          </table:table-cell>
        </table:table-row>
        <table:table-row table:style-name="ro1">
          <table:table-cell office:value-type="float" office:value="10057.7" calcext:value-type="float">
            <text:p>10057.7</text:p>
          </table:table-cell>
          <table:table-cell office:value-type="float" office:value="0.00160576" calcext:value-type="float">
            <text:p>0.00160576</text:p>
          </table:table-cell>
        </table:table-row>
        <table:table-row table:style-name="ro1">
          <table:table-cell office:value-type="float" office:value="10066.9" calcext:value-type="float">
            <text:p>10066.9</text:p>
          </table:table-cell>
          <table:table-cell office:value-type="float" office:value="0.000383753" calcext:value-type="float">
            <text:p>0.000383753</text:p>
          </table:table-cell>
        </table:table-row>
        <table:table-row table:style-name="ro1">
          <table:table-cell office:value-type="float" office:value="10076.1" calcext:value-type="float">
            <text:p>10076.1</text:p>
          </table:table-cell>
          <table:table-cell office:value-type="float" office:value="0.00145581" calcext:value-type="float">
            <text:p>0.00145581</text:p>
          </table:table-cell>
        </table:table-row>
        <table:table-row table:style-name="ro1">
          <table:table-cell office:value-type="float" office:value="10085.2" calcext:value-type="float">
            <text:p>10085.2</text:p>
          </table:table-cell>
          <table:table-cell office:value-type="float" office:value="0.000348613" calcext:value-type="float">
            <text:p>0.000348613</text:p>
          </table:table-cell>
        </table:table-row>
        <table:table-row table:style-name="ro1">
          <table:table-cell office:value-type="float" office:value="10094.4" calcext:value-type="float">
            <text:p>10094.4</text:p>
          </table:table-cell>
          <table:table-cell office:value-type="float" office:value="0.00180144" calcext:value-type="float">
            <text:p>0.00180144</text:p>
          </table:table-cell>
        </table:table-row>
        <table:table-row table:style-name="ro1">
          <table:table-cell office:value-type="float" office:value="10103.6" calcext:value-type="float">
            <text:p>10103.6</text:p>
          </table:table-cell>
          <table:table-cell office:value-type="float" office:value="0.00220458" calcext:value-type="float">
            <text:p>0.00220458</text:p>
          </table:table-cell>
        </table:table-row>
        <table:table-row table:style-name="ro1">
          <table:table-cell office:value-type="float" office:value="10112.7" calcext:value-type="float">
            <text:p>10112.7</text:p>
          </table:table-cell>
          <table:table-cell office:value-type="float" office:value="0.000991899" calcext:value-type="float">
            <text:p>0.000991899</text:p>
          </table:table-cell>
        </table:table-row>
        <table:table-row table:style-name="ro1">
          <table:table-cell office:value-type="float" office:value="10121.9" calcext:value-type="float">
            <text:p>10121.9</text:p>
          </table:table-cell>
          <table:table-cell office:value-type="float" office:value="0.00277941" calcext:value-type="float">
            <text:p>0.00277941</text:p>
          </table:table-cell>
        </table:table-row>
        <table:table-row table:style-name="ro1">
          <table:table-cell office:value-type="float" office:value="10131.1" calcext:value-type="float">
            <text:p>10131.1</text:p>
          </table:table-cell>
          <table:table-cell office:value-type="float" office:value="0.00101416" calcext:value-type="float">
            <text:p>0.00101416</text:p>
          </table:table-cell>
        </table:table-row>
        <table:table-row table:style-name="ro1">
          <table:table-cell office:value-type="float" office:value="10140.2" calcext:value-type="float">
            <text:p>10140.2</text:p>
          </table:table-cell>
          <table:table-cell office:value-type="float" office:value="0.000965717" calcext:value-type="float">
            <text:p>0.000965717</text:p>
          </table:table-cell>
        </table:table-row>
        <table:table-row table:style-name="ro1">
          <table:table-cell office:value-type="float" office:value="10149.4" calcext:value-type="float">
            <text:p>10149.4</text:p>
          </table:table-cell>
          <table:table-cell office:value-type="float" office:value="0.000660368" calcext:value-type="float">
            <text:p>0.000660368</text:p>
          </table:table-cell>
        </table:table-row>
        <table:table-row table:style-name="ro1">
          <table:table-cell office:value-type="float" office:value="10158.6" calcext:value-type="float">
            <text:p>10158.6</text:p>
          </table:table-cell>
          <table:table-cell office:value-type="float" office:value="0.00106849" calcext:value-type="float">
            <text:p>0.00106849</text:p>
          </table:table-cell>
        </table:table-row>
        <table:table-row table:style-name="ro1">
          <table:table-cell office:value-type="float" office:value="10167.8" calcext:value-type="float">
            <text:p>10167.8</text:p>
          </table:table-cell>
          <table:table-cell office:value-type="float" office:value="0.000954068" calcext:value-type="float">
            <text:p>0.000954068</text:p>
          </table:table-cell>
        </table:table-row>
        <table:table-row table:style-name="ro1">
          <table:table-cell office:value-type="float" office:value="10176.9" calcext:value-type="float">
            <text:p>10176.9</text:p>
          </table:table-cell>
          <table:table-cell office:value-type="float" office:value="0.00121194" calcext:value-type="float">
            <text:p>0.00121194</text:p>
          </table:table-cell>
        </table:table-row>
        <table:table-row table:style-name="ro1">
          <table:table-cell office:value-type="float" office:value="10186.1" calcext:value-type="float">
            <text:p>10186.1</text:p>
          </table:table-cell>
          <table:table-cell office:value-type="float" office:value="0.00118456" calcext:value-type="float">
            <text:p>0.00118456</text:p>
          </table:table-cell>
        </table:table-row>
        <table:table-row table:style-name="ro1">
          <table:table-cell office:value-type="float" office:value="10195.3" calcext:value-type="float">
            <text:p>10195.3</text:p>
          </table:table-cell>
          <table:table-cell office:value-type="float" office:value="0.00169982" calcext:value-type="float">
            <text:p>0.00169982</text:p>
          </table:table-cell>
        </table:table-row>
        <table:table-row table:style-name="ro1">
          <table:table-cell office:value-type="float" office:value="10204.4" calcext:value-type="float">
            <text:p>10204.4</text:p>
          </table:table-cell>
          <table:table-cell office:value-type="float" office:value="0.00181807" calcext:value-type="float">
            <text:p>0.00181807</text:p>
          </table:table-cell>
        </table:table-row>
        <table:table-row table:style-name="ro1">
          <table:table-cell office:value-type="float" office:value="10213.6" calcext:value-type="float">
            <text:p>10213.6</text:p>
          </table:table-cell>
          <table:table-cell office:value-type="float" office:value="0.00205696" calcext:value-type="float">
            <text:p>0.00205696</text:p>
          </table:table-cell>
        </table:table-row>
        <table:table-row table:style-name="ro1">
          <table:table-cell office:value-type="float" office:value="10222.8" calcext:value-type="float">
            <text:p>10222.8</text:p>
          </table:table-cell>
          <table:table-cell office:value-type="float" office:value="0.00206107" calcext:value-type="float">
            <text:p>0.00206107</text:p>
          </table:table-cell>
        </table:table-row>
        <table:table-row table:style-name="ro1">
          <table:table-cell office:value-type="float" office:value="10231.9" calcext:value-type="float">
            <text:p>10231.9</text:p>
          </table:table-cell>
          <table:table-cell office:value-type="float" office:value="0.00204942" calcext:value-type="float">
            <text:p>0.00204942</text:p>
          </table:table-cell>
        </table:table-row>
        <table:table-row table:style-name="ro1">
          <table:table-cell office:value-type="float" office:value="10241.1" calcext:value-type="float">
            <text:p>10241.1</text:p>
          </table:table-cell>
          <table:table-cell office:value-type="float" office:value="0.00207389" calcext:value-type="float">
            <text:p>0.00207389</text:p>
          </table:table-cell>
        </table:table-row>
        <table:table-row table:style-name="ro1">
          <table:table-cell office:value-type="float" office:value="10250.3" calcext:value-type="float">
            <text:p>10250.3</text:p>
          </table:table-cell>
          <table:table-cell office:value-type="float" office:value="0.0019814" calcext:value-type="float">
            <text:p>0.0019814</text:p>
          </table:table-cell>
        </table:table-row>
        <table:table-row table:style-name="ro1">
          <table:table-cell office:value-type="float" office:value="10259.4" calcext:value-type="float">
            <text:p>10259.4</text:p>
          </table:table-cell>
          <table:table-cell office:value-type="float" office:value="0.00169518" calcext:value-type="float">
            <text:p>0.00169518</text:p>
          </table:table-cell>
        </table:table-row>
        <table:table-row table:style-name="ro1">
          <table:table-cell office:value-type="float" office:value="10268.6" calcext:value-type="float">
            <text:p>10268.6</text:p>
          </table:table-cell>
          <table:table-cell office:value-type="float" office:value="0.00135056" calcext:value-type="float">
            <text:p>0.00135056</text:p>
          </table:table-cell>
        </table:table-row>
        <table:table-row table:style-name="ro1">
          <table:table-cell office:value-type="float" office:value="10277.8" calcext:value-type="float">
            <text:p>10277.8</text:p>
          </table:table-cell>
          <table:table-cell office:value-type="float" office:value="0.0011509" calcext:value-type="float">
            <text:p>0.0011509</text:p>
          </table:table-cell>
        </table:table-row>
        <table:table-row table:style-name="ro1">
          <table:table-cell office:value-type="float" office:value="10286.9" calcext:value-type="float">
            <text:p>10286.9</text:p>
          </table:table-cell>
          <table:table-cell office:value-type="float" office:value="0.000915263" calcext:value-type="float">
            <text:p>0.000915263</text:p>
          </table:table-cell>
        </table:table-row>
        <table:table-row table:style-name="ro1">
          <table:table-cell office:value-type="float" office:value="10296.1" calcext:value-type="float">
            <text:p>10296.1</text:p>
          </table:table-cell>
          <table:table-cell office:value-type="float" office:value="0.00106588" calcext:value-type="float">
            <text:p>0.00106588</text:p>
          </table:table-cell>
        </table:table-row>
        <table:table-row table:style-name="ro1">
          <table:table-cell office:value-type="float" office:value="10305.3" calcext:value-type="float">
            <text:p>10305.3</text:p>
          </table:table-cell>
          <table:table-cell office:value-type="float" office:value="0.000768453" calcext:value-type="float">
            <text:p>0.000768453</text:p>
          </table:table-cell>
        </table:table-row>
        <table:table-row table:style-name="ro1">
          <table:table-cell office:value-type="float" office:value="10314.4" calcext:value-type="float">
            <text:p>10314.4</text:p>
          </table:table-cell>
          <table:table-cell office:value-type="float" office:value="0.000809912" calcext:value-type="float">
            <text:p>0.000809912</text:p>
          </table:table-cell>
        </table:table-row>
        <table:table-row table:style-name="ro1">
          <table:table-cell office:value-type="float" office:value="10323.6" calcext:value-type="float">
            <text:p>10323.6</text:p>
          </table:table-cell>
          <table:table-cell office:value-type="float" office:value="0.00130465" calcext:value-type="float">
            <text:p>0.00130465</text:p>
          </table:table-cell>
        </table:table-row>
        <table:table-row table:style-name="ro1">
          <table:table-cell office:value-type="float" office:value="10332.8" calcext:value-type="float">
            <text:p>10332.8</text:p>
          </table:table-cell>
          <table:table-cell office:value-type="float" office:value="0.00126513" calcext:value-type="float">
            <text:p>0.00126513</text:p>
          </table:table-cell>
        </table:table-row>
        <table:table-row table:style-name="ro1">
          <table:table-cell office:value-type="float" office:value="10342" calcext:value-type="float">
            <text:p>10342</text:p>
          </table:table-cell>
          <table:table-cell office:value-type="float" office:value="0.00148325" calcext:value-type="float">
            <text:p>0.00148325</text:p>
          </table:table-cell>
        </table:table-row>
        <table:table-row table:style-name="ro1">
          <table:table-cell office:value-type="float" office:value="10351.1" calcext:value-type="float">
            <text:p>10351.1</text:p>
          </table:table-cell>
          <table:table-cell office:value-type="float" office:value="0.00148512" calcext:value-type="float">
            <text:p>0.00148512</text:p>
          </table:table-cell>
        </table:table-row>
        <table:table-row table:style-name="ro1">
          <table:table-cell office:value-type="float" office:value="10360.3" calcext:value-type="float">
            <text:p>10360.3</text:p>
          </table:table-cell>
          <table:table-cell office:value-type="float" office:value="0.00150555" calcext:value-type="float">
            <text:p>0.00150555</text:p>
          </table:table-cell>
        </table:table-row>
        <table:table-row table:style-name="ro1">
          <table:table-cell office:value-type="float" office:value="10369.5" calcext:value-type="float">
            <text:p>10369.5</text:p>
          </table:table-cell>
          <table:table-cell office:value-type="float" office:value="0.00144452" calcext:value-type="float">
            <text:p>0.00144452</text:p>
          </table:table-cell>
        </table:table-row>
        <table:table-row table:style-name="ro1">
          <table:table-cell office:value-type="float" office:value="10378.6" calcext:value-type="float">
            <text:p>10378.6</text:p>
          </table:table-cell>
          <table:table-cell office:value-type="float" office:value="0.0015406" calcext:value-type="float">
            <text:p>0.0015406</text:p>
          </table:table-cell>
        </table:table-row>
        <table:table-row table:style-name="ro1">
          <table:table-cell office:value-type="float" office:value="10387.8" calcext:value-type="float">
            <text:p>10387.8</text:p>
          </table:table-cell>
          <table:table-cell office:value-type="float" office:value="0.00141401" calcext:value-type="float">
            <text:p>0.00141401</text:p>
          </table:table-cell>
        </table:table-row>
        <table:table-row table:style-name="ro1">
          <table:table-cell office:value-type="float" office:value="10397" calcext:value-type="float">
            <text:p>10397</text:p>
          </table:table-cell>
          <table:table-cell office:value-type="float" office:value="0.00138089" calcext:value-type="float">
            <text:p>0.00138089</text:p>
          </table:table-cell>
        </table:table-row>
        <table:table-row table:style-name="ro1">
          <table:table-cell office:value-type="float" office:value="10406.1" calcext:value-type="float">
            <text:p>10406.1</text:p>
          </table:table-cell>
          <table:table-cell office:value-type="float" office:value="0.00185525" calcext:value-type="float">
            <text:p>0.00185525</text:p>
          </table:table-cell>
        </table:table-row>
        <table:table-row table:style-name="ro1">
          <table:table-cell office:value-type="float" office:value="10415.3" calcext:value-type="float">
            <text:p>10415.3</text:p>
          </table:table-cell>
          <table:table-cell office:value-type="float" office:value="0.00127126" calcext:value-type="float">
            <text:p>0.00127126</text:p>
          </table:table-cell>
        </table:table-row>
        <table:table-row table:style-name="ro1">
          <table:table-cell office:value-type="float" office:value="10424.5" calcext:value-type="float">
            <text:p>10424.5</text:p>
          </table:table-cell>
          <table:table-cell office:value-type="float" office:value="0.00036164" calcext:value-type="float">
            <text:p>0.00036164</text:p>
          </table:table-cell>
        </table:table-row>
        <table:table-row table:style-name="ro1">
          <table:table-cell office:value-type="float" office:value="10433.6" calcext:value-type="float">
            <text:p>10433.6</text:p>
          </table:table-cell>
          <table:table-cell office:value-type="float" office:value="0.00121987" calcext:value-type="float">
            <text:p>0.00121987</text:p>
          </table:table-cell>
        </table:table-row>
        <table:table-row table:style-name="ro1">
          <table:table-cell office:value-type="float" office:value="10442.8" calcext:value-type="float">
            <text:p>10442.8</text:p>
          </table:table-cell>
          <table:table-cell office:value-type="float" office:value="0.00100734" calcext:value-type="float">
            <text:p>0.00100734</text:p>
          </table:table-cell>
        </table:table-row>
        <table:table-row table:style-name="ro1">
          <table:table-cell office:value-type="float" office:value="10452" calcext:value-type="float">
            <text:p>10452</text:p>
          </table:table-cell>
          <table:table-cell office:value-type="float" office:value="0.000748886" calcext:value-type="float">
            <text:p>0.000748886</text:p>
          </table:table-cell>
        </table:table-row>
        <table:table-row table:style-name="ro1">
          <table:table-cell office:value-type="float" office:value="10461.1" calcext:value-type="float">
            <text:p>10461.1</text:p>
          </table:table-cell>
          <table:table-cell office:value-type="float" office:value="0.00095799" calcext:value-type="float">
            <text:p>0.00095799</text:p>
          </table:table-cell>
        </table:table-row>
        <table:table-row table:style-name="ro1">
          <table:table-cell office:value-type="float" office:value="10470.3" calcext:value-type="float">
            <text:p>10470.3</text:p>
          </table:table-cell>
          <table:table-cell office:value-type="float" office:value="0.000644649" calcext:value-type="float">
            <text:p>0.000644649</text:p>
          </table:table-cell>
        </table:table-row>
        <table:table-row table:style-name="ro1">
          <table:table-cell office:value-type="float" office:value="10479.5" calcext:value-type="float">
            <text:p>10479.5</text:p>
          </table:table-cell>
          <table:table-cell office:value-type="float" office:value="0.000721411" calcext:value-type="float">
            <text:p>0.000721411</text:p>
          </table:table-cell>
        </table:table-row>
        <table:table-row table:style-name="ro1">
          <table:table-cell office:value-type="float" office:value="10488.6" calcext:value-type="float">
            <text:p>10488.6</text:p>
          </table:table-cell>
          <table:table-cell office:value-type="float" office:value="0.000674025" calcext:value-type="float">
            <text:p>0.000674025</text:p>
          </table:table-cell>
        </table:table-row>
        <table:table-row table:style-name="ro1">
          <table:table-cell office:value-type="float" office:value="10497.8" calcext:value-type="float">
            <text:p>10497.8</text:p>
          </table:table-cell>
          <table:table-cell office:value-type="float" office:value="0.00035229" calcext:value-type="float">
            <text:p>0.00035229</text:p>
          </table:table-cell>
        </table:table-row>
        <table:table-row table:style-name="ro1">
          <table:table-cell office:value-type="float" office:value="10507" calcext:value-type="float">
            <text:p>10507</text:p>
          </table:table-cell>
          <table:table-cell office:value-type="float" office:value="0.000973315" calcext:value-type="float">
            <text:p>0.000973315</text:p>
          </table:table-cell>
        </table:table-row>
        <table:table-row table:style-name="ro1">
          <table:table-cell office:value-type="float" office:value="10516.2" calcext:value-type="float">
            <text:p>10516.2</text:p>
          </table:table-cell>
          <table:table-cell office:value-type="float" office:value="0.000270268" calcext:value-type="float">
            <text:p>0.000270268</text:p>
          </table:table-cell>
        </table:table-row>
        <table:table-row table:style-name="ro1">
          <table:table-cell office:value-type="float" office:value="10525.3" calcext:value-type="float">
            <text:p>10525.3</text:p>
          </table:table-cell>
          <table:table-cell office:value-type="float" office:value="0.000570828" calcext:value-type="float">
            <text:p>0.000570828</text:p>
          </table:table-cell>
        </table:table-row>
        <table:table-row table:style-name="ro1">
          <table:table-cell office:value-type="float" office:value="10534.5" calcext:value-type="float">
            <text:p>10534.5</text:p>
          </table:table-cell>
          <table:table-cell office:value-type="float" office:value="0.000877801" calcext:value-type="float">
            <text:p>0.000877801</text:p>
          </table:table-cell>
        </table:table-row>
        <table:table-row table:style-name="ro1">
          <table:table-cell office:value-type="float" office:value="10543.7" calcext:value-type="float">
            <text:p>10543.7</text:p>
          </table:table-cell>
          <table:table-cell office:value-type="float" office:value="0.00218071" calcext:value-type="float">
            <text:p>0.00218071</text:p>
          </table:table-cell>
        </table:table-row>
        <table:table-row table:style-name="ro1">
          <table:table-cell office:value-type="float" office:value="10552.8" calcext:value-type="float">
            <text:p>10552.8</text:p>
          </table:table-cell>
          <table:table-cell office:value-type="float" office:value="0.00134383" calcext:value-type="float">
            <text:p>0.00134383</text:p>
          </table:table-cell>
        </table:table-row>
        <table:table-row table:style-name="ro1">
          <table:table-cell office:value-type="float" office:value="10562" calcext:value-type="float">
            <text:p>10562</text:p>
          </table:table-cell>
          <table:table-cell office:value-type="float" office:value="0.00277735" calcext:value-type="float">
            <text:p>0.00277735</text:p>
          </table:table-cell>
        </table:table-row>
        <table:table-row table:style-name="ro1">
          <table:table-cell office:value-type="float" office:value="10571.2" calcext:value-type="float">
            <text:p>10571.2</text:p>
          </table:table-cell>
          <table:table-cell office:value-type="float" office:value="0.00116807" calcext:value-type="float">
            <text:p>0.00116807</text:p>
          </table:table-cell>
        </table:table-row>
        <table:table-row table:style-name="ro1">
          <table:table-cell office:value-type="float" office:value="10580.3" calcext:value-type="float">
            <text:p>10580.3</text:p>
          </table:table-cell>
          <table:table-cell office:value-type="float" office:value="0.00194943" calcext:value-type="float">
            <text:p>0.00194943</text:p>
          </table:table-cell>
        </table:table-row>
        <table:table-row table:style-name="ro1">
          <table:table-cell office:value-type="float" office:value="10589.5" calcext:value-type="float">
            <text:p>10589.5</text:p>
          </table:table-cell>
          <table:table-cell office:value-type="float" office:value="0.00102461" calcext:value-type="float">
            <text:p>0.00102461</text:p>
          </table:table-cell>
        </table:table-row>
        <table:table-row table:style-name="ro1">
          <table:table-cell office:value-type="float" office:value="10598.7" calcext:value-type="float">
            <text:p>10598.7</text:p>
          </table:table-cell>
          <table:table-cell office:value-type="float" office:value="0.000401829" calcext:value-type="float">
            <text:p>0.000401829</text:p>
          </table:table-cell>
        </table:table-row>
        <table:table-row table:style-name="ro1">
          <table:table-cell office:value-type="float" office:value="10607.8" calcext:value-type="float">
            <text:p>10607.8</text:p>
          </table:table-cell>
          <table:table-cell office:value-type="float" office:value="0.000972343" calcext:value-type="float">
            <text:p>0.000972343</text:p>
          </table:table-cell>
        </table:table-row>
        <table:table-row table:style-name="ro1">
          <table:table-cell office:value-type="float" office:value="10617" calcext:value-type="float">
            <text:p>10617</text:p>
          </table:table-cell>
          <table:table-cell office:value-type="float" office:value="0.00132355" calcext:value-type="float">
            <text:p>0.00132355</text:p>
          </table:table-cell>
        </table:table-row>
        <table:table-row table:style-name="ro1">
          <table:table-cell office:value-type="float" office:value="10626.2" calcext:value-type="float">
            <text:p>10626.2</text:p>
          </table:table-cell>
          <table:table-cell office:value-type="float" office:value="0.00149002" calcext:value-type="float">
            <text:p>0.00149002</text:p>
          </table:table-cell>
        </table:table-row>
        <table:table-row table:style-name="ro1">
          <table:table-cell office:value-type="float" office:value="10635.3" calcext:value-type="float">
            <text:p>10635.3</text:p>
          </table:table-cell>
          <table:table-cell office:value-type="float" office:value="0.000655742" calcext:value-type="float">
            <text:p>0.000655742</text:p>
          </table:table-cell>
        </table:table-row>
        <table:table-row table:style-name="ro1">
          <table:table-cell office:value-type="float" office:value="10644.5" calcext:value-type="float">
            <text:p>10644.5</text:p>
          </table:table-cell>
          <table:table-cell office:value-type="float" office:value="0.000246208" calcext:value-type="float">
            <text:p>0.000246208</text:p>
          </table:table-cell>
        </table:table-row>
        <table:table-row table:style-name="ro1">
          <table:table-cell office:value-type="float" office:value="10653.7" calcext:value-type="float">
            <text:p>10653.7</text:p>
          </table:table-cell>
          <table:table-cell office:value-type="float" office:value="0.000492184" calcext:value-type="float">
            <text:p>0.000492184</text:p>
          </table:table-cell>
        </table:table-row>
        <table:table-row table:style-name="ro1">
          <table:table-cell office:value-type="float" office:value="10662.8" calcext:value-type="float">
            <text:p>10662.8</text:p>
          </table:table-cell>
          <table:table-cell office:value-type="float" office:value="0.00115499" calcext:value-type="float">
            <text:p>0.00115499</text:p>
          </table:table-cell>
        </table:table-row>
        <table:table-row table:style-name="ro1">
          <table:table-cell office:value-type="float" office:value="10672" calcext:value-type="float">
            <text:p>10672</text:p>
          </table:table-cell>
          <table:table-cell office:value-type="float" office:value="0.00103425" calcext:value-type="float">
            <text:p>0.00103425</text:p>
          </table:table-cell>
        </table:table-row>
        <table:table-row table:style-name="ro1">
          <table:table-cell office:value-type="float" office:value="10681.2" calcext:value-type="float">
            <text:p>10681.2</text:p>
          </table:table-cell>
          <table:table-cell office:value-type="float" office:value="0.000951624" calcext:value-type="float">
            <text:p>0.000951624</text:p>
          </table:table-cell>
        </table:table-row>
        <table:table-row table:style-name="ro1">
          <table:table-cell office:value-type="float" office:value="10690.4" calcext:value-type="float">
            <text:p>10690.4</text:p>
          </table:table-cell>
          <table:table-cell office:value-type="float" office:value="0.0008707" calcext:value-type="float">
            <text:p>0.0008707</text:p>
          </table:table-cell>
        </table:table-row>
        <table:table-row table:style-name="ro1">
          <table:table-cell office:value-type="float" office:value="10699.5" calcext:value-type="float">
            <text:p>10699.5</text:p>
          </table:table-cell>
          <table:table-cell office:value-type="float" office:value="0.000316697" calcext:value-type="float">
            <text:p>0.000316697</text:p>
          </table:table-cell>
        </table:table-row>
        <table:table-row table:style-name="ro1">
          <table:table-cell office:value-type="float" office:value="10708.7" calcext:value-type="float">
            <text:p>10708.7</text:p>
          </table:table-cell>
          <table:table-cell office:value-type="float" office:value="0.00062635" calcext:value-type="float">
            <text:p>0.00062635</text:p>
          </table:table-cell>
        </table:table-row>
        <table:table-row table:style-name="ro1">
          <table:table-cell office:value-type="float" office:value="10717.9" calcext:value-type="float">
            <text:p>10717.9</text:p>
          </table:table-cell>
          <table:table-cell office:value-type="float" office:value="0.000387383" calcext:value-type="float">
            <text:p>0.000387383</text:p>
          </table:table-cell>
        </table:table-row>
        <table:table-row table:style-name="ro1">
          <table:table-cell office:value-type="float" office:value="10727" calcext:value-type="float">
            <text:p>10727</text:p>
          </table:table-cell>
          <table:table-cell office:value-type="float" office:value="0.000393341" calcext:value-type="float">
            <text:p>0.000393341</text:p>
          </table:table-cell>
        </table:table-row>
        <table:table-row table:style-name="ro1">
          <table:table-cell office:value-type="float" office:value="10736.2" calcext:value-type="float">
            <text:p>10736.2</text:p>
          </table:table-cell>
          <table:table-cell office:value-type="float" office:value="0.00118927" calcext:value-type="float">
            <text:p>0.00118927</text:p>
          </table:table-cell>
        </table:table-row>
        <table:table-row table:style-name="ro1">
          <table:table-cell office:value-type="float" office:value="10745.4" calcext:value-type="float">
            <text:p>10745.4</text:p>
          </table:table-cell>
          <table:table-cell office:value-type="float" office:value="0.0012159" calcext:value-type="float">
            <text:p>0.0012159</text:p>
          </table:table-cell>
        </table:table-row>
        <table:table-row table:style-name="ro1">
          <table:table-cell office:value-type="float" office:value="10754.5" calcext:value-type="float">
            <text:p>10754.5</text:p>
          </table:table-cell>
          <table:table-cell office:value-type="float" office:value="0.000572923" calcext:value-type="float">
            <text:p>0.000572923</text:p>
          </table:table-cell>
        </table:table-row>
        <table:table-row table:style-name="ro1">
          <table:table-cell office:value-type="float" office:value="10763.7" calcext:value-type="float">
            <text:p>10763.7</text:p>
          </table:table-cell>
          <table:table-cell office:value-type="float" office:value="0.00117742" calcext:value-type="float">
            <text:p>0.00117742</text:p>
          </table:table-cell>
        </table:table-row>
        <table:table-row table:style-name="ro1">
          <table:table-cell office:value-type="float" office:value="10772.9" calcext:value-type="float">
            <text:p>10772.9</text:p>
          </table:table-cell>
          <table:table-cell office:value-type="float" office:value="0.00270988" calcext:value-type="float">
            <text:p>0.00270988</text:p>
          </table:table-cell>
        </table:table-row>
        <table:table-row table:style-name="ro1">
          <table:table-cell office:value-type="float" office:value="10782" calcext:value-type="float">
            <text:p>10782</text:p>
          </table:table-cell>
          <table:table-cell office:value-type="float" office:value="0.00344422" calcext:value-type="float">
            <text:p>0.00344422</text:p>
          </table:table-cell>
        </table:table-row>
        <table:table-row table:style-name="ro1">
          <table:table-cell office:value-type="float" office:value="10791.2" calcext:value-type="float">
            <text:p>10791.2</text:p>
          </table:table-cell>
          <table:table-cell office:value-type="float" office:value="0.000566522" calcext:value-type="float">
            <text:p>0.000566522</text:p>
          </table:table-cell>
        </table:table-row>
        <table:table-row table:style-name="ro1">
          <table:table-cell office:value-type="float" office:value="10800.4" calcext:value-type="float">
            <text:p>10800.4</text:p>
          </table:table-cell>
          <table:table-cell office:value-type="float" office:value="0.00194343" calcext:value-type="float">
            <text:p>0.00194343</text:p>
          </table:table-cell>
        </table:table-row>
        <table:table-row table:style-name="ro1">
          <table:table-cell office:value-type="float" office:value="10809.5" calcext:value-type="float">
            <text:p>10809.5</text:p>
          </table:table-cell>
          <table:table-cell office:value-type="float" office:value="0.000354648" calcext:value-type="float">
            <text:p>0.000354648</text:p>
          </table:table-cell>
        </table:table-row>
        <table:table-row table:style-name="ro1">
          <table:table-cell office:value-type="float" office:value="10818.7" calcext:value-type="float">
            <text:p>10818.7</text:p>
          </table:table-cell>
          <table:table-cell office:value-type="float" office:value="0.00120567" calcext:value-type="float">
            <text:p>0.00120567</text:p>
          </table:table-cell>
        </table:table-row>
        <table:table-row table:style-name="ro1">
          <table:table-cell office:value-type="float" office:value="10827.9" calcext:value-type="float">
            <text:p>10827.9</text:p>
          </table:table-cell>
          <table:table-cell office:value-type="float" office:value="0.00138967" calcext:value-type="float">
            <text:p>0.00138967</text:p>
          </table:table-cell>
        </table:table-row>
        <table:table-row table:style-name="ro1">
          <table:table-cell office:value-type="float" office:value="10837" calcext:value-type="float">
            <text:p>10837</text:p>
          </table:table-cell>
          <table:table-cell office:value-type="float" office:value="0.00173374" calcext:value-type="float">
            <text:p>0.00173374</text:p>
          </table:table-cell>
        </table:table-row>
        <table:table-row table:style-name="ro1">
          <table:table-cell office:value-type="float" office:value="10846.2" calcext:value-type="float">
            <text:p>10846.2</text:p>
          </table:table-cell>
          <table:table-cell office:value-type="float" office:value="0.00250092" calcext:value-type="float">
            <text:p>0.00250092</text:p>
          </table:table-cell>
        </table:table-row>
        <table:table-row table:style-name="ro1">
          <table:table-cell office:value-type="float" office:value="10855.4" calcext:value-type="float">
            <text:p>10855.4</text:p>
          </table:table-cell>
          <table:table-cell office:value-type="float" office:value="0.0015655" calcext:value-type="float">
            <text:p>0.0015655</text:p>
          </table:table-cell>
        </table:table-row>
        <table:table-row table:style-name="ro1">
          <table:table-cell office:value-type="float" office:value="10864.6" calcext:value-type="float">
            <text:p>10864.6</text:p>
          </table:table-cell>
          <table:table-cell office:value-type="float" office:value="0.00110175" calcext:value-type="float">
            <text:p>0.00110175</text:p>
          </table:table-cell>
        </table:table-row>
        <table:table-row table:style-name="ro1">
          <table:table-cell office:value-type="float" office:value="10873.7" calcext:value-type="float">
            <text:p>10873.7</text:p>
          </table:table-cell>
          <table:table-cell office:value-type="float" office:value="0.00239447" calcext:value-type="float">
            <text:p>0.00239447</text:p>
          </table:table-cell>
        </table:table-row>
        <table:table-row table:style-name="ro1">
          <table:table-cell office:value-type="float" office:value="10882.9" calcext:value-type="float">
            <text:p>10882.9</text:p>
          </table:table-cell>
          <table:table-cell office:value-type="float" office:value="0.00183483" calcext:value-type="float">
            <text:p>0.00183483</text:p>
          </table:table-cell>
        </table:table-row>
        <table:table-row table:style-name="ro1">
          <table:table-cell office:value-type="float" office:value="10892.1" calcext:value-type="float">
            <text:p>10892.1</text:p>
          </table:table-cell>
          <table:table-cell office:value-type="float" office:value="0.00168" calcext:value-type="float">
            <text:p>0.00168</text:p>
          </table:table-cell>
        </table:table-row>
        <table:table-row table:style-name="ro1">
          <table:table-cell office:value-type="float" office:value="10901.2" calcext:value-type="float">
            <text:p>10901.2</text:p>
          </table:table-cell>
          <table:table-cell office:value-type="float" office:value="0.00181132" calcext:value-type="float">
            <text:p>0.00181132</text:p>
          </table:table-cell>
        </table:table-row>
        <table:table-row table:style-name="ro1">
          <table:table-cell office:value-type="float" office:value="10910.4" calcext:value-type="float">
            <text:p>10910.4</text:p>
          </table:table-cell>
          <table:table-cell office:value-type="float" office:value="0.00136466" calcext:value-type="float">
            <text:p>0.00136466</text:p>
          </table:table-cell>
        </table:table-row>
        <table:table-row table:style-name="ro1">
          <table:table-cell office:value-type="float" office:value="10919.6" calcext:value-type="float">
            <text:p>10919.6</text:p>
          </table:table-cell>
          <table:table-cell office:value-type="float" office:value="0.000586906" calcext:value-type="float">
            <text:p>0.000586906</text:p>
          </table:table-cell>
        </table:table-row>
        <table:table-row table:style-name="ro1">
          <table:table-cell office:value-type="float" office:value="10928.7" calcext:value-type="float">
            <text:p>10928.7</text:p>
          </table:table-cell>
          <table:table-cell office:value-type="float" office:value="0.000453773" calcext:value-type="float">
            <text:p>0.000453773</text:p>
          </table:table-cell>
        </table:table-row>
        <table:table-row table:style-name="ro1">
          <table:table-cell office:value-type="float" office:value="10937.9" calcext:value-type="float">
            <text:p>10937.9</text:p>
          </table:table-cell>
          <table:table-cell office:value-type="float" office:value="0.00076793" calcext:value-type="float">
            <text:p>0.00076793</text:p>
          </table:table-cell>
        </table:table-row>
        <table:table-row table:style-name="ro1">
          <table:table-cell office:value-type="float" office:value="10947.1" calcext:value-type="float">
            <text:p>10947.1</text:p>
          </table:table-cell>
          <table:table-cell office:value-type="float" office:value="0.000201216" calcext:value-type="float">
            <text:p>0.000201216</text:p>
          </table:table-cell>
        </table:table-row>
        <table:table-row table:style-name="ro1">
          <table:table-cell office:value-type="float" office:value="10956.2" calcext:value-type="float">
            <text:p>10956.2</text:p>
          </table:table-cell>
          <table:table-cell office:value-type="float" office:value="0.00100351" calcext:value-type="float">
            <text:p>0.00100351</text:p>
          </table:table-cell>
        </table:table-row>
        <table:table-row table:style-name="ro1">
          <table:table-cell office:value-type="float" office:value="10965.4" calcext:value-type="float">
            <text:p>10965.4</text:p>
          </table:table-cell>
          <table:table-cell office:value-type="float" office:value="0.00118915" calcext:value-type="float">
            <text:p>0.00118915</text:p>
          </table:table-cell>
        </table:table-row>
        <table:table-row table:style-name="ro1">
          <table:table-cell office:value-type="float" office:value="10974.6" calcext:value-type="float">
            <text:p>10974.6</text:p>
          </table:table-cell>
          <table:table-cell office:value-type="float" office:value="0.00168256" calcext:value-type="float">
            <text:p>0.00168256</text:p>
          </table:table-cell>
        </table:table-row>
        <table:table-row table:style-name="ro1">
          <table:table-cell office:value-type="float" office:value="10983.7" calcext:value-type="float">
            <text:p>10983.7</text:p>
          </table:table-cell>
          <table:table-cell office:value-type="float" office:value="0.00209844" calcext:value-type="float">
            <text:p>0.00209844</text:p>
          </table:table-cell>
        </table:table-row>
        <table:table-row table:style-name="ro1">
          <table:table-cell office:value-type="float" office:value="10992.9" calcext:value-type="float">
            <text:p>10992.9</text:p>
          </table:table-cell>
          <table:table-cell office:value-type="float" office:value="0.00171479" calcext:value-type="float">
            <text:p>0.00171479</text:p>
          </table:table-cell>
        </table:table-row>
        <table:table-row table:style-name="ro1">
          <table:table-cell office:value-type="float" office:value="11002.1" calcext:value-type="float">
            <text:p>11002.1</text:p>
          </table:table-cell>
          <table:table-cell office:value-type="float" office:value="0.00233226" calcext:value-type="float">
            <text:p>0.00233226</text:p>
          </table:table-cell>
        </table:table-row>
        <table:table-row table:style-name="ro1">
          <table:table-cell office:value-type="float" office:value="11011.2" calcext:value-type="float">
            <text:p>11011.2</text:p>
          </table:table-cell>
          <table:table-cell office:value-type="float" office:value="0.000717956" calcext:value-type="float">
            <text:p>0.000717956</text:p>
          </table:table-cell>
        </table:table-row>
        <table:table-row table:style-name="ro1">
          <table:table-cell office:value-type="float" office:value="11020.4" calcext:value-type="float">
            <text:p>11020.4</text:p>
          </table:table-cell>
          <table:table-cell office:value-type="float" office:value="0.0018212" calcext:value-type="float">
            <text:p>0.0018212</text:p>
          </table:table-cell>
        </table:table-row>
        <table:table-row table:style-name="ro1">
          <table:table-cell office:value-type="float" office:value="11029.6" calcext:value-type="float">
            <text:p>11029.6</text:p>
          </table:table-cell>
          <table:table-cell office:value-type="float" office:value="0.00134592" calcext:value-type="float">
            <text:p>0.00134592</text:p>
          </table:table-cell>
        </table:table-row>
        <table:table-row table:style-name="ro1">
          <table:table-cell office:value-type="float" office:value="11038.8" calcext:value-type="float">
            <text:p>11038.8</text:p>
          </table:table-cell>
          <table:table-cell office:value-type="float" office:value="0.000425407" calcext:value-type="float">
            <text:p>0.000425407</text:p>
          </table:table-cell>
        </table:table-row>
        <table:table-row table:style-name="ro1">
          <table:table-cell office:value-type="float" office:value="11047.9" calcext:value-type="float">
            <text:p>11047.9</text:p>
          </table:table-cell>
          <table:table-cell office:value-type="float" office:value="0.000402646" calcext:value-type="float">
            <text:p>0.000402646</text:p>
          </table:table-cell>
        </table:table-row>
        <table:table-row table:style-name="ro1">
          <table:table-cell office:value-type="float" office:value="11057.1" calcext:value-type="float">
            <text:p>11057.1</text:p>
          </table:table-cell>
          <table:table-cell office:value-type="float" office:value="0.00046821" calcext:value-type="float">
            <text:p>0.00046821</text:p>
          </table:table-cell>
        </table:table-row>
        <table:table-row table:style-name="ro1">
          <table:table-cell office:value-type="float" office:value="11066.3" calcext:value-type="float">
            <text:p>11066.3</text:p>
          </table:table-cell>
          <table:table-cell office:value-type="float" office:value="0.000954827" calcext:value-type="float">
            <text:p>0.000954827</text:p>
          </table:table-cell>
        </table:table-row>
        <table:table-row table:style-name="ro1">
          <table:table-cell office:value-type="float" office:value="11075.4" calcext:value-type="float">
            <text:p>11075.4</text:p>
          </table:table-cell>
          <table:table-cell office:value-type="float" office:value="0.000308932" calcext:value-type="float">
            <text:p>0.000308932</text:p>
          </table:table-cell>
        </table:table-row>
        <table:table-row table:style-name="ro1">
          <table:table-cell office:value-type="float" office:value="11084.6" calcext:value-type="float">
            <text:p>11084.6</text:p>
          </table:table-cell>
          <table:table-cell office:value-type="float" office:value="0.00110512" calcext:value-type="float">
            <text:p>0.00110512</text:p>
          </table:table-cell>
        </table:table-row>
        <table:table-row table:style-name="ro1">
          <table:table-cell office:value-type="float" office:value="11093.8" calcext:value-type="float">
            <text:p>11093.8</text:p>
          </table:table-cell>
          <table:table-cell office:value-type="float" office:value="0.000948234" calcext:value-type="float">
            <text:p>0.000948234</text:p>
          </table:table-cell>
        </table:table-row>
        <table:table-row table:style-name="ro1">
          <table:table-cell office:value-type="float" office:value="11102.9" calcext:value-type="float">
            <text:p>11102.9</text:p>
          </table:table-cell>
          <table:table-cell office:value-type="float" office:value="0.000812983" calcext:value-type="float">
            <text:p>0.000812983</text:p>
          </table:table-cell>
        </table:table-row>
        <table:table-row table:style-name="ro1">
          <table:table-cell office:value-type="float" office:value="11112.1" calcext:value-type="float">
            <text:p>11112.1</text:p>
          </table:table-cell>
          <table:table-cell office:value-type="float" office:value="0.00142112" calcext:value-type="float">
            <text:p>0.00142112</text:p>
          </table:table-cell>
        </table:table-row>
        <table:table-row table:style-name="ro1">
          <table:table-cell office:value-type="float" office:value="11121.3" calcext:value-type="float">
            <text:p>11121.3</text:p>
          </table:table-cell>
          <table:table-cell office:value-type="float" office:value="0.00104807" calcext:value-type="float">
            <text:p>0.00104807</text:p>
          </table:table-cell>
        </table:table-row>
        <table:table-row table:style-name="ro1">
          <table:table-cell office:value-type="float" office:value="11130.4" calcext:value-type="float">
            <text:p>11130.4</text:p>
          </table:table-cell>
          <table:table-cell office:value-type="float" office:value="0.00117507" calcext:value-type="float">
            <text:p>0.00117507</text:p>
          </table:table-cell>
        </table:table-row>
        <table:table-row table:style-name="ro1">
          <table:table-cell office:value-type="float" office:value="11139.6" calcext:value-type="float">
            <text:p>11139.6</text:p>
          </table:table-cell>
          <table:table-cell office:value-type="float" office:value="0.000977803" calcext:value-type="float">
            <text:p>0.000977803</text:p>
          </table:table-cell>
        </table:table-row>
        <table:table-row table:style-name="ro1">
          <table:table-cell office:value-type="float" office:value="11148.8" calcext:value-type="float">
            <text:p>11148.8</text:p>
          </table:table-cell>
          <table:table-cell office:value-type="float" office:value="0.00128221" calcext:value-type="float">
            <text:p>0.00128221</text:p>
          </table:table-cell>
        </table:table-row>
        <table:table-row table:style-name="ro1">
          <table:table-cell office:value-type="float" office:value="11157.9" calcext:value-type="float">
            <text:p>11157.9</text:p>
          </table:table-cell>
          <table:table-cell office:value-type="float" office:value="0.00110548" calcext:value-type="float">
            <text:p>0.00110548</text:p>
          </table:table-cell>
        </table:table-row>
        <table:table-row table:style-name="ro1">
          <table:table-cell office:value-type="float" office:value="11167.1" calcext:value-type="float">
            <text:p>11167.1</text:p>
          </table:table-cell>
          <table:table-cell office:value-type="float" office:value="0.00129786" calcext:value-type="float">
            <text:p>0.00129786</text:p>
          </table:table-cell>
        </table:table-row>
        <table:table-row table:style-name="ro1">
          <table:table-cell office:value-type="float" office:value="11176.3" calcext:value-type="float">
            <text:p>11176.3</text:p>
          </table:table-cell>
          <table:table-cell office:value-type="float" office:value="0.00268774" calcext:value-type="float">
            <text:p>0.00268774</text:p>
          </table:table-cell>
        </table:table-row>
        <table:table-row table:style-name="ro1">
          <table:table-cell office:value-type="float" office:value="11185.4" calcext:value-type="float">
            <text:p>11185.4</text:p>
          </table:table-cell>
          <table:table-cell office:value-type="float" office:value="0.0025698" calcext:value-type="float">
            <text:p>0.0025698</text:p>
          </table:table-cell>
        </table:table-row>
        <table:table-row table:style-name="ro1">
          <table:table-cell office:value-type="float" office:value="11194.6" calcext:value-type="float">
            <text:p>11194.6</text:p>
          </table:table-cell>
          <table:table-cell office:value-type="float" office:value="0.000777143" calcext:value-type="float">
            <text:p>0.000777143</text:p>
          </table:table-cell>
        </table:table-row>
        <table:table-row table:style-name="ro1">
          <table:table-cell office:value-type="float" office:value="11203.8" calcext:value-type="float">
            <text:p>11203.8</text:p>
          </table:table-cell>
          <table:table-cell office:value-type="float" office:value="0.00171775" calcext:value-type="float">
            <text:p>0.00171775</text:p>
          </table:table-cell>
        </table:table-row>
        <table:table-row table:style-name="ro1">
          <table:table-cell office:value-type="float" office:value="11213" calcext:value-type="float">
            <text:p>11213</text:p>
          </table:table-cell>
          <table:table-cell office:value-type="float" office:value="0.00260415" calcext:value-type="float">
            <text:p>0.00260415</text:p>
          </table:table-cell>
        </table:table-row>
        <table:table-row table:style-name="ro1">
          <table:table-cell office:value-type="float" office:value="11222.1" calcext:value-type="float">
            <text:p>11222.1</text:p>
          </table:table-cell>
          <table:table-cell office:value-type="float" office:value="0.00360959" calcext:value-type="float">
            <text:p>0.00360959</text:p>
          </table:table-cell>
        </table:table-row>
        <table:table-row table:style-name="ro1">
          <table:table-cell office:value-type="float" office:value="11231.3" calcext:value-type="float">
            <text:p>11231.3</text:p>
          </table:table-cell>
          <table:table-cell office:value-type="float" office:value="0.000781413" calcext:value-type="float">
            <text:p>0.000781413</text:p>
          </table:table-cell>
        </table:table-row>
        <table:table-row table:style-name="ro1">
          <table:table-cell office:value-type="float" office:value="11240.5" calcext:value-type="float">
            <text:p>11240.5</text:p>
          </table:table-cell>
          <table:table-cell office:value-type="float" office:value="0.00166111" calcext:value-type="float">
            <text:p>0.00166111</text:p>
          </table:table-cell>
        </table:table-row>
        <table:table-row table:style-name="ro1">
          <table:table-cell office:value-type="float" office:value="11249.6" calcext:value-type="float">
            <text:p>11249.6</text:p>
          </table:table-cell>
          <table:table-cell office:value-type="float" office:value="0.000818817" calcext:value-type="float">
            <text:p>0.000818817</text:p>
          </table:table-cell>
        </table:table-row>
        <table:table-row table:style-name="ro1">
          <table:table-cell office:value-type="float" office:value="11258.8" calcext:value-type="float">
            <text:p>11258.8</text:p>
          </table:table-cell>
          <table:table-cell office:value-type="float" office:value="0.000610814" calcext:value-type="float">
            <text:p>0.000610814</text:p>
          </table:table-cell>
        </table:table-row>
        <table:table-row table:style-name="ro1">
          <table:table-cell office:value-type="float" office:value="11268" calcext:value-type="float">
            <text:p>11268</text:p>
          </table:table-cell>
          <table:table-cell office:value-type="float" office:value="0.000828401" calcext:value-type="float">
            <text:p>0.000828401</text:p>
          </table:table-cell>
        </table:table-row>
        <table:table-row table:style-name="ro1">
          <table:table-cell office:value-type="float" office:value="11277.1" calcext:value-type="float">
            <text:p>11277.1</text:p>
          </table:table-cell>
          <table:table-cell office:value-type="float" office:value="0.000928754" calcext:value-type="float">
            <text:p>0.000928754</text:p>
          </table:table-cell>
        </table:table-row>
        <table:table-row table:style-name="ro1">
          <table:table-cell office:value-type="float" office:value="11286.3" calcext:value-type="float">
            <text:p>11286.3</text:p>
          </table:table-cell>
          <table:table-cell office:value-type="float" office:value="0.000876382" calcext:value-type="float">
            <text:p>0.000876382</text:p>
          </table:table-cell>
        </table:table-row>
        <table:table-row table:style-name="ro1">
          <table:table-cell office:value-type="float" office:value="11295.5" calcext:value-type="float">
            <text:p>11295.5</text:p>
          </table:table-cell>
          <table:table-cell office:value-type="float" office:value="0.000502381" calcext:value-type="float">
            <text:p>0.000502381</text:p>
          </table:table-cell>
        </table:table-row>
        <table:table-row table:style-name="ro1">
          <table:table-cell office:value-type="float" office:value="11304.6" calcext:value-type="float">
            <text:p>11304.6</text:p>
          </table:table-cell>
          <table:table-cell office:value-type="float" office:value="0.000905543" calcext:value-type="float">
            <text:p>0.000905543</text:p>
          </table:table-cell>
        </table:table-row>
        <table:table-row table:style-name="ro1">
          <table:table-cell office:value-type="float" office:value="11313.8" calcext:value-type="float">
            <text:p>11313.8</text:p>
          </table:table-cell>
          <table:table-cell office:value-type="float" office:value="0.000223469" calcext:value-type="float">
            <text:p>0.000223469</text:p>
          </table:table-cell>
        </table:table-row>
        <table:table-row table:style-name="ro1">
          <table:table-cell office:value-type="float" office:value="11323" calcext:value-type="float">
            <text:p>11323</text:p>
          </table:table-cell>
          <table:table-cell office:value-type="float" office:value="0.000550158" calcext:value-type="float">
            <text:p>0.000550158</text:p>
          </table:table-cell>
        </table:table-row>
        <table:table-row table:style-name="ro1">
          <table:table-cell office:value-type="float" office:value="11332.1" calcext:value-type="float">
            <text:p>11332.1</text:p>
          </table:table-cell>
          <table:table-cell office:value-type="float" office:value="0.000790355" calcext:value-type="float">
            <text:p>0.000790355</text:p>
          </table:table-cell>
        </table:table-row>
        <table:table-row table:style-name="ro1">
          <table:table-cell office:value-type="float" office:value="11341.3" calcext:value-type="float">
            <text:p>11341.3</text:p>
          </table:table-cell>
          <table:table-cell office:value-type="float" office:value="0.00103071" calcext:value-type="float">
            <text:p>0.00103071</text:p>
          </table:table-cell>
        </table:table-row>
        <table:table-row table:style-name="ro1">
          <table:table-cell office:value-type="float" office:value="11350.5" calcext:value-type="float">
            <text:p>11350.5</text:p>
          </table:table-cell>
          <table:table-cell office:value-type="float" office:value="0.000143053" calcext:value-type="float">
            <text:p>0.000143053</text:p>
          </table:table-cell>
        </table:table-row>
        <table:table-row table:style-name="ro1">
          <table:table-cell office:value-type="float" office:value="11359.6" calcext:value-type="float">
            <text:p>11359.6</text:p>
          </table:table-cell>
          <table:table-cell office:value-type="float" office:value="0.000259984" calcext:value-type="float">
            <text:p>0.000259984</text:p>
          </table:table-cell>
        </table:table-row>
        <table:table-row table:style-name="ro1">
          <table:table-cell office:value-type="float" office:value="11368.8" calcext:value-type="float">
            <text:p>11368.8</text:p>
          </table:table-cell>
          <table:table-cell office:value-type="float" office:value="0.000248355" calcext:value-type="float">
            <text:p>0.000248355</text:p>
          </table:table-cell>
        </table:table-row>
        <table:table-row table:style-name="ro1">
          <table:table-cell office:value-type="float" office:value="11378" calcext:value-type="float">
            <text:p>11378</text:p>
          </table:table-cell>
          <table:table-cell office:value-type="float" office:value="0.000889286" calcext:value-type="float">
            <text:p>0.000889286</text:p>
          </table:table-cell>
        </table:table-row>
        <table:table-row table:style-name="ro1">
          <table:table-cell office:value-type="float" office:value="11387.2" calcext:value-type="float">
            <text:p>11387.2</text:p>
          </table:table-cell>
          <table:table-cell office:value-type="float" office:value="0.00176188" calcext:value-type="float">
            <text:p>0.00176188</text:p>
          </table:table-cell>
        </table:table-row>
        <table:table-row table:style-name="ro1">
          <table:table-cell office:value-type="float" office:value="11396.3" calcext:value-type="float">
            <text:p>11396.3</text:p>
          </table:table-cell>
          <table:table-cell office:value-type="float" office:value="0.00166405" calcext:value-type="float">
            <text:p>0.00166405</text:p>
          </table:table-cell>
        </table:table-row>
        <table:table-row table:style-name="ro1">
          <table:table-cell office:value-type="float" office:value="11405.5" calcext:value-type="float">
            <text:p>11405.5</text:p>
          </table:table-cell>
          <table:table-cell office:value-type="float" office:value="0.00353417" calcext:value-type="float">
            <text:p>0.00353417</text:p>
          </table:table-cell>
        </table:table-row>
        <table:table-row table:style-name="ro1">
          <table:table-cell office:value-type="float" office:value="11414.7" calcext:value-type="float">
            <text:p>11414.7</text:p>
          </table:table-cell>
          <table:table-cell office:value-type="float" office:value="0.00178188" calcext:value-type="float">
            <text:p>0.00178188</text:p>
          </table:table-cell>
        </table:table-row>
        <table:table-row table:style-name="ro1">
          <table:table-cell office:value-type="float" office:value="11423.8" calcext:value-type="float">
            <text:p>11423.8</text:p>
          </table:table-cell>
          <table:table-cell office:value-type="float" office:value="0.000296353" calcext:value-type="float">
            <text:p>0.000296353</text:p>
          </table:table-cell>
        </table:table-row>
        <table:table-row table:style-name="ro1">
          <table:table-cell office:value-type="float" office:value="11433" calcext:value-type="float">
            <text:p>11433</text:p>
          </table:table-cell>
          <table:table-cell office:value-type="float" office:value="0.00337646" calcext:value-type="float">
            <text:p>0.00337646</text:p>
          </table:table-cell>
        </table:table-row>
        <table:table-row table:style-name="ro1">
          <table:table-cell office:value-type="float" office:value="11442.2" calcext:value-type="float">
            <text:p>11442.2</text:p>
          </table:table-cell>
          <table:table-cell office:value-type="float" office:value="0.00284831" calcext:value-type="float">
            <text:p>0.00284831</text:p>
          </table:table-cell>
        </table:table-row>
        <table:table-row table:style-name="ro1">
          <table:table-cell office:value-type="float" office:value="11451.3" calcext:value-type="float">
            <text:p>11451.3</text:p>
          </table:table-cell>
          <table:table-cell office:value-type="float" office:value="0.000483355" calcext:value-type="float">
            <text:p>0.000483355</text:p>
          </table:table-cell>
        </table:table-row>
        <table:table-row table:style-name="ro1">
          <table:table-cell office:value-type="float" office:value="11460.5" calcext:value-type="float">
            <text:p>11460.5</text:p>
          </table:table-cell>
          <table:table-cell office:value-type="float" office:value="0.000447677" calcext:value-type="float">
            <text:p>0.000447677</text:p>
          </table:table-cell>
        </table:table-row>
        <table:table-row table:style-name="ro1">
          <table:table-cell office:value-type="float" office:value="11469.7" calcext:value-type="float">
            <text:p>11469.7</text:p>
          </table:table-cell>
          <table:table-cell office:value-type="float" office:value="0.000643589" calcext:value-type="float">
            <text:p>0.000643589</text:p>
          </table:table-cell>
        </table:table-row>
        <table:table-row table:style-name="ro1">
          <table:table-cell office:value-type="float" office:value="11478.8" calcext:value-type="float">
            <text:p>11478.8</text:p>
          </table:table-cell>
          <table:table-cell office:value-type="float" office:value="0.0000961724" calcext:value-type="float">
            <text:p>0.0000961724</text:p>
          </table:table-cell>
        </table:table-row>
        <table:table-row table:style-name="ro1">
          <table:table-cell office:value-type="float" office:value="11488" calcext:value-type="float">
            <text:p>11488</text:p>
          </table:table-cell>
          <table:table-cell office:value-type="float" office:value="0.000418533" calcext:value-type="float">
            <text:p>0.000418533</text:p>
          </table:table-cell>
        </table:table-row>
        <table:table-row table:style-name="ro1">
          <table:table-cell office:value-type="float" office:value="11497.2" calcext:value-type="float">
            <text:p>11497.2</text:p>
          </table:table-cell>
          <table:table-cell office:value-type="float" office:value="0.000567331" calcext:value-type="float">
            <text:p>0.000567331</text:p>
          </table:table-cell>
        </table:table-row>
        <table:table-row table:style-name="ro1">
          <table:table-cell office:value-type="float" office:value="11506.3" calcext:value-type="float">
            <text:p>11506.3</text:p>
          </table:table-cell>
          <table:table-cell office:value-type="float" office:value="0.000561807" calcext:value-type="float">
            <text:p>0.000561807</text:p>
          </table:table-cell>
        </table:table-row>
        <table:table-row table:style-name="ro1">
          <table:table-cell office:value-type="float" office:value="11515.5" calcext:value-type="float">
            <text:p>11515.5</text:p>
          </table:table-cell>
          <table:table-cell office:value-type="float" office:value="0.000622683" calcext:value-type="float">
            <text:p>0.000622683</text:p>
          </table:table-cell>
        </table:table-row>
        <table:table-row table:style-name="ro1">
          <table:table-cell office:value-type="float" office:value="11524.7" calcext:value-type="float">
            <text:p>11524.7</text:p>
          </table:table-cell>
          <table:table-cell office:value-type="float" office:value="0.00137258" calcext:value-type="float">
            <text:p>0.00137258</text:p>
          </table:table-cell>
        </table:table-row>
        <table:table-row table:style-name="ro1">
          <table:table-cell office:value-type="float" office:value="11533.8" calcext:value-type="float">
            <text:p>11533.8</text:p>
          </table:table-cell>
          <table:table-cell office:value-type="float" office:value="0.00135787" calcext:value-type="float">
            <text:p>0.00135787</text:p>
          </table:table-cell>
        </table:table-row>
        <table:table-row table:style-name="ro1">
          <table:table-cell office:value-type="float" office:value="11543" calcext:value-type="float">
            <text:p>11543</text:p>
          </table:table-cell>
          <table:table-cell office:value-type="float" office:value="0.000855583" calcext:value-type="float">
            <text:p>0.000855583</text:p>
          </table:table-cell>
        </table:table-row>
        <table:table-row table:style-name="ro1">
          <table:table-cell office:value-type="float" office:value="11552.2" calcext:value-type="float">
            <text:p>11552.2</text:p>
          </table:table-cell>
          <table:table-cell office:value-type="float" office:value="0.00102207" calcext:value-type="float">
            <text:p>0.00102207</text:p>
          </table:table-cell>
        </table:table-row>
        <table:table-row table:style-name="ro1">
          <table:table-cell office:value-type="float" office:value="11561.4" calcext:value-type="float">
            <text:p>11561.4</text:p>
          </table:table-cell>
          <table:table-cell office:value-type="float" office:value="0.000150522" calcext:value-type="float">
            <text:p>0.000150522</text:p>
          </table:table-cell>
        </table:table-row>
        <table:table-row table:style-name="ro1">
          <table:table-cell office:value-type="float" office:value="11570.5" calcext:value-type="float">
            <text:p>11570.5</text:p>
          </table:table-cell>
          <table:table-cell office:value-type="float" office:value="0.00106588" calcext:value-type="float">
            <text:p>0.00106588</text:p>
          </table:table-cell>
        </table:table-row>
        <table:table-row table:style-name="ro1">
          <table:table-cell office:value-type="float" office:value="11579.7" calcext:value-type="float">
            <text:p>11579.7</text:p>
          </table:table-cell>
          <table:table-cell office:value-type="float" office:value="0.00105819" calcext:value-type="float">
            <text:p>0.00105819</text:p>
          </table:table-cell>
        </table:table-row>
        <table:table-row table:style-name="ro1">
          <table:table-cell office:value-type="float" office:value="11588.9" calcext:value-type="float">
            <text:p>11588.9</text:p>
          </table:table-cell>
          <table:table-cell office:value-type="float" office:value="0.00111014" calcext:value-type="float">
            <text:p>0.00111014</text:p>
          </table:table-cell>
        </table:table-row>
        <table:table-row table:style-name="ro1">
          <table:table-cell office:value-type="float" office:value="11598" calcext:value-type="float">
            <text:p>11598</text:p>
          </table:table-cell>
          <table:table-cell office:value-type="float" office:value="0.000287189" calcext:value-type="float">
            <text:p>0.000287189</text:p>
          </table:table-cell>
        </table:table-row>
        <table:table-row table:style-name="ro1">
          <table:table-cell office:value-type="float" office:value="11607.2" calcext:value-type="float">
            <text:p>11607.2</text:p>
          </table:table-cell>
          <table:table-cell office:value-type="float" office:value="0.000793694" calcext:value-type="float">
            <text:p>0.000793694</text:p>
          </table:table-cell>
        </table:table-row>
        <table:table-row table:style-name="ro1">
          <table:table-cell office:value-type="float" office:value="11616.4" calcext:value-type="float">
            <text:p>11616.4</text:p>
          </table:table-cell>
          <table:table-cell office:value-type="float" office:value="0.0018735" calcext:value-type="float">
            <text:p>0.0018735</text:p>
          </table:table-cell>
        </table:table-row>
        <table:table-row table:style-name="ro1">
          <table:table-cell office:value-type="float" office:value="11625.5" calcext:value-type="float">
            <text:p>11625.5</text:p>
          </table:table-cell>
          <table:table-cell office:value-type="float" office:value="0.00323129" calcext:value-type="float">
            <text:p>0.00323129</text:p>
          </table:table-cell>
        </table:table-row>
        <table:table-row table:style-name="ro1">
          <table:table-cell office:value-type="float" office:value="11634.7" calcext:value-type="float">
            <text:p>11634.7</text:p>
          </table:table-cell>
          <table:table-cell office:value-type="float" office:value="0.00111806" calcext:value-type="float">
            <text:p>0.00111806</text:p>
          </table:table-cell>
        </table:table-row>
        <table:table-row table:style-name="ro1">
          <table:table-cell office:value-type="float" office:value="11643.9" calcext:value-type="float">
            <text:p>11643.9</text:p>
          </table:table-cell>
          <table:table-cell office:value-type="float" office:value="0.00100235" calcext:value-type="float">
            <text:p>0.00100235</text:p>
          </table:table-cell>
        </table:table-row>
        <table:table-row table:style-name="ro1">
          <table:table-cell office:value-type="float" office:value="11653" calcext:value-type="float">
            <text:p>11653</text:p>
          </table:table-cell>
          <table:table-cell office:value-type="float" office:value="0.0029037" calcext:value-type="float">
            <text:p>0.0029037</text:p>
          </table:table-cell>
        </table:table-row>
        <table:table-row table:style-name="ro1">
          <table:table-cell office:value-type="float" office:value="11662.2" calcext:value-type="float">
            <text:p>11662.2</text:p>
          </table:table-cell>
          <table:table-cell office:value-type="float" office:value="0.00226545" calcext:value-type="float">
            <text:p>0.00226545</text:p>
          </table:table-cell>
        </table:table-row>
        <table:table-row table:style-name="ro1">
          <table:table-cell office:value-type="float" office:value="11671.4" calcext:value-type="float">
            <text:p>11671.4</text:p>
          </table:table-cell>
          <table:table-cell office:value-type="float" office:value="0.000582417" calcext:value-type="float">
            <text:p>0.000582417</text:p>
          </table:table-cell>
        </table:table-row>
        <table:table-row table:style-name="ro1">
          <table:table-cell office:value-type="float" office:value="11680.5" calcext:value-type="float">
            <text:p>11680.5</text:p>
          </table:table-cell>
          <table:table-cell office:value-type="float" office:value="0.000848038" calcext:value-type="float">
            <text:p>0.000848038</text:p>
          </table:table-cell>
        </table:table-row>
        <table:table-row table:style-name="ro1">
          <table:table-cell office:value-type="float" office:value="11689.7" calcext:value-type="float">
            <text:p>11689.7</text:p>
          </table:table-cell>
          <table:table-cell office:value-type="float" office:value="0.00131034" calcext:value-type="float">
            <text:p>0.00131034</text:p>
          </table:table-cell>
        </table:table-row>
        <table:table-row table:style-name="ro1">
          <table:table-cell office:value-type="float" office:value="11698.9" calcext:value-type="float">
            <text:p>11698.9</text:p>
          </table:table-cell>
          <table:table-cell office:value-type="float" office:value="0.000894688" calcext:value-type="float">
            <text:p>0.000894688</text:p>
          </table:table-cell>
        </table:table-row>
        <table:table-row table:style-name="ro1">
          <table:table-cell office:value-type="float" office:value="11708" calcext:value-type="float">
            <text:p>11708</text:p>
          </table:table-cell>
          <table:table-cell office:value-type="float" office:value="0.000398706" calcext:value-type="float">
            <text:p>0.000398706</text:p>
          </table:table-cell>
        </table:table-row>
        <table:table-row table:style-name="ro1">
          <table:table-cell office:value-type="float" office:value="11717.2" calcext:value-type="float">
            <text:p>11717.2</text:p>
          </table:table-cell>
          <table:table-cell office:value-type="float" office:value="0.000277752" calcext:value-type="float">
            <text:p>0.000277752</text:p>
          </table:table-cell>
        </table:table-row>
        <table:table-row table:style-name="ro1">
          <table:table-cell office:value-type="float" office:value="11726.4" calcext:value-type="float">
            <text:p>11726.4</text:p>
          </table:table-cell>
          <table:table-cell office:value-type="float" office:value="0.00134851" calcext:value-type="float">
            <text:p>0.00134851</text:p>
          </table:table-cell>
        </table:table-row>
        <table:table-row table:style-name="ro1">
          <table:table-cell office:value-type="float" office:value="11735.6" calcext:value-type="float">
            <text:p>11735.6</text:p>
          </table:table-cell>
          <table:table-cell office:value-type="float" office:value="0.000839195" calcext:value-type="float">
            <text:p>0.000839195</text:p>
          </table:table-cell>
        </table:table-row>
        <table:table-row table:style-name="ro1">
          <table:table-cell office:value-type="float" office:value="11744.7" calcext:value-type="float">
            <text:p>11744.7</text:p>
          </table:table-cell>
          <table:table-cell office:value-type="float" office:value="0.00032585" calcext:value-type="float">
            <text:p>0.00032585</text:p>
          </table:table-cell>
        </table:table-row>
        <table:table-row table:style-name="ro1">
          <table:table-cell office:value-type="float" office:value="11753.9" calcext:value-type="float">
            <text:p>11753.9</text:p>
          </table:table-cell>
          <table:table-cell office:value-type="float" office:value="0.000424424" calcext:value-type="float">
            <text:p>0.000424424</text:p>
          </table:table-cell>
        </table:table-row>
        <table:table-row table:style-name="ro1">
          <table:table-cell office:value-type="float" office:value="11763.1" calcext:value-type="float">
            <text:p>11763.1</text:p>
          </table:table-cell>
          <table:table-cell office:value-type="float" office:value="0.0000210517" calcext:value-type="float">
            <text:p>0.0000210517</text:p>
          </table:table-cell>
        </table:table-row>
        <table:table-row table:style-name="ro1">
          <table:table-cell office:value-type="float" office:value="11772.2" calcext:value-type="float">
            <text:p>11772.2</text:p>
          </table:table-cell>
          <table:table-cell office:value-type="float" office:value="0.000637367" calcext:value-type="float">
            <text:p>0.000637367</text:p>
          </table:table-cell>
        </table:table-row>
        <table:table-row table:style-name="ro1">
          <table:table-cell office:value-type="float" office:value="11781.4" calcext:value-type="float">
            <text:p>11781.4</text:p>
          </table:table-cell>
          <table:table-cell office:value-type="float" office:value="0.00047945" calcext:value-type="float">
            <text:p>0.00047945</text:p>
          </table:table-cell>
        </table:table-row>
        <table:table-row table:style-name="ro1">
          <table:table-cell office:value-type="float" office:value="11790.6" calcext:value-type="float">
            <text:p>11790.6</text:p>
          </table:table-cell>
          <table:table-cell office:value-type="float" office:value="0.000850372" calcext:value-type="float">
            <text:p>0.000850372</text:p>
          </table:table-cell>
        </table:table-row>
        <table:table-row table:style-name="ro1">
          <table:table-cell office:value-type="float" office:value="11799.7" calcext:value-type="float">
            <text:p>11799.7</text:p>
          </table:table-cell>
          <table:table-cell office:value-type="float" office:value="0.00116468" calcext:value-type="float">
            <text:p>0.00116468</text:p>
          </table:table-cell>
        </table:table-row>
        <table:table-row table:style-name="ro1">
          <table:table-cell office:value-type="float" office:value="11808.9" calcext:value-type="float">
            <text:p>11808.9</text:p>
          </table:table-cell>
          <table:table-cell office:value-type="float" office:value="0.000890626" calcext:value-type="float">
            <text:p>0.000890626</text:p>
          </table:table-cell>
        </table:table-row>
        <table:table-row table:style-name="ro1">
          <table:table-cell office:value-type="float" office:value="11818.1" calcext:value-type="float">
            <text:p>11818.1</text:p>
          </table:table-cell>
          <table:table-cell office:value-type="float" office:value="0.000290401" calcext:value-type="float">
            <text:p>0.000290401</text:p>
          </table:table-cell>
        </table:table-row>
        <table:table-row table:style-name="ro1">
          <table:table-cell office:value-type="float" office:value="11827.2" calcext:value-type="float">
            <text:p>11827.2</text:p>
          </table:table-cell>
          <table:table-cell office:value-type="float" office:value="0.00111149" calcext:value-type="float">
            <text:p>0.00111149</text:p>
          </table:table-cell>
        </table:table-row>
        <table:table-row table:style-name="ro1">
          <table:table-cell office:value-type="float" office:value="11836.4" calcext:value-type="float">
            <text:p>11836.4</text:p>
          </table:table-cell>
          <table:table-cell office:value-type="float" office:value="0.00101915" calcext:value-type="float">
            <text:p>0.00101915</text:p>
          </table:table-cell>
        </table:table-row>
        <table:table-row table:style-name="ro1">
          <table:table-cell office:value-type="float" office:value="11845.6" calcext:value-type="float">
            <text:p>11845.6</text:p>
          </table:table-cell>
          <table:table-cell office:value-type="float" office:value="0.00138332" calcext:value-type="float">
            <text:p>0.00138332</text:p>
          </table:table-cell>
        </table:table-row>
        <table:table-row table:style-name="ro1">
          <table:table-cell office:value-type="float" office:value="11854.7" calcext:value-type="float">
            <text:p>11854.7</text:p>
          </table:table-cell>
          <table:table-cell office:value-type="float" office:value="0.000505595" calcext:value-type="float">
            <text:p>0.000505595</text:p>
          </table:table-cell>
        </table:table-row>
        <table:table-row table:style-name="ro1">
          <table:table-cell office:value-type="float" office:value="11863.9" calcext:value-type="float">
            <text:p>11863.9</text:p>
          </table:table-cell>
          <table:table-cell office:value-type="float" office:value="0.00130524" calcext:value-type="float">
            <text:p>0.00130524</text:p>
          </table:table-cell>
        </table:table-row>
        <table:table-row table:style-name="ro1">
          <table:table-cell office:value-type="float" office:value="11873.1" calcext:value-type="float">
            <text:p>11873.1</text:p>
          </table:table-cell>
          <table:table-cell office:value-type="float" office:value="0.000989437" calcext:value-type="float">
            <text:p>0.000989437</text:p>
          </table:table-cell>
        </table:table-row>
        <table:table-row table:style-name="ro1">
          <table:table-cell office:value-type="float" office:value="11882.2" calcext:value-type="float">
            <text:p>11882.2</text:p>
          </table:table-cell>
          <table:table-cell office:value-type="float" office:value="0.00166745" calcext:value-type="float">
            <text:p>0.00166745</text:p>
          </table:table-cell>
        </table:table-row>
        <table:table-row table:style-name="ro1">
          <table:table-cell office:value-type="float" office:value="11891.4" calcext:value-type="float">
            <text:p>11891.4</text:p>
          </table:table-cell>
          <table:table-cell office:value-type="float" office:value="0.0000828264" calcext:value-type="float">
            <text:p>0.0000828264</text:p>
          </table:table-cell>
        </table:table-row>
        <table:table-row table:style-name="ro1">
          <table:table-cell office:value-type="float" office:value="11900.6" calcext:value-type="float">
            <text:p>11900.6</text:p>
          </table:table-cell>
          <table:table-cell office:value-type="float" office:value="0.00115886" calcext:value-type="float">
            <text:p>0.00115886</text:p>
          </table:table-cell>
        </table:table-row>
        <table:table-row table:style-name="ro1">
          <table:table-cell office:value-type="float" office:value="11909.8" calcext:value-type="float">
            <text:p>11909.8</text:p>
          </table:table-cell>
          <table:table-cell office:value-type="float" office:value="0.000671073" calcext:value-type="float">
            <text:p>0.000671073</text:p>
          </table:table-cell>
        </table:table-row>
        <table:table-row table:style-name="ro1">
          <table:table-cell office:value-type="float" office:value="11918.9" calcext:value-type="float">
            <text:p>11918.9</text:p>
          </table:table-cell>
          <table:table-cell office:value-type="float" office:value="0.00117387" calcext:value-type="float">
            <text:p>0.00117387</text:p>
          </table:table-cell>
        </table:table-row>
        <table:table-row table:style-name="ro1">
          <table:table-cell office:value-type="float" office:value="11928.1" calcext:value-type="float">
            <text:p>11928.1</text:p>
          </table:table-cell>
          <table:table-cell office:value-type="float" office:value="0.000723048" calcext:value-type="float">
            <text:p>0.000723048</text:p>
          </table:table-cell>
        </table:table-row>
        <table:table-row table:style-name="ro1">
          <table:table-cell office:value-type="float" office:value="11937.3" calcext:value-type="float">
            <text:p>11937.3</text:p>
          </table:table-cell>
          <table:table-cell office:value-type="float" office:value="0.000631293" calcext:value-type="float">
            <text:p>0.000631293</text:p>
          </table:table-cell>
        </table:table-row>
        <table:table-row table:style-name="ro1">
          <table:table-cell office:value-type="float" office:value="11946.4" calcext:value-type="float">
            <text:p>11946.4</text:p>
          </table:table-cell>
          <table:table-cell office:value-type="float" office:value="0.000532155" calcext:value-type="float">
            <text:p>0.000532155</text:p>
          </table:table-cell>
        </table:table-row>
        <table:table-row table:style-name="ro1">
          <table:table-cell office:value-type="float" office:value="11955.6" calcext:value-type="float">
            <text:p>11955.6</text:p>
          </table:table-cell>
          <table:table-cell office:value-type="float" office:value="0.00106588" calcext:value-type="float">
            <text:p>0.00106588</text:p>
          </table:table-cell>
        </table:table-row>
        <table:table-row table:style-name="ro1">
          <table:table-cell office:value-type="float" office:value="11964.8" calcext:value-type="float">
            <text:p>11964.8</text:p>
          </table:table-cell>
          <table:table-cell office:value-type="float" office:value="0.00128555" calcext:value-type="float">
            <text:p>0.00128555</text:p>
          </table:table-cell>
        </table:table-row>
        <table:table-row table:style-name="ro1">
          <table:table-cell office:value-type="float" office:value="11973.9" calcext:value-type="float">
            <text:p>11973.9</text:p>
          </table:table-cell>
          <table:table-cell office:value-type="float" office:value="0.00094238" calcext:value-type="float">
            <text:p>0.00094238</text:p>
          </table:table-cell>
        </table:table-row>
        <table:table-row table:style-name="ro1">
          <table:table-cell office:value-type="float" office:value="11983.1" calcext:value-type="float">
            <text:p>11983.1</text:p>
          </table:table-cell>
          <table:table-cell office:value-type="float" office:value="0.00093427" calcext:value-type="float">
            <text:p>0.00093427</text:p>
          </table:table-cell>
        </table:table-row>
        <table:table-row table:style-name="ro1">
          <table:table-cell office:value-type="float" office:value="11992.3" calcext:value-type="float">
            <text:p>11992.3</text:p>
          </table:table-cell>
          <table:table-cell office:value-type="float" office:value="0.00110047" calcext:value-type="float">
            <text:p>0.00110047</text:p>
          </table:table-cell>
        </table:table-row>
        <table:table-row table:style-name="ro1">
          <table:table-cell office:value-type="float" office:value="12001.4" calcext:value-type="float">
            <text:p>12001.4</text:p>
          </table:table-cell>
          <table:table-cell office:value-type="float" office:value="0.000865103" calcext:value-type="float">
            <text:p>0.000865103</text:p>
          </table:table-cell>
        </table:table-row>
        <table:table-row table:style-name="ro1">
          <table:table-cell office:value-type="float" office:value="12010.6" calcext:value-type="float">
            <text:p>12010.6</text:p>
          </table:table-cell>
          <table:table-cell office:value-type="float" office:value="0.000893288" calcext:value-type="float">
            <text:p>0.000893288</text:p>
          </table:table-cell>
        </table:table-row>
        <table:table-row table:style-name="ro1">
          <table:table-cell office:value-type="float" office:value="12019.8" calcext:value-type="float">
            <text:p>12019.8</text:p>
          </table:table-cell>
          <table:table-cell office:value-type="float" office:value="0.000697328" calcext:value-type="float">
            <text:p>0.000697328</text:p>
          </table:table-cell>
        </table:table-row>
        <table:table-row table:style-name="ro1">
          <table:table-cell office:value-type="float" office:value="12028.9" calcext:value-type="float">
            <text:p>12028.9</text:p>
          </table:table-cell>
          <table:table-cell office:value-type="float" office:value="0.00146487" calcext:value-type="float">
            <text:p>0.00146487</text:p>
          </table:table-cell>
        </table:table-row>
        <table:table-row table:style-name="ro1">
          <table:table-cell office:value-type="float" office:value="12038.1" calcext:value-type="float">
            <text:p>12038.1</text:p>
          </table:table-cell>
          <table:table-cell office:value-type="float" office:value="0.000941817" calcext:value-type="float">
            <text:p>0.000941817</text:p>
          </table:table-cell>
        </table:table-row>
        <table:table-row table:style-name="ro1">
          <table:table-cell office:value-type="float" office:value="12047.3" calcext:value-type="float">
            <text:p>12047.3</text:p>
          </table:table-cell>
          <table:table-cell office:value-type="float" office:value="0.000834799" calcext:value-type="float">
            <text:p>0.000834799</text:p>
          </table:table-cell>
        </table:table-row>
        <table:table-row table:style-name="ro1">
          <table:table-cell office:value-type="float" office:value="12056.4" calcext:value-type="float">
            <text:p>12056.4</text:p>
          </table:table-cell>
          <table:table-cell office:value-type="float" office:value="0.00126071" calcext:value-type="float">
            <text:p>0.00126071</text:p>
          </table:table-cell>
        </table:table-row>
        <table:table-row table:style-name="ro1">
          <table:table-cell office:value-type="float" office:value="12065.6" calcext:value-type="float">
            <text:p>12065.6</text:p>
          </table:table-cell>
          <table:table-cell office:value-type="float" office:value="0.00269602" calcext:value-type="float">
            <text:p>0.00269602</text:p>
          </table:table-cell>
        </table:table-row>
        <table:table-row table:style-name="ro1">
          <table:table-cell office:value-type="float" office:value="12074.8" calcext:value-type="float">
            <text:p>12074.8</text:p>
          </table:table-cell>
          <table:table-cell office:value-type="float" office:value="0.00070957" calcext:value-type="float">
            <text:p>0.00070957</text:p>
          </table:table-cell>
        </table:table-row>
        <table:table-row table:style-name="ro1">
          <table:table-cell office:value-type="float" office:value="12084" calcext:value-type="float">
            <text:p>12084</text:p>
          </table:table-cell>
          <table:table-cell office:value-type="float" office:value="0.00187989" calcext:value-type="float">
            <text:p>0.00187989</text:p>
          </table:table-cell>
        </table:table-row>
        <table:table-row table:style-name="ro1">
          <table:table-cell office:value-type="float" office:value="12093.1" calcext:value-type="float">
            <text:p>12093.1</text:p>
          </table:table-cell>
          <table:table-cell office:value-type="float" office:value="0.00170422" calcext:value-type="float">
            <text:p>0.00170422</text:p>
          </table:table-cell>
        </table:table-row>
        <table:table-row table:style-name="ro1">
          <table:table-cell office:value-type="float" office:value="12102.3" calcext:value-type="float">
            <text:p>12102.3</text:p>
          </table:table-cell>
          <table:table-cell office:value-type="float" office:value="0.00281244" calcext:value-type="float">
            <text:p>0.00281244</text:p>
          </table:table-cell>
        </table:table-row>
        <table:table-row table:style-name="ro1">
          <table:table-cell office:value-type="float" office:value="12111.5" calcext:value-type="float">
            <text:p>12111.5</text:p>
          </table:table-cell>
          <table:table-cell office:value-type="float" office:value="0.00154125" calcext:value-type="float">
            <text:p>0.00154125</text:p>
          </table:table-cell>
        </table:table-row>
        <table:table-row table:style-name="ro1">
          <table:table-cell office:value-type="float" office:value="12120.6" calcext:value-type="float">
            <text:p>12120.6</text:p>
          </table:table-cell>
          <table:table-cell office:value-type="float" office:value="0.00248696" calcext:value-type="float">
            <text:p>0.00248696</text:p>
          </table:table-cell>
        </table:table-row>
        <table:table-row table:style-name="ro1">
          <table:table-cell office:value-type="float" office:value="12129.8" calcext:value-type="float">
            <text:p>12129.8</text:p>
          </table:table-cell>
          <table:table-cell office:value-type="float" office:value="0.00170582" calcext:value-type="float">
            <text:p>0.00170582</text:p>
          </table:table-cell>
        </table:table-row>
        <table:table-row table:style-name="ro1">
          <table:table-cell office:value-type="float" office:value="12139" calcext:value-type="float">
            <text:p>12139</text:p>
          </table:table-cell>
          <table:table-cell office:value-type="float" office:value="0.00115373" calcext:value-type="float">
            <text:p>0.00115373</text:p>
          </table:table-cell>
        </table:table-row>
        <table:table-row table:style-name="ro1">
          <table:table-cell office:value-type="float" office:value="12148.1" calcext:value-type="float">
            <text:p>12148.1</text:p>
          </table:table-cell>
          <table:table-cell office:value-type="float" office:value="0.00122805" calcext:value-type="float">
            <text:p>0.00122805</text:p>
          </table:table-cell>
        </table:table-row>
        <table:table-row table:style-name="ro1">
          <table:table-cell office:value-type="float" office:value="12157.3" calcext:value-type="float">
            <text:p>12157.3</text:p>
          </table:table-cell>
          <table:table-cell office:value-type="float" office:value="0.00130251" calcext:value-type="float">
            <text:p>0.00130251</text:p>
          </table:table-cell>
        </table:table-row>
        <table:table-row table:style-name="ro1">
          <table:table-cell office:value-type="float" office:value="12166.5" calcext:value-type="float">
            <text:p>12166.5</text:p>
          </table:table-cell>
          <table:table-cell office:value-type="float" office:value="0.00042089" calcext:value-type="float">
            <text:p>0.00042089</text:p>
          </table:table-cell>
        </table:table-row>
        <table:table-row table:style-name="ro1">
          <table:table-cell office:value-type="float" office:value="12175.6" calcext:value-type="float">
            <text:p>12175.6</text:p>
          </table:table-cell>
          <table:table-cell office:value-type="float" office:value="0.00105082" calcext:value-type="float">
            <text:p>0.00105082</text:p>
          </table:table-cell>
        </table:table-row>
        <table:table-row table:style-name="ro1">
          <table:table-cell office:value-type="float" office:value="12184.8" calcext:value-type="float">
            <text:p>12184.8</text:p>
          </table:table-cell>
          <table:table-cell office:value-type="float" office:value="0.00178368" calcext:value-type="float">
            <text:p>0.00178368</text:p>
          </table:table-cell>
        </table:table-row>
        <table:table-row table:style-name="ro1">
          <table:table-cell office:value-type="float" office:value="12194" calcext:value-type="float">
            <text:p>12194</text:p>
          </table:table-cell>
          <table:table-cell office:value-type="float" office:value="0.00108612" calcext:value-type="float">
            <text:p>0.00108612</text:p>
          </table:table-cell>
        </table:table-row>
        <table:table-row table:style-name="ro1">
          <table:table-cell office:value-type="float" office:value="12203.1" calcext:value-type="float">
            <text:p>12203.1</text:p>
          </table:table-cell>
          <table:table-cell office:value-type="float" office:value="0.00052986" calcext:value-type="float">
            <text:p>0.00052986</text:p>
          </table:table-cell>
        </table:table-row>
        <table:table-row table:style-name="ro1">
          <table:table-cell office:value-type="float" office:value="12212.3" calcext:value-type="float">
            <text:p>12212.3</text:p>
          </table:table-cell>
          <table:table-cell office:value-type="float" office:value="0.000748514" calcext:value-type="float">
            <text:p>0.000748514</text:p>
          </table:table-cell>
        </table:table-row>
        <table:table-row table:style-name="ro1">
          <table:table-cell office:value-type="float" office:value="12221.5" calcext:value-type="float">
            <text:p>12221.5</text:p>
          </table:table-cell>
          <table:table-cell office:value-type="float" office:value="0.000609961" calcext:value-type="float">
            <text:p>0.000609961</text:p>
          </table:table-cell>
        </table:table-row>
        <table:table-row table:style-name="ro1">
          <table:table-cell office:value-type="float" office:value="12230.6" calcext:value-type="float">
            <text:p>12230.6</text:p>
          </table:table-cell>
          <table:table-cell office:value-type="float" office:value="0.000958765" calcext:value-type="float">
            <text:p>0.000958765</text:p>
          </table:table-cell>
        </table:table-row>
        <table:table-row table:style-name="ro1">
          <table:table-cell office:value-type="float" office:value="12239.8" calcext:value-type="float">
            <text:p>12239.8</text:p>
          </table:table-cell>
          <table:table-cell office:value-type="float" office:value="0.000926915" calcext:value-type="float">
            <text:p>0.000926915</text:p>
          </table:table-cell>
        </table:table-row>
        <table:table-row table:style-name="ro1">
          <table:table-cell office:value-type="float" office:value="12249" calcext:value-type="float">
            <text:p>12249</text:p>
          </table:table-cell>
          <table:table-cell office:value-type="float" office:value="0.00148028" calcext:value-type="float">
            <text:p>0.00148028</text:p>
          </table:table-cell>
        </table:table-row>
        <table:table-row table:style-name="ro1">
          <table:table-cell office:value-type="float" office:value="12258.1" calcext:value-type="float">
            <text:p>12258.1</text:p>
          </table:table-cell>
          <table:table-cell office:value-type="float" office:value="0.000944161" calcext:value-type="float">
            <text:p>0.000944161</text:p>
          </table:table-cell>
        </table:table-row>
        <table:table-row table:style-name="ro1">
          <table:table-cell office:value-type="float" office:value="12267.3" calcext:value-type="float">
            <text:p>12267.3</text:p>
          </table:table-cell>
          <table:table-cell office:value-type="float" office:value="0.000994413" calcext:value-type="float">
            <text:p>0.000994413</text:p>
          </table:table-cell>
        </table:table-row>
        <table:table-row table:style-name="ro1">
          <table:table-cell office:value-type="float" office:value="12276.5" calcext:value-type="float">
            <text:p>12276.5</text:p>
          </table:table-cell>
          <table:table-cell office:value-type="float" office:value="0.000471421" calcext:value-type="float">
            <text:p>0.000471421</text:p>
          </table:table-cell>
        </table:table-row>
        <table:table-row table:style-name="ro1">
          <table:table-cell office:value-type="float" office:value="12285.7" calcext:value-type="float">
            <text:p>12285.7</text:p>
          </table:table-cell>
          <table:table-cell office:value-type="float" office:value="0.00116239" calcext:value-type="float">
            <text:p>0.00116239</text:p>
          </table:table-cell>
        </table:table-row>
        <table:table-row table:style-name="ro1">
          <table:table-cell office:value-type="float" office:value="12294.8" calcext:value-type="float">
            <text:p>12294.8</text:p>
          </table:table-cell>
          <table:table-cell office:value-type="float" office:value="0.00134881" calcext:value-type="float">
            <text:p>0.00134881</text:p>
          </table:table-cell>
        </table:table-row>
        <table:table-row table:style-name="ro1">
          <table:table-cell office:value-type="float" office:value="12304" calcext:value-type="float">
            <text:p>12304</text:p>
          </table:table-cell>
          <table:table-cell office:value-type="float" office:value="0.00146583" calcext:value-type="float">
            <text:p>0.00146583</text:p>
          </table:table-cell>
        </table:table-row>
        <table:table-row table:style-name="ro1">
          <table:table-cell office:value-type="float" office:value="12313.2" calcext:value-type="float">
            <text:p>12313.2</text:p>
          </table:table-cell>
          <table:table-cell office:value-type="float" office:value="0.00155906" calcext:value-type="float">
            <text:p>0.00155906</text:p>
          </table:table-cell>
        </table:table-row>
        <table:table-row table:style-name="ro1">
          <table:table-cell office:value-type="float" office:value="12322.3" calcext:value-type="float">
            <text:p>12322.3</text:p>
          </table:table-cell>
          <table:table-cell office:value-type="float" office:value="0.000755748" calcext:value-type="float">
            <text:p>0.000755748</text:p>
          </table:table-cell>
        </table:table-row>
        <table:table-row table:style-name="ro1">
          <table:table-cell office:value-type="float" office:value="12331.5" calcext:value-type="float">
            <text:p>12331.5</text:p>
          </table:table-cell>
          <table:table-cell office:value-type="float" office:value="0.000997048" calcext:value-type="float">
            <text:p>0.000997048</text:p>
          </table:table-cell>
        </table:table-row>
        <table:table-row table:style-name="ro1">
          <table:table-cell office:value-type="float" office:value="12340.7" calcext:value-type="float">
            <text:p>12340.7</text:p>
          </table:table-cell>
          <table:table-cell office:value-type="float" office:value="0.00135524" calcext:value-type="float">
            <text:p>0.00135524</text:p>
          </table:table-cell>
        </table:table-row>
        <table:table-row table:style-name="ro1">
          <table:table-cell office:value-type="float" office:value="12349.8" calcext:value-type="float">
            <text:p>12349.8</text:p>
          </table:table-cell>
          <table:table-cell office:value-type="float" office:value="0.00147354" calcext:value-type="float">
            <text:p>0.00147354</text:p>
          </table:table-cell>
        </table:table-row>
        <table:table-row table:style-name="ro1">
          <table:table-cell office:value-type="float" office:value="12359" calcext:value-type="float">
            <text:p>12359</text:p>
          </table:table-cell>
          <table:table-cell office:value-type="float" office:value="0.000978858" calcext:value-type="float">
            <text:p>0.000978858</text:p>
          </table:table-cell>
        </table:table-row>
        <table:table-row table:style-name="ro1">
          <table:table-cell office:value-type="float" office:value="12368.2" calcext:value-type="float">
            <text:p>12368.2</text:p>
          </table:table-cell>
          <table:table-cell office:value-type="float" office:value="0.00139104" calcext:value-type="float">
            <text:p>0.00139104</text:p>
          </table:table-cell>
        </table:table-row>
        <table:table-row table:style-name="ro1">
          <table:table-cell office:value-type="float" office:value="12377.3" calcext:value-type="float">
            <text:p>12377.3</text:p>
          </table:table-cell>
          <table:table-cell office:value-type="float" office:value="0.00116486" calcext:value-type="float">
            <text:p>0.00116486</text:p>
          </table:table-cell>
        </table:table-row>
        <table:table-row table:style-name="ro1">
          <table:table-cell office:value-type="float" office:value="12386.5" calcext:value-type="float">
            <text:p>12386.5</text:p>
          </table:table-cell>
          <table:table-cell office:value-type="float" office:value="0.000908095" calcext:value-type="float">
            <text:p>0.000908095</text:p>
          </table:table-cell>
        </table:table-row>
        <table:table-row table:style-name="ro1">
          <table:table-cell office:value-type="float" office:value="12395.7" calcext:value-type="float">
            <text:p>12395.7</text:p>
          </table:table-cell>
          <table:table-cell office:value-type="float" office:value="0.00129895" calcext:value-type="float">
            <text:p>0.00129895</text:p>
          </table:table-cell>
        </table:table-row>
        <table:table-row table:style-name="ro1">
          <table:table-cell office:value-type="float" office:value="12404.8" calcext:value-type="float">
            <text:p>12404.8</text:p>
          </table:table-cell>
          <table:table-cell office:value-type="float" office:value="0.00170661" calcext:value-type="float">
            <text:p>0.00170661</text:p>
          </table:table-cell>
        </table:table-row>
        <table:table-row table:style-name="ro1">
          <table:table-cell office:value-type="float" office:value="12414" calcext:value-type="float">
            <text:p>12414</text:p>
          </table:table-cell>
          <table:table-cell office:value-type="float" office:value="0.00145036" calcext:value-type="float">
            <text:p>0.00145036</text:p>
          </table:table-cell>
        </table:table-row>
        <table:table-row table:style-name="ro1">
          <table:table-cell office:value-type="float" office:value="12423.2" calcext:value-type="float">
            <text:p>12423.2</text:p>
          </table:table-cell>
          <table:table-cell office:value-type="float" office:value="0.00082695" calcext:value-type="float">
            <text:p>0.00082695</text:p>
          </table:table-cell>
        </table:table-row>
        <table:table-row table:style-name="ro1">
          <table:table-cell office:value-type="float" office:value="12432.3" calcext:value-type="float">
            <text:p>12432.3</text:p>
          </table:table-cell>
          <table:table-cell office:value-type="float" office:value="0.000616045" calcext:value-type="float">
            <text:p>0.000616045</text:p>
          </table:table-cell>
        </table:table-row>
        <table:table-row table:style-name="ro1">
          <table:table-cell office:value-type="float" office:value="12441.5" calcext:value-type="float">
            <text:p>12441.5</text:p>
          </table:table-cell>
          <table:table-cell office:value-type="float" office:value="0.00125631" calcext:value-type="float">
            <text:p>0.00125631</text:p>
          </table:table-cell>
        </table:table-row>
        <table:table-row table:style-name="ro1">
          <table:table-cell office:value-type="float" office:value="12450.7" calcext:value-type="float">
            <text:p>12450.7</text:p>
          </table:table-cell>
          <table:table-cell office:value-type="float" office:value="0.000845204" calcext:value-type="float">
            <text:p>0.000845204</text:p>
          </table:table-cell>
        </table:table-row>
        <table:table-row table:style-name="ro1">
          <table:table-cell office:value-type="float" office:value="12459.9" calcext:value-type="float">
            <text:p>12459.9</text:p>
          </table:table-cell>
          <table:table-cell office:value-type="float" office:value="0.00134607" calcext:value-type="float">
            <text:p>0.00134607</text:p>
          </table:table-cell>
        </table:table-row>
        <table:table-row table:style-name="ro1">
          <table:table-cell office:value-type="float" office:value="12469" calcext:value-type="float">
            <text:p>12469</text:p>
          </table:table-cell>
          <table:table-cell office:value-type="float" office:value="0.00160046" calcext:value-type="float">
            <text:p>0.00160046</text:p>
          </table:table-cell>
        </table:table-row>
        <table:table-row table:style-name="ro1">
          <table:table-cell office:value-type="float" office:value="12478.2" calcext:value-type="float">
            <text:p>12478.2</text:p>
          </table:table-cell>
          <table:table-cell office:value-type="float" office:value="0.000992374" calcext:value-type="float">
            <text:p>0.000992374</text:p>
          </table:table-cell>
        </table:table-row>
        <table:table-row table:style-name="ro1">
          <table:table-cell office:value-type="float" office:value="12487.4" calcext:value-type="float">
            <text:p>12487.4</text:p>
          </table:table-cell>
          <table:table-cell office:value-type="float" office:value="0.0011283" calcext:value-type="float">
            <text:p>0.0011283</text:p>
          </table:table-cell>
        </table:table-row>
        <table:table-row table:style-name="ro1">
          <table:table-cell office:value-type="float" office:value="12496.5" calcext:value-type="float">
            <text:p>12496.5</text:p>
          </table:table-cell>
          <table:table-cell office:value-type="float" office:value="0.00102424" calcext:value-type="float">
            <text:p>0.00102424</text:p>
          </table:table-cell>
        </table:table-row>
        <table:table-row table:style-name="ro1">
          <table:table-cell office:value-type="float" office:value="12505.7" calcext:value-type="float">
            <text:p>12505.7</text:p>
          </table:table-cell>
          <table:table-cell office:value-type="float" office:value="0.00206123" calcext:value-type="float">
            <text:p>0.00206123</text:p>
          </table:table-cell>
        </table:table-row>
        <table:table-row table:style-name="ro1">
          <table:table-cell office:value-type="float" office:value="12514.9" calcext:value-type="float">
            <text:p>12514.9</text:p>
          </table:table-cell>
          <table:table-cell office:value-type="float" office:value="0.00055974" calcext:value-type="float">
            <text:p>0.00055974</text:p>
          </table:table-cell>
        </table:table-row>
        <table:table-row table:style-name="ro1">
          <table:table-cell office:value-type="float" office:value="12524" calcext:value-type="float">
            <text:p>12524</text:p>
          </table:table-cell>
          <table:table-cell office:value-type="float" office:value="0.00215504" calcext:value-type="float">
            <text:p>0.00215504</text:p>
          </table:table-cell>
        </table:table-row>
        <table:table-row table:style-name="ro1">
          <table:table-cell office:value-type="float" office:value="12533.2" calcext:value-type="float">
            <text:p>12533.2</text:p>
          </table:table-cell>
          <table:table-cell office:value-type="float" office:value="0.00270158" calcext:value-type="float">
            <text:p>0.00270158</text:p>
          </table:table-cell>
        </table:table-row>
        <table:table-row table:style-name="ro1">
          <table:table-cell office:value-type="float" office:value="12542.4" calcext:value-type="float">
            <text:p>12542.4</text:p>
          </table:table-cell>
          <table:table-cell office:value-type="float" office:value="0.00234441" calcext:value-type="float">
            <text:p>0.00234441</text:p>
          </table:table-cell>
        </table:table-row>
        <table:table-row table:style-name="ro1">
          <table:table-cell office:value-type="float" office:value="12551.5" calcext:value-type="float">
            <text:p>12551.5</text:p>
          </table:table-cell>
          <table:table-cell office:value-type="float" office:value="0.000155776" calcext:value-type="float">
            <text:p>0.000155776</text:p>
          </table:table-cell>
        </table:table-row>
        <table:table-row table:style-name="ro1">
          <table:table-cell office:value-type="float" office:value="12560.7" calcext:value-type="float">
            <text:p>12560.7</text:p>
          </table:table-cell>
          <table:table-cell office:value-type="float" office:value="0.00226423" calcext:value-type="float">
            <text:p>0.00226423</text:p>
          </table:table-cell>
        </table:table-row>
        <table:table-row table:style-name="ro1">
          <table:table-cell office:value-type="float" office:value="12569.9" calcext:value-type="float">
            <text:p>12569.9</text:p>
          </table:table-cell>
          <table:table-cell office:value-type="float" office:value="0.00192042" calcext:value-type="float">
            <text:p>0.00192042</text:p>
          </table:table-cell>
        </table:table-row>
        <table:table-row table:style-name="ro1">
          <table:table-cell office:value-type="float" office:value="12579" calcext:value-type="float">
            <text:p>12579</text:p>
          </table:table-cell>
          <table:table-cell office:value-type="float" office:value="0.000893532" calcext:value-type="float">
            <text:p>0.000893532</text:p>
          </table:table-cell>
        </table:table-row>
        <table:table-row table:style-name="ro1">
          <table:table-cell office:value-type="float" office:value="12588.2" calcext:value-type="float">
            <text:p>12588.2</text:p>
          </table:table-cell>
          <table:table-cell office:value-type="float" office:value="0.00119396" calcext:value-type="float">
            <text:p>0.00119396</text:p>
          </table:table-cell>
        </table:table-row>
        <table:table-row table:style-name="ro1">
          <table:table-cell office:value-type="float" office:value="12597.4" calcext:value-type="float">
            <text:p>12597.4</text:p>
          </table:table-cell>
          <table:table-cell office:value-type="float" office:value="0.00112463" calcext:value-type="float">
            <text:p>0.00112463</text:p>
          </table:table-cell>
        </table:table-row>
        <table:table-row table:style-name="ro1">
          <table:table-cell office:value-type="float" office:value="12606.5" calcext:value-type="float">
            <text:p>12606.5</text:p>
          </table:table-cell>
          <table:table-cell office:value-type="float" office:value="0.000287653" calcext:value-type="float">
            <text:p>0.000287653</text:p>
          </table:table-cell>
        </table:table-row>
        <table:table-row table:style-name="ro1">
          <table:table-cell office:value-type="float" office:value="12615.7" calcext:value-type="float">
            <text:p>12615.7</text:p>
          </table:table-cell>
          <table:table-cell office:value-type="float" office:value="0.000866963" calcext:value-type="float">
            <text:p>0.000866963</text:p>
          </table:table-cell>
        </table:table-row>
        <table:table-row table:style-name="ro1">
          <table:table-cell office:value-type="float" office:value="12624.9" calcext:value-type="float">
            <text:p>12624.9</text:p>
          </table:table-cell>
          <table:table-cell office:value-type="float" office:value="0.00125792" calcext:value-type="float">
            <text:p>0.00125792</text:p>
          </table:table-cell>
        </table:table-row>
        <table:table-row table:style-name="ro1">
          <table:table-cell office:value-type="float" office:value="12634.1" calcext:value-type="float">
            <text:p>12634.1</text:p>
          </table:table-cell>
          <table:table-cell office:value-type="float" office:value="0.00098863" calcext:value-type="float">
            <text:p>0.00098863</text:p>
          </table:table-cell>
        </table:table-row>
        <table:table-row table:style-name="ro1">
          <table:table-cell office:value-type="float" office:value="12643.2" calcext:value-type="float">
            <text:p>12643.2</text:p>
          </table:table-cell>
          <table:table-cell office:value-type="float" office:value="0.000919697" calcext:value-type="float">
            <text:p>0.000919697</text:p>
          </table:table-cell>
        </table:table-row>
        <table:table-row table:style-name="ro1">
          <table:table-cell office:value-type="float" office:value="12652.4" calcext:value-type="float">
            <text:p>12652.4</text:p>
          </table:table-cell>
          <table:table-cell office:value-type="float" office:value="0.000554222" calcext:value-type="float">
            <text:p>0.000554222</text:p>
          </table:table-cell>
        </table:table-row>
        <table:table-row table:style-name="ro1">
          <table:table-cell office:value-type="float" office:value="12661.6" calcext:value-type="float">
            <text:p>12661.6</text:p>
          </table:table-cell>
          <table:table-cell office:value-type="float" office:value="0.000518179" calcext:value-type="float">
            <text:p>0.000518179</text:p>
          </table:table-cell>
        </table:table-row>
        <table:table-row table:style-name="ro1">
          <table:table-cell office:value-type="float" office:value="12670.7" calcext:value-type="float">
            <text:p>12670.7</text:p>
          </table:table-cell>
          <table:table-cell office:value-type="float" office:value="0.000481216" calcext:value-type="float">
            <text:p>0.000481216</text:p>
          </table:table-cell>
        </table:table-row>
        <table:table-row table:style-name="ro1">
          <table:table-cell office:value-type="float" office:value="12679.9" calcext:value-type="float">
            <text:p>12679.9</text:p>
          </table:table-cell>
          <table:table-cell office:value-type="float" office:value="0.000707263" calcext:value-type="float">
            <text:p>0.000707263</text:p>
          </table:table-cell>
        </table:table-row>
        <table:table-row table:style-name="ro1">
          <table:table-cell office:value-type="float" office:value="12689.1" calcext:value-type="float">
            <text:p>12689.1</text:p>
          </table:table-cell>
          <table:table-cell office:value-type="float" office:value="0.000407935" calcext:value-type="float">
            <text:p>0.000407935</text:p>
          </table:table-cell>
        </table:table-row>
        <table:table-row table:style-name="ro1">
          <table:table-cell office:value-type="float" office:value="12698.2" calcext:value-type="float">
            <text:p>12698.2</text:p>
          </table:table-cell>
          <table:table-cell office:value-type="float" office:value="0.000476347" calcext:value-type="float">
            <text:p>0.000476347</text:p>
          </table:table-cell>
        </table:table-row>
        <table:table-row table:style-name="ro1">
          <table:table-cell office:value-type="float" office:value="12707.4" calcext:value-type="float">
            <text:p>12707.4</text:p>
          </table:table-cell>
          <table:table-cell office:value-type="float" office:value="0.000667913" calcext:value-type="float">
            <text:p>0.000667913</text:p>
          </table:table-cell>
        </table:table-row>
        <table:table-row table:style-name="ro1">
          <table:table-cell office:value-type="float" office:value="12716.6" calcext:value-type="float">
            <text:p>12716.6</text:p>
          </table:table-cell>
          <table:table-cell office:value-type="float" office:value="0.000192736" calcext:value-type="float">
            <text:p>0.000192736</text:p>
          </table:table-cell>
        </table:table-row>
        <table:table-row table:style-name="ro1">
          <table:table-cell office:value-type="float" office:value="12725.7" calcext:value-type="float">
            <text:p>12725.7</text:p>
          </table:table-cell>
          <table:table-cell office:value-type="float" office:value="0.00041323" calcext:value-type="float">
            <text:p>0.00041323</text:p>
          </table:table-cell>
        </table:table-row>
        <table:table-row table:style-name="ro1">
          <table:table-cell office:value-type="float" office:value="12734.9" calcext:value-type="float">
            <text:p>12734.9</text:p>
          </table:table-cell>
          <table:table-cell office:value-type="float" office:value="0.00077945" calcext:value-type="float">
            <text:p>0.00077945</text:p>
          </table:table-cell>
        </table:table-row>
        <table:table-row table:style-name="ro1">
          <table:table-cell office:value-type="float" office:value="12744.1" calcext:value-type="float">
            <text:p>12744.1</text:p>
          </table:table-cell>
          <table:table-cell office:value-type="float" office:value="0.00075946" calcext:value-type="float">
            <text:p>0.00075946</text:p>
          </table:table-cell>
        </table:table-row>
        <table:table-row table:style-name="ro1">
          <table:table-cell office:value-type="float" office:value="12753.2" calcext:value-type="float">
            <text:p>12753.2</text:p>
          </table:table-cell>
          <table:table-cell office:value-type="float" office:value="0.0012373" calcext:value-type="float">
            <text:p>0.0012373</text:p>
          </table:table-cell>
        </table:table-row>
        <table:table-row table:style-name="ro1">
          <table:table-cell office:value-type="float" office:value="12762.4" calcext:value-type="float">
            <text:p>12762.4</text:p>
          </table:table-cell>
          <table:table-cell office:value-type="float" office:value="0.000704312" calcext:value-type="float">
            <text:p>0.000704312</text:p>
          </table:table-cell>
        </table:table-row>
        <table:table-row table:style-name="ro1">
          <table:table-cell office:value-type="float" office:value="12771.6" calcext:value-type="float">
            <text:p>12771.6</text:p>
          </table:table-cell>
          <table:table-cell office:value-type="float" office:value="0.000917354" calcext:value-type="float">
            <text:p>0.000917354</text:p>
          </table:table-cell>
        </table:table-row>
        <table:table-row table:style-name="ro1">
          <table:table-cell office:value-type="float" office:value="12780.7" calcext:value-type="float">
            <text:p>12780.7</text:p>
          </table:table-cell>
          <table:table-cell office:value-type="float" office:value="0.000445944" calcext:value-type="float">
            <text:p>0.000445944</text:p>
          </table:table-cell>
        </table:table-row>
        <table:table-row table:style-name="ro1">
          <table:table-cell office:value-type="float" office:value="12789.9" calcext:value-type="float">
            <text:p>12789.9</text:p>
          </table:table-cell>
          <table:table-cell office:value-type="float" office:value="0.000733837" calcext:value-type="float">
            <text:p>0.000733837</text:p>
          </table:table-cell>
        </table:table-row>
        <table:table-row table:style-name="ro1">
          <table:table-cell office:value-type="float" office:value="12799.1" calcext:value-type="float">
            <text:p>12799.1</text:p>
          </table:table-cell>
          <table:table-cell office:value-type="float" office:value="0.00031733" calcext:value-type="float">
            <text:p>0.00031733</text:p>
          </table:table-cell>
        </table:table-row>
        <table:table-row table:style-name="ro1">
          <table:table-cell office:value-type="float" office:value="12808.3" calcext:value-type="float">
            <text:p>12808.3</text:p>
          </table:table-cell>
          <table:table-cell office:value-type="float" office:value="0.000971233" calcext:value-type="float">
            <text:p>0.000971233</text:p>
          </table:table-cell>
        </table:table-row>
        <table:table-row table:style-name="ro1">
          <table:table-cell office:value-type="float" office:value="12817.4" calcext:value-type="float">
            <text:p>12817.4</text:p>
          </table:table-cell>
          <table:table-cell office:value-type="float" office:value="0.000878837" calcext:value-type="float">
            <text:p>0.000878837</text:p>
          </table:table-cell>
        </table:table-row>
        <table:table-row table:style-name="ro1">
          <table:table-cell office:value-type="float" office:value="12826.6" calcext:value-type="float">
            <text:p>12826.6</text:p>
          </table:table-cell>
          <table:table-cell office:value-type="float" office:value="0.00108588" calcext:value-type="float">
            <text:p>0.00108588</text:p>
          </table:table-cell>
        </table:table-row>
        <table:table-row table:style-name="ro1">
          <table:table-cell office:value-type="float" office:value="12835.8" calcext:value-type="float">
            <text:p>12835.8</text:p>
          </table:table-cell>
          <table:table-cell office:value-type="float" office:value="0.00113244" calcext:value-type="float">
            <text:p>0.00113244</text:p>
          </table:table-cell>
        </table:table-row>
        <table:table-row table:style-name="ro1">
          <table:table-cell office:value-type="float" office:value="12844.9" calcext:value-type="float">
            <text:p>12844.9</text:p>
          </table:table-cell>
          <table:table-cell office:value-type="float" office:value="0.000645203" calcext:value-type="float">
            <text:p>0.000645203</text:p>
          </table:table-cell>
        </table:table-row>
        <table:table-row table:style-name="ro1">
          <table:table-cell office:value-type="float" office:value="12854.1" calcext:value-type="float">
            <text:p>12854.1</text:p>
          </table:table-cell>
          <table:table-cell office:value-type="float" office:value="0.000691352" calcext:value-type="float">
            <text:p>0.000691352</text:p>
          </table:table-cell>
        </table:table-row>
        <table:table-row table:style-name="ro1">
          <table:table-cell office:value-type="float" office:value="12863.3" calcext:value-type="float">
            <text:p>12863.3</text:p>
          </table:table-cell>
          <table:table-cell office:value-type="float" office:value="0.00102916" calcext:value-type="float">
            <text:p>0.00102916</text:p>
          </table:table-cell>
        </table:table-row>
        <table:table-row table:style-name="ro1">
          <table:table-cell office:value-type="float" office:value="12872.4" calcext:value-type="float">
            <text:p>12872.4</text:p>
          </table:table-cell>
          <table:table-cell office:value-type="float" office:value="0.00145907" calcext:value-type="float">
            <text:p>0.00145907</text:p>
          </table:table-cell>
        </table:table-row>
        <table:table-row table:style-name="ro1">
          <table:table-cell office:value-type="float" office:value="12881.6" calcext:value-type="float">
            <text:p>12881.6</text:p>
          </table:table-cell>
          <table:table-cell office:value-type="float" office:value="0.00190654" calcext:value-type="float">
            <text:p>0.00190654</text:p>
          </table:table-cell>
        </table:table-row>
        <table:table-row table:style-name="ro1">
          <table:table-cell office:value-type="float" office:value="12890.8" calcext:value-type="float">
            <text:p>12890.8</text:p>
          </table:table-cell>
          <table:table-cell office:value-type="float" office:value="0.0009596" calcext:value-type="float">
            <text:p>0.0009596</text:p>
          </table:table-cell>
        </table:table-row>
        <table:table-row table:style-name="ro1">
          <table:table-cell office:value-type="float" office:value="12899.9" calcext:value-type="float">
            <text:p>12899.9</text:p>
          </table:table-cell>
          <table:table-cell office:value-type="float" office:value="0.000792465" calcext:value-type="float">
            <text:p>0.000792465</text:p>
          </table:table-cell>
        </table:table-row>
        <table:table-row table:style-name="ro1">
          <table:table-cell office:value-type="float" office:value="12909.1" calcext:value-type="float">
            <text:p>12909.1</text:p>
          </table:table-cell>
          <table:table-cell office:value-type="float" office:value="0.000498777" calcext:value-type="float">
            <text:p>0.000498777</text:p>
          </table:table-cell>
        </table:table-row>
        <table:table-row table:style-name="ro1">
          <table:table-cell office:value-type="float" office:value="12918.3" calcext:value-type="float">
            <text:p>12918.3</text:p>
          </table:table-cell>
          <table:table-cell office:value-type="float" office:value="0.00152499" calcext:value-type="float">
            <text:p>0.00152499</text:p>
          </table:table-cell>
        </table:table-row>
        <table:table-row table:style-name="ro1">
          <table:table-cell office:value-type="float" office:value="12927.4" calcext:value-type="float">
            <text:p>12927.4</text:p>
          </table:table-cell>
          <table:table-cell office:value-type="float" office:value="0.000407315" calcext:value-type="float">
            <text:p>0.000407315</text:p>
          </table:table-cell>
        </table:table-row>
        <table:table-row table:style-name="ro1">
          <table:table-cell office:value-type="float" office:value="12936.6" calcext:value-type="float">
            <text:p>12936.6</text:p>
          </table:table-cell>
          <table:table-cell office:value-type="float" office:value="0.0010623" calcext:value-type="float">
            <text:p>0.0010623</text:p>
          </table:table-cell>
        </table:table-row>
        <table:table-row table:style-name="ro1">
          <table:table-cell office:value-type="float" office:value="12945.8" calcext:value-type="float">
            <text:p>12945.8</text:p>
          </table:table-cell>
          <table:table-cell office:value-type="float" office:value="0.00321142" calcext:value-type="float">
            <text:p>0.00321142</text:p>
          </table:table-cell>
        </table:table-row>
        <table:table-row table:style-name="ro1">
          <table:table-cell office:value-type="float" office:value="12954.9" calcext:value-type="float">
            <text:p>12954.9</text:p>
          </table:table-cell>
          <table:table-cell office:value-type="float" office:value="0.00159509" calcext:value-type="float">
            <text:p>0.00159509</text:p>
          </table:table-cell>
        </table:table-row>
        <table:table-row table:style-name="ro1">
          <table:table-cell office:value-type="float" office:value="12964.1" calcext:value-type="float">
            <text:p>12964.1</text:p>
          </table:table-cell>
          <table:table-cell office:value-type="float" office:value="0.00112549" calcext:value-type="float">
            <text:p>0.00112549</text:p>
          </table:table-cell>
        </table:table-row>
        <table:table-row table:style-name="ro1">
          <table:table-cell office:value-type="float" office:value="12973.3" calcext:value-type="float">
            <text:p>12973.3</text:p>
          </table:table-cell>
          <table:table-cell office:value-type="float" office:value="0.003135" calcext:value-type="float">
            <text:p>0.003135</text:p>
          </table:table-cell>
        </table:table-row>
        <table:table-row table:style-name="ro1">
          <table:table-cell office:value-type="float" office:value="12982.5" calcext:value-type="float">
            <text:p>12982.5</text:p>
          </table:table-cell>
          <table:table-cell office:value-type="float" office:value="0.0021483" calcext:value-type="float">
            <text:p>0.0021483</text:p>
          </table:table-cell>
        </table:table-row>
        <table:table-row table:style-name="ro1">
          <table:table-cell office:value-type="float" office:value="12991.6" calcext:value-type="float">
            <text:p>12991.6</text:p>
          </table:table-cell>
          <table:table-cell office:value-type="float" office:value="0.00119723" calcext:value-type="float">
            <text:p>0.00119723</text:p>
          </table:table-cell>
        </table:table-row>
        <table:table-row table:style-name="ro1">
          <table:table-cell office:value-type="float" office:value="13000.8" calcext:value-type="float">
            <text:p>13000.8</text:p>
          </table:table-cell>
          <table:table-cell office:value-type="float" office:value="0.00137609" calcext:value-type="float">
            <text:p>0.00137609</text:p>
          </table:table-cell>
        </table:table-row>
        <table:table-row table:style-name="ro1">
          <table:table-cell office:value-type="float" office:value="13010" calcext:value-type="float">
            <text:p>13010</text:p>
          </table:table-cell>
          <table:table-cell office:value-type="float" office:value="0.00236596" calcext:value-type="float">
            <text:p>0.00236596</text:p>
          </table:table-cell>
        </table:table-row>
        <table:table-row table:style-name="ro1">
          <table:table-cell office:value-type="float" office:value="13019.1" calcext:value-type="float">
            <text:p>13019.1</text:p>
          </table:table-cell>
          <table:table-cell office:value-type="float" office:value="0.00190173" calcext:value-type="float">
            <text:p>0.00190173</text:p>
          </table:table-cell>
        </table:table-row>
        <table:table-row table:style-name="ro1">
          <table:table-cell office:value-type="float" office:value="13028.3" calcext:value-type="float">
            <text:p>13028.3</text:p>
          </table:table-cell>
          <table:table-cell office:value-type="float" office:value="0.00173746" calcext:value-type="float">
            <text:p>0.00173746</text:p>
          </table:table-cell>
        </table:table-row>
        <table:table-row table:style-name="ro1">
          <table:table-cell office:value-type="float" office:value="13037.5" calcext:value-type="float">
            <text:p>13037.5</text:p>
          </table:table-cell>
          <table:table-cell office:value-type="float" office:value="0.00122815" calcext:value-type="float">
            <text:p>0.00122815</text:p>
          </table:table-cell>
        </table:table-row>
        <table:table-row table:style-name="ro1">
          <table:table-cell office:value-type="float" office:value="13046.6" calcext:value-type="float">
            <text:p>13046.6</text:p>
          </table:table-cell>
          <table:table-cell office:value-type="float" office:value="0.000299272" calcext:value-type="float">
            <text:p>0.000299272</text:p>
          </table:table-cell>
        </table:table-row>
        <table:table-row table:style-name="ro1">
          <table:table-cell office:value-type="float" office:value="13055.8" calcext:value-type="float">
            <text:p>13055.8</text:p>
          </table:table-cell>
          <table:table-cell office:value-type="float" office:value="0.000755286" calcext:value-type="float">
            <text:p>0.000755286</text:p>
          </table:table-cell>
        </table:table-row>
        <table:table-row table:style-name="ro1">
          <table:table-cell office:value-type="float" office:value="13065" calcext:value-type="float">
            <text:p>13065</text:p>
          </table:table-cell>
          <table:table-cell office:value-type="float" office:value="0.00105384" calcext:value-type="float">
            <text:p>0.00105384</text:p>
          </table:table-cell>
        </table:table-row>
        <table:table-row table:style-name="ro1">
          <table:table-cell office:value-type="float" office:value="13074.1" calcext:value-type="float">
            <text:p>13074.1</text:p>
          </table:table-cell>
          <table:table-cell office:value-type="float" office:value="0.000619816" calcext:value-type="float">
            <text:p>0.000619816</text:p>
          </table:table-cell>
        </table:table-row>
        <table:table-row table:style-name="ro1">
          <table:table-cell office:value-type="float" office:value="13083.3" calcext:value-type="float">
            <text:p>13083.3</text:p>
          </table:table-cell>
          <table:table-cell office:value-type="float" office:value="0.000502896" calcext:value-type="float">
            <text:p>0.000502896</text:p>
          </table:table-cell>
        </table:table-row>
        <table:table-row table:style-name="ro1">
          <table:table-cell office:value-type="float" office:value="13092.5" calcext:value-type="float">
            <text:p>13092.5</text:p>
          </table:table-cell>
          <table:table-cell office:value-type="float" office:value="0.000473892" calcext:value-type="float">
            <text:p>0.000473892</text:p>
          </table:table-cell>
        </table:table-row>
        <table:table-row table:style-name="ro1">
          <table:table-cell office:value-type="float" office:value="13101.6" calcext:value-type="float">
            <text:p>13101.6</text:p>
          </table:table-cell>
          <table:table-cell office:value-type="float" office:value="0.000410202" calcext:value-type="float">
            <text:p>0.000410202</text:p>
          </table:table-cell>
        </table:table-row>
        <table:table-row table:style-name="ro1">
          <table:table-cell office:value-type="float" office:value="13110.8" calcext:value-type="float">
            <text:p>13110.8</text:p>
          </table:table-cell>
          <table:table-cell office:value-type="float" office:value="0.000356671" calcext:value-type="float">
            <text:p>0.000356671</text:p>
          </table:table-cell>
        </table:table-row>
        <table:table-row table:style-name="ro1">
          <table:table-cell office:value-type="float" office:value="13120" calcext:value-type="float">
            <text:p>13120</text:p>
          </table:table-cell>
          <table:table-cell office:value-type="float" office:value="0.00056883" calcext:value-type="float">
            <text:p>0.00056883</text:p>
          </table:table-cell>
        </table:table-row>
        <table:table-row table:style-name="ro1">
          <table:table-cell office:value-type="float" office:value="13129.1" calcext:value-type="float">
            <text:p>13129.1</text:p>
          </table:table-cell>
          <table:table-cell office:value-type="float" office:value="0.000603892" calcext:value-type="float">
            <text:p>0.000603892</text:p>
          </table:table-cell>
        </table:table-row>
        <table:table-row table:style-name="ro1">
          <table:table-cell office:value-type="float" office:value="13138.3" calcext:value-type="float">
            <text:p>13138.3</text:p>
          </table:table-cell>
          <table:table-cell office:value-type="float" office:value="0.000715949" calcext:value-type="float">
            <text:p>0.000715949</text:p>
          </table:table-cell>
        </table:table-row>
        <table:table-row table:style-name="ro1">
          <table:table-cell office:value-type="float" office:value="13147.5" calcext:value-type="float">
            <text:p>13147.5</text:p>
          </table:table-cell>
          <table:table-cell office:value-type="float" office:value="0.000994246" calcext:value-type="float">
            <text:p>0.000994246</text:p>
          </table:table-cell>
        </table:table-row>
        <table:table-row table:style-name="ro1">
          <table:table-cell office:value-type="float" office:value="13156.7" calcext:value-type="float">
            <text:p>13156.7</text:p>
          </table:table-cell>
          <table:table-cell office:value-type="float" office:value="0.000828053" calcext:value-type="float">
            <text:p>0.000828053</text:p>
          </table:table-cell>
        </table:table-row>
        <table:table-row table:style-name="ro1">
          <table:table-cell office:value-type="float" office:value="13165.8" calcext:value-type="float">
            <text:p>13165.8</text:p>
          </table:table-cell>
          <table:table-cell office:value-type="float" office:value="0.00139883" calcext:value-type="float">
            <text:p>0.00139883</text:p>
          </table:table-cell>
        </table:table-row>
        <table:table-row table:style-name="ro1">
          <table:table-cell office:value-type="float" office:value="13175" calcext:value-type="float">
            <text:p>13175</text:p>
          </table:table-cell>
          <table:table-cell office:value-type="float" office:value="0.00137993" calcext:value-type="float">
            <text:p>0.00137993</text:p>
          </table:table-cell>
        </table:table-row>
        <table:table-row table:style-name="ro1">
          <table:table-cell office:value-type="float" office:value="13184.2" calcext:value-type="float">
            <text:p>13184.2</text:p>
          </table:table-cell>
          <table:table-cell office:value-type="float" office:value="0.000660581" calcext:value-type="float">
            <text:p>0.000660581</text:p>
          </table:table-cell>
        </table:table-row>
        <table:table-row table:style-name="ro1">
          <table:table-cell office:value-type="float" office:value="13193.3" calcext:value-type="float">
            <text:p>13193.3</text:p>
          </table:table-cell>
          <table:table-cell office:value-type="float" office:value="0.00163493" calcext:value-type="float">
            <text:p>0.00163493</text:p>
          </table:table-cell>
        </table:table-row>
        <table:table-row table:style-name="ro1">
          <table:table-cell office:value-type="float" office:value="13202.5" calcext:value-type="float">
            <text:p>13202.5</text:p>
          </table:table-cell>
          <table:table-cell office:value-type="float" office:value="0.000427667" calcext:value-type="float">
            <text:p>0.000427667</text:p>
          </table:table-cell>
        </table:table-row>
        <table:table-row table:style-name="ro1">
          <table:table-cell office:value-type="float" office:value="13211.7" calcext:value-type="float">
            <text:p>13211.7</text:p>
          </table:table-cell>
          <table:table-cell office:value-type="float" office:value="0.000747447" calcext:value-type="float">
            <text:p>0.000747447</text:p>
          </table:table-cell>
        </table:table-row>
        <table:table-row table:style-name="ro1">
          <table:table-cell office:value-type="float" office:value="13220.8" calcext:value-type="float">
            <text:p>13220.8</text:p>
          </table:table-cell>
          <table:table-cell office:value-type="float" office:value="0.000390426" calcext:value-type="float">
            <text:p>0.000390426</text:p>
          </table:table-cell>
        </table:table-row>
        <table:table-row table:style-name="ro1">
          <table:table-cell office:value-type="float" office:value="13230" calcext:value-type="float">
            <text:p>13230</text:p>
          </table:table-cell>
          <table:table-cell office:value-type="float" office:value="0.000554586" calcext:value-type="float">
            <text:p>0.000554586</text:p>
          </table:table-cell>
        </table:table-row>
        <table:table-row table:style-name="ro1">
          <table:table-cell office:value-type="float" office:value="13239.2" calcext:value-type="float">
            <text:p>13239.2</text:p>
          </table:table-cell>
          <table:table-cell office:value-type="float" office:value="0.00018812" calcext:value-type="float">
            <text:p>0.00018812</text:p>
          </table:table-cell>
        </table:table-row>
        <table:table-row table:style-name="ro1">
          <table:table-cell office:value-type="float" office:value="13248.3" calcext:value-type="float">
            <text:p>13248.3</text:p>
          </table:table-cell>
          <table:table-cell office:value-type="float" office:value="0.0000912823" calcext:value-type="float">
            <text:p>0.0000912823</text:p>
          </table:table-cell>
        </table:table-row>
        <table:table-row table:style-name="ro1">
          <table:table-cell office:value-type="float" office:value="13257.5" calcext:value-type="float">
            <text:p>13257.5</text:p>
          </table:table-cell>
          <table:table-cell office:value-type="float" office:value="0.000252397" calcext:value-type="float">
            <text:p>0.000252397</text:p>
          </table:table-cell>
        </table:table-row>
        <table:table-row table:style-name="ro1">
          <table:table-cell office:value-type="float" office:value="13266.7" calcext:value-type="float">
            <text:p>13266.7</text:p>
          </table:table-cell>
          <table:table-cell office:value-type="float" office:value="0.000819294" calcext:value-type="float">
            <text:p>0.000819294</text:p>
          </table:table-cell>
        </table:table-row>
        <table:table-row table:style-name="ro1">
          <table:table-cell office:value-type="float" office:value="13275.8" calcext:value-type="float">
            <text:p>13275.8</text:p>
          </table:table-cell>
          <table:table-cell office:value-type="float" office:value="0.000754456" calcext:value-type="float">
            <text:p>0.000754456</text:p>
          </table:table-cell>
        </table:table-row>
        <table:table-row table:style-name="ro1">
          <table:table-cell office:value-type="float" office:value="13285" calcext:value-type="float">
            <text:p>13285</text:p>
          </table:table-cell>
          <table:table-cell office:value-type="float" office:value="0.0000815363" calcext:value-type="float">
            <text:p>0.0000815363</text:p>
          </table:table-cell>
        </table:table-row>
        <table:table-row table:style-name="ro1">
          <table:table-cell office:value-type="float" office:value="13294.2" calcext:value-type="float">
            <text:p>13294.2</text:p>
          </table:table-cell>
          <table:table-cell office:value-type="float" office:value="0.000949508" calcext:value-type="float">
            <text:p>0.000949508</text:p>
          </table:table-cell>
        </table:table-row>
        <table:table-row table:style-name="ro1">
          <table:table-cell office:value-type="float" office:value="13303.3" calcext:value-type="float">
            <text:p>13303.3</text:p>
          </table:table-cell>
          <table:table-cell office:value-type="float" office:value="0.000883099" calcext:value-type="float">
            <text:p>0.000883099</text:p>
          </table:table-cell>
        </table:table-row>
        <table:table-row table:style-name="ro1">
          <table:table-cell office:value-type="float" office:value="13312.5" calcext:value-type="float">
            <text:p>13312.5</text:p>
          </table:table-cell>
          <table:table-cell office:value-type="float" office:value="0.000915332" calcext:value-type="float">
            <text:p>0.000915332</text:p>
          </table:table-cell>
        </table:table-row>
        <table:table-row table:style-name="ro1">
          <table:table-cell office:value-type="float" office:value="13321.7" calcext:value-type="float">
            <text:p>13321.7</text:p>
          </table:table-cell>
          <table:table-cell office:value-type="float" office:value="0.00073455" calcext:value-type="float">
            <text:p>0.00073455</text:p>
          </table:table-cell>
        </table:table-row>
        <table:table-row table:style-name="ro1">
          <table:table-cell office:value-type="float" office:value="13330.9" calcext:value-type="float">
            <text:p>13330.9</text:p>
          </table:table-cell>
          <table:table-cell office:value-type="float" office:value="0.000977949" calcext:value-type="float">
            <text:p>0.000977949</text:p>
          </table:table-cell>
        </table:table-row>
        <table:table-row table:style-name="ro1">
          <table:table-cell office:value-type="float" office:value="13340" calcext:value-type="float">
            <text:p>13340</text:p>
          </table:table-cell>
          <table:table-cell office:value-type="float" office:value="0.000486481" calcext:value-type="float">
            <text:p>0.000486481</text:p>
          </table:table-cell>
        </table:table-row>
        <table:table-row table:style-name="ro1">
          <table:table-cell office:value-type="float" office:value="13349.2" calcext:value-type="float">
            <text:p>13349.2</text:p>
          </table:table-cell>
          <table:table-cell office:value-type="float" office:value="0.000515816" calcext:value-type="float">
            <text:p>0.000515816</text:p>
          </table:table-cell>
        </table:table-row>
        <table:table-row table:style-name="ro1">
          <table:table-cell office:value-type="float" office:value="13358.4" calcext:value-type="float">
            <text:p>13358.4</text:p>
          </table:table-cell>
          <table:table-cell office:value-type="float" office:value="0.00036669" calcext:value-type="float">
            <text:p>0.00036669</text:p>
          </table:table-cell>
        </table:table-row>
        <table:table-row table:style-name="ro1">
          <table:table-cell office:value-type="float" office:value="13367.5" calcext:value-type="float">
            <text:p>13367.5</text:p>
          </table:table-cell>
          <table:table-cell office:value-type="float" office:value="0.001079" calcext:value-type="float">
            <text:p>0.001079</text:p>
          </table:table-cell>
        </table:table-row>
        <table:table-row table:style-name="ro1">
          <table:table-cell office:value-type="float" office:value="13376.7" calcext:value-type="float">
            <text:p>13376.7</text:p>
          </table:table-cell>
          <table:table-cell office:value-type="float" office:value="0.00234357" calcext:value-type="float">
            <text:p>0.00234357</text:p>
          </table:table-cell>
        </table:table-row>
        <table:table-row table:style-name="ro1">
          <table:table-cell office:value-type="float" office:value="13385.9" calcext:value-type="float">
            <text:p>13385.9</text:p>
          </table:table-cell>
          <table:table-cell office:value-type="float" office:value="0.00285868" calcext:value-type="float">
            <text:p>0.00285868</text:p>
          </table:table-cell>
        </table:table-row>
        <table:table-row table:style-name="ro1">
          <table:table-cell office:value-type="float" office:value="13395" calcext:value-type="float">
            <text:p>13395</text:p>
          </table:table-cell>
          <table:table-cell office:value-type="float" office:value="0.000985673" calcext:value-type="float">
            <text:p>0.000985673</text:p>
          </table:table-cell>
        </table:table-row>
        <table:table-row table:style-name="ro1">
          <table:table-cell office:value-type="float" office:value="13404.2" calcext:value-type="float">
            <text:p>13404.2</text:p>
          </table:table-cell>
          <table:table-cell office:value-type="float" office:value="0.0020184" calcext:value-type="float">
            <text:p>0.0020184</text:p>
          </table:table-cell>
        </table:table-row>
        <table:table-row table:style-name="ro1">
          <table:table-cell office:value-type="float" office:value="13413.4" calcext:value-type="float">
            <text:p>13413.4</text:p>
          </table:table-cell>
          <table:table-cell office:value-type="float" office:value="0.00220531" calcext:value-type="float">
            <text:p>0.00220531</text:p>
          </table:table-cell>
        </table:table-row>
        <table:table-row table:style-name="ro1">
          <table:table-cell office:value-type="float" office:value="13422.5" calcext:value-type="float">
            <text:p>13422.5</text:p>
          </table:table-cell>
          <table:table-cell office:value-type="float" office:value="0.00303732" calcext:value-type="float">
            <text:p>0.00303732</text:p>
          </table:table-cell>
        </table:table-row>
        <table:table-row table:style-name="ro1">
          <table:table-cell office:value-type="float" office:value="13431.7" calcext:value-type="float">
            <text:p>13431.7</text:p>
          </table:table-cell>
          <table:table-cell office:value-type="float" office:value="0.00148545" calcext:value-type="float">
            <text:p>0.00148545</text:p>
          </table:table-cell>
        </table:table-row>
        <table:table-row table:style-name="ro1">
          <table:table-cell office:value-type="float" office:value="13440.9" calcext:value-type="float">
            <text:p>13440.9</text:p>
          </table:table-cell>
          <table:table-cell office:value-type="float" office:value="0.00160774" calcext:value-type="float">
            <text:p>0.00160774</text:p>
          </table:table-cell>
        </table:table-row>
        <table:table-row table:style-name="ro1">
          <table:table-cell office:value-type="float" office:value="13450" calcext:value-type="float">
            <text:p>13450</text:p>
          </table:table-cell>
          <table:table-cell office:value-type="float" office:value="0.00135943" calcext:value-type="float">
            <text:p>0.00135943</text:p>
          </table:table-cell>
        </table:table-row>
        <table:table-row table:style-name="ro1">
          <table:table-cell office:value-type="float" office:value="13459.2" calcext:value-type="float">
            <text:p>13459.2</text:p>
          </table:table-cell>
          <table:table-cell office:value-type="float" office:value="0.000808588" calcext:value-type="float">
            <text:p>0.000808588</text:p>
          </table:table-cell>
        </table:table-row>
        <table:table-row table:style-name="ro1">
          <table:table-cell office:value-type="float" office:value="13468.4" calcext:value-type="float">
            <text:p>13468.4</text:p>
          </table:table-cell>
          <table:table-cell office:value-type="float" office:value="0.00133206" calcext:value-type="float">
            <text:p>0.00133206</text:p>
          </table:table-cell>
        </table:table-row>
        <table:table-row table:style-name="ro1">
          <table:table-cell office:value-type="float" office:value="13477.5" calcext:value-type="float">
            <text:p>13477.5</text:p>
          </table:table-cell>
          <table:table-cell office:value-type="float" office:value="0.000797913" calcext:value-type="float">
            <text:p>0.000797913</text:p>
          </table:table-cell>
        </table:table-row>
        <table:table-row table:style-name="ro1">
          <table:table-cell office:value-type="float" office:value="13486.7" calcext:value-type="float">
            <text:p>13486.7</text:p>
          </table:table-cell>
          <table:table-cell office:value-type="float" office:value="0.000606823" calcext:value-type="float">
            <text:p>0.000606823</text:p>
          </table:table-cell>
        </table:table-row>
        <table:table-row table:style-name="ro1">
          <table:table-cell office:value-type="float" office:value="13495.9" calcext:value-type="float">
            <text:p>13495.9</text:p>
          </table:table-cell>
          <table:table-cell office:value-type="float" office:value="0.000295851" calcext:value-type="float">
            <text:p>0.000295851</text:p>
          </table:table-cell>
        </table:table-row>
        <table:table-row table:style-name="ro1">
          <table:table-cell office:value-type="float" office:value="13505.1" calcext:value-type="float">
            <text:p>13505.1</text:p>
          </table:table-cell>
          <table:table-cell office:value-type="float" office:value="0.00126843" calcext:value-type="float">
            <text:p>0.00126843</text:p>
          </table:table-cell>
        </table:table-row>
        <table:table-row table:style-name="ro1">
          <table:table-cell office:value-type="float" office:value="13514.2" calcext:value-type="float">
            <text:p>13514.2</text:p>
          </table:table-cell>
          <table:table-cell office:value-type="float" office:value="0.000546797" calcext:value-type="float">
            <text:p>0.000546797</text:p>
          </table:table-cell>
        </table:table-row>
        <table:table-row table:style-name="ro1">
          <table:table-cell office:value-type="float" office:value="13523.4" calcext:value-type="float">
            <text:p>13523.4</text:p>
          </table:table-cell>
          <table:table-cell office:value-type="float" office:value="0.000352444" calcext:value-type="float">
            <text:p>0.000352444</text:p>
          </table:table-cell>
        </table:table-row>
        <table:table-row table:style-name="ro1">
          <table:table-cell office:value-type="float" office:value="13532.6" calcext:value-type="float">
            <text:p>13532.6</text:p>
          </table:table-cell>
          <table:table-cell office:value-type="float" office:value="0.000686727" calcext:value-type="float">
            <text:p>0.000686727</text:p>
          </table:table-cell>
        </table:table-row>
        <table:table-row table:style-name="ro1">
          <table:table-cell office:value-type="float" office:value="13541.7" calcext:value-type="float">
            <text:p>13541.7</text:p>
          </table:table-cell>
          <table:table-cell office:value-type="float" office:value="0.000695451" calcext:value-type="float">
            <text:p>0.000695451</text:p>
          </table:table-cell>
        </table:table-row>
        <table:table-row table:style-name="ro1">
          <table:table-cell office:value-type="float" office:value="13550.9" calcext:value-type="float">
            <text:p>13550.9</text:p>
          </table:table-cell>
          <table:table-cell office:value-type="float" office:value="0.0008366" calcext:value-type="float">
            <text:p>0.0008366</text:p>
          </table:table-cell>
        </table:table-row>
        <table:table-row table:style-name="ro1">
          <table:table-cell office:value-type="float" office:value="13560.1" calcext:value-type="float">
            <text:p>13560.1</text:p>
          </table:table-cell>
          <table:table-cell office:value-type="float" office:value="0.00118225" calcext:value-type="float">
            <text:p>0.00118225</text:p>
          </table:table-cell>
        </table:table-row>
        <table:table-row table:style-name="ro1">
          <table:table-cell office:value-type="float" office:value="13569.2" calcext:value-type="float">
            <text:p>13569.2</text:p>
          </table:table-cell>
          <table:table-cell office:value-type="float" office:value="0.000780328" calcext:value-type="float">
            <text:p>0.000780328</text:p>
          </table:table-cell>
        </table:table-row>
        <table:table-row table:style-name="ro1">
          <table:table-cell office:value-type="float" office:value="13578.4" calcext:value-type="float">
            <text:p>13578.4</text:p>
          </table:table-cell>
          <table:table-cell office:value-type="float" office:value="0.00108736" calcext:value-type="float">
            <text:p>0.00108736</text:p>
          </table:table-cell>
        </table:table-row>
        <table:table-row table:style-name="ro1">
          <table:table-cell office:value-type="float" office:value="13587.6" calcext:value-type="float">
            <text:p>13587.6</text:p>
          </table:table-cell>
          <table:table-cell office:value-type="float" office:value="0.00101553" calcext:value-type="float">
            <text:p>0.00101553</text:p>
          </table:table-cell>
        </table:table-row>
        <table:table-row table:style-name="ro1">
          <table:table-cell office:value-type="float" office:value="13596.7" calcext:value-type="float">
            <text:p>13596.7</text:p>
          </table:table-cell>
          <table:table-cell office:value-type="float" office:value="0.000667891" calcext:value-type="float">
            <text:p>0.000667891</text:p>
          </table:table-cell>
        </table:table-row>
        <table:table-row table:style-name="ro1">
          <table:table-cell office:value-type="float" office:value="13605.9" calcext:value-type="float">
            <text:p>13605.9</text:p>
          </table:table-cell>
          <table:table-cell office:value-type="float" office:value="0.000811481" calcext:value-type="float">
            <text:p>0.000811481</text:p>
          </table:table-cell>
        </table:table-row>
        <table:table-row table:style-name="ro1">
          <table:table-cell office:value-type="float" office:value="13615.1" calcext:value-type="float">
            <text:p>13615.1</text:p>
          </table:table-cell>
          <table:table-cell office:value-type="float" office:value="0.000935637" calcext:value-type="float">
            <text:p>0.000935637</text:p>
          </table:table-cell>
        </table:table-row>
        <table:table-row table:style-name="ro1">
          <table:table-cell office:value-type="float" office:value="13624.2" calcext:value-type="float">
            <text:p>13624.2</text:p>
          </table:table-cell>
          <table:table-cell office:value-type="float" office:value="0.000101217" calcext:value-type="float">
            <text:p>0.000101217</text:p>
          </table:table-cell>
        </table:table-row>
        <table:table-row table:style-name="ro1">
          <table:table-cell office:value-type="float" office:value="13633.4" calcext:value-type="float">
            <text:p>13633.4</text:p>
          </table:table-cell>
          <table:table-cell office:value-type="float" office:value="0.00067718" calcext:value-type="float">
            <text:p>0.00067718</text:p>
          </table:table-cell>
        </table:table-row>
        <table:table-row table:style-name="ro1">
          <table:table-cell office:value-type="float" office:value="13642.6" calcext:value-type="float">
            <text:p>13642.6</text:p>
          </table:table-cell>
          <table:table-cell office:value-type="float" office:value="0.000845899" calcext:value-type="float">
            <text:p>0.000845899</text:p>
          </table:table-cell>
        </table:table-row>
        <table:table-row table:style-name="ro1">
          <table:table-cell office:value-type="float" office:value="13651.7" calcext:value-type="float">
            <text:p>13651.7</text:p>
          </table:table-cell>
          <table:table-cell office:value-type="float" office:value="0.000605587" calcext:value-type="float">
            <text:p>0.000605587</text:p>
          </table:table-cell>
        </table:table-row>
        <table:table-row table:style-name="ro1">
          <table:table-cell office:value-type="float" office:value="13660.9" calcext:value-type="float">
            <text:p>13660.9</text:p>
          </table:table-cell>
          <table:table-cell office:value-type="float" office:value="0.000118449" calcext:value-type="float">
            <text:p>0.000118449</text:p>
          </table:table-cell>
        </table:table-row>
        <table:table-row table:style-name="ro1">
          <table:table-cell office:value-type="float" office:value="13670.1" calcext:value-type="float">
            <text:p>13670.1</text:p>
          </table:table-cell>
          <table:table-cell office:value-type="float" office:value="0.000437111" calcext:value-type="float">
            <text:p>0.000437111</text:p>
          </table:table-cell>
        </table:table-row>
        <table:table-row table:style-name="ro1">
          <table:table-cell office:value-type="float" office:value="13679.3" calcext:value-type="float">
            <text:p>13679.3</text:p>
          </table:table-cell>
          <table:table-cell office:value-type="float" office:value="0.000477185" calcext:value-type="float">
            <text:p>0.000477185</text:p>
          </table:table-cell>
        </table:table-row>
        <table:table-row table:style-name="ro1">
          <table:table-cell office:value-type="float" office:value="13688.4" calcext:value-type="float">
            <text:p>13688.4</text:p>
          </table:table-cell>
          <table:table-cell office:value-type="float" office:value="0.000665656" calcext:value-type="float">
            <text:p>0.000665656</text:p>
          </table:table-cell>
        </table:table-row>
        <table:table-row table:style-name="ro1">
          <table:table-cell office:value-type="float" office:value="13697.6" calcext:value-type="float">
            <text:p>13697.6</text:p>
          </table:table-cell>
          <table:table-cell office:value-type="float" office:value="0.00086135" calcext:value-type="float">
            <text:p>0.00086135</text:p>
          </table:table-cell>
        </table:table-row>
        <table:table-row table:style-name="ro1">
          <table:table-cell office:value-type="float" office:value="13706.8" calcext:value-type="float">
            <text:p>13706.8</text:p>
          </table:table-cell>
          <table:table-cell office:value-type="float" office:value="0.00124858" calcext:value-type="float">
            <text:p>0.00124858</text:p>
          </table:table-cell>
        </table:table-row>
        <table:table-row table:style-name="ro1">
          <table:table-cell office:value-type="float" office:value="13715.9" calcext:value-type="float">
            <text:p>13715.9</text:p>
          </table:table-cell>
          <table:table-cell office:value-type="float" office:value="0.000971962" calcext:value-type="float">
            <text:p>0.000971962</text:p>
          </table:table-cell>
        </table:table-row>
        <table:table-row table:style-name="ro1">
          <table:table-cell office:value-type="float" office:value="13725.1" calcext:value-type="float">
            <text:p>13725.1</text:p>
          </table:table-cell>
          <table:table-cell office:value-type="float" office:value="0.000454927" calcext:value-type="float">
            <text:p>0.000454927</text:p>
          </table:table-cell>
        </table:table-row>
        <table:table-row table:style-name="ro1">
          <table:table-cell office:value-type="float" office:value="13734.3" calcext:value-type="float">
            <text:p>13734.3</text:p>
          </table:table-cell>
          <table:table-cell office:value-type="float" office:value="0.000721184" calcext:value-type="float">
            <text:p>0.000721184</text:p>
          </table:table-cell>
        </table:table-row>
        <table:table-row table:style-name="ro1">
          <table:table-cell office:value-type="float" office:value="13743.4" calcext:value-type="float">
            <text:p>13743.4</text:p>
          </table:table-cell>
          <table:table-cell office:value-type="float" office:value="0.000427785" calcext:value-type="float">
            <text:p>0.000427785</text:p>
          </table:table-cell>
        </table:table-row>
        <table:table-row table:style-name="ro1">
          <table:table-cell office:value-type="float" office:value="13752.6" calcext:value-type="float">
            <text:p>13752.6</text:p>
          </table:table-cell>
          <table:table-cell office:value-type="float" office:value="0.000502977" calcext:value-type="float">
            <text:p>0.000502977</text:p>
          </table:table-cell>
        </table:table-row>
        <table:table-row table:style-name="ro1">
          <table:table-cell office:value-type="float" office:value="13761.8" calcext:value-type="float">
            <text:p>13761.8</text:p>
          </table:table-cell>
          <table:table-cell office:value-type="float" office:value="0.000818896" calcext:value-type="float">
            <text:p>0.000818896</text:p>
          </table:table-cell>
        </table:table-row>
        <table:table-row table:style-name="ro1">
          <table:table-cell office:value-type="float" office:value="13770.9" calcext:value-type="float">
            <text:p>13770.9</text:p>
          </table:table-cell>
          <table:table-cell office:value-type="float" office:value="0.000616801" calcext:value-type="float">
            <text:p>0.000616801</text:p>
          </table:table-cell>
        </table:table-row>
        <table:table-row table:style-name="ro1">
          <table:table-cell office:value-type="float" office:value="13780.1" calcext:value-type="float">
            <text:p>13780.1</text:p>
          </table:table-cell>
          <table:table-cell office:value-type="float" office:value="0.000795029" calcext:value-type="float">
            <text:p>0.000795029</text:p>
          </table:table-cell>
        </table:table-row>
        <table:table-row table:style-name="ro1">
          <table:table-cell office:value-type="float" office:value="13789.3" calcext:value-type="float">
            <text:p>13789.3</text:p>
          </table:table-cell>
          <table:table-cell office:value-type="float" office:value="0.00119457" calcext:value-type="float">
            <text:p>0.00119457</text:p>
          </table:table-cell>
        </table:table-row>
        <table:table-row table:style-name="ro1">
          <table:table-cell office:value-type="float" office:value="13798.4" calcext:value-type="float">
            <text:p>13798.4</text:p>
          </table:table-cell>
          <table:table-cell office:value-type="float" office:value="0.0016801" calcext:value-type="float">
            <text:p>0.0016801</text:p>
          </table:table-cell>
        </table:table-row>
        <table:table-row table:style-name="ro1">
          <table:table-cell office:value-type="float" office:value="13807.6" calcext:value-type="float">
            <text:p>13807.6</text:p>
          </table:table-cell>
          <table:table-cell office:value-type="float" office:value="0.00212014" calcext:value-type="float">
            <text:p>0.00212014</text:p>
          </table:table-cell>
        </table:table-row>
        <table:table-row table:style-name="ro1">
          <table:table-cell office:value-type="float" office:value="13816.8" calcext:value-type="float">
            <text:p>13816.8</text:p>
          </table:table-cell>
          <table:table-cell office:value-type="float" office:value="0.00197766" calcext:value-type="float">
            <text:p>0.00197766</text:p>
          </table:table-cell>
        </table:table-row>
        <table:table-row table:style-name="ro1">
          <table:table-cell office:value-type="float" office:value="13825.9" calcext:value-type="float">
            <text:p>13825.9</text:p>
          </table:table-cell>
          <table:table-cell office:value-type="float" office:value="0.000295172" calcext:value-type="float">
            <text:p>0.000295172</text:p>
          </table:table-cell>
        </table:table-row>
        <table:table-row table:style-name="ro1">
          <table:table-cell office:value-type="float" office:value="13835.1" calcext:value-type="float">
            <text:p>13835.1</text:p>
          </table:table-cell>
          <table:table-cell office:value-type="float" office:value="0.00157621" calcext:value-type="float">
            <text:p>0.00157621</text:p>
          </table:table-cell>
        </table:table-row>
        <table:table-row table:style-name="ro1">
          <table:table-cell office:value-type="float" office:value="13844.3" calcext:value-type="float">
            <text:p>13844.3</text:p>
          </table:table-cell>
          <table:table-cell office:value-type="float" office:value="0.00262557" calcext:value-type="float">
            <text:p>0.00262557</text:p>
          </table:table-cell>
        </table:table-row>
        <table:table-row table:style-name="ro1">
          <table:table-cell office:value-type="float" office:value="13853.5" calcext:value-type="float">
            <text:p>13853.5</text:p>
          </table:table-cell>
          <table:table-cell office:value-type="float" office:value="0.00221627" calcext:value-type="float">
            <text:p>0.00221627</text:p>
          </table:table-cell>
        </table:table-row>
        <table:table-row table:style-name="ro1">
          <table:table-cell office:value-type="float" office:value="13862.6" calcext:value-type="float">
            <text:p>13862.6</text:p>
          </table:table-cell>
          <table:table-cell office:value-type="float" office:value="0.00140048" calcext:value-type="float">
            <text:p>0.00140048</text:p>
          </table:table-cell>
        </table:table-row>
        <table:table-row table:style-name="ro1">
          <table:table-cell office:value-type="float" office:value="13871.8" calcext:value-type="float">
            <text:p>13871.8</text:p>
          </table:table-cell>
          <table:table-cell office:value-type="float" office:value="0.00178677" calcext:value-type="float">
            <text:p>0.00178677</text:p>
          </table:table-cell>
        </table:table-row>
        <table:table-row table:style-name="ro1">
          <table:table-cell office:value-type="float" office:value="13881" calcext:value-type="float">
            <text:p>13881</text:p>
          </table:table-cell>
          <table:table-cell office:value-type="float" office:value="0.00189869" calcext:value-type="float">
            <text:p>0.00189869</text:p>
          </table:table-cell>
        </table:table-row>
        <table:table-row table:style-name="ro1">
          <table:table-cell office:value-type="float" office:value="13890.1" calcext:value-type="float">
            <text:p>13890.1</text:p>
          </table:table-cell>
          <table:table-cell office:value-type="float" office:value="0.00238351" calcext:value-type="float">
            <text:p>0.00238351</text:p>
          </table:table-cell>
        </table:table-row>
        <table:table-row table:style-name="ro1">
          <table:table-cell office:value-type="float" office:value="13899.3" calcext:value-type="float">
            <text:p>13899.3</text:p>
          </table:table-cell>
          <table:table-cell office:value-type="float" office:value="0.00180429" calcext:value-type="float">
            <text:p>0.00180429</text:p>
          </table:table-cell>
        </table:table-row>
        <table:table-row table:style-name="ro1">
          <table:table-cell office:value-type="float" office:value="13908.5" calcext:value-type="float">
            <text:p>13908.5</text:p>
          </table:table-cell>
          <table:table-cell office:value-type="float" office:value="0.00152979" calcext:value-type="float">
            <text:p>0.00152979</text:p>
          </table:table-cell>
        </table:table-row>
        <table:table-row table:style-name="ro1">
          <table:table-cell office:value-type="float" office:value="13917.6" calcext:value-type="float">
            <text:p>13917.6</text:p>
          </table:table-cell>
          <table:table-cell office:value-type="float" office:value="0.00135121" calcext:value-type="float">
            <text:p>0.00135121</text:p>
          </table:table-cell>
        </table:table-row>
        <table:table-row table:style-name="ro1">
          <table:table-cell office:value-type="float" office:value="13926.8" calcext:value-type="float">
            <text:p>13926.8</text:p>
          </table:table-cell>
          <table:table-cell office:value-type="float" office:value="0.000389543" calcext:value-type="float">
            <text:p>0.000389543</text:p>
          </table:table-cell>
        </table:table-row>
        <table:table-row table:style-name="ro1">
          <table:table-cell office:value-type="float" office:value="13936" calcext:value-type="float">
            <text:p>13936</text:p>
          </table:table-cell>
          <table:table-cell office:value-type="float" office:value="0.000876157" calcext:value-type="float">
            <text:p>0.000876157</text:p>
          </table:table-cell>
        </table:table-row>
        <table:table-row table:style-name="ro1">
          <table:table-cell office:value-type="float" office:value="13945.1" calcext:value-type="float">
            <text:p>13945.1</text:p>
          </table:table-cell>
          <table:table-cell office:value-type="float" office:value="0.000658576" calcext:value-type="float">
            <text:p>0.000658576</text:p>
          </table:table-cell>
        </table:table-row>
        <table:table-row table:style-name="ro1">
          <table:table-cell office:value-type="float" office:value="13954.3" calcext:value-type="float">
            <text:p>13954.3</text:p>
          </table:table-cell>
          <table:table-cell office:value-type="float" office:value="0.000322354" calcext:value-type="float">
            <text:p>0.000322354</text:p>
          </table:table-cell>
        </table:table-row>
        <table:table-row table:style-name="ro1">
          <table:table-cell office:value-type="float" office:value="13963.5" calcext:value-type="float">
            <text:p>13963.5</text:p>
          </table:table-cell>
          <table:table-cell office:value-type="float" office:value="0.000452608" calcext:value-type="float">
            <text:p>0.000452608</text:p>
          </table:table-cell>
        </table:table-row>
        <table:table-row table:style-name="ro1">
          <table:table-cell office:value-type="float" office:value="13972.6" calcext:value-type="float">
            <text:p>13972.6</text:p>
          </table:table-cell>
          <table:table-cell office:value-type="float" office:value="0.000223618" calcext:value-type="float">
            <text:p>0.000223618</text:p>
          </table:table-cell>
        </table:table-row>
        <table:table-row table:style-name="ro1">
          <table:table-cell office:value-type="float" office:value="13981.8" calcext:value-type="float">
            <text:p>13981.8</text:p>
          </table:table-cell>
          <table:table-cell office:value-type="float" office:value="0.000559532" calcext:value-type="float">
            <text:p>0.000559532</text:p>
          </table:table-cell>
        </table:table-row>
        <table:table-row table:style-name="ro1">
          <table:table-cell office:value-type="float" office:value="13991" calcext:value-type="float">
            <text:p>13991</text:p>
          </table:table-cell>
          <table:table-cell office:value-type="float" office:value="0.000471402" calcext:value-type="float">
            <text:p>0.000471402</text:p>
          </table:table-cell>
        </table:table-row>
        <table:table-row table:style-name="ro1">
          <table:table-cell office:value-type="float" office:value="14000.1" calcext:value-type="float">
            <text:p>14000.1</text:p>
          </table:table-cell>
          <table:table-cell office:value-type="float" office:value="0.0000983463" calcext:value-type="float">
            <text:p>0.0000983463</text:p>
          </table:table-cell>
        </table:table-row>
        <table:table-row table:style-name="ro1">
          <table:table-cell office:value-type="float" office:value="14009.3" calcext:value-type="float">
            <text:p>14009.3</text:p>
          </table:table-cell>
          <table:table-cell office:value-type="float" office:value="0.0000589747" calcext:value-type="float">
            <text:p>0.0000589747</text:p>
          </table:table-cell>
        </table:table-row>
        <table:table-row table:style-name="ro1">
          <table:table-cell office:value-type="float" office:value="14018.5" calcext:value-type="float">
            <text:p>14018.5</text:p>
          </table:table-cell>
          <table:table-cell office:value-type="float" office:value="0.000496095" calcext:value-type="float">
            <text:p>0.000496095</text:p>
          </table:table-cell>
        </table:table-row>
        <table:table-row table:style-name="ro1">
          <table:table-cell office:value-type="float" office:value="14027.7" calcext:value-type="float">
            <text:p>14027.7</text:p>
          </table:table-cell>
          <table:table-cell office:value-type="float" office:value="0.000660157" calcext:value-type="float">
            <text:p>0.000660157</text:p>
          </table:table-cell>
        </table:table-row>
        <table:table-row table:style-name="ro1">
          <table:table-cell office:value-type="float" office:value="14036.8" calcext:value-type="float">
            <text:p>14036.8</text:p>
          </table:table-cell>
          <table:table-cell office:value-type="float" office:value="0.000708198" calcext:value-type="float">
            <text:p>0.000708198</text:p>
          </table:table-cell>
        </table:table-row>
        <table:table-row table:style-name="ro1">
          <table:table-cell office:value-type="float" office:value="14046" calcext:value-type="float">
            <text:p>14046</text:p>
          </table:table-cell>
          <table:table-cell office:value-type="float" office:value="0.000765904" calcext:value-type="float">
            <text:p>0.000765904</text:p>
          </table:table-cell>
        </table:table-row>
        <table:table-row table:style-name="ro1">
          <table:table-cell office:value-type="float" office:value="14055.2" calcext:value-type="float">
            <text:p>14055.2</text:p>
          </table:table-cell>
          <table:table-cell office:value-type="float" office:value="0.00020865" calcext:value-type="float">
            <text:p>0.00020865</text:p>
          </table:table-cell>
        </table:table-row>
        <table:table-row table:style-name="ro1">
          <table:table-cell office:value-type="float" office:value="14064.3" calcext:value-type="float">
            <text:p>14064.3</text:p>
          </table:table-cell>
          <table:table-cell office:value-type="float" office:value="0.00114893" calcext:value-type="float">
            <text:p>0.00114893</text:p>
          </table:table-cell>
        </table:table-row>
        <table:table-row table:style-name="ro1">
          <table:table-cell office:value-type="float" office:value="14073.5" calcext:value-type="float">
            <text:p>14073.5</text:p>
          </table:table-cell>
          <table:table-cell office:value-type="float" office:value="0.000413185" calcext:value-type="float">
            <text:p>0.000413185</text:p>
          </table:table-cell>
        </table:table-row>
        <table:table-row table:style-name="ro1">
          <table:table-cell office:value-type="float" office:value="14082.7" calcext:value-type="float">
            <text:p>14082.7</text:p>
          </table:table-cell>
          <table:table-cell office:value-type="float" office:value="0.00147315" calcext:value-type="float">
            <text:p>0.00147315</text:p>
          </table:table-cell>
        </table:table-row>
        <table:table-row table:style-name="ro1">
          <table:table-cell office:value-type="float" office:value="14091.8" calcext:value-type="float">
            <text:p>14091.8</text:p>
          </table:table-cell>
          <table:table-cell office:value-type="float" office:value="0.00115986" calcext:value-type="float">
            <text:p>0.00115986</text:p>
          </table:table-cell>
        </table:table-row>
        <table:table-row table:style-name="ro1">
          <table:table-cell office:value-type="float" office:value="14101" calcext:value-type="float">
            <text:p>14101</text:p>
          </table:table-cell>
          <table:table-cell office:value-type="float" office:value="0.00111487" calcext:value-type="float">
            <text:p>0.00111487</text:p>
          </table:table-cell>
        </table:table-row>
        <table:table-row table:style-name="ro1">
          <table:table-cell office:value-type="float" office:value="14110.2" calcext:value-type="float">
            <text:p>14110.2</text:p>
          </table:table-cell>
          <table:table-cell office:value-type="float" office:value="0.00105983" calcext:value-type="float">
            <text:p>0.00105983</text:p>
          </table:table-cell>
        </table:table-row>
        <table:table-row table:style-name="ro1">
          <table:table-cell office:value-type="float" office:value="14119.3" calcext:value-type="float">
            <text:p>14119.3</text:p>
          </table:table-cell>
          <table:table-cell office:value-type="float" office:value="0.00102277" calcext:value-type="float">
            <text:p>0.00102277</text:p>
          </table:table-cell>
        </table:table-row>
        <table:table-row table:style-name="ro1">
          <table:table-cell office:value-type="float" office:value="14128.5" calcext:value-type="float">
            <text:p>14128.5</text:p>
          </table:table-cell>
          <table:table-cell office:value-type="float" office:value="0.00132418" calcext:value-type="float">
            <text:p>0.00132418</text:p>
          </table:table-cell>
        </table:table-row>
        <table:table-row table:style-name="ro1">
          <table:table-cell office:value-type="float" office:value="14137.7" calcext:value-type="float">
            <text:p>14137.7</text:p>
          </table:table-cell>
          <table:table-cell office:value-type="float" office:value="0.00126186" calcext:value-type="float">
            <text:p>0.00126186</text:p>
          </table:table-cell>
        </table:table-row>
        <table:table-row table:style-name="ro1">
          <table:table-cell office:value-type="float" office:value="14146.8" calcext:value-type="float">
            <text:p>14146.8</text:p>
          </table:table-cell>
          <table:table-cell office:value-type="float" office:value="0.000824476" calcext:value-type="float">
            <text:p>0.000824476</text:p>
          </table:table-cell>
        </table:table-row>
        <table:table-row table:style-name="ro1">
          <table:table-cell office:value-type="float" office:value="14156" calcext:value-type="float">
            <text:p>14156</text:p>
          </table:table-cell>
          <table:table-cell office:value-type="float" office:value="0.00110009" calcext:value-type="float">
            <text:p>0.00110009</text:p>
          </table:table-cell>
        </table:table-row>
        <table:table-row table:style-name="ro1">
          <table:table-cell office:value-type="float" office:value="14165.2" calcext:value-type="float">
            <text:p>14165.2</text:p>
          </table:table-cell>
          <table:table-cell office:value-type="float" office:value="0.00122502" calcext:value-type="float">
            <text:p>0.00122502</text:p>
          </table:table-cell>
        </table:table-row>
        <table:table-row table:style-name="ro1">
          <table:table-cell office:value-type="float" office:value="14174.3" calcext:value-type="float">
            <text:p>14174.3</text:p>
          </table:table-cell>
          <table:table-cell office:value-type="float" office:value="0.000804052" calcext:value-type="float">
            <text:p>0.000804052</text:p>
          </table:table-cell>
        </table:table-row>
        <table:table-row table:style-name="ro1">
          <table:table-cell office:value-type="float" office:value="14183.5" calcext:value-type="float">
            <text:p>14183.5</text:p>
          </table:table-cell>
          <table:table-cell office:value-type="float" office:value="0.000908398" calcext:value-type="float">
            <text:p>0.000908398</text:p>
          </table:table-cell>
        </table:table-row>
        <table:table-row table:style-name="ro1">
          <table:table-cell office:value-type="float" office:value="14192.7" calcext:value-type="float">
            <text:p>14192.7</text:p>
          </table:table-cell>
          <table:table-cell office:value-type="float" office:value="0.000545452" calcext:value-type="float">
            <text:p>0.000545452</text:p>
          </table:table-cell>
        </table:table-row>
        <table:table-row table:style-name="ro1">
          <table:table-cell office:value-type="float" office:value="14201.9" calcext:value-type="float">
            <text:p>14201.9</text:p>
          </table:table-cell>
          <table:table-cell office:value-type="float" office:value="0.000414865" calcext:value-type="float">
            <text:p>0.000414865</text:p>
          </table:table-cell>
        </table:table-row>
        <table:table-row table:style-name="ro1">
          <table:table-cell office:value-type="float" office:value="14211" calcext:value-type="float">
            <text:p>14211</text:p>
          </table:table-cell>
          <table:table-cell office:value-type="float" office:value="0.000745665" calcext:value-type="float">
            <text:p>0.000745665</text:p>
          </table:table-cell>
        </table:table-row>
        <table:table-row table:style-name="ro1">
          <table:table-cell office:value-type="float" office:value="14220.2" calcext:value-type="float">
            <text:p>14220.2</text:p>
          </table:table-cell>
          <table:table-cell office:value-type="float" office:value="0.000864367" calcext:value-type="float">
            <text:p>0.000864367</text:p>
          </table:table-cell>
        </table:table-row>
        <table:table-row table:style-name="ro1">
          <table:table-cell office:value-type="float" office:value="14229.4" calcext:value-type="float">
            <text:p>14229.4</text:p>
          </table:table-cell>
          <table:table-cell office:value-type="float" office:value="0.000794913" calcext:value-type="float">
            <text:p>0.000794913</text:p>
          </table:table-cell>
        </table:table-row>
        <table:table-row table:style-name="ro1">
          <table:table-cell office:value-type="float" office:value="14238.5" calcext:value-type="float">
            <text:p>14238.5</text:p>
          </table:table-cell>
          <table:table-cell office:value-type="float" office:value="0.00121033" calcext:value-type="float">
            <text:p>0.00121033</text:p>
          </table:table-cell>
        </table:table-row>
        <table:table-row table:style-name="ro1">
          <table:table-cell office:value-type="float" office:value="14247.7" calcext:value-type="float">
            <text:p>14247.7</text:p>
          </table:table-cell>
          <table:table-cell office:value-type="float" office:value="0.00143334" calcext:value-type="float">
            <text:p>0.00143334</text:p>
          </table:table-cell>
        </table:table-row>
        <table:table-row table:style-name="ro1">
          <table:table-cell office:value-type="float" office:value="14256.9" calcext:value-type="float">
            <text:p>14256.9</text:p>
          </table:table-cell>
          <table:table-cell office:value-type="float" office:value="0.000629759" calcext:value-type="float">
            <text:p>0.000629759</text:p>
          </table:table-cell>
        </table:table-row>
        <table:table-row table:style-name="ro1">
          <table:table-cell office:value-type="float" office:value="14266" calcext:value-type="float">
            <text:p>14266</text:p>
          </table:table-cell>
          <table:table-cell office:value-type="float" office:value="0.00130735" calcext:value-type="float">
            <text:p>0.00130735</text:p>
          </table:table-cell>
        </table:table-row>
        <table:table-row table:style-name="ro1">
          <table:table-cell office:value-type="float" office:value="14275.2" calcext:value-type="float">
            <text:p>14275.2</text:p>
          </table:table-cell>
          <table:table-cell office:value-type="float" office:value="0.00123424" calcext:value-type="float">
            <text:p>0.00123424</text:p>
          </table:table-cell>
        </table:table-row>
        <table:table-row table:style-name="ro1">
          <table:table-cell office:value-type="float" office:value="14284.4" calcext:value-type="float">
            <text:p>14284.4</text:p>
          </table:table-cell>
          <table:table-cell office:value-type="float" office:value="0.000609983" calcext:value-type="float">
            <text:p>0.000609983</text:p>
          </table:table-cell>
        </table:table-row>
        <table:table-row table:style-name="ro1">
          <table:table-cell office:value-type="float" office:value="14293.5" calcext:value-type="float">
            <text:p>14293.5</text:p>
          </table:table-cell>
          <table:table-cell office:value-type="float" office:value="0.00175848" calcext:value-type="float">
            <text:p>0.00175848</text:p>
          </table:table-cell>
        </table:table-row>
        <table:table-row table:style-name="ro1">
          <table:table-cell office:value-type="float" office:value="14302.7" calcext:value-type="float">
            <text:p>14302.7</text:p>
          </table:table-cell>
          <table:table-cell office:value-type="float" office:value="0.000802196" calcext:value-type="float">
            <text:p>0.000802196</text:p>
          </table:table-cell>
        </table:table-row>
        <table:table-row table:style-name="ro1">
          <table:table-cell office:value-type="float" office:value="14311.9" calcext:value-type="float">
            <text:p>14311.9</text:p>
          </table:table-cell>
          <table:table-cell office:value-type="float" office:value="0.000966855" calcext:value-type="float">
            <text:p>0.000966855</text:p>
          </table:table-cell>
        </table:table-row>
        <table:table-row table:style-name="ro1">
          <table:table-cell office:value-type="float" office:value="14321" calcext:value-type="float">
            <text:p>14321</text:p>
          </table:table-cell>
          <table:table-cell office:value-type="float" office:value="0.000626089" calcext:value-type="float">
            <text:p>0.000626089</text:p>
          </table:table-cell>
        </table:table-row>
        <table:table-row table:style-name="ro1">
          <table:table-cell office:value-type="float" office:value="14330.2" calcext:value-type="float">
            <text:p>14330.2</text:p>
          </table:table-cell>
          <table:table-cell office:value-type="float" office:value="0.000818941" calcext:value-type="float">
            <text:p>0.000818941</text:p>
          </table:table-cell>
        </table:table-row>
        <table:table-row table:style-name="ro1">
          <table:table-cell office:value-type="float" office:value="14339.4" calcext:value-type="float">
            <text:p>14339.4</text:p>
          </table:table-cell>
          <table:table-cell office:value-type="float" office:value="0.000787039" calcext:value-type="float">
            <text:p>0.000787039</text:p>
          </table:table-cell>
        </table:table-row>
        <table:table-row table:style-name="ro1">
          <table:table-cell office:value-type="float" office:value="14348.5" calcext:value-type="float">
            <text:p>14348.5</text:p>
          </table:table-cell>
          <table:table-cell office:value-type="float" office:value="0.000571458" calcext:value-type="float">
            <text:p>0.000571458</text:p>
          </table:table-cell>
        </table:table-row>
        <table:table-row table:style-name="ro1">
          <table:table-cell office:value-type="float" office:value="14357.7" calcext:value-type="float">
            <text:p>14357.7</text:p>
          </table:table-cell>
          <table:table-cell office:value-type="float" office:value="0.000529578" calcext:value-type="float">
            <text:p>0.000529578</text:p>
          </table:table-cell>
        </table:table-row>
        <table:table-row table:style-name="ro1">
          <table:table-cell office:value-type="float" office:value="14366.9" calcext:value-type="float">
            <text:p>14366.9</text:p>
          </table:table-cell>
          <table:table-cell office:value-type="float" office:value="0.000736569" calcext:value-type="float">
            <text:p>0.000736569</text:p>
          </table:table-cell>
        </table:table-row>
        <table:table-row table:style-name="ro1">
          <table:table-cell office:value-type="float" office:value="14376" calcext:value-type="float">
            <text:p>14376</text:p>
          </table:table-cell>
          <table:table-cell office:value-type="float" office:value="0.000572255" calcext:value-type="float">
            <text:p>0.000572255</text:p>
          </table:table-cell>
        </table:table-row>
        <table:table-row table:style-name="ro1">
          <table:table-cell office:value-type="float" office:value="14385.2" calcext:value-type="float">
            <text:p>14385.2</text:p>
          </table:table-cell>
          <table:table-cell office:value-type="float" office:value="0.0000656622" calcext:value-type="float">
            <text:p>0.0000656622</text:p>
          </table:table-cell>
        </table:table-row>
        <table:table-row table:style-name="ro1">
          <table:table-cell office:value-type="float" office:value="14394.4" calcext:value-type="float">
            <text:p>14394.4</text:p>
          </table:table-cell>
          <table:table-cell office:value-type="float" office:value="0.000388134" calcext:value-type="float">
            <text:p>0.000388134</text:p>
          </table:table-cell>
        </table:table-row>
        <table:table-row table:style-name="ro1">
          <table:table-cell office:value-type="float" office:value="14403.6" calcext:value-type="float">
            <text:p>14403.6</text:p>
          </table:table-cell>
          <table:table-cell office:value-type="float" office:value="0.000328283" calcext:value-type="float">
            <text:p>0.000328283</text:p>
          </table:table-cell>
        </table:table-row>
        <table:table-row table:style-name="ro1">
          <table:table-cell office:value-type="float" office:value="14412.7" calcext:value-type="float">
            <text:p>14412.7</text:p>
          </table:table-cell>
          <table:table-cell office:value-type="float" office:value="0.000255065" calcext:value-type="float">
            <text:p>0.000255065</text:p>
          </table:table-cell>
        </table:table-row>
        <table:table-row table:style-name="ro1">
          <table:table-cell office:value-type="float" office:value="14421.9" calcext:value-type="float">
            <text:p>14421.9</text:p>
          </table:table-cell>
          <table:table-cell office:value-type="float" office:value="0.0000977316" calcext:value-type="float">
            <text:p>0.0000977316</text:p>
          </table:table-cell>
        </table:table-row>
        <table:table-row table:style-name="ro1">
          <table:table-cell office:value-type="float" office:value="14431.1" calcext:value-type="float">
            <text:p>14431.1</text:p>
          </table:table-cell>
          <table:table-cell office:value-type="float" office:value="0.000118981" calcext:value-type="float">
            <text:p>0.000118981</text:p>
          </table:table-cell>
        </table:table-row>
        <table:table-row table:style-name="ro1">
          <table:table-cell office:value-type="float" office:value="14440.2" calcext:value-type="float">
            <text:p>14440.2</text:p>
          </table:table-cell>
          <table:table-cell office:value-type="float" office:value="0.000233185" calcext:value-type="float">
            <text:p>0.000233185</text:p>
          </table:table-cell>
        </table:table-row>
        <table:table-row table:style-name="ro1">
          <table:table-cell office:value-type="float" office:value="14449.4" calcext:value-type="float">
            <text:p>14449.4</text:p>
          </table:table-cell>
          <table:table-cell office:value-type="float" office:value="0.000440136" calcext:value-type="float">
            <text:p>0.000440136</text:p>
          </table:table-cell>
        </table:table-row>
        <table:table-row table:style-name="ro1">
          <table:table-cell office:value-type="float" office:value="14458.6" calcext:value-type="float">
            <text:p>14458.6</text:p>
          </table:table-cell>
          <table:table-cell office:value-type="float" office:value="0.000185988" calcext:value-type="float">
            <text:p>0.000185988</text:p>
          </table:table-cell>
        </table:table-row>
        <table:table-row table:style-name="ro1">
          <table:table-cell office:value-type="float" office:value="14467.7" calcext:value-type="float">
            <text:p>14467.7</text:p>
          </table:table-cell>
          <table:table-cell office:value-type="float" office:value="0.000799631" calcext:value-type="float">
            <text:p>0.000799631</text:p>
          </table:table-cell>
        </table:table-row>
        <table:table-row table:style-name="ro1">
          <table:table-cell office:value-type="float" office:value="14476.9" calcext:value-type="float">
            <text:p>14476.9</text:p>
          </table:table-cell>
          <table:table-cell office:value-type="float" office:value="0.000805772" calcext:value-type="float">
            <text:p>0.000805772</text:p>
          </table:table-cell>
        </table:table-row>
        <table:table-row table:style-name="ro1">
          <table:table-cell office:value-type="float" office:value="14486.1" calcext:value-type="float">
            <text:p>14486.1</text:p>
          </table:table-cell>
          <table:table-cell office:value-type="float" office:value="0.000376451" calcext:value-type="float">
            <text:p>0.000376451</text:p>
          </table:table-cell>
        </table:table-row>
        <table:table-row table:style-name="ro1">
          <table:table-cell office:value-type="float" office:value="14495.2" calcext:value-type="float">
            <text:p>14495.2</text:p>
          </table:table-cell>
          <table:table-cell office:value-type="float" office:value="0.000388713" calcext:value-type="float">
            <text:p>0.000388713</text:p>
          </table:table-cell>
        </table:table-row>
        <table:table-row table:style-name="ro1">
          <table:table-cell office:value-type="float" office:value="14504.4" calcext:value-type="float">
            <text:p>14504.4</text:p>
          </table:table-cell>
          <table:table-cell office:value-type="float" office:value="0.000693719" calcext:value-type="float">
            <text:p>0.000693719</text:p>
          </table:table-cell>
        </table:table-row>
        <table:table-row table:style-name="ro1">
          <table:table-cell office:value-type="float" office:value="14513.6" calcext:value-type="float">
            <text:p>14513.6</text:p>
          </table:table-cell>
          <table:table-cell office:value-type="float" office:value="0.000502987" calcext:value-type="float">
            <text:p>0.000502987</text:p>
          </table:table-cell>
        </table:table-row>
        <table:table-row table:style-name="ro1">
          <table:table-cell office:value-type="float" office:value="14522.7" calcext:value-type="float">
            <text:p>14522.7</text:p>
          </table:table-cell>
          <table:table-cell office:value-type="float" office:value="0.000448995" calcext:value-type="float">
            <text:p>0.000448995</text:p>
          </table:table-cell>
        </table:table-row>
        <table:table-row table:style-name="ro1">
          <table:table-cell office:value-type="float" office:value="14531.9" calcext:value-type="float">
            <text:p>14531.9</text:p>
          </table:table-cell>
          <table:table-cell office:value-type="float" office:value="0.000495251" calcext:value-type="float">
            <text:p>0.000495251</text:p>
          </table:table-cell>
        </table:table-row>
        <table:table-row table:style-name="ro1">
          <table:table-cell office:value-type="float" office:value="14541.1" calcext:value-type="float">
            <text:p>14541.1</text:p>
          </table:table-cell>
          <table:table-cell office:value-type="float" office:value="0.000737949" calcext:value-type="float">
            <text:p>0.000737949</text:p>
          </table:table-cell>
        </table:table-row>
        <table:table-row table:style-name="ro1">
          <table:table-cell office:value-type="float" office:value="14550.2" calcext:value-type="float">
            <text:p>14550.2</text:p>
          </table:table-cell>
          <table:table-cell office:value-type="float" office:value="0.000610831" calcext:value-type="float">
            <text:p>0.000610831</text:p>
          </table:table-cell>
        </table:table-row>
        <table:table-row table:style-name="ro1">
          <table:table-cell office:value-type="float" office:value="14559.4" calcext:value-type="float">
            <text:p>14559.4</text:p>
          </table:table-cell>
          <table:table-cell office:value-type="float" office:value="0.000478061" calcext:value-type="float">
            <text:p>0.000478061</text:p>
          </table:table-cell>
        </table:table-row>
        <table:table-row table:style-name="ro1">
          <table:table-cell office:value-type="float" office:value="14568.6" calcext:value-type="float">
            <text:p>14568.6</text:p>
          </table:table-cell>
          <table:table-cell office:value-type="float" office:value="0.000468755" calcext:value-type="float">
            <text:p>0.000468755</text:p>
          </table:table-cell>
        </table:table-row>
        <table:table-row table:style-name="ro1">
          <table:table-cell office:value-type="float" office:value="14577.8" calcext:value-type="float">
            <text:p>14577.8</text:p>
          </table:table-cell>
          <table:table-cell office:value-type="float" office:value="0.000430463" calcext:value-type="float">
            <text:p>0.000430463</text:p>
          </table:table-cell>
        </table:table-row>
        <table:table-row table:style-name="ro1">
          <table:table-cell office:value-type="float" office:value="14586.9" calcext:value-type="float">
            <text:p>14586.9</text:p>
          </table:table-cell>
          <table:table-cell office:value-type="float" office:value="0.000508676" calcext:value-type="float">
            <text:p>0.000508676</text:p>
          </table:table-cell>
        </table:table-row>
        <table:table-row table:style-name="ro1">
          <table:table-cell office:value-type="float" office:value="14596.1" calcext:value-type="float">
            <text:p>14596.1</text:p>
          </table:table-cell>
          <table:table-cell office:value-type="float" office:value="0.00054194" calcext:value-type="float">
            <text:p>0.00054194</text:p>
          </table:table-cell>
        </table:table-row>
        <table:table-row table:style-name="ro1">
          <table:table-cell office:value-type="float" office:value="14605.3" calcext:value-type="float">
            <text:p>14605.3</text:p>
          </table:table-cell>
          <table:table-cell office:value-type="float" office:value="0.000621055" calcext:value-type="float">
            <text:p>0.000621055</text:p>
          </table:table-cell>
        </table:table-row>
        <table:table-row table:style-name="ro1">
          <table:table-cell office:value-type="float" office:value="14614.4" calcext:value-type="float">
            <text:p>14614.4</text:p>
          </table:table-cell>
          <table:table-cell office:value-type="float" office:value="0.000720817" calcext:value-type="float">
            <text:p>0.000720817</text:p>
          </table:table-cell>
        </table:table-row>
        <table:table-row table:style-name="ro1">
          <table:table-cell office:value-type="float" office:value="14623.6" calcext:value-type="float">
            <text:p>14623.6</text:p>
          </table:table-cell>
          <table:table-cell office:value-type="float" office:value="0.000793232" calcext:value-type="float">
            <text:p>0.000793232</text:p>
          </table:table-cell>
        </table:table-row>
        <table:table-row table:style-name="ro1">
          <table:table-cell office:value-type="float" office:value="14632.8" calcext:value-type="float">
            <text:p>14632.8</text:p>
          </table:table-cell>
          <table:table-cell office:value-type="float" office:value="0.000874376" calcext:value-type="float">
            <text:p>0.000874376</text:p>
          </table:table-cell>
        </table:table-row>
        <table:table-row table:style-name="ro1">
          <table:table-cell office:value-type="float" office:value="14641.9" calcext:value-type="float">
            <text:p>14641.9</text:p>
          </table:table-cell>
          <table:table-cell office:value-type="float" office:value="0.000973428" calcext:value-type="float">
            <text:p>0.000973428</text:p>
          </table:table-cell>
        </table:table-row>
        <table:table-row table:style-name="ro1">
          <table:table-cell office:value-type="float" office:value="14651.1" calcext:value-type="float">
            <text:p>14651.1</text:p>
          </table:table-cell>
          <table:table-cell office:value-type="float" office:value="0.00091527" calcext:value-type="float">
            <text:p>0.00091527</text:p>
          </table:table-cell>
        </table:table-row>
        <table:table-row table:style-name="ro1">
          <table:table-cell office:value-type="float" office:value="14660.3" calcext:value-type="float">
            <text:p>14660.3</text:p>
          </table:table-cell>
          <table:table-cell office:value-type="float" office:value="0.000692069" calcext:value-type="float">
            <text:p>0.000692069</text:p>
          </table:table-cell>
        </table:table-row>
        <table:table-row table:style-name="ro1">
          <table:table-cell office:value-type="float" office:value="14669.4" calcext:value-type="float">
            <text:p>14669.4</text:p>
          </table:table-cell>
          <table:table-cell office:value-type="float" office:value="0.000931166" calcext:value-type="float">
            <text:p>0.000931166</text:p>
          </table:table-cell>
        </table:table-row>
        <table:table-row table:style-name="ro1">
          <table:table-cell office:value-type="float" office:value="14678.6" calcext:value-type="float">
            <text:p>14678.6</text:p>
          </table:table-cell>
          <table:table-cell office:value-type="float" office:value="0.00104726" calcext:value-type="float">
            <text:p>0.00104726</text:p>
          </table:table-cell>
        </table:table-row>
        <table:table-row table:style-name="ro1">
          <table:table-cell office:value-type="float" office:value="14687.8" calcext:value-type="float">
            <text:p>14687.8</text:p>
          </table:table-cell>
          <table:table-cell office:value-type="float" office:value="0.00061243" calcext:value-type="float">
            <text:p>0.00061243</text:p>
          </table:table-cell>
        </table:table-row>
        <table:table-row table:style-name="ro1">
          <table:table-cell office:value-type="float" office:value="14696.9" calcext:value-type="float">
            <text:p>14696.9</text:p>
          </table:table-cell>
          <table:table-cell office:value-type="float" office:value="0.000524443" calcext:value-type="float">
            <text:p>0.000524443</text:p>
          </table:table-cell>
        </table:table-row>
        <table:table-row table:style-name="ro1">
          <table:table-cell office:value-type="float" office:value="14706.1" calcext:value-type="float">
            <text:p>14706.1</text:p>
          </table:table-cell>
          <table:table-cell office:value-type="float" office:value="0.000347814" calcext:value-type="float">
            <text:p>0.000347814</text:p>
          </table:table-cell>
        </table:table-row>
        <table:table-row table:style-name="ro1">
          <table:table-cell office:value-type="float" office:value="14715.3" calcext:value-type="float">
            <text:p>14715.3</text:p>
          </table:table-cell>
          <table:table-cell office:value-type="float" office:value="0.000203851" calcext:value-type="float">
            <text:p>0.000203851</text:p>
          </table:table-cell>
        </table:table-row>
        <table:table-row table:style-name="ro1">
          <table:table-cell office:value-type="float" office:value="14724.4" calcext:value-type="float">
            <text:p>14724.4</text:p>
          </table:table-cell>
          <table:table-cell office:value-type="float" office:value="0.000479596" calcext:value-type="float">
            <text:p>0.000479596</text:p>
          </table:table-cell>
        </table:table-row>
        <table:table-row table:style-name="ro1">
          <table:table-cell office:value-type="float" office:value="14733.6" calcext:value-type="float">
            <text:p>14733.6</text:p>
          </table:table-cell>
          <table:table-cell office:value-type="float" office:value="0.000278072" calcext:value-type="float">
            <text:p>0.000278072</text:p>
          </table:table-cell>
        </table:table-row>
        <table:table-row table:style-name="ro1">
          <table:table-cell office:value-type="float" office:value="14742.8" calcext:value-type="float">
            <text:p>14742.8</text:p>
          </table:table-cell>
          <table:table-cell office:value-type="float" office:value="0.000921014" calcext:value-type="float">
            <text:p>0.000921014</text:p>
          </table:table-cell>
        </table:table-row>
        <table:table-row table:style-name="ro1">
          <table:table-cell office:value-type="float" office:value="14752" calcext:value-type="float">
            <text:p>14752</text:p>
          </table:table-cell>
          <table:table-cell office:value-type="float" office:value="0.0010848" calcext:value-type="float">
            <text:p>0.0010848</text:p>
          </table:table-cell>
        </table:table-row>
        <table:table-row table:style-name="ro1">
          <table:table-cell office:value-type="float" office:value="14761.1" calcext:value-type="float">
            <text:p>14761.1</text:p>
          </table:table-cell>
          <table:table-cell office:value-type="float" office:value="0.000660639" calcext:value-type="float">
            <text:p>0.000660639</text:p>
          </table:table-cell>
        </table:table-row>
        <table:table-row table:style-name="ro1">
          <table:table-cell office:value-type="float" office:value="14770.3" calcext:value-type="float">
            <text:p>14770.3</text:p>
          </table:table-cell>
          <table:table-cell office:value-type="float" office:value="0.00109558" calcext:value-type="float">
            <text:p>0.00109558</text:p>
          </table:table-cell>
        </table:table-row>
        <table:table-row table:style-name="ro1">
          <table:table-cell office:value-type="float" office:value="14779.5" calcext:value-type="float">
            <text:p>14779.5</text:p>
          </table:table-cell>
          <table:table-cell office:value-type="float" office:value="0.000785974" calcext:value-type="float">
            <text:p>0.000785974</text:p>
          </table:table-cell>
        </table:table-row>
        <table:table-row table:style-name="ro1">
          <table:table-cell office:value-type="float" office:value="14788.6" calcext:value-type="float">
            <text:p>14788.6</text:p>
          </table:table-cell>
          <table:table-cell office:value-type="float" office:value="0.00100014" calcext:value-type="float">
            <text:p>0.00100014</text:p>
          </table:table-cell>
        </table:table-row>
        <table:table-row table:style-name="ro1">
          <table:table-cell office:value-type="float" office:value="14797.8" calcext:value-type="float">
            <text:p>14797.8</text:p>
          </table:table-cell>
          <table:table-cell office:value-type="float" office:value="0.00137286" calcext:value-type="float">
            <text:p>0.00137286</text:p>
          </table:table-cell>
        </table:table-row>
        <table:table-row table:style-name="ro1">
          <table:table-cell office:value-type="float" office:value="14807" calcext:value-type="float">
            <text:p>14807</text:p>
          </table:table-cell>
          <table:table-cell office:value-type="float" office:value="0.000973977" calcext:value-type="float">
            <text:p>0.000973977</text:p>
          </table:table-cell>
        </table:table-row>
        <table:table-row table:style-name="ro1">
          <table:table-cell office:value-type="float" office:value="14816.1" calcext:value-type="float">
            <text:p>14816.1</text:p>
          </table:table-cell>
          <table:table-cell office:value-type="float" office:value="0.000787287" calcext:value-type="float">
            <text:p>0.000787287</text:p>
          </table:table-cell>
        </table:table-row>
        <table:table-row table:style-name="ro1">
          <table:table-cell office:value-type="float" office:value="14825.3" calcext:value-type="float">
            <text:p>14825.3</text:p>
          </table:table-cell>
          <table:table-cell office:value-type="float" office:value="0.000975839" calcext:value-type="float">
            <text:p>0.000975839</text:p>
          </table:table-cell>
        </table:table-row>
        <table:table-row table:style-name="ro1">
          <table:table-cell office:value-type="float" office:value="14834.5" calcext:value-type="float">
            <text:p>14834.5</text:p>
          </table:table-cell>
          <table:table-cell office:value-type="float" office:value="0.000710247" calcext:value-type="float">
            <text:p>0.000710247</text:p>
          </table:table-cell>
        </table:table-row>
        <table:table-row table:style-name="ro1">
          <table:table-cell office:value-type="float" office:value="14843.6" calcext:value-type="float">
            <text:p>14843.6</text:p>
          </table:table-cell>
          <table:table-cell office:value-type="float" office:value="0.000760789" calcext:value-type="float">
            <text:p>0.000760789</text:p>
          </table:table-cell>
        </table:table-row>
        <table:table-row table:style-name="ro1">
          <table:table-cell office:value-type="float" office:value="14852.8" calcext:value-type="float">
            <text:p>14852.8</text:p>
          </table:table-cell>
          <table:table-cell office:value-type="float" office:value="0.000661721" calcext:value-type="float">
            <text:p>0.000661721</text:p>
          </table:table-cell>
        </table:table-row>
        <table:table-row table:style-name="ro1">
          <table:table-cell office:value-type="float" office:value="14862" calcext:value-type="float">
            <text:p>14862</text:p>
          </table:table-cell>
          <table:table-cell office:value-type="float" office:value="0.000361426" calcext:value-type="float">
            <text:p>0.000361426</text:p>
          </table:table-cell>
        </table:table-row>
        <table:table-row table:style-name="ro1">
          <table:table-cell office:value-type="float" office:value="14871.1" calcext:value-type="float">
            <text:p>14871.1</text:p>
          </table:table-cell>
          <table:table-cell office:value-type="float" office:value="0.00041995" calcext:value-type="float">
            <text:p>0.00041995</text:p>
          </table:table-cell>
        </table:table-row>
        <table:table-row table:style-name="ro1">
          <table:table-cell office:value-type="float" office:value="14880.3" calcext:value-type="float">
            <text:p>14880.3</text:p>
          </table:table-cell>
          <table:table-cell office:value-type="float" office:value="0.000338339" calcext:value-type="float">
            <text:p>0.000338339</text:p>
          </table:table-cell>
        </table:table-row>
        <table:table-row table:style-name="ro1">
          <table:table-cell office:value-type="float" office:value="14889.5" calcext:value-type="float">
            <text:p>14889.5</text:p>
          </table:table-cell>
          <table:table-cell office:value-type="float" office:value="0.000744288" calcext:value-type="float">
            <text:p>0.000744288</text:p>
          </table:table-cell>
        </table:table-row>
        <table:table-row table:style-name="ro1">
          <table:table-cell office:value-type="float" office:value="14898.6" calcext:value-type="float">
            <text:p>14898.6</text:p>
          </table:table-cell>
          <table:table-cell office:value-type="float" office:value="0.000349552" calcext:value-type="float">
            <text:p>0.000349552</text:p>
          </table:table-cell>
        </table:table-row>
        <table:table-row table:style-name="ro1">
          <table:table-cell office:value-type="float" office:value="14907.8" calcext:value-type="float">
            <text:p>14907.8</text:p>
          </table:table-cell>
          <table:table-cell office:value-type="float" office:value="0.000338242" calcext:value-type="float">
            <text:p>0.000338242</text:p>
          </table:table-cell>
        </table:table-row>
        <table:table-row table:style-name="ro1">
          <table:table-cell office:value-type="float" office:value="14917" calcext:value-type="float">
            <text:p>14917</text:p>
          </table:table-cell>
          <table:table-cell office:value-type="float" office:value="0.00114344" calcext:value-type="float">
            <text:p>0.00114344</text:p>
          </table:table-cell>
        </table:table-row>
        <table:table-row table:style-name="ro1">
          <table:table-cell office:value-type="float" office:value="14926.2" calcext:value-type="float">
            <text:p>14926.2</text:p>
          </table:table-cell>
          <table:table-cell office:value-type="float" office:value="0.000992875" calcext:value-type="float">
            <text:p>0.000992875</text:p>
          </table:table-cell>
        </table:table-row>
        <table:table-row table:style-name="ro1">
          <table:table-cell office:value-type="float" office:value="14935.3" calcext:value-type="float">
            <text:p>14935.3</text:p>
          </table:table-cell>
          <table:table-cell office:value-type="float" office:value="0.00100422" calcext:value-type="float">
            <text:p>0.00100422</text:p>
          </table:table-cell>
        </table:table-row>
        <table:table-row table:style-name="ro1">
          <table:table-cell office:value-type="float" office:value="14944.5" calcext:value-type="float">
            <text:p>14944.5</text:p>
          </table:table-cell>
          <table:table-cell office:value-type="float" office:value="0.00113242" calcext:value-type="float">
            <text:p>0.00113242</text:p>
          </table:table-cell>
        </table:table-row>
        <table:table-row table:style-name="ro1">
          <table:table-cell office:value-type="float" office:value="14953.7" calcext:value-type="float">
            <text:p>14953.7</text:p>
          </table:table-cell>
          <table:table-cell office:value-type="float" office:value="0.000562903" calcext:value-type="float">
            <text:p>0.000562903</text:p>
          </table:table-cell>
        </table:table-row>
        <table:table-row table:style-name="ro1">
          <table:table-cell office:value-type="float" office:value="14962.8" calcext:value-type="float">
            <text:p>14962.8</text:p>
          </table:table-cell>
          <table:table-cell office:value-type="float" office:value="0.00144356" calcext:value-type="float">
            <text:p>0.00144356</text:p>
          </table:table-cell>
        </table:table-row>
        <table:table-row table:style-name="ro1">
          <table:table-cell office:value-type="float" office:value="14972" calcext:value-type="float">
            <text:p>14972</text:p>
          </table:table-cell>
          <table:table-cell office:value-type="float" office:value="0.000584062" calcext:value-type="float">
            <text:p>0.000584062</text:p>
          </table:table-cell>
        </table:table-row>
        <table:table-row table:style-name="ro1">
          <table:table-cell office:value-type="float" office:value="14981.2" calcext:value-type="float">
            <text:p>14981.2</text:p>
          </table:table-cell>
          <table:table-cell office:value-type="float" office:value="0.00100057" calcext:value-type="float">
            <text:p>0.00100057</text:p>
          </table:table-cell>
        </table:table-row>
        <table:table-row table:style-name="ro1">
          <table:table-cell office:value-type="float" office:value="14990.3" calcext:value-type="float">
            <text:p>14990.3</text:p>
          </table:table-cell>
          <table:table-cell office:value-type="float" office:value="0.00031793" calcext:value-type="float">
            <text:p>0.00031793</text:p>
          </table:table-cell>
        </table:table-row>
        <table:table-row table:style-name="ro1">
          <table:table-cell office:value-type="float" office:value="14999.5" calcext:value-type="float">
            <text:p>14999.5</text:p>
          </table:table-cell>
          <table:table-cell office:value-type="float" office:value="0.000628105" calcext:value-type="float">
            <text:p>0.000628105</text:p>
          </table:table-cell>
        </table:table-row>
        <table:table-row table:style-name="ro1">
          <table:table-cell office:value-type="float" office:value="15008.7" calcext:value-type="float">
            <text:p>15008.7</text:p>
          </table:table-cell>
          <table:table-cell office:value-type="float" office:value="0.000285256" calcext:value-type="float">
            <text:p>0.000285256</text:p>
          </table:table-cell>
        </table:table-row>
        <table:table-row table:style-name="ro1">
          <table:table-cell office:value-type="float" office:value="15017.8" calcext:value-type="float">
            <text:p>15017.8</text:p>
          </table:table-cell>
          <table:table-cell office:value-type="float" office:value="0.000445802" calcext:value-type="float">
            <text:p>0.000445802</text:p>
          </table:table-cell>
        </table:table-row>
        <table:table-row table:style-name="ro1">
          <table:table-cell office:value-type="float" office:value="15027" calcext:value-type="float">
            <text:p>15027</text:p>
          </table:table-cell>
          <table:table-cell office:value-type="float" office:value="0.000179019" calcext:value-type="float">
            <text:p>0.000179019</text:p>
          </table:table-cell>
        </table:table-row>
        <table:table-row table:style-name="ro1">
          <table:table-cell office:value-type="float" office:value="15036.2" calcext:value-type="float">
            <text:p>15036.2</text:p>
          </table:table-cell>
          <table:table-cell office:value-type="float" office:value="0.000486412" calcext:value-type="float">
            <text:p>0.000486412</text:p>
          </table:table-cell>
        </table:table-row>
        <table:table-row table:style-name="ro1">
          <table:table-cell office:value-type="float" office:value="15045.3" calcext:value-type="float">
            <text:p>15045.3</text:p>
          </table:table-cell>
          <table:table-cell office:value-type="float" office:value="0.000684129" calcext:value-type="float">
            <text:p>0.000684129</text:p>
          </table:table-cell>
        </table:table-row>
        <table:table-row table:style-name="ro1">
          <table:table-cell office:value-type="float" office:value="15054.5" calcext:value-type="float">
            <text:p>15054.5</text:p>
          </table:table-cell>
          <table:table-cell office:value-type="float" office:value="0.000931534" calcext:value-type="float">
            <text:p>0.000931534</text:p>
          </table:table-cell>
        </table:table-row>
        <table:table-row table:style-name="ro1">
          <table:table-cell office:value-type="float" office:value="15063.7" calcext:value-type="float">
            <text:p>15063.7</text:p>
          </table:table-cell>
          <table:table-cell office:value-type="float" office:value="0.00125408" calcext:value-type="float">
            <text:p>0.00125408</text:p>
          </table:table-cell>
        </table:table-row>
        <table:table-row table:style-name="ro1">
          <table:table-cell office:value-type="float" office:value="15072.8" calcext:value-type="float">
            <text:p>15072.8</text:p>
          </table:table-cell>
          <table:table-cell office:value-type="float" office:value="0.0014372" calcext:value-type="float">
            <text:p>0.0014372</text:p>
          </table:table-cell>
        </table:table-row>
        <table:table-row table:style-name="ro1">
          <table:table-cell office:value-type="float" office:value="15082" calcext:value-type="float">
            <text:p>15082</text:p>
          </table:table-cell>
          <table:table-cell office:value-type="float" office:value="0.00101872" calcext:value-type="float">
            <text:p>0.00101872</text:p>
          </table:table-cell>
        </table:table-row>
        <table:table-row table:style-name="ro1">
          <table:table-cell office:value-type="float" office:value="15091.2" calcext:value-type="float">
            <text:p>15091.2</text:p>
          </table:table-cell>
          <table:table-cell office:value-type="float" office:value="0.00135364" calcext:value-type="float">
            <text:p>0.00135364</text:p>
          </table:table-cell>
        </table:table-row>
        <table:table-row table:style-name="ro1">
          <table:table-cell office:value-type="float" office:value="15100.4" calcext:value-type="float">
            <text:p>15100.4</text:p>
          </table:table-cell>
          <table:table-cell office:value-type="float" office:value="0.00152167" calcext:value-type="float">
            <text:p>0.00152167</text:p>
          </table:table-cell>
        </table:table-row>
        <table:table-row table:style-name="ro1">
          <table:table-cell office:value-type="float" office:value="15109.5" calcext:value-type="float">
            <text:p>15109.5</text:p>
          </table:table-cell>
          <table:table-cell office:value-type="float" office:value="0.00134949" calcext:value-type="float">
            <text:p>0.00134949</text:p>
          </table:table-cell>
        </table:table-row>
        <table:table-row table:style-name="ro1">
          <table:table-cell office:value-type="float" office:value="15118.7" calcext:value-type="float">
            <text:p>15118.7</text:p>
          </table:table-cell>
          <table:table-cell office:value-type="float" office:value="0.000884932" calcext:value-type="float">
            <text:p>0.000884932</text:p>
          </table:table-cell>
        </table:table-row>
        <table:table-row table:style-name="ro1">
          <table:table-cell office:value-type="float" office:value="15127.9" calcext:value-type="float">
            <text:p>15127.9</text:p>
          </table:table-cell>
          <table:table-cell office:value-type="float" office:value="0.00155734" calcext:value-type="float">
            <text:p>0.00155734</text:p>
          </table:table-cell>
        </table:table-row>
        <table:table-row table:style-name="ro1">
          <table:table-cell office:value-type="float" office:value="15137" calcext:value-type="float">
            <text:p>15137</text:p>
          </table:table-cell>
          <table:table-cell office:value-type="float" office:value="0.00233929" calcext:value-type="float">
            <text:p>0.00233929</text:p>
          </table:table-cell>
        </table:table-row>
        <table:table-row table:style-name="ro1">
          <table:table-cell office:value-type="float" office:value="15146.2" calcext:value-type="float">
            <text:p>15146.2</text:p>
          </table:table-cell>
          <table:table-cell office:value-type="float" office:value="0.00147011" calcext:value-type="float">
            <text:p>0.00147011</text:p>
          </table:table-cell>
        </table:table-row>
        <table:table-row table:style-name="ro1">
          <table:table-cell office:value-type="float" office:value="15155.4" calcext:value-type="float">
            <text:p>15155.4</text:p>
          </table:table-cell>
          <table:table-cell office:value-type="float" office:value="0.00127105" calcext:value-type="float">
            <text:p>0.00127105</text:p>
          </table:table-cell>
        </table:table-row>
        <table:table-row table:style-name="ro1">
          <table:table-cell office:value-type="float" office:value="15164.5" calcext:value-type="float">
            <text:p>15164.5</text:p>
          </table:table-cell>
          <table:table-cell office:value-type="float" office:value="0.00160177" calcext:value-type="float">
            <text:p>0.00160177</text:p>
          </table:table-cell>
        </table:table-row>
        <table:table-row table:style-name="ro1">
          <table:table-cell office:value-type="float" office:value="15173.7" calcext:value-type="float">
            <text:p>15173.7</text:p>
          </table:table-cell>
          <table:table-cell office:value-type="float" office:value="0.000375116" calcext:value-type="float">
            <text:p>0.000375116</text:p>
          </table:table-cell>
        </table:table-row>
        <table:table-row table:style-name="ro1">
          <table:table-cell office:value-type="float" office:value="15182.9" calcext:value-type="float">
            <text:p>15182.9</text:p>
          </table:table-cell>
          <table:table-cell office:value-type="float" office:value="0.00122845" calcext:value-type="float">
            <text:p>0.00122845</text:p>
          </table:table-cell>
        </table:table-row>
        <table:table-row table:style-name="ro1">
          <table:table-cell office:value-type="float" office:value="15192" calcext:value-type="float">
            <text:p>15192</text:p>
          </table:table-cell>
          <table:table-cell office:value-type="float" office:value="0.000710688" calcext:value-type="float">
            <text:p>0.000710688</text:p>
          </table:table-cell>
        </table:table-row>
        <table:table-row table:style-name="ro1">
          <table:table-cell office:value-type="float" office:value="15201.2" calcext:value-type="float">
            <text:p>15201.2</text:p>
          </table:table-cell>
          <table:table-cell office:value-type="float" office:value="0.000910804" calcext:value-type="float">
            <text:p>0.000910804</text:p>
          </table:table-cell>
        </table:table-row>
        <table:table-row table:style-name="ro1">
          <table:table-cell office:value-type="float" office:value="15210.4" calcext:value-type="float">
            <text:p>15210.4</text:p>
          </table:table-cell>
          <table:table-cell office:value-type="float" office:value="0.000450554" calcext:value-type="float">
            <text:p>0.000450554</text:p>
          </table:table-cell>
        </table:table-row>
        <table:table-row table:style-name="ro1">
          <table:table-cell office:value-type="float" office:value="15219.5" calcext:value-type="float">
            <text:p>15219.5</text:p>
          </table:table-cell>
          <table:table-cell office:value-type="float" office:value="0.000334227" calcext:value-type="float">
            <text:p>0.000334227</text:p>
          </table:table-cell>
        </table:table-row>
        <table:table-row table:style-name="ro1">
          <table:table-cell office:value-type="float" office:value="15228.7" calcext:value-type="float">
            <text:p>15228.7</text:p>
          </table:table-cell>
          <table:table-cell office:value-type="float" office:value="0.00051556" calcext:value-type="float">
            <text:p>0.00051556</text:p>
          </table:table-cell>
        </table:table-row>
        <table:table-row table:style-name="ro1">
          <table:table-cell office:value-type="float" office:value="15237.9" calcext:value-type="float">
            <text:p>15237.9</text:p>
          </table:table-cell>
          <table:table-cell office:value-type="float" office:value="0.000504655" calcext:value-type="float">
            <text:p>0.000504655</text:p>
          </table:table-cell>
        </table:table-row>
        <table:table-row table:style-name="ro1">
          <table:table-cell office:value-type="float" office:value="15247" calcext:value-type="float">
            <text:p>15247</text:p>
          </table:table-cell>
          <table:table-cell office:value-type="float" office:value="0.000949069" calcext:value-type="float">
            <text:p>0.000949069</text:p>
          </table:table-cell>
        </table:table-row>
        <table:table-row table:style-name="ro1">
          <table:table-cell office:value-type="float" office:value="15256.2" calcext:value-type="float">
            <text:p>15256.2</text:p>
          </table:table-cell>
          <table:table-cell office:value-type="float" office:value="0.000631537" calcext:value-type="float">
            <text:p>0.000631537</text:p>
          </table:table-cell>
        </table:table-row>
        <table:table-row table:style-name="ro1">
          <table:table-cell office:value-type="float" office:value="15265.4" calcext:value-type="float">
            <text:p>15265.4</text:p>
          </table:table-cell>
          <table:table-cell office:value-type="float" office:value="0.000332621" calcext:value-type="float">
            <text:p>0.000332621</text:p>
          </table:table-cell>
        </table:table-row>
        <table:table-row table:style-name="ro1">
          <table:table-cell office:value-type="float" office:value="15274.6" calcext:value-type="float">
            <text:p>15274.6</text:p>
          </table:table-cell>
          <table:table-cell office:value-type="float" office:value="0.000903019" calcext:value-type="float">
            <text:p>0.000903019</text:p>
          </table:table-cell>
        </table:table-row>
        <table:table-row table:style-name="ro1">
          <table:table-cell office:value-type="float" office:value="15283.7" calcext:value-type="float">
            <text:p>15283.7</text:p>
          </table:table-cell>
          <table:table-cell office:value-type="float" office:value="0.000799146" calcext:value-type="float">
            <text:p>0.000799146</text:p>
          </table:table-cell>
        </table:table-row>
        <table:table-row table:style-name="ro1">
          <table:table-cell office:value-type="float" office:value="15292.9" calcext:value-type="float">
            <text:p>15292.9</text:p>
          </table:table-cell>
          <table:table-cell office:value-type="float" office:value="0.000993047" calcext:value-type="float">
            <text:p>0.000993047</text:p>
          </table:table-cell>
        </table:table-row>
        <table:table-row table:style-name="ro1">
          <table:table-cell office:value-type="float" office:value="15302.1" calcext:value-type="float">
            <text:p>15302.1</text:p>
          </table:table-cell>
          <table:table-cell office:value-type="float" office:value="0.000560522" calcext:value-type="float">
            <text:p>0.000560522</text:p>
          </table:table-cell>
        </table:table-row>
        <table:table-row table:style-name="ro1">
          <table:table-cell office:value-type="float" office:value="15311.2" calcext:value-type="float">
            <text:p>15311.2</text:p>
          </table:table-cell>
          <table:table-cell office:value-type="float" office:value="0.0000793609" calcext:value-type="float">
            <text:p>0.0000793609</text:p>
          </table:table-cell>
        </table:table-row>
        <table:table-row table:style-name="ro1">
          <table:table-cell office:value-type="float" office:value="15320.4" calcext:value-type="float">
            <text:p>15320.4</text:p>
          </table:table-cell>
          <table:table-cell office:value-type="float" office:value="0.000171821" calcext:value-type="float">
            <text:p>0.000171821</text:p>
          </table:table-cell>
        </table:table-row>
        <table:table-row table:style-name="ro1">
          <table:table-cell office:value-type="float" office:value="15329.6" calcext:value-type="float">
            <text:p>15329.6</text:p>
          </table:table-cell>
          <table:table-cell office:value-type="float" office:value="0.000388427" calcext:value-type="float">
            <text:p>0.000388427</text:p>
          </table:table-cell>
        </table:table-row>
        <table:table-row table:style-name="ro1">
          <table:table-cell office:value-type="float" office:value="15338.7" calcext:value-type="float">
            <text:p>15338.7</text:p>
          </table:table-cell>
          <table:table-cell office:value-type="float" office:value="0.000381445" calcext:value-type="float">
            <text:p>0.000381445</text:p>
          </table:table-cell>
        </table:table-row>
        <table:table-row table:style-name="ro1">
          <table:table-cell office:value-type="float" office:value="15347.9" calcext:value-type="float">
            <text:p>15347.9</text:p>
          </table:table-cell>
          <table:table-cell office:value-type="float" office:value="0.000529581" calcext:value-type="float">
            <text:p>0.000529581</text:p>
          </table:table-cell>
        </table:table-row>
        <table:table-row table:style-name="ro1">
          <table:table-cell office:value-type="float" office:value="15357.1" calcext:value-type="float">
            <text:p>15357.1</text:p>
          </table:table-cell>
          <table:table-cell office:value-type="float" office:value="0.00108605" calcext:value-type="float">
            <text:p>0.00108605</text:p>
          </table:table-cell>
        </table:table-row>
        <table:table-row table:style-name="ro1">
          <table:table-cell office:value-type="float" office:value="15366.2" calcext:value-type="float">
            <text:p>15366.2</text:p>
          </table:table-cell>
          <table:table-cell office:value-type="float" office:value="0.000569974" calcext:value-type="float">
            <text:p>0.000569974</text:p>
          </table:table-cell>
        </table:table-row>
        <table:table-row table:style-name="ro1">
          <table:table-cell office:value-type="float" office:value="15375.4" calcext:value-type="float">
            <text:p>15375.4</text:p>
          </table:table-cell>
          <table:table-cell office:value-type="float" office:value="0.000469838" calcext:value-type="float">
            <text:p>0.000469838</text:p>
          </table:table-cell>
        </table:table-row>
        <table:table-row table:style-name="ro1">
          <table:table-cell office:value-type="float" office:value="15384.6" calcext:value-type="float">
            <text:p>15384.6</text:p>
          </table:table-cell>
          <table:table-cell office:value-type="float" office:value="0.000334426" calcext:value-type="float">
            <text:p>0.000334426</text:p>
          </table:table-cell>
        </table:table-row>
        <table:table-row table:style-name="ro1">
          <table:table-cell office:value-type="float" office:value="15393.7" calcext:value-type="float">
            <text:p>15393.7</text:p>
          </table:table-cell>
          <table:table-cell office:value-type="float" office:value="0.00105182" calcext:value-type="float">
            <text:p>0.00105182</text:p>
          </table:table-cell>
        </table:table-row>
        <table:table-row table:style-name="ro1">
          <table:table-cell office:value-type="float" office:value="15402.9" calcext:value-type="float">
            <text:p>15402.9</text:p>
          </table:table-cell>
          <table:table-cell office:value-type="float" office:value="0.000257443" calcext:value-type="float">
            <text:p>0.000257443</text:p>
          </table:table-cell>
        </table:table-row>
        <table:table-row table:style-name="ro1">
          <table:table-cell office:value-type="float" office:value="15412.1" calcext:value-type="float">
            <text:p>15412.1</text:p>
          </table:table-cell>
          <table:table-cell office:value-type="float" office:value="0.000407868" calcext:value-type="float">
            <text:p>0.000407868</text:p>
          </table:table-cell>
        </table:table-row>
        <table:table-row table:style-name="ro1">
          <table:table-cell office:value-type="float" office:value="15421.2" calcext:value-type="float">
            <text:p>15421.2</text:p>
          </table:table-cell>
          <table:table-cell office:value-type="float" office:value="0.000422342" calcext:value-type="float">
            <text:p>0.000422342</text:p>
          </table:table-cell>
        </table:table-row>
        <table:table-row table:style-name="ro1">
          <table:table-cell office:value-type="float" office:value="15430.4" calcext:value-type="float">
            <text:p>15430.4</text:p>
          </table:table-cell>
          <table:table-cell office:value-type="float" office:value="0.00081658" calcext:value-type="float">
            <text:p>0.00081658</text:p>
          </table:table-cell>
        </table:table-row>
        <table:table-row table:style-name="ro1">
          <table:table-cell office:value-type="float" office:value="15439.6" calcext:value-type="float">
            <text:p>15439.6</text:p>
          </table:table-cell>
          <table:table-cell office:value-type="float" office:value="0.000976072" calcext:value-type="float">
            <text:p>0.000976072</text:p>
          </table:table-cell>
        </table:table-row>
        <table:table-row table:style-name="ro1">
          <table:table-cell office:value-type="float" office:value="15448.8" calcext:value-type="float">
            <text:p>15448.8</text:p>
          </table:table-cell>
          <table:table-cell office:value-type="float" office:value="0.00103291" calcext:value-type="float">
            <text:p>0.00103291</text:p>
          </table:table-cell>
        </table:table-row>
        <table:table-row table:style-name="ro1">
          <table:table-cell office:value-type="float" office:value="15457.9" calcext:value-type="float">
            <text:p>15457.9</text:p>
          </table:table-cell>
          <table:table-cell office:value-type="float" office:value="0.000494753" calcext:value-type="float">
            <text:p>0.000494753</text:p>
          </table:table-cell>
        </table:table-row>
        <table:table-row table:style-name="ro1">
          <table:table-cell office:value-type="float" office:value="15467.1" calcext:value-type="float">
            <text:p>15467.1</text:p>
          </table:table-cell>
          <table:table-cell office:value-type="float" office:value="0.00052886" calcext:value-type="float">
            <text:p>0.00052886</text:p>
          </table:table-cell>
        </table:table-row>
        <table:table-row table:style-name="ro1">
          <table:table-cell office:value-type="float" office:value="15476.3" calcext:value-type="float">
            <text:p>15476.3</text:p>
          </table:table-cell>
          <table:table-cell office:value-type="float" office:value="0.000994512" calcext:value-type="float">
            <text:p>0.000994512</text:p>
          </table:table-cell>
        </table:table-row>
        <table:table-row table:style-name="ro1">
          <table:table-cell office:value-type="float" office:value="15485.4" calcext:value-type="float">
            <text:p>15485.4</text:p>
          </table:table-cell>
          <table:table-cell office:value-type="float" office:value="0.00098113" calcext:value-type="float">
            <text:p>0.00098113</text:p>
          </table:table-cell>
        </table:table-row>
        <table:table-row table:style-name="ro1">
          <table:table-cell office:value-type="float" office:value="15494.6" calcext:value-type="float">
            <text:p>15494.6</text:p>
          </table:table-cell>
          <table:table-cell office:value-type="float" office:value="0.000574257" calcext:value-type="float">
            <text:p>0.000574257</text:p>
          </table:table-cell>
        </table:table-row>
        <table:table-row table:style-name="ro1">
          <table:table-cell office:value-type="float" office:value="15503.8" calcext:value-type="float">
            <text:p>15503.8</text:p>
          </table:table-cell>
          <table:table-cell office:value-type="float" office:value="0.000225372" calcext:value-type="float">
            <text:p>0.000225372</text:p>
          </table:table-cell>
        </table:table-row>
        <table:table-row table:style-name="ro1">
          <table:table-cell office:value-type="float" office:value="15512.9" calcext:value-type="float">
            <text:p>15512.9</text:p>
          </table:table-cell>
          <table:table-cell office:value-type="float" office:value="0.000226258" calcext:value-type="float">
            <text:p>0.000226258</text:p>
          </table:table-cell>
        </table:table-row>
        <table:table-row table:style-name="ro1">
          <table:table-cell office:value-type="float" office:value="15522.1" calcext:value-type="float">
            <text:p>15522.1</text:p>
          </table:table-cell>
          <table:table-cell office:value-type="float" office:value="0.000712344" calcext:value-type="float">
            <text:p>0.000712344</text:p>
          </table:table-cell>
        </table:table-row>
        <table:table-row table:style-name="ro1">
          <table:table-cell office:value-type="float" office:value="15531.3" calcext:value-type="float">
            <text:p>15531.3</text:p>
          </table:table-cell>
          <table:table-cell office:value-type="float" office:value="0.000659056" calcext:value-type="float">
            <text:p>0.000659056</text:p>
          </table:table-cell>
        </table:table-row>
        <table:table-row table:style-name="ro1">
          <table:table-cell office:value-type="float" office:value="15540.4" calcext:value-type="float">
            <text:p>15540.4</text:p>
          </table:table-cell>
          <table:table-cell office:value-type="float" office:value="0.000319045" calcext:value-type="float">
            <text:p>0.000319045</text:p>
          </table:table-cell>
        </table:table-row>
        <table:table-row table:style-name="ro1">
          <table:table-cell office:value-type="float" office:value="15549.6" calcext:value-type="float">
            <text:p>15549.6</text:p>
          </table:table-cell>
          <table:table-cell office:value-type="float" office:value="0.000576689" calcext:value-type="float">
            <text:p>0.000576689</text:p>
          </table:table-cell>
        </table:table-row>
        <table:table-row table:style-name="ro1">
          <table:table-cell office:value-type="float" office:value="15558.8" calcext:value-type="float">
            <text:p>15558.8</text:p>
          </table:table-cell>
          <table:table-cell office:value-type="float" office:value="0.00108653" calcext:value-type="float">
            <text:p>0.00108653</text:p>
          </table:table-cell>
        </table:table-row>
        <table:table-row table:style-name="ro1">
          <table:table-cell office:value-type="float" office:value="15567.9" calcext:value-type="float">
            <text:p>15567.9</text:p>
          </table:table-cell>
          <table:table-cell office:value-type="float" office:value="0.00158432" calcext:value-type="float">
            <text:p>0.00158432</text:p>
          </table:table-cell>
        </table:table-row>
        <table:table-row table:style-name="ro1">
          <table:table-cell office:value-type="float" office:value="15577.1" calcext:value-type="float">
            <text:p>15577.1</text:p>
          </table:table-cell>
          <table:table-cell office:value-type="float" office:value="0.00136005" calcext:value-type="float">
            <text:p>0.00136005</text:p>
          </table:table-cell>
        </table:table-row>
        <table:table-row table:style-name="ro1">
          <table:table-cell office:value-type="float" office:value="15586.3" calcext:value-type="float">
            <text:p>15586.3</text:p>
          </table:table-cell>
          <table:table-cell office:value-type="float" office:value="0.000885942" calcext:value-type="float">
            <text:p>0.000885942</text:p>
          </table:table-cell>
        </table:table-row>
        <table:table-row table:style-name="ro1">
          <table:table-cell office:value-type="float" office:value="15595.4" calcext:value-type="float">
            <text:p>15595.4</text:p>
          </table:table-cell>
          <table:table-cell office:value-type="float" office:value="0.000646712" calcext:value-type="float">
            <text:p>0.000646712</text:p>
          </table:table-cell>
        </table:table-row>
        <table:table-row table:style-name="ro1">
          <table:table-cell office:value-type="float" office:value="15604.6" calcext:value-type="float">
            <text:p>15604.6</text:p>
          </table:table-cell>
          <table:table-cell office:value-type="float" office:value="0.00113633" calcext:value-type="float">
            <text:p>0.00113633</text:p>
          </table:table-cell>
        </table:table-row>
        <table:table-row table:style-name="ro1">
          <table:table-cell office:value-type="float" office:value="15613.8" calcext:value-type="float">
            <text:p>15613.8</text:p>
          </table:table-cell>
          <table:table-cell office:value-type="float" office:value="0.0017373" calcext:value-type="float">
            <text:p>0.0017373</text:p>
          </table:table-cell>
        </table:table-row>
        <table:table-row table:style-name="ro1">
          <table:table-cell office:value-type="float" office:value="15623" calcext:value-type="float">
            <text:p>15623</text:p>
          </table:table-cell>
          <table:table-cell office:value-type="float" office:value="0.00153495" calcext:value-type="float">
            <text:p>0.00153495</text:p>
          </table:table-cell>
        </table:table-row>
        <table:table-row table:style-name="ro1">
          <table:table-cell office:value-type="float" office:value="15632.1" calcext:value-type="float">
            <text:p>15632.1</text:p>
          </table:table-cell>
          <table:table-cell office:value-type="float" office:value="0.000119576" calcext:value-type="float">
            <text:p>0.000119576</text:p>
          </table:table-cell>
        </table:table-row>
        <table:table-row table:style-name="ro1">
          <table:table-cell office:value-type="float" office:value="15641.3" calcext:value-type="float">
            <text:p>15641.3</text:p>
          </table:table-cell>
          <table:table-cell office:value-type="float" office:value="0.000765411" calcext:value-type="float">
            <text:p>0.000765411</text:p>
          </table:table-cell>
        </table:table-row>
        <table:table-row table:style-name="ro1">
          <table:table-cell office:value-type="float" office:value="15650.5" calcext:value-type="float">
            <text:p>15650.5</text:p>
          </table:table-cell>
          <table:table-cell office:value-type="float" office:value="0.000280468" calcext:value-type="float">
            <text:p>0.000280468</text:p>
          </table:table-cell>
        </table:table-row>
        <table:table-row table:style-name="ro1">
          <table:table-cell office:value-type="float" office:value="15659.6" calcext:value-type="float">
            <text:p>15659.6</text:p>
          </table:table-cell>
          <table:table-cell office:value-type="float" office:value="0.000269798" calcext:value-type="float">
            <text:p>0.000269798</text:p>
          </table:table-cell>
        </table:table-row>
        <table:table-row table:style-name="ro1">
          <table:table-cell office:value-type="float" office:value="15668.8" calcext:value-type="float">
            <text:p>15668.8</text:p>
          </table:table-cell>
          <table:table-cell office:value-type="float" office:value="0.000313489" calcext:value-type="float">
            <text:p>0.000313489</text:p>
          </table:table-cell>
        </table:table-row>
        <table:table-row table:style-name="ro1">
          <table:table-cell office:value-type="float" office:value="15678" calcext:value-type="float">
            <text:p>15678</text:p>
          </table:table-cell>
          <table:table-cell office:value-type="float" office:value="0.000375804" calcext:value-type="float">
            <text:p>0.000375804</text:p>
          </table:table-cell>
        </table:table-row>
        <table:table-row table:style-name="ro1">
          <table:table-cell office:value-type="float" office:value="15687.1" calcext:value-type="float">
            <text:p>15687.1</text:p>
          </table:table-cell>
          <table:table-cell office:value-type="float" office:value="0.000582008" calcext:value-type="float">
            <text:p>0.000582008</text:p>
          </table:table-cell>
        </table:table-row>
        <table:table-row table:style-name="ro1">
          <table:table-cell office:value-type="float" office:value="15696.3" calcext:value-type="float">
            <text:p>15696.3</text:p>
          </table:table-cell>
          <table:table-cell office:value-type="float" office:value="0.0000949851" calcext:value-type="float">
            <text:p>0.0000949851</text:p>
          </table:table-cell>
        </table:table-row>
        <table:table-row table:style-name="ro1">
          <table:table-cell office:value-type="float" office:value="15705.5" calcext:value-type="float">
            <text:p>15705.5</text:p>
          </table:table-cell>
          <table:table-cell office:value-type="float" office:value="0.00119694" calcext:value-type="float">
            <text:p>0.00119694</text:p>
          </table:table-cell>
        </table:table-row>
        <table:table-row table:style-name="ro1">
          <table:table-cell office:value-type="float" office:value="15714.6" calcext:value-type="float">
            <text:p>15714.6</text:p>
          </table:table-cell>
          <table:table-cell office:value-type="float" office:value="0.00082822" calcext:value-type="float">
            <text:p>0.00082822</text:p>
          </table:table-cell>
        </table:table-row>
        <table:table-row table:style-name="ro1">
          <table:table-cell office:value-type="float" office:value="15723.8" calcext:value-type="float">
            <text:p>15723.8</text:p>
          </table:table-cell>
          <table:table-cell office:value-type="float" office:value="0.000672992" calcext:value-type="float">
            <text:p>0.000672992</text:p>
          </table:table-cell>
        </table:table-row>
        <table:table-row table:style-name="ro1">
          <table:table-cell office:value-type="float" office:value="15733" calcext:value-type="float">
            <text:p>15733</text:p>
          </table:table-cell>
          <table:table-cell office:value-type="float" office:value="0.000878147" calcext:value-type="float">
            <text:p>0.000878147</text:p>
          </table:table-cell>
        </table:table-row>
        <table:table-row table:style-name="ro1">
          <table:table-cell office:value-type="float" office:value="15742.1" calcext:value-type="float">
            <text:p>15742.1</text:p>
          </table:table-cell>
          <table:table-cell office:value-type="float" office:value="0.00105051" calcext:value-type="float">
            <text:p>0.00105051</text:p>
          </table:table-cell>
        </table:table-row>
        <table:table-row table:style-name="ro1">
          <table:table-cell office:value-type="float" office:value="15751.3" calcext:value-type="float">
            <text:p>15751.3</text:p>
          </table:table-cell>
          <table:table-cell office:value-type="float" office:value="0.00120708" calcext:value-type="float">
            <text:p>0.00120708</text:p>
          </table:table-cell>
        </table:table-row>
        <table:table-row table:style-name="ro1">
          <table:table-cell office:value-type="float" office:value="15760.5" calcext:value-type="float">
            <text:p>15760.5</text:p>
          </table:table-cell>
          <table:table-cell office:value-type="float" office:value="0.0011329" calcext:value-type="float">
            <text:p>0.0011329</text:p>
          </table:table-cell>
        </table:table-row>
        <table:table-row table:style-name="ro1">
          <table:table-cell office:value-type="float" office:value="15769.6" calcext:value-type="float">
            <text:p>15769.6</text:p>
          </table:table-cell>
          <table:table-cell office:value-type="float" office:value="0.00117811" calcext:value-type="float">
            <text:p>0.00117811</text:p>
          </table:table-cell>
        </table:table-row>
        <table:table-row table:style-name="ro1">
          <table:table-cell office:value-type="float" office:value="15778.8" calcext:value-type="float">
            <text:p>15778.8</text:p>
          </table:table-cell>
          <table:table-cell office:value-type="float" office:value="0.00112884" calcext:value-type="float">
            <text:p>0.00112884</text:p>
          </table:table-cell>
        </table:table-row>
        <table:table-row table:style-name="ro1">
          <table:table-cell office:value-type="float" office:value="15788" calcext:value-type="float">
            <text:p>15788</text:p>
          </table:table-cell>
          <table:table-cell office:value-type="float" office:value="0.000737212" calcext:value-type="float">
            <text:p>0.000737212</text:p>
          </table:table-cell>
        </table:table-row>
        <table:table-row table:style-name="ro1">
          <table:table-cell office:value-type="float" office:value="15797.2" calcext:value-type="float">
            <text:p>15797.2</text:p>
          </table:table-cell>
          <table:table-cell office:value-type="float" office:value="0.000899876" calcext:value-type="float">
            <text:p>0.000899876</text:p>
          </table:table-cell>
        </table:table-row>
        <table:table-row table:style-name="ro1">
          <table:table-cell office:value-type="float" office:value="15806.3" calcext:value-type="float">
            <text:p>15806.3</text:p>
          </table:table-cell>
          <table:table-cell office:value-type="float" office:value="0.000753849" calcext:value-type="float">
            <text:p>0.000753849</text:p>
          </table:table-cell>
        </table:table-row>
        <table:table-row table:style-name="ro1">
          <table:table-cell office:value-type="float" office:value="15815.5" calcext:value-type="float">
            <text:p>15815.5</text:p>
          </table:table-cell>
          <table:table-cell office:value-type="float" office:value="0.000437352" calcext:value-type="float">
            <text:p>0.000437352</text:p>
          </table:table-cell>
        </table:table-row>
        <table:table-row table:style-name="ro1">
          <table:table-cell office:value-type="float" office:value="15824.7" calcext:value-type="float">
            <text:p>15824.7</text:p>
          </table:table-cell>
          <table:table-cell office:value-type="float" office:value="0.000482692" calcext:value-type="float">
            <text:p>0.000482692</text:p>
          </table:table-cell>
        </table:table-row>
        <table:table-row table:style-name="ro1">
          <table:table-cell office:value-type="float" office:value="15833.8" calcext:value-type="float">
            <text:p>15833.8</text:p>
          </table:table-cell>
          <table:table-cell office:value-type="float" office:value="0.000279809" calcext:value-type="float">
            <text:p>0.000279809</text:p>
          </table:table-cell>
        </table:table-row>
        <table:table-row table:style-name="ro1">
          <table:table-cell office:value-type="float" office:value="15843" calcext:value-type="float">
            <text:p>15843</text:p>
          </table:table-cell>
          <table:table-cell office:value-type="float" office:value="0.000135389" calcext:value-type="float">
            <text:p>0.000135389</text:p>
          </table:table-cell>
        </table:table-row>
        <table:table-row table:style-name="ro1">
          <table:table-cell office:value-type="float" office:value="15852.2" calcext:value-type="float">
            <text:p>15852.2</text:p>
          </table:table-cell>
          <table:table-cell office:value-type="float" office:value="0.000104255" calcext:value-type="float">
            <text:p>0.000104255</text:p>
          </table:table-cell>
        </table:table-row>
        <table:table-row table:style-name="ro1">
          <table:table-cell office:value-type="float" office:value="15861.3" calcext:value-type="float">
            <text:p>15861.3</text:p>
          </table:table-cell>
          <table:table-cell office:value-type="float" office:value="0.000232975" calcext:value-type="float">
            <text:p>0.000232975</text:p>
          </table:table-cell>
        </table:table-row>
        <table:table-row table:style-name="ro1">
          <table:table-cell office:value-type="float" office:value="15870.5" calcext:value-type="float">
            <text:p>15870.5</text:p>
          </table:table-cell>
          <table:table-cell office:value-type="float" office:value="0.000391288" calcext:value-type="float">
            <text:p>0.000391288</text:p>
          </table:table-cell>
        </table:table-row>
        <table:table-row table:style-name="ro1">
          <table:table-cell office:value-type="float" office:value="15879.7" calcext:value-type="float">
            <text:p>15879.7</text:p>
          </table:table-cell>
          <table:table-cell office:value-type="float" office:value="0.000364801" calcext:value-type="float">
            <text:p>0.000364801</text:p>
          </table:table-cell>
        </table:table-row>
        <table:table-row table:style-name="ro1">
          <table:table-cell office:value-type="float" office:value="15888.8" calcext:value-type="float">
            <text:p>15888.8</text:p>
          </table:table-cell>
          <table:table-cell office:value-type="float" office:value="0.000386466" calcext:value-type="float">
            <text:p>0.000386466</text:p>
          </table:table-cell>
        </table:table-row>
        <table:table-row table:style-name="ro1">
          <table:table-cell office:value-type="float" office:value="15898" calcext:value-type="float">
            <text:p>15898</text:p>
          </table:table-cell>
          <table:table-cell office:value-type="float" office:value="0.000773605" calcext:value-type="float">
            <text:p>0.000773605</text:p>
          </table:table-cell>
        </table:table-row>
        <table:table-row table:style-name="ro1">
          <table:table-cell office:value-type="float" office:value="15907.2" calcext:value-type="float">
            <text:p>15907.2</text:p>
          </table:table-cell>
          <table:table-cell office:value-type="float" office:value="0.000968781" calcext:value-type="float">
            <text:p>0.000968781</text:p>
          </table:table-cell>
        </table:table-row>
        <table:table-row table:style-name="ro1">
          <table:table-cell office:value-type="float" office:value="15916.3" calcext:value-type="float">
            <text:p>15916.3</text:p>
          </table:table-cell>
          <table:table-cell office:value-type="float" office:value="0.000813656" calcext:value-type="float">
            <text:p>0.000813656</text:p>
          </table:table-cell>
        </table:table-row>
        <table:table-row table:style-name="ro1">
          <table:table-cell office:value-type="float" office:value="15925.5" calcext:value-type="float">
            <text:p>15925.5</text:p>
          </table:table-cell>
          <table:table-cell office:value-type="float" office:value="0.000795426" calcext:value-type="float">
            <text:p>0.000795426</text:p>
          </table:table-cell>
        </table:table-row>
        <table:table-row table:style-name="ro1">
          <table:table-cell office:value-type="float" office:value="15934.7" calcext:value-type="float">
            <text:p>15934.7</text:p>
          </table:table-cell>
          <table:table-cell office:value-type="float" office:value="0.0010923" calcext:value-type="float">
            <text:p>0.0010923</text:p>
          </table:table-cell>
        </table:table-row>
        <table:table-row table:style-name="ro1">
          <table:table-cell office:value-type="float" office:value="15943.8" calcext:value-type="float">
            <text:p>15943.8</text:p>
          </table:table-cell>
          <table:table-cell office:value-type="float" office:value="0.00137098" calcext:value-type="float">
            <text:p>0.00137098</text:p>
          </table:table-cell>
        </table:table-row>
        <table:table-row table:style-name="ro1">
          <table:table-cell office:value-type="float" office:value="15953" calcext:value-type="float">
            <text:p>15953</text:p>
          </table:table-cell>
          <table:table-cell office:value-type="float" office:value="0.00145308" calcext:value-type="float">
            <text:p>0.00145308</text:p>
          </table:table-cell>
        </table:table-row>
        <table:table-row table:style-name="ro1">
          <table:table-cell office:value-type="float" office:value="15962.2" calcext:value-type="float">
            <text:p>15962.2</text:p>
          </table:table-cell>
          <table:table-cell office:value-type="float" office:value="0.001602" calcext:value-type="float">
            <text:p>0.001602</text:p>
          </table:table-cell>
        </table:table-row>
        <table:table-row table:style-name="ro1">
          <table:table-cell office:value-type="float" office:value="15971.4" calcext:value-type="float">
            <text:p>15971.4</text:p>
          </table:table-cell>
          <table:table-cell office:value-type="float" office:value="0.00206659" calcext:value-type="float">
            <text:p>0.00206659</text:p>
          </table:table-cell>
        </table:table-row>
        <table:table-row table:style-name="ro1">
          <table:table-cell office:value-type="float" office:value="15980.5" calcext:value-type="float">
            <text:p>15980.5</text:p>
          </table:table-cell>
          <table:table-cell office:value-type="float" office:value="0.00198796" calcext:value-type="float">
            <text:p>0.00198796</text:p>
          </table:table-cell>
        </table:table-row>
        <table:table-row table:style-name="ro1">
          <table:table-cell office:value-type="float" office:value="15989.7" calcext:value-type="float">
            <text:p>15989.7</text:p>
          </table:table-cell>
          <table:table-cell office:value-type="float" office:value="0.0014753" calcext:value-type="float">
            <text:p>0.0014753</text:p>
          </table:table-cell>
        </table:table-row>
        <table:table-row table:style-name="ro1">
          <table:table-cell office:value-type="float" office:value="15998.9" calcext:value-type="float">
            <text:p>15998.9</text:p>
          </table:table-cell>
          <table:table-cell office:value-type="float" office:value="0.00168479" calcext:value-type="float">
            <text:p>0.00168479</text:p>
          </table:table-cell>
        </table:table-row>
        <table:table-row table:style-name="ro1">
          <table:table-cell office:value-type="float" office:value="16008" calcext:value-type="float">
            <text:p>16008</text:p>
          </table:table-cell>
          <table:table-cell office:value-type="float" office:value="0.00195791" calcext:value-type="float">
            <text:p>0.00195791</text:p>
          </table:table-cell>
        </table:table-row>
        <table:table-row table:style-name="ro1">
          <table:table-cell office:value-type="float" office:value="16017.2" calcext:value-type="float">
            <text:p>16017.2</text:p>
          </table:table-cell>
          <table:table-cell office:value-type="float" office:value="0.00173161" calcext:value-type="float">
            <text:p>0.00173161</text:p>
          </table:table-cell>
        </table:table-row>
        <table:table-row table:style-name="ro1">
          <table:table-cell office:value-type="float" office:value="16026.4" calcext:value-type="float">
            <text:p>16026.4</text:p>
          </table:table-cell>
          <table:table-cell office:value-type="float" office:value="0.00186578" calcext:value-type="float">
            <text:p>0.00186578</text:p>
          </table:table-cell>
        </table:table-row>
        <table:table-row table:style-name="ro1">
          <table:table-cell office:value-type="float" office:value="16035.5" calcext:value-type="float">
            <text:p>16035.5</text:p>
          </table:table-cell>
          <table:table-cell office:value-type="float" office:value="0.00164008" calcext:value-type="float">
            <text:p>0.00164008</text:p>
          </table:table-cell>
        </table:table-row>
        <table:table-row table:style-name="ro1">
          <table:table-cell office:value-type="float" office:value="16044.7" calcext:value-type="float">
            <text:p>16044.7</text:p>
          </table:table-cell>
          <table:table-cell office:value-type="float" office:value="0.00163063" calcext:value-type="float">
            <text:p>0.00163063</text:p>
          </table:table-cell>
        </table:table-row>
        <table:table-row table:style-name="ro1">
          <table:table-cell office:value-type="float" office:value="16053.9" calcext:value-type="float">
            <text:p>16053.9</text:p>
          </table:table-cell>
          <table:table-cell office:value-type="float" office:value="0.0014087" calcext:value-type="float">
            <text:p>0.0014087</text:p>
          </table:table-cell>
        </table:table-row>
        <table:table-row table:style-name="ro1">
          <table:table-cell office:value-type="float" office:value="16063" calcext:value-type="float">
            <text:p>16063</text:p>
          </table:table-cell>
          <table:table-cell office:value-type="float" office:value="0.00125895" calcext:value-type="float">
            <text:p>0.00125895</text:p>
          </table:table-cell>
        </table:table-row>
        <table:table-row table:style-name="ro1">
          <table:table-cell office:value-type="float" office:value="16072.2" calcext:value-type="float">
            <text:p>16072.2</text:p>
          </table:table-cell>
          <table:table-cell office:value-type="float" office:value="0.00106469" calcext:value-type="float">
            <text:p>0.00106469</text:p>
          </table:table-cell>
        </table:table-row>
        <table:table-row table:style-name="ro1">
          <table:table-cell office:value-type="float" office:value="16081.4" calcext:value-type="float">
            <text:p>16081.4</text:p>
          </table:table-cell>
          <table:table-cell office:value-type="float" office:value="0.000712217" calcext:value-type="float">
            <text:p>0.000712217</text:p>
          </table:table-cell>
        </table:table-row>
        <table:table-row table:style-name="ro1">
          <table:table-cell office:value-type="float" office:value="16090.5" calcext:value-type="float">
            <text:p>16090.5</text:p>
          </table:table-cell>
          <table:table-cell office:value-type="float" office:value="0.000523958" calcext:value-type="float">
            <text:p>0.000523958</text:p>
          </table:table-cell>
        </table:table-row>
        <table:table-row table:style-name="ro1">
          <table:table-cell office:value-type="float" office:value="16099.7" calcext:value-type="float">
            <text:p>16099.7</text:p>
          </table:table-cell>
          <table:table-cell office:value-type="float" office:value="0.000278906" calcext:value-type="float">
            <text:p>0.000278906</text:p>
          </table:table-cell>
        </table:table-row>
        <table:table-row table:style-name="ro1">
          <table:table-cell office:value-type="float" office:value="16108.9" calcext:value-type="float">
            <text:p>16108.9</text:p>
          </table:table-cell>
          <table:table-cell office:value-type="float" office:value="0.0000931654" calcext:value-type="float">
            <text:p>0.0000931654</text:p>
          </table:table-cell>
        </table:table-row>
        <table:table-row table:style-name="ro1">
          <table:table-cell office:value-type="float" office:value="16118" calcext:value-type="float">
            <text:p>16118</text:p>
          </table:table-cell>
          <table:table-cell office:value-type="float" office:value="0.000293161" calcext:value-type="float">
            <text:p>0.000293161</text:p>
          </table:table-cell>
        </table:table-row>
        <table:table-row table:style-name="ro1">
          <table:table-cell office:value-type="float" office:value="16127.2" calcext:value-type="float">
            <text:p>16127.2</text:p>
          </table:table-cell>
          <table:table-cell office:value-type="float" office:value="0.000522185" calcext:value-type="float">
            <text:p>0.000522185</text:p>
          </table:table-cell>
        </table:table-row>
        <table:table-row table:style-name="ro1">
          <table:table-cell office:value-type="float" office:value="16136.4" calcext:value-type="float">
            <text:p>16136.4</text:p>
          </table:table-cell>
          <table:table-cell office:value-type="float" office:value="0.000626888" calcext:value-type="float">
            <text:p>0.000626888</text:p>
          </table:table-cell>
        </table:table-row>
        <table:table-row table:style-name="ro1">
          <table:table-cell office:value-type="float" office:value="16145.6" calcext:value-type="float">
            <text:p>16145.6</text:p>
          </table:table-cell>
          <table:table-cell office:value-type="float" office:value="0.000812776" calcext:value-type="float">
            <text:p>0.000812776</text:p>
          </table:table-cell>
        </table:table-row>
        <table:table-row table:style-name="ro1">
          <table:table-cell office:value-type="float" office:value="16154.7" calcext:value-type="float">
            <text:p>16154.7</text:p>
          </table:table-cell>
          <table:table-cell office:value-type="float" office:value="0.000913469" calcext:value-type="float">
            <text:p>0.000913469</text:p>
          </table:table-cell>
        </table:table-row>
        <table:table-row table:style-name="ro1">
          <table:table-cell office:value-type="float" office:value="16163.9" calcext:value-type="float">
            <text:p>16163.9</text:p>
          </table:table-cell>
          <table:table-cell office:value-type="float" office:value="0.0009896" calcext:value-type="float">
            <text:p>0.0009896</text:p>
          </table:table-cell>
        </table:table-row>
        <table:table-row table:style-name="ro1">
          <table:table-cell office:value-type="float" office:value="16173.1" calcext:value-type="float">
            <text:p>16173.1</text:p>
          </table:table-cell>
          <table:table-cell office:value-type="float" office:value="0.00107134" calcext:value-type="float">
            <text:p>0.00107134</text:p>
          </table:table-cell>
        </table:table-row>
        <table:table-row table:style-name="ro1">
          <table:table-cell office:value-type="float" office:value="16182.2" calcext:value-type="float">
            <text:p>16182.2</text:p>
          </table:table-cell>
          <table:table-cell office:value-type="float" office:value="0.00108002" calcext:value-type="float">
            <text:p>0.00108002</text:p>
          </table:table-cell>
        </table:table-row>
        <table:table-row table:style-name="ro1">
          <table:table-cell office:value-type="float" office:value="16191.4" calcext:value-type="float">
            <text:p>16191.4</text:p>
          </table:table-cell>
          <table:table-cell office:value-type="float" office:value="0.00110121" calcext:value-type="float">
            <text:p>0.00110121</text:p>
          </table:table-cell>
        </table:table-row>
        <table:table-row table:style-name="ro1">
          <table:table-cell office:value-type="float" office:value="16200.6" calcext:value-type="float">
            <text:p>16200.6</text:p>
          </table:table-cell>
          <table:table-cell office:value-type="float" office:value="0.00108842" calcext:value-type="float">
            <text:p>0.00108842</text:p>
          </table:table-cell>
        </table:table-row>
        <table:table-row table:style-name="ro1">
          <table:table-cell office:value-type="float" office:value="16209.7" calcext:value-type="float">
            <text:p>16209.7</text:p>
          </table:table-cell>
          <table:table-cell office:value-type="float" office:value="0.00103434" calcext:value-type="float">
            <text:p>0.00103434</text:p>
          </table:table-cell>
        </table:table-row>
        <table:table-row table:style-name="ro1">
          <table:table-cell office:value-type="float" office:value="16218.9" calcext:value-type="float">
            <text:p>16218.9</text:p>
          </table:table-cell>
          <table:table-cell office:value-type="float" office:value="0.000989971" calcext:value-type="float">
            <text:p>0.000989971</text:p>
          </table:table-cell>
        </table:table-row>
        <table:table-row table:style-name="ro1">
          <table:table-cell office:value-type="float" office:value="16228.1" calcext:value-type="float">
            <text:p>16228.1</text:p>
          </table:table-cell>
          <table:table-cell office:value-type="float" office:value="0.00091668" calcext:value-type="float">
            <text:p>0.00091668</text:p>
          </table:table-cell>
        </table:table-row>
        <table:table-row table:style-name="ro1">
          <table:table-cell office:value-type="float" office:value="16237.2" calcext:value-type="float">
            <text:p>16237.2</text:p>
          </table:table-cell>
          <table:table-cell office:value-type="float" office:value="0.000843471" calcext:value-type="float">
            <text:p>0.000843471</text:p>
          </table:table-cell>
        </table:table-row>
        <table:table-row table:style-name="ro1">
          <table:table-cell office:value-type="float" office:value="16246.4" calcext:value-type="float">
            <text:p>16246.4</text:p>
          </table:table-cell>
          <table:table-cell office:value-type="float" office:value="0.000780839" calcext:value-type="float">
            <text:p>0.000780839</text:p>
          </table:table-cell>
        </table:table-row>
        <table:table-row table:style-name="ro1">
          <table:table-cell office:value-type="float" office:value="16255.6" calcext:value-type="float">
            <text:p>16255.6</text:p>
          </table:table-cell>
          <table:table-cell office:value-type="float" office:value="0.000715988" calcext:value-type="float">
            <text:p>0.000715988</text:p>
          </table:table-cell>
        </table:table-row>
        <table:table-row table:style-name="ro1">
          <table:table-cell office:value-type="float" office:value="16264.7" calcext:value-type="float">
            <text:p>16264.7</text:p>
          </table:table-cell>
          <table:table-cell office:value-type="float" office:value="0.000684269" calcext:value-type="float">
            <text:p>0.000684269</text:p>
          </table:table-cell>
        </table:table-row>
        <table:table-row table:style-name="ro1">
          <table:table-cell office:value-type="float" office:value="16273.9" calcext:value-type="float">
            <text:p>16273.9</text:p>
          </table:table-cell>
          <table:table-cell office:value-type="float" office:value="0.000665359" calcext:value-type="float">
            <text:p>0.000665359</text:p>
          </table:table-cell>
        </table:table-row>
        <table:table-row table:style-name="ro1">
          <table:table-cell office:value-type="float" office:value="16283.1" calcext:value-type="float">
            <text:p>16283.1</text:p>
          </table:table-cell>
          <table:table-cell office:value-type="float" office:value="0.00066205" calcext:value-type="float">
            <text:p>0.00066205</text:p>
          </table:table-cell>
        </table:table-row>
        <table:table-row table:style-name="ro1">
          <table:table-cell office:value-type="float" office:value="16292.2" calcext:value-type="float">
            <text:p>16292.2</text:p>
          </table:table-cell>
          <table:table-cell office:value-type="float" office:value="0.000680863" calcext:value-type="float">
            <text:p>0.000680863</text:p>
          </table:table-cell>
        </table:table-row>
        <table:table-row table:style-name="ro1">
          <table:table-cell office:value-type="float" office:value="16301.4" calcext:value-type="float">
            <text:p>16301.4</text:p>
          </table:table-cell>
          <table:table-cell office:value-type="float" office:value="0.000696035" calcext:value-type="float">
            <text:p>0.000696035</text:p>
          </table:table-cell>
        </table:table-row>
        <table:table-row table:style-name="ro1">
          <table:table-cell office:value-type="float" office:value="16310.6" calcext:value-type="float">
            <text:p>16310.6</text:p>
          </table:table-cell>
          <table:table-cell office:value-type="float" office:value="0.000709539" calcext:value-type="float">
            <text:p>0.000709539</text:p>
          </table:table-cell>
        </table:table-row>
        <table:table-row table:style-name="ro1">
          <table:table-cell office:value-type="float" office:value="16319.8" calcext:value-type="float">
            <text:p>16319.8</text:p>
          </table:table-cell>
          <table:table-cell office:value-type="float" office:value="0.000714071" calcext:value-type="float">
            <text:p>0.000714071</text:p>
          </table:table-cell>
        </table:table-row>
        <table:table-row table:style-name="ro1">
          <table:table-cell office:value-type="float" office:value="16328.9" calcext:value-type="float">
            <text:p>16328.9</text:p>
          </table:table-cell>
          <table:table-cell office:value-type="float" office:value="0.000704011" calcext:value-type="float">
            <text:p>0.000704011</text:p>
          </table:table-cell>
        </table:table-row>
        <table:table-row table:style-name="ro1">
          <table:table-cell office:value-type="float" office:value="16338.1" calcext:value-type="float">
            <text:p>16338.1</text:p>
          </table:table-cell>
          <table:table-cell office:value-type="float" office:value="0.0006826" calcext:value-type="float">
            <text:p>0.0006826</text:p>
          </table:table-cell>
        </table:table-row>
        <table:table-row table:style-name="ro1">
          <table:table-cell office:value-type="float" office:value="16347.3" calcext:value-type="float">
            <text:p>16347.3</text:p>
          </table:table-cell>
          <table:table-cell office:value-type="float" office:value="0.000646065" calcext:value-type="float">
            <text:p>0.000646065</text:p>
          </table:table-cell>
        </table:table-row>
        <table:table-row table:style-name="ro1">
          <table:table-cell office:value-type="float" office:value="16356.4" calcext:value-type="float">
            <text:p>16356.4</text:p>
          </table:table-cell>
          <table:table-cell office:value-type="float" office:value="0.000603441" calcext:value-type="float">
            <text:p>0.000603441</text:p>
          </table:table-cell>
        </table:table-row>
        <table:table-row table:style-name="ro1">
          <table:table-cell office:value-type="float" office:value="16365.6" calcext:value-type="float">
            <text:p>16365.6</text:p>
          </table:table-cell>
          <table:table-cell office:value-type="float" office:value="0.00055891" calcext:value-type="float">
            <text:p>0.00055891</text:p>
          </table:table-cell>
        </table:table-row>
        <table:table-row table:style-name="ro1">
          <table:table-cell office:value-type="float" office:value="16374.8" calcext:value-type="float">
            <text:p>16374.8</text:p>
          </table:table-cell>
          <table:table-cell office:value-type="float" office:value="0.00051728" calcext:value-type="float">
            <text:p>0.00051728</text:p>
          </table:table-cell>
        </table:table-row>
        <table:table-row table:style-name="ro1">
          <table:table-cell office:value-type="float" office:value="16383.9" calcext:value-type="float">
            <text:p>16383.9</text:p>
          </table:table-cell>
          <table:table-cell office:value-type="float" office:value="0.000483466" calcext:value-type="float">
            <text:p>0.000483466</text:p>
          </table:table-cell>
        </table:table-row>
        <table:table-row table:style-name="ro1">
          <table:table-cell office:value-type="float" office:value="16393.1" calcext:value-type="float">
            <text:p>16393.1</text:p>
          </table:table-cell>
          <table:table-cell office:value-type="float" office:value="0.000458471" calcext:value-type="float">
            <text:p>0.000458471</text:p>
          </table:table-cell>
        </table:table-row>
        <table:table-row table:style-name="ro1">
          <table:table-cell office:value-type="float" office:value="16402.3" calcext:value-type="float">
            <text:p>16402.3</text:p>
          </table:table-cell>
          <table:table-cell office:value-type="float" office:value="0.000441653" calcext:value-type="float">
            <text:p>0.000441653</text:p>
          </table:table-cell>
        </table:table-row>
        <table:table-row table:style-name="ro1">
          <table:table-cell office:value-type="float" office:value="16411.4" calcext:value-type="float">
            <text:p>16411.4</text:p>
          </table:table-cell>
          <table:table-cell office:value-type="float" office:value="0.000421289" calcext:value-type="float">
            <text:p>0.000421289</text:p>
          </table:table-cell>
        </table:table-row>
        <table:table-row table:style-name="ro1">
          <table:table-cell office:value-type="float" office:value="16420.6" calcext:value-type="float">
            <text:p>16420.6</text:p>
          </table:table-cell>
          <table:table-cell office:value-type="float" office:value="0.000397702" calcext:value-type="float">
            <text:p>0.000397702</text:p>
          </table:table-cell>
        </table:table-row>
        <table:table-row table:style-name="ro1">
          <table:table-cell office:value-type="float" office:value="16429.8" calcext:value-type="float">
            <text:p>16429.8</text:p>
          </table:table-cell>
          <table:table-cell office:value-type="float" office:value="0.000361985" calcext:value-type="float">
            <text:p>0.000361985</text:p>
          </table:table-cell>
        </table:table-row>
        <table:table-row table:style-name="ro1">
          <table:table-cell office:value-type="float" office:value="16438.9" calcext:value-type="float">
            <text:p>16438.9</text:p>
          </table:table-cell>
          <table:table-cell office:value-type="float" office:value="0.000310991" calcext:value-type="float">
            <text:p>0.000310991</text:p>
          </table:table-cell>
        </table:table-row>
        <table:table-row table:style-name="ro1">
          <table:table-cell office:value-type="float" office:value="16448.1" calcext:value-type="float">
            <text:p>16448.1</text:p>
          </table:table-cell>
          <table:table-cell office:value-type="float" office:value="0.000256617" calcext:value-type="float">
            <text:p>0.000256617</text:p>
          </table:table-cell>
        </table:table-row>
        <table:table-row table:style-name="ro1">
          <table:table-cell office:value-type="float" office:value="16457.3" calcext:value-type="float">
            <text:p>16457.3</text:p>
          </table:table-cell>
          <table:table-cell office:value-type="float" office:value="0.000215001" calcext:value-type="float">
            <text:p>0.000215001</text:p>
          </table:table-cell>
        </table:table-row>
        <table:table-row table:style-name="ro1">
          <table:table-cell office:value-type="float" office:value="16466.4" calcext:value-type="float">
            <text:p>16466.4</text:p>
          </table:table-cell>
          <table:table-cell office:value-type="float" office:value="0.000229972" calcext:value-type="float">
            <text:p>0.000229972</text:p>
          </table:table-cell>
        </table:table-row>
        <table:table-row table:style-name="ro1">
          <table:table-cell office:value-type="float" office:value="16475.6" calcext:value-type="float">
            <text:p>16475.6</text:p>
          </table:table-cell>
          <table:table-cell office:value-type="float" office:value="0.000309692" calcext:value-type="float">
            <text:p>0.000309692</text:p>
          </table:table-cell>
        </table:table-row>
        <table:table-row table:style-name="ro1">
          <table:table-cell office:value-type="float" office:value="16484.8" calcext:value-type="float">
            <text:p>16484.8</text:p>
          </table:table-cell>
          <table:table-cell office:value-type="float" office:value="0.000427188" calcext:value-type="float">
            <text:p>0.000427188</text:p>
          </table:table-cell>
        </table:table-row>
        <table:table-row table:style-name="ro1">
          <table:table-cell office:value-type="float" office:value="16494" calcext:value-type="float">
            <text:p>16494</text:p>
          </table:table-cell>
          <table:table-cell office:value-type="float" office:value="0.000556017" calcext:value-type="float">
            <text:p>0.000556017</text:p>
          </table:table-cell>
        </table:table-row>
        <table:table-row table:style-name="ro1">
          <table:table-cell office:value-type="float" office:value="16503.1" calcext:value-type="float">
            <text:p>16503.1</text:p>
          </table:table-cell>
          <table:table-cell office:value-type="float" office:value="0.000684335" calcext:value-type="float">
            <text:p>0.000684335</text:p>
          </table:table-cell>
        </table:table-row>
        <table:table-row table:style-name="ro1">
          <table:table-cell office:value-type="float" office:value="16512.3" calcext:value-type="float">
            <text:p>16512.3</text:p>
          </table:table-cell>
          <table:table-cell office:value-type="float" office:value="0.000800231" calcext:value-type="float">
            <text:p>0.000800231</text:p>
          </table:table-cell>
        </table:table-row>
        <table:table-row table:style-name="ro1">
          <table:table-cell office:value-type="float" office:value="16521.5" calcext:value-type="float">
            <text:p>16521.5</text:p>
          </table:table-cell>
          <table:table-cell office:value-type="float" office:value="0.000895112" calcext:value-type="float">
            <text:p>0.000895112</text:p>
          </table:table-cell>
        </table:table-row>
        <table:table-row table:style-name="ro1">
          <table:table-cell office:value-type="float" office:value="16530.6" calcext:value-type="float">
            <text:p>16530.6</text:p>
          </table:table-cell>
          <table:table-cell office:value-type="float" office:value="0.000964752" calcext:value-type="float">
            <text:p>0.000964752</text:p>
          </table:table-cell>
        </table:table-row>
        <table:table-row table:style-name="ro1">
          <table:table-cell office:value-type="float" office:value="16539.8" calcext:value-type="float">
            <text:p>16539.8</text:p>
          </table:table-cell>
          <table:table-cell office:value-type="float" office:value="0.00100449" calcext:value-type="float">
            <text:p>0.00100449</text:p>
          </table:table-cell>
        </table:table-row>
        <table:table-row table:style-name="ro1">
          <table:table-cell office:value-type="float" office:value="16549" calcext:value-type="float">
            <text:p>16549</text:p>
          </table:table-cell>
          <table:table-cell office:value-type="float" office:value="0.0010126" calcext:value-type="float">
            <text:p>0.0010126</text:p>
          </table:table-cell>
        </table:table-row>
        <table:table-row table:style-name="ro1">
          <table:table-cell office:value-type="float" office:value="16558.1" calcext:value-type="float">
            <text:p>16558.1</text:p>
          </table:table-cell>
          <table:table-cell office:value-type="float" office:value="0.000994135" calcext:value-type="float">
            <text:p>0.000994135</text:p>
          </table:table-cell>
        </table:table-row>
        <table:table-row table:style-name="ro1">
          <table:table-cell office:value-type="float" office:value="16567.3" calcext:value-type="float">
            <text:p>16567.3</text:p>
          </table:table-cell>
          <table:table-cell office:value-type="float" office:value="0.000951913" calcext:value-type="float">
            <text:p>0.000951913</text:p>
          </table:table-cell>
        </table:table-row>
        <table:table-row table:style-name="ro1">
          <table:table-cell office:value-type="float" office:value="16576.5" calcext:value-type="float">
            <text:p>16576.5</text:p>
          </table:table-cell>
          <table:table-cell office:value-type="float" office:value="0.00089932" calcext:value-type="float">
            <text:p>0.00089932</text:p>
          </table:table-cell>
        </table:table-row>
        <table:table-row table:style-name="ro1">
          <table:table-cell office:value-type="float" office:value="16585.6" calcext:value-type="float">
            <text:p>16585.6</text:p>
          </table:table-cell>
          <table:table-cell office:value-type="float" office:value="0.000849069" calcext:value-type="float">
            <text:p>0.000849069</text:p>
          </table:table-cell>
        </table:table-row>
        <table:table-row table:style-name="ro1">
          <table:table-cell office:value-type="float" office:value="16594.8" calcext:value-type="float">
            <text:p>16594.8</text:p>
          </table:table-cell>
          <table:table-cell office:value-type="float" office:value="0.000816986" calcext:value-type="float">
            <text:p>0.000816986</text:p>
          </table:table-cell>
        </table:table-row>
        <table:table-row table:style-name="ro1">
          <table:table-cell office:value-type="float" office:value="16604" calcext:value-type="float">
            <text:p>16604</text:p>
          </table:table-cell>
          <table:table-cell office:value-type="float" office:value="0.000814613" calcext:value-type="float">
            <text:p>0.000814613</text:p>
          </table:table-cell>
        </table:table-row>
        <table:table-row table:style-name="ro1">
          <table:table-cell office:value-type="float" office:value="16613.1" calcext:value-type="float">
            <text:p>16613.1</text:p>
          </table:table-cell>
          <table:table-cell office:value-type="float" office:value="0.000843907" calcext:value-type="float">
            <text:p>0.000843907</text:p>
          </table:table-cell>
        </table:table-row>
        <table:table-row table:style-name="ro1">
          <table:table-cell office:value-type="float" office:value="16622.3" calcext:value-type="float">
            <text:p>16622.3</text:p>
          </table:table-cell>
          <table:table-cell office:value-type="float" office:value="0.000894882" calcext:value-type="float">
            <text:p>0.000894882</text:p>
          </table:table-cell>
        </table:table-row>
        <table:table-row table:style-name="ro1">
          <table:table-cell office:value-type="float" office:value="16631.5" calcext:value-type="float">
            <text:p>16631.5</text:p>
          </table:table-cell>
          <table:table-cell office:value-type="float" office:value="0.000948455" calcext:value-type="float">
            <text:p>0.000948455</text:p>
          </table:table-cell>
        </table:table-row>
        <table:table-row table:style-name="ro1">
          <table:table-cell office:value-type="float" office:value="16640.6" calcext:value-type="float">
            <text:p>16640.6</text:p>
          </table:table-cell>
          <table:table-cell office:value-type="float" office:value="0.00098976" calcext:value-type="float">
            <text:p>0.00098976</text:p>
          </table:table-cell>
        </table:table-row>
        <table:table-row table:style-name="ro1">
          <table:table-cell office:value-type="float" office:value="16649.8" calcext:value-type="float">
            <text:p>16649.8</text:p>
          </table:table-cell>
          <table:table-cell office:value-type="float" office:value="0.0010022" calcext:value-type="float">
            <text:p>0.0010022</text:p>
          </table:table-cell>
        </table:table-row>
        <table:table-row table:style-name="ro1">
          <table:table-cell office:value-type="float" office:value="16659" calcext:value-type="float">
            <text:p>16659</text:p>
          </table:table-cell>
          <table:table-cell office:value-type="float" office:value="0.000976079" calcext:value-type="float">
            <text:p>0.000976079</text:p>
          </table:table-cell>
        </table:table-row>
        <table:table-row table:style-name="ro1">
          <table:table-cell office:value-type="float" office:value="16668.1" calcext:value-type="float">
            <text:p>16668.1</text:p>
          </table:table-cell>
          <table:table-cell office:value-type="float" office:value="0.000905298" calcext:value-type="float">
            <text:p>0.000905298</text:p>
          </table:table-cell>
        </table:table-row>
        <table:table-row table:style-name="ro1">
          <table:table-cell office:value-type="float" office:value="16677.3" calcext:value-type="float">
            <text:p>16677.3</text:p>
          </table:table-cell>
          <table:table-cell office:value-type="float" office:value="0.000786061" calcext:value-type="float">
            <text:p>0.000786061</text:p>
          </table:table-cell>
        </table:table-row>
        <table:table-row table:style-name="ro1">
          <table:table-cell office:value-type="float" office:value="16686.5" calcext:value-type="float">
            <text:p>16686.5</text:p>
          </table:table-cell>
          <table:table-cell office:value-type="float" office:value="0.000620548" calcext:value-type="float">
            <text:p>0.000620548</text:p>
          </table:table-cell>
        </table:table-row>
        <table:table-row table:style-name="ro1">
          <table:table-cell office:value-type="float" office:value="16695.7" calcext:value-type="float">
            <text:p>16695.7</text:p>
          </table:table-cell>
          <table:table-cell office:value-type="float" office:value="0.000412738" calcext:value-type="float">
            <text:p>0.000412738</text:p>
          </table:table-cell>
        </table:table-row>
        <table:table-row table:style-name="ro1">
          <table:table-cell office:value-type="float" office:value="16704.8" calcext:value-type="float">
            <text:p>16704.8</text:p>
          </table:table-cell>
          <table:table-cell office:value-type="float" office:value="0.000177554" calcext:value-type="float">
            <text:p>0.000177554</text:p>
          </table:table-cell>
        </table:table-row>
        <table:table-row table:style-name="ro1">
          <table:table-cell office:value-type="float" office:value="16714" calcext:value-type="float">
            <text:p>16714</text:p>
          </table:table-cell>
          <table:table-cell office:value-type="float" office:value="0.000140756" calcext:value-type="float">
            <text:p>0.000140756</text:p>
          </table:table-cell>
        </table:table-row>
        <table:table-row table:style-name="ro1">
          <table:table-cell office:value-type="float" office:value="16723.2" calcext:value-type="float">
            <text:p>16723.2</text:p>
          </table:table-cell>
          <table:table-cell office:value-type="float" office:value="0.000411452" calcext:value-type="float">
            <text:p>0.000411452</text:p>
          </table:table-cell>
        </table:table-row>
        <table:table-row table:style-name="ro1">
          <table:table-cell office:value-type="float" office:value="16732.3" calcext:value-type="float">
            <text:p>16732.3</text:p>
          </table:table-cell>
          <table:table-cell office:value-type="float" office:value="0.000697981" calcext:value-type="float">
            <text:p>0.000697981</text:p>
          </table:table-cell>
        </table:table-row>
        <table:table-row table:style-name="ro1">
          <table:table-cell office:value-type="float" office:value="16741.5" calcext:value-type="float">
            <text:p>16741.5</text:p>
          </table:table-cell>
          <table:table-cell office:value-type="float" office:value="0.0009741" calcext:value-type="float">
            <text:p>0.0009741</text:p>
          </table:table-cell>
        </table:table-row>
        <table:table-row table:style-name="ro1">
          <table:table-cell office:value-type="float" office:value="16750.7" calcext:value-type="float">
            <text:p>16750.7</text:p>
          </table:table-cell>
          <table:table-cell office:value-type="float" office:value="0.00122716" calcext:value-type="float">
            <text:p>0.00122716</text:p>
          </table:table-cell>
        </table:table-row>
        <table:table-row table:style-name="ro1">
          <table:table-cell office:value-type="float" office:value="16759.8" calcext:value-type="float">
            <text:p>16759.8</text:p>
          </table:table-cell>
          <table:table-cell office:value-type="float" office:value="0.00144304" calcext:value-type="float">
            <text:p>0.00144304</text:p>
          </table:table-cell>
        </table:table-row>
        <table:table-row table:style-name="ro1">
          <table:table-cell office:value-type="float" office:value="16769" calcext:value-type="float">
            <text:p>16769</text:p>
          </table:table-cell>
          <table:table-cell office:value-type="float" office:value="0.00161116" calcext:value-type="float">
            <text:p>0.00161116</text:p>
          </table:table-cell>
        </table:table-row>
        <table:table-row table:style-name="ro1">
          <table:table-cell office:value-type="float" office:value="16778.2" calcext:value-type="float">
            <text:p>16778.2</text:p>
          </table:table-cell>
          <table:table-cell office:value-type="float" office:value="0.00172365" calcext:value-type="float">
            <text:p>0.00172365</text:p>
          </table:table-cell>
        </table:table-row>
        <table:table-row table:style-name="ro1">
          <table:table-cell office:value-type="float" office:value="16787.3" calcext:value-type="float">
            <text:p>16787.3</text:p>
          </table:table-cell>
          <table:table-cell office:value-type="float" office:value="0.00177377" calcext:value-type="float">
            <text:p>0.00177377</text:p>
          </table:table-cell>
        </table:table-row>
        <table:table-row table:style-name="ro1">
          <table:table-cell office:value-type="float" office:value="16796.5" calcext:value-type="float">
            <text:p>16796.5</text:p>
          </table:table-cell>
          <table:table-cell office:value-type="float" office:value="0.00176053" calcext:value-type="float">
            <text:p>0.00176053</text:p>
          </table:table-cell>
        </table:table-row>
        <table:table-row table:style-name="ro1">
          <table:table-cell office:value-type="float" office:value="16805.7" calcext:value-type="float">
            <text:p>16805.7</text:p>
          </table:table-cell>
          <table:table-cell office:value-type="float" office:value="0.00168383" calcext:value-type="float">
            <text:p>0.00168383</text:p>
          </table:table-cell>
        </table:table-row>
        <table:table-row table:style-name="ro1">
          <table:table-cell office:value-type="float" office:value="16814.8" calcext:value-type="float">
            <text:p>16814.8</text:p>
          </table:table-cell>
          <table:table-cell office:value-type="float" office:value="0.00154864" calcext:value-type="float">
            <text:p>0.00154864</text:p>
          </table:table-cell>
        </table:table-row>
        <table:table-row table:style-name="ro1">
          <table:table-cell office:value-type="float" office:value="16824" calcext:value-type="float">
            <text:p>16824</text:p>
          </table:table-cell>
          <table:table-cell office:value-type="float" office:value="0.00136336" calcext:value-type="float">
            <text:p>0.00136336</text:p>
          </table:table-cell>
        </table:table-row>
        <table:table-row table:style-name="ro1">
          <table:table-cell office:value-type="float" office:value="16833.2" calcext:value-type="float">
            <text:p>16833.2</text:p>
          </table:table-cell>
          <table:table-cell office:value-type="float" office:value="0.00113801" calcext:value-type="float">
            <text:p>0.00113801</text:p>
          </table:table-cell>
        </table:table-row>
        <table:table-row table:style-name="ro1">
          <table:table-cell office:value-type="float" office:value="16842.3" calcext:value-type="float">
            <text:p>16842.3</text:p>
          </table:table-cell>
          <table:table-cell office:value-type="float" office:value="0.000889992" calcext:value-type="float">
            <text:p>0.000889992</text:p>
          </table:table-cell>
        </table:table-row>
        <table:table-row table:style-name="ro1">
          <table:table-cell office:value-type="float" office:value="16851.5" calcext:value-type="float">
            <text:p>16851.5</text:p>
          </table:table-cell>
          <table:table-cell office:value-type="float" office:value="0.000642693" calcext:value-type="float">
            <text:p>0.000642693</text:p>
          </table:table-cell>
        </table:table-row>
        <table:table-row table:style-name="ro1">
          <table:table-cell office:value-type="float" office:value="16860.7" calcext:value-type="float">
            <text:p>16860.7</text:p>
          </table:table-cell>
          <table:table-cell office:value-type="float" office:value="0.000441398" calcext:value-type="float">
            <text:p>0.000441398</text:p>
          </table:table-cell>
        </table:table-row>
        <table:table-row table:style-name="ro1">
          <table:table-cell office:value-type="float" office:value="16869.9" calcext:value-type="float">
            <text:p>16869.9</text:p>
          </table:table-cell>
          <table:table-cell office:value-type="float" office:value="0.000377892" calcext:value-type="float">
            <text:p>0.000377892</text:p>
          </table:table-cell>
        </table:table-row>
        <table:table-row table:style-name="ro1">
          <table:table-cell office:value-type="float" office:value="16879" calcext:value-type="float">
            <text:p>16879</text:p>
          </table:table-cell>
          <table:table-cell office:value-type="float" office:value="0.000481487" calcext:value-type="float">
            <text:p>0.000481487</text:p>
          </table:table-cell>
        </table:table-row>
        <table:table-row table:style-name="ro1">
          <table:table-cell office:value-type="float" office:value="16888.2" calcext:value-type="float">
            <text:p>16888.2</text:p>
          </table:table-cell>
          <table:table-cell office:value-type="float" office:value="0.000642428" calcext:value-type="float">
            <text:p>0.000642428</text:p>
          </table:table-cell>
        </table:table-row>
        <table:table-row table:style-name="ro1">
          <table:table-cell office:value-type="float" office:value="16897.4" calcext:value-type="float">
            <text:p>16897.4</text:p>
          </table:table-cell>
          <table:table-cell office:value-type="float" office:value="0.000790965" calcext:value-type="float">
            <text:p>0.000790965</text:p>
          </table:table-cell>
        </table:table-row>
        <table:table-row table:style-name="ro1">
          <table:table-cell office:value-type="float" office:value="16906.5" calcext:value-type="float">
            <text:p>16906.5</text:p>
          </table:table-cell>
          <table:table-cell office:value-type="float" office:value="0.000900585" calcext:value-type="float">
            <text:p>0.000900585</text:p>
          </table:table-cell>
        </table:table-row>
        <table:table-row table:style-name="ro1">
          <table:table-cell office:value-type="float" office:value="16915.7" calcext:value-type="float">
            <text:p>16915.7</text:p>
          </table:table-cell>
          <table:table-cell office:value-type="float" office:value="0.000961867" calcext:value-type="float">
            <text:p>0.000961867</text:p>
          </table:table-cell>
        </table:table-row>
        <table:table-row table:style-name="ro1">
          <table:table-cell office:value-type="float" office:value="16924.9" calcext:value-type="float">
            <text:p>16924.9</text:p>
          </table:table-cell>
          <table:table-cell office:value-type="float" office:value="0.000972699" calcext:value-type="float">
            <text:p>0.000972699</text:p>
          </table:table-cell>
        </table:table-row>
        <table:table-row table:style-name="ro1">
          <table:table-cell office:value-type="float" office:value="16934" calcext:value-type="float">
            <text:p>16934</text:p>
          </table:table-cell>
          <table:table-cell office:value-type="float" office:value="0.00093802" calcext:value-type="float">
            <text:p>0.00093802</text:p>
          </table:table-cell>
        </table:table-row>
        <table:table-row table:style-name="ro1">
          <table:table-cell office:value-type="float" office:value="16943.2" calcext:value-type="float">
            <text:p>16943.2</text:p>
          </table:table-cell>
          <table:table-cell office:value-type="float" office:value="0.000868274" calcext:value-type="float">
            <text:p>0.000868274</text:p>
          </table:table-cell>
        </table:table-row>
        <table:table-row table:style-name="ro1">
          <table:table-cell office:value-type="float" office:value="16952.4" calcext:value-type="float">
            <text:p>16952.4</text:p>
          </table:table-cell>
          <table:table-cell office:value-type="float" office:value="0.00078198" calcext:value-type="float">
            <text:p>0.00078198</text:p>
          </table:table-cell>
        </table:table-row>
        <table:table-row table:style-name="ro1">
          <table:table-cell office:value-type="float" office:value="16961.5" calcext:value-type="float">
            <text:p>16961.5</text:p>
          </table:table-cell>
          <table:table-cell office:value-type="float" office:value="0.000708602" calcext:value-type="float">
            <text:p>0.000708602</text:p>
          </table:table-cell>
        </table:table-row>
        <table:table-row table:style-name="ro1">
          <table:table-cell office:value-type="float" office:value="16970.7" calcext:value-type="float">
            <text:p>16970.7</text:p>
          </table:table-cell>
          <table:table-cell office:value-type="float" office:value="0.000683627" calcext:value-type="float">
            <text:p>0.000683627</text:p>
          </table:table-cell>
        </table:table-row>
        <table:table-row table:style-name="ro1">
          <table:table-cell office:value-type="float" office:value="16979.9" calcext:value-type="float">
            <text:p>16979.9</text:p>
          </table:table-cell>
          <table:table-cell office:value-type="float" office:value="0.000728588" calcext:value-type="float">
            <text:p>0.000728588</text:p>
          </table:table-cell>
        </table:table-row>
        <table:table-row table:style-name="ro1">
          <table:table-cell office:value-type="float" office:value="16989" calcext:value-type="float">
            <text:p>16989</text:p>
          </table:table-cell>
          <table:table-cell office:value-type="float" office:value="0.000834267" calcext:value-type="float">
            <text:p>0.000834267</text:p>
          </table:table-cell>
        </table:table-row>
        <table:table-row table:style-name="ro1">
          <table:table-cell office:value-type="float" office:value="16998.2" calcext:value-type="float">
            <text:p>16998.2</text:p>
          </table:table-cell>
          <table:table-cell office:value-type="float" office:value="0.0009693" calcext:value-type="float">
            <text:p>0.0009693</text:p>
          </table:table-cell>
        </table:table-row>
        <table:table-row table:style-name="ro1">
          <table:table-cell office:value-type="float" office:value="17007.4" calcext:value-type="float">
            <text:p>17007.4</text:p>
          </table:table-cell>
          <table:table-cell office:value-type="float" office:value="0.0011057" calcext:value-type="float">
            <text:p>0.0011057</text:p>
          </table:table-cell>
        </table:table-row>
        <table:table-row table:style-name="ro1">
          <table:table-cell office:value-type="float" office:value="17016.5" calcext:value-type="float">
            <text:p>17016.5</text:p>
          </table:table-cell>
          <table:table-cell office:value-type="float" office:value="0.00122207" calcext:value-type="float">
            <text:p>0.00122207</text:p>
          </table:table-cell>
        </table:table-row>
        <table:table-row table:style-name="ro1">
          <table:table-cell office:value-type="float" office:value="17025.7" calcext:value-type="float">
            <text:p>17025.7</text:p>
          </table:table-cell>
          <table:table-cell office:value-type="float" office:value="0.00130479" calcext:value-type="float">
            <text:p>0.00130479</text:p>
          </table:table-cell>
        </table:table-row>
        <table:table-row table:style-name="ro1">
          <table:table-cell office:value-type="float" office:value="17034.9" calcext:value-type="float">
            <text:p>17034.9</text:p>
          </table:table-cell>
          <table:table-cell office:value-type="float" office:value="0.00134417" calcext:value-type="float">
            <text:p>0.00134417</text:p>
          </table:table-cell>
        </table:table-row>
        <table:table-row table:style-name="ro1">
          <table:table-cell office:value-type="float" office:value="17044.1" calcext:value-type="float">
            <text:p>17044.1</text:p>
          </table:table-cell>
          <table:table-cell office:value-type="float" office:value="0.00133684" calcext:value-type="float">
            <text:p>0.00133684</text:p>
          </table:table-cell>
        </table:table-row>
        <table:table-row table:style-name="ro1">
          <table:table-cell office:value-type="float" office:value="17053.2" calcext:value-type="float">
            <text:p>17053.2</text:p>
          </table:table-cell>
          <table:table-cell office:value-type="float" office:value="0.00128118" calcext:value-type="float">
            <text:p>0.00128118</text:p>
          </table:table-cell>
        </table:table-row>
        <table:table-row table:style-name="ro1">
          <table:table-cell office:value-type="float" office:value="17062.4" calcext:value-type="float">
            <text:p>17062.4</text:p>
          </table:table-cell>
          <table:table-cell office:value-type="float" office:value="0.00117992" calcext:value-type="float">
            <text:p>0.00117992</text:p>
          </table:table-cell>
        </table:table-row>
        <table:table-row table:style-name="ro1">
          <table:table-cell office:value-type="float" office:value="17071.6" calcext:value-type="float">
            <text:p>17071.6</text:p>
          </table:table-cell>
          <table:table-cell office:value-type="float" office:value="0.00103897" calcext:value-type="float">
            <text:p>0.00103897</text:p>
          </table:table-cell>
        </table:table-row>
        <table:table-row table:style-name="ro1">
          <table:table-cell office:value-type="float" office:value="17080.7" calcext:value-type="float">
            <text:p>17080.7</text:p>
          </table:table-cell>
          <table:table-cell office:value-type="float" office:value="0.000865032" calcext:value-type="float">
            <text:p>0.000865032</text:p>
          </table:table-cell>
        </table:table-row>
        <table:table-row table:style-name="ro1">
          <table:table-cell office:value-type="float" office:value="17089.9" calcext:value-type="float">
            <text:p>17089.9</text:p>
          </table:table-cell>
          <table:table-cell office:value-type="float" office:value="0.000669142" calcext:value-type="float">
            <text:p>0.000669142</text:p>
          </table:table-cell>
        </table:table-row>
        <table:table-row table:style-name="ro1">
          <table:table-cell office:value-type="float" office:value="17099.1" calcext:value-type="float">
            <text:p>17099.1</text:p>
          </table:table-cell>
          <table:table-cell office:value-type="float" office:value="0.000462295" calcext:value-type="float">
            <text:p>0.000462295</text:p>
          </table:table-cell>
        </table:table-row>
        <table:table-row table:style-name="ro1">
          <table:table-cell office:value-type="float" office:value="17108.2" calcext:value-type="float">
            <text:p>17108.2</text:p>
          </table:table-cell>
          <table:table-cell office:value-type="float" office:value="0.000266432" calcext:value-type="float">
            <text:p>0.000266432</text:p>
          </table:table-cell>
        </table:table-row>
        <table:table-row table:style-name="ro1">
          <table:table-cell office:value-type="float" office:value="17117.4" calcext:value-type="float">
            <text:p>17117.4</text:p>
          </table:table-cell>
          <table:table-cell office:value-type="float" office:value="0.000150626" calcext:value-type="float">
            <text:p>0.000150626</text:p>
          </table:table-cell>
        </table:table-row>
        <table:table-row table:style-name="ro1">
          <table:table-cell office:value-type="float" office:value="17126.6" calcext:value-type="float">
            <text:p>17126.6</text:p>
          </table:table-cell>
          <table:table-cell office:value-type="float" office:value="0.000239807" calcext:value-type="float">
            <text:p>0.000239807</text:p>
          </table:table-cell>
        </table:table-row>
        <table:table-row table:style-name="ro1">
          <table:table-cell office:value-type="float" office:value="17135.7" calcext:value-type="float">
            <text:p>17135.7</text:p>
          </table:table-cell>
          <table:table-cell office:value-type="float" office:value="0.000388308" calcext:value-type="float">
            <text:p>0.000388308</text:p>
          </table:table-cell>
        </table:table-row>
        <table:table-row table:style-name="ro1">
          <table:table-cell office:value-type="float" office:value="17144.9" calcext:value-type="float">
            <text:p>17144.9</text:p>
          </table:table-cell>
          <table:table-cell office:value-type="float" office:value="0.000521454" calcext:value-type="float">
            <text:p>0.000521454</text:p>
          </table:table-cell>
        </table:table-row>
        <table:table-row table:style-name="ro1">
          <table:table-cell office:value-type="float" office:value="17154.1" calcext:value-type="float">
            <text:p>17154.1</text:p>
          </table:table-cell>
          <table:table-cell office:value-type="float" office:value="0.000624081" calcext:value-type="float">
            <text:p>0.000624081</text:p>
          </table:table-cell>
        </table:table-row>
        <table:table-row table:style-name="ro1">
          <table:table-cell office:value-type="float" office:value="17163.2" calcext:value-type="float">
            <text:p>17163.2</text:p>
          </table:table-cell>
          <table:table-cell office:value-type="float" office:value="0.000692675" calcext:value-type="float">
            <text:p>0.000692675</text:p>
          </table:table-cell>
        </table:table-row>
        <table:table-row table:style-name="ro1">
          <table:table-cell office:value-type="float" office:value="17172.4" calcext:value-type="float">
            <text:p>17172.4</text:p>
          </table:table-cell>
          <table:table-cell office:value-type="float" office:value="0.000726675" calcext:value-type="float">
            <text:p>0.000726675</text:p>
          </table:table-cell>
        </table:table-row>
        <table:table-row table:style-name="ro1">
          <table:table-cell office:value-type="float" office:value="17181.6" calcext:value-type="float">
            <text:p>17181.6</text:p>
          </table:table-cell>
          <table:table-cell office:value-type="float" office:value="0.000727955" calcext:value-type="float">
            <text:p>0.000727955</text:p>
          </table:table-cell>
        </table:table-row>
        <table:table-row table:style-name="ro1">
          <table:table-cell office:value-type="float" office:value="17190.7" calcext:value-type="float">
            <text:p>17190.7</text:p>
          </table:table-cell>
          <table:table-cell office:value-type="float" office:value="0.000701032" calcext:value-type="float">
            <text:p>0.000701032</text:p>
          </table:table-cell>
        </table:table-row>
        <table:table-row table:style-name="ro1">
          <table:table-cell office:value-type="float" office:value="17199.9" calcext:value-type="float">
            <text:p>17199.9</text:p>
          </table:table-cell>
          <table:table-cell office:value-type="float" office:value="0.000654209" calcext:value-type="float">
            <text:p>0.000654209</text:p>
          </table:table-cell>
        </table:table-row>
        <table:table-row table:style-name="ro1">
          <table:table-cell office:value-type="float" office:value="17209.1" calcext:value-type="float">
            <text:p>17209.1</text:p>
          </table:table-cell>
          <table:table-cell office:value-type="float" office:value="0.000593642" calcext:value-type="float">
            <text:p>0.000593642</text:p>
          </table:table-cell>
        </table:table-row>
        <table:table-row table:style-name="ro1">
          <table:table-cell office:value-type="float" office:value="17218.3" calcext:value-type="float">
            <text:p>17218.3</text:p>
          </table:table-cell>
          <table:table-cell office:value-type="float" office:value="0.000530798" calcext:value-type="float">
            <text:p>0.000530798</text:p>
          </table:table-cell>
        </table:table-row>
        <table:table-row table:style-name="ro1">
          <table:table-cell office:value-type="float" office:value="17227.4" calcext:value-type="float">
            <text:p>17227.4</text:p>
          </table:table-cell>
          <table:table-cell office:value-type="float" office:value="0.000474516" calcext:value-type="float">
            <text:p>0.000474516</text:p>
          </table:table-cell>
        </table:table-row>
        <table:table-row table:style-name="ro1">
          <table:table-cell office:value-type="float" office:value="17236.6" calcext:value-type="float">
            <text:p>17236.6</text:p>
          </table:table-cell>
          <table:table-cell office:value-type="float" office:value="0.000432829" calcext:value-type="float">
            <text:p>0.000432829</text:p>
          </table:table-cell>
        </table:table-row>
        <table:table-row table:style-name="ro1">
          <table:table-cell office:value-type="float" office:value="17245.8" calcext:value-type="float">
            <text:p>17245.8</text:p>
          </table:table-cell>
          <table:table-cell office:value-type="float" office:value="0.000408324" calcext:value-type="float">
            <text:p>0.000408324</text:p>
          </table:table-cell>
        </table:table-row>
        <table:table-row table:style-name="ro1">
          <table:table-cell office:value-type="float" office:value="17254.9" calcext:value-type="float">
            <text:p>17254.9</text:p>
          </table:table-cell>
          <table:table-cell office:value-type="float" office:value="0.00039882" calcext:value-type="float">
            <text:p>0.00039882</text:p>
          </table:table-cell>
        </table:table-row>
        <table:table-row table:style-name="ro1">
          <table:table-cell office:value-type="float" office:value="17264.1" calcext:value-type="float">
            <text:p>17264.1</text:p>
          </table:table-cell>
          <table:table-cell office:value-type="float" office:value="0.000395982" calcext:value-type="float">
            <text:p>0.000395982</text:p>
          </table:table-cell>
        </table:table-row>
        <table:table-row table:style-name="ro1">
          <table:table-cell office:value-type="float" office:value="17273.3" calcext:value-type="float">
            <text:p>17273.3</text:p>
          </table:table-cell>
          <table:table-cell office:value-type="float" office:value="0.000391274" calcext:value-type="float">
            <text:p>0.000391274</text:p>
          </table:table-cell>
        </table:table-row>
        <table:table-row table:style-name="ro1">
          <table:table-cell office:value-type="float" office:value="17282.4" calcext:value-type="float">
            <text:p>17282.4</text:p>
          </table:table-cell>
          <table:table-cell office:value-type="float" office:value="0.000378325" calcext:value-type="float">
            <text:p>0.000378325</text:p>
          </table:table-cell>
        </table:table-row>
        <table:table-row table:style-name="ro1">
          <table:table-cell office:value-type="float" office:value="17291.6" calcext:value-type="float">
            <text:p>17291.6</text:p>
          </table:table-cell>
          <table:table-cell office:value-type="float" office:value="0.000352969" calcext:value-type="float">
            <text:p>0.000352969</text:p>
          </table:table-cell>
        </table:table-row>
        <table:table-row table:style-name="ro1">
          <table:table-cell office:value-type="float" office:value="17300.8" calcext:value-type="float">
            <text:p>17300.8</text:p>
          </table:table-cell>
          <table:table-cell office:value-type="float" office:value="0.000314196" calcext:value-type="float">
            <text:p>0.000314196</text:p>
          </table:table-cell>
        </table:table-row>
        <table:table-row table:style-name="ro1">
          <table:table-cell office:value-type="float" office:value="17309.9" calcext:value-type="float">
            <text:p>17309.9</text:p>
          </table:table-cell>
          <table:table-cell office:value-type="float" office:value="0.00026394" calcext:value-type="float">
            <text:p>0.00026394</text:p>
          </table:table-cell>
        </table:table-row>
        <table:table-row table:style-name="ro1">
          <table:table-cell office:value-type="float" office:value="17319.1" calcext:value-type="float">
            <text:p>17319.1</text:p>
          </table:table-cell>
          <table:table-cell office:value-type="float" office:value="0.000203438" calcext:value-type="float">
            <text:p>0.000203438</text:p>
          </table:table-cell>
        </table:table-row>
        <table:table-row table:style-name="ro1">
          <table:table-cell office:value-type="float" office:value="17328.3" calcext:value-type="float">
            <text:p>17328.3</text:p>
          </table:table-cell>
          <table:table-cell office:value-type="float" office:value="0.000139096" calcext:value-type="float">
            <text:p>0.000139096</text:p>
          </table:table-cell>
        </table:table-row>
        <table:table-row table:style-name="ro1">
          <table:table-cell office:value-type="float" office:value="17337.4" calcext:value-type="float">
            <text:p>17337.4</text:p>
          </table:table-cell>
          <table:table-cell office:value-type="float" office:value="0.0000921188" calcext:value-type="float">
            <text:p>0.0000921188</text:p>
          </table:table-cell>
        </table:table-row>
        <table:table-row table:style-name="ro1">
          <table:table-cell office:value-type="float" office:value="17346.6" calcext:value-type="float">
            <text:p>17346.6</text:p>
          </table:table-cell>
          <table:table-cell office:value-type="float" office:value="0.000112625" calcext:value-type="float">
            <text:p>0.000112625</text:p>
          </table:table-cell>
        </table:table-row>
        <table:table-row table:style-name="ro1">
          <table:table-cell office:value-type="float" office:value="17355.8" calcext:value-type="float">
            <text:p>17355.8</text:p>
          </table:table-cell>
          <table:table-cell office:value-type="float" office:value="0.000188036" calcext:value-type="float">
            <text:p>0.000188036</text:p>
          </table:table-cell>
        </table:table-row>
        <table:table-row table:style-name="ro1">
          <table:table-cell office:value-type="float" office:value="17364.9" calcext:value-type="float">
            <text:p>17364.9</text:p>
          </table:table-cell>
          <table:table-cell office:value-type="float" office:value="0.000282322" calcext:value-type="float">
            <text:p>0.000282322</text:p>
          </table:table-cell>
        </table:table-row>
        <table:table-row table:style-name="ro1">
          <table:table-cell office:value-type="float" office:value="17374.1" calcext:value-type="float">
            <text:p>17374.1</text:p>
          </table:table-cell>
          <table:table-cell office:value-type="float" office:value="0.000384149" calcext:value-type="float">
            <text:p>0.000384149</text:p>
          </table:table-cell>
        </table:table-row>
        <table:table-row table:style-name="ro1">
          <table:table-cell office:value-type="float" office:value="17383.3" calcext:value-type="float">
            <text:p>17383.3</text:p>
          </table:table-cell>
          <table:table-cell office:value-type="float" office:value="0.00049081" calcext:value-type="float">
            <text:p>0.00049081</text:p>
          </table:table-cell>
        </table:table-row>
        <table:table-row table:style-name="ro1">
          <table:table-cell office:value-type="float" office:value="17392.5" calcext:value-type="float">
            <text:p>17392.5</text:p>
          </table:table-cell>
          <table:table-cell office:value-type="float" office:value="0.000600034" calcext:value-type="float">
            <text:p>0.000600034</text:p>
          </table:table-cell>
        </table:table-row>
        <table:table-row table:style-name="ro1">
          <table:table-cell office:value-type="float" office:value="17401.6" calcext:value-type="float">
            <text:p>17401.6</text:p>
          </table:table-cell>
          <table:table-cell office:value-type="float" office:value="0.000709198" calcext:value-type="float">
            <text:p>0.000709198</text:p>
          </table:table-cell>
        </table:table-row>
        <table:table-row table:style-name="ro1">
          <table:table-cell office:value-type="float" office:value="17410.8" calcext:value-type="float">
            <text:p>17410.8</text:p>
          </table:table-cell>
          <table:table-cell office:value-type="float" office:value="0.000814209" calcext:value-type="float">
            <text:p>0.000814209</text:p>
          </table:table-cell>
        </table:table-row>
        <table:table-row table:style-name="ro1">
          <table:table-cell office:value-type="float" office:value="17420" calcext:value-type="float">
            <text:p>17420</text:p>
          </table:table-cell>
          <table:table-cell office:value-type="float" office:value="0.000911159" calcext:value-type="float">
            <text:p>0.000911159</text:p>
          </table:table-cell>
        </table:table-row>
        <table:table-row table:style-name="ro1">
          <table:table-cell office:value-type="float" office:value="17429.1" calcext:value-type="float">
            <text:p>17429.1</text:p>
          </table:table-cell>
          <table:table-cell office:value-type="float" office:value="0.000995759" calcext:value-type="float">
            <text:p>0.000995759</text:p>
          </table:table-cell>
        </table:table-row>
        <table:table-row table:style-name="ro1">
          <table:table-cell office:value-type="float" office:value="17438.3" calcext:value-type="float">
            <text:p>17438.3</text:p>
          </table:table-cell>
          <table:table-cell office:value-type="float" office:value="0.00106276" calcext:value-type="float">
            <text:p>0.00106276</text:p>
          </table:table-cell>
        </table:table-row>
        <table:table-row table:style-name="ro1">
          <table:table-cell office:value-type="float" office:value="17447.5" calcext:value-type="float">
            <text:p>17447.5</text:p>
          </table:table-cell>
          <table:table-cell office:value-type="float" office:value="0.00110784" calcext:value-type="float">
            <text:p>0.00110784</text:p>
          </table:table-cell>
        </table:table-row>
        <table:table-row table:style-name="ro1">
          <table:table-cell office:value-type="float" office:value="17456.6" calcext:value-type="float">
            <text:p>17456.6</text:p>
          </table:table-cell>
          <table:table-cell office:value-type="float" office:value="0.00112751" calcext:value-type="float">
            <text:p>0.00112751</text:p>
          </table:table-cell>
        </table:table-row>
        <table:table-row table:style-name="ro1">
          <table:table-cell office:value-type="float" office:value="17465.8" calcext:value-type="float">
            <text:p>17465.8</text:p>
          </table:table-cell>
          <table:table-cell office:value-type="float" office:value="0.00111866" calcext:value-type="float">
            <text:p>0.00111866</text:p>
          </table:table-cell>
        </table:table-row>
        <table:table-row table:style-name="ro1">
          <table:table-cell office:value-type="float" office:value="17475" calcext:value-type="float">
            <text:p>17475</text:p>
          </table:table-cell>
          <table:table-cell office:value-type="float" office:value="0.00107997" calcext:value-type="float">
            <text:p>0.00107997</text:p>
          </table:table-cell>
        </table:table-row>
        <table:table-row table:style-name="ro1">
          <table:table-cell office:value-type="float" office:value="17484.1" calcext:value-type="float">
            <text:p>17484.1</text:p>
          </table:table-cell>
          <table:table-cell office:value-type="float" office:value="0.00101217" calcext:value-type="float">
            <text:p>0.00101217</text:p>
          </table:table-cell>
        </table:table-row>
        <table:table-row table:style-name="ro1">
          <table:table-cell office:value-type="float" office:value="17493.3" calcext:value-type="float">
            <text:p>17493.3</text:p>
          </table:table-cell>
          <table:table-cell office:value-type="float" office:value="0.00091834" calcext:value-type="float">
            <text:p>0.00091834</text:p>
          </table:table-cell>
        </table:table-row>
        <table:table-row table:style-name="ro1">
          <table:table-cell office:value-type="float" office:value="17502.5" calcext:value-type="float">
            <text:p>17502.5</text:p>
          </table:table-cell>
          <table:table-cell office:value-type="float" office:value="0.000803752" calcext:value-type="float">
            <text:p>0.000803752</text:p>
          </table:table-cell>
        </table:table-row>
        <table:table-row table:style-name="ro1">
          <table:table-cell office:value-type="float" office:value="17511.6" calcext:value-type="float">
            <text:p>17511.6</text:p>
          </table:table-cell>
          <table:table-cell office:value-type="float" office:value="0.000678291" calcext:value-type="float">
            <text:p>0.000678291</text:p>
          </table:table-cell>
        </table:table-row>
        <table:table-row table:style-name="ro1">
          <table:table-cell office:value-type="float" office:value="17520.8" calcext:value-type="float">
            <text:p>17520.8</text:p>
          </table:table-cell>
          <table:table-cell office:value-type="float" office:value="0.000558312" calcext:value-type="float">
            <text:p>0.000558312</text:p>
          </table:table-cell>
        </table:table-row>
        <table:table-row table:style-name="ro1">
          <table:table-cell office:value-type="float" office:value="17530" calcext:value-type="float">
            <text:p>17530</text:p>
          </table:table-cell>
          <table:table-cell office:value-type="float" office:value="0.000469304" calcext:value-type="float">
            <text:p>0.000469304</text:p>
          </table:table-cell>
        </table:table-row>
        <table:table-row table:style-name="ro1">
          <table:table-cell office:value-type="float" office:value="17539.1" calcext:value-type="float">
            <text:p>17539.1</text:p>
          </table:table-cell>
          <table:table-cell office:value-type="float" office:value="0.000445426" calcext:value-type="float">
            <text:p>0.000445426</text:p>
          </table:table-cell>
        </table:table-row>
        <table:table-row table:style-name="ro1">
          <table:table-cell office:value-type="float" office:value="17548.3" calcext:value-type="float">
            <text:p>17548.3</text:p>
          </table:table-cell>
          <table:table-cell office:value-type="float" office:value="0.000496587" calcext:value-type="float">
            <text:p>0.000496587</text:p>
          </table:table-cell>
        </table:table-row>
        <table:table-row table:style-name="ro1">
          <table:table-cell office:value-type="float" office:value="17557.5" calcext:value-type="float">
            <text:p>17557.5</text:p>
          </table:table-cell>
          <table:table-cell office:value-type="float" office:value="0.000595717" calcext:value-type="float">
            <text:p>0.000595717</text:p>
          </table:table-cell>
        </table:table-row>
        <table:table-row table:style-name="ro1">
          <table:table-cell office:value-type="float" office:value="17566.7" calcext:value-type="float">
            <text:p>17566.7</text:p>
          </table:table-cell>
          <table:table-cell office:value-type="float" office:value="0.000709805" calcext:value-type="float">
            <text:p>0.000709805</text:p>
          </table:table-cell>
        </table:table-row>
        <table:table-row table:style-name="ro1">
          <table:table-cell office:value-type="float" office:value="17575.8" calcext:value-type="float">
            <text:p>17575.8</text:p>
          </table:table-cell>
          <table:table-cell office:value-type="float" office:value="0.000819507" calcext:value-type="float">
            <text:p>0.000819507</text:p>
          </table:table-cell>
        </table:table-row>
        <table:table-row table:style-name="ro1">
          <table:table-cell office:value-type="float" office:value="17585" calcext:value-type="float">
            <text:p>17585</text:p>
          </table:table-cell>
          <table:table-cell office:value-type="float" office:value="0.000912954" calcext:value-type="float">
            <text:p>0.000912954</text:p>
          </table:table-cell>
        </table:table-row>
        <table:table-row table:style-name="ro1">
          <table:table-cell office:value-type="float" office:value="17594.2" calcext:value-type="float">
            <text:p>17594.2</text:p>
          </table:table-cell>
          <table:table-cell office:value-type="float" office:value="0.000984198" calcext:value-type="float">
            <text:p>0.000984198</text:p>
          </table:table-cell>
        </table:table-row>
        <table:table-row table:style-name="ro1">
          <table:table-cell office:value-type="float" office:value="17603.3" calcext:value-type="float">
            <text:p>17603.3</text:p>
          </table:table-cell>
          <table:table-cell office:value-type="float" office:value="0.0010319" calcext:value-type="float">
            <text:p>0.0010319</text:p>
          </table:table-cell>
        </table:table-row>
        <table:table-row table:style-name="ro1">
          <table:table-cell office:value-type="float" office:value="17612.5" calcext:value-type="float">
            <text:p>17612.5</text:p>
          </table:table-cell>
          <table:table-cell office:value-type="float" office:value="0.00105749" calcext:value-type="float">
            <text:p>0.00105749</text:p>
          </table:table-cell>
        </table:table-row>
        <table:table-row table:style-name="ro1">
          <table:table-cell office:value-type="float" office:value="17621.7" calcext:value-type="float">
            <text:p>17621.7</text:p>
          </table:table-cell>
          <table:table-cell office:value-type="float" office:value="0.0010645" calcext:value-type="float">
            <text:p>0.0010645</text:p>
          </table:table-cell>
        </table:table-row>
        <table:table-row table:style-name="ro1">
          <table:table-cell office:value-type="float" office:value="17630.8" calcext:value-type="float">
            <text:p>17630.8</text:p>
          </table:table-cell>
          <table:table-cell office:value-type="float" office:value="0.00105806" calcext:value-type="float">
            <text:p>0.00105806</text:p>
          </table:table-cell>
        </table:table-row>
        <table:table-row table:style-name="ro1">
          <table:table-cell office:value-type="float" office:value="17640" calcext:value-type="float">
            <text:p>17640</text:p>
          </table:table-cell>
          <table:table-cell office:value-type="float" office:value="0.00104472" calcext:value-type="float">
            <text:p>0.00104472</text:p>
          </table:table-cell>
        </table:table-row>
        <table:table-row table:style-name="ro1">
          <table:table-cell office:value-type="float" office:value="17649.2" calcext:value-type="float">
            <text:p>17649.2</text:p>
          </table:table-cell>
          <table:table-cell office:value-type="float" office:value="0.0010312" calcext:value-type="float">
            <text:p>0.0010312</text:p>
          </table:table-cell>
        </table:table-row>
        <table:table-row table:style-name="ro1">
          <table:table-cell office:value-type="float" office:value="17658.3" calcext:value-type="float">
            <text:p>17658.3</text:p>
          </table:table-cell>
          <table:table-cell office:value-type="float" office:value="0.00102142" calcext:value-type="float">
            <text:p>0.00102142</text:p>
          </table:table-cell>
        </table:table-row>
        <table:table-row table:style-name="ro1">
          <table:table-cell office:value-type="float" office:value="17667.5" calcext:value-type="float">
            <text:p>17667.5</text:p>
          </table:table-cell>
          <table:table-cell office:value-type="float" office:value="0.00102037" calcext:value-type="float">
            <text:p>0.00102037</text:p>
          </table:table-cell>
        </table:table-row>
        <table:table-row table:style-name="ro1">
          <table:table-cell office:value-type="float" office:value="17676.7" calcext:value-type="float">
            <text:p>17676.7</text:p>
          </table:table-cell>
          <table:table-cell office:value-type="float" office:value="0.00102581" calcext:value-type="float">
            <text:p>0.00102581</text:p>
          </table:table-cell>
        </table:table-row>
        <table:table-row table:style-name="ro1">
          <table:table-cell office:value-type="float" office:value="17685.8" calcext:value-type="float">
            <text:p>17685.8</text:p>
          </table:table-cell>
          <table:table-cell office:value-type="float" office:value="0.00103696" calcext:value-type="float">
            <text:p>0.00103696</text:p>
          </table:table-cell>
        </table:table-row>
        <table:table-row table:style-name="ro1">
          <table:table-cell office:value-type="float" office:value="17695" calcext:value-type="float">
            <text:p>17695</text:p>
          </table:table-cell>
          <table:table-cell office:value-type="float" office:value="0.00104961" calcext:value-type="float">
            <text:p>0.00104961</text:p>
          </table:table-cell>
        </table:table-row>
        <table:table-row table:style-name="ro1">
          <table:table-cell office:value-type="float" office:value="17704.2" calcext:value-type="float">
            <text:p>17704.2</text:p>
          </table:table-cell>
          <table:table-cell office:value-type="float" office:value="0.0010599" calcext:value-type="float">
            <text:p>0.0010599</text:p>
          </table:table-cell>
        </table:table-row>
        <table:table-row table:style-name="ro1">
          <table:table-cell office:value-type="float" office:value="17713.3" calcext:value-type="float">
            <text:p>17713.3</text:p>
          </table:table-cell>
          <table:table-cell office:value-type="float" office:value="0.00106619" calcext:value-type="float">
            <text:p>0.00106619</text:p>
          </table:table-cell>
        </table:table-row>
        <table:table-row table:style-name="ro1">
          <table:table-cell office:value-type="float" office:value="17722.5" calcext:value-type="float">
            <text:p>17722.5</text:p>
          </table:table-cell>
          <table:table-cell office:value-type="float" office:value="0.00106711" calcext:value-type="float">
            <text:p>0.00106711</text:p>
          </table:table-cell>
        </table:table-row>
        <table:table-row table:style-name="ro1">
          <table:table-cell office:value-type="float" office:value="17731.7" calcext:value-type="float">
            <text:p>17731.7</text:p>
          </table:table-cell>
          <table:table-cell office:value-type="float" office:value="0.00106241" calcext:value-type="float">
            <text:p>0.00106241</text:p>
          </table:table-cell>
        </table:table-row>
        <table:table-row table:style-name="ro1">
          <table:table-cell office:value-type="float" office:value="17740.9" calcext:value-type="float">
            <text:p>17740.9</text:p>
          </table:table-cell>
          <table:table-cell office:value-type="float" office:value="0.00105403" calcext:value-type="float">
            <text:p>0.00105403</text:p>
          </table:table-cell>
        </table:table-row>
        <table:table-row table:style-name="ro1">
          <table:table-cell office:value-type="float" office:value="17750" calcext:value-type="float">
            <text:p>17750</text:p>
          </table:table-cell>
          <table:table-cell office:value-type="float" office:value="0.00104193" calcext:value-type="float">
            <text:p>0.00104193</text:p>
          </table:table-cell>
        </table:table-row>
        <table:table-row table:style-name="ro1">
          <table:table-cell office:value-type="float" office:value="17759.2" calcext:value-type="float">
            <text:p>17759.2</text:p>
          </table:table-cell>
          <table:table-cell office:value-type="float" office:value="0.00102747" calcext:value-type="float">
            <text:p>0.00102747</text:p>
          </table:table-cell>
        </table:table-row>
        <table:table-row table:style-name="ro1">
          <table:table-cell office:value-type="float" office:value="17768.4" calcext:value-type="float">
            <text:p>17768.4</text:p>
          </table:table-cell>
          <table:table-cell office:value-type="float" office:value="0.00100823" calcext:value-type="float">
            <text:p>0.00100823</text:p>
          </table:table-cell>
        </table:table-row>
        <table:table-row table:style-name="ro1">
          <table:table-cell office:value-type="float" office:value="17777.5" calcext:value-type="float">
            <text:p>17777.5</text:p>
          </table:table-cell>
          <table:table-cell office:value-type="float" office:value="0.000982764" calcext:value-type="float">
            <text:p>0.000982764</text:p>
          </table:table-cell>
        </table:table-row>
        <table:table-row table:style-name="ro1">
          <table:table-cell office:value-type="float" office:value="17786.7" calcext:value-type="float">
            <text:p>17786.7</text:p>
          </table:table-cell>
          <table:table-cell office:value-type="float" office:value="0.000945683" calcext:value-type="float">
            <text:p>0.000945683</text:p>
          </table:table-cell>
        </table:table-row>
        <table:table-row table:style-name="ro1">
          <table:table-cell office:value-type="float" office:value="17795.9" calcext:value-type="float">
            <text:p>17795.9</text:p>
          </table:table-cell>
          <table:table-cell office:value-type="float" office:value="0.000893278" calcext:value-type="float">
            <text:p>0.000893278</text:p>
          </table:table-cell>
        </table:table-row>
        <table:table-row table:style-name="ro1">
          <table:table-cell office:value-type="float" office:value="17805" calcext:value-type="float">
            <text:p>17805</text:p>
          </table:table-cell>
          <table:table-cell office:value-type="float" office:value="0.000820346" calcext:value-type="float">
            <text:p>0.000820346</text:p>
          </table:table-cell>
        </table:table-row>
        <table:table-row table:style-name="ro1">
          <table:table-cell office:value-type="float" office:value="17814.2" calcext:value-type="float">
            <text:p>17814.2</text:p>
          </table:table-cell>
          <table:table-cell office:value-type="float" office:value="0.00072534" calcext:value-type="float">
            <text:p>0.00072534</text:p>
          </table:table-cell>
        </table:table-row>
        <table:table-row table:style-name="ro1">
          <table:table-cell office:value-type="float" office:value="17823.4" calcext:value-type="float">
            <text:p>17823.4</text:p>
          </table:table-cell>
          <table:table-cell office:value-type="float" office:value="0.000606907" calcext:value-type="float">
            <text:p>0.000606907</text:p>
          </table:table-cell>
        </table:table-row>
        <table:table-row table:style-name="ro1">
          <table:table-cell office:value-type="float" office:value="17832.5" calcext:value-type="float">
            <text:p>17832.5</text:p>
          </table:table-cell>
          <table:table-cell office:value-type="float" office:value="0.000472458" calcext:value-type="float">
            <text:p>0.000472458</text:p>
          </table:table-cell>
        </table:table-row>
        <table:table-row table:style-name="ro1">
          <table:table-cell office:value-type="float" office:value="17841.7" calcext:value-type="float">
            <text:p>17841.7</text:p>
          </table:table-cell>
          <table:table-cell office:value-type="float" office:value="0.000340859" calcext:value-type="float">
            <text:p>0.000340859</text:p>
          </table:table-cell>
        </table:table-row>
        <table:table-row table:style-name="ro1">
          <table:table-cell office:value-type="float" office:value="17850.9" calcext:value-type="float">
            <text:p>17850.9</text:p>
          </table:table-cell>
          <table:table-cell office:value-type="float" office:value="0.000275642" calcext:value-type="float">
            <text:p>0.000275642</text:p>
          </table:table-cell>
        </table:table-row>
        <table:table-row table:style-name="ro1">
          <table:table-cell office:value-type="float" office:value="17860" calcext:value-type="float">
            <text:p>17860</text:p>
          </table:table-cell>
          <table:table-cell office:value-type="float" office:value="0.000356786" calcext:value-type="float">
            <text:p>0.000356786</text:p>
          </table:table-cell>
        </table:table-row>
        <table:table-row table:style-name="ro1">
          <table:table-cell office:value-type="float" office:value="17869.2" calcext:value-type="float">
            <text:p>17869.2</text:p>
          </table:table-cell>
          <table:table-cell office:value-type="float" office:value="0.000534395" calcext:value-type="float">
            <text:p>0.000534395</text:p>
          </table:table-cell>
        </table:table-row>
        <table:table-row table:style-name="ro1">
          <table:table-cell office:value-type="float" office:value="17878.4" calcext:value-type="float">
            <text:p>17878.4</text:p>
          </table:table-cell>
          <table:table-cell office:value-type="float" office:value="0.000741315" calcext:value-type="float">
            <text:p>0.000741315</text:p>
          </table:table-cell>
        </table:table-row>
        <table:table-row table:style-name="ro1">
          <table:table-cell office:value-type="float" office:value="17887.5" calcext:value-type="float">
            <text:p>17887.5</text:p>
          </table:table-cell>
          <table:table-cell office:value-type="float" office:value="0.000951081" calcext:value-type="float">
            <text:p>0.000951081</text:p>
          </table:table-cell>
        </table:table-row>
        <table:table-row table:style-name="ro1">
          <table:table-cell office:value-type="float" office:value="17896.7" calcext:value-type="float">
            <text:p>17896.7</text:p>
          </table:table-cell>
          <table:table-cell office:value-type="float" office:value="0.00114711" calcext:value-type="float">
            <text:p>0.00114711</text:p>
          </table:table-cell>
        </table:table-row>
        <table:table-row table:style-name="ro1">
          <table:table-cell office:value-type="float" office:value="17905.9" calcext:value-type="float">
            <text:p>17905.9</text:p>
          </table:table-cell>
          <table:table-cell office:value-type="float" office:value="0.00131755" calcext:value-type="float">
            <text:p>0.00131755</text:p>
          </table:table-cell>
        </table:table-row>
        <table:table-row table:style-name="ro1">
          <table:table-cell office:value-type="float" office:value="17915.1" calcext:value-type="float">
            <text:p>17915.1</text:p>
          </table:table-cell>
          <table:table-cell office:value-type="float" office:value="0.00145418" calcext:value-type="float">
            <text:p>0.00145418</text:p>
          </table:table-cell>
        </table:table-row>
        <table:table-row table:style-name="ro1">
          <table:table-cell office:value-type="float" office:value="17924.2" calcext:value-type="float">
            <text:p>17924.2</text:p>
          </table:table-cell>
          <table:table-cell office:value-type="float" office:value="0.00154903" calcext:value-type="float">
            <text:p>0.00154903</text:p>
          </table:table-cell>
        </table:table-row>
        <table:table-row table:style-name="ro1">
          <table:table-cell office:value-type="float" office:value="17933.4" calcext:value-type="float">
            <text:p>17933.4</text:p>
          </table:table-cell>
          <table:table-cell office:value-type="float" office:value="0.00159671" calcext:value-type="float">
            <text:p>0.00159671</text:p>
          </table:table-cell>
        </table:table-row>
        <table:table-row table:style-name="ro1">
          <table:table-cell office:value-type="float" office:value="17942.6" calcext:value-type="float">
            <text:p>17942.6</text:p>
          </table:table-cell>
          <table:table-cell office:value-type="float" office:value="0.00159446" calcext:value-type="float">
            <text:p>0.00159446</text:p>
          </table:table-cell>
        </table:table-row>
        <table:table-row table:style-name="ro1">
          <table:table-cell office:value-type="float" office:value="17951.7" calcext:value-type="float">
            <text:p>17951.7</text:p>
          </table:table-cell>
          <table:table-cell office:value-type="float" office:value="0.001542" calcext:value-type="float">
            <text:p>0.001542</text:p>
          </table:table-cell>
        </table:table-row>
        <table:table-row table:style-name="ro1">
          <table:table-cell office:value-type="float" office:value="17960.9" calcext:value-type="float">
            <text:p>17960.9</text:p>
          </table:table-cell>
          <table:table-cell office:value-type="float" office:value="0.00144165" calcext:value-type="float">
            <text:p>0.00144165</text:p>
          </table:table-cell>
        </table:table-row>
        <table:table-row table:style-name="ro1">
          <table:table-cell office:value-type="float" office:value="17970.1" calcext:value-type="float">
            <text:p>17970.1</text:p>
          </table:table-cell>
          <table:table-cell office:value-type="float" office:value="0.00129939" calcext:value-type="float">
            <text:p>0.00129939</text:p>
          </table:table-cell>
        </table:table-row>
        <table:table-row table:style-name="ro1">
          <table:table-cell office:value-type="float" office:value="17979.2" calcext:value-type="float">
            <text:p>17979.2</text:p>
          </table:table-cell>
          <table:table-cell office:value-type="float" office:value="0.00112619" calcext:value-type="float">
            <text:p>0.00112619</text:p>
          </table:table-cell>
        </table:table-row>
        <table:table-row table:style-name="ro1">
          <table:table-cell office:value-type="float" office:value="17988.4" calcext:value-type="float">
            <text:p>17988.4</text:p>
          </table:table-cell>
          <table:table-cell office:value-type="float" office:value="0.000938424" calcext:value-type="float">
            <text:p>0.000938424</text:p>
          </table:table-cell>
        </table:table-row>
        <table:table-row table:style-name="ro1">
          <table:table-cell office:value-type="float" office:value="17997.6" calcext:value-type="float">
            <text:p>17997.6</text:p>
          </table:table-cell>
          <table:table-cell office:value-type="float" office:value="0.000766346" calcext:value-type="float">
            <text:p>0.000766346</text:p>
          </table:table-cell>
        </table:table-row>
        <table:table-row table:style-name="ro1">
          <table:table-cell office:value-type="float" office:value="18006.7" calcext:value-type="float">
            <text:p>18006.7</text:p>
          </table:table-cell>
          <table:table-cell office:value-type="float" office:value="0.000660856" calcext:value-type="float">
            <text:p>0.000660856</text:p>
          </table:table-cell>
        </table:table-row>
        <table:table-row table:style-name="ro1">
          <table:table-cell office:value-type="float" office:value="18015.9" calcext:value-type="float">
            <text:p>18015.9</text:p>
          </table:table-cell>
          <table:table-cell office:value-type="float" office:value="0.000677088" calcext:value-type="float">
            <text:p>0.000677088</text:p>
          </table:table-cell>
        </table:table-row>
        <table:table-row table:style-name="ro1">
          <table:table-cell office:value-type="float" office:value="18025.1" calcext:value-type="float">
            <text:p>18025.1</text:p>
          </table:table-cell>
          <table:table-cell office:value-type="float" office:value="0.000811482" calcext:value-type="float">
            <text:p>0.000811482</text:p>
          </table:table-cell>
        </table:table-row>
        <table:table-row table:style-name="ro1">
          <table:table-cell office:value-type="float" office:value="18034.2" calcext:value-type="float">
            <text:p>18034.2</text:p>
          </table:table-cell>
          <table:table-cell office:value-type="float" office:value="0.00100889" calcext:value-type="float">
            <text:p>0.00100889</text:p>
          </table:table-cell>
        </table:table-row>
        <table:table-row table:style-name="ro1">
          <table:table-cell office:value-type="float" office:value="18043.4" calcext:value-type="float">
            <text:p>18043.4</text:p>
          </table:table-cell>
          <table:table-cell office:value-type="float" office:value="0.00122448" calcext:value-type="float">
            <text:p>0.00122448</text:p>
          </table:table-cell>
        </table:table-row>
        <table:table-row table:style-name="ro1">
          <table:table-cell office:value-type="float" office:value="18052.6" calcext:value-type="float">
            <text:p>18052.6</text:p>
          </table:table-cell>
          <table:table-cell office:value-type="float" office:value="0.00143317" calcext:value-type="float">
            <text:p>0.00143317</text:p>
          </table:table-cell>
        </table:table-row>
        <table:table-row table:style-name="ro1">
          <table:table-cell office:value-type="float" office:value="18061.7" calcext:value-type="float">
            <text:p>18061.7</text:p>
          </table:table-cell>
          <table:table-cell office:value-type="float" office:value="0.0016196" calcext:value-type="float">
            <text:p>0.0016196</text:p>
          </table:table-cell>
        </table:table-row>
        <table:table-row table:style-name="ro1">
          <table:table-cell office:value-type="float" office:value="18070.9" calcext:value-type="float">
            <text:p>18070.9</text:p>
          </table:table-cell>
          <table:table-cell office:value-type="float" office:value="0.00177503" calcext:value-type="float">
            <text:p>0.00177503</text:p>
          </table:table-cell>
        </table:table-row>
        <table:table-row table:style-name="ro1">
          <table:table-cell office:value-type="float" office:value="18080.1" calcext:value-type="float">
            <text:p>18080.1</text:p>
          </table:table-cell>
          <table:table-cell office:value-type="float" office:value="0.00189564" calcext:value-type="float">
            <text:p>0.00189564</text:p>
          </table:table-cell>
        </table:table-row>
        <table:table-row table:style-name="ro1">
          <table:table-cell office:value-type="float" office:value="18089.3" calcext:value-type="float">
            <text:p>18089.3</text:p>
          </table:table-cell>
          <table:table-cell office:value-type="float" office:value="0.00197772" calcext:value-type="float">
            <text:p>0.00197772</text:p>
          </table:table-cell>
        </table:table-row>
        <table:table-row table:style-name="ro1">
          <table:table-cell office:value-type="float" office:value="18098.4" calcext:value-type="float">
            <text:p>18098.4</text:p>
          </table:table-cell>
          <table:table-cell office:value-type="float" office:value="0.00202295" calcext:value-type="float">
            <text:p>0.00202295</text:p>
          </table:table-cell>
        </table:table-row>
        <table:table-row table:style-name="ro1">
          <table:table-cell office:value-type="float" office:value="18107.6" calcext:value-type="float">
            <text:p>18107.6</text:p>
          </table:table-cell>
          <table:table-cell office:value-type="float" office:value="0.00203186" calcext:value-type="float">
            <text:p>0.00203186</text:p>
          </table:table-cell>
        </table:table-row>
        <table:table-row table:style-name="ro1">
          <table:table-cell office:value-type="float" office:value="18116.8" calcext:value-type="float">
            <text:p>18116.8</text:p>
          </table:table-cell>
          <table:table-cell office:value-type="float" office:value="0.0020079" calcext:value-type="float">
            <text:p>0.0020079</text:p>
          </table:table-cell>
        </table:table-row>
        <table:table-row table:style-name="ro1">
          <table:table-cell office:value-type="float" office:value="18125.9" calcext:value-type="float">
            <text:p>18125.9</text:p>
          </table:table-cell>
          <table:table-cell office:value-type="float" office:value="0.00195618" calcext:value-type="float">
            <text:p>0.00195618</text:p>
          </table:table-cell>
        </table:table-row>
        <table:table-row table:style-name="ro1">
          <table:table-cell office:value-type="float" office:value="18135.1" calcext:value-type="float">
            <text:p>18135.1</text:p>
          </table:table-cell>
          <table:table-cell office:value-type="float" office:value="0.00188017" calcext:value-type="float">
            <text:p>0.00188017</text:p>
          </table:table-cell>
        </table:table-row>
        <table:table-row table:style-name="ro1">
          <table:table-cell office:value-type="float" office:value="18144.3" calcext:value-type="float">
            <text:p>18144.3</text:p>
          </table:table-cell>
          <table:table-cell office:value-type="float" office:value="0.00178503" calcext:value-type="float">
            <text:p>0.00178503</text:p>
          </table:table-cell>
        </table:table-row>
        <table:table-row table:style-name="ro1">
          <table:table-cell office:value-type="float" office:value="18153.4" calcext:value-type="float">
            <text:p>18153.4</text:p>
          </table:table-cell>
          <table:table-cell office:value-type="float" office:value="0.00167567" calcext:value-type="float">
            <text:p>0.00167567</text:p>
          </table:table-cell>
        </table:table-row>
        <table:table-row table:style-name="ro1">
          <table:table-cell office:value-type="float" office:value="18162.6" calcext:value-type="float">
            <text:p>18162.6</text:p>
          </table:table-cell>
          <table:table-cell office:value-type="float" office:value="0.00155601" calcext:value-type="float">
            <text:p>0.00155601</text:p>
          </table:table-cell>
        </table:table-row>
        <table:table-row table:style-name="ro1">
          <table:table-cell office:value-type="float" office:value="18171.8" calcext:value-type="float">
            <text:p>18171.8</text:p>
          </table:table-cell>
          <table:table-cell office:value-type="float" office:value="0.00143035" calcext:value-type="float">
            <text:p>0.00143035</text:p>
          </table:table-cell>
        </table:table-row>
        <table:table-row table:style-name="ro1">
          <table:table-cell office:value-type="float" office:value="18180.9" calcext:value-type="float">
            <text:p>18180.9</text:p>
          </table:table-cell>
          <table:table-cell office:value-type="float" office:value="0.00130153" calcext:value-type="float">
            <text:p>0.00130153</text:p>
          </table:table-cell>
        </table:table-row>
        <table:table-row table:style-name="ro1">
          <table:table-cell office:value-type="float" office:value="18190.1" calcext:value-type="float">
            <text:p>18190.1</text:p>
          </table:table-cell>
          <table:table-cell office:value-type="float" office:value="0.00117236" calcext:value-type="float">
            <text:p>0.00117236</text:p>
          </table:table-cell>
        </table:table-row>
        <table:table-row table:style-name="ro1">
          <table:table-cell office:value-type="float" office:value="18199.3" calcext:value-type="float">
            <text:p>18199.3</text:p>
          </table:table-cell>
          <table:table-cell office:value-type="float" office:value="0.00104463" calcext:value-type="float">
            <text:p>0.00104463</text:p>
          </table:table-cell>
        </table:table-row>
        <table:table-row table:style-name="ro1">
          <table:table-cell office:value-type="float" office:value="18208.4" calcext:value-type="float">
            <text:p>18208.4</text:p>
          </table:table-cell>
          <table:table-cell office:value-type="float" office:value="0.000920227" calcext:value-type="float">
            <text:p>0.000920227</text:p>
          </table:table-cell>
        </table:table-row>
        <table:table-row table:style-name="ro1">
          <table:table-cell office:value-type="float" office:value="18217.6" calcext:value-type="float">
            <text:p>18217.6</text:p>
          </table:table-cell>
          <table:table-cell office:value-type="float" office:value="0.000798948" calcext:value-type="float">
            <text:p>0.000798948</text:p>
          </table:table-cell>
        </table:table-row>
        <table:table-row table:style-name="ro1">
          <table:table-cell office:value-type="float" office:value="18226.8" calcext:value-type="float">
            <text:p>18226.8</text:p>
          </table:table-cell>
          <table:table-cell office:value-type="float" office:value="0.000681438" calcext:value-type="float">
            <text:p>0.000681438</text:p>
          </table:table-cell>
        </table:table-row>
        <table:table-row table:style-name="ro1">
          <table:table-cell office:value-type="float" office:value="18235.9" calcext:value-type="float">
            <text:p>18235.9</text:p>
          </table:table-cell>
          <table:table-cell office:value-type="float" office:value="0.000566156" calcext:value-type="float">
            <text:p>0.000566156</text:p>
          </table:table-cell>
        </table:table-row>
        <table:table-row table:style-name="ro1">
          <table:table-cell office:value-type="float" office:value="18245.1" calcext:value-type="float">
            <text:p>18245.1</text:p>
          </table:table-cell>
          <table:table-cell office:value-type="float" office:value="0.000452685" calcext:value-type="float">
            <text:p>0.000452685</text:p>
          </table:table-cell>
        </table:table-row>
        <table:table-row table:style-name="ro1">
          <table:table-cell office:value-type="float" office:value="18254.3" calcext:value-type="float">
            <text:p>18254.3</text:p>
          </table:table-cell>
          <table:table-cell office:value-type="float" office:value="0.000339378" calcext:value-type="float">
            <text:p>0.000339378</text:p>
          </table:table-cell>
        </table:table-row>
        <table:table-row table:style-name="ro1">
          <table:table-cell office:value-type="float" office:value="18263.5" calcext:value-type="float">
            <text:p>18263.5</text:p>
          </table:table-cell>
          <table:table-cell office:value-type="float" office:value="0.000225677" calcext:value-type="float">
            <text:p>0.000225677</text:p>
          </table:table-cell>
        </table:table-row>
        <table:table-row table:style-name="ro1">
          <table:table-cell office:value-type="float" office:value="18272.6" calcext:value-type="float">
            <text:p>18272.6</text:p>
          </table:table-cell>
          <table:table-cell office:value-type="float" office:value="0.000118729" calcext:value-type="float">
            <text:p>0.000118729</text:p>
          </table:table-cell>
        </table:table-row>
        <table:table-row table:style-name="ro1">
          <table:table-cell office:value-type="float" office:value="18281.8" calcext:value-type="float">
            <text:p>18281.8</text:p>
          </table:table-cell>
          <table:table-cell office:value-type="float" office:value="0.0000925628" calcext:value-type="float">
            <text:p>0.0000925628</text:p>
          </table:table-cell>
        </table:table-row>
        <table:table-row table:style-name="ro1">
          <table:table-cell office:value-type="float" office:value="18291" calcext:value-type="float">
            <text:p>18291</text:p>
          </table:table-cell>
          <table:table-cell office:value-type="float" office:value="0.000199144" calcext:value-type="float">
            <text:p>0.000199144</text:p>
          </table:table-cell>
        </table:table-row>
        <table:table-row table:style-name="ro1">
          <table:table-cell office:value-type="float" office:value="18300.1" calcext:value-type="float">
            <text:p>18300.1</text:p>
          </table:table-cell>
          <table:table-cell office:value-type="float" office:value="0.000336482" calcext:value-type="float">
            <text:p>0.000336482</text:p>
          </table:table-cell>
        </table:table-row>
        <table:table-row table:style-name="ro1">
          <table:table-cell office:value-type="float" office:value="18309.3" calcext:value-type="float">
            <text:p>18309.3</text:p>
          </table:table-cell>
          <table:table-cell office:value-type="float" office:value="0.000483263" calcext:value-type="float">
            <text:p>0.000483263</text:p>
          </table:table-cell>
        </table:table-row>
        <table:table-row table:style-name="ro1">
          <table:table-cell office:value-type="float" office:value="18318.5" calcext:value-type="float">
            <text:p>18318.5</text:p>
          </table:table-cell>
          <table:table-cell office:value-type="float" office:value="0.000634251" calcext:value-type="float">
            <text:p>0.000634251</text:p>
          </table:table-cell>
        </table:table-row>
        <table:table-row table:style-name="ro1">
          <table:table-cell office:value-type="float" office:value="18327.6" calcext:value-type="float">
            <text:p>18327.6</text:p>
          </table:table-cell>
          <table:table-cell office:value-type="float" office:value="0.000784891" calcext:value-type="float">
            <text:p>0.000784891</text:p>
          </table:table-cell>
        </table:table-row>
        <table:table-row table:style-name="ro1">
          <table:table-cell office:value-type="float" office:value="18336.8" calcext:value-type="float">
            <text:p>18336.8</text:p>
          </table:table-cell>
          <table:table-cell office:value-type="float" office:value="0.00093048" calcext:value-type="float">
            <text:p>0.00093048</text:p>
          </table:table-cell>
        </table:table-row>
        <table:table-row table:style-name="ro1">
          <table:table-cell office:value-type="float" office:value="18346" calcext:value-type="float">
            <text:p>18346</text:p>
          </table:table-cell>
          <table:table-cell office:value-type="float" office:value="0.00106569" calcext:value-type="float">
            <text:p>0.00106569</text:p>
          </table:table-cell>
        </table:table-row>
        <table:table-row table:style-name="ro1">
          <table:table-cell office:value-type="float" office:value="18355.1" calcext:value-type="float">
            <text:p>18355.1</text:p>
          </table:table-cell>
          <table:table-cell office:value-type="float" office:value="0.00118533" calcext:value-type="float">
            <text:p>0.00118533</text:p>
          </table:table-cell>
        </table:table-row>
        <table:table-row table:style-name="ro1">
          <table:table-cell office:value-type="float" office:value="18364.3" calcext:value-type="float">
            <text:p>18364.3</text:p>
          </table:table-cell>
          <table:table-cell office:value-type="float" office:value="0.00128498" calcext:value-type="float">
            <text:p>0.00128498</text:p>
          </table:table-cell>
        </table:table-row>
        <table:table-row table:style-name="ro1">
          <table:table-cell office:value-type="float" office:value="18373.5" calcext:value-type="float">
            <text:p>18373.5</text:p>
          </table:table-cell>
          <table:table-cell office:value-type="float" office:value="0.00135984" calcext:value-type="float">
            <text:p>0.00135984</text:p>
          </table:table-cell>
        </table:table-row>
        <table:table-row table:style-name="ro1">
          <table:table-cell office:value-type="float" office:value="18382.6" calcext:value-type="float">
            <text:p>18382.6</text:p>
          </table:table-cell>
          <table:table-cell office:value-type="float" office:value="0.00140627" calcext:value-type="float">
            <text:p>0.00140627</text:p>
          </table:table-cell>
        </table:table-row>
        <table:table-row table:style-name="ro1">
          <table:table-cell office:value-type="float" office:value="18391.8" calcext:value-type="float">
            <text:p>18391.8</text:p>
          </table:table-cell>
          <table:table-cell office:value-type="float" office:value="0.00142175" calcext:value-type="float">
            <text:p>0.00142175</text:p>
          </table:table-cell>
        </table:table-row>
        <table:table-row table:style-name="ro1">
          <table:table-cell office:value-type="float" office:value="18401" calcext:value-type="float">
            <text:p>18401</text:p>
          </table:table-cell>
          <table:table-cell office:value-type="float" office:value="0.00140582" calcext:value-type="float">
            <text:p>0.00140582</text:p>
          </table:table-cell>
        </table:table-row>
        <table:table-row table:style-name="ro1">
          <table:table-cell office:value-type="float" office:value="18410.1" calcext:value-type="float">
            <text:p>18410.1</text:p>
          </table:table-cell>
          <table:table-cell office:value-type="float" office:value="0.00135952" calcext:value-type="float">
            <text:p>0.00135952</text:p>
          </table:table-cell>
        </table:table-row>
        <table:table-row table:style-name="ro1">
          <table:table-cell office:value-type="float" office:value="18419.3" calcext:value-type="float">
            <text:p>18419.3</text:p>
          </table:table-cell>
          <table:table-cell office:value-type="float" office:value="0.00128462" calcext:value-type="float">
            <text:p>0.00128462</text:p>
          </table:table-cell>
        </table:table-row>
        <table:table-row table:style-name="ro1">
          <table:table-cell office:value-type="float" office:value="18428.5" calcext:value-type="float">
            <text:p>18428.5</text:p>
          </table:table-cell>
          <table:table-cell office:value-type="float" office:value="0.00118662" calcext:value-type="float">
            <text:p>0.00118662</text:p>
          </table:table-cell>
        </table:table-row>
        <table:table-row table:style-name="ro1">
          <table:table-cell office:value-type="float" office:value="18437.7" calcext:value-type="float">
            <text:p>18437.7</text:p>
          </table:table-cell>
          <table:table-cell office:value-type="float" office:value="0.00107179" calcext:value-type="float">
            <text:p>0.00107179</text:p>
          </table:table-cell>
        </table:table-row>
        <table:table-row table:style-name="ro1">
          <table:table-cell office:value-type="float" office:value="18446.8" calcext:value-type="float">
            <text:p>18446.8</text:p>
          </table:table-cell>
          <table:table-cell office:value-type="float" office:value="0.000949894" calcext:value-type="float">
            <text:p>0.000949894</text:p>
          </table:table-cell>
        </table:table-row>
        <table:table-row table:style-name="ro1">
          <table:table-cell office:value-type="float" office:value="18456" calcext:value-type="float">
            <text:p>18456</text:p>
          </table:table-cell>
          <table:table-cell office:value-type="float" office:value="0.000832563" calcext:value-type="float">
            <text:p>0.000832563</text:p>
          </table:table-cell>
        </table:table-row>
        <table:table-row table:style-name="ro1">
          <table:table-cell office:value-type="float" office:value="18465.2" calcext:value-type="float">
            <text:p>18465.2</text:p>
          </table:table-cell>
          <table:table-cell office:value-type="float" office:value="0.00073534" calcext:value-type="float">
            <text:p>0.00073534</text:p>
          </table:table-cell>
        </table:table-row>
        <table:table-row table:style-name="ro1">
          <table:table-cell office:value-type="float" office:value="18474.3" calcext:value-type="float">
            <text:p>18474.3</text:p>
          </table:table-cell>
          <table:table-cell office:value-type="float" office:value="0.000672698" calcext:value-type="float">
            <text:p>0.000672698</text:p>
          </table:table-cell>
        </table:table-row>
        <table:table-row table:style-name="ro1">
          <table:table-cell office:value-type="float" office:value="18483.5" calcext:value-type="float">
            <text:p>18483.5</text:p>
          </table:table-cell>
          <table:table-cell office:value-type="float" office:value="0.000653158" calcext:value-type="float">
            <text:p>0.000653158</text:p>
          </table:table-cell>
        </table:table-row>
        <table:table-row table:style-name="ro1">
          <table:table-cell office:value-type="float" office:value="18492.7" calcext:value-type="float">
            <text:p>18492.7</text:p>
          </table:table-cell>
          <table:table-cell office:value-type="float" office:value="0.000671505" calcext:value-type="float">
            <text:p>0.000671505</text:p>
          </table:table-cell>
        </table:table-row>
        <table:table-row table:style-name="ro1">
          <table:table-cell office:value-type="float" office:value="18501.8" calcext:value-type="float">
            <text:p>18501.8</text:p>
          </table:table-cell>
          <table:table-cell office:value-type="float" office:value="0.000709876" calcext:value-type="float">
            <text:p>0.000709876</text:p>
          </table:table-cell>
        </table:table-row>
        <table:table-row table:style-name="ro1">
          <table:table-cell office:value-type="float" office:value="18511" calcext:value-type="float">
            <text:p>18511</text:p>
          </table:table-cell>
          <table:table-cell office:value-type="float" office:value="0.000752383" calcext:value-type="float">
            <text:p>0.000752383</text:p>
          </table:table-cell>
        </table:table-row>
        <table:table-row table:style-name="ro1">
          <table:table-cell office:value-type="float" office:value="18520.2" calcext:value-type="float">
            <text:p>18520.2</text:p>
          </table:table-cell>
          <table:table-cell office:value-type="float" office:value="0.000782601" calcext:value-type="float">
            <text:p>0.000782601</text:p>
          </table:table-cell>
        </table:table-row>
        <table:table-row table:style-name="ro1">
          <table:table-cell office:value-type="float" office:value="18529.3" calcext:value-type="float">
            <text:p>18529.3</text:p>
          </table:table-cell>
          <table:table-cell office:value-type="float" office:value="0.000792447" calcext:value-type="float">
            <text:p>0.000792447</text:p>
          </table:table-cell>
        </table:table-row>
        <table:table-row table:style-name="ro1">
          <table:table-cell office:value-type="float" office:value="18538.5" calcext:value-type="float">
            <text:p>18538.5</text:p>
          </table:table-cell>
          <table:table-cell office:value-type="float" office:value="0.000776353" calcext:value-type="float">
            <text:p>0.000776353</text:p>
          </table:table-cell>
        </table:table-row>
        <table:table-row table:style-name="ro1">
          <table:table-cell office:value-type="float" office:value="18547.7" calcext:value-type="float">
            <text:p>18547.7</text:p>
          </table:table-cell>
          <table:table-cell office:value-type="float" office:value="0.000730616" calcext:value-type="float">
            <text:p>0.000730616</text:p>
          </table:table-cell>
        </table:table-row>
        <table:table-row table:style-name="ro1">
          <table:table-cell office:value-type="float" office:value="18556.8" calcext:value-type="float">
            <text:p>18556.8</text:p>
          </table:table-cell>
          <table:table-cell office:value-type="float" office:value="0.000658532" calcext:value-type="float">
            <text:p>0.000658532</text:p>
          </table:table-cell>
        </table:table-row>
        <table:table-row table:style-name="ro1">
          <table:table-cell office:value-type="float" office:value="18566" calcext:value-type="float">
            <text:p>18566</text:p>
          </table:table-cell>
          <table:table-cell office:value-type="float" office:value="0.000560463" calcext:value-type="float">
            <text:p>0.000560463</text:p>
          </table:table-cell>
        </table:table-row>
        <table:table-row table:style-name="ro1">
          <table:table-cell office:value-type="float" office:value="18575.2" calcext:value-type="float">
            <text:p>18575.2</text:p>
          </table:table-cell>
          <table:table-cell office:value-type="float" office:value="0.000441976" calcext:value-type="float">
            <text:p>0.000441976</text:p>
          </table:table-cell>
        </table:table-row>
        <table:table-row table:style-name="ro1">
          <table:table-cell office:value-type="float" office:value="18584.3" calcext:value-type="float">
            <text:p>18584.3</text:p>
          </table:table-cell>
          <table:table-cell office:value-type="float" office:value="0.000309669" calcext:value-type="float">
            <text:p>0.000309669</text:p>
          </table:table-cell>
        </table:table-row>
        <table:table-row table:style-name="ro1">
          <table:table-cell office:value-type="float" office:value="18593.5" calcext:value-type="float">
            <text:p>18593.5</text:p>
          </table:table-cell>
          <table:table-cell office:value-type="float" office:value="0.000176126" calcext:value-type="float">
            <text:p>0.000176126</text:p>
          </table:table-cell>
        </table:table-row>
        <table:table-row table:style-name="ro1">
          <table:table-cell office:value-type="float" office:value="18602.7" calcext:value-type="float">
            <text:p>18602.7</text:p>
          </table:table-cell>
          <table:table-cell office:value-type="float" office:value="0.0000973331" calcext:value-type="float">
            <text:p>0.0000973331</text:p>
          </table:table-cell>
        </table:table-row>
        <table:table-row table:style-name="ro1">
          <table:table-cell office:value-type="float" office:value="18611.9" calcext:value-type="float">
            <text:p>18611.9</text:p>
          </table:table-cell>
          <table:table-cell office:value-type="float" office:value="0.00017863" calcext:value-type="float">
            <text:p>0.00017863</text:p>
          </table:table-cell>
        </table:table-row>
        <table:table-row table:style-name="ro1">
          <table:table-cell office:value-type="float" office:value="18621" calcext:value-type="float">
            <text:p>18621</text:p>
          </table:table-cell>
          <table:table-cell office:value-type="float" office:value="0.000301104" calcext:value-type="float">
            <text:p>0.000301104</text:p>
          </table:table-cell>
        </table:table-row>
        <table:table-row table:style-name="ro1">
          <table:table-cell office:value-type="float" office:value="18630.2" calcext:value-type="float">
            <text:p>18630.2</text:p>
          </table:table-cell>
          <table:table-cell office:value-type="float" office:value="0.000415058" calcext:value-type="float">
            <text:p>0.000415058</text:p>
          </table:table-cell>
        </table:table-row>
        <table:table-row table:style-name="ro1">
          <table:table-cell office:value-type="float" office:value="18639.4" calcext:value-type="float">
            <text:p>18639.4</text:p>
          </table:table-cell>
          <table:table-cell office:value-type="float" office:value="0.000508233" calcext:value-type="float">
            <text:p>0.000508233</text:p>
          </table:table-cell>
        </table:table-row>
        <table:table-row table:style-name="ro1">
          <table:table-cell office:value-type="float" office:value="18648.5" calcext:value-type="float">
            <text:p>18648.5</text:p>
          </table:table-cell>
          <table:table-cell office:value-type="float" office:value="0.000576349" calcext:value-type="float">
            <text:p>0.000576349</text:p>
          </table:table-cell>
        </table:table-row>
        <table:table-row table:style-name="ro1">
          <table:table-cell office:value-type="float" office:value="18657.7" calcext:value-type="float">
            <text:p>18657.7</text:p>
          </table:table-cell>
          <table:table-cell office:value-type="float" office:value="0.000616875" calcext:value-type="float">
            <text:p>0.000616875</text:p>
          </table:table-cell>
        </table:table-row>
        <table:table-row table:style-name="ro1">
          <table:table-cell office:value-type="float" office:value="18666.9" calcext:value-type="float">
            <text:p>18666.9</text:p>
          </table:table-cell>
          <table:table-cell office:value-type="float" office:value="0.000629247" calcext:value-type="float">
            <text:p>0.000629247</text:p>
          </table:table-cell>
        </table:table-row>
        <table:table-row table:style-name="ro1">
          <table:table-cell office:value-type="float" office:value="18676" calcext:value-type="float">
            <text:p>18676</text:p>
          </table:table-cell>
          <table:table-cell office:value-type="float" office:value="0.000617196" calcext:value-type="float">
            <text:p>0.000617196</text:p>
          </table:table-cell>
        </table:table-row>
        <table:table-row table:style-name="ro1">
          <table:table-cell office:value-type="float" office:value="18685.2" calcext:value-type="float">
            <text:p>18685.2</text:p>
          </table:table-cell>
          <table:table-cell office:value-type="float" office:value="0.000588169" calcext:value-type="float">
            <text:p>0.000588169</text:p>
          </table:table-cell>
        </table:table-row>
        <table:table-row table:style-name="ro1">
          <table:table-cell office:value-type="float" office:value="18694.4" calcext:value-type="float">
            <text:p>18694.4</text:p>
          </table:table-cell>
          <table:table-cell office:value-type="float" office:value="0.000555195" calcext:value-type="float">
            <text:p>0.000555195</text:p>
          </table:table-cell>
        </table:table-row>
        <table:table-row table:style-name="ro1">
          <table:table-cell office:value-type="float" office:value="18703.5" calcext:value-type="float">
            <text:p>18703.5</text:p>
          </table:table-cell>
          <table:table-cell office:value-type="float" office:value="0.000539747" calcext:value-type="float">
            <text:p>0.000539747</text:p>
          </table:table-cell>
        </table:table-row>
        <table:table-row table:style-name="ro1">
          <table:table-cell office:value-type="float" office:value="18712.7" calcext:value-type="float">
            <text:p>18712.7</text:p>
          </table:table-cell>
          <table:table-cell office:value-type="float" office:value="0.000562468" calcext:value-type="float">
            <text:p>0.000562468</text:p>
          </table:table-cell>
        </table:table-row>
        <table:table-row table:style-name="ro1">
          <table:table-cell office:value-type="float" office:value="18721.9" calcext:value-type="float">
            <text:p>18721.9</text:p>
          </table:table-cell>
          <table:table-cell office:value-type="float" office:value="0.000633056" calcext:value-type="float">
            <text:p>0.000633056</text:p>
          </table:table-cell>
        </table:table-row>
        <table:table-row table:style-name="ro1">
          <table:table-cell office:value-type="float" office:value="18731" calcext:value-type="float">
            <text:p>18731</text:p>
          </table:table-cell>
          <table:table-cell office:value-type="float" office:value="0.000744199" calcext:value-type="float">
            <text:p>0.000744199</text:p>
          </table:table-cell>
        </table:table-row>
        <table:table-row table:style-name="ro1">
          <table:table-cell office:value-type="float" office:value="18740.2" calcext:value-type="float">
            <text:p>18740.2</text:p>
          </table:table-cell>
          <table:table-cell office:value-type="float" office:value="0.000879239" calcext:value-type="float">
            <text:p>0.000879239</text:p>
          </table:table-cell>
        </table:table-row>
        <table:table-row table:style-name="ro1">
          <table:table-cell office:value-type="float" office:value="18749.4" calcext:value-type="float">
            <text:p>18749.4</text:p>
          </table:table-cell>
          <table:table-cell office:value-type="float" office:value="0.00102105" calcext:value-type="float">
            <text:p>0.00102105</text:p>
          </table:table-cell>
        </table:table-row>
        <table:table-row table:style-name="ro1">
          <table:table-cell office:value-type="float" office:value="18758.5" calcext:value-type="float">
            <text:p>18758.5</text:p>
          </table:table-cell>
          <table:table-cell office:value-type="float" office:value="0.00115569" calcext:value-type="float">
            <text:p>0.00115569</text:p>
          </table:table-cell>
        </table:table-row>
        <table:table-row table:style-name="ro1">
          <table:table-cell office:value-type="float" office:value="18767.7" calcext:value-type="float">
            <text:p>18767.7</text:p>
          </table:table-cell>
          <table:table-cell office:value-type="float" office:value="0.00127273" calcext:value-type="float">
            <text:p>0.00127273</text:p>
          </table:table-cell>
        </table:table-row>
        <table:table-row table:style-name="ro1">
          <table:table-cell office:value-type="float" office:value="18776.9" calcext:value-type="float">
            <text:p>18776.9</text:p>
          </table:table-cell>
          <table:table-cell office:value-type="float" office:value="0.00136143" calcext:value-type="float">
            <text:p>0.00136143</text:p>
          </table:table-cell>
        </table:table-row>
        <table:table-row table:style-name="ro1">
          <table:table-cell office:value-type="float" office:value="18786" calcext:value-type="float">
            <text:p>18786</text:p>
          </table:table-cell>
          <table:table-cell office:value-type="float" office:value="0.00141558" calcext:value-type="float">
            <text:p>0.00141558</text:p>
          </table:table-cell>
        </table:table-row>
        <table:table-row table:style-name="ro1">
          <table:table-cell office:value-type="float" office:value="18795.2" calcext:value-type="float">
            <text:p>18795.2</text:p>
          </table:table-cell>
          <table:table-cell office:value-type="float" office:value="0.00142946" calcext:value-type="float">
            <text:p>0.00142946</text:p>
          </table:table-cell>
        </table:table-row>
        <table:table-row table:style-name="ro1">
          <table:table-cell office:value-type="float" office:value="18804.4" calcext:value-type="float">
            <text:p>18804.4</text:p>
          </table:table-cell>
          <table:table-cell office:value-type="float" office:value="0.00140069" calcext:value-type="float">
            <text:p>0.00140069</text:p>
          </table:table-cell>
        </table:table-row>
        <table:table-row table:style-name="ro1">
          <table:table-cell office:value-type="float" office:value="18813.6" calcext:value-type="float">
            <text:p>18813.6</text:p>
          </table:table-cell>
          <table:table-cell office:value-type="float" office:value="0.00132772" calcext:value-type="float">
            <text:p>0.00132772</text:p>
          </table:table-cell>
        </table:table-row>
        <table:table-row table:style-name="ro1">
          <table:table-cell office:value-type="float" office:value="18822.7" calcext:value-type="float">
            <text:p>18822.7</text:p>
          </table:table-cell>
          <table:table-cell office:value-type="float" office:value="0.0012118" calcext:value-type="float">
            <text:p>0.0012118</text:p>
          </table:table-cell>
        </table:table-row>
        <table:table-row table:style-name="ro1">
          <table:table-cell office:value-type="float" office:value="18831.9" calcext:value-type="float">
            <text:p>18831.9</text:p>
          </table:table-cell>
          <table:table-cell office:value-type="float" office:value="0.00105852" calcext:value-type="float">
            <text:p>0.00105852</text:p>
          </table:table-cell>
        </table:table-row>
        <table:table-row table:style-name="ro1">
          <table:table-cell office:value-type="float" office:value="18841.1" calcext:value-type="float">
            <text:p>18841.1</text:p>
          </table:table-cell>
          <table:table-cell office:value-type="float" office:value="0.000874017" calcext:value-type="float">
            <text:p>0.000874017</text:p>
          </table:table-cell>
        </table:table-row>
        <table:table-row table:style-name="ro1">
          <table:table-cell office:value-type="float" office:value="18850.2" calcext:value-type="float">
            <text:p>18850.2</text:p>
          </table:table-cell>
          <table:table-cell office:value-type="float" office:value="0.000673053" calcext:value-type="float">
            <text:p>0.000673053</text:p>
          </table:table-cell>
        </table:table-row>
        <table:table-row table:style-name="ro1">
          <table:table-cell office:value-type="float" office:value="18859.4" calcext:value-type="float">
            <text:p>18859.4</text:p>
          </table:table-cell>
          <table:table-cell office:value-type="float" office:value="0.000486724" calcext:value-type="float">
            <text:p>0.000486724</text:p>
          </table:table-cell>
        </table:table-row>
        <table:table-row table:style-name="ro1">
          <table:table-cell office:value-type="float" office:value="18868.6" calcext:value-type="float">
            <text:p>18868.6</text:p>
          </table:table-cell>
          <table:table-cell office:value-type="float" office:value="0.000389846" calcext:value-type="float">
            <text:p>0.000389846</text:p>
          </table:table-cell>
        </table:table-row>
        <table:table-row table:style-name="ro1">
          <table:table-cell office:value-type="float" office:value="18877.7" calcext:value-type="float">
            <text:p>18877.7</text:p>
          </table:table-cell>
          <table:table-cell office:value-type="float" office:value="0.000466967" calcext:value-type="float">
            <text:p>0.000466967</text:p>
          </table:table-cell>
        </table:table-row>
        <table:table-row table:style-name="ro1">
          <table:table-cell office:value-type="float" office:value="18886.9" calcext:value-type="float">
            <text:p>18886.9</text:p>
          </table:table-cell>
          <table:table-cell office:value-type="float" office:value="0.000658147" calcext:value-type="float">
            <text:p>0.000658147</text:p>
          </table:table-cell>
        </table:table-row>
        <table:table-row table:style-name="ro1">
          <table:table-cell office:value-type="float" office:value="18896.1" calcext:value-type="float">
            <text:p>18896.1</text:p>
          </table:table-cell>
          <table:table-cell office:value-type="float" office:value="0.000879544" calcext:value-type="float">
            <text:p>0.000879544</text:p>
          </table:table-cell>
        </table:table-row>
        <table:table-row table:style-name="ro1">
          <table:table-cell office:value-type="float" office:value="18905.2" calcext:value-type="float">
            <text:p>18905.2</text:p>
          </table:table-cell>
          <table:table-cell office:value-type="float" office:value="0.00109447" calcext:value-type="float">
            <text:p>0.00109447</text:p>
          </table:table-cell>
        </table:table-row>
        <table:table-row table:style-name="ro1">
          <table:table-cell office:value-type="float" office:value="18914.4" calcext:value-type="float">
            <text:p>18914.4</text:p>
          </table:table-cell>
          <table:table-cell office:value-type="float" office:value="0.00128429" calcext:value-type="float">
            <text:p>0.00128429</text:p>
          </table:table-cell>
        </table:table-row>
        <table:table-row table:style-name="ro1">
          <table:table-cell office:value-type="float" office:value="18923.6" calcext:value-type="float">
            <text:p>18923.6</text:p>
          </table:table-cell>
          <table:table-cell office:value-type="float" office:value="0.00143929" calcext:value-type="float">
            <text:p>0.00143929</text:p>
          </table:table-cell>
        </table:table-row>
        <table:table-row table:style-name="ro1">
          <table:table-cell office:value-type="float" office:value="18932.7" calcext:value-type="float">
            <text:p>18932.7</text:p>
          </table:table-cell>
          <table:table-cell office:value-type="float" office:value="0.00155155" calcext:value-type="float">
            <text:p>0.00155155</text:p>
          </table:table-cell>
        </table:table-row>
        <table:table-row table:style-name="ro1">
          <table:table-cell office:value-type="float" office:value="18941.9" calcext:value-type="float">
            <text:p>18941.9</text:p>
          </table:table-cell>
          <table:table-cell office:value-type="float" office:value="0.00161691" calcext:value-type="float">
            <text:p>0.00161691</text:p>
          </table:table-cell>
        </table:table-row>
        <table:table-row table:style-name="ro1">
          <table:table-cell office:value-type="float" office:value="18951.1" calcext:value-type="float">
            <text:p>18951.1</text:p>
          </table:table-cell>
          <table:table-cell office:value-type="float" office:value="0.00163365" calcext:value-type="float">
            <text:p>0.00163365</text:p>
          </table:table-cell>
        </table:table-row>
        <table:table-row table:style-name="ro1">
          <table:table-cell office:value-type="float" office:value="18960.2" calcext:value-type="float">
            <text:p>18960.2</text:p>
          </table:table-cell>
          <table:table-cell office:value-type="float" office:value="0.00160105" calcext:value-type="float">
            <text:p>0.00160105</text:p>
          </table:table-cell>
        </table:table-row>
        <table:table-row table:style-name="ro1">
          <table:table-cell office:value-type="float" office:value="18969.4" calcext:value-type="float">
            <text:p>18969.4</text:p>
          </table:table-cell>
          <table:table-cell office:value-type="float" office:value="0.00152244" calcext:value-type="float">
            <text:p>0.00152244</text:p>
          </table:table-cell>
        </table:table-row>
        <table:table-row table:style-name="ro1">
          <table:table-cell office:value-type="float" office:value="18978.6" calcext:value-type="float">
            <text:p>18978.6</text:p>
          </table:table-cell>
          <table:table-cell office:value-type="float" office:value="0.00140179" calcext:value-type="float">
            <text:p>0.00140179</text:p>
          </table:table-cell>
        </table:table-row>
        <table:table-row table:style-name="ro1">
          <table:table-cell office:value-type="float" office:value="18987.8" calcext:value-type="float">
            <text:p>18987.8</text:p>
          </table:table-cell>
          <table:table-cell office:value-type="float" office:value="0.00124598" calcext:value-type="float">
            <text:p>0.00124598</text:p>
          </table:table-cell>
        </table:table-row>
        <table:table-row table:style-name="ro1">
          <table:table-cell office:value-type="float" office:value="18996.9" calcext:value-type="float">
            <text:p>18996.9</text:p>
          </table:table-cell>
          <table:table-cell office:value-type="float" office:value="0.00106242" calcext:value-type="float">
            <text:p>0.00106242</text:p>
          </table:table-cell>
        </table:table-row>
        <table:table-row table:style-name="ro1">
          <table:table-cell office:value-type="float" office:value="19006.1" calcext:value-type="float">
            <text:p>19006.1</text:p>
          </table:table-cell>
          <table:table-cell office:value-type="float" office:value="0.000860375" calcext:value-type="float">
            <text:p>0.000860375</text:p>
          </table:table-cell>
        </table:table-row>
        <table:table-row table:style-name="ro1">
          <table:table-cell office:value-type="float" office:value="19015.3" calcext:value-type="float">
            <text:p>19015.3</text:p>
          </table:table-cell>
          <table:table-cell office:value-type="float" office:value="0.000650919" calcext:value-type="float">
            <text:p>0.000650919</text:p>
          </table:table-cell>
        </table:table-row>
        <table:table-row table:style-name="ro1">
          <table:table-cell office:value-type="float" office:value="19024.4" calcext:value-type="float">
            <text:p>19024.4</text:p>
          </table:table-cell>
          <table:table-cell office:value-type="float" office:value="0.00044727" calcext:value-type="float">
            <text:p>0.00044727</text:p>
          </table:table-cell>
        </table:table-row>
        <table:table-row table:style-name="ro1">
          <table:table-cell office:value-type="float" office:value="19033.6" calcext:value-type="float">
            <text:p>19033.6</text:p>
          </table:table-cell>
          <table:table-cell office:value-type="float" office:value="0.000272619" calcext:value-type="float">
            <text:p>0.000272619</text:p>
          </table:table-cell>
        </table:table-row>
        <table:table-row table:style-name="ro1">
          <table:table-cell office:value-type="float" office:value="19042.8" calcext:value-type="float">
            <text:p>19042.8</text:p>
          </table:table-cell>
          <table:table-cell office:value-type="float" office:value="0.000188872" calcext:value-type="float">
            <text:p>0.000188872</text:p>
          </table:table-cell>
        </table:table-row>
        <table:table-row table:style-name="ro1">
          <table:table-cell office:value-type="float" office:value="19051.9" calcext:value-type="float">
            <text:p>19051.9</text:p>
          </table:table-cell>
          <table:table-cell office:value-type="float" office:value="0.000250972" calcext:value-type="float">
            <text:p>0.000250972</text:p>
          </table:table-cell>
        </table:table-row>
        <table:table-row table:style-name="ro1">
          <table:table-cell office:value-type="float" office:value="19061.1" calcext:value-type="float">
            <text:p>19061.1</text:p>
          </table:table-cell>
          <table:table-cell office:value-type="float" office:value="0.000357966" calcext:value-type="float">
            <text:p>0.000357966</text:p>
          </table:table-cell>
        </table:table-row>
        <table:table-row table:style-name="ro1">
          <table:table-cell office:value-type="float" office:value="19070.3" calcext:value-type="float">
            <text:p>19070.3</text:p>
          </table:table-cell>
          <table:table-cell office:value-type="float" office:value="0.00045079" calcext:value-type="float">
            <text:p>0.00045079</text:p>
          </table:table-cell>
        </table:table-row>
        <table:table-row table:style-name="ro1">
          <table:table-cell office:value-type="float" office:value="19079.4" calcext:value-type="float">
            <text:p>19079.4</text:p>
          </table:table-cell>
          <table:table-cell office:value-type="float" office:value="0.000514127" calcext:value-type="float">
            <text:p>0.000514127</text:p>
          </table:table-cell>
        </table:table-row>
        <table:table-row table:style-name="ro1">
          <table:table-cell office:value-type="float" office:value="19088.6" calcext:value-type="float">
            <text:p>19088.6</text:p>
          </table:table-cell>
          <table:table-cell office:value-type="float" office:value="0.000544258" calcext:value-type="float">
            <text:p>0.000544258</text:p>
          </table:table-cell>
        </table:table-row>
        <table:table-row table:style-name="ro1">
          <table:table-cell office:value-type="float" office:value="19097.8" calcext:value-type="float">
            <text:p>19097.8</text:p>
          </table:table-cell>
          <table:table-cell office:value-type="float" office:value="0.000543647" calcext:value-type="float">
            <text:p>0.000543647</text:p>
          </table:table-cell>
        </table:table-row>
        <table:table-row table:style-name="ro1">
          <table:table-cell office:value-type="float" office:value="19106.9" calcext:value-type="float">
            <text:p>19106.9</text:p>
          </table:table-cell>
          <table:table-cell office:value-type="float" office:value="0.000516188" calcext:value-type="float">
            <text:p>0.000516188</text:p>
          </table:table-cell>
        </table:table-row>
        <table:table-row table:style-name="ro1">
          <table:table-cell office:value-type="float" office:value="19116.1" calcext:value-type="float">
            <text:p>19116.1</text:p>
          </table:table-cell>
          <table:table-cell office:value-type="float" office:value="0.000470358" calcext:value-type="float">
            <text:p>0.000470358</text:p>
          </table:table-cell>
        </table:table-row>
        <table:table-row table:style-name="ro1">
          <table:table-cell office:value-type="float" office:value="19125.3" calcext:value-type="float">
            <text:p>19125.3</text:p>
          </table:table-cell>
          <table:table-cell office:value-type="float" office:value="0.000419707" calcext:value-type="float">
            <text:p>0.000419707</text:p>
          </table:table-cell>
        </table:table-row>
        <table:table-row table:style-name="ro1">
          <table:table-cell office:value-type="float" office:value="19134.4" calcext:value-type="float">
            <text:p>19134.4</text:p>
          </table:table-cell>
          <table:table-cell office:value-type="float" office:value="0.000381627" calcext:value-type="float">
            <text:p>0.000381627</text:p>
          </table:table-cell>
        </table:table-row>
        <table:table-row table:style-name="ro1">
          <table:table-cell office:value-type="float" office:value="19143.6" calcext:value-type="float">
            <text:p>19143.6</text:p>
          </table:table-cell>
          <table:table-cell office:value-type="float" office:value="0.000375263" calcext:value-type="float">
            <text:p>0.000375263</text:p>
          </table:table-cell>
        </table:table-row>
        <table:table-row table:style-name="ro1">
          <table:table-cell office:value-type="float" office:value="19152.8" calcext:value-type="float">
            <text:p>19152.8</text:p>
          </table:table-cell>
          <table:table-cell office:value-type="float" office:value="0.000407587" calcext:value-type="float">
            <text:p>0.000407587</text:p>
          </table:table-cell>
        </table:table-row>
        <table:table-row table:style-name="ro1">
          <table:table-cell office:value-type="float" office:value="19162" calcext:value-type="float">
            <text:p>19162</text:p>
          </table:table-cell>
          <table:table-cell office:value-type="float" office:value="0.000466972" calcext:value-type="float">
            <text:p>0.000466972</text:p>
          </table:table-cell>
        </table:table-row>
        <table:table-row table:style-name="ro1">
          <table:table-cell office:value-type="float" office:value="19171.1" calcext:value-type="float">
            <text:p>19171.1</text:p>
          </table:table-cell>
          <table:table-cell office:value-type="float" office:value="0.000536701" calcext:value-type="float">
            <text:p>0.000536701</text:p>
          </table:table-cell>
        </table:table-row>
        <table:table-row table:style-name="ro1">
          <table:table-cell office:value-type="float" office:value="19180.3" calcext:value-type="float">
            <text:p>19180.3</text:p>
          </table:table-cell>
          <table:table-cell office:value-type="float" office:value="0.000600921" calcext:value-type="float">
            <text:p>0.000600921</text:p>
          </table:table-cell>
        </table:table-row>
        <table:table-row table:style-name="ro1">
          <table:table-cell office:value-type="float" office:value="19189.5" calcext:value-type="float">
            <text:p>19189.5</text:p>
          </table:table-cell>
          <table:table-cell office:value-type="float" office:value="0.000652488" calcext:value-type="float">
            <text:p>0.000652488</text:p>
          </table:table-cell>
        </table:table-row>
        <table:table-row table:style-name="ro1">
          <table:table-cell office:value-type="float" office:value="19198.6" calcext:value-type="float">
            <text:p>19198.6</text:p>
          </table:table-cell>
          <table:table-cell office:value-type="float" office:value="0.000683463" calcext:value-type="float">
            <text:p>0.000683463</text:p>
          </table:table-cell>
        </table:table-row>
        <table:table-row table:style-name="ro1">
          <table:table-cell office:value-type="float" office:value="19207.8" calcext:value-type="float">
            <text:p>19207.8</text:p>
          </table:table-cell>
          <table:table-cell office:value-type="float" office:value="0.00069365" calcext:value-type="float">
            <text:p>0.00069365</text:p>
          </table:table-cell>
        </table:table-row>
        <table:table-row table:style-name="ro1">
          <table:table-cell office:value-type="float" office:value="19217" calcext:value-type="float">
            <text:p>19217</text:p>
          </table:table-cell>
          <table:table-cell office:value-type="float" office:value="0.000683776" calcext:value-type="float">
            <text:p>0.000683776</text:p>
          </table:table-cell>
        </table:table-row>
        <table:table-row table:style-name="ro1">
          <table:table-cell office:value-type="float" office:value="19226.1" calcext:value-type="float">
            <text:p>19226.1</text:p>
          </table:table-cell>
          <table:table-cell office:value-type="float" office:value="0.000657138" calcext:value-type="float">
            <text:p>0.000657138</text:p>
          </table:table-cell>
        </table:table-row>
        <table:table-row table:style-name="ro1">
          <table:table-cell office:value-type="float" office:value="19235.3" calcext:value-type="float">
            <text:p>19235.3</text:p>
          </table:table-cell>
          <table:table-cell office:value-type="float" office:value="0.000623293" calcext:value-type="float">
            <text:p>0.000623293</text:p>
          </table:table-cell>
        </table:table-row>
        <table:table-row table:style-name="ro1">
          <table:table-cell office:value-type="float" office:value="19244.5" calcext:value-type="float">
            <text:p>19244.5</text:p>
          </table:table-cell>
          <table:table-cell office:value-type="float" office:value="0.000593074" calcext:value-type="float">
            <text:p>0.000593074</text:p>
          </table:table-cell>
        </table:table-row>
        <table:table-row table:style-name="ro1">
          <table:table-cell office:value-type="float" office:value="19253.6" calcext:value-type="float">
            <text:p>19253.6</text:p>
          </table:table-cell>
          <table:table-cell office:value-type="float" office:value="0.000581028" calcext:value-type="float">
            <text:p>0.000581028</text:p>
          </table:table-cell>
        </table:table-row>
        <table:table-row table:style-name="ro1">
          <table:table-cell office:value-type="float" office:value="19262.8" calcext:value-type="float">
            <text:p>19262.8</text:p>
          </table:table-cell>
          <table:table-cell office:value-type="float" office:value="0.000597504" calcext:value-type="float">
            <text:p>0.000597504</text:p>
          </table:table-cell>
        </table:table-row>
        <table:table-row table:style-name="ro1">
          <table:table-cell office:value-type="float" office:value="19272" calcext:value-type="float">
            <text:p>19272</text:p>
          </table:table-cell>
          <table:table-cell office:value-type="float" office:value="0.00064468" calcext:value-type="float">
            <text:p>0.00064468</text:p>
          </table:table-cell>
        </table:table-row>
        <table:table-row table:style-name="ro1">
          <table:table-cell office:value-type="float" office:value="19281.1" calcext:value-type="float">
            <text:p>19281.1</text:p>
          </table:table-cell>
          <table:table-cell office:value-type="float" office:value="0.00071623" calcext:value-type="float">
            <text:p>0.00071623</text:p>
          </table:table-cell>
        </table:table-row>
        <table:table-row table:style-name="ro1">
          <table:table-cell office:value-type="float" office:value="19290.3" calcext:value-type="float">
            <text:p>19290.3</text:p>
          </table:table-cell>
          <table:table-cell office:value-type="float" office:value="0.000800482" calcext:value-type="float">
            <text:p>0.000800482</text:p>
          </table:table-cell>
        </table:table-row>
        <table:table-row table:style-name="ro1">
          <table:table-cell office:value-type="float" office:value="19299.5" calcext:value-type="float">
            <text:p>19299.5</text:p>
          </table:table-cell>
          <table:table-cell office:value-type="float" office:value="0.000886435" calcext:value-type="float">
            <text:p>0.000886435</text:p>
          </table:table-cell>
        </table:table-row>
        <table:table-row table:style-name="ro1">
          <table:table-cell office:value-type="float" office:value="19308.6" calcext:value-type="float">
            <text:p>19308.6</text:p>
          </table:table-cell>
          <table:table-cell office:value-type="float" office:value="0.000964762" calcext:value-type="float">
            <text:p>0.000964762</text:p>
          </table:table-cell>
        </table:table-row>
        <table:table-row table:style-name="ro1">
          <table:table-cell office:value-type="float" office:value="19317.8" calcext:value-type="float">
            <text:p>19317.8</text:p>
          </table:table-cell>
          <table:table-cell office:value-type="float" office:value="0.00102875" calcext:value-type="float">
            <text:p>0.00102875</text:p>
          </table:table-cell>
        </table:table-row>
        <table:table-row table:style-name="ro1">
          <table:table-cell office:value-type="float" office:value="19327" calcext:value-type="float">
            <text:p>19327</text:p>
          </table:table-cell>
          <table:table-cell office:value-type="float" office:value="0.00107487" calcext:value-type="float">
            <text:p>0.00107487</text:p>
          </table:table-cell>
        </table:table-row>
        <table:table-row table:style-name="ro1">
          <table:table-cell office:value-type="float" office:value="19336.2" calcext:value-type="float">
            <text:p>19336.2</text:p>
          </table:table-cell>
          <table:table-cell office:value-type="float" office:value="0.00109999" calcext:value-type="float">
            <text:p>0.00109999</text:p>
          </table:table-cell>
        </table:table-row>
        <table:table-row table:style-name="ro1">
          <table:table-cell office:value-type="float" office:value="19345.3" calcext:value-type="float">
            <text:p>19345.3</text:p>
          </table:table-cell>
          <table:table-cell office:value-type="float" office:value="0.00110531" calcext:value-type="float">
            <text:p>0.00110531</text:p>
          </table:table-cell>
        </table:table-row>
        <table:table-row table:style-name="ro1">
          <table:table-cell office:value-type="float" office:value="19354.5" calcext:value-type="float">
            <text:p>19354.5</text:p>
          </table:table-cell>
          <table:table-cell office:value-type="float" office:value="0.00109232" calcext:value-type="float">
            <text:p>0.00109232</text:p>
          </table:table-cell>
        </table:table-row>
        <table:table-row table:style-name="ro1">
          <table:table-cell office:value-type="float" office:value="19363.7" calcext:value-type="float">
            <text:p>19363.7</text:p>
          </table:table-cell>
          <table:table-cell office:value-type="float" office:value="0.0010652" calcext:value-type="float">
            <text:p>0.0010652</text:p>
          </table:table-cell>
        </table:table-row>
        <table:table-row table:style-name="ro1">
          <table:table-cell office:value-type="float" office:value="19372.8" calcext:value-type="float">
            <text:p>19372.8</text:p>
          </table:table-cell>
          <table:table-cell office:value-type="float" office:value="0.00102946" calcext:value-type="float">
            <text:p>0.00102946</text:p>
          </table:table-cell>
        </table:table-row>
        <table:table-row table:style-name="ro1">
          <table:table-cell office:value-type="float" office:value="19382" calcext:value-type="float">
            <text:p>19382</text:p>
          </table:table-cell>
          <table:table-cell office:value-type="float" office:value="0.000991898" calcext:value-type="float">
            <text:p>0.000991898</text:p>
          </table:table-cell>
        </table:table-row>
        <table:table-row table:style-name="ro1">
          <table:table-cell office:value-type="float" office:value="19391.2" calcext:value-type="float">
            <text:p>19391.2</text:p>
          </table:table-cell>
          <table:table-cell office:value-type="float" office:value="0.000958746" calcext:value-type="float">
            <text:p>0.000958746</text:p>
          </table:table-cell>
        </table:table-row>
        <table:table-row table:style-name="ro1">
          <table:table-cell office:value-type="float" office:value="19400.3" calcext:value-type="float">
            <text:p>19400.3</text:p>
          </table:table-cell>
          <table:table-cell office:value-type="float" office:value="0.000936459" calcext:value-type="float">
            <text:p>0.000936459</text:p>
          </table:table-cell>
        </table:table-row>
        <table:table-row table:style-name="ro1">
          <table:table-cell office:value-type="float" office:value="19409.5" calcext:value-type="float">
            <text:p>19409.5</text:p>
          </table:table-cell>
          <table:table-cell office:value-type="float" office:value="0.000929307" calcext:value-type="float">
            <text:p>0.000929307</text:p>
          </table:table-cell>
        </table:table-row>
        <table:table-row table:style-name="ro1">
          <table:table-cell office:value-type="float" office:value="19418.7" calcext:value-type="float">
            <text:p>19418.7</text:p>
          </table:table-cell>
          <table:table-cell office:value-type="float" office:value="0.000936961" calcext:value-type="float">
            <text:p>0.000936961</text:p>
          </table:table-cell>
        </table:table-row>
        <table:table-row table:style-name="ro1">
          <table:table-cell office:value-type="float" office:value="19427.8" calcext:value-type="float">
            <text:p>19427.8</text:p>
          </table:table-cell>
          <table:table-cell office:value-type="float" office:value="0.000956475" calcext:value-type="float">
            <text:p>0.000956475</text:p>
          </table:table-cell>
        </table:table-row>
        <table:table-row table:style-name="ro1">
          <table:table-cell office:value-type="float" office:value="19437" calcext:value-type="float">
            <text:p>19437</text:p>
          </table:table-cell>
          <table:table-cell office:value-type="float" office:value="0.00098203" calcext:value-type="float">
            <text:p>0.00098203</text:p>
          </table:table-cell>
        </table:table-row>
        <table:table-row table:style-name="ro1">
          <table:table-cell office:value-type="float" office:value="19446.2" calcext:value-type="float">
            <text:p>19446.2</text:p>
          </table:table-cell>
          <table:table-cell office:value-type="float" office:value="0.00100829" calcext:value-type="float">
            <text:p>0.00100829</text:p>
          </table:table-cell>
        </table:table-row>
        <table:table-row table:style-name="ro1">
          <table:table-cell office:value-type="float" office:value="19455.3" calcext:value-type="float">
            <text:p>19455.3</text:p>
          </table:table-cell>
          <table:table-cell office:value-type="float" office:value="0.00102915" calcext:value-type="float">
            <text:p>0.00102915</text:p>
          </table:table-cell>
        </table:table-row>
        <table:table-row table:style-name="ro1">
          <table:table-cell office:value-type="float" office:value="19464.5" calcext:value-type="float">
            <text:p>19464.5</text:p>
          </table:table-cell>
          <table:table-cell office:value-type="float" office:value="0.00104085" calcext:value-type="float">
            <text:p>0.00104085</text:p>
          </table:table-cell>
        </table:table-row>
        <table:table-row table:style-name="ro1">
          <table:table-cell office:value-type="float" office:value="19473.7" calcext:value-type="float">
            <text:p>19473.7</text:p>
          </table:table-cell>
          <table:table-cell office:value-type="float" office:value="0.00104046" calcext:value-type="float">
            <text:p>0.00104046</text:p>
          </table:table-cell>
        </table:table-row>
        <table:table-row table:style-name="ro1">
          <table:table-cell office:value-type="float" office:value="19482.8" calcext:value-type="float">
            <text:p>19482.8</text:p>
          </table:table-cell>
          <table:table-cell office:value-type="float" office:value="0.00102712" calcext:value-type="float">
            <text:p>0.00102712</text:p>
          </table:table-cell>
        </table:table-row>
        <table:table-row table:style-name="ro1">
          <table:table-cell office:value-type="float" office:value="19492" calcext:value-type="float">
            <text:p>19492</text:p>
          </table:table-cell>
          <table:table-cell office:value-type="float" office:value="0.00100163" calcext:value-type="float">
            <text:p>0.00100163</text:p>
          </table:table-cell>
        </table:table-row>
        <table:table-row table:style-name="ro1">
          <table:table-cell office:value-type="float" office:value="19501.2" calcext:value-type="float">
            <text:p>19501.2</text:p>
          </table:table-cell>
          <table:table-cell office:value-type="float" office:value="0.000966099" calcext:value-type="float">
            <text:p>0.000966099</text:p>
          </table:table-cell>
        </table:table-row>
        <table:table-row table:style-name="ro1">
          <table:table-cell office:value-type="float" office:value="19510.4" calcext:value-type="float">
            <text:p>19510.4</text:p>
          </table:table-cell>
          <table:table-cell office:value-type="float" office:value="0.000923783" calcext:value-type="float">
            <text:p>0.000923783</text:p>
          </table:table-cell>
        </table:table-row>
        <table:table-row table:style-name="ro1">
          <table:table-cell office:value-type="float" office:value="19519.5" calcext:value-type="float">
            <text:p>19519.5</text:p>
          </table:table-cell>
          <table:table-cell office:value-type="float" office:value="0.000878738" calcext:value-type="float">
            <text:p>0.000878738</text:p>
          </table:table-cell>
        </table:table-row>
        <table:table-row table:style-name="ro1">
          <table:table-cell office:value-type="float" office:value="19528.7" calcext:value-type="float">
            <text:p>19528.7</text:p>
          </table:table-cell>
          <table:table-cell office:value-type="float" office:value="0.00083364" calcext:value-type="float">
            <text:p>0.00083364</text:p>
          </table:table-cell>
        </table:table-row>
        <table:table-row table:style-name="ro1">
          <table:table-cell office:value-type="float" office:value="19537.9" calcext:value-type="float">
            <text:p>19537.9</text:p>
          </table:table-cell>
          <table:table-cell office:value-type="float" office:value="0.000793737" calcext:value-type="float">
            <text:p>0.000793737</text:p>
          </table:table-cell>
        </table:table-row>
        <table:table-row table:style-name="ro1">
          <table:table-cell office:value-type="float" office:value="19547" calcext:value-type="float">
            <text:p>19547</text:p>
          </table:table-cell>
          <table:table-cell office:value-type="float" office:value="0.000760602" calcext:value-type="float">
            <text:p>0.000760602</text:p>
          </table:table-cell>
        </table:table-row>
        <table:table-row table:style-name="ro1">
          <table:table-cell office:value-type="float" office:value="19556.2" calcext:value-type="float">
            <text:p>19556.2</text:p>
          </table:table-cell>
          <table:table-cell office:value-type="float" office:value="0.000733985" calcext:value-type="float">
            <text:p>0.000733985</text:p>
          </table:table-cell>
        </table:table-row>
        <table:table-row table:style-name="ro1">
          <table:table-cell office:value-type="float" office:value="19565.4" calcext:value-type="float">
            <text:p>19565.4</text:p>
          </table:table-cell>
          <table:table-cell office:value-type="float" office:value="0.000712732" calcext:value-type="float">
            <text:p>0.000712732</text:p>
          </table:table-cell>
        </table:table-row>
        <table:table-row table:style-name="ro1">
          <table:table-cell office:value-type="float" office:value="19574.5" calcext:value-type="float">
            <text:p>19574.5</text:p>
          </table:table-cell>
          <table:table-cell office:value-type="float" office:value="0.000693953" calcext:value-type="float">
            <text:p>0.000693953</text:p>
          </table:table-cell>
        </table:table-row>
        <table:table-row table:style-name="ro1">
          <table:table-cell office:value-type="float" office:value="19583.7" calcext:value-type="float">
            <text:p>19583.7</text:p>
          </table:table-cell>
          <table:table-cell office:value-type="float" office:value="0.000673409" calcext:value-type="float">
            <text:p>0.000673409</text:p>
          </table:table-cell>
        </table:table-row>
        <table:table-row table:style-name="ro1">
          <table:table-cell office:value-type="float" office:value="19592.9" calcext:value-type="float">
            <text:p>19592.9</text:p>
          </table:table-cell>
          <table:table-cell office:value-type="float" office:value="0.000646832" calcext:value-type="float">
            <text:p>0.000646832</text:p>
          </table:table-cell>
        </table:table-row>
        <table:table-row table:style-name="ro1">
          <table:table-cell office:value-type="float" office:value="19602" calcext:value-type="float">
            <text:p>19602</text:p>
          </table:table-cell>
          <table:table-cell office:value-type="float" office:value="0.000611636" calcext:value-type="float">
            <text:p>0.000611636</text:p>
          </table:table-cell>
        </table:table-row>
        <table:table-row table:style-name="ro1">
          <table:table-cell office:value-type="float" office:value="19611.2" calcext:value-type="float">
            <text:p>19611.2</text:p>
          </table:table-cell>
          <table:table-cell office:value-type="float" office:value="0.000566143" calcext:value-type="float">
            <text:p>0.000566143</text:p>
          </table:table-cell>
        </table:table-row>
        <table:table-row table:style-name="ro1">
          <table:table-cell office:value-type="float" office:value="19620.4" calcext:value-type="float">
            <text:p>19620.4</text:p>
          </table:table-cell>
          <table:table-cell office:value-type="float" office:value="0.000508362" calcext:value-type="float">
            <text:p>0.000508362</text:p>
          </table:table-cell>
        </table:table-row>
        <table:table-row table:style-name="ro1">
          <table:table-cell office:value-type="float" office:value="19629.5" calcext:value-type="float">
            <text:p>19629.5</text:p>
          </table:table-cell>
          <table:table-cell office:value-type="float" office:value="0.000439355" calcext:value-type="float">
            <text:p>0.000439355</text:p>
          </table:table-cell>
        </table:table-row>
        <table:table-row table:style-name="ro1">
          <table:table-cell office:value-type="float" office:value="19638.7" calcext:value-type="float">
            <text:p>19638.7</text:p>
          </table:table-cell>
          <table:table-cell office:value-type="float" office:value="0.000359557" calcext:value-type="float">
            <text:p>0.000359557</text:p>
          </table:table-cell>
        </table:table-row>
        <table:table-row table:style-name="ro1">
          <table:table-cell office:value-type="float" office:value="19647.9" calcext:value-type="float">
            <text:p>19647.9</text:p>
          </table:table-cell>
          <table:table-cell office:value-type="float" office:value="0.000271604" calcext:value-type="float">
            <text:p>0.000271604</text:p>
          </table:table-cell>
        </table:table-row>
        <table:table-row table:style-name="ro1">
          <table:table-cell office:value-type="float" office:value="19657" calcext:value-type="float">
            <text:p>19657</text:p>
          </table:table-cell>
          <table:table-cell office:value-type="float" office:value="0.000177386" calcext:value-type="float">
            <text:p>0.000177386</text:p>
          </table:table-cell>
        </table:table-row>
        <table:table-row table:style-name="ro1">
          <table:table-cell office:value-type="float" office:value="19666.2" calcext:value-type="float">
            <text:p>19666.2</text:p>
          </table:table-cell>
          <table:table-cell office:value-type="float" office:value="0.0000845572" calcext:value-type="float">
            <text:p>0.0000845572</text:p>
          </table:table-cell>
        </table:table-row>
        <table:table-row table:style-name="ro1">
          <table:table-cell office:value-type="float" office:value="19675.4" calcext:value-type="float">
            <text:p>19675.4</text:p>
          </table:table-cell>
          <table:table-cell office:value-type="float" office:value="0.0000573474" calcext:value-type="float">
            <text:p>0.0000573474</text:p>
          </table:table-cell>
        </table:table-row>
        <table:table-row table:style-name="ro1">
          <table:table-cell office:value-type="float" office:value="19684.6" calcext:value-type="float">
            <text:p>19684.6</text:p>
          </table:table-cell>
          <table:table-cell office:value-type="float" office:value="0.000145949" calcext:value-type="float">
            <text:p>0.000145949</text:p>
          </table:table-cell>
        </table:table-row>
        <table:table-row table:style-name="ro1">
          <table:table-cell office:value-type="float" office:value="19693.7" calcext:value-type="float">
            <text:p>19693.7</text:p>
          </table:table-cell>
          <table:table-cell office:value-type="float" office:value="0.000247891" calcext:value-type="float">
            <text:p>0.000247891</text:p>
          </table:table-cell>
        </table:table-row>
        <table:table-row table:style-name="ro1">
          <table:table-cell office:value-type="float" office:value="19702.9" calcext:value-type="float">
            <text:p>19702.9</text:p>
          </table:table-cell>
          <table:table-cell office:value-type="float" office:value="0.000351026" calcext:value-type="float">
            <text:p>0.000351026</text:p>
          </table:table-cell>
        </table:table-row>
        <table:table-row table:style-name="ro1">
          <table:table-cell office:value-type="float" office:value="19712.1" calcext:value-type="float">
            <text:p>19712.1</text:p>
          </table:table-cell>
          <table:table-cell office:value-type="float" office:value="0.000454621" calcext:value-type="float">
            <text:p>0.000454621</text:p>
          </table:table-cell>
        </table:table-row>
        <table:table-row table:style-name="ro1">
          <table:table-cell office:value-type="float" office:value="19721.2" calcext:value-type="float">
            <text:p>19721.2</text:p>
          </table:table-cell>
          <table:table-cell office:value-type="float" office:value="0.000558833" calcext:value-type="float">
            <text:p>0.000558833</text:p>
          </table:table-cell>
        </table:table-row>
        <table:table-row table:style-name="ro1">
          <table:table-cell office:value-type="float" office:value="19730.4" calcext:value-type="float">
            <text:p>19730.4</text:p>
          </table:table-cell>
          <table:table-cell office:value-type="float" office:value="0.000663519" calcext:value-type="float">
            <text:p>0.000663519</text:p>
          </table:table-cell>
        </table:table-row>
        <table:table-row table:style-name="ro1">
          <table:table-cell office:value-type="float" office:value="19739.6" calcext:value-type="float">
            <text:p>19739.6</text:p>
          </table:table-cell>
          <table:table-cell office:value-type="float" office:value="0.000769649" calcext:value-type="float">
            <text:p>0.000769649</text:p>
          </table:table-cell>
        </table:table-row>
        <table:table-row table:style-name="ro1">
          <table:table-cell office:value-type="float" office:value="19748.7" calcext:value-type="float">
            <text:p>19748.7</text:p>
          </table:table-cell>
          <table:table-cell office:value-type="float" office:value="0.000876159" calcext:value-type="float">
            <text:p>0.000876159</text:p>
          </table:table-cell>
        </table:table-row>
        <table:table-row table:style-name="ro1">
          <table:table-cell office:value-type="float" office:value="19757.9" calcext:value-type="float">
            <text:p>19757.9</text:p>
          </table:table-cell>
          <table:table-cell office:value-type="float" office:value="0.000982462" calcext:value-type="float">
            <text:p>0.000982462</text:p>
          </table:table-cell>
        </table:table-row>
        <table:table-row table:style-name="ro1">
          <table:table-cell office:value-type="float" office:value="19767.1" calcext:value-type="float">
            <text:p>19767.1</text:p>
          </table:table-cell>
          <table:table-cell office:value-type="float" office:value="0.00108669" calcext:value-type="float">
            <text:p>0.00108669</text:p>
          </table:table-cell>
        </table:table-row>
        <table:table-row table:style-name="ro1">
          <table:table-cell office:value-type="float" office:value="19776.2" calcext:value-type="float">
            <text:p>19776.2</text:p>
          </table:table-cell>
          <table:table-cell office:value-type="float" office:value="0.0011858" calcext:value-type="float">
            <text:p>0.0011858</text:p>
          </table:table-cell>
        </table:table-row>
        <table:table-row table:style-name="ro1">
          <table:table-cell office:value-type="float" office:value="19785.4" calcext:value-type="float">
            <text:p>19785.4</text:p>
          </table:table-cell>
          <table:table-cell office:value-type="float" office:value="0.00127652" calcext:value-type="float">
            <text:p>0.00127652</text:p>
          </table:table-cell>
        </table:table-row>
        <table:table-row table:style-name="ro1">
          <table:table-cell office:value-type="float" office:value="19794.6" calcext:value-type="float">
            <text:p>19794.6</text:p>
          </table:table-cell>
          <table:table-cell office:value-type="float" office:value="0.00135552" calcext:value-type="float">
            <text:p>0.00135552</text:p>
          </table:table-cell>
        </table:table-row>
        <table:table-row table:style-name="ro1">
          <table:table-cell office:value-type="float" office:value="19803.7" calcext:value-type="float">
            <text:p>19803.7</text:p>
          </table:table-cell>
          <table:table-cell office:value-type="float" office:value="0.00141835" calcext:value-type="float">
            <text:p>0.00141835</text:p>
          </table:table-cell>
        </table:table-row>
        <table:table-row table:style-name="ro1">
          <table:table-cell office:value-type="float" office:value="19812.9" calcext:value-type="float">
            <text:p>19812.9</text:p>
          </table:table-cell>
          <table:table-cell office:value-type="float" office:value="0.00146205" calcext:value-type="float">
            <text:p>0.00146205</text:p>
          </table:table-cell>
        </table:table-row>
        <table:table-row table:style-name="ro1">
          <table:table-cell office:value-type="float" office:value="19822.1" calcext:value-type="float">
            <text:p>19822.1</text:p>
          </table:table-cell>
          <table:table-cell office:value-type="float" office:value="0.00148379" calcext:value-type="float">
            <text:p>0.00148379</text:p>
          </table:table-cell>
        </table:table-row>
        <table:table-row table:style-name="ro1">
          <table:table-cell office:value-type="float" office:value="19831.2" calcext:value-type="float">
            <text:p>19831.2</text:p>
          </table:table-cell>
          <table:table-cell office:value-type="float" office:value="0.00148102" calcext:value-type="float">
            <text:p>0.00148102</text:p>
          </table:table-cell>
        </table:table-row>
        <table:table-row table:style-name="ro1">
          <table:table-cell office:value-type="float" office:value="19840.4" calcext:value-type="float">
            <text:p>19840.4</text:p>
          </table:table-cell>
          <table:table-cell office:value-type="float" office:value="0.00145289" calcext:value-type="float">
            <text:p>0.00145289</text:p>
          </table:table-cell>
        </table:table-row>
        <table:table-row table:style-name="ro1">
          <table:table-cell office:value-type="float" office:value="19849.6" calcext:value-type="float">
            <text:p>19849.6</text:p>
          </table:table-cell>
          <table:table-cell office:value-type="float" office:value="0.0013996" calcext:value-type="float">
            <text:p>0.0013996</text:p>
          </table:table-cell>
        </table:table-row>
        <table:table-row table:style-name="ro1">
          <table:table-cell office:value-type="float" office:value="19858.8" calcext:value-type="float">
            <text:p>19858.8</text:p>
          </table:table-cell>
          <table:table-cell office:value-type="float" office:value="0.00132214" calcext:value-type="float">
            <text:p>0.00132214</text:p>
          </table:table-cell>
        </table:table-row>
        <table:table-row table:style-name="ro1">
          <table:table-cell office:value-type="float" office:value="19867.9" calcext:value-type="float">
            <text:p>19867.9</text:p>
          </table:table-cell>
          <table:table-cell office:value-type="float" office:value="0.00122297" calcext:value-type="float">
            <text:p>0.00122297</text:p>
          </table:table-cell>
        </table:table-row>
        <table:table-row table:style-name="ro1">
          <table:table-cell office:value-type="float" office:value="19877.1" calcext:value-type="float">
            <text:p>19877.1</text:p>
          </table:table-cell>
          <table:table-cell office:value-type="float" office:value="0.0011053" calcext:value-type="float">
            <text:p>0.0011053</text:p>
          </table:table-cell>
        </table:table-row>
        <table:table-row table:style-name="ro1">
          <table:table-cell office:value-type="float" office:value="19886.3" calcext:value-type="float">
            <text:p>19886.3</text:p>
          </table:table-cell>
          <table:table-cell office:value-type="float" office:value="0.000974025" calcext:value-type="float">
            <text:p>0.000974025</text:p>
          </table:table-cell>
        </table:table-row>
        <table:table-row table:style-name="ro1">
          <table:table-cell office:value-type="float" office:value="19895.4" calcext:value-type="float">
            <text:p>19895.4</text:p>
          </table:table-cell>
          <table:table-cell office:value-type="float" office:value="0.000834457" calcext:value-type="float">
            <text:p>0.000834457</text:p>
          </table:table-cell>
        </table:table-row>
        <table:table-row table:style-name="ro1">
          <table:table-cell office:value-type="float" office:value="19904.6" calcext:value-type="float">
            <text:p>19904.6</text:p>
          </table:table-cell>
          <table:table-cell office:value-type="float" office:value="0.000691254" calcext:value-type="float">
            <text:p>0.000691254</text:p>
          </table:table-cell>
        </table:table-row>
        <table:table-row table:style-name="ro1">
          <table:table-cell office:value-type="float" office:value="19913.8" calcext:value-type="float">
            <text:p>19913.8</text:p>
          </table:table-cell>
          <table:table-cell office:value-type="float" office:value="0.000550557" calcext:value-type="float">
            <text:p>0.000550557</text:p>
          </table:table-cell>
        </table:table-row>
        <table:table-row table:style-name="ro1">
          <table:table-cell office:value-type="float" office:value="19922.9" calcext:value-type="float">
            <text:p>19922.9</text:p>
          </table:table-cell>
          <table:table-cell office:value-type="float" office:value="0.000418784" calcext:value-type="float">
            <text:p>0.000418784</text:p>
          </table:table-cell>
        </table:table-row>
        <table:table-row table:style-name="ro1">
          <table:table-cell office:value-type="float" office:value="19932.1" calcext:value-type="float">
            <text:p>19932.1</text:p>
          </table:table-cell>
          <table:table-cell office:value-type="float" office:value="0.000302295" calcext:value-type="float">
            <text:p>0.000302295</text:p>
          </table:table-cell>
        </table:table-row>
        <table:table-row table:style-name="ro1">
          <table:table-cell office:value-type="float" office:value="19941.3" calcext:value-type="float">
            <text:p>19941.3</text:p>
          </table:table-cell>
          <table:table-cell office:value-type="float" office:value="0.000207644" calcext:value-type="float">
            <text:p>0.000207644</text:p>
          </table:table-cell>
        </table:table-row>
        <table:table-row table:style-name="ro1">
          <table:table-cell office:value-type="float" office:value="19950.4" calcext:value-type="float">
            <text:p>19950.4</text:p>
          </table:table-cell>
          <table:table-cell office:value-type="float" office:value="0.000142702" calcext:value-type="float">
            <text:p>0.000142702</text:p>
          </table:table-cell>
        </table:table-row>
        <table:table-row table:style-name="ro1">
          <table:table-cell office:value-type="float" office:value="19959.6" calcext:value-type="float">
            <text:p>19959.6</text:p>
          </table:table-cell>
          <table:table-cell office:value-type="float" office:value="0.000112508" calcext:value-type="float">
            <text:p>0.000112508</text:p>
          </table:table-cell>
        </table:table-row>
        <table:table-row table:style-name="ro1">
          <table:table-cell office:value-type="float" office:value="19968.8" calcext:value-type="float">
            <text:p>19968.8</text:p>
          </table:table-cell>
          <table:table-cell office:value-type="float" office:value="0.000106295" calcext:value-type="float">
            <text:p>0.000106295</text:p>
          </table:table-cell>
        </table:table-row>
        <table:table-row table:style-name="ro1">
          <table:table-cell office:value-type="float" office:value="19977.9" calcext:value-type="float">
            <text:p>19977.9</text:p>
          </table:table-cell>
          <table:table-cell office:value-type="float" office:value="0.000103068" calcext:value-type="float">
            <text:p>0.000103068</text:p>
          </table:table-cell>
        </table:table-row>
        <table:table-row table:style-name="ro1">
          <table:table-cell office:value-type="float" office:value="19987.1" calcext:value-type="float">
            <text:p>19987.1</text:p>
          </table:table-cell>
          <table:table-cell office:value-type="float" office:value="0.0000917664" calcext:value-type="float">
            <text:p>0.0000917664</text:p>
          </table:table-cell>
        </table:table-row>
        <table:table-row table:style-name="ro1">
          <table:table-cell office:value-type="float" office:value="19996.3" calcext:value-type="float">
            <text:p>19996.3</text:p>
          </table:table-cell>
          <table:table-cell office:value-type="float" office:value="0.0000748583" calcext:value-type="float">
            <text:p>0.0000748583</text:p>
          </table:table-cell>
        </table:table-row>
        <table:table-row table:style-name="ro1">
          <table:table-cell office:value-type="float" office:value="20005.4" calcext:value-type="float">
            <text:p>20005.4</text:p>
          </table:table-cell>
          <table:table-cell office:value-type="float" office:value="0.0000749215" calcext:value-type="float">
            <text:p>0.0000749215</text:p>
          </table:table-cell>
        </table:table-row>
        <table:table-row table:style-name="ro1">
          <table:table-cell office:value-type="float" office:value="20014.6" calcext:value-type="float">
            <text:p>20014.6</text:p>
          </table:table-cell>
          <table:table-cell office:value-type="float" office:value="0.000110472" calcext:value-type="float">
            <text:p>0.000110472</text:p>
          </table:table-cell>
        </table:table-row>
        <table:table-row table:style-name="ro1">
          <table:table-cell office:value-type="float" office:value="20023.8" calcext:value-type="float">
            <text:p>20023.8</text:p>
          </table:table-cell>
          <table:table-cell office:value-type="float" office:value="0.000170194" calcext:value-type="float">
            <text:p>0.000170194</text:p>
          </table:table-cell>
        </table:table-row>
        <table:table-row table:style-name="ro1">
          <table:table-cell office:value-type="float" office:value="20033" calcext:value-type="float">
            <text:p>20033</text:p>
          </table:table-cell>
          <table:table-cell office:value-type="float" office:value="0.000240655" calcext:value-type="float">
            <text:p>0.000240655</text:p>
          </table:table-cell>
        </table:table-row>
        <table:table-row table:style-name="ro1">
          <table:table-cell office:value-type="float" office:value="20042.1" calcext:value-type="float">
            <text:p>20042.1</text:p>
          </table:table-cell>
          <table:table-cell office:value-type="float" office:value="0.000313838" calcext:value-type="float">
            <text:p>0.000313838</text:p>
          </table:table-cell>
        </table:table-row>
        <table:table-row table:style-name="ro1">
          <table:table-cell office:value-type="float" office:value="20051.3" calcext:value-type="float">
            <text:p>20051.3</text:p>
          </table:table-cell>
          <table:table-cell office:value-type="float" office:value="0.000385323" calcext:value-type="float">
            <text:p>0.000385323</text:p>
          </table:table-cell>
        </table:table-row>
        <table:table-row table:style-name="ro1">
          <table:table-cell office:value-type="float" office:value="20060.5" calcext:value-type="float">
            <text:p>20060.5</text:p>
          </table:table-cell>
          <table:table-cell office:value-type="float" office:value="0.000451974" calcext:value-type="float">
            <text:p>0.000451974</text:p>
          </table:table-cell>
        </table:table-row>
        <table:table-row table:style-name="ro1">
          <table:table-cell office:value-type="float" office:value="20069.6" calcext:value-type="float">
            <text:p>20069.6</text:p>
          </table:table-cell>
          <table:table-cell office:value-type="float" office:value="0.000512334" calcext:value-type="float">
            <text:p>0.000512334</text:p>
          </table:table-cell>
        </table:table-row>
        <table:table-row table:style-name="ro1">
          <table:table-cell office:value-type="float" office:value="20078.8" calcext:value-type="float">
            <text:p>20078.8</text:p>
          </table:table-cell>
          <table:table-cell office:value-type="float" office:value="0.000566039" calcext:value-type="float">
            <text:p>0.000566039</text:p>
          </table:table-cell>
        </table:table-row>
        <table:table-row table:style-name="ro1">
          <table:table-cell office:value-type="float" office:value="20088" calcext:value-type="float">
            <text:p>20088</text:p>
          </table:table-cell>
          <table:table-cell office:value-type="float" office:value="0.000613158" calcext:value-type="float">
            <text:p>0.000613158</text:p>
          </table:table-cell>
        </table:table-row>
        <table:table-row table:style-name="ro1">
          <table:table-cell office:value-type="float" office:value="20097.1" calcext:value-type="float">
            <text:p>20097.1</text:p>
          </table:table-cell>
          <table:table-cell office:value-type="float" office:value="0.000656675" calcext:value-type="float">
            <text:p>0.000656675</text:p>
          </table:table-cell>
        </table:table-row>
        <table:table-row table:style-name="ro1">
          <table:table-cell office:value-type="float" office:value="20106.3" calcext:value-type="float">
            <text:p>20106.3</text:p>
          </table:table-cell>
          <table:table-cell office:value-type="float" office:value="0.00069802" calcext:value-type="float">
            <text:p>0.00069802</text:p>
          </table:table-cell>
        </table:table-row>
        <table:table-row table:style-name="ro1">
          <table:table-cell office:value-type="float" office:value="20115.5" calcext:value-type="float">
            <text:p>20115.5</text:p>
          </table:table-cell>
          <table:table-cell office:value-type="float" office:value="0.000740714" calcext:value-type="float">
            <text:p>0.000740714</text:p>
          </table:table-cell>
        </table:table-row>
        <table:table-row table:style-name="ro1">
          <table:table-cell office:value-type="float" office:value="20124.6" calcext:value-type="float">
            <text:p>20124.6</text:p>
          </table:table-cell>
          <table:table-cell office:value-type="float" office:value="0.000785532" calcext:value-type="float">
            <text:p>0.000785532</text:p>
          </table:table-cell>
        </table:table-row>
        <table:table-row table:style-name="ro1">
          <table:table-cell office:value-type="float" office:value="20133.8" calcext:value-type="float">
            <text:p>20133.8</text:p>
          </table:table-cell>
          <table:table-cell office:value-type="float" office:value="0.000832742" calcext:value-type="float">
            <text:p>0.000832742</text:p>
          </table:table-cell>
        </table:table-row>
        <table:table-row table:style-name="ro1">
          <table:table-cell office:value-type="float" office:value="20143" calcext:value-type="float">
            <text:p>20143</text:p>
          </table:table-cell>
          <table:table-cell office:value-type="float" office:value="0.000881513" calcext:value-type="float">
            <text:p>0.000881513</text:p>
          </table:table-cell>
        </table:table-row>
        <table:table-row table:style-name="ro1">
          <table:table-cell office:value-type="float" office:value="20152.1" calcext:value-type="float">
            <text:p>20152.1</text:p>
          </table:table-cell>
          <table:table-cell office:value-type="float" office:value="0.000928724" calcext:value-type="float">
            <text:p>0.000928724</text:p>
          </table:table-cell>
        </table:table-row>
        <table:table-row table:style-name="ro1">
          <table:table-cell office:value-type="float" office:value="20161.3" calcext:value-type="float">
            <text:p>20161.3</text:p>
          </table:table-cell>
          <table:table-cell office:value-type="float" office:value="0.000970276" calcext:value-type="float">
            <text:p>0.000970276</text:p>
          </table:table-cell>
        </table:table-row>
        <table:table-row table:style-name="ro1">
          <table:table-cell office:value-type="float" office:value="20170.5" calcext:value-type="float">
            <text:p>20170.5</text:p>
          </table:table-cell>
          <table:table-cell office:value-type="float" office:value="0.00100454" calcext:value-type="float">
            <text:p>0.00100454</text:p>
          </table:table-cell>
        </table:table-row>
        <table:table-row table:style-name="ro1">
          <table:table-cell office:value-type="float" office:value="20179.6" calcext:value-type="float">
            <text:p>20179.6</text:p>
          </table:table-cell>
          <table:table-cell office:value-type="float" office:value="0.00102577" calcext:value-type="float">
            <text:p>0.00102577</text:p>
          </table:table-cell>
        </table:table-row>
        <table:table-row table:style-name="ro1">
          <table:table-cell office:value-type="float" office:value="20188.8" calcext:value-type="float">
            <text:p>20188.8</text:p>
          </table:table-cell>
          <table:table-cell office:value-type="float" office:value="0.0010326" calcext:value-type="float">
            <text:p>0.0010326</text:p>
          </table:table-cell>
        </table:table-row>
        <table:table-row table:style-name="ro1">
          <table:table-cell office:value-type="float" office:value="20198" calcext:value-type="float">
            <text:p>20198</text:p>
          </table:table-cell>
          <table:table-cell office:value-type="float" office:value="0.00102264" calcext:value-type="float">
            <text:p>0.00102264</text:p>
          </table:table-cell>
        </table:table-row>
        <table:table-row table:style-name="ro1">
          <table:table-cell office:value-type="float" office:value="20207.2" calcext:value-type="float">
            <text:p>20207.2</text:p>
          </table:table-cell>
          <table:table-cell office:value-type="float" office:value="0.000995382" calcext:value-type="float">
            <text:p>0.000995382</text:p>
          </table:table-cell>
        </table:table-row>
        <table:table-row table:style-name="ro1">
          <table:table-cell office:value-type="float" office:value="20216.3" calcext:value-type="float">
            <text:p>20216.3</text:p>
          </table:table-cell>
          <table:table-cell office:value-type="float" office:value="0.000951703" calcext:value-type="float">
            <text:p>0.000951703</text:p>
          </table:table-cell>
        </table:table-row>
        <table:table-row table:style-name="ro1">
          <table:table-cell office:value-type="float" office:value="20225.5" calcext:value-type="float">
            <text:p>20225.5</text:p>
          </table:table-cell>
          <table:table-cell office:value-type="float" office:value="0.000893183" calcext:value-type="float">
            <text:p>0.000893183</text:p>
          </table:table-cell>
        </table:table-row>
        <table:table-row table:style-name="ro1">
          <table:table-cell office:value-type="float" office:value="20234.7" calcext:value-type="float">
            <text:p>20234.7</text:p>
          </table:table-cell>
          <table:table-cell office:value-type="float" office:value="0.000822702" calcext:value-type="float">
            <text:p>0.000822702</text:p>
          </table:table-cell>
        </table:table-row>
        <table:table-row table:style-name="ro1">
          <table:table-cell office:value-type="float" office:value="20243.8" calcext:value-type="float">
            <text:p>20243.8</text:p>
          </table:table-cell>
          <table:table-cell office:value-type="float" office:value="0.000744352" calcext:value-type="float">
            <text:p>0.000744352</text:p>
          </table:table-cell>
        </table:table-row>
        <table:table-row table:style-name="ro1">
          <table:table-cell office:value-type="float" office:value="20253" calcext:value-type="float">
            <text:p>20253</text:p>
          </table:table-cell>
          <table:table-cell office:value-type="float" office:value="0.000661489" calcext:value-type="float">
            <text:p>0.000661489</text:p>
          </table:table-cell>
        </table:table-row>
        <table:table-row table:style-name="ro1">
          <table:table-cell office:value-type="float" office:value="20262.2" calcext:value-type="float">
            <text:p>20262.2</text:p>
          </table:table-cell>
          <table:table-cell office:value-type="float" office:value="0.000578607" calcext:value-type="float">
            <text:p>0.000578607</text:p>
          </table:table-cell>
        </table:table-row>
        <table:table-row table:style-name="ro1">
          <table:table-cell office:value-type="float" office:value="20271.3" calcext:value-type="float">
            <text:p>20271.3</text:p>
          </table:table-cell>
          <table:table-cell office:value-type="float" office:value="0.000498846" calcext:value-type="float">
            <text:p>0.000498846</text:p>
          </table:table-cell>
        </table:table-row>
        <table:table-row table:style-name="ro1">
          <table:table-cell office:value-type="float" office:value="20280.5" calcext:value-type="float">
            <text:p>20280.5</text:p>
          </table:table-cell>
          <table:table-cell office:value-type="float" office:value="0.000424333" calcext:value-type="float">
            <text:p>0.000424333</text:p>
          </table:table-cell>
        </table:table-row>
        <table:table-row table:style-name="ro1">
          <table:table-cell office:value-type="float" office:value="20289.7" calcext:value-type="float">
            <text:p>20289.7</text:p>
          </table:table-cell>
          <table:table-cell office:value-type="float" office:value="0.000354399" calcext:value-type="float">
            <text:p>0.000354399</text:p>
          </table:table-cell>
        </table:table-row>
        <table:table-row table:style-name="ro1">
          <table:table-cell office:value-type="float" office:value="20298.8" calcext:value-type="float">
            <text:p>20298.8</text:p>
          </table:table-cell>
          <table:table-cell office:value-type="float" office:value="0.000287397" calcext:value-type="float">
            <text:p>0.000287397</text:p>
          </table:table-cell>
        </table:table-row>
        <table:table-row table:style-name="ro1">
          <table:table-cell office:value-type="float" office:value="20308" calcext:value-type="float">
            <text:p>20308</text:p>
          </table:table-cell>
          <table:table-cell office:value-type="float" office:value="0.000218662" calcext:value-type="float">
            <text:p>0.000218662</text:p>
          </table:table-cell>
        </table:table-row>
        <table:table-row table:style-name="ro1">
          <table:table-cell office:value-type="float" office:value="20317.2" calcext:value-type="float">
            <text:p>20317.2</text:p>
          </table:table-cell>
          <table:table-cell office:value-type="float" office:value="0.000144301" calcext:value-type="float">
            <text:p>0.000144301</text:p>
          </table:table-cell>
        </table:table-row>
        <table:table-row table:style-name="ro1">
          <table:table-cell office:value-type="float" office:value="20326.3" calcext:value-type="float">
            <text:p>20326.3</text:p>
          </table:table-cell>
          <table:table-cell office:value-type="float" office:value="0.0000666463" calcext:value-type="float">
            <text:p>0.0000666463</text:p>
          </table:table-cell>
        </table:table-row>
        <table:table-row table:style-name="ro1">
          <table:table-cell office:value-type="float" office:value="20335.5" calcext:value-type="float">
            <text:p>20335.5</text:p>
          </table:table-cell>
          <table:table-cell office:value-type="float" office:value="0.0000668118" calcext:value-type="float">
            <text:p>0.0000668118</text:p>
          </table:table-cell>
        </table:table-row>
        <table:table-row table:style-name="ro1">
          <table:table-cell office:value-type="float" office:value="20344.7" calcext:value-type="float">
            <text:p>20344.7</text:p>
          </table:table-cell>
          <table:table-cell office:value-type="float" office:value="0.000170589" calcext:value-type="float">
            <text:p>0.000170589</text:p>
          </table:table-cell>
        </table:table-row>
        <table:table-row table:style-name="ro1">
          <table:table-cell office:value-type="float" office:value="20353.8" calcext:value-type="float">
            <text:p>20353.8</text:p>
          </table:table-cell>
          <table:table-cell office:value-type="float" office:value="0.000294923" calcext:value-type="float">
            <text:p>0.000294923</text:p>
          </table:table-cell>
        </table:table-row>
        <table:table-row table:style-name="ro1">
          <table:table-cell office:value-type="float" office:value="20363" calcext:value-type="float">
            <text:p>20363</text:p>
          </table:table-cell>
          <table:table-cell office:value-type="float" office:value="0.000431278" calcext:value-type="float">
            <text:p>0.000431278</text:p>
          </table:table-cell>
        </table:table-row>
        <table:table-row table:style-name="ro1">
          <table:table-cell office:value-type="float" office:value="20372.2" calcext:value-type="float">
            <text:p>20372.2</text:p>
          </table:table-cell>
          <table:table-cell office:value-type="float" office:value="0.000573699" calcext:value-type="float">
            <text:p>0.000573699</text:p>
          </table:table-cell>
        </table:table-row>
        <table:table-row table:style-name="ro1">
          <table:table-cell office:value-type="float" office:value="20381.4" calcext:value-type="float">
            <text:p>20381.4</text:p>
          </table:table-cell>
          <table:table-cell office:value-type="float" office:value="0.000717115" calcext:value-type="float">
            <text:p>0.000717115</text:p>
          </table:table-cell>
        </table:table-row>
        <table:table-row table:style-name="ro1">
          <table:table-cell office:value-type="float" office:value="20390.5" calcext:value-type="float">
            <text:p>20390.5</text:p>
          </table:table-cell>
          <table:table-cell office:value-type="float" office:value="0.00085568" calcext:value-type="float">
            <text:p>0.00085568</text:p>
          </table:table-cell>
        </table:table-row>
        <table:table-row table:style-name="ro1">
          <table:table-cell office:value-type="float" office:value="20399.7" calcext:value-type="float">
            <text:p>20399.7</text:p>
          </table:table-cell>
          <table:table-cell office:value-type="float" office:value="0.00098346" calcext:value-type="float">
            <text:p>0.00098346</text:p>
          </table:table-cell>
        </table:table-row>
        <table:table-row table:style-name="ro1">
          <table:table-cell office:value-type="float" office:value="20408.9" calcext:value-type="float">
            <text:p>20408.9</text:p>
          </table:table-cell>
          <table:table-cell office:value-type="float" office:value="0.00109551" calcext:value-type="float">
            <text:p>0.00109551</text:p>
          </table:table-cell>
        </table:table-row>
        <table:table-row table:style-name="ro1">
          <table:table-cell office:value-type="float" office:value="20418" calcext:value-type="float">
            <text:p>20418</text:p>
          </table:table-cell>
          <table:table-cell office:value-type="float" office:value="0.00118472" calcext:value-type="float">
            <text:p>0.00118472</text:p>
          </table:table-cell>
        </table:table-row>
        <table:table-row table:style-name="ro1">
          <table:table-cell office:value-type="float" office:value="20427.2" calcext:value-type="float">
            <text:p>20427.2</text:p>
          </table:table-cell>
          <table:table-cell office:value-type="float" office:value="0.00124807" calcext:value-type="float">
            <text:p>0.00124807</text:p>
          </table:table-cell>
        </table:table-row>
        <table:table-row table:style-name="ro1">
          <table:table-cell office:value-type="float" office:value="20436.4" calcext:value-type="float">
            <text:p>20436.4</text:p>
          </table:table-cell>
          <table:table-cell office:value-type="float" office:value="0.00128068" calcext:value-type="float">
            <text:p>0.00128068</text:p>
          </table:table-cell>
        </table:table-row>
        <table:table-row table:style-name="ro1">
          <table:table-cell office:value-type="float" office:value="20445.5" calcext:value-type="float">
            <text:p>20445.5</text:p>
          </table:table-cell>
          <table:table-cell office:value-type="float" office:value="0.0012807" calcext:value-type="float">
            <text:p>0.0012807</text:p>
          </table:table-cell>
        </table:table-row>
        <table:table-row table:style-name="ro1">
          <table:table-cell office:value-type="float" office:value="20454.7" calcext:value-type="float">
            <text:p>20454.7</text:p>
          </table:table-cell>
          <table:table-cell office:value-type="float" office:value="0.00124607" calcext:value-type="float">
            <text:p>0.00124607</text:p>
          </table:table-cell>
        </table:table-row>
        <table:table-row table:style-name="ro1">
          <table:table-cell office:value-type="float" office:value="20463.9" calcext:value-type="float">
            <text:p>20463.9</text:p>
          </table:table-cell>
          <table:table-cell office:value-type="float" office:value="0.00117795" calcext:value-type="float">
            <text:p>0.00117795</text:p>
          </table:table-cell>
        </table:table-row>
        <table:table-row table:style-name="ro1">
          <table:table-cell office:value-type="float" office:value="20473" calcext:value-type="float">
            <text:p>20473</text:p>
          </table:table-cell>
          <table:table-cell office:value-type="float" office:value="0.00107604" calcext:value-type="float">
            <text:p>0.00107604</text:p>
          </table:table-cell>
        </table:table-row>
        <table:table-row table:style-name="ro1">
          <table:table-cell office:value-type="float" office:value="20482.2" calcext:value-type="float">
            <text:p>20482.2</text:p>
          </table:table-cell>
          <table:table-cell office:value-type="float" office:value="0.000943637" calcext:value-type="float">
            <text:p>0.000943637</text:p>
          </table:table-cell>
        </table:table-row>
        <table:table-row table:style-name="ro1">
          <table:table-cell office:value-type="float" office:value="20491.4" calcext:value-type="float">
            <text:p>20491.4</text:p>
          </table:table-cell>
          <table:table-cell office:value-type="float" office:value="0.000785013" calcext:value-type="float">
            <text:p>0.000785013</text:p>
          </table:table-cell>
        </table:table-row>
        <table:table-row table:style-name="ro1">
          <table:table-cell office:value-type="float" office:value="20500.5" calcext:value-type="float">
            <text:p>20500.5</text:p>
          </table:table-cell>
          <table:table-cell office:value-type="float" office:value="0.000605812" calcext:value-type="float">
            <text:p>0.000605812</text:p>
          </table:table-cell>
        </table:table-row>
        <table:table-row table:style-name="ro1">
          <table:table-cell office:value-type="float" office:value="20509.7" calcext:value-type="float">
            <text:p>20509.7</text:p>
          </table:table-cell>
          <table:table-cell office:value-type="float" office:value="0.000413012" calcext:value-type="float">
            <text:p>0.000413012</text:p>
          </table:table-cell>
        </table:table-row>
        <table:table-row table:style-name="ro1">
          <table:table-cell office:value-type="float" office:value="20518.9" calcext:value-type="float">
            <text:p>20518.9</text:p>
          </table:table-cell>
          <table:table-cell office:value-type="float" office:value="0.000225297" calcext:value-type="float">
            <text:p>0.000225297</text:p>
          </table:table-cell>
        </table:table-row>
        <table:table-row table:style-name="ro1">
          <table:table-cell office:value-type="float" office:value="20528" calcext:value-type="float">
            <text:p>20528</text:p>
          </table:table-cell>
          <table:table-cell office:value-type="float" office:value="0.000143299" calcext:value-type="float">
            <text:p>0.000143299</text:p>
          </table:table-cell>
        </table:table-row>
        <table:table-row table:style-name="ro1">
          <table:table-cell office:value-type="float" office:value="20537.2" calcext:value-type="float">
            <text:p>20537.2</text:p>
          </table:table-cell>
          <table:table-cell office:value-type="float" office:value="0.000287638" calcext:value-type="float">
            <text:p>0.000287638</text:p>
          </table:table-cell>
        </table:table-row>
        <table:table-row table:style-name="ro1">
          <table:table-cell office:value-type="float" office:value="20546.4" calcext:value-type="float">
            <text:p>20546.4</text:p>
          </table:table-cell>
          <table:table-cell office:value-type="float" office:value="0.000478627" calcext:value-type="float">
            <text:p>0.000478627</text:p>
          </table:table-cell>
        </table:table-row>
        <table:table-row table:style-name="ro1">
          <table:table-cell office:value-type="float" office:value="20555.6" calcext:value-type="float">
            <text:p>20555.6</text:p>
          </table:table-cell>
          <table:table-cell office:value-type="float" office:value="0.000664183" calcext:value-type="float">
            <text:p>0.000664183</text:p>
          </table:table-cell>
        </table:table-row>
        <table:table-row table:style-name="ro1">
          <table:table-cell office:value-type="float" office:value="20564.7" calcext:value-type="float">
            <text:p>20564.7</text:p>
          </table:table-cell>
          <table:table-cell office:value-type="float" office:value="0.000832834" calcext:value-type="float">
            <text:p>0.000832834</text:p>
          </table:table-cell>
        </table:table-row>
        <table:table-row table:style-name="ro1">
          <table:table-cell office:value-type="float" office:value="20573.9" calcext:value-type="float">
            <text:p>20573.9</text:p>
          </table:table-cell>
          <table:table-cell office:value-type="float" office:value="0.000977938" calcext:value-type="float">
            <text:p>0.000977938</text:p>
          </table:table-cell>
        </table:table-row>
        <table:table-row table:style-name="ro1">
          <table:table-cell office:value-type="float" office:value="20583.1" calcext:value-type="float">
            <text:p>20583.1</text:p>
          </table:table-cell>
          <table:table-cell office:value-type="float" office:value="0.00109496" calcext:value-type="float">
            <text:p>0.00109496</text:p>
          </table:table-cell>
        </table:table-row>
        <table:table-row table:style-name="ro1">
          <table:table-cell office:value-type="float" office:value="20592.2" calcext:value-type="float">
            <text:p>20592.2</text:p>
          </table:table-cell>
          <table:table-cell office:value-type="float" office:value="0.00118095" calcext:value-type="float">
            <text:p>0.00118095</text:p>
          </table:table-cell>
        </table:table-row>
        <table:table-row table:style-name="ro1">
          <table:table-cell office:value-type="float" office:value="20601.4" calcext:value-type="float">
            <text:p>20601.4</text:p>
          </table:table-cell>
          <table:table-cell office:value-type="float" office:value="0.00123383" calcext:value-type="float">
            <text:p>0.00123383</text:p>
          </table:table-cell>
        </table:table-row>
        <table:table-row table:style-name="ro1">
          <table:table-cell office:value-type="float" office:value="20610.6" calcext:value-type="float">
            <text:p>20610.6</text:p>
          </table:table-cell>
          <table:table-cell office:value-type="float" office:value="0.00125362" calcext:value-type="float">
            <text:p>0.00125362</text:p>
          </table:table-cell>
        </table:table-row>
        <table:table-row table:style-name="ro1">
          <table:table-cell office:value-type="float" office:value="20619.7" calcext:value-type="float">
            <text:p>20619.7</text:p>
          </table:table-cell>
          <table:table-cell office:value-type="float" office:value="0.00124014" calcext:value-type="float">
            <text:p>0.00124014</text:p>
          </table:table-cell>
        </table:table-row>
        <table:table-row table:style-name="ro1">
          <table:table-cell office:value-type="float" office:value="20628.9" calcext:value-type="float">
            <text:p>20628.9</text:p>
          </table:table-cell>
          <table:table-cell office:value-type="float" office:value="0.00119535" calcext:value-type="float">
            <text:p>0.00119535</text:p>
          </table:table-cell>
        </table:table-row>
        <table:table-row table:style-name="ro1">
          <table:table-cell office:value-type="float" office:value="20638.1" calcext:value-type="float">
            <text:p>20638.1</text:p>
          </table:table-cell>
          <table:table-cell office:value-type="float" office:value="0.00112318" calcext:value-type="float">
            <text:p>0.00112318</text:p>
          </table:table-cell>
        </table:table-row>
        <table:table-row table:style-name="ro1">
          <table:table-cell office:value-type="float" office:value="20647.2" calcext:value-type="float">
            <text:p>20647.2</text:p>
          </table:table-cell>
          <table:table-cell office:value-type="float" office:value="0.00102638" calcext:value-type="float">
            <text:p>0.00102638</text:p>
          </table:table-cell>
        </table:table-row>
        <table:table-row table:style-name="ro1">
          <table:table-cell office:value-type="float" office:value="20656.4" calcext:value-type="float">
            <text:p>20656.4</text:p>
          </table:table-cell>
          <table:table-cell office:value-type="float" office:value="0.00091034" calcext:value-type="float">
            <text:p>0.00091034</text:p>
          </table:table-cell>
        </table:table-row>
        <table:table-row table:style-name="ro1">
          <table:table-cell office:value-type="float" office:value="20665.6" calcext:value-type="float">
            <text:p>20665.6</text:p>
          </table:table-cell>
          <table:table-cell office:value-type="float" office:value="0.00078029" calcext:value-type="float">
            <text:p>0.00078029</text:p>
          </table:table-cell>
        </table:table-row>
        <table:table-row table:style-name="ro1">
          <table:table-cell office:value-type="float" office:value="20674.7" calcext:value-type="float">
            <text:p>20674.7</text:p>
          </table:table-cell>
          <table:table-cell office:value-type="float" office:value="0.000644211" calcext:value-type="float">
            <text:p>0.000644211</text:p>
          </table:table-cell>
        </table:table-row>
        <table:table-row table:style-name="ro1">
          <table:table-cell office:value-type="float" office:value="20683.9" calcext:value-type="float">
            <text:p>20683.9</text:p>
          </table:table-cell>
          <table:table-cell office:value-type="float" office:value="0.000510573" calcext:value-type="float">
            <text:p>0.000510573</text:p>
          </table:table-cell>
        </table:table-row>
        <table:table-row table:style-name="ro1">
          <table:table-cell office:value-type="float" office:value="20693.1" calcext:value-type="float">
            <text:p>20693.1</text:p>
          </table:table-cell>
          <table:table-cell office:value-type="float" office:value="0.000391101" calcext:value-type="float">
            <text:p>0.000391101</text:p>
          </table:table-cell>
        </table:table-row>
        <table:table-row table:style-name="ro1">
          <table:table-cell office:value-type="float" office:value="20702.2" calcext:value-type="float">
            <text:p>20702.2</text:p>
          </table:table-cell>
          <table:table-cell office:value-type="float" office:value="0.000306514" calcext:value-type="float">
            <text:p>0.000306514</text:p>
          </table:table-cell>
        </table:table-row>
        <table:table-row table:style-name="ro1">
          <table:table-cell office:value-type="float" office:value="20711.4" calcext:value-type="float">
            <text:p>20711.4</text:p>
          </table:table-cell>
          <table:table-cell office:value-type="float" office:value="0.000279058" calcext:value-type="float">
            <text:p>0.000279058</text:p>
          </table:table-cell>
        </table:table-row>
        <table:table-row table:style-name="ro1">
          <table:table-cell office:value-type="float" office:value="20720.6" calcext:value-type="float">
            <text:p>20720.6</text:p>
          </table:table-cell>
          <table:table-cell office:value-type="float" office:value="0.000308916" calcext:value-type="float">
            <text:p>0.000308916</text:p>
          </table:table-cell>
        </table:table-row>
        <table:table-row table:style-name="ro1">
          <table:table-cell office:value-type="float" office:value="20729.8" calcext:value-type="float">
            <text:p>20729.8</text:p>
          </table:table-cell>
          <table:table-cell office:value-type="float" office:value="0.000368108" calcext:value-type="float">
            <text:p>0.000368108</text:p>
          </table:table-cell>
        </table:table-row>
        <table:table-row table:style-name="ro1">
          <table:table-cell office:value-type="float" office:value="20738.9" calcext:value-type="float">
            <text:p>20738.9</text:p>
          </table:table-cell>
          <table:table-cell office:value-type="float" office:value="0.000428909" calcext:value-type="float">
            <text:p>0.000428909</text:p>
          </table:table-cell>
        </table:table-row>
        <table:table-row table:style-name="ro1">
          <table:table-cell office:value-type="float" office:value="20748.1" calcext:value-type="float">
            <text:p>20748.1</text:p>
          </table:table-cell>
          <table:table-cell office:value-type="float" office:value="0.000480497" calcext:value-type="float">
            <text:p>0.000480497</text:p>
          </table:table-cell>
        </table:table-row>
        <table:table-row table:style-name="ro1">
          <table:table-cell office:value-type="float" office:value="20757.3" calcext:value-type="float">
            <text:p>20757.3</text:p>
          </table:table-cell>
          <table:table-cell office:value-type="float" office:value="0.000516823" calcext:value-type="float">
            <text:p>0.000516823</text:p>
          </table:table-cell>
        </table:table-row>
        <table:table-row table:style-name="ro1">
          <table:table-cell office:value-type="float" office:value="20766.4" calcext:value-type="float">
            <text:p>20766.4</text:p>
          </table:table-cell>
          <table:table-cell office:value-type="float" office:value="0.000536818" calcext:value-type="float">
            <text:p>0.000536818</text:p>
          </table:table-cell>
        </table:table-row>
        <table:table-row table:style-name="ro1">
          <table:table-cell office:value-type="float" office:value="20775.6" calcext:value-type="float">
            <text:p>20775.6</text:p>
          </table:table-cell>
          <table:table-cell office:value-type="float" office:value="0.000540122" calcext:value-type="float">
            <text:p>0.000540122</text:p>
          </table:table-cell>
        </table:table-row>
        <table:table-row table:style-name="ro1">
          <table:table-cell office:value-type="float" office:value="20784.8" calcext:value-type="float">
            <text:p>20784.8</text:p>
          </table:table-cell>
          <table:table-cell office:value-type="float" office:value="0.000529494" calcext:value-type="float">
            <text:p>0.000529494</text:p>
          </table:table-cell>
        </table:table-row>
        <table:table-row table:style-name="ro1">
          <table:table-cell office:value-type="float" office:value="20793.9" calcext:value-type="float">
            <text:p>20793.9</text:p>
          </table:table-cell>
          <table:table-cell office:value-type="float" office:value="0.000506293" calcext:value-type="float">
            <text:p>0.000506293</text:p>
          </table:table-cell>
        </table:table-row>
        <table:table-row table:style-name="ro1">
          <table:table-cell office:value-type="float" office:value="20803.1" calcext:value-type="float">
            <text:p>20803.1</text:p>
          </table:table-cell>
          <table:table-cell office:value-type="float" office:value="0.00047469" calcext:value-type="float">
            <text:p>0.00047469</text:p>
          </table:table-cell>
        </table:table-row>
        <table:table-row table:style-name="ro1">
          <table:table-cell office:value-type="float" office:value="20812.3" calcext:value-type="float">
            <text:p>20812.3</text:p>
          </table:table-cell>
          <table:table-cell office:value-type="float" office:value="0.000436777" calcext:value-type="float">
            <text:p>0.000436777</text:p>
          </table:table-cell>
        </table:table-row>
        <table:table-row table:style-name="ro1">
          <table:table-cell office:value-type="float" office:value="20821.4" calcext:value-type="float">
            <text:p>20821.4</text:p>
          </table:table-cell>
          <table:table-cell office:value-type="float" office:value="0.000396595" calcext:value-type="float">
            <text:p>0.000396595</text:p>
          </table:table-cell>
        </table:table-row>
        <table:table-row table:style-name="ro1">
          <table:table-cell office:value-type="float" office:value="20830.6" calcext:value-type="float">
            <text:p>20830.6</text:p>
          </table:table-cell>
          <table:table-cell office:value-type="float" office:value="0.000355244" calcext:value-type="float">
            <text:p>0.000355244</text:p>
          </table:table-cell>
        </table:table-row>
        <table:table-row table:style-name="ro1">
          <table:table-cell office:value-type="float" office:value="20839.8" calcext:value-type="float">
            <text:p>20839.8</text:p>
          </table:table-cell>
          <table:table-cell office:value-type="float" office:value="0.000313896" calcext:value-type="float">
            <text:p>0.000313896</text:p>
          </table:table-cell>
        </table:table-row>
        <table:table-row table:style-name="ro1">
          <table:table-cell office:value-type="float" office:value="20848.9" calcext:value-type="float">
            <text:p>20848.9</text:p>
          </table:table-cell>
          <table:table-cell office:value-type="float" office:value="0.000274821" calcext:value-type="float">
            <text:p>0.000274821</text:p>
          </table:table-cell>
        </table:table-row>
        <table:table-row table:style-name="ro1">
          <table:table-cell office:value-type="float" office:value="20858.1" calcext:value-type="float">
            <text:p>20858.1</text:p>
          </table:table-cell>
          <table:table-cell office:value-type="float" office:value="0.000238353" calcext:value-type="float">
            <text:p>0.000238353</text:p>
          </table:table-cell>
        </table:table-row>
        <table:table-row table:style-name="ro1">
          <table:table-cell office:value-type="float" office:value="20867.3" calcext:value-type="float">
            <text:p>20867.3</text:p>
          </table:table-cell>
          <table:table-cell office:value-type="float" office:value="0.000209063" calcext:value-type="float">
            <text:p>0.000209063</text:p>
          </table:table-cell>
        </table:table-row>
        <table:table-row table:style-name="ro1">
          <table:table-cell office:value-type="float" office:value="20876.4" calcext:value-type="float">
            <text:p>20876.4</text:p>
          </table:table-cell>
          <table:table-cell office:value-type="float" office:value="0.000195022" calcext:value-type="float">
            <text:p>0.000195022</text:p>
          </table:table-cell>
        </table:table-row>
        <table:table-row table:style-name="ro1">
          <table:table-cell office:value-type="float" office:value="20885.6" calcext:value-type="float">
            <text:p>20885.6</text:p>
          </table:table-cell>
          <table:table-cell office:value-type="float" office:value="0.000207206" calcext:value-type="float">
            <text:p>0.000207206</text:p>
          </table:table-cell>
        </table:table-row>
        <table:table-row table:style-name="ro1">
          <table:table-cell office:value-type="float" office:value="20894.8" calcext:value-type="float">
            <text:p>20894.8</text:p>
          </table:table-cell>
          <table:table-cell office:value-type="float" office:value="0.000249751" calcext:value-type="float">
            <text:p>0.000249751</text:p>
          </table:table-cell>
        </table:table-row>
        <table:table-row table:style-name="ro1">
          <table:table-cell office:value-type="float" office:value="20904" calcext:value-type="float">
            <text:p>20904</text:p>
          </table:table-cell>
          <table:table-cell office:value-type="float" office:value="0.000317383" calcext:value-type="float">
            <text:p>0.000317383</text:p>
          </table:table-cell>
        </table:table-row>
        <table:table-row table:style-name="ro1">
          <table:table-cell office:value-type="float" office:value="20913.1" calcext:value-type="float">
            <text:p>20913.1</text:p>
          </table:table-cell>
          <table:table-cell office:value-type="float" office:value="0.000400809" calcext:value-type="float">
            <text:p>0.000400809</text:p>
          </table:table-cell>
        </table:table-row>
        <table:table-row table:style-name="ro1">
          <table:table-cell office:value-type="float" office:value="20922.3" calcext:value-type="float">
            <text:p>20922.3</text:p>
          </table:table-cell>
          <table:table-cell office:value-type="float" office:value="0.000494055" calcext:value-type="float">
            <text:p>0.000494055</text:p>
          </table:table-cell>
        </table:table-row>
        <table:table-row table:style-name="ro1">
          <table:table-cell office:value-type="float" office:value="20931.5" calcext:value-type="float">
            <text:p>20931.5</text:p>
          </table:table-cell>
          <table:table-cell office:value-type="float" office:value="0.000591155" calcext:value-type="float">
            <text:p>0.000591155</text:p>
          </table:table-cell>
        </table:table-row>
        <table:table-row table:style-name="ro1">
          <table:table-cell office:value-type="float" office:value="20940.6" calcext:value-type="float">
            <text:p>20940.6</text:p>
          </table:table-cell>
          <table:table-cell office:value-type="float" office:value="0.000687358" calcext:value-type="float">
            <text:p>0.000687358</text:p>
          </table:table-cell>
        </table:table-row>
        <table:table-row table:style-name="ro1">
          <table:table-cell office:value-type="float" office:value="20949.8" calcext:value-type="float">
            <text:p>20949.8</text:p>
          </table:table-cell>
          <table:table-cell office:value-type="float" office:value="0.000776548" calcext:value-type="float">
            <text:p>0.000776548</text:p>
          </table:table-cell>
        </table:table-row>
        <table:table-row table:style-name="ro1">
          <table:table-cell office:value-type="float" office:value="20959" calcext:value-type="float">
            <text:p>20959</text:p>
          </table:table-cell>
          <table:table-cell office:value-type="float" office:value="0.000855892" calcext:value-type="float">
            <text:p>0.000855892</text:p>
          </table:table-cell>
        </table:table-row>
        <table:table-row table:style-name="ro1">
          <table:table-cell office:value-type="float" office:value="20968.1" calcext:value-type="float">
            <text:p>20968.1</text:p>
          </table:table-cell>
          <table:table-cell office:value-type="float" office:value="0.00091953" calcext:value-type="float">
            <text:p>0.00091953</text:p>
          </table:table-cell>
        </table:table-row>
        <table:table-row table:style-name="ro1">
          <table:table-cell office:value-type="float" office:value="20977.3" calcext:value-type="float">
            <text:p>20977.3</text:p>
          </table:table-cell>
          <table:table-cell office:value-type="float" office:value="0.000965485" calcext:value-type="float">
            <text:p>0.000965485</text:p>
          </table:table-cell>
        </table:table-row>
        <table:table-row table:style-name="ro1">
          <table:table-cell office:value-type="float" office:value="20986.5" calcext:value-type="float">
            <text:p>20986.5</text:p>
          </table:table-cell>
          <table:table-cell office:value-type="float" office:value="0.000989002" calcext:value-type="float">
            <text:p>0.000989002</text:p>
          </table:table-cell>
        </table:table-row>
        <table:table-row table:style-name="ro1">
          <table:table-cell office:value-type="float" office:value="20995.6" calcext:value-type="float">
            <text:p>20995.6</text:p>
          </table:table-cell>
          <table:table-cell office:value-type="float" office:value="0.000987165" calcext:value-type="float">
            <text:p>0.000987165</text:p>
          </table:table-cell>
        </table:table-row>
        <table:table-row table:style-name="ro1">
          <table:table-cell office:value-type="float" office:value="21004.8" calcext:value-type="float">
            <text:p>21004.8</text:p>
          </table:table-cell>
          <table:table-cell office:value-type="float" office:value="0.000959455" calcext:value-type="float">
            <text:p>0.000959455</text:p>
          </table:table-cell>
        </table:table-row>
        <table:table-row table:style-name="ro1">
          <table:table-cell office:value-type="float" office:value="21014" calcext:value-type="float">
            <text:p>21014</text:p>
          </table:table-cell>
          <table:table-cell office:value-type="float" office:value="0.00090442" calcext:value-type="float">
            <text:p>0.00090442</text:p>
          </table:table-cell>
        </table:table-row>
        <table:table-row table:style-name="ro1">
          <table:table-cell office:value-type="float" office:value="21023.1" calcext:value-type="float">
            <text:p>21023.1</text:p>
          </table:table-cell>
          <table:table-cell office:value-type="float" office:value="0.000822071" calcext:value-type="float">
            <text:p>0.000822071</text:p>
          </table:table-cell>
        </table:table-row>
        <table:table-row table:style-name="ro1">
          <table:table-cell office:value-type="float" office:value="21032.3" calcext:value-type="float">
            <text:p>21032.3</text:p>
          </table:table-cell>
          <table:table-cell office:value-type="float" office:value="0.000713217" calcext:value-type="float">
            <text:p>0.000713217</text:p>
          </table:table-cell>
        </table:table-row>
        <table:table-row table:style-name="ro1">
          <table:table-cell office:value-type="float" office:value="21041.5" calcext:value-type="float">
            <text:p>21041.5</text:p>
          </table:table-cell>
          <table:table-cell office:value-type="float" office:value="0.000579979" calcext:value-type="float">
            <text:p>0.000579979</text:p>
          </table:table-cell>
        </table:table-row>
        <table:table-row table:style-name="ro1">
          <table:table-cell office:value-type="float" office:value="21050.6" calcext:value-type="float">
            <text:p>21050.6</text:p>
          </table:table-cell>
          <table:table-cell office:value-type="float" office:value="0.000426538" calcext:value-type="float">
            <text:p>0.000426538</text:p>
          </table:table-cell>
        </table:table-row>
        <table:table-row table:style-name="ro1">
          <table:table-cell office:value-type="float" office:value="21059.8" calcext:value-type="float">
            <text:p>21059.8</text:p>
          </table:table-cell>
          <table:table-cell office:value-type="float" office:value="0.000254981" calcext:value-type="float">
            <text:p>0.000254981</text:p>
          </table:table-cell>
        </table:table-row>
        <table:table-row table:style-name="ro1">
          <table:table-cell office:value-type="float" office:value="21069" calcext:value-type="float">
            <text:p>21069</text:p>
          </table:table-cell>
          <table:table-cell office:value-type="float" office:value="0.0000743579" calcext:value-type="float">
            <text:p>0.0000743579</text:p>
          </table:table-cell>
        </table:table-row>
        <table:table-row table:style-name="ro1">
          <table:table-cell office:value-type="float" office:value="21078.1" calcext:value-type="float">
            <text:p>21078.1</text:p>
          </table:table-cell>
          <table:table-cell office:value-type="float" office:value="0.000127356" calcext:value-type="float">
            <text:p>0.000127356</text:p>
          </table:table-cell>
        </table:table-row>
        <table:table-row table:style-name="ro1">
          <table:table-cell office:value-type="float" office:value="21087.3" calcext:value-type="float">
            <text:p>21087.3</text:p>
          </table:table-cell>
          <table:table-cell office:value-type="float" office:value="0.000320387" calcext:value-type="float">
            <text:p>0.000320387</text:p>
          </table:table-cell>
        </table:table-row>
        <table:table-row table:style-name="ro1">
          <table:table-cell office:value-type="float" office:value="21096.5" calcext:value-type="float">
            <text:p>21096.5</text:p>
          </table:table-cell>
          <table:table-cell office:value-type="float" office:value="0.000510782" calcext:value-type="float">
            <text:p>0.000510782</text:p>
          </table:table-cell>
        </table:table-row>
        <table:table-row table:style-name="ro1">
          <table:table-cell office:value-type="float" office:value="21105.7" calcext:value-type="float">
            <text:p>21105.7</text:p>
          </table:table-cell>
          <table:table-cell office:value-type="float" office:value="0.000692703" calcext:value-type="float">
            <text:p>0.000692703</text:p>
          </table:table-cell>
        </table:table-row>
        <table:table-row table:style-name="ro1">
          <table:table-cell office:value-type="float" office:value="21114.8" calcext:value-type="float">
            <text:p>21114.8</text:p>
          </table:table-cell>
          <table:table-cell office:value-type="float" office:value="0.00085919" calcext:value-type="float">
            <text:p>0.00085919</text:p>
          </table:table-cell>
        </table:table-row>
        <table:table-row table:style-name="ro1">
          <table:table-cell office:value-type="float" office:value="21124" calcext:value-type="float">
            <text:p>21124</text:p>
          </table:table-cell>
          <table:table-cell office:value-type="float" office:value="0.00100588" calcext:value-type="float">
            <text:p>0.00100588</text:p>
          </table:table-cell>
        </table:table-row>
        <table:table-row table:style-name="ro1">
          <table:table-cell office:value-type="float" office:value="21133.2" calcext:value-type="float">
            <text:p>21133.2</text:p>
          </table:table-cell>
          <table:table-cell office:value-type="float" office:value="0.00112819" calcext:value-type="float">
            <text:p>0.00112819</text:p>
          </table:table-cell>
        </table:table-row>
        <table:table-row table:style-name="ro1">
          <table:table-cell office:value-type="float" office:value="21142.3" calcext:value-type="float">
            <text:p>21142.3</text:p>
          </table:table-cell>
          <table:table-cell office:value-type="float" office:value="0.00122198" calcext:value-type="float">
            <text:p>0.00122198</text:p>
          </table:table-cell>
        </table:table-row>
        <table:table-row table:style-name="ro1">
          <table:table-cell office:value-type="float" office:value="21151.5" calcext:value-type="float">
            <text:p>21151.5</text:p>
          </table:table-cell>
          <table:table-cell office:value-type="float" office:value="0.00128568" calcext:value-type="float">
            <text:p>0.00128568</text:p>
          </table:table-cell>
        </table:table-row>
        <table:table-row table:style-name="ro1">
          <table:table-cell office:value-type="float" office:value="21160.7" calcext:value-type="float">
            <text:p>21160.7</text:p>
          </table:table-cell>
          <table:table-cell office:value-type="float" office:value="0.00131699" calcext:value-type="float">
            <text:p>0.00131699</text:p>
          </table:table-cell>
        </table:table-row>
        <table:table-row table:style-name="ro1">
          <table:table-cell office:value-type="float" office:value="21169.8" calcext:value-type="float">
            <text:p>21169.8</text:p>
          </table:table-cell>
          <table:table-cell office:value-type="float" office:value="0.00131698" calcext:value-type="float">
            <text:p>0.00131698</text:p>
          </table:table-cell>
        </table:table-row>
        <table:table-row table:style-name="ro1">
          <table:table-cell office:value-type="float" office:value="21179" calcext:value-type="float">
            <text:p>21179</text:p>
          </table:table-cell>
          <table:table-cell office:value-type="float" office:value="0.00128686" calcext:value-type="float">
            <text:p>0.00128686</text:p>
          </table:table-cell>
        </table:table-row>
        <table:table-row table:style-name="ro1">
          <table:table-cell office:value-type="float" office:value="21188.2" calcext:value-type="float">
            <text:p>21188.2</text:p>
          </table:table-cell>
          <table:table-cell office:value-type="float" office:value="0.00122941" calcext:value-type="float">
            <text:p>0.00122941</text:p>
          </table:table-cell>
        </table:table-row>
        <table:table-row table:style-name="ro1">
          <table:table-cell office:value-type="float" office:value="21197.3" calcext:value-type="float">
            <text:p>21197.3</text:p>
          </table:table-cell>
          <table:table-cell office:value-type="float" office:value="0.00114918" calcext:value-type="float">
            <text:p>0.00114918</text:p>
          </table:table-cell>
        </table:table-row>
        <table:table-row table:style-name="ro1">
          <table:table-cell office:value-type="float" office:value="21206.5" calcext:value-type="float">
            <text:p>21206.5</text:p>
          </table:table-cell>
          <table:table-cell office:value-type="float" office:value="0.00105094" calcext:value-type="float">
            <text:p>0.00105094</text:p>
          </table:table-cell>
        </table:table-row>
        <table:table-row table:style-name="ro1">
          <table:table-cell office:value-type="float" office:value="21215.7" calcext:value-type="float">
            <text:p>21215.7</text:p>
          </table:table-cell>
          <table:table-cell office:value-type="float" office:value="0.000941117" calcext:value-type="float">
            <text:p>0.000941117</text:p>
          </table:table-cell>
        </table:table-row>
        <table:table-row table:style-name="ro1">
          <table:table-cell office:value-type="float" office:value="21224.8" calcext:value-type="float">
            <text:p>21224.8</text:p>
          </table:table-cell>
          <table:table-cell office:value-type="float" office:value="0.000828402" calcext:value-type="float">
            <text:p>0.000828402</text:p>
          </table:table-cell>
        </table:table-row>
        <table:table-row table:style-name="ro1">
          <table:table-cell office:value-type="float" office:value="21234" calcext:value-type="float">
            <text:p>21234</text:p>
          </table:table-cell>
          <table:table-cell office:value-type="float" office:value="0.000719059" calcext:value-type="float">
            <text:p>0.000719059</text:p>
          </table:table-cell>
        </table:table-row>
        <table:table-row table:style-name="ro1">
          <table:table-cell office:value-type="float" office:value="21243.2" calcext:value-type="float">
            <text:p>21243.2</text:p>
          </table:table-cell>
          <table:table-cell office:value-type="float" office:value="0.000623002" calcext:value-type="float">
            <text:p>0.000623002</text:p>
          </table:table-cell>
        </table:table-row>
        <table:table-row table:style-name="ro1">
          <table:table-cell office:value-type="float" office:value="21252.3" calcext:value-type="float">
            <text:p>21252.3</text:p>
          </table:table-cell>
          <table:table-cell office:value-type="float" office:value="0.000548223" calcext:value-type="float">
            <text:p>0.000548223</text:p>
          </table:table-cell>
        </table:table-row>
        <table:table-row table:style-name="ro1">
          <table:table-cell office:value-type="float" office:value="21261.5" calcext:value-type="float">
            <text:p>21261.5</text:p>
          </table:table-cell>
          <table:table-cell office:value-type="float" office:value="0.00049883" calcext:value-type="float">
            <text:p>0.00049883</text:p>
          </table:table-cell>
        </table:table-row>
        <table:table-row table:style-name="ro1">
          <table:table-cell office:value-type="float" office:value="21270.7" calcext:value-type="float">
            <text:p>21270.7</text:p>
          </table:table-cell>
          <table:table-cell office:value-type="float" office:value="0.000475041" calcext:value-type="float">
            <text:p>0.000475041</text:p>
          </table:table-cell>
        </table:table-row>
        <table:table-row table:style-name="ro1">
          <table:table-cell office:value-type="float" office:value="21279.9" calcext:value-type="float">
            <text:p>21279.9</text:p>
          </table:table-cell>
          <table:table-cell office:value-type="float" office:value="0.000471066" calcext:value-type="float">
            <text:p>0.000471066</text:p>
          </table:table-cell>
        </table:table-row>
        <table:table-row table:style-name="ro1">
          <table:table-cell office:value-type="float" office:value="21289" calcext:value-type="float">
            <text:p>21289</text:p>
          </table:table-cell>
          <table:table-cell office:value-type="float" office:value="0.000478593" calcext:value-type="float">
            <text:p>0.000478593</text:p>
          </table:table-cell>
        </table:table-row>
        <table:table-row table:style-name="ro1">
          <table:table-cell office:value-type="float" office:value="21298.2" calcext:value-type="float">
            <text:p>21298.2</text:p>
          </table:table-cell>
          <table:table-cell office:value-type="float" office:value="0.000490359" calcext:value-type="float">
            <text:p>0.000490359</text:p>
          </table:table-cell>
        </table:table-row>
        <table:table-row table:style-name="ro1">
          <table:table-cell office:value-type="float" office:value="21307.4" calcext:value-type="float">
            <text:p>21307.4</text:p>
          </table:table-cell>
          <table:table-cell office:value-type="float" office:value="0.000504008" calcext:value-type="float">
            <text:p>0.000504008</text:p>
          </table:table-cell>
        </table:table-row>
        <table:table-row table:style-name="ro1">
          <table:table-cell office:value-type="float" office:value="21316.5" calcext:value-type="float">
            <text:p>21316.5</text:p>
          </table:table-cell>
          <table:table-cell office:value-type="float" office:value="0.000517093" calcext:value-type="float">
            <text:p>0.000517093</text:p>
          </table:table-cell>
        </table:table-row>
        <table:table-row table:style-name="ro1">
          <table:table-cell office:value-type="float" office:value="21325.7" calcext:value-type="float">
            <text:p>21325.7</text:p>
          </table:table-cell>
          <table:table-cell office:value-type="float" office:value="0.0005307" calcext:value-type="float">
            <text:p>0.0005307</text:p>
          </table:table-cell>
        </table:table-row>
        <table:table-row table:style-name="ro1">
          <table:table-cell office:value-type="float" office:value="21334.9" calcext:value-type="float">
            <text:p>21334.9</text:p>
          </table:table-cell>
          <table:table-cell office:value-type="float" office:value="0.000544724" calcext:value-type="float">
            <text:p>0.000544724</text:p>
          </table:table-cell>
        </table:table-row>
        <table:table-row table:style-name="ro1">
          <table:table-cell office:value-type="float" office:value="21344" calcext:value-type="float">
            <text:p>21344</text:p>
          </table:table-cell>
          <table:table-cell office:value-type="float" office:value="0.000557949" calcext:value-type="float">
            <text:p>0.000557949</text:p>
          </table:table-cell>
        </table:table-row>
        <table:table-row table:style-name="ro1">
          <table:table-cell office:value-type="float" office:value="21353.2" calcext:value-type="float">
            <text:p>21353.2</text:p>
          </table:table-cell>
          <table:table-cell office:value-type="float" office:value="0.000566301" calcext:value-type="float">
            <text:p>0.000566301</text:p>
          </table:table-cell>
        </table:table-row>
        <table:table-row table:style-name="ro1">
          <table:table-cell office:value-type="float" office:value="21362.4" calcext:value-type="float">
            <text:p>21362.4</text:p>
          </table:table-cell>
          <table:table-cell office:value-type="float" office:value="0.000566558" calcext:value-type="float">
            <text:p>0.000566558</text:p>
          </table:table-cell>
        </table:table-row>
        <table:table-row table:style-name="ro1">
          <table:table-cell office:value-type="float" office:value="21371.5" calcext:value-type="float">
            <text:p>21371.5</text:p>
          </table:table-cell>
          <table:table-cell office:value-type="float" office:value="0.000553575" calcext:value-type="float">
            <text:p>0.000553575</text:p>
          </table:table-cell>
        </table:table-row>
        <table:table-row table:style-name="ro1">
          <table:table-cell office:value-type="float" office:value="21380.7" calcext:value-type="float">
            <text:p>21380.7</text:p>
          </table:table-cell>
          <table:table-cell office:value-type="float" office:value="0.000522053" calcext:value-type="float">
            <text:p>0.000522053</text:p>
          </table:table-cell>
        </table:table-row>
        <table:table-row table:style-name="ro1">
          <table:table-cell office:value-type="float" office:value="21389.9" calcext:value-type="float">
            <text:p>21389.9</text:p>
          </table:table-cell>
          <table:table-cell office:value-type="float" office:value="0.00046884" calcext:value-type="float">
            <text:p>0.00046884</text:p>
          </table:table-cell>
        </table:table-row>
        <table:table-row table:style-name="ro1">
          <table:table-cell office:value-type="float" office:value="21399" calcext:value-type="float">
            <text:p>21399</text:p>
          </table:table-cell>
          <table:table-cell office:value-type="float" office:value="0.000391454" calcext:value-type="float">
            <text:p>0.000391454</text:p>
          </table:table-cell>
        </table:table-row>
        <table:table-row table:style-name="ro1">
          <table:table-cell office:value-type="float" office:value="21408.2" calcext:value-type="float">
            <text:p>21408.2</text:p>
          </table:table-cell>
          <table:table-cell office:value-type="float" office:value="0.000293643" calcext:value-type="float">
            <text:p>0.000293643</text:p>
          </table:table-cell>
        </table:table-row>
        <table:table-row table:style-name="ro1">
          <table:table-cell office:value-type="float" office:value="21417.4" calcext:value-type="float">
            <text:p>21417.4</text:p>
          </table:table-cell>
          <table:table-cell office:value-type="float" office:value="0.000190508" calcext:value-type="float">
            <text:p>0.000190508</text:p>
          </table:table-cell>
        </table:table-row>
        <table:table-row table:style-name="ro1">
          <table:table-cell office:value-type="float" office:value="21426.5" calcext:value-type="float">
            <text:p>21426.5</text:p>
          </table:table-cell>
          <table:table-cell office:value-type="float" office:value="0.000161868" calcext:value-type="float">
            <text:p>0.000161868</text:p>
          </table:table-cell>
        </table:table-row>
        <table:table-row table:style-name="ro1">
          <table:table-cell office:value-type="float" office:value="21435.7" calcext:value-type="float">
            <text:p>21435.7</text:p>
          </table:table-cell>
          <table:table-cell office:value-type="float" office:value="0.000279204" calcext:value-type="float">
            <text:p>0.000279204</text:p>
          </table:table-cell>
        </table:table-row>
        <table:table-row table:style-name="ro1">
          <table:table-cell office:value-type="float" office:value="21444.9" calcext:value-type="float">
            <text:p>21444.9</text:p>
          </table:table-cell>
          <table:table-cell office:value-type="float" office:value="0.000457665" calcext:value-type="float">
            <text:p>0.000457665</text:p>
          </table:table-cell>
        </table:table-row>
        <table:table-row table:style-name="ro1">
          <table:table-cell office:value-type="float" office:value="21454.1" calcext:value-type="float">
            <text:p>21454.1</text:p>
          </table:table-cell>
          <table:table-cell office:value-type="float" office:value="0.000655083" calcext:value-type="float">
            <text:p>0.000655083</text:p>
          </table:table-cell>
        </table:table-row>
        <table:table-row table:style-name="ro1">
          <table:table-cell office:value-type="float" office:value="21463.2" calcext:value-type="float">
            <text:p>21463.2</text:p>
          </table:table-cell>
          <table:table-cell office:value-type="float" office:value="0.000856711" calcext:value-type="float">
            <text:p>0.000856711</text:p>
          </table:table-cell>
        </table:table-row>
        <table:table-row table:style-name="ro1">
          <table:table-cell office:value-type="float" office:value="21472.4" calcext:value-type="float">
            <text:p>21472.4</text:p>
          </table:table-cell>
          <table:table-cell office:value-type="float" office:value="0.0010511" calcext:value-type="float">
            <text:p>0.0010511</text:p>
          </table:table-cell>
        </table:table-row>
        <table:table-row table:style-name="ro1">
          <table:table-cell office:value-type="float" office:value="21481.6" calcext:value-type="float">
            <text:p>21481.6</text:p>
          </table:table-cell>
          <table:table-cell office:value-type="float" office:value="0.00122885" calcext:value-type="float">
            <text:p>0.00122885</text:p>
          </table:table-cell>
        </table:table-row>
        <table:table-row table:style-name="ro1">
          <table:table-cell office:value-type="float" office:value="21490.7" calcext:value-type="float">
            <text:p>21490.7</text:p>
          </table:table-cell>
          <table:table-cell office:value-type="float" office:value="0.00138234" calcext:value-type="float">
            <text:p>0.00138234</text:p>
          </table:table-cell>
        </table:table-row>
        <table:table-row table:style-name="ro1">
          <table:table-cell office:value-type="float" office:value="21499.9" calcext:value-type="float">
            <text:p>21499.9</text:p>
          </table:table-cell>
          <table:table-cell office:value-type="float" office:value="0.00150268" calcext:value-type="float">
            <text:p>0.00150268</text:p>
          </table:table-cell>
        </table:table-row>
        <table:table-row table:style-name="ro1">
          <table:table-cell office:value-type="float" office:value="21509.1" calcext:value-type="float">
            <text:p>21509.1</text:p>
          </table:table-cell>
          <table:table-cell office:value-type="float" office:value="0.00158415" calcext:value-type="float">
            <text:p>0.00158415</text:p>
          </table:table-cell>
        </table:table-row>
        <table:table-row table:style-name="ro1">
          <table:table-cell office:value-type="float" office:value="21518.2" calcext:value-type="float">
            <text:p>21518.2</text:p>
          </table:table-cell>
          <table:table-cell office:value-type="float" office:value="0.00162201" calcext:value-type="float">
            <text:p>0.00162201</text:p>
          </table:table-cell>
        </table:table-row>
        <table:table-row table:style-name="ro1">
          <table:table-cell office:value-type="float" office:value="21527.4" calcext:value-type="float">
            <text:p>21527.4</text:p>
          </table:table-cell>
          <table:table-cell office:value-type="float" office:value="0.00161367" calcext:value-type="float">
            <text:p>0.00161367</text:p>
          </table:table-cell>
        </table:table-row>
        <table:table-row table:style-name="ro1">
          <table:table-cell office:value-type="float" office:value="21536.6" calcext:value-type="float">
            <text:p>21536.6</text:p>
          </table:table-cell>
          <table:table-cell office:value-type="float" office:value="0.00155681" calcext:value-type="float">
            <text:p>0.00155681</text:p>
          </table:table-cell>
        </table:table-row>
        <table:table-row table:style-name="ro1">
          <table:table-cell office:value-type="float" office:value="21545.7" calcext:value-type="float">
            <text:p>21545.7</text:p>
          </table:table-cell>
          <table:table-cell office:value-type="float" office:value="0.00145448" calcext:value-type="float">
            <text:p>0.00145448</text:p>
          </table:table-cell>
        </table:table-row>
        <table:table-row table:style-name="ro1">
          <table:table-cell office:value-type="float" office:value="21554.9" calcext:value-type="float">
            <text:p>21554.9</text:p>
          </table:table-cell>
          <table:table-cell office:value-type="float" office:value="0.00130917" calcext:value-type="float">
            <text:p>0.00130917</text:p>
          </table:table-cell>
        </table:table-row>
        <table:table-row table:style-name="ro1">
          <table:table-cell office:value-type="float" office:value="21564.1" calcext:value-type="float">
            <text:p>21564.1</text:p>
          </table:table-cell>
          <table:table-cell office:value-type="float" office:value="0.00112535" calcext:value-type="float">
            <text:p>0.00112535</text:p>
          </table:table-cell>
        </table:table-row>
        <table:table-row table:style-name="ro1">
          <table:table-cell office:value-type="float" office:value="21573.2" calcext:value-type="float">
            <text:p>21573.2</text:p>
          </table:table-cell>
          <table:table-cell office:value-type="float" office:value="0.000910362" calcext:value-type="float">
            <text:p>0.000910362</text:p>
          </table:table-cell>
        </table:table-row>
        <table:table-row table:style-name="ro1">
          <table:table-cell office:value-type="float" office:value="21582.4" calcext:value-type="float">
            <text:p>21582.4</text:p>
          </table:table-cell>
          <table:table-cell office:value-type="float" office:value="0.000672886" calcext:value-type="float">
            <text:p>0.000672886</text:p>
          </table:table-cell>
        </table:table-row>
        <table:table-row table:style-name="ro1">
          <table:table-cell office:value-type="float" office:value="21591.6" calcext:value-type="float">
            <text:p>21591.6</text:p>
          </table:table-cell>
          <table:table-cell office:value-type="float" office:value="0.000423201" calcext:value-type="float">
            <text:p>0.000423201</text:p>
          </table:table-cell>
        </table:table-row>
        <table:table-row table:style-name="ro1">
          <table:table-cell office:value-type="float" office:value="21600.7" calcext:value-type="float">
            <text:p>21600.7</text:p>
          </table:table-cell>
          <table:table-cell office:value-type="float" office:value="0.000183773" calcext:value-type="float">
            <text:p>0.000183773</text:p>
          </table:table-cell>
        </table:table-row>
        <table:table-row table:style-name="ro1">
          <table:table-cell office:value-type="float" office:value="21609.9" calcext:value-type="float">
            <text:p>21609.9</text:p>
          </table:table-cell>
          <table:table-cell office:value-type="float" office:value="0.000156783" calcext:value-type="float">
            <text:p>0.000156783</text:p>
          </table:table-cell>
        </table:table-row>
        <table:table-row table:style-name="ro1">
          <table:table-cell office:value-type="float" office:value="21619.1" calcext:value-type="float">
            <text:p>21619.1</text:p>
          </table:table-cell>
          <table:table-cell office:value-type="float" office:value="0.000375612" calcext:value-type="float">
            <text:p>0.000375612</text:p>
          </table:table-cell>
        </table:table-row>
        <table:table-row table:style-name="ro1">
          <table:table-cell office:value-type="float" office:value="21628.3" calcext:value-type="float">
            <text:p>21628.3</text:p>
          </table:table-cell>
          <table:table-cell office:value-type="float" office:value="0.000598154" calcext:value-type="float">
            <text:p>0.000598154</text:p>
          </table:table-cell>
        </table:table-row>
        <table:table-row table:style-name="ro1">
          <table:table-cell office:value-type="float" office:value="21637.4" calcext:value-type="float">
            <text:p>21637.4</text:p>
          </table:table-cell>
          <table:table-cell office:value-type="float" office:value="0.000798675" calcext:value-type="float">
            <text:p>0.000798675</text:p>
          </table:table-cell>
        </table:table-row>
        <table:table-row table:style-name="ro1">
          <table:table-cell office:value-type="float" office:value="21646.6" calcext:value-type="float">
            <text:p>21646.6</text:p>
          </table:table-cell>
          <table:table-cell office:value-type="float" office:value="0.000970543" calcext:value-type="float">
            <text:p>0.000970543</text:p>
          </table:table-cell>
        </table:table-row>
        <table:table-row table:style-name="ro1">
          <table:table-cell office:value-type="float" office:value="21655.8" calcext:value-type="float">
            <text:p>21655.8</text:p>
          </table:table-cell>
          <table:table-cell office:value-type="float" office:value="0.00110879" calcext:value-type="float">
            <text:p>0.00110879</text:p>
          </table:table-cell>
        </table:table-row>
        <table:table-row table:style-name="ro1">
          <table:table-cell office:value-type="float" office:value="21664.9" calcext:value-type="float">
            <text:p>21664.9</text:p>
          </table:table-cell>
          <table:table-cell office:value-type="float" office:value="0.00121141" calcext:value-type="float">
            <text:p>0.00121141</text:p>
          </table:table-cell>
        </table:table-row>
        <table:table-row table:style-name="ro1">
          <table:table-cell office:value-type="float" office:value="21674.1" calcext:value-type="float">
            <text:p>21674.1</text:p>
          </table:table-cell>
          <table:table-cell office:value-type="float" office:value="0.00127836" calcext:value-type="float">
            <text:p>0.00127836</text:p>
          </table:table-cell>
        </table:table-row>
        <table:table-row table:style-name="ro1">
          <table:table-cell office:value-type="float" office:value="21683.3" calcext:value-type="float">
            <text:p>21683.3</text:p>
          </table:table-cell>
          <table:table-cell office:value-type="float" office:value="0.00131019" calcext:value-type="float">
            <text:p>0.00131019</text:p>
          </table:table-cell>
        </table:table-row>
        <table:table-row table:style-name="ro1">
          <table:table-cell office:value-type="float" office:value="21692.4" calcext:value-type="float">
            <text:p>21692.4</text:p>
          </table:table-cell>
          <table:table-cell office:value-type="float" office:value="0.00130969" calcext:value-type="float">
            <text:p>0.00130969</text:p>
          </table:table-cell>
        </table:table-row>
        <table:table-row table:style-name="ro1">
          <table:table-cell office:value-type="float" office:value="21701.6" calcext:value-type="float">
            <text:p>21701.6</text:p>
          </table:table-cell>
          <table:table-cell office:value-type="float" office:value="0.00127905" calcext:value-type="float">
            <text:p>0.00127905</text:p>
          </table:table-cell>
        </table:table-row>
        <table:table-row table:style-name="ro1">
          <table:table-cell office:value-type="float" office:value="21710.8" calcext:value-type="float">
            <text:p>21710.8</text:p>
          </table:table-cell>
          <table:table-cell office:value-type="float" office:value="0.00122173" calcext:value-type="float">
            <text:p>0.00122173</text:p>
          </table:table-cell>
        </table:table-row>
        <table:table-row table:style-name="ro1">
          <table:table-cell office:value-type="float" office:value="21719.9" calcext:value-type="float">
            <text:p>21719.9</text:p>
          </table:table-cell>
          <table:table-cell office:value-type="float" office:value="0.00114284" calcext:value-type="float">
            <text:p>0.00114284</text:p>
          </table:table-cell>
        </table:table-row>
        <table:table-row table:style-name="ro1">
          <table:table-cell office:value-type="float" office:value="21729.1" calcext:value-type="float">
            <text:p>21729.1</text:p>
          </table:table-cell>
          <table:table-cell office:value-type="float" office:value="0.00104592" calcext:value-type="float">
            <text:p>0.00104592</text:p>
          </table:table-cell>
        </table:table-row>
        <table:table-row table:style-name="ro1">
          <table:table-cell office:value-type="float" office:value="21738.3" calcext:value-type="float">
            <text:p>21738.3</text:p>
          </table:table-cell>
          <table:table-cell office:value-type="float" office:value="0.000935934" calcext:value-type="float">
            <text:p>0.000935934</text:p>
          </table:table-cell>
        </table:table-row>
        <table:table-row table:style-name="ro1">
          <table:table-cell office:value-type="float" office:value="21747.4" calcext:value-type="float">
            <text:p>21747.4</text:p>
          </table:table-cell>
          <table:table-cell office:value-type="float" office:value="0.000816942" calcext:value-type="float">
            <text:p>0.000816942</text:p>
          </table:table-cell>
        </table:table-row>
        <table:table-row table:style-name="ro1">
          <table:table-cell office:value-type="float" office:value="21756.6" calcext:value-type="float">
            <text:p>21756.6</text:p>
          </table:table-cell>
          <table:table-cell office:value-type="float" office:value="0.000696308" calcext:value-type="float">
            <text:p>0.000696308</text:p>
          </table:table-cell>
        </table:table-row>
        <table:table-row table:style-name="ro1">
          <table:table-cell office:value-type="float" office:value="21765.8" calcext:value-type="float">
            <text:p>21765.8</text:p>
          </table:table-cell>
          <table:table-cell office:value-type="float" office:value="0.000584691" calcext:value-type="float">
            <text:p>0.000584691</text:p>
          </table:table-cell>
        </table:table-row>
        <table:table-row table:style-name="ro1">
          <table:table-cell office:value-type="float" office:value="21774.9" calcext:value-type="float">
            <text:p>21774.9</text:p>
          </table:table-cell>
          <table:table-cell office:value-type="float" office:value="0.000495511" calcext:value-type="float">
            <text:p>0.000495511</text:p>
          </table:table-cell>
        </table:table-row>
        <table:table-row table:style-name="ro1">
          <table:table-cell office:value-type="float" office:value="21784.1" calcext:value-type="float">
            <text:p>21784.1</text:p>
          </table:table-cell>
          <table:table-cell office:value-type="float" office:value="0.000447716" calcext:value-type="float">
            <text:p>0.000447716</text:p>
          </table:table-cell>
        </table:table-row>
        <table:table-row table:style-name="ro1">
          <table:table-cell office:value-type="float" office:value="21793.3" calcext:value-type="float">
            <text:p>21793.3</text:p>
          </table:table-cell>
          <table:table-cell office:value-type="float" office:value="0.000454805" calcext:value-type="float">
            <text:p>0.000454805</text:p>
          </table:table-cell>
        </table:table-row>
        <table:table-row table:style-name="ro1">
          <table:table-cell office:value-type="float" office:value="21802.5" calcext:value-type="float">
            <text:p>21802.5</text:p>
          </table:table-cell>
          <table:table-cell office:value-type="float" office:value="0.000509161" calcext:value-type="float">
            <text:p>0.000509161</text:p>
          </table:table-cell>
        </table:table-row>
        <table:table-row table:style-name="ro1">
          <table:table-cell office:value-type="float" office:value="21811.6" calcext:value-type="float">
            <text:p>21811.6</text:p>
          </table:table-cell>
          <table:table-cell office:value-type="float" office:value="0.000587605" calcext:value-type="float">
            <text:p>0.000587605</text:p>
          </table:table-cell>
        </table:table-row>
        <table:table-row table:style-name="ro1">
          <table:table-cell office:value-type="float" office:value="21820.8" calcext:value-type="float">
            <text:p>21820.8</text:p>
          </table:table-cell>
          <table:table-cell office:value-type="float" office:value="0.000670401" calcext:value-type="float">
            <text:p>0.000670401</text:p>
          </table:table-cell>
        </table:table-row>
        <table:table-row table:style-name="ro1">
          <table:table-cell office:value-type="float" office:value="21830" calcext:value-type="float">
            <text:p>21830</text:p>
          </table:table-cell>
          <table:table-cell office:value-type="float" office:value="0.000742953" calcext:value-type="float">
            <text:p>0.000742953</text:p>
          </table:table-cell>
        </table:table-row>
        <table:table-row table:style-name="ro1">
          <table:table-cell office:value-type="float" office:value="21839.1" calcext:value-type="float">
            <text:p>21839.1</text:p>
          </table:table-cell>
          <table:table-cell office:value-type="float" office:value="0.00079574" calcext:value-type="float">
            <text:p>0.00079574</text:p>
          </table:table-cell>
        </table:table-row>
        <table:table-row table:style-name="ro1">
          <table:table-cell office:value-type="float" office:value="21848.3" calcext:value-type="float">
            <text:p>21848.3</text:p>
          </table:table-cell>
          <table:table-cell office:value-type="float" office:value="0.000823222" calcext:value-type="float">
            <text:p>0.000823222</text:p>
          </table:table-cell>
        </table:table-row>
        <table:table-row table:style-name="ro1">
          <table:table-cell office:value-type="float" office:value="21857.5" calcext:value-type="float">
            <text:p>21857.5</text:p>
          </table:table-cell>
          <table:table-cell office:value-type="float" office:value="0.000820954" calcext:value-type="float">
            <text:p>0.000820954</text:p>
          </table:table-cell>
        </table:table-row>
        <table:table-row table:style-name="ro1">
          <table:table-cell office:value-type="float" office:value="21866.6" calcext:value-type="float">
            <text:p>21866.6</text:p>
          </table:table-cell>
          <table:table-cell office:value-type="float" office:value="0.000788432" calcext:value-type="float">
            <text:p>0.000788432</text:p>
          </table:table-cell>
        </table:table-row>
        <table:table-row table:style-name="ro1">
          <table:table-cell office:value-type="float" office:value="21875.8" calcext:value-type="float">
            <text:p>21875.8</text:p>
          </table:table-cell>
          <table:table-cell office:value-type="float" office:value="0.000725824" calcext:value-type="float">
            <text:p>0.000725824</text:p>
          </table:table-cell>
        </table:table-row>
        <table:table-row table:style-name="ro1">
          <table:table-cell office:value-type="float" office:value="21885" calcext:value-type="float">
            <text:p>21885</text:p>
          </table:table-cell>
          <table:table-cell office:value-type="float" office:value="0.000639406" calcext:value-type="float">
            <text:p>0.000639406</text:p>
          </table:table-cell>
        </table:table-row>
        <table:table-row table:style-name="ro1">
          <table:table-cell office:value-type="float" office:value="21894.1" calcext:value-type="float">
            <text:p>21894.1</text:p>
          </table:table-cell>
          <table:table-cell office:value-type="float" office:value="0.000538358" calcext:value-type="float">
            <text:p>0.000538358</text:p>
          </table:table-cell>
        </table:table-row>
        <table:table-row table:style-name="ro1">
          <table:table-cell office:value-type="float" office:value="21903.3" calcext:value-type="float">
            <text:p>21903.3</text:p>
          </table:table-cell>
          <table:table-cell office:value-type="float" office:value="0.000442728" calcext:value-type="float">
            <text:p>0.000442728</text:p>
          </table:table-cell>
        </table:table-row>
        <table:table-row table:style-name="ro1">
          <table:table-cell office:value-type="float" office:value="21912.5" calcext:value-type="float">
            <text:p>21912.5</text:p>
          </table:table-cell>
          <table:table-cell office:value-type="float" office:value="0.000387065" calcext:value-type="float">
            <text:p>0.000387065</text:p>
          </table:table-cell>
        </table:table-row>
        <table:table-row table:style-name="ro1">
          <table:table-cell office:value-type="float" office:value="21921.6" calcext:value-type="float">
            <text:p>21921.6</text:p>
          </table:table-cell>
          <table:table-cell office:value-type="float" office:value="0.000407916" calcext:value-type="float">
            <text:p>0.000407916</text:p>
          </table:table-cell>
        </table:table-row>
        <table:table-row table:style-name="ro1">
          <table:table-cell office:value-type="float" office:value="21930.8" calcext:value-type="float">
            <text:p>21930.8</text:p>
          </table:table-cell>
          <table:table-cell office:value-type="float" office:value="0.000499605" calcext:value-type="float">
            <text:p>0.000499605</text:p>
          </table:table-cell>
        </table:table-row>
        <table:table-row table:style-name="ro1">
          <table:table-cell office:value-type="float" office:value="21940" calcext:value-type="float">
            <text:p>21940</text:p>
          </table:table-cell>
          <table:table-cell office:value-type="float" office:value="0.000625236" calcext:value-type="float">
            <text:p>0.000625236</text:p>
          </table:table-cell>
        </table:table-row>
        <table:table-row table:style-name="ro1">
          <table:table-cell office:value-type="float" office:value="21949.1" calcext:value-type="float">
            <text:p>21949.1</text:p>
          </table:table-cell>
          <table:table-cell office:value-type="float" office:value="0.000754749" calcext:value-type="float">
            <text:p>0.000754749</text:p>
          </table:table-cell>
        </table:table-row>
        <table:table-row table:style-name="ro1">
          <table:table-cell office:value-type="float" office:value="21958.3" calcext:value-type="float">
            <text:p>21958.3</text:p>
          </table:table-cell>
          <table:table-cell office:value-type="float" office:value="0.000870038" calcext:value-type="float">
            <text:p>0.000870038</text:p>
          </table:table-cell>
        </table:table-row>
        <table:table-row table:style-name="ro1">
          <table:table-cell office:value-type="float" office:value="21967.5" calcext:value-type="float">
            <text:p>21967.5</text:p>
          </table:table-cell>
          <table:table-cell office:value-type="float" office:value="0.000959208" calcext:value-type="float">
            <text:p>0.000959208</text:p>
          </table:table-cell>
        </table:table-row>
        <table:table-row table:style-name="ro1">
          <table:table-cell office:value-type="float" office:value="21976.7" calcext:value-type="float">
            <text:p>21976.7</text:p>
          </table:table-cell>
          <table:table-cell office:value-type="float" office:value="0.00101591" calcext:value-type="float">
            <text:p>0.00101591</text:p>
          </table:table-cell>
        </table:table-row>
        <table:table-row table:style-name="ro1">
          <table:table-cell office:value-type="float" office:value="21985.8" calcext:value-type="float">
            <text:p>21985.8</text:p>
          </table:table-cell>
          <table:table-cell office:value-type="float" office:value="0.00103474" calcext:value-type="float">
            <text:p>0.00103474</text:p>
          </table:table-cell>
        </table:table-row>
        <table:table-row table:style-name="ro1">
          <table:table-cell office:value-type="float" office:value="21995" calcext:value-type="float">
            <text:p>21995</text:p>
          </table:table-cell>
          <table:table-cell office:value-type="float" office:value="0.00101517" calcext:value-type="float">
            <text:p>0.00101517</text:p>
          </table:table-cell>
        </table:table-row>
        <table:table-row table:style-name="ro1">
          <table:table-cell office:value-type="float" office:value="22004.2" calcext:value-type="float">
            <text:p>22004.2</text:p>
          </table:table-cell>
          <table:table-cell office:value-type="float" office:value="0.000959297" calcext:value-type="float">
            <text:p>0.000959297</text:p>
          </table:table-cell>
        </table:table-row>
        <table:table-row table:style-name="ro1">
          <table:table-cell office:value-type="float" office:value="22013.3" calcext:value-type="float">
            <text:p>22013.3</text:p>
          </table:table-cell>
          <table:table-cell office:value-type="float" office:value="0.000871928" calcext:value-type="float">
            <text:p>0.000871928</text:p>
          </table:table-cell>
        </table:table-row>
        <table:table-row table:style-name="ro1">
          <table:table-cell office:value-type="float" office:value="22022.5" calcext:value-type="float">
            <text:p>22022.5</text:p>
          </table:table-cell>
          <table:table-cell office:value-type="float" office:value="0.000763933" calcext:value-type="float">
            <text:p>0.000763933</text:p>
          </table:table-cell>
        </table:table-row>
        <table:table-row table:style-name="ro1">
          <table:table-cell office:value-type="float" office:value="22031.7" calcext:value-type="float">
            <text:p>22031.7</text:p>
          </table:table-cell>
          <table:table-cell office:value-type="float" office:value="0.000651975" calcext:value-type="float">
            <text:p>0.000651975</text:p>
          </table:table-cell>
        </table:table-row>
        <table:table-row table:style-name="ro1">
          <table:table-cell office:value-type="float" office:value="22040.8" calcext:value-type="float">
            <text:p>22040.8</text:p>
          </table:table-cell>
          <table:table-cell office:value-type="float" office:value="0.000561353" calcext:value-type="float">
            <text:p>0.000561353</text:p>
          </table:table-cell>
        </table:table-row>
        <table:table-row table:style-name="ro1">
          <table:table-cell office:value-type="float" office:value="22050" calcext:value-type="float">
            <text:p>22050</text:p>
          </table:table-cell>
          <table:table-cell office:value-type="float" office:value="0.000525575" calcext:value-type="float">
            <text:p>0.0005255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3T17:10:28.832846077</dc:date>
    <meta:editing-duration>PT3M42S</meta:editing-duration>
    <meta:editing-cycles>1</meta:editing-cycles>
    <meta:document-statistic meta:table-count="1" meta:cell-count="4812" meta:object-count="1"/>
    <meta:generator>LibreOffice/7.4.7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66cm" svg:height="17.812cm" xlink:href=".." xlink:type="simple" chart:class="chart:bar" chart:style-name="ch1">
        <chart:legend chart:legend-position="end" svg:x="29.323cm" svg:y="8.607cm" style:legend-expansion="high" chart:style-name="ch2"/>
        <chart:plot-area chart:style-name="ch3" table:cell-range-address="'Fft_test.kazooA_sample.fft_results'.A1:'Fft_test.kazooA_sample.fft_results'.B2406" chart:data-source-has-labels="both" svg:x="0.633cm" svg:y="0.356cm" svg:width="28.057cm" svg:height="17.1cm">
          <chart:coordinate-region svg:x="1.784cm" svg:y="0.555cm" svg:width="26.906cm" svg:height="15.455cm"/>
          <chart:axis chart:dimension="x" chart:name="primary-x" chart:style-name="ch4" chartooo:axis-type="auto">
            <chartooo:date-scale/>
            <chart:categories table:cell-range-address="'Fft_test.kazooA_sample.fft_results'.A2:'Fft_test.kazooA_sample.fft_results'.A240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ft_test.kazooA_sample.fft_results'.B2:'Fft_test.kazooA_sample.fft_results'.B2406" chart:label-cell-address="'Fft_test.kazooA_sample.fft_results'.B1:'Fft_test.kazooA_sample.fft_results'.B1" chart:class="chart:bar">
            <chart:data-point chart:repeated="24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plitude</text:p>
                <draw:g>
                  <svg:desc>'Fft_test.kazooA_sample.fft_results'.B1:'Fft_test.kazooA_sample.fft_results'.B1</svg:desc>
                </draw:g>
              </table:table-cell>
            </table:table-row>
          </table:table-header-rows>
          <table:table-rows>
            <table:table-row>
              <table:table-cell office:value-type="float" office:value="9.1684">
                <text:p>9.1684</text:p>
                <draw:g>
                  <svg:desc>'Fft_test.kazooA_sample.fft_results'.A2:'Fft_test.kazooA_sample.fft_results'.A2406</svg:desc>
                </draw:g>
              </table:table-cell>
              <table:table-cell office:value-type="float" office:value="0.00119411">
                <text:p>0.00119411</text:p>
                <draw:g>
                  <svg:desc>'Fft_test.kazooA_sample.fft_results'.B2:'Fft_test.kazooA_sample.fft_results'.B2406</svg:desc>
                </draw:g>
              </table:table-cell>
            </table:table-row>
            <table:table-row>
              <table:table-cell office:value-type="float" office:value="18.3368">
                <text:p>18.3368</text:p>
              </table:table-cell>
              <table:table-cell office:value-type="float" office:value="0.0021601">
                <text:p>0.0021601</text:p>
              </table:table-cell>
            </table:table-row>
            <table:table-row>
              <table:table-cell office:value-type="float" office:value="27.5052">
                <text:p>27.5052</text:p>
              </table:table-cell>
              <table:table-cell office:value-type="float" office:value="0.000883874">
                <text:p>0.000883874</text:p>
              </table:table-cell>
            </table:table-row>
            <table:table-row>
              <table:table-cell office:value-type="float" office:value="36.6736">
                <text:p>36.6736</text:p>
              </table:table-cell>
              <table:table-cell office:value-type="float" office:value="0.00182505">
                <text:p>0.00182505</text:p>
              </table:table-cell>
            </table:table-row>
            <table:table-row>
              <table:table-cell office:value-type="float" office:value="45.842">
                <text:p>45.842</text:p>
              </table:table-cell>
              <table:table-cell office:value-type="float" office:value="0.000870425">
                <text:p>0.000870425</text:p>
              </table:table-cell>
            </table:table-row>
            <table:table-row>
              <table:table-cell office:value-type="float" office:value="55.0104">
                <text:p>55.0104</text:p>
              </table:table-cell>
              <table:table-cell office:value-type="float" office:value="0.000779438">
                <text:p>0.000779438</text:p>
              </table:table-cell>
            </table:table-row>
            <table:table-row>
              <table:table-cell office:value-type="float" office:value="64.1788">
                <text:p>64.1788</text:p>
              </table:table-cell>
              <table:table-cell office:value-type="float" office:value="0.000950822">
                <text:p>0.000950822</text:p>
              </table:table-cell>
            </table:table-row>
            <table:table-row>
              <table:table-cell office:value-type="float" office:value="73.3472">
                <text:p>73.3472</text:p>
              </table:table-cell>
              <table:table-cell office:value-type="float" office:value="0.000535533">
                <text:p>0.000535533</text:p>
              </table:table-cell>
            </table:table-row>
            <table:table-row>
              <table:table-cell office:value-type="float" office:value="82.5156">
                <text:p>82.5156</text:p>
              </table:table-cell>
              <table:table-cell office:value-type="float" office:value="0.000367597">
                <text:p>0.000367597</text:p>
              </table:table-cell>
            </table:table-row>
            <table:table-row>
              <table:table-cell office:value-type="float" office:value="91.684">
                <text:p>91.684</text:p>
              </table:table-cell>
              <table:table-cell office:value-type="float" office:value="0.000511153">
                <text:p>0.000511153</text:p>
              </table:table-cell>
            </table:table-row>
            <table:table-row>
              <table:table-cell office:value-type="float" office:value="100.852">
                <text:p>100.852</text:p>
              </table:table-cell>
              <table:table-cell office:value-type="float" office:value="0.000315576">
                <text:p>0.000315576</text:p>
              </table:table-cell>
            </table:table-row>
            <table:table-row>
              <table:table-cell office:value-type="float" office:value="110.021">
                <text:p>110.021</text:p>
              </table:table-cell>
              <table:table-cell office:value-type="float" office:value="0.000307967">
                <text:p>0.000307967</text:p>
              </table:table-cell>
            </table:table-row>
            <table:table-row>
              <table:table-cell office:value-type="float" office:value="119.189">
                <text:p>119.189</text:p>
              </table:table-cell>
              <table:table-cell office:value-type="float" office:value="0.000427419">
                <text:p>0.000427419</text:p>
              </table:table-cell>
            </table:table-row>
            <table:table-row>
              <table:table-cell office:value-type="float" office:value="128.358">
                <text:p>128.358</text:p>
              </table:table-cell>
              <table:table-cell office:value-type="float" office:value="0.000290129">
                <text:p>0.000290129</text:p>
              </table:table-cell>
            </table:table-row>
            <table:table-row>
              <table:table-cell office:value-type="float" office:value="137.526">
                <text:p>137.526</text:p>
              </table:table-cell>
              <table:table-cell office:value-type="float" office:value="0.000249302">
                <text:p>0.000249302</text:p>
              </table:table-cell>
            </table:table-row>
            <table:table-row>
              <table:table-cell office:value-type="float" office:value="146.694">
                <text:p>146.694</text:p>
              </table:table-cell>
              <table:table-cell office:value-type="float" office:value="0.000384592">
                <text:p>0.000384592</text:p>
              </table:table-cell>
            </table:table-row>
            <table:table-row>
              <table:table-cell office:value-type="float" office:value="155.863">
                <text:p>155.863</text:p>
              </table:table-cell>
              <table:table-cell office:value-type="float" office:value="0.000878341">
                <text:p>0.000878341</text:p>
              </table:table-cell>
            </table:table-row>
            <table:table-row>
              <table:table-cell office:value-type="float" office:value="165.031">
                <text:p>165.031</text:p>
              </table:table-cell>
              <table:table-cell office:value-type="float" office:value="0.000388472">
                <text:p>0.000388472</text:p>
              </table:table-cell>
            </table:table-row>
            <table:table-row>
              <table:table-cell office:value-type="float" office:value="174.2">
                <text:p>174.2</text:p>
              </table:table-cell>
              <table:table-cell office:value-type="float" office:value="0.000905432">
                <text:p>0.000905432</text:p>
              </table:table-cell>
            </table:table-row>
            <table:table-row>
              <table:table-cell office:value-type="float" office:value="183.368">
                <text:p>183.368</text:p>
              </table:table-cell>
              <table:table-cell office:value-type="float" office:value="0.00107592">
                <text:p>0.00107592</text:p>
              </table:table-cell>
            </table:table-row>
            <table:table-row>
              <table:table-cell office:value-type="float" office:value="192.536">
                <text:p>192.536</text:p>
              </table:table-cell>
              <table:table-cell office:value-type="float" office:value="0.00125086">
                <text:p>0.00125086</text:p>
              </table:table-cell>
            </table:table-row>
            <table:table-row>
              <table:table-cell office:value-type="float" office:value="201.705">
                <text:p>201.705</text:p>
              </table:table-cell>
              <table:table-cell office:value-type="float" office:value="0.00094377">
                <text:p>0.00094377</text:p>
              </table:table-cell>
            </table:table-row>
            <table:table-row>
              <table:table-cell office:value-type="float" office:value="210.873">
                <text:p>210.873</text:p>
              </table:table-cell>
              <table:table-cell office:value-type="float" office:value="0.00134121">
                <text:p>0.00134121</text:p>
              </table:table-cell>
            </table:table-row>
            <table:table-row>
              <table:table-cell office:value-type="float" office:value="220.042">
                <text:p>220.042</text:p>
              </table:table-cell>
              <table:table-cell office:value-type="float" office:value="0.00573255">
                <text:p>0.00573255</text:p>
              </table:table-cell>
            </table:table-row>
            <table:table-row>
              <table:table-cell office:value-type="float" office:value="229.21">
                <text:p>229.21</text:p>
              </table:table-cell>
              <table:table-cell office:value-type="float" office:value="0.0015263">
                <text:p>0.0015263</text:p>
              </table:table-cell>
            </table:table-row>
            <table:table-row>
              <table:table-cell office:value-type="float" office:value="238.378">
                <text:p>238.378</text:p>
              </table:table-cell>
              <table:table-cell office:value-type="float" office:value="0.00117308">
                <text:p>0.00117308</text:p>
              </table:table-cell>
            </table:table-row>
            <table:table-row>
              <table:table-cell office:value-type="float" office:value="247.547">
                <text:p>247.547</text:p>
              </table:table-cell>
              <table:table-cell office:value-type="float" office:value="0.00167771">
                <text:p>0.00167771</text:p>
              </table:table-cell>
            </table:table-row>
            <table:table-row>
              <table:table-cell office:value-type="float" office:value="256.715">
                <text:p>256.715</text:p>
              </table:table-cell>
              <table:table-cell office:value-type="float" office:value="0.00180757">
                <text:p>0.00180757</text:p>
              </table:table-cell>
            </table:table-row>
            <table:table-row>
              <table:table-cell office:value-type="float" office:value="265.884">
                <text:p>265.884</text:p>
              </table:table-cell>
              <table:table-cell office:value-type="float" office:value="0.00144689">
                <text:p>0.00144689</text:p>
              </table:table-cell>
            </table:table-row>
            <table:table-row>
              <table:table-cell office:value-type="float" office:value="275.052">
                <text:p>275.052</text:p>
              </table:table-cell>
              <table:table-cell office:value-type="float" office:value="0.00147116">
                <text:p>0.00147116</text:p>
              </table:table-cell>
            </table:table-row>
            <table:table-row>
              <table:table-cell office:value-type="float" office:value="284.22">
                <text:p>284.22</text:p>
              </table:table-cell>
              <table:table-cell office:value-type="float" office:value="0.00131289">
                <text:p>0.00131289</text:p>
              </table:table-cell>
            </table:table-row>
            <table:table-row>
              <table:table-cell office:value-type="float" office:value="293.389">
                <text:p>293.389</text:p>
              </table:table-cell>
              <table:table-cell office:value-type="float" office:value="0.00122492">
                <text:p>0.00122492</text:p>
              </table:table-cell>
            </table:table-row>
            <table:table-row>
              <table:table-cell office:value-type="float" office:value="302.557">
                <text:p>302.557</text:p>
              </table:table-cell>
              <table:table-cell office:value-type="float" office:value="0.00119124">
                <text:p>0.00119124</text:p>
              </table:table-cell>
            </table:table-row>
            <table:table-row>
              <table:table-cell office:value-type="float" office:value="311.726">
                <text:p>311.726</text:p>
              </table:table-cell>
              <table:table-cell office:value-type="float" office:value="0.00108372">
                <text:p>0.00108372</text:p>
              </table:table-cell>
            </table:table-row>
            <table:table-row>
              <table:table-cell office:value-type="float" office:value="320.894">
                <text:p>320.894</text:p>
              </table:table-cell>
              <table:table-cell office:value-type="float" office:value="0.000790428">
                <text:p>0.000790428</text:p>
              </table:table-cell>
            </table:table-row>
            <table:table-row>
              <table:table-cell office:value-type="float" office:value="330.062">
                <text:p>330.062</text:p>
              </table:table-cell>
              <table:table-cell office:value-type="float" office:value="0.000731527">
                <text:p>0.000731527</text:p>
              </table:table-cell>
            </table:table-row>
            <table:table-row>
              <table:table-cell office:value-type="float" office:value="339.231">
                <text:p>339.231</text:p>
              </table:table-cell>
              <table:table-cell office:value-type="float" office:value="0.000529102">
                <text:p>0.000529102</text:p>
              </table:table-cell>
            </table:table-row>
            <table:table-row>
              <table:table-cell office:value-type="float" office:value="348.399">
                <text:p>348.399</text:p>
              </table:table-cell>
              <table:table-cell office:value-type="float" office:value="0.000636123">
                <text:p>0.000636123</text:p>
              </table:table-cell>
            </table:table-row>
            <table:table-row>
              <table:table-cell office:value-type="float" office:value="357.568">
                <text:p>357.568</text:p>
              </table:table-cell>
              <table:table-cell office:value-type="float" office:value="0.000457321">
                <text:p>0.000457321</text:p>
              </table:table-cell>
            </table:table-row>
            <table:table-row>
              <table:table-cell office:value-type="float" office:value="366.736">
                <text:p>366.736</text:p>
              </table:table-cell>
              <table:table-cell office:value-type="float" office:value="0.00070287">
                <text:p>0.00070287</text:p>
              </table:table-cell>
            </table:table-row>
            <table:table-row>
              <table:table-cell office:value-type="float" office:value="375.904">
                <text:p>375.904</text:p>
              </table:table-cell>
              <table:table-cell office:value-type="float" office:value="0.000589582">
                <text:p>0.000589582</text:p>
              </table:table-cell>
            </table:table-row>
            <table:table-row>
              <table:table-cell office:value-type="float" office:value="385.073">
                <text:p>385.073</text:p>
              </table:table-cell>
              <table:table-cell office:value-type="float" office:value="0.000648303">
                <text:p>0.000648303</text:p>
              </table:table-cell>
            </table:table-row>
            <table:table-row>
              <table:table-cell office:value-type="float" office:value="394.241">
                <text:p>394.241</text:p>
              </table:table-cell>
              <table:table-cell office:value-type="float" office:value="0.000739218">
                <text:p>0.000739218</text:p>
              </table:table-cell>
            </table:table-row>
            <table:table-row>
              <table:table-cell office:value-type="float" office:value="403.41">
                <text:p>403.41</text:p>
              </table:table-cell>
              <table:table-cell office:value-type="float" office:value="0.000746718">
                <text:p>0.000746718</text:p>
              </table:table-cell>
            </table:table-row>
            <table:table-row>
              <table:table-cell office:value-type="float" office:value="412.578">
                <text:p>412.578</text:p>
              </table:table-cell>
              <table:table-cell office:value-type="float" office:value="0.000633661">
                <text:p>0.000633661</text:p>
              </table:table-cell>
            </table:table-row>
            <table:table-row>
              <table:table-cell office:value-type="float" office:value="421.746">
                <text:p>421.746</text:p>
              </table:table-cell>
              <table:table-cell office:value-type="float" office:value="0.000425093">
                <text:p>0.000425093</text:p>
              </table:table-cell>
            </table:table-row>
            <table:table-row>
              <table:table-cell office:value-type="float" office:value="430.915">
                <text:p>430.915</text:p>
              </table:table-cell>
              <table:table-cell office:value-type="float" office:value="0.000419343">
                <text:p>0.000419343</text:p>
              </table:table-cell>
            </table:table-row>
            <table:table-row>
              <table:table-cell office:value-type="float" office:value="440.083">
                <text:p>440.083</text:p>
              </table:table-cell>
              <table:table-cell office:value-type="float" office:value="0.00398456">
                <text:p>0.00398456</text:p>
              </table:table-cell>
            </table:table-row>
            <table:table-row>
              <table:table-cell office:value-type="float" office:value="449.252">
                <text:p>449.252</text:p>
              </table:table-cell>
              <table:table-cell office:value-type="float" office:value="0.000770853">
                <text:p>0.000770853</text:p>
              </table:table-cell>
            </table:table-row>
            <table:table-row>
              <table:table-cell office:value-type="float" office:value="458.42">
                <text:p>458.42</text:p>
              </table:table-cell>
              <table:table-cell office:value-type="float" office:value="0.000475295">
                <text:p>0.000475295</text:p>
              </table:table-cell>
            </table:table-row>
            <table:table-row>
              <table:table-cell office:value-type="float" office:value="467.588">
                <text:p>467.588</text:p>
              </table:table-cell>
              <table:table-cell office:value-type="float" office:value="0.000650316">
                <text:p>0.000650316</text:p>
              </table:table-cell>
            </table:table-row>
            <table:table-row>
              <table:table-cell office:value-type="float" office:value="476.757">
                <text:p>476.757</text:p>
              </table:table-cell>
              <table:table-cell office:value-type="float" office:value="0.000413891">
                <text:p>0.000413891</text:p>
              </table:table-cell>
            </table:table-row>
            <table:table-row>
              <table:table-cell office:value-type="float" office:value="485.925">
                <text:p>485.925</text:p>
              </table:table-cell>
              <table:table-cell office:value-type="float" office:value="0.000319065">
                <text:p>0.000319065</text:p>
              </table:table-cell>
            </table:table-row>
            <table:table-row>
              <table:table-cell office:value-type="float" office:value="495.094">
                <text:p>495.094</text:p>
              </table:table-cell>
              <table:table-cell office:value-type="float" office:value="0.000498909">
                <text:p>0.000498909</text:p>
              </table:table-cell>
            </table:table-row>
            <table:table-row>
              <table:table-cell office:value-type="float" office:value="504.262">
                <text:p>504.262</text:p>
              </table:table-cell>
              <table:table-cell office:value-type="float" office:value="0.000352237">
                <text:p>0.000352237</text:p>
              </table:table-cell>
            </table:table-row>
            <table:table-row>
              <table:table-cell office:value-type="float" office:value="513.43">
                <text:p>513.43</text:p>
              </table:table-cell>
              <table:table-cell office:value-type="float" office:value="0.000343027">
                <text:p>0.000343027</text:p>
              </table:table-cell>
            </table:table-row>
            <table:table-row>
              <table:table-cell office:value-type="float" office:value="522.599">
                <text:p>522.599</text:p>
              </table:table-cell>
              <table:table-cell office:value-type="float" office:value="0.000433001">
                <text:p>0.000433001</text:p>
              </table:table-cell>
            </table:table-row>
            <table:table-row>
              <table:table-cell office:value-type="float" office:value="531.767">
                <text:p>531.767</text:p>
              </table:table-cell>
              <table:table-cell office:value-type="float" office:value="0.000302803">
                <text:p>0.000302803</text:p>
              </table:table-cell>
            </table:table-row>
            <table:table-row>
              <table:table-cell office:value-type="float" office:value="540.936">
                <text:p>540.936</text:p>
              </table:table-cell>
              <table:table-cell office:value-type="float" office:value="0.000587329">
                <text:p>0.000587329</text:p>
              </table:table-cell>
            </table:table-row>
            <table:table-row>
              <table:table-cell office:value-type="float" office:value="550.104">
                <text:p>550.104</text:p>
              </table:table-cell>
              <table:table-cell office:value-type="float" office:value="0.000745525">
                <text:p>0.000745525</text:p>
              </table:table-cell>
            </table:table-row>
            <table:table-row>
              <table:table-cell office:value-type="float" office:value="559.272">
                <text:p>559.272</text:p>
              </table:table-cell>
              <table:table-cell office:value-type="float" office:value="0.000675256">
                <text:p>0.000675256</text:p>
              </table:table-cell>
            </table:table-row>
            <table:table-row>
              <table:table-cell office:value-type="float" office:value="568.441">
                <text:p>568.441</text:p>
              </table:table-cell>
              <table:table-cell office:value-type="float" office:value="0.000919035">
                <text:p>0.000919035</text:p>
              </table:table-cell>
            </table:table-row>
            <table:table-row>
              <table:table-cell office:value-type="float" office:value="577.609">
                <text:p>577.609</text:p>
              </table:table-cell>
              <table:table-cell office:value-type="float" office:value="0.000864051">
                <text:p>0.000864051</text:p>
              </table:table-cell>
            </table:table-row>
            <table:table-row>
              <table:table-cell office:value-type="float" office:value="586.778">
                <text:p>586.778</text:p>
              </table:table-cell>
              <table:table-cell office:value-type="float" office:value="0.00105129">
                <text:p>0.00105129</text:p>
              </table:table-cell>
            </table:table-row>
            <table:table-row>
              <table:table-cell office:value-type="float" office:value="595.946">
                <text:p>595.946</text:p>
              </table:table-cell>
              <table:table-cell office:value-type="float" office:value="0.00120377">
                <text:p>0.00120377</text:p>
              </table:table-cell>
            </table:table-row>
            <table:table-row>
              <table:table-cell office:value-type="float" office:value="605.114">
                <text:p>605.114</text:p>
              </table:table-cell>
              <table:table-cell office:value-type="float" office:value="0.0016249">
                <text:p>0.0016249</text:p>
              </table:table-cell>
            </table:table-row>
            <table:table-row>
              <table:table-cell office:value-type="float" office:value="614.283">
                <text:p>614.283</text:p>
              </table:table-cell>
              <table:table-cell office:value-type="float" office:value="0.00222825">
                <text:p>0.00222825</text:p>
              </table:table-cell>
            </table:table-row>
            <table:table-row>
              <table:table-cell office:value-type="float" office:value="623.451">
                <text:p>623.451</text:p>
              </table:table-cell>
              <table:table-cell office:value-type="float" office:value="0.00163225">
                <text:p>0.00163225</text:p>
              </table:table-cell>
            </table:table-row>
            <table:table-row>
              <table:table-cell office:value-type="float" office:value="632.62">
                <text:p>632.62</text:p>
              </table:table-cell>
              <table:table-cell office:value-type="float" office:value="0.00128064">
                <text:p>0.00128064</text:p>
              </table:table-cell>
            </table:table-row>
            <table:table-row>
              <table:table-cell office:value-type="float" office:value="641.788">
                <text:p>641.788</text:p>
              </table:table-cell>
              <table:table-cell office:value-type="float" office:value="0.00238618">
                <text:p>0.00238618</text:p>
              </table:table-cell>
            </table:table-row>
            <table:table-row>
              <table:table-cell office:value-type="float" office:value="650.956">
                <text:p>650.956</text:p>
              </table:table-cell>
              <table:table-cell office:value-type="float" office:value="0.00347718">
                <text:p>0.00347718</text:p>
              </table:table-cell>
            </table:table-row>
            <table:table-row>
              <table:table-cell office:value-type="float" office:value="660.125">
                <text:p>660.125</text:p>
              </table:table-cell>
              <table:table-cell office:value-type="float" office:value="0.0140921">
                <text:p>0.0140921</text:p>
              </table:table-cell>
            </table:table-row>
            <table:table-row>
              <table:table-cell office:value-type="float" office:value="669.293">
                <text:p>669.293</text:p>
              </table:table-cell>
              <table:table-cell office:value-type="float" office:value="0.00184934">
                <text:p>0.00184934</text:p>
              </table:table-cell>
            </table:table-row>
            <table:table-row>
              <table:table-cell office:value-type="float" office:value="678.462">
                <text:p>678.462</text:p>
              </table:table-cell>
              <table:table-cell office:value-type="float" office:value="0.00117498">
                <text:p>0.00117498</text:p>
              </table:table-cell>
            </table:table-row>
            <table:table-row>
              <table:table-cell office:value-type="float" office:value="687.63">
                <text:p>687.63</text:p>
              </table:table-cell>
              <table:table-cell office:value-type="float" office:value="0.0021737">
                <text:p>0.0021737</text:p>
              </table:table-cell>
            </table:table-row>
            <table:table-row>
              <table:table-cell office:value-type="float" office:value="696.798">
                <text:p>696.798</text:p>
              </table:table-cell>
              <table:table-cell office:value-type="float" office:value="0.000416347">
                <text:p>0.000416347</text:p>
              </table:table-cell>
            </table:table-row>
            <table:table-row>
              <table:table-cell office:value-type="float" office:value="705.967">
                <text:p>705.967</text:p>
              </table:table-cell>
              <table:table-cell office:value-type="float" office:value="0.00148667">
                <text:p>0.00148667</text:p>
              </table:table-cell>
            </table:table-row>
            <table:table-row>
              <table:table-cell office:value-type="float" office:value="715.135">
                <text:p>715.135</text:p>
              </table:table-cell>
              <table:table-cell office:value-type="float" office:value="0.000392041">
                <text:p>0.000392041</text:p>
              </table:table-cell>
            </table:table-row>
            <table:table-row>
              <table:table-cell office:value-type="float" office:value="724.304">
                <text:p>724.304</text:p>
              </table:table-cell>
              <table:table-cell office:value-type="float" office:value="0.00196052">
                <text:p>0.00196052</text:p>
              </table:table-cell>
            </table:table-row>
            <table:table-row>
              <table:table-cell office:value-type="float" office:value="733.472">
                <text:p>733.472</text:p>
              </table:table-cell>
              <table:table-cell office:value-type="float" office:value="0.00105509">
                <text:p>0.00105509</text:p>
              </table:table-cell>
            </table:table-row>
            <table:table-row>
              <table:table-cell office:value-type="float" office:value="742.64">
                <text:p>742.64</text:p>
              </table:table-cell>
              <table:table-cell office:value-type="float" office:value="0.00154596">
                <text:p>0.00154596</text:p>
              </table:table-cell>
            </table:table-row>
            <table:table-row>
              <table:table-cell office:value-type="float" office:value="751.809">
                <text:p>751.809</text:p>
              </table:table-cell>
              <table:table-cell office:value-type="float" office:value="0.00119281">
                <text:p>0.00119281</text:p>
              </table:table-cell>
            </table:table-row>
            <table:table-row>
              <table:table-cell office:value-type="float" office:value="760.977">
                <text:p>760.977</text:p>
              </table:table-cell>
              <table:table-cell office:value-type="float" office:value="0.000839573">
                <text:p>0.000839573</text:p>
              </table:table-cell>
            </table:table-row>
            <table:table-row>
              <table:table-cell office:value-type="float" office:value="770.146">
                <text:p>770.146</text:p>
              </table:table-cell>
              <table:table-cell office:value-type="float" office:value="0.000782196">
                <text:p>0.000782196</text:p>
              </table:table-cell>
            </table:table-row>
            <table:table-row>
              <table:table-cell office:value-type="float" office:value="779.314">
                <text:p>779.314</text:p>
              </table:table-cell>
              <table:table-cell office:value-type="float" office:value="0.000451246">
                <text:p>0.000451246</text:p>
              </table:table-cell>
            </table:table-row>
            <table:table-row>
              <table:table-cell office:value-type="float" office:value="788.482">
                <text:p>788.482</text:p>
              </table:table-cell>
              <table:table-cell office:value-type="float" office:value="0.00032232">
                <text:p>0.00032232</text:p>
              </table:table-cell>
            </table:table-row>
            <table:table-row>
              <table:table-cell office:value-type="float" office:value="797.651">
                <text:p>797.651</text:p>
              </table:table-cell>
              <table:table-cell office:value-type="float" office:value="0.00044803">
                <text:p>0.00044803</text:p>
              </table:table-cell>
            </table:table-row>
            <table:table-row>
              <table:table-cell office:value-type="float" office:value="806.819">
                <text:p>806.819</text:p>
              </table:table-cell>
              <table:table-cell office:value-type="float" office:value="0.000449006">
                <text:p>0.000449006</text:p>
              </table:table-cell>
            </table:table-row>
            <table:table-row>
              <table:table-cell office:value-type="float" office:value="815.988">
                <text:p>815.988</text:p>
              </table:table-cell>
              <table:table-cell office:value-type="float" office:value="0.000531445">
                <text:p>0.000531445</text:p>
              </table:table-cell>
            </table:table-row>
            <table:table-row>
              <table:table-cell office:value-type="float" office:value="825.156">
                <text:p>825.156</text:p>
              </table:table-cell>
              <table:table-cell office:value-type="float" office:value="0.000713359">
                <text:p>0.000713359</text:p>
              </table:table-cell>
            </table:table-row>
            <table:table-row>
              <table:table-cell office:value-type="float" office:value="834.324">
                <text:p>834.324</text:p>
              </table:table-cell>
              <table:table-cell office:value-type="float" office:value="0.00132058">
                <text:p>0.00132058</text:p>
              </table:table-cell>
            </table:table-row>
            <table:table-row>
              <table:table-cell office:value-type="float" office:value="843.493">
                <text:p>843.493</text:p>
              </table:table-cell>
              <table:table-cell office:value-type="float" office:value="0.00130514">
                <text:p>0.00130514</text:p>
              </table:table-cell>
            </table:table-row>
            <table:table-row>
              <table:table-cell office:value-type="float" office:value="852.661">
                <text:p>852.661</text:p>
              </table:table-cell>
              <table:table-cell office:value-type="float" office:value="0.000960031">
                <text:p>0.000960031</text:p>
              </table:table-cell>
            </table:table-row>
            <table:table-row>
              <table:table-cell office:value-type="float" office:value="861.83">
                <text:p>861.83</text:p>
              </table:table-cell>
              <table:table-cell office:value-type="float" office:value="0.00215362">
                <text:p>0.00215362</text:p>
              </table:table-cell>
            </table:table-row>
            <table:table-row>
              <table:table-cell office:value-type="float" office:value="870.998">
                <text:p>870.998</text:p>
              </table:table-cell>
              <table:table-cell office:value-type="float" office:value="0.00279184">
                <text:p>0.00279184</text:p>
              </table:table-cell>
            </table:table-row>
            <table:table-row>
              <table:table-cell office:value-type="float" office:value="880.166">
                <text:p>880.166</text:p>
              </table:table-cell>
              <table:table-cell office:value-type="float" office:value="0.00794162">
                <text:p>0.00794162</text:p>
              </table:table-cell>
            </table:table-row>
            <table:table-row>
              <table:table-cell office:value-type="float" office:value="889.335">
                <text:p>889.335</text:p>
              </table:table-cell>
              <table:table-cell office:value-type="float" office:value="0.00114462">
                <text:p>0.00114462</text:p>
              </table:table-cell>
            </table:table-row>
            <table:table-row>
              <table:table-cell office:value-type="float" office:value="898.503">
                <text:p>898.503</text:p>
              </table:table-cell>
              <table:table-cell office:value-type="float" office:value="0.000477672">
                <text:p>0.000477672</text:p>
              </table:table-cell>
            </table:table-row>
            <table:table-row>
              <table:table-cell office:value-type="float" office:value="907.672">
                <text:p>907.672</text:p>
              </table:table-cell>
              <table:table-cell office:value-type="float" office:value="0.00116711">
                <text:p>0.00116711</text:p>
              </table:table-cell>
            </table:table-row>
            <table:table-row>
              <table:table-cell office:value-type="float" office:value="916.84">
                <text:p>916.84</text:p>
              </table:table-cell>
              <table:table-cell office:value-type="float" office:value="0.00133679">
                <text:p>0.00133679</text:p>
              </table:table-cell>
            </table:table-row>
            <table:table-row>
              <table:table-cell office:value-type="float" office:value="926.008">
                <text:p>926.008</text:p>
              </table:table-cell>
              <table:table-cell office:value-type="float" office:value="0.000982253">
                <text:p>0.000982253</text:p>
              </table:table-cell>
            </table:table-row>
            <table:table-row>
              <table:table-cell office:value-type="float" office:value="935.177">
                <text:p>935.177</text:p>
              </table:table-cell>
              <table:table-cell office:value-type="float" office:value="0.000868743">
                <text:p>0.000868743</text:p>
              </table:table-cell>
            </table:table-row>
            <table:table-row>
              <table:table-cell office:value-type="float" office:value="944.345">
                <text:p>944.345</text:p>
              </table:table-cell>
              <table:table-cell office:value-type="float" office:value="0.000555996">
                <text:p>0.000555996</text:p>
              </table:table-cell>
            </table:table-row>
            <table:table-row>
              <table:table-cell office:value-type="float" office:value="953.514">
                <text:p>953.514</text:p>
              </table:table-cell>
              <table:table-cell office:value-type="float" office:value="0.000519554">
                <text:p>0.000519554</text:p>
              </table:table-cell>
            </table:table-row>
            <table:table-row>
              <table:table-cell office:value-type="float" office:value="962.682">
                <text:p>962.682</text:p>
              </table:table-cell>
              <table:table-cell office:value-type="float" office:value="0.000613402">
                <text:p>0.000613402</text:p>
              </table:table-cell>
            </table:table-row>
            <table:table-row>
              <table:table-cell office:value-type="float" office:value="971.85">
                <text:p>971.85</text:p>
              </table:table-cell>
              <table:table-cell office:value-type="float" office:value="0.000705812">
                <text:p>0.000705812</text:p>
              </table:table-cell>
            </table:table-row>
            <table:table-row>
              <table:table-cell office:value-type="float" office:value="981.019">
                <text:p>981.019</text:p>
              </table:table-cell>
              <table:table-cell office:value-type="float" office:value="0.000296544">
                <text:p>0.000296544</text:p>
              </table:table-cell>
            </table:table-row>
            <table:table-row>
              <table:table-cell office:value-type="float" office:value="990.187">
                <text:p>990.187</text:p>
              </table:table-cell>
              <table:table-cell office:value-type="float" office:value="0.000304393">
                <text:p>0.000304393</text:p>
              </table:table-cell>
            </table:table-row>
            <table:table-row>
              <table:table-cell office:value-type="float" office:value="999.356">
                <text:p>999.356</text:p>
              </table:table-cell>
              <table:table-cell office:value-type="float" office:value="0.000194538">
                <text:p>0.000194538</text:p>
              </table:table-cell>
            </table:table-row>
            <table:table-row>
              <table:table-cell office:value-type="float" office:value="1008.52">
                <text:p>1008.52</text:p>
              </table:table-cell>
              <table:table-cell office:value-type="float" office:value="0.000327173">
                <text:p>0.000327173</text:p>
              </table:table-cell>
            </table:table-row>
            <table:table-row>
              <table:table-cell office:value-type="float" office:value="1017.69">
                <text:p>1017.69</text:p>
              </table:table-cell>
              <table:table-cell office:value-type="float" office:value="0.000588948">
                <text:p>0.000588948</text:p>
              </table:table-cell>
            </table:table-row>
            <table:table-row>
              <table:table-cell office:value-type="float" office:value="1026.86">
                <text:p>1026.86</text:p>
              </table:table-cell>
              <table:table-cell office:value-type="float" office:value="0.000604853">
                <text:p>0.000604853</text:p>
              </table:table-cell>
            </table:table-row>
            <table:table-row>
              <table:table-cell office:value-type="float" office:value="1036.03">
                <text:p>1036.03</text:p>
              </table:table-cell>
              <table:table-cell office:value-type="float" office:value="0.000456948">
                <text:p>0.000456948</text:p>
              </table:table-cell>
            </table:table-row>
            <table:table-row>
              <table:table-cell office:value-type="float" office:value="1045.2">
                <text:p>1045.2</text:p>
              </table:table-cell>
              <table:table-cell office:value-type="float" office:value="0.000137721">
                <text:p>0.000137721</text:p>
              </table:table-cell>
            </table:table-row>
            <table:table-row>
              <table:table-cell office:value-type="float" office:value="1054.37">
                <text:p>1054.37</text:p>
              </table:table-cell>
              <table:table-cell office:value-type="float" office:value="0.000330861">
                <text:p>0.000330861</text:p>
              </table:table-cell>
            </table:table-row>
            <table:table-row>
              <table:table-cell office:value-type="float" office:value="1063.53">
                <text:p>1063.53</text:p>
              </table:table-cell>
              <table:table-cell office:value-type="float" office:value="0.0019525">
                <text:p>0.0019525</text:p>
              </table:table-cell>
            </table:table-row>
            <table:table-row>
              <table:table-cell office:value-type="float" office:value="1072.7">
                <text:p>1072.7</text:p>
              </table:table-cell>
              <table:table-cell office:value-type="float" office:value="0.00217727">
                <text:p>0.00217727</text:p>
              </table:table-cell>
            </table:table-row>
            <table:table-row>
              <table:table-cell office:value-type="float" office:value="1081.87">
                <text:p>1081.87</text:p>
              </table:table-cell>
              <table:table-cell office:value-type="float" office:value="0.00179743">
                <text:p>0.00179743</text:p>
              </table:table-cell>
            </table:table-row>
            <table:table-row>
              <table:table-cell office:value-type="float" office:value="1091.04">
                <text:p>1091.04</text:p>
              </table:table-cell>
              <table:table-cell office:value-type="float" office:value="0.00539108">
                <text:p>0.00539108</text:p>
              </table:table-cell>
            </table:table-row>
            <table:table-row>
              <table:table-cell office:value-type="float" office:value="1100.21">
                <text:p>1100.21</text:p>
              </table:table-cell>
              <table:table-cell office:value-type="float" office:value="0.0211752">
                <text:p>0.0211752</text:p>
              </table:table-cell>
            </table:table-row>
            <table:table-row>
              <table:table-cell office:value-type="float" office:value="1109.38">
                <text:p>1109.38</text:p>
              </table:table-cell>
              <table:table-cell office:value-type="float" office:value="0.00379613">
                <text:p>0.00379613</text:p>
              </table:table-cell>
            </table:table-row>
            <table:table-row>
              <table:table-cell office:value-type="float" office:value="1118.54">
                <text:p>1118.54</text:p>
              </table:table-cell>
              <table:table-cell office:value-type="float" office:value="0.00148395">
                <text:p>0.00148395</text:p>
              </table:table-cell>
            </table:table-row>
            <table:table-row>
              <table:table-cell office:value-type="float" office:value="1127.71">
                <text:p>1127.71</text:p>
              </table:table-cell>
              <table:table-cell office:value-type="float" office:value="0.000708792">
                <text:p>0.000708792</text:p>
              </table:table-cell>
            </table:table-row>
            <table:table-row>
              <table:table-cell office:value-type="float" office:value="1136.88">
                <text:p>1136.88</text:p>
              </table:table-cell>
              <table:table-cell office:value-type="float" office:value="0.00239442">
                <text:p>0.00239442</text:p>
              </table:table-cell>
            </table:table-row>
            <table:table-row>
              <table:table-cell office:value-type="float" office:value="1146.05">
                <text:p>1146.05</text:p>
              </table:table-cell>
              <table:table-cell office:value-type="float" office:value="0.000412123">
                <text:p>0.000412123</text:p>
              </table:table-cell>
            </table:table-row>
            <table:table-row>
              <table:table-cell office:value-type="float" office:value="1155.22">
                <text:p>1155.22</text:p>
              </table:table-cell>
              <table:table-cell office:value-type="float" office:value="0.0026519">
                <text:p>0.0026519</text:p>
              </table:table-cell>
            </table:table-row>
            <table:table-row>
              <table:table-cell office:value-type="float" office:value="1164.39">
                <text:p>1164.39</text:p>
              </table:table-cell>
              <table:table-cell office:value-type="float" office:value="0.00141354">
                <text:p>0.00141354</text:p>
              </table:table-cell>
            </table:table-row>
            <table:table-row>
              <table:table-cell office:value-type="float" office:value="1173.56">
                <text:p>1173.56</text:p>
              </table:table-cell>
              <table:table-cell office:value-type="float" office:value="0.00125121">
                <text:p>0.00125121</text:p>
              </table:table-cell>
            </table:table-row>
            <table:table-row>
              <table:table-cell office:value-type="float" office:value="1182.72">
                <text:p>1182.72</text:p>
              </table:table-cell>
              <table:table-cell office:value-type="float" office:value="0.00166825">
                <text:p>0.00166825</text:p>
              </table:table-cell>
            </table:table-row>
            <table:table-row>
              <table:table-cell office:value-type="float" office:value="1191.89">
                <text:p>1191.89</text:p>
              </table:table-cell>
              <table:table-cell office:value-type="float" office:value="0.00152358">
                <text:p>0.00152358</text:p>
              </table:table-cell>
            </table:table-row>
            <table:table-row>
              <table:table-cell office:value-type="float" office:value="1201.06">
                <text:p>1201.06</text:p>
              </table:table-cell>
              <table:table-cell office:value-type="float" office:value="0.00125941">
                <text:p>0.00125941</text:p>
              </table:table-cell>
            </table:table-row>
            <table:table-row>
              <table:table-cell office:value-type="float" office:value="1210.23">
                <text:p>1210.23</text:p>
              </table:table-cell>
              <table:table-cell office:value-type="float" office:value="0.00137764">
                <text:p>0.00137764</text:p>
              </table:table-cell>
            </table:table-row>
            <table:table-row>
              <table:table-cell office:value-type="float" office:value="1219.4">
                <text:p>1219.4</text:p>
              </table:table-cell>
              <table:table-cell office:value-type="float" office:value="0.000638988">
                <text:p>0.000638988</text:p>
              </table:table-cell>
            </table:table-row>
            <table:table-row>
              <table:table-cell office:value-type="float" office:value="1228.57">
                <text:p>1228.57</text:p>
              </table:table-cell>
              <table:table-cell office:value-type="float" office:value="0.00077269">
                <text:p>0.00077269</text:p>
              </table:table-cell>
            </table:table-row>
            <table:table-row>
              <table:table-cell office:value-type="float" office:value="1237.73">
                <text:p>1237.73</text:p>
              </table:table-cell>
              <table:table-cell office:value-type="float" office:value="0.000623964">
                <text:p>0.000623964</text:p>
              </table:table-cell>
            </table:table-row>
            <table:table-row>
              <table:table-cell office:value-type="float" office:value="1246.9">
                <text:p>1246.9</text:p>
              </table:table-cell>
              <table:table-cell office:value-type="float" office:value="0.0010239">
                <text:p>0.0010239</text:p>
              </table:table-cell>
            </table:table-row>
            <table:table-row>
              <table:table-cell office:value-type="float" office:value="1256.07">
                <text:p>1256.07</text:p>
              </table:table-cell>
              <table:table-cell office:value-type="float" office:value="0.000573898">
                <text:p>0.000573898</text:p>
              </table:table-cell>
            </table:table-row>
            <table:table-row>
              <table:table-cell office:value-type="float" office:value="1265.24">
                <text:p>1265.24</text:p>
              </table:table-cell>
              <table:table-cell office:value-type="float" office:value="0.000720055">
                <text:p>0.000720055</text:p>
              </table:table-cell>
            </table:table-row>
            <table:table-row>
              <table:table-cell office:value-type="float" office:value="1274.41">
                <text:p>1274.41</text:p>
              </table:table-cell>
              <table:table-cell office:value-type="float" office:value="0.00115865">
                <text:p>0.00115865</text:p>
              </table:table-cell>
            </table:table-row>
            <table:table-row>
              <table:table-cell office:value-type="float" office:value="1283.58">
                <text:p>1283.58</text:p>
              </table:table-cell>
              <table:table-cell office:value-type="float" office:value="0.00130012">
                <text:p>0.00130012</text:p>
              </table:table-cell>
            </table:table-row>
            <table:table-row>
              <table:table-cell office:value-type="float" office:value="1292.74">
                <text:p>1292.74</text:p>
              </table:table-cell>
              <table:table-cell office:value-type="float" office:value="0.000942144">
                <text:p>0.000942144</text:p>
              </table:table-cell>
            </table:table-row>
            <table:table-row>
              <table:table-cell office:value-type="float" office:value="1301.91">
                <text:p>1301.91</text:p>
              </table:table-cell>
              <table:table-cell office:value-type="float" office:value="0.00216372">
                <text:p>0.00216372</text:p>
              </table:table-cell>
            </table:table-row>
            <table:table-row>
              <table:table-cell office:value-type="float" office:value="1311.08">
                <text:p>1311.08</text:p>
              </table:table-cell>
              <table:table-cell office:value-type="float" office:value="0.00446282">
                <text:p>0.00446282</text:p>
              </table:table-cell>
            </table:table-row>
            <table:table-row>
              <table:table-cell office:value-type="float" office:value="1320.25">
                <text:p>1320.25</text:p>
              </table:table-cell>
              <table:table-cell office:value-type="float" office:value="0.0113657">
                <text:p>0.0113657</text:p>
              </table:table-cell>
            </table:table-row>
            <table:table-row>
              <table:table-cell office:value-type="float" office:value="1329.42">
                <text:p>1329.42</text:p>
              </table:table-cell>
              <table:table-cell office:value-type="float" office:value="0.00227717">
                <text:p>0.00227717</text:p>
              </table:table-cell>
            </table:table-row>
            <table:table-row>
              <table:table-cell office:value-type="float" office:value="1338.59">
                <text:p>1338.59</text:p>
              </table:table-cell>
              <table:table-cell office:value-type="float" office:value="0.00152328">
                <text:p>0.00152328</text:p>
              </table:table-cell>
            </table:table-row>
            <table:table-row>
              <table:table-cell office:value-type="float" office:value="1347.75">
                <text:p>1347.75</text:p>
              </table:table-cell>
              <table:table-cell office:value-type="float" office:value="0.0000721649">
                <text:p>0.0000721649</text:p>
              </table:table-cell>
            </table:table-row>
            <table:table-row>
              <table:table-cell office:value-type="float" office:value="1356.92">
                <text:p>1356.92</text:p>
              </table:table-cell>
              <table:table-cell office:value-type="float" office:value="0.000689221">
                <text:p>0.000689221</text:p>
              </table:table-cell>
            </table:table-row>
            <table:table-row>
              <table:table-cell office:value-type="float" office:value="1366.09">
                <text:p>1366.09</text:p>
              </table:table-cell>
              <table:table-cell office:value-type="float" office:value="0.000269596">
                <text:p>0.000269596</text:p>
              </table:table-cell>
            </table:table-row>
            <table:table-row>
              <table:table-cell office:value-type="float" office:value="1375.26">
                <text:p>1375.26</text:p>
              </table:table-cell>
              <table:table-cell office:value-type="float" office:value="0.00045079">
                <text:p>0.00045079</text:p>
              </table:table-cell>
            </table:table-row>
            <table:table-row>
              <table:table-cell office:value-type="float" office:value="1384.43">
                <text:p>1384.43</text:p>
              </table:table-cell>
              <table:table-cell office:value-type="float" office:value="0.00046321">
                <text:p>0.00046321</text:p>
              </table:table-cell>
            </table:table-row>
            <table:table-row>
              <table:table-cell office:value-type="float" office:value="1393.6">
                <text:p>1393.6</text:p>
              </table:table-cell>
              <table:table-cell office:value-type="float" office:value="0.000914758">
                <text:p>0.000914758</text:p>
              </table:table-cell>
            </table:table-row>
            <table:table-row>
              <table:table-cell office:value-type="float" office:value="1402.77">
                <text:p>1402.77</text:p>
              </table:table-cell>
              <table:table-cell office:value-type="float" office:value="0.000512092">
                <text:p>0.000512092</text:p>
              </table:table-cell>
            </table:table-row>
            <table:table-row>
              <table:table-cell office:value-type="float" office:value="1411.93">
                <text:p>1411.93</text:p>
              </table:table-cell>
              <table:table-cell office:value-type="float" office:value="0.00033476">
                <text:p>0.00033476</text:p>
              </table:table-cell>
            </table:table-row>
            <table:table-row>
              <table:table-cell office:value-type="float" office:value="1421.1">
                <text:p>1421.1</text:p>
              </table:table-cell>
              <table:table-cell office:value-type="float" office:value="0.000443239">
                <text:p>0.000443239</text:p>
              </table:table-cell>
            </table:table-row>
            <table:table-row>
              <table:table-cell office:value-type="float" office:value="1430.27">
                <text:p>1430.27</text:p>
              </table:table-cell>
              <table:table-cell office:value-type="float" office:value="0.000548617">
                <text:p>0.000548617</text:p>
              </table:table-cell>
            </table:table-row>
            <table:table-row>
              <table:table-cell office:value-type="float" office:value="1439.44">
                <text:p>1439.44</text:p>
              </table:table-cell>
              <table:table-cell office:value-type="float" office:value="0.000808759">
                <text:p>0.000808759</text:p>
              </table:table-cell>
            </table:table-row>
            <table:table-row>
              <table:table-cell office:value-type="float" office:value="1448.61">
                <text:p>1448.61</text:p>
              </table:table-cell>
              <table:table-cell office:value-type="float" office:value="0.000779596">
                <text:p>0.000779596</text:p>
              </table:table-cell>
            </table:table-row>
            <table:table-row>
              <table:table-cell office:value-type="float" office:value="1457.78">
                <text:p>1457.78</text:p>
              </table:table-cell>
              <table:table-cell office:value-type="float" office:value="0.00108366">
                <text:p>0.00108366</text:p>
              </table:table-cell>
            </table:table-row>
            <table:table-row>
              <table:table-cell office:value-type="float" office:value="1466.94">
                <text:p>1466.94</text:p>
              </table:table-cell>
              <table:table-cell office:value-type="float" office:value="0.00109423">
                <text:p>0.00109423</text:p>
              </table:table-cell>
            </table:table-row>
            <table:table-row>
              <table:table-cell office:value-type="float" office:value="1476.11">
                <text:p>1476.11</text:p>
              </table:table-cell>
              <table:table-cell office:value-type="float" office:value="0.000874057">
                <text:p>0.000874057</text:p>
              </table:table-cell>
            </table:table-row>
            <table:table-row>
              <table:table-cell office:value-type="float" office:value="1485.28">
                <text:p>1485.28</text:p>
              </table:table-cell>
              <table:table-cell office:value-type="float" office:value="0.00107357">
                <text:p>0.00107357</text:p>
              </table:table-cell>
            </table:table-row>
            <table:table-row>
              <table:table-cell office:value-type="float" office:value="1494.45">
                <text:p>1494.45</text:p>
              </table:table-cell>
              <table:table-cell office:value-type="float" office:value="0.0014541">
                <text:p>0.0014541</text:p>
              </table:table-cell>
            </table:table-row>
            <table:table-row>
              <table:table-cell office:value-type="float" office:value="1503.62">
                <text:p>1503.62</text:p>
              </table:table-cell>
              <table:table-cell office:value-type="float" office:value="0.00143134">
                <text:p>0.00143134</text:p>
              </table:table-cell>
            </table:table-row>
            <table:table-row>
              <table:table-cell office:value-type="float" office:value="1512.79">
                <text:p>1512.79</text:p>
              </table:table-cell>
              <table:table-cell office:value-type="float" office:value="0.00151356">
                <text:p>0.00151356</text:p>
              </table:table-cell>
            </table:table-row>
            <table:table-row>
              <table:table-cell office:value-type="float" office:value="1521.95">
                <text:p>1521.95</text:p>
              </table:table-cell>
              <table:table-cell office:value-type="float" office:value="0.0029004">
                <text:p>0.0029004</text:p>
              </table:table-cell>
            </table:table-row>
            <table:table-row>
              <table:table-cell office:value-type="float" office:value="1531.12">
                <text:p>1531.12</text:p>
              </table:table-cell>
              <table:table-cell office:value-type="float" office:value="0.00384284">
                <text:p>0.00384284</text:p>
              </table:table-cell>
            </table:table-row>
            <table:table-row>
              <table:table-cell office:value-type="float" office:value="1540.29">
                <text:p>1540.29</text:p>
              </table:table-cell>
              <table:table-cell office:value-type="float" office:value="0.00814198">
                <text:p>0.00814198</text:p>
              </table:table-cell>
            </table:table-row>
            <table:table-row>
              <table:table-cell office:value-type="float" office:value="1549.46">
                <text:p>1549.46</text:p>
              </table:table-cell>
              <table:table-cell office:value-type="float" office:value="0.00229558">
                <text:p>0.00229558</text:p>
              </table:table-cell>
            </table:table-row>
            <table:table-row>
              <table:table-cell office:value-type="float" office:value="1558.63">
                <text:p>1558.63</text:p>
              </table:table-cell>
              <table:table-cell office:value-type="float" office:value="0.00035398">
                <text:p>0.00035398</text:p>
              </table:table-cell>
            </table:table-row>
            <table:table-row>
              <table:table-cell office:value-type="float" office:value="1567.8">
                <text:p>1567.8</text:p>
              </table:table-cell>
              <table:table-cell office:value-type="float" office:value="0.00106522">
                <text:p>0.00106522</text:p>
              </table:table-cell>
            </table:table-row>
            <table:table-row>
              <table:table-cell office:value-type="float" office:value="1576.96">
                <text:p>1576.96</text:p>
              </table:table-cell>
              <table:table-cell office:value-type="float" office:value="0.000493672">
                <text:p>0.000493672</text:p>
              </table:table-cell>
            </table:table-row>
            <table:table-row>
              <table:table-cell office:value-type="float" office:value="1586.13">
                <text:p>1586.13</text:p>
              </table:table-cell>
              <table:table-cell office:value-type="float" office:value="0.000313701">
                <text:p>0.000313701</text:p>
              </table:table-cell>
            </table:table-row>
            <table:table-row>
              <table:table-cell office:value-type="float" office:value="1595.3">
                <text:p>1595.3</text:p>
              </table:table-cell>
              <table:table-cell office:value-type="float" office:value="0.000241819">
                <text:p>0.000241819</text:p>
              </table:table-cell>
            </table:table-row>
            <table:table-row>
              <table:table-cell office:value-type="float" office:value="1604.47">
                <text:p>1604.47</text:p>
              </table:table-cell>
              <table:table-cell office:value-type="float" office:value="0.000256145">
                <text:p>0.000256145</text:p>
              </table:table-cell>
            </table:table-row>
            <table:table-row>
              <table:table-cell office:value-type="float" office:value="1613.64">
                <text:p>1613.64</text:p>
              </table:table-cell>
              <table:table-cell office:value-type="float" office:value="0.000331419">
                <text:p>0.000331419</text:p>
              </table:table-cell>
            </table:table-row>
            <table:table-row>
              <table:table-cell office:value-type="float" office:value="1622.81">
                <text:p>1622.81</text:p>
              </table:table-cell>
              <table:table-cell office:value-type="float" office:value="0.000173809">
                <text:p>0.000173809</text:p>
              </table:table-cell>
            </table:table-row>
            <table:table-row>
              <table:table-cell office:value-type="float" office:value="1631.98">
                <text:p>1631.98</text:p>
              </table:table-cell>
              <table:table-cell office:value-type="float" office:value="0.000255861">
                <text:p>0.000255861</text:p>
              </table:table-cell>
            </table:table-row>
            <table:table-row>
              <table:table-cell office:value-type="float" office:value="1641.14">
                <text:p>1641.14</text:p>
              </table:table-cell>
              <table:table-cell office:value-type="float" office:value="0.000321002">
                <text:p>0.000321002</text:p>
              </table:table-cell>
            </table:table-row>
            <table:table-row>
              <table:table-cell office:value-type="float" office:value="1650.31">
                <text:p>1650.31</text:p>
              </table:table-cell>
              <table:table-cell office:value-type="float" office:value="0.00043441">
                <text:p>0.00043441</text:p>
              </table:table-cell>
            </table:table-row>
            <table:table-row>
              <table:table-cell office:value-type="float" office:value="1659.48">
                <text:p>1659.48</text:p>
              </table:table-cell>
              <table:table-cell office:value-type="float" office:value="0.000727286">
                <text:p>0.000727286</text:p>
              </table:table-cell>
            </table:table-row>
            <table:table-row>
              <table:table-cell office:value-type="float" office:value="1668.65">
                <text:p>1668.65</text:p>
              </table:table-cell>
              <table:table-cell office:value-type="float" office:value="0.000815367">
                <text:p>0.000815367</text:p>
              </table:table-cell>
            </table:table-row>
            <table:table-row>
              <table:table-cell office:value-type="float" office:value="1677.82">
                <text:p>1677.82</text:p>
              </table:table-cell>
              <table:table-cell office:value-type="float" office:value="0.001008">
                <text:p>0.001008</text:p>
              </table:table-cell>
            </table:table-row>
            <table:table-row>
              <table:table-cell office:value-type="float" office:value="1686.99">
                <text:p>1686.99</text:p>
              </table:table-cell>
              <table:table-cell office:value-type="float" office:value="0.00129538">
                <text:p>0.00129538</text:p>
              </table:table-cell>
            </table:table-row>
            <table:table-row>
              <table:table-cell office:value-type="float" office:value="1696.15">
                <text:p>1696.15</text:p>
              </table:table-cell>
              <table:table-cell office:value-type="float" office:value="0.000968277">
                <text:p>0.000968277</text:p>
              </table:table-cell>
            </table:table-row>
            <table:table-row>
              <table:table-cell office:value-type="float" office:value="1705.32">
                <text:p>1705.32</text:p>
              </table:table-cell>
              <table:table-cell office:value-type="float" office:value="0.00179841">
                <text:p>0.00179841</text:p>
              </table:table-cell>
            </table:table-row>
            <table:table-row>
              <table:table-cell office:value-type="float" office:value="1714.49">
                <text:p>1714.49</text:p>
              </table:table-cell>
              <table:table-cell office:value-type="float" office:value="0.00198629">
                <text:p>0.00198629</text:p>
              </table:table-cell>
            </table:table-row>
            <table:table-row>
              <table:table-cell office:value-type="float" office:value="1723.66">
                <text:p>1723.66</text:p>
              </table:table-cell>
              <table:table-cell office:value-type="float" office:value="0.00162789">
                <text:p>0.00162789</text:p>
              </table:table-cell>
            </table:table-row>
            <table:table-row>
              <table:table-cell office:value-type="float" office:value="1732.83">
                <text:p>1732.83</text:p>
              </table:table-cell>
              <table:table-cell office:value-type="float" office:value="0.00243615">
                <text:p>0.00243615</text:p>
              </table:table-cell>
            </table:table-row>
            <table:table-row>
              <table:table-cell office:value-type="float" office:value="1742">
                <text:p>1742</text:p>
              </table:table-cell>
              <table:table-cell office:value-type="float" office:value="0.00475748">
                <text:p>0.00475748</text:p>
              </table:table-cell>
            </table:table-row>
            <table:table-row>
              <table:table-cell office:value-type="float" office:value="1751.16">
                <text:p>1751.16</text:p>
              </table:table-cell>
              <table:table-cell office:value-type="float" office:value="0.00928443">
                <text:p>0.00928443</text:p>
              </table:table-cell>
            </table:table-row>
            <table:table-row>
              <table:table-cell office:value-type="float" office:value="1760.33">
                <text:p>1760.33</text:p>
              </table:table-cell>
              <table:table-cell office:value-type="float" office:value="0.0230757">
                <text:p>0.0230757</text:p>
              </table:table-cell>
            </table:table-row>
            <table:table-row>
              <table:table-cell office:value-type="float" office:value="1769.5">
                <text:p>1769.5</text:p>
              </table:table-cell>
              <table:table-cell office:value-type="float" office:value="0.0069351">
                <text:p>0.0069351</text:p>
              </table:table-cell>
            </table:table-row>
            <table:table-row>
              <table:table-cell office:value-type="float" office:value="1778.67">
                <text:p>1778.67</text:p>
              </table:table-cell>
              <table:table-cell office:value-type="float" office:value="0.00293721">
                <text:p>0.00293721</text:p>
              </table:table-cell>
            </table:table-row>
            <table:table-row>
              <table:table-cell office:value-type="float" office:value="1787.84">
                <text:p>1787.84</text:p>
              </table:table-cell>
              <table:table-cell office:value-type="float" office:value="0.0013619">
                <text:p>0.0013619</text:p>
              </table:table-cell>
            </table:table-row>
            <table:table-row>
              <table:table-cell office:value-type="float" office:value="1797.01">
                <text:p>1797.01</text:p>
              </table:table-cell>
              <table:table-cell office:value-type="float" office:value="0.00153153">
                <text:p>0.00153153</text:p>
              </table:table-cell>
            </table:table-row>
            <table:table-row>
              <table:table-cell office:value-type="float" office:value="1806.17">
                <text:p>1806.17</text:p>
              </table:table-cell>
              <table:table-cell office:value-type="float" office:value="0.00130638">
                <text:p>0.00130638</text:p>
              </table:table-cell>
            </table:table-row>
            <table:table-row>
              <table:table-cell office:value-type="float" office:value="1815.34">
                <text:p>1815.34</text:p>
              </table:table-cell>
              <table:table-cell office:value-type="float" office:value="0.00119805">
                <text:p>0.00119805</text:p>
              </table:table-cell>
            </table:table-row>
            <table:table-row>
              <table:table-cell office:value-type="float" office:value="1824.51">
                <text:p>1824.51</text:p>
              </table:table-cell>
              <table:table-cell office:value-type="float" office:value="0.001171">
                <text:p>0.001171</text:p>
              </table:table-cell>
            </table:table-row>
            <table:table-row>
              <table:table-cell office:value-type="float" office:value="1833.68">
                <text:p>1833.68</text:p>
              </table:table-cell>
              <table:table-cell office:value-type="float" office:value="0.00129044">
                <text:p>0.00129044</text:p>
              </table:table-cell>
            </table:table-row>
            <table:table-row>
              <table:table-cell office:value-type="float" office:value="1842.85">
                <text:p>1842.85</text:p>
              </table:table-cell>
              <table:table-cell office:value-type="float" office:value="0.000900076">
                <text:p>0.000900076</text:p>
              </table:table-cell>
            </table:table-row>
            <table:table-row>
              <table:table-cell office:value-type="float" office:value="1852.02">
                <text:p>1852.02</text:p>
              </table:table-cell>
              <table:table-cell office:value-type="float" office:value="0.00119962">
                <text:p>0.00119962</text:p>
              </table:table-cell>
            </table:table-row>
            <table:table-row>
              <table:table-cell office:value-type="float" office:value="1861.19">
                <text:p>1861.19</text:p>
              </table:table-cell>
              <table:table-cell office:value-type="float" office:value="0.00114444">
                <text:p>0.00114444</text:p>
              </table:table-cell>
            </table:table-row>
            <table:table-row>
              <table:table-cell office:value-type="float" office:value="1870.35">
                <text:p>1870.35</text:p>
              </table:table-cell>
              <table:table-cell office:value-type="float" office:value="0.00117107">
                <text:p>0.00117107</text:p>
              </table:table-cell>
            </table:table-row>
            <table:table-row>
              <table:table-cell office:value-type="float" office:value="1879.52">
                <text:p>1879.52</text:p>
              </table:table-cell>
              <table:table-cell office:value-type="float" office:value="0.00131803">
                <text:p>0.00131803</text:p>
              </table:table-cell>
            </table:table-row>
            <table:table-row>
              <table:table-cell office:value-type="float" office:value="1888.69">
                <text:p>1888.69</text:p>
              </table:table-cell>
              <table:table-cell office:value-type="float" office:value="0.0013201">
                <text:p>0.0013201</text:p>
              </table:table-cell>
            </table:table-row>
            <table:table-row>
              <table:table-cell office:value-type="float" office:value="1897.86">
                <text:p>1897.86</text:p>
              </table:table-cell>
              <table:table-cell office:value-type="float" office:value="0.00230498">
                <text:p>0.00230498</text:p>
              </table:table-cell>
            </table:table-row>
            <table:table-row>
              <table:table-cell office:value-type="float" office:value="1907.03">
                <text:p>1907.03</text:p>
              </table:table-cell>
              <table:table-cell office:value-type="float" office:value="0.00180103">
                <text:p>0.00180103</text:p>
              </table:table-cell>
            </table:table-row>
            <table:table-row>
              <table:table-cell office:value-type="float" office:value="1916.2">
                <text:p>1916.2</text:p>
              </table:table-cell>
              <table:table-cell office:value-type="float" office:value="0.00166063">
                <text:p>0.00166063</text:p>
              </table:table-cell>
            </table:table-row>
            <table:table-row>
              <table:table-cell office:value-type="float" office:value="1925.36">
                <text:p>1925.36</text:p>
              </table:table-cell>
              <table:table-cell office:value-type="float" office:value="0.00294829">
                <text:p>0.00294829</text:p>
              </table:table-cell>
            </table:table-row>
            <table:table-row>
              <table:table-cell office:value-type="float" office:value="1934.53">
                <text:p>1934.53</text:p>
              </table:table-cell>
              <table:table-cell office:value-type="float" office:value="0.00314733">
                <text:p>0.00314733</text:p>
              </table:table-cell>
            </table:table-row>
            <table:table-row>
              <table:table-cell office:value-type="float" office:value="1943.7">
                <text:p>1943.7</text:p>
              </table:table-cell>
              <table:table-cell office:value-type="float" office:value="0.00363261">
                <text:p>0.00363261</text:p>
              </table:table-cell>
            </table:table-row>
            <table:table-row>
              <table:table-cell office:value-type="float" office:value="1952.87">
                <text:p>1952.87</text:p>
              </table:table-cell>
              <table:table-cell office:value-type="float" office:value="0.0026688">
                <text:p>0.0026688</text:p>
              </table:table-cell>
            </table:table-row>
            <table:table-row>
              <table:table-cell office:value-type="float" office:value="1962.04">
                <text:p>1962.04</text:p>
              </table:table-cell>
              <table:table-cell office:value-type="float" office:value="0.00436124">
                <text:p>0.00436124</text:p>
              </table:table-cell>
            </table:table-row>
            <table:table-row>
              <table:table-cell office:value-type="float" office:value="1971.21">
                <text:p>1971.21</text:p>
              </table:table-cell>
              <table:table-cell office:value-type="float" office:value="0.00542236">
                <text:p>0.00542236</text:p>
              </table:table-cell>
            </table:table-row>
            <table:table-row>
              <table:table-cell office:value-type="float" office:value="1980.37">
                <text:p>1980.37</text:p>
              </table:table-cell>
              <table:table-cell office:value-type="float" office:value="0.0140099">
                <text:p>0.0140099</text:p>
              </table:table-cell>
            </table:table-row>
            <table:table-row>
              <table:table-cell office:value-type="float" office:value="1989.54">
                <text:p>1989.54</text:p>
              </table:table-cell>
              <table:table-cell office:value-type="float" office:value="0.00329786">
                <text:p>0.00329786</text:p>
              </table:table-cell>
            </table:table-row>
            <table:table-row>
              <table:table-cell office:value-type="float" office:value="1998.71">
                <text:p>1998.71</text:p>
              </table:table-cell>
              <table:table-cell office:value-type="float" office:value="0.00158168">
                <text:p>0.00158168</text:p>
              </table:table-cell>
            </table:table-row>
            <table:table-row>
              <table:table-cell office:value-type="float" office:value="2007.88">
                <text:p>2007.88</text:p>
              </table:table-cell>
              <table:table-cell office:value-type="float" office:value="0.000996832">
                <text:p>0.000996832</text:p>
              </table:table-cell>
            </table:table-row>
            <table:table-row>
              <table:table-cell office:value-type="float" office:value="2017.05">
                <text:p>2017.05</text:p>
              </table:table-cell>
              <table:table-cell office:value-type="float" office:value="0.000609486">
                <text:p>0.000609486</text:p>
              </table:table-cell>
            </table:table-row>
            <table:table-row>
              <table:table-cell office:value-type="float" office:value="2026.22">
                <text:p>2026.22</text:p>
              </table:table-cell>
              <table:table-cell office:value-type="float" office:value="0.000584206">
                <text:p>0.000584206</text:p>
              </table:table-cell>
            </table:table-row>
            <table:table-row>
              <table:table-cell office:value-type="float" office:value="2035.38">
                <text:p>2035.38</text:p>
              </table:table-cell>
              <table:table-cell office:value-type="float" office:value="0.00059918">
                <text:p>0.00059918</text:p>
              </table:table-cell>
            </table:table-row>
            <table:table-row>
              <table:table-cell office:value-type="float" office:value="2044.55">
                <text:p>2044.55</text:p>
              </table:table-cell>
              <table:table-cell office:value-type="float" office:value="0.00135741">
                <text:p>0.00135741</text:p>
              </table:table-cell>
            </table:table-row>
            <table:table-row>
              <table:table-cell office:value-type="float" office:value="2053.72">
                <text:p>2053.72</text:p>
              </table:table-cell>
              <table:table-cell office:value-type="float" office:value="0.00145472">
                <text:p>0.00145472</text:p>
              </table:table-cell>
            </table:table-row>
            <table:table-row>
              <table:table-cell office:value-type="float" office:value="2062.89">
                <text:p>2062.89</text:p>
              </table:table-cell>
              <table:table-cell office:value-type="float" office:value="0.00156819">
                <text:p>0.00156819</text:p>
              </table:table-cell>
            </table:table-row>
            <table:table-row>
              <table:table-cell office:value-type="float" office:value="2072.06">
                <text:p>2072.06</text:p>
              </table:table-cell>
              <table:table-cell office:value-type="float" office:value="0.0016186">
                <text:p>0.0016186</text:p>
              </table:table-cell>
            </table:table-row>
            <table:table-row>
              <table:table-cell office:value-type="float" office:value="2081.23">
                <text:p>2081.23</text:p>
              </table:table-cell>
              <table:table-cell office:value-type="float" office:value="0.00258946">
                <text:p>0.00258946</text:p>
              </table:table-cell>
            </table:table-row>
            <table:table-row>
              <table:table-cell office:value-type="float" office:value="2090.4">
                <text:p>2090.4</text:p>
              </table:table-cell>
              <table:table-cell office:value-type="float" office:value="0.00109483">
                <text:p>0.00109483</text:p>
              </table:table-cell>
            </table:table-row>
            <table:table-row>
              <table:table-cell office:value-type="float" office:value="2099.56">
                <text:p>2099.56</text:p>
              </table:table-cell>
              <table:table-cell office:value-type="float" office:value="0.00178322">
                <text:p>0.00178322</text:p>
              </table:table-cell>
            </table:table-row>
            <table:table-row>
              <table:table-cell office:value-type="float" office:value="2108.73">
                <text:p>2108.73</text:p>
              </table:table-cell>
              <table:table-cell office:value-type="float" office:value="0.00151374">
                <text:p>0.00151374</text:p>
              </table:table-cell>
            </table:table-row>
            <table:table-row>
              <table:table-cell office:value-type="float" office:value="2117.9">
                <text:p>2117.9</text:p>
              </table:table-cell>
              <table:table-cell office:value-type="float" office:value="0.00204343">
                <text:p>0.00204343</text:p>
              </table:table-cell>
            </table:table-row>
            <table:table-row>
              <table:table-cell office:value-type="float" office:value="2127.07">
                <text:p>2127.07</text:p>
              </table:table-cell>
              <table:table-cell office:value-type="float" office:value="0.00127178">
                <text:p>0.00127178</text:p>
              </table:table-cell>
            </table:table-row>
            <table:table-row>
              <table:table-cell office:value-type="float" office:value="2136.24">
                <text:p>2136.24</text:p>
              </table:table-cell>
              <table:table-cell office:value-type="float" office:value="0.000460936">
                <text:p>0.000460936</text:p>
              </table:table-cell>
            </table:table-row>
            <table:table-row>
              <table:table-cell office:value-type="float" office:value="2145.41">
                <text:p>2145.41</text:p>
              </table:table-cell>
              <table:table-cell office:value-type="float" office:value="0.00146544">
                <text:p>0.00146544</text:p>
              </table:table-cell>
            </table:table-row>
            <table:table-row>
              <table:table-cell office:value-type="float" office:value="2154.57">
                <text:p>2154.57</text:p>
              </table:table-cell>
              <table:table-cell office:value-type="float" office:value="0.000513734">
                <text:p>0.000513734</text:p>
              </table:table-cell>
            </table:table-row>
            <table:table-row>
              <table:table-cell office:value-type="float" office:value="2163.74">
                <text:p>2163.74</text:p>
              </table:table-cell>
              <table:table-cell office:value-type="float" office:value="0.000806527">
                <text:p>0.000806527</text:p>
              </table:table-cell>
            </table:table-row>
            <table:table-row>
              <table:table-cell office:value-type="float" office:value="2172.91">
                <text:p>2172.91</text:p>
              </table:table-cell>
              <table:table-cell office:value-type="float" office:value="0.00291305">
                <text:p>0.00291305</text:p>
              </table:table-cell>
            </table:table-row>
            <table:table-row>
              <table:table-cell office:value-type="float" office:value="2182.08">
                <text:p>2182.08</text:p>
              </table:table-cell>
              <table:table-cell office:value-type="float" office:value="0.00561664">
                <text:p>0.00561664</text:p>
              </table:table-cell>
            </table:table-row>
            <table:table-row>
              <table:table-cell office:value-type="float" office:value="2191.25">
                <text:p>2191.25</text:p>
              </table:table-cell>
              <table:table-cell office:value-type="float" office:value="0.00837579">
                <text:p>0.00837579</text:p>
              </table:table-cell>
            </table:table-row>
            <table:table-row>
              <table:table-cell office:value-type="float" office:value="2200.42">
                <text:p>2200.42</text:p>
              </table:table-cell>
              <table:table-cell office:value-type="float" office:value="0.0185217">
                <text:p>0.0185217</text:p>
              </table:table-cell>
            </table:table-row>
            <table:table-row>
              <table:table-cell office:value-type="float" office:value="2209.58">
                <text:p>2209.58</text:p>
              </table:table-cell>
              <table:table-cell office:value-type="float" office:value="0.00444964">
                <text:p>0.00444964</text:p>
              </table:table-cell>
            </table:table-row>
            <table:table-row>
              <table:table-cell office:value-type="float" office:value="2218.75">
                <text:p>2218.75</text:p>
              </table:table-cell>
              <table:table-cell office:value-type="float" office:value="0.00170888">
                <text:p>0.00170888</text:p>
              </table:table-cell>
            </table:table-row>
            <table:table-row>
              <table:table-cell office:value-type="float" office:value="2227.92">
                <text:p>2227.92</text:p>
              </table:table-cell>
              <table:table-cell office:value-type="float" office:value="0.00213178">
                <text:p>0.00213178</text:p>
              </table:table-cell>
            </table:table-row>
            <table:table-row>
              <table:table-cell office:value-type="float" office:value="2237.09">
                <text:p>2237.09</text:p>
              </table:table-cell>
              <table:table-cell office:value-type="float" office:value="0.000883301">
                <text:p>0.000883301</text:p>
              </table:table-cell>
            </table:table-row>
            <table:table-row>
              <table:table-cell office:value-type="float" office:value="2246.26">
                <text:p>2246.26</text:p>
              </table:table-cell>
              <table:table-cell office:value-type="float" office:value="0.000320304">
                <text:p>0.000320304</text:p>
              </table:table-cell>
            </table:table-row>
            <table:table-row>
              <table:table-cell office:value-type="float" office:value="2255.43">
                <text:p>2255.43</text:p>
              </table:table-cell>
              <table:table-cell office:value-type="float" office:value="0.00134665">
                <text:p>0.00134665</text:p>
              </table:table-cell>
            </table:table-row>
            <table:table-row>
              <table:table-cell office:value-type="float" office:value="2264.59">
                <text:p>2264.59</text:p>
              </table:table-cell>
              <table:table-cell office:value-type="float" office:value="0.000600538">
                <text:p>0.000600538</text:p>
              </table:table-cell>
            </table:table-row>
            <table:table-row>
              <table:table-cell office:value-type="float" office:value="2273.76">
                <text:p>2273.76</text:p>
              </table:table-cell>
              <table:table-cell office:value-type="float" office:value="0.00116288">
                <text:p>0.00116288</text:p>
              </table:table-cell>
            </table:table-row>
            <table:table-row>
              <table:table-cell office:value-type="float" office:value="2282.93">
                <text:p>2282.93</text:p>
              </table:table-cell>
              <table:table-cell office:value-type="float" office:value="0.000993202">
                <text:p>0.000993202</text:p>
              </table:table-cell>
            </table:table-row>
            <table:table-row>
              <table:table-cell office:value-type="float" office:value="2292.1">
                <text:p>2292.1</text:p>
              </table:table-cell>
              <table:table-cell office:value-type="float" office:value="0.00172949">
                <text:p>0.00172949</text:p>
              </table:table-cell>
            </table:table-row>
            <table:table-row>
              <table:table-cell office:value-type="float" office:value="2301.27">
                <text:p>2301.27</text:p>
              </table:table-cell>
              <table:table-cell office:value-type="float" office:value="0.00104768">
                <text:p>0.00104768</text:p>
              </table:table-cell>
            </table:table-row>
            <table:table-row>
              <table:table-cell office:value-type="float" office:value="2310.44">
                <text:p>2310.44</text:p>
              </table:table-cell>
              <table:table-cell office:value-type="float" office:value="0.00148775">
                <text:p>0.00148775</text:p>
              </table:table-cell>
            </table:table-row>
            <table:table-row>
              <table:table-cell office:value-type="float" office:value="2319.6">
                <text:p>2319.6</text:p>
              </table:table-cell>
              <table:table-cell office:value-type="float" office:value="0.00192701">
                <text:p>0.00192701</text:p>
              </table:table-cell>
            </table:table-row>
            <table:table-row>
              <table:table-cell office:value-type="float" office:value="2328.77">
                <text:p>2328.77</text:p>
              </table:table-cell>
              <table:table-cell office:value-type="float" office:value="0.00128505">
                <text:p>0.00128505</text:p>
              </table:table-cell>
            </table:table-row>
            <table:table-row>
              <table:table-cell office:value-type="float" office:value="2337.94">
                <text:p>2337.94</text:p>
              </table:table-cell>
              <table:table-cell office:value-type="float" office:value="0.00127981">
                <text:p>0.00127981</text:p>
              </table:table-cell>
            </table:table-row>
            <table:table-row>
              <table:table-cell office:value-type="float" office:value="2347.11">
                <text:p>2347.11</text:p>
              </table:table-cell>
              <table:table-cell office:value-type="float" office:value="0.00130698">
                <text:p>0.00130698</text:p>
              </table:table-cell>
            </table:table-row>
            <table:table-row>
              <table:table-cell office:value-type="float" office:value="2356.28">
                <text:p>2356.28</text:p>
              </table:table-cell>
              <table:table-cell office:value-type="float" office:value="0.0015512">
                <text:p>0.0015512</text:p>
              </table:table-cell>
            </table:table-row>
            <table:table-row>
              <table:table-cell office:value-type="float" office:value="2365.45">
                <text:p>2365.45</text:p>
              </table:table-cell>
              <table:table-cell office:value-type="float" office:value="0.00134556">
                <text:p>0.00134556</text:p>
              </table:table-cell>
            </table:table-row>
            <table:table-row>
              <table:table-cell office:value-type="float" office:value="2374.62">
                <text:p>2374.62</text:p>
              </table:table-cell>
              <table:table-cell office:value-type="float" office:value="0.000993978">
                <text:p>0.000993978</text:p>
              </table:table-cell>
            </table:table-row>
            <table:table-row>
              <table:table-cell office:value-type="float" office:value="2383.78">
                <text:p>2383.78</text:p>
              </table:table-cell>
              <table:table-cell office:value-type="float" office:value="0.00211742">
                <text:p>0.00211742</text:p>
              </table:table-cell>
            </table:table-row>
            <table:table-row>
              <table:table-cell office:value-type="float" office:value="2392.95">
                <text:p>2392.95</text:p>
              </table:table-cell>
              <table:table-cell office:value-type="float" office:value="0.00104653">
                <text:p>0.00104653</text:p>
              </table:table-cell>
            </table:table-row>
            <table:table-row>
              <table:table-cell office:value-type="float" office:value="2402.12">
                <text:p>2402.12</text:p>
              </table:table-cell>
              <table:table-cell office:value-type="float" office:value="0.00253671">
                <text:p>0.00253671</text:p>
              </table:table-cell>
            </table:table-row>
            <table:table-row>
              <table:table-cell office:value-type="float" office:value="2411.29">
                <text:p>2411.29</text:p>
              </table:table-cell>
              <table:table-cell office:value-type="float" office:value="0.00619296">
                <text:p>0.00619296</text:p>
              </table:table-cell>
            </table:table-row>
            <table:table-row>
              <table:table-cell office:value-type="float" office:value="2420.46">
                <text:p>2420.46</text:p>
              </table:table-cell>
              <table:table-cell office:value-type="float" office:value="0.013675">
                <text:p>0.013675</text:p>
              </table:table-cell>
            </table:table-row>
            <table:table-row>
              <table:table-cell office:value-type="float" office:value="2429.63">
                <text:p>2429.63</text:p>
              </table:table-cell>
              <table:table-cell office:value-type="float" office:value="0.00344882">
                <text:p>0.00344882</text:p>
              </table:table-cell>
            </table:table-row>
            <table:table-row>
              <table:table-cell office:value-type="float" office:value="2438.79">
                <text:p>2438.79</text:p>
              </table:table-cell>
              <table:table-cell office:value-type="float" office:value="0.000780029">
                <text:p>0.000780029</text:p>
              </table:table-cell>
            </table:table-row>
            <table:table-row>
              <table:table-cell office:value-type="float" office:value="2447.96">
                <text:p>2447.96</text:p>
              </table:table-cell>
              <table:table-cell office:value-type="float" office:value="0.000318648">
                <text:p>0.000318648</text:p>
              </table:table-cell>
            </table:table-row>
            <table:table-row>
              <table:table-cell office:value-type="float" office:value="2457.13">
                <text:p>2457.13</text:p>
              </table:table-cell>
              <table:table-cell office:value-type="float" office:value="0.00139681">
                <text:p>0.00139681</text:p>
              </table:table-cell>
            </table:table-row>
            <table:table-row>
              <table:table-cell office:value-type="float" office:value="2466.3">
                <text:p>2466.3</text:p>
              </table:table-cell>
              <table:table-cell office:value-type="float" office:value="0.0013543">
                <text:p>0.0013543</text:p>
              </table:table-cell>
            </table:table-row>
            <table:table-row>
              <table:table-cell office:value-type="float" office:value="2475.47">
                <text:p>2475.47</text:p>
              </table:table-cell>
              <table:table-cell office:value-type="float" office:value="0.00102792">
                <text:p>0.00102792</text:p>
              </table:table-cell>
            </table:table-row>
            <table:table-row>
              <table:table-cell office:value-type="float" office:value="2484.64">
                <text:p>2484.64</text:p>
              </table:table-cell>
              <table:table-cell office:value-type="float" office:value="0.00183058">
                <text:p>0.00183058</text:p>
              </table:table-cell>
            </table:table-row>
            <table:table-row>
              <table:table-cell office:value-type="float" office:value="2493.8">
                <text:p>2493.8</text:p>
              </table:table-cell>
              <table:table-cell office:value-type="float" office:value="0.00157038">
                <text:p>0.00157038</text:p>
              </table:table-cell>
            </table:table-row>
            <table:table-row>
              <table:table-cell office:value-type="float" office:value="2502.97">
                <text:p>2502.97</text:p>
              </table:table-cell>
              <table:table-cell office:value-type="float" office:value="0.00122168">
                <text:p>0.00122168</text:p>
              </table:table-cell>
            </table:table-row>
            <table:table-row>
              <table:table-cell office:value-type="float" office:value="2512.14">
                <text:p>2512.14</text:p>
              </table:table-cell>
              <table:table-cell office:value-type="float" office:value="0.00130165">
                <text:p>0.00130165</text:p>
              </table:table-cell>
            </table:table-row>
            <table:table-row>
              <table:table-cell office:value-type="float" office:value="2521.31">
                <text:p>2521.31</text:p>
              </table:table-cell>
              <table:table-cell office:value-type="float" office:value="0.00117104">
                <text:p>0.00117104</text:p>
              </table:table-cell>
            </table:table-row>
            <table:table-row>
              <table:table-cell office:value-type="float" office:value="2530.48">
                <text:p>2530.48</text:p>
              </table:table-cell>
              <table:table-cell office:value-type="float" office:value="0.000928401">
                <text:p>0.000928401</text:p>
              </table:table-cell>
            </table:table-row>
            <table:table-row>
              <table:table-cell office:value-type="float" office:value="2539.65">
                <text:p>2539.65</text:p>
              </table:table-cell>
              <table:table-cell office:value-type="float" office:value="0.000781278">
                <text:p>0.000781278</text:p>
              </table:table-cell>
            </table:table-row>
            <table:table-row>
              <table:table-cell office:value-type="float" office:value="2548.81">
                <text:p>2548.81</text:p>
              </table:table-cell>
              <table:table-cell office:value-type="float" office:value="0.000433551">
                <text:p>0.000433551</text:p>
              </table:table-cell>
            </table:table-row>
            <table:table-row>
              <table:table-cell office:value-type="float" office:value="2557.98">
                <text:p>2557.98</text:p>
              </table:table-cell>
              <table:table-cell office:value-type="float" office:value="0.000413459">
                <text:p>0.000413459</text:p>
              </table:table-cell>
            </table:table-row>
            <table:table-row>
              <table:table-cell office:value-type="float" office:value="2567.15">
                <text:p>2567.15</text:p>
              </table:table-cell>
              <table:table-cell office:value-type="float" office:value="0.0004528">
                <text:p>0.0004528</text:p>
              </table:table-cell>
            </table:table-row>
            <table:table-row>
              <table:table-cell office:value-type="float" office:value="2576.32">
                <text:p>2576.32</text:p>
              </table:table-cell>
              <table:table-cell office:value-type="float" office:value="0.000924115">
                <text:p>0.000924115</text:p>
              </table:table-cell>
            </table:table-row>
            <table:table-row>
              <table:table-cell office:value-type="float" office:value="2585.49">
                <text:p>2585.49</text:p>
              </table:table-cell>
              <table:table-cell office:value-type="float" office:value="0.00100586">
                <text:p>0.00100586</text:p>
              </table:table-cell>
            </table:table-row>
            <table:table-row>
              <table:table-cell office:value-type="float" office:value="2594.66">
                <text:p>2594.66</text:p>
              </table:table-cell>
              <table:table-cell office:value-type="float" office:value="0.00114421">
                <text:p>0.00114421</text:p>
              </table:table-cell>
            </table:table-row>
            <table:table-row>
              <table:table-cell office:value-type="float" office:value="2603.83">
                <text:p>2603.83</text:p>
              </table:table-cell>
              <table:table-cell office:value-type="float" office:value="0.00141656">
                <text:p>0.00141656</text:p>
              </table:table-cell>
            </table:table-row>
            <table:table-row>
              <table:table-cell office:value-type="float" office:value="2612.99">
                <text:p>2612.99</text:p>
              </table:table-cell>
              <table:table-cell office:value-type="float" office:value="0.00169834">
                <text:p>0.00169834</text:p>
              </table:table-cell>
            </table:table-row>
            <table:table-row>
              <table:table-cell office:value-type="float" office:value="2622.16">
                <text:p>2622.16</text:p>
              </table:table-cell>
              <table:table-cell office:value-type="float" office:value="0.00241969">
                <text:p>0.00241969</text:p>
              </table:table-cell>
            </table:table-row>
            <table:table-row>
              <table:table-cell office:value-type="float" office:value="2631.33">
                <text:p>2631.33</text:p>
              </table:table-cell>
              <table:table-cell office:value-type="float" office:value="0.00577074">
                <text:p>0.00577074</text:p>
              </table:table-cell>
            </table:table-row>
            <table:table-row>
              <table:table-cell office:value-type="float" office:value="2640.5">
                <text:p>2640.5</text:p>
              </table:table-cell>
              <table:table-cell office:value-type="float" office:value="0.00813586">
                <text:p>0.00813586</text:p>
              </table:table-cell>
            </table:table-row>
            <table:table-row>
              <table:table-cell office:value-type="float" office:value="2649.67">
                <text:p>2649.67</text:p>
              </table:table-cell>
              <table:table-cell office:value-type="float" office:value="0.0037424">
                <text:p>0.0037424</text:p>
              </table:table-cell>
            </table:table-row>
            <table:table-row>
              <table:table-cell office:value-type="float" office:value="2658.84">
                <text:p>2658.84</text:p>
              </table:table-cell>
              <table:table-cell office:value-type="float" office:value="0.00274021">
                <text:p>0.00274021</text:p>
              </table:table-cell>
            </table:table-row>
            <table:table-row>
              <table:table-cell office:value-type="float" office:value="2668">
                <text:p>2668</text:p>
              </table:table-cell>
              <table:table-cell office:value-type="float" office:value="0.00166966">
                <text:p>0.00166966</text:p>
              </table:table-cell>
            </table:table-row>
            <table:table-row>
              <table:table-cell office:value-type="float" office:value="2677.17">
                <text:p>2677.17</text:p>
              </table:table-cell>
              <table:table-cell office:value-type="float" office:value="0.000566144">
                <text:p>0.000566144</text:p>
              </table:table-cell>
            </table:table-row>
            <table:table-row>
              <table:table-cell office:value-type="float" office:value="2686.34">
                <text:p>2686.34</text:p>
              </table:table-cell>
              <table:table-cell office:value-type="float" office:value="0.00213582">
                <text:p>0.00213582</text:p>
              </table:table-cell>
            </table:table-row>
            <table:table-row>
              <table:table-cell office:value-type="float" office:value="2695.51">
                <text:p>2695.51</text:p>
              </table:table-cell>
              <table:table-cell office:value-type="float" office:value="0.000526056">
                <text:p>0.000526056</text:p>
              </table:table-cell>
            </table:table-row>
            <table:table-row>
              <table:table-cell office:value-type="float" office:value="2704.68">
                <text:p>2704.68</text:p>
              </table:table-cell>
              <table:table-cell office:value-type="float" office:value="0.00168816">
                <text:p>0.00168816</text:p>
              </table:table-cell>
            </table:table-row>
            <table:table-row>
              <table:table-cell office:value-type="float" office:value="2713.85">
                <text:p>2713.85</text:p>
              </table:table-cell>
              <table:table-cell office:value-type="float" office:value="0.00142539">
                <text:p>0.00142539</text:p>
              </table:table-cell>
            </table:table-row>
            <table:table-row>
              <table:table-cell office:value-type="float" office:value="2723.01">
                <text:p>2723.01</text:p>
              </table:table-cell>
              <table:table-cell office:value-type="float" office:value="0.00107146">
                <text:p>0.00107146</text:p>
              </table:table-cell>
            </table:table-row>
            <table:table-row>
              <table:table-cell office:value-type="float" office:value="2732.18">
                <text:p>2732.18</text:p>
              </table:table-cell>
              <table:table-cell office:value-type="float" office:value="0.00179629">
                <text:p>0.00179629</text:p>
              </table:table-cell>
            </table:table-row>
            <table:table-row>
              <table:table-cell office:value-type="float" office:value="2741.35">
                <text:p>2741.35</text:p>
              </table:table-cell>
              <table:table-cell office:value-type="float" office:value="0.00145414">
                <text:p>0.00145414</text:p>
              </table:table-cell>
            </table:table-row>
            <table:table-row>
              <table:table-cell office:value-type="float" office:value="2750.52">
                <text:p>2750.52</text:p>
              </table:table-cell>
              <table:table-cell office:value-type="float" office:value="0.00116088">
                <text:p>0.00116088</text:p>
              </table:table-cell>
            </table:table-row>
            <table:table-row>
              <table:table-cell office:value-type="float" office:value="2759.69">
                <text:p>2759.69</text:p>
              </table:table-cell>
              <table:table-cell office:value-type="float" office:value="0.00104815">
                <text:p>0.00104815</text:p>
              </table:table-cell>
            </table:table-row>
            <table:table-row>
              <table:table-cell office:value-type="float" office:value="2768.86">
                <text:p>2768.86</text:p>
              </table:table-cell>
              <table:table-cell office:value-type="float" office:value="0.000799163">
                <text:p>0.000799163</text:p>
              </table:table-cell>
            </table:table-row>
            <table:table-row>
              <table:table-cell office:value-type="float" office:value="2778.02">
                <text:p>2778.02</text:p>
              </table:table-cell>
              <table:table-cell office:value-type="float" office:value="0.000921628">
                <text:p>0.000921628</text:p>
              </table:table-cell>
            </table:table-row>
            <table:table-row>
              <table:table-cell office:value-type="float" office:value="2787.19">
                <text:p>2787.19</text:p>
              </table:table-cell>
              <table:table-cell office:value-type="float" office:value="0.00128843">
                <text:p>0.00128843</text:p>
              </table:table-cell>
            </table:table-row>
            <table:table-row>
              <table:table-cell office:value-type="float" office:value="2796.36">
                <text:p>2796.36</text:p>
              </table:table-cell>
              <table:table-cell office:value-type="float" office:value="0.00121598">
                <text:p>0.00121598</text:p>
              </table:table-cell>
            </table:table-row>
            <table:table-row>
              <table:table-cell office:value-type="float" office:value="2805.53">
                <text:p>2805.53</text:p>
              </table:table-cell>
              <table:table-cell office:value-type="float" office:value="0.000943445">
                <text:p>0.000943445</text:p>
              </table:table-cell>
            </table:table-row>
            <table:table-row>
              <table:table-cell office:value-type="float" office:value="2814.7">
                <text:p>2814.7</text:p>
              </table:table-cell>
              <table:table-cell office:value-type="float" office:value="0.0016135">
                <text:p>0.0016135</text:p>
              </table:table-cell>
            </table:table-row>
            <table:table-row>
              <table:table-cell office:value-type="float" office:value="2823.87">
                <text:p>2823.87</text:p>
              </table:table-cell>
              <table:table-cell office:value-type="float" office:value="0.00187349">
                <text:p>0.00187349</text:p>
              </table:table-cell>
            </table:table-row>
            <table:table-row>
              <table:table-cell office:value-type="float" office:value="2833.04">
                <text:p>2833.04</text:p>
              </table:table-cell>
              <table:table-cell office:value-type="float" office:value="0.00358871">
                <text:p>0.00358871</text:p>
              </table:table-cell>
            </table:table-row>
            <table:table-row>
              <table:table-cell office:value-type="float" office:value="2842.2">
                <text:p>2842.2</text:p>
              </table:table-cell>
              <table:table-cell office:value-type="float" office:value="0.00570404">
                <text:p>0.00570404</text:p>
              </table:table-cell>
            </table:table-row>
            <table:table-row>
              <table:table-cell office:value-type="float" office:value="2851.37">
                <text:p>2851.37</text:p>
              </table:table-cell>
              <table:table-cell office:value-type="float" office:value="0.00891002">
                <text:p>0.00891002</text:p>
              </table:table-cell>
            </table:table-row>
            <table:table-row>
              <table:table-cell office:value-type="float" office:value="2860.54">
                <text:p>2860.54</text:p>
              </table:table-cell>
              <table:table-cell office:value-type="float" office:value="0.0137694">
                <text:p>0.0137694</text:p>
              </table:table-cell>
            </table:table-row>
            <table:table-row>
              <table:table-cell office:value-type="float" office:value="2869.71">
                <text:p>2869.71</text:p>
              </table:table-cell>
              <table:table-cell office:value-type="float" office:value="0.00389496">
                <text:p>0.00389496</text:p>
              </table:table-cell>
            </table:table-row>
            <table:table-row>
              <table:table-cell office:value-type="float" office:value="2878.88">
                <text:p>2878.88</text:p>
              </table:table-cell>
              <table:table-cell office:value-type="float" office:value="0.00248816">
                <text:p>0.00248816</text:p>
              </table:table-cell>
            </table:table-row>
            <table:table-row>
              <table:table-cell office:value-type="float" office:value="2888.05">
                <text:p>2888.05</text:p>
              </table:table-cell>
              <table:table-cell office:value-type="float" office:value="0.000843551">
                <text:p>0.000843551</text:p>
              </table:table-cell>
            </table:table-row>
            <table:table-row>
              <table:table-cell office:value-type="float" office:value="2897.21">
                <text:p>2897.21</text:p>
              </table:table-cell>
              <table:table-cell office:value-type="float" office:value="0.00155221">
                <text:p>0.00155221</text:p>
              </table:table-cell>
            </table:table-row>
            <table:table-row>
              <table:table-cell office:value-type="float" office:value="2906.38">
                <text:p>2906.38</text:p>
              </table:table-cell>
              <table:table-cell office:value-type="float" office:value="0.00138079">
                <text:p>0.00138079</text:p>
              </table:table-cell>
            </table:table-row>
            <table:table-row>
              <table:table-cell office:value-type="float" office:value="2915.55">
                <text:p>2915.55</text:p>
              </table:table-cell>
              <table:table-cell office:value-type="float" office:value="0.000494678">
                <text:p>0.000494678</text:p>
              </table:table-cell>
            </table:table-row>
            <table:table-row>
              <table:table-cell office:value-type="float" office:value="2924.72">
                <text:p>2924.72</text:p>
              </table:table-cell>
              <table:table-cell office:value-type="float" office:value="0.000626237">
                <text:p>0.000626237</text:p>
              </table:table-cell>
            </table:table-row>
            <table:table-row>
              <table:table-cell office:value-type="float" office:value="2933.89">
                <text:p>2933.89</text:p>
              </table:table-cell>
              <table:table-cell office:value-type="float" office:value="0.00048608">
                <text:p>0.00048608</text:p>
              </table:table-cell>
            </table:table-row>
            <table:table-row>
              <table:table-cell office:value-type="float" office:value="2943.06">
                <text:p>2943.06</text:p>
              </table:table-cell>
              <table:table-cell office:value-type="float" office:value="0.00132354">
                <text:p>0.00132354</text:p>
              </table:table-cell>
            </table:table-row>
            <table:table-row>
              <table:table-cell office:value-type="float" office:value="2952.22">
                <text:p>2952.22</text:p>
              </table:table-cell>
              <table:table-cell office:value-type="float" office:value="0.00129993">
                <text:p>0.00129993</text:p>
              </table:table-cell>
            </table:table-row>
            <table:table-row>
              <table:table-cell office:value-type="float" office:value="2961.39">
                <text:p>2961.39</text:p>
              </table:table-cell>
              <table:table-cell office:value-type="float" office:value="0.00124572">
                <text:p>0.00124572</text:p>
              </table:table-cell>
            </table:table-row>
            <table:table-row>
              <table:table-cell office:value-type="float" office:value="2970.56">
                <text:p>2970.56</text:p>
              </table:table-cell>
              <table:table-cell office:value-type="float" office:value="0.0022521">
                <text:p>0.0022521</text:p>
              </table:table-cell>
            </table:table-row>
            <table:table-row>
              <table:table-cell office:value-type="float" office:value="2979.73">
                <text:p>2979.73</text:p>
              </table:table-cell>
              <table:table-cell office:value-type="float" office:value="0.00145527">
                <text:p>0.00145527</text:p>
              </table:table-cell>
            </table:table-row>
            <table:table-row>
              <table:table-cell office:value-type="float" office:value="2988.9">
                <text:p>2988.9</text:p>
              </table:table-cell>
              <table:table-cell office:value-type="float" office:value="0.0012071">
                <text:p>0.0012071</text:p>
              </table:table-cell>
            </table:table-row>
            <table:table-row>
              <table:table-cell office:value-type="float" office:value="2998.07">
                <text:p>2998.07</text:p>
              </table:table-cell>
              <table:table-cell office:value-type="float" office:value="0.00109012">
                <text:p>0.00109012</text:p>
              </table:table-cell>
            </table:table-row>
            <table:table-row>
              <table:table-cell office:value-type="float" office:value="3007.23">
                <text:p>3007.23</text:p>
              </table:table-cell>
              <table:table-cell office:value-type="float" office:value="0.00180404">
                <text:p>0.00180404</text:p>
              </table:table-cell>
            </table:table-row>
            <table:table-row>
              <table:table-cell office:value-type="float" office:value="3016.4">
                <text:p>3016.4</text:p>
              </table:table-cell>
              <table:table-cell office:value-type="float" office:value="0.0014425">
                <text:p>0.0014425</text:p>
              </table:table-cell>
            </table:table-row>
            <table:table-row>
              <table:table-cell office:value-type="float" office:value="3025.57">
                <text:p>3025.57</text:p>
              </table:table-cell>
              <table:table-cell office:value-type="float" office:value="0.000748513">
                <text:p>0.000748513</text:p>
              </table:table-cell>
            </table:table-row>
            <table:table-row>
              <table:table-cell office:value-type="float" office:value="3034.74">
                <text:p>3034.74</text:p>
              </table:table-cell>
              <table:table-cell office:value-type="float" office:value="0.000804018">
                <text:p>0.000804018</text:p>
              </table:table-cell>
            </table:table-row>
            <table:table-row>
              <table:table-cell office:value-type="float" office:value="3043.91">
                <text:p>3043.91</text:p>
              </table:table-cell>
              <table:table-cell office:value-type="float" office:value="0.00352625">
                <text:p>0.00352625</text:p>
              </table:table-cell>
            </table:table-row>
            <table:table-row>
              <table:table-cell office:value-type="float" office:value="3053.08">
                <text:p>3053.08</text:p>
              </table:table-cell>
              <table:table-cell office:value-type="float" office:value="0.00225834">
                <text:p>0.00225834</text:p>
              </table:table-cell>
            </table:table-row>
            <table:table-row>
              <table:table-cell office:value-type="float" office:value="3062.25">
                <text:p>3062.25</text:p>
              </table:table-cell>
              <table:table-cell office:value-type="float" office:value="0.00658518">
                <text:p>0.00658518</text:p>
              </table:table-cell>
            </table:table-row>
            <table:table-row>
              <table:table-cell office:value-type="float" office:value="3071.41">
                <text:p>3071.41</text:p>
              </table:table-cell>
              <table:table-cell office:value-type="float" office:value="0.00993493">
                <text:p>0.00993493</text:p>
              </table:table-cell>
            </table:table-row>
            <table:table-row>
              <table:table-cell office:value-type="float" office:value="3080.58">
                <text:p>3080.58</text:p>
              </table:table-cell>
              <table:table-cell office:value-type="float" office:value="0.0137864">
                <text:p>0.0137864</text:p>
              </table:table-cell>
            </table:table-row>
            <table:table-row>
              <table:table-cell office:value-type="float" office:value="3089.75">
                <text:p>3089.75</text:p>
              </table:table-cell>
              <table:table-cell office:value-type="float" office:value="0.00221429">
                <text:p>0.00221429</text:p>
              </table:table-cell>
            </table:table-row>
            <table:table-row>
              <table:table-cell office:value-type="float" office:value="3098.92">
                <text:p>3098.92</text:p>
              </table:table-cell>
              <table:table-cell office:value-type="float" office:value="0.00236638">
                <text:p>0.00236638</text:p>
              </table:table-cell>
            </table:table-row>
            <table:table-row>
              <table:table-cell office:value-type="float" office:value="3108.09">
                <text:p>3108.09</text:p>
              </table:table-cell>
              <table:table-cell office:value-type="float" office:value="0.000818177">
                <text:p>0.000818177</text:p>
              </table:table-cell>
            </table:table-row>
            <table:table-row>
              <table:table-cell office:value-type="float" office:value="3117.26">
                <text:p>3117.26</text:p>
              </table:table-cell>
              <table:table-cell office:value-type="float" office:value="0.000524751">
                <text:p>0.000524751</text:p>
              </table:table-cell>
            </table:table-row>
            <table:table-row>
              <table:table-cell office:value-type="float" office:value="3126.42">
                <text:p>3126.42</text:p>
              </table:table-cell>
              <table:table-cell office:value-type="float" office:value="0.000479602">
                <text:p>0.000479602</text:p>
              </table:table-cell>
            </table:table-row>
            <table:table-row>
              <table:table-cell office:value-type="float" office:value="3135.59">
                <text:p>3135.59</text:p>
              </table:table-cell>
              <table:table-cell office:value-type="float" office:value="0.00133278">
                <text:p>0.00133278</text:p>
              </table:table-cell>
            </table:table-row>
            <table:table-row>
              <table:table-cell office:value-type="float" office:value="3144.76">
                <text:p>3144.76</text:p>
              </table:table-cell>
              <table:table-cell office:value-type="float" office:value="0.00132055">
                <text:p>0.00132055</text:p>
              </table:table-cell>
            </table:table-row>
            <table:table-row>
              <table:table-cell office:value-type="float" office:value="3153.93">
                <text:p>3153.93</text:p>
              </table:table-cell>
              <table:table-cell office:value-type="float" office:value="0.000575314">
                <text:p>0.000575314</text:p>
              </table:table-cell>
            </table:table-row>
            <table:table-row>
              <table:table-cell office:value-type="float" office:value="3163.1">
                <text:p>3163.1</text:p>
              </table:table-cell>
              <table:table-cell office:value-type="float" office:value="0.000551927">
                <text:p>0.000551927</text:p>
              </table:table-cell>
            </table:table-row>
            <table:table-row>
              <table:table-cell office:value-type="float" office:value="3172.27">
                <text:p>3172.27</text:p>
              </table:table-cell>
              <table:table-cell office:value-type="float" office:value="0.000596203">
                <text:p>0.000596203</text:p>
              </table:table-cell>
            </table:table-row>
            <table:table-row>
              <table:table-cell office:value-type="float" office:value="3181.43">
                <text:p>3181.43</text:p>
              </table:table-cell>
              <table:table-cell office:value-type="float" office:value="0.000744954">
                <text:p>0.000744954</text:p>
              </table:table-cell>
            </table:table-row>
            <table:table-row>
              <table:table-cell office:value-type="float" office:value="3190.6">
                <text:p>3190.6</text:p>
              </table:table-cell>
              <table:table-cell office:value-type="float" office:value="0.000996687">
                <text:p>0.000996687</text:p>
              </table:table-cell>
            </table:table-row>
            <table:table-row>
              <table:table-cell office:value-type="float" office:value="3199.77">
                <text:p>3199.77</text:p>
              </table:table-cell>
              <table:table-cell office:value-type="float" office:value="0.000359945">
                <text:p>0.000359945</text:p>
              </table:table-cell>
            </table:table-row>
            <table:table-row>
              <table:table-cell office:value-type="float" office:value="3208.94">
                <text:p>3208.94</text:p>
              </table:table-cell>
              <table:table-cell office:value-type="float" office:value="0.0011881">
                <text:p>0.0011881</text:p>
              </table:table-cell>
            </table:table-row>
            <table:table-row>
              <table:table-cell office:value-type="float" office:value="3218.11">
                <text:p>3218.11</text:p>
              </table:table-cell>
              <table:table-cell office:value-type="float" office:value="0.000898977">
                <text:p>0.000898977</text:p>
              </table:table-cell>
            </table:table-row>
            <table:table-row>
              <table:table-cell office:value-type="float" office:value="3227.28">
                <text:p>3227.28</text:p>
              </table:table-cell>
              <table:table-cell office:value-type="float" office:value="0.00101129">
                <text:p>0.00101129</text:p>
              </table:table-cell>
            </table:table-row>
            <table:table-row>
              <table:table-cell office:value-type="float" office:value="3236.44">
                <text:p>3236.44</text:p>
              </table:table-cell>
              <table:table-cell office:value-type="float" office:value="0.000738867">
                <text:p>0.000738867</text:p>
              </table:table-cell>
            </table:table-row>
            <table:table-row>
              <table:table-cell office:value-type="float" office:value="3245.61">
                <text:p>3245.61</text:p>
              </table:table-cell>
              <table:table-cell office:value-type="float" office:value="0.00145483">
                <text:p>0.00145483</text:p>
              </table:table-cell>
            </table:table-row>
            <table:table-row>
              <table:table-cell office:value-type="float" office:value="3254.78">
                <text:p>3254.78</text:p>
              </table:table-cell>
              <table:table-cell office:value-type="float" office:value="0.00135192">
                <text:p>0.00135192</text:p>
              </table:table-cell>
            </table:table-row>
            <table:table-row>
              <table:table-cell office:value-type="float" office:value="3263.95">
                <text:p>3263.95</text:p>
              </table:table-cell>
              <table:table-cell office:value-type="float" office:value="0.00232906">
                <text:p>0.00232906</text:p>
              </table:table-cell>
            </table:table-row>
            <table:table-row>
              <table:table-cell office:value-type="float" office:value="3273.12">
                <text:p>3273.12</text:p>
              </table:table-cell>
              <table:table-cell office:value-type="float" office:value="0.00100761">
                <text:p>0.00100761</text:p>
              </table:table-cell>
            </table:table-row>
            <table:table-row>
              <table:table-cell office:value-type="float" office:value="3282.29">
                <text:p>3282.29</text:p>
              </table:table-cell>
              <table:table-cell office:value-type="float" office:value="0.00370373">
                <text:p>0.00370373</text:p>
              </table:table-cell>
            </table:table-row>
            <table:table-row>
              <table:table-cell office:value-type="float" office:value="3291.46">
                <text:p>3291.46</text:p>
              </table:table-cell>
              <table:table-cell office:value-type="float" office:value="0.00629425">
                <text:p>0.00629425</text:p>
              </table:table-cell>
            </table:table-row>
            <table:table-row>
              <table:table-cell office:value-type="float" office:value="3300.62">
                <text:p>3300.62</text:p>
              </table:table-cell>
              <table:table-cell office:value-type="float" office:value="0.0049213">
                <text:p>0.0049213</text:p>
              </table:table-cell>
            </table:table-row>
            <table:table-row>
              <table:table-cell office:value-type="float" office:value="3309.79">
                <text:p>3309.79</text:p>
              </table:table-cell>
              <table:table-cell office:value-type="float" office:value="0.00177607">
                <text:p>0.00177607</text:p>
              </table:table-cell>
            </table:table-row>
            <table:table-row>
              <table:table-cell office:value-type="float" office:value="3318.96">
                <text:p>3318.96</text:p>
              </table:table-cell>
              <table:table-cell office:value-type="float" office:value="0.00076703">
                <text:p>0.00076703</text:p>
              </table:table-cell>
            </table:table-row>
            <table:table-row>
              <table:table-cell office:value-type="float" office:value="3328.13">
                <text:p>3328.13</text:p>
              </table:table-cell>
              <table:table-cell office:value-type="float" office:value="0.000942102">
                <text:p>0.000942102</text:p>
              </table:table-cell>
            </table:table-row>
            <table:table-row>
              <table:table-cell office:value-type="float" office:value="3337.3">
                <text:p>3337.3</text:p>
              </table:table-cell>
              <table:table-cell office:value-type="float" office:value="0.000742683">
                <text:p>0.000742683</text:p>
              </table:table-cell>
            </table:table-row>
            <table:table-row>
              <table:table-cell office:value-type="float" office:value="3346.47">
                <text:p>3346.47</text:p>
              </table:table-cell>
              <table:table-cell office:value-type="float" office:value="0.000473116">
                <text:p>0.000473116</text:p>
              </table:table-cell>
            </table:table-row>
            <table:table-row>
              <table:table-cell office:value-type="float" office:value="3355.63">
                <text:p>3355.63</text:p>
              </table:table-cell>
              <table:table-cell office:value-type="float" office:value="0.0006465">
                <text:p>0.0006465</text:p>
              </table:table-cell>
            </table:table-row>
            <table:table-row>
              <table:table-cell office:value-type="float" office:value="3364.8">
                <text:p>3364.8</text:p>
              </table:table-cell>
              <table:table-cell office:value-type="float" office:value="0.00110173">
                <text:p>0.00110173</text:p>
              </table:table-cell>
            </table:table-row>
            <table:table-row>
              <table:table-cell office:value-type="float" office:value="3373.97">
                <text:p>3373.97</text:p>
              </table:table-cell>
              <table:table-cell office:value-type="float" office:value="0.000380991">
                <text:p>0.000380991</text:p>
              </table:table-cell>
            </table:table-row>
            <table:table-row>
              <table:table-cell office:value-type="float" office:value="3383.14">
                <text:p>3383.14</text:p>
              </table:table-cell>
              <table:table-cell office:value-type="float" office:value="0.000766887">
                <text:p>0.000766887</text:p>
              </table:table-cell>
            </table:table-row>
            <table:table-row>
              <table:table-cell office:value-type="float" office:value="3392.31">
                <text:p>3392.31</text:p>
              </table:table-cell>
              <table:table-cell office:value-type="float" office:value="0.000924232">
                <text:p>0.000924232</text:p>
              </table:table-cell>
            </table:table-row>
            <table:table-row>
              <table:table-cell office:value-type="float" office:value="3401.48">
                <text:p>3401.48</text:p>
              </table:table-cell>
              <table:table-cell office:value-type="float" office:value="0.000894833">
                <text:p>0.000894833</text:p>
              </table:table-cell>
            </table:table-row>
            <table:table-row>
              <table:table-cell office:value-type="float" office:value="3410.64">
                <text:p>3410.64</text:p>
              </table:table-cell>
              <table:table-cell office:value-type="float" office:value="0.000723305">
                <text:p>0.000723305</text:p>
              </table:table-cell>
            </table:table-row>
            <table:table-row>
              <table:table-cell office:value-type="float" office:value="3419.81">
                <text:p>3419.81</text:p>
              </table:table-cell>
              <table:table-cell office:value-type="float" office:value="0.00076673">
                <text:p>0.00076673</text:p>
              </table:table-cell>
            </table:table-row>
            <table:table-row>
              <table:table-cell office:value-type="float" office:value="3428.98">
                <text:p>3428.98</text:p>
              </table:table-cell>
              <table:table-cell office:value-type="float" office:value="0.00102655">
                <text:p>0.00102655</text:p>
              </table:table-cell>
            </table:table-row>
            <table:table-row>
              <table:table-cell office:value-type="float" office:value="3438.15">
                <text:p>3438.15</text:p>
              </table:table-cell>
              <table:table-cell office:value-type="float" office:value="0.000611375">
                <text:p>0.000611375</text:p>
              </table:table-cell>
            </table:table-row>
            <table:table-row>
              <table:table-cell office:value-type="float" office:value="3447.32">
                <text:p>3447.32</text:p>
              </table:table-cell>
              <table:table-cell office:value-type="float" office:value="0.000465618">
                <text:p>0.000465618</text:p>
              </table:table-cell>
            </table:table-row>
            <table:table-row>
              <table:table-cell office:value-type="float" office:value="3456.49">
                <text:p>3456.49</text:p>
              </table:table-cell>
              <table:table-cell office:value-type="float" office:value="0.00086608">
                <text:p>0.00086608</text:p>
              </table:table-cell>
            </table:table-row>
            <table:table-row>
              <table:table-cell office:value-type="float" office:value="3465.65">
                <text:p>3465.65</text:p>
              </table:table-cell>
              <table:table-cell office:value-type="float" office:value="0.000919593">
                <text:p>0.000919593</text:p>
              </table:table-cell>
            </table:table-row>
            <table:table-row>
              <table:table-cell office:value-type="float" office:value="3474.82">
                <text:p>3474.82</text:p>
              </table:table-cell>
              <table:table-cell office:value-type="float" office:value="0.00192268">
                <text:p>0.00192268</text:p>
              </table:table-cell>
            </table:table-row>
            <table:table-row>
              <table:table-cell office:value-type="float" office:value="3483.99">
                <text:p>3483.99</text:p>
              </table:table-cell>
              <table:table-cell office:value-type="float" office:value="0.0024047">
                <text:p>0.0024047</text:p>
              </table:table-cell>
            </table:table-row>
            <table:table-row>
              <table:table-cell office:value-type="float" office:value="3493.16">
                <text:p>3493.16</text:p>
              </table:table-cell>
              <table:table-cell office:value-type="float" office:value="0.00291446">
                <text:p>0.00291446</text:p>
              </table:table-cell>
            </table:table-row>
            <table:table-row>
              <table:table-cell office:value-type="float" office:value="3502.33">
                <text:p>3502.33</text:p>
              </table:table-cell>
              <table:table-cell office:value-type="float" office:value="0.00350164">
                <text:p>0.00350164</text:p>
              </table:table-cell>
            </table:table-row>
            <table:table-row>
              <table:table-cell office:value-type="float" office:value="3511.5">
                <text:p>3511.5</text:p>
              </table:table-cell>
              <table:table-cell office:value-type="float" office:value="0.00940288">
                <text:p>0.00940288</text:p>
              </table:table-cell>
            </table:table-row>
            <table:table-row>
              <table:table-cell office:value-type="float" office:value="3520.67">
                <text:p>3520.67</text:p>
              </table:table-cell>
              <table:table-cell office:value-type="float" office:value="0.0106737">
                <text:p>0.0106737</text:p>
              </table:table-cell>
            </table:table-row>
            <table:table-row>
              <table:table-cell office:value-type="float" office:value="3529.83">
                <text:p>3529.83</text:p>
              </table:table-cell>
              <table:table-cell office:value-type="float" office:value="0.00343054">
                <text:p>0.00343054</text:p>
              </table:table-cell>
            </table:table-row>
            <table:table-row>
              <table:table-cell office:value-type="float" office:value="3539">
                <text:p>3539</text:p>
              </table:table-cell>
              <table:table-cell office:value-type="float" office:value="0.00204999">
                <text:p>0.00204999</text:p>
              </table:table-cell>
            </table:table-row>
            <table:table-row>
              <table:table-cell office:value-type="float" office:value="3548.17">
                <text:p>3548.17</text:p>
              </table:table-cell>
              <table:table-cell office:value-type="float" office:value="0.00102221">
                <text:p>0.00102221</text:p>
              </table:table-cell>
            </table:table-row>
            <table:table-row>
              <table:table-cell office:value-type="float" office:value="3557.34">
                <text:p>3557.34</text:p>
              </table:table-cell>
              <table:table-cell office:value-type="float" office:value="0.000711299">
                <text:p>0.000711299</text:p>
              </table:table-cell>
            </table:table-row>
            <table:table-row>
              <table:table-cell office:value-type="float" office:value="3566.51">
                <text:p>3566.51</text:p>
              </table:table-cell>
              <table:table-cell office:value-type="float" office:value="0.000579539">
                <text:p>0.000579539</text:p>
              </table:table-cell>
            </table:table-row>
            <table:table-row>
              <table:table-cell office:value-type="float" office:value="3575.68">
                <text:p>3575.68</text:p>
              </table:table-cell>
              <table:table-cell office:value-type="float" office:value="0.000977969">
                <text:p>0.000977969</text:p>
              </table:table-cell>
            </table:table-row>
            <table:table-row>
              <table:table-cell office:value-type="float" office:value="3584.84">
                <text:p>3584.84</text:p>
              </table:table-cell>
              <table:table-cell office:value-type="float" office:value="0.000428839">
                <text:p>0.000428839</text:p>
              </table:table-cell>
            </table:table-row>
            <table:table-row>
              <table:table-cell office:value-type="float" office:value="3594.01">
                <text:p>3594.01</text:p>
              </table:table-cell>
              <table:table-cell office:value-type="float" office:value="0.000537891">
                <text:p>0.000537891</text:p>
              </table:table-cell>
            </table:table-row>
            <table:table-row>
              <table:table-cell office:value-type="float" office:value="3603.18">
                <text:p>3603.18</text:p>
              </table:table-cell>
              <table:table-cell office:value-type="float" office:value="0.000906696">
                <text:p>0.000906696</text:p>
              </table:table-cell>
            </table:table-row>
            <table:table-row>
              <table:table-cell office:value-type="float" office:value="3612.35">
                <text:p>3612.35</text:p>
              </table:table-cell>
              <table:table-cell office:value-type="float" office:value="0.000283157">
                <text:p>0.000283157</text:p>
              </table:table-cell>
            </table:table-row>
            <table:table-row>
              <table:table-cell office:value-type="float" office:value="3621.52">
                <text:p>3621.52</text:p>
              </table:table-cell>
              <table:table-cell office:value-type="float" office:value="0.000262922">
                <text:p>0.000262922</text:p>
              </table:table-cell>
            </table:table-row>
            <table:table-row>
              <table:table-cell office:value-type="float" office:value="3630.69">
                <text:p>3630.69</text:p>
              </table:table-cell>
              <table:table-cell office:value-type="float" office:value="0.000199453">
                <text:p>0.000199453</text:p>
              </table:table-cell>
            </table:table-row>
            <table:table-row>
              <table:table-cell office:value-type="float" office:value="3639.85">
                <text:p>3639.85</text:p>
              </table:table-cell>
              <table:table-cell office:value-type="float" office:value="0.000291583">
                <text:p>0.000291583</text:p>
              </table:table-cell>
            </table:table-row>
            <table:table-row>
              <table:table-cell office:value-type="float" office:value="3649.02">
                <text:p>3649.02</text:p>
              </table:table-cell>
              <table:table-cell office:value-type="float" office:value="0.000402962">
                <text:p>0.000402962</text:p>
              </table:table-cell>
            </table:table-row>
            <table:table-row>
              <table:table-cell office:value-type="float" office:value="3658.19">
                <text:p>3658.19</text:p>
              </table:table-cell>
              <table:table-cell office:value-type="float" office:value="0.000226209">
                <text:p>0.000226209</text:p>
              </table:table-cell>
            </table:table-row>
            <table:table-row>
              <table:table-cell office:value-type="float" office:value="3667.36">
                <text:p>3667.36</text:p>
              </table:table-cell>
              <table:table-cell office:value-type="float" office:value="0.000995116">
                <text:p>0.000995116</text:p>
              </table:table-cell>
            </table:table-row>
            <table:table-row>
              <table:table-cell office:value-type="float" office:value="3676.53">
                <text:p>3676.53</text:p>
              </table:table-cell>
              <table:table-cell office:value-type="float" office:value="0.000492596">
                <text:p>0.000492596</text:p>
              </table:table-cell>
            </table:table-row>
            <table:table-row>
              <table:table-cell office:value-type="float" office:value="3685.7">
                <text:p>3685.7</text:p>
              </table:table-cell>
              <table:table-cell office:value-type="float" office:value="0.00198916">
                <text:p>0.00198916</text:p>
              </table:table-cell>
            </table:table-row>
            <table:table-row>
              <table:table-cell office:value-type="float" office:value="3694.86">
                <text:p>3694.86</text:p>
              </table:table-cell>
              <table:table-cell office:value-type="float" office:value="0.0018963">
                <text:p>0.0018963</text:p>
              </table:table-cell>
            </table:table-row>
            <table:table-row>
              <table:table-cell office:value-type="float" office:value="3704.03">
                <text:p>3704.03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float" office:value="3713.2">
                <text:p>3713.2</text:p>
              </table:table-cell>
              <table:table-cell office:value-type="float" office:value="0.0029074">
                <text:p>0.0029074</text:p>
              </table:table-cell>
            </table:table-row>
            <table:table-row>
              <table:table-cell office:value-type="float" office:value="3722.37">
                <text:p>3722.37</text:p>
              </table:table-cell>
              <table:table-cell office:value-type="float" office:value="0.00209929">
                <text:p>0.00209929</text:p>
              </table:table-cell>
            </table:table-row>
            <table:table-row>
              <table:table-cell office:value-type="float" office:value="3731.54">
                <text:p>3731.54</text:p>
              </table:table-cell>
              <table:table-cell office:value-type="float" office:value="0.00318367">
                <text:p>0.00318367</text:p>
              </table:table-cell>
            </table:table-row>
            <table:table-row>
              <table:table-cell office:value-type="float" office:value="3740.71">
                <text:p>3740.71</text:p>
              </table:table-cell>
              <table:table-cell office:value-type="float" office:value="0.00692791">
                <text:p>0.00692791</text:p>
              </table:table-cell>
            </table:table-row>
            <table:table-row>
              <table:table-cell office:value-type="float" office:value="3749.88">
                <text:p>3749.88</text:p>
              </table:table-cell>
              <table:table-cell office:value-type="float" office:value="0.00176918">
                <text:p>0.00176918</text:p>
              </table:table-cell>
            </table:table-row>
            <table:table-row>
              <table:table-cell office:value-type="float" office:value="3759.04">
                <text:p>3759.04</text:p>
              </table:table-cell>
              <table:table-cell office:value-type="float" office:value="0.00134915">
                <text:p>0.00134915</text:p>
              </table:table-cell>
            </table:table-row>
            <table:table-row>
              <table:table-cell office:value-type="float" office:value="3768.21">
                <text:p>3768.21</text:p>
              </table:table-cell>
              <table:table-cell office:value-type="float" office:value="0.00171607">
                <text:p>0.00171607</text:p>
              </table:table-cell>
            </table:table-row>
            <table:table-row>
              <table:table-cell office:value-type="float" office:value="3777.38">
                <text:p>3777.38</text:p>
              </table:table-cell>
              <table:table-cell office:value-type="float" office:value="0.0010933">
                <text:p>0.0010933</text:p>
              </table:table-cell>
            </table:table-row>
            <table:table-row>
              <table:table-cell office:value-type="float" office:value="3786.55">
                <text:p>3786.55</text:p>
              </table:table-cell>
              <table:table-cell office:value-type="float" office:value="0.00114654">
                <text:p>0.00114654</text:p>
              </table:table-cell>
            </table:table-row>
            <table:table-row>
              <table:table-cell office:value-type="float" office:value="3795.72">
                <text:p>3795.72</text:p>
              </table:table-cell>
              <table:table-cell office:value-type="float" office:value="0.000904686">
                <text:p>0.000904686</text:p>
              </table:table-cell>
            </table:table-row>
            <table:table-row>
              <table:table-cell office:value-type="float" office:value="3804.89">
                <text:p>3804.89</text:p>
              </table:table-cell>
              <table:table-cell office:value-type="float" office:value="0.000340066">
                <text:p>0.000340066</text:p>
              </table:table-cell>
            </table:table-row>
            <table:table-row>
              <table:table-cell office:value-type="float" office:value="3814.05">
                <text:p>3814.05</text:p>
              </table:table-cell>
              <table:table-cell office:value-type="float" office:value="0.000626905">
                <text:p>0.000626905</text:p>
              </table:table-cell>
            </table:table-row>
            <table:table-row>
              <table:table-cell office:value-type="float" office:value="3823.22">
                <text:p>3823.22</text:p>
              </table:table-cell>
              <table:table-cell office:value-type="float" office:value="0.000355591">
                <text:p>0.000355591</text:p>
              </table:table-cell>
            </table:table-row>
            <table:table-row>
              <table:table-cell office:value-type="float" office:value="3832.39">
                <text:p>3832.39</text:p>
              </table:table-cell>
              <table:table-cell office:value-type="float" office:value="0.000382348">
                <text:p>0.000382348</text:p>
              </table:table-cell>
            </table:table-row>
            <table:table-row>
              <table:table-cell office:value-type="float" office:value="3841.56">
                <text:p>3841.56</text:p>
              </table:table-cell>
              <table:table-cell office:value-type="float" office:value="0.000356437">
                <text:p>0.000356437</text:p>
              </table:table-cell>
            </table:table-row>
            <table:table-row>
              <table:table-cell office:value-type="float" office:value="3850.73">
                <text:p>3850.73</text:p>
              </table:table-cell>
              <table:table-cell office:value-type="float" office:value="0.000757022">
                <text:p>0.000757022</text:p>
              </table:table-cell>
            </table:table-row>
            <table:table-row>
              <table:table-cell office:value-type="float" office:value="3859.9">
                <text:p>3859.9</text:p>
              </table:table-cell>
              <table:table-cell office:value-type="float" office:value="0.000121468">
                <text:p>0.000121468</text:p>
              </table:table-cell>
            </table:table-row>
            <table:table-row>
              <table:table-cell office:value-type="float" office:value="3869.06">
                <text:p>3869.06</text:p>
              </table:table-cell>
              <table:table-cell office:value-type="float" office:value="0.000159092">
                <text:p>0.000159092</text:p>
              </table:table-cell>
            </table:table-row>
            <table:table-row>
              <table:table-cell office:value-type="float" office:value="3878.23">
                <text:p>3878.23</text:p>
              </table:table-cell>
              <table:table-cell office:value-type="float" office:value="0.00032048">
                <text:p>0.00032048</text:p>
              </table:table-cell>
            </table:table-row>
            <table:table-row>
              <table:table-cell office:value-type="float" office:value="3887.4">
                <text:p>3887.4</text:p>
              </table:table-cell>
              <table:table-cell office:value-type="float" office:value="0.000731606">
                <text:p>0.000731606</text:p>
              </table:table-cell>
            </table:table-row>
            <table:table-row>
              <table:table-cell office:value-type="float" office:value="3896.57">
                <text:p>3896.57</text:p>
              </table:table-cell>
              <table:table-cell office:value-type="float" office:value="0.0005902">
                <text:p>0.0005902</text:p>
              </table:table-cell>
            </table:table-row>
            <table:table-row>
              <table:table-cell office:value-type="float" office:value="3905.74">
                <text:p>3905.74</text:p>
              </table:table-cell>
              <table:table-cell office:value-type="float" office:value="0.00194816">
                <text:p>0.00194816</text:p>
              </table:table-cell>
            </table:table-row>
            <table:table-row>
              <table:table-cell office:value-type="float" office:value="3914.91">
                <text:p>3914.91</text:p>
              </table:table-cell>
              <table:table-cell office:value-type="float" office:value="0.000843603">
                <text:p>0.000843603</text:p>
              </table:table-cell>
            </table:table-row>
            <table:table-row>
              <table:table-cell office:value-type="float" office:value="3924.07">
                <text:p>3924.07</text:p>
              </table:table-cell>
              <table:table-cell office:value-type="float" office:value="0.000624886">
                <text:p>0.000624886</text:p>
              </table:table-cell>
            </table:table-row>
            <table:table-row>
              <table:table-cell office:value-type="float" office:value="3933.24">
                <text:p>3933.24</text:p>
              </table:table-cell>
              <table:table-cell office:value-type="float" office:value="0.00342375">
                <text:p>0.00342375</text:p>
              </table:table-cell>
            </table:table-row>
            <table:table-row>
              <table:table-cell office:value-type="float" office:value="3942.41">
                <text:p>3942.41</text:p>
              </table:table-cell>
              <table:table-cell office:value-type="float" office:value="0.00293166">
                <text:p>0.00293166</text:p>
              </table:table-cell>
            </table:table-row>
            <table:table-row>
              <table:table-cell office:value-type="float" office:value="3951.58">
                <text:p>3951.58</text:p>
              </table:table-cell>
              <table:table-cell office:value-type="float" office:value="0.00776794">
                <text:p>0.00776794</text:p>
              </table:table-cell>
            </table:table-row>
            <table:table-row>
              <table:table-cell office:value-type="float" office:value="3960.75">
                <text:p>3960.75</text:p>
              </table:table-cell>
              <table:table-cell office:value-type="float" office:value="0.00798684">
                <text:p>0.00798684</text:p>
              </table:table-cell>
            </table:table-row>
            <table:table-row>
              <table:table-cell office:value-type="float" office:value="3969.92">
                <text:p>3969.92</text:p>
              </table:table-cell>
              <table:table-cell office:value-type="float" office:value="0.00498238">
                <text:p>0.00498238</text:p>
              </table:table-cell>
            </table:table-row>
            <table:table-row>
              <table:table-cell office:value-type="float" office:value="3979.09">
                <text:p>3979.09</text:p>
              </table:table-cell>
              <table:table-cell office:value-type="float" office:value="0.00258778">
                <text:p>0.00258778</text:p>
              </table:table-cell>
            </table:table-row>
            <table:table-row>
              <table:table-cell office:value-type="float" office:value="3988.25">
                <text:p>3988.25</text:p>
              </table:table-cell>
              <table:table-cell office:value-type="float" office:value="0.00146468">
                <text:p>0.00146468</text:p>
              </table:table-cell>
            </table:table-row>
            <table:table-row>
              <table:table-cell office:value-type="float" office:value="3997.42">
                <text:p>3997.42</text:p>
              </table:table-cell>
              <table:table-cell office:value-type="float" office:value="0.00138484">
                <text:p>0.00138484</text:p>
              </table:table-cell>
            </table:table-row>
            <table:table-row>
              <table:table-cell office:value-type="float" office:value="4006.59">
                <text:p>4006.59</text:p>
              </table:table-cell>
              <table:table-cell office:value-type="float" office:value="0.000329077">
                <text:p>0.000329077</text:p>
              </table:table-cell>
            </table:table-row>
            <table:table-row>
              <table:table-cell office:value-type="float" office:value="4015.76">
                <text:p>4015.76</text:p>
              </table:table-cell>
              <table:table-cell office:value-type="float" office:value="0.00100829">
                <text:p>0.00100829</text:p>
              </table:table-cell>
            </table:table-row>
            <table:table-row>
              <table:table-cell office:value-type="float" office:value="4024.93">
                <text:p>4024.93</text:p>
              </table:table-cell>
              <table:table-cell office:value-type="float" office:value="0.000720106">
                <text:p>0.000720106</text:p>
              </table:table-cell>
            </table:table-row>
            <table:table-row>
              <table:table-cell office:value-type="float" office:value="4034.1">
                <text:p>4034.1</text:p>
              </table:table-cell>
              <table:table-cell office:value-type="float" office:value="0.000864776">
                <text:p>0.000864776</text:p>
              </table:table-cell>
            </table:table-row>
            <table:table-row>
              <table:table-cell office:value-type="float" office:value="4043.26">
                <text:p>4043.26</text:p>
              </table:table-cell>
              <table:table-cell office:value-type="float" office:value="0.000563308">
                <text:p>0.000563308</text:p>
              </table:table-cell>
            </table:table-row>
            <table:table-row>
              <table:table-cell office:value-type="float" office:value="4052.43">
                <text:p>4052.43</text:p>
              </table:table-cell>
              <table:table-cell office:value-type="float" office:value="0.000617903">
                <text:p>0.000617903</text:p>
              </table:table-cell>
            </table:table-row>
            <table:table-row>
              <table:table-cell office:value-type="float" office:value="4061.6">
                <text:p>4061.6</text:p>
              </table:table-cell>
              <table:table-cell office:value-type="float" office:value="0.000631383">
                <text:p>0.000631383</text:p>
              </table:table-cell>
            </table:table-row>
            <table:table-row>
              <table:table-cell office:value-type="float" office:value="4070.77">
                <text:p>4070.77</text:p>
              </table:table-cell>
              <table:table-cell office:value-type="float" office:value="0.000782927">
                <text:p>0.000782927</text:p>
              </table:table-cell>
            </table:table-row>
            <table:table-row>
              <table:table-cell office:value-type="float" office:value="4079.94">
                <text:p>4079.94</text:p>
              </table:table-cell>
              <table:table-cell office:value-type="float" office:value="0.000296362">
                <text:p>0.000296362</text:p>
              </table:table-cell>
            </table:table-row>
            <table:table-row>
              <table:table-cell office:value-type="float" office:value="4089.11">
                <text:p>4089.11</text:p>
              </table:table-cell>
              <table:table-cell office:value-type="float" office:value="0.00126091">
                <text:p>0.00126091</text:p>
              </table:table-cell>
            </table:table-row>
            <table:table-row>
              <table:table-cell office:value-type="float" office:value="4098.27">
                <text:p>4098.27</text:p>
              </table:table-cell>
              <table:table-cell office:value-type="float" office:value="0.00170427">
                <text:p>0.00170427</text:p>
              </table:table-cell>
            </table:table-row>
            <table:table-row>
              <table:table-cell office:value-type="float" office:value="4107.44">
                <text:p>4107.44</text:p>
              </table:table-cell>
              <table:table-cell office:value-type="float" office:value="0.00159855">
                <text:p>0.00159855</text:p>
              </table:table-cell>
            </table:table-row>
            <table:table-row>
              <table:table-cell office:value-type="float" office:value="4116.61">
                <text:p>4116.61</text:p>
              </table:table-cell>
              <table:table-cell office:value-type="float" office:value="0.00120151">
                <text:p>0.00120151</text:p>
              </table:table-cell>
            </table:table-row>
            <table:table-row>
              <table:table-cell office:value-type="float" office:value="4125.78">
                <text:p>4125.78</text:p>
              </table:table-cell>
              <table:table-cell office:value-type="float" office:value="0.00114846">
                <text:p>0.00114846</text:p>
              </table:table-cell>
            </table:table-row>
            <table:table-row>
              <table:table-cell office:value-type="float" office:value="4134.95">
                <text:p>4134.95</text:p>
              </table:table-cell>
              <table:table-cell office:value-type="float" office:value="0.0023043">
                <text:p>0.0023043</text:p>
              </table:table-cell>
            </table:table-row>
            <table:table-row>
              <table:table-cell office:value-type="float" office:value="4144.12">
                <text:p>4144.12</text:p>
              </table:table-cell>
              <table:table-cell office:value-type="float" office:value="0.00128251">
                <text:p>0.00128251</text:p>
              </table:table-cell>
            </table:table-row>
            <table:table-row>
              <table:table-cell office:value-type="float" office:value="4153.28">
                <text:p>4153.28</text:p>
              </table:table-cell>
              <table:table-cell office:value-type="float" office:value="0.00510052">
                <text:p>0.00510052</text:p>
              </table:table-cell>
            </table:table-row>
            <table:table-row>
              <table:table-cell office:value-type="float" office:value="4162.45">
                <text:p>4162.45</text:p>
              </table:table-cell>
              <table:table-cell office:value-type="float" office:value="0.00472268">
                <text:p>0.00472268</text:p>
              </table:table-cell>
            </table:table-row>
            <table:table-row>
              <table:table-cell office:value-type="float" office:value="4171.62">
                <text:p>4171.62</text:p>
              </table:table-cell>
              <table:table-cell office:value-type="float" office:value="0.00945011">
                <text:p>0.00945011</text:p>
              </table:table-cell>
            </table:table-row>
            <table:table-row>
              <table:table-cell office:value-type="float" office:value="4180.79">
                <text:p>4180.79</text:p>
              </table:table-cell>
              <table:table-cell office:value-type="float" office:value="0.00958012">
                <text:p>0.00958012</text:p>
              </table:table-cell>
            </table:table-row>
            <table:table-row>
              <table:table-cell office:value-type="float" office:value="4189.96">
                <text:p>4189.96</text:p>
              </table:table-cell>
              <table:table-cell office:value-type="float" office:value="0.00437945">
                <text:p>0.00437945</text:p>
              </table:table-cell>
            </table:table-row>
            <table:table-row>
              <table:table-cell office:value-type="float" office:value="4199.13">
                <text:p>4199.13</text:p>
              </table:table-cell>
              <table:table-cell office:value-type="float" office:value="0.00309533">
                <text:p>0.00309533</text:p>
              </table:table-cell>
            </table:table-row>
            <table:table-row>
              <table:table-cell office:value-type="float" office:value="4208.3">
                <text:p>4208.3</text:p>
              </table:table-cell>
              <table:table-cell office:value-type="float" office:value="0.000562664">
                <text:p>0.000562664</text:p>
              </table:table-cell>
            </table:table-row>
            <table:table-row>
              <table:table-cell office:value-type="float" office:value="4217.46">
                <text:p>4217.46</text:p>
              </table:table-cell>
              <table:table-cell office:value-type="float" office:value="0.00161854">
                <text:p>0.00161854</text:p>
              </table:table-cell>
            </table:table-row>
            <table:table-row>
              <table:table-cell office:value-type="float" office:value="4226.63">
                <text:p>4226.63</text:p>
              </table:table-cell>
              <table:table-cell office:value-type="float" office:value="0.00190881">
                <text:p>0.00190881</text:p>
              </table:table-cell>
            </table:table-row>
            <table:table-row>
              <table:table-cell office:value-type="float" office:value="4235.8">
                <text:p>4235.8</text:p>
              </table:table-cell>
              <table:table-cell office:value-type="float" office:value="0.00101991">
                <text:p>0.00101991</text:p>
              </table:table-cell>
            </table:table-row>
            <table:table-row>
              <table:table-cell office:value-type="float" office:value="4244.97">
                <text:p>4244.97</text:p>
              </table:table-cell>
              <table:table-cell office:value-type="float" office:value="0.00174195">
                <text:p>0.00174195</text:p>
              </table:table-cell>
            </table:table-row>
            <table:table-row>
              <table:table-cell office:value-type="float" office:value="4254.14">
                <text:p>4254.14</text:p>
              </table:table-cell>
              <table:table-cell office:value-type="float" office:value="0.000856606">
                <text:p>0.000856606</text:p>
              </table:table-cell>
            </table:table-row>
            <table:table-row>
              <table:table-cell office:value-type="float" office:value="4263.31">
                <text:p>4263.31</text:p>
              </table:table-cell>
              <table:table-cell office:value-type="float" office:value="0.000559532">
                <text:p>0.000559532</text:p>
              </table:table-cell>
            </table:table-row>
            <table:table-row>
              <table:table-cell office:value-type="float" office:value="4272.47">
                <text:p>4272.47</text:p>
              </table:table-cell>
              <table:table-cell office:value-type="float" office:value="0.00118427">
                <text:p>0.00118427</text:p>
              </table:table-cell>
            </table:table-row>
            <table:table-row>
              <table:table-cell office:value-type="float" office:value="4281.64">
                <text:p>4281.64</text:p>
              </table:table-cell>
              <table:table-cell office:value-type="float" office:value="0.000432556">
                <text:p>0.000432556</text:p>
              </table:table-cell>
            </table:table-row>
            <table:table-row>
              <table:table-cell office:value-type="float" office:value="4290.81">
                <text:p>4290.81</text:p>
              </table:table-cell>
              <table:table-cell office:value-type="float" office:value="0.00125333">
                <text:p>0.00125333</text:p>
              </table:table-cell>
            </table:table-row>
            <table:table-row>
              <table:table-cell office:value-type="float" office:value="4299.98">
                <text:p>4299.98</text:p>
              </table:table-cell>
              <table:table-cell office:value-type="float" office:value="0.000614849">
                <text:p>0.000614849</text:p>
              </table:table-cell>
            </table:table-row>
            <table:table-row>
              <table:table-cell office:value-type="float" office:value="4309.15">
                <text:p>4309.15</text:p>
              </table:table-cell>
              <table:table-cell office:value-type="float" office:value="0.000961585">
                <text:p>0.000961585</text:p>
              </table:table-cell>
            </table:table-row>
            <table:table-row>
              <table:table-cell office:value-type="float" office:value="4318.32">
                <text:p>4318.32</text:p>
              </table:table-cell>
              <table:table-cell office:value-type="float" office:value="0.000719529">
                <text:p>0.000719529</text:p>
              </table:table-cell>
            </table:table-row>
            <table:table-row>
              <table:table-cell office:value-type="float" office:value="4327.48">
                <text:p>4327.48</text:p>
              </table:table-cell>
              <table:table-cell office:value-type="float" office:value="0.00105979">
                <text:p>0.00105979</text:p>
              </table:table-cell>
            </table:table-row>
            <table:table-row>
              <table:table-cell office:value-type="float" office:value="4336.65">
                <text:p>4336.65</text:p>
              </table:table-cell>
              <table:table-cell office:value-type="float" office:value="0.00219217">
                <text:p>0.00219217</text:p>
              </table:table-cell>
            </table:table-row>
            <table:table-row>
              <table:table-cell office:value-type="float" office:value="4345.82">
                <text:p>4345.82</text:p>
              </table:table-cell>
              <table:table-cell office:value-type="float" office:value="0.000632143">
                <text:p>0.000632143</text:p>
              </table:table-cell>
            </table:table-row>
            <table:table-row>
              <table:table-cell office:value-type="float" office:value="4354.99">
                <text:p>4354.99</text:p>
              </table:table-cell>
              <table:table-cell office:value-type="float" office:value="0.000787727">
                <text:p>0.000787727</text:p>
              </table:table-cell>
            </table:table-row>
            <table:table-row>
              <table:table-cell office:value-type="float" office:value="4364.16">
                <text:p>4364.16</text:p>
              </table:table-cell>
              <table:table-cell office:value-type="float" office:value="0.000331761">
                <text:p>0.000331761</text:p>
              </table:table-cell>
            </table:table-row>
            <table:table-row>
              <table:table-cell office:value-type="float" office:value="4373.33">
                <text:p>4373.33</text:p>
              </table:table-cell>
              <table:table-cell office:value-type="float" office:value="0.00206357">
                <text:p>0.00206357</text:p>
              </table:table-cell>
            </table:table-row>
            <table:table-row>
              <table:table-cell office:value-type="float" office:value="4382.49">
                <text:p>4382.49</text:p>
              </table:table-cell>
              <table:table-cell office:value-type="float" office:value="0.00303594">
                <text:p>0.00303594</text:p>
              </table:table-cell>
            </table:table-row>
            <table:table-row>
              <table:table-cell office:value-type="float" office:value="4391.66">
                <text:p>4391.66</text:p>
              </table:table-cell>
              <table:table-cell office:value-type="float" office:value="0.00962261">
                <text:p>0.00962261</text:p>
              </table:table-cell>
            </table:table-row>
            <table:table-row>
              <table:table-cell office:value-type="float" office:value="4400.83">
                <text:p>4400.83</text:p>
              </table:table-cell>
              <table:table-cell office:value-type="float" office:value="0.00771879">
                <text:p>0.00771879</text:p>
              </table:table-cell>
            </table:table-row>
            <table:table-row>
              <table:table-cell office:value-type="float" office:value="4410">
                <text:p>4410</text:p>
              </table:table-cell>
              <table:table-cell office:value-type="float" office:value="0.00406463">
                <text:p>0.00406463</text:p>
              </table:table-cell>
            </table:table-row>
            <table:table-row>
              <table:table-cell office:value-type="float" office:value="4419.17">
                <text:p>4419.17</text:p>
              </table:table-cell>
              <table:table-cell office:value-type="float" office:value="0.00186959">
                <text:p>0.00186959</text:p>
              </table:table-cell>
            </table:table-row>
            <table:table-row>
              <table:table-cell office:value-type="float" office:value="4428.34">
                <text:p>4428.34</text:p>
              </table:table-cell>
              <table:table-cell office:value-type="float" office:value="0.00312655">
                <text:p>0.00312655</text:p>
              </table:table-cell>
            </table:table-row>
            <table:table-row>
              <table:table-cell office:value-type="float" office:value="4437.51">
                <text:p>4437.51</text:p>
              </table:table-cell>
              <table:table-cell office:value-type="float" office:value="0.00168118">
                <text:p>0.00168118</text:p>
              </table:table-cell>
            </table:table-row>
            <table:table-row>
              <table:table-cell office:value-type="float" office:value="4446.67">
                <text:p>4446.67</text:p>
              </table:table-cell>
              <table:table-cell office:value-type="float" office:value="0.00171398">
                <text:p>0.00171398</text:p>
              </table:table-cell>
            </table:table-row>
            <table:table-row>
              <table:table-cell office:value-type="float" office:value="4455.84">
                <text:p>4455.84</text:p>
              </table:table-cell>
              <table:table-cell office:value-type="float" office:value="0.00126053">
                <text:p>0.00126053</text:p>
              </table:table-cell>
            </table:table-row>
            <table:table-row>
              <table:table-cell office:value-type="float" office:value="4465.01">
                <text:p>4465.01</text:p>
              </table:table-cell>
              <table:table-cell office:value-type="float" office:value="0.00141876">
                <text:p>0.00141876</text:p>
              </table:table-cell>
            </table:table-row>
            <table:table-row>
              <table:table-cell office:value-type="float" office:value="4474.18">
                <text:p>4474.18</text:p>
              </table:table-cell>
              <table:table-cell office:value-type="float" office:value="0.00127902">
                <text:p>0.00127902</text:p>
              </table:table-cell>
            </table:table-row>
            <table:table-row>
              <table:table-cell office:value-type="float" office:value="4483.35">
                <text:p>4483.35</text:p>
              </table:table-cell>
              <table:table-cell office:value-type="float" office:value="0.00139678">
                <text:p>0.00139678</text:p>
              </table:table-cell>
            </table:table-row>
            <table:table-row>
              <table:table-cell office:value-type="float" office:value="4492.52">
                <text:p>4492.52</text:p>
              </table:table-cell>
              <table:table-cell office:value-type="float" office:value="0.000290091">
                <text:p>0.000290091</text:p>
              </table:table-cell>
            </table:table-row>
            <table:table-row>
              <table:table-cell office:value-type="float" office:value="4501.68">
                <text:p>4501.68</text:p>
              </table:table-cell>
              <table:table-cell office:value-type="float" office:value="0.0015581">
                <text:p>0.0015581</text:p>
              </table:table-cell>
            </table:table-row>
            <table:table-row>
              <table:table-cell office:value-type="float" office:value="4510.85">
                <text:p>4510.85</text:p>
              </table:table-cell>
              <table:table-cell office:value-type="float" office:value="0.00116368">
                <text:p>0.00116368</text:p>
              </table:table-cell>
            </table:table-row>
            <table:table-row>
              <table:table-cell office:value-type="float" office:value="4520.02">
                <text:p>4520.02</text:p>
              </table:table-cell>
              <table:table-cell office:value-type="float" office:value="0.00114533">
                <text:p>0.00114533</text:p>
              </table:table-cell>
            </table:table-row>
            <table:table-row>
              <table:table-cell office:value-type="float" office:value="4529.19">
                <text:p>4529.19</text:p>
              </table:table-cell>
              <table:table-cell office:value-type="float" office:value="0.000546274">
                <text:p>0.000546274</text:p>
              </table:table-cell>
            </table:table-row>
            <table:table-row>
              <table:table-cell office:value-type="float" office:value="4538.36">
                <text:p>4538.36</text:p>
              </table:table-cell>
              <table:table-cell office:value-type="float" office:value="0.00213313">
                <text:p>0.00213313</text:p>
              </table:table-cell>
            </table:table-row>
            <table:table-row>
              <table:table-cell office:value-type="float" office:value="4547.53">
                <text:p>4547.53</text:p>
              </table:table-cell>
              <table:table-cell office:value-type="float" office:value="0.000802249">
                <text:p>0.000802249</text:p>
              </table:table-cell>
            </table:table-row>
            <table:table-row>
              <table:table-cell office:value-type="float" office:value="4556.69">
                <text:p>4556.69</text:p>
              </table:table-cell>
              <table:table-cell office:value-type="float" office:value="0.000946476">
                <text:p>0.000946476</text:p>
              </table:table-cell>
            </table:table-row>
            <table:table-row>
              <table:table-cell office:value-type="float" office:value="4565.86">
                <text:p>4565.86</text:p>
              </table:table-cell>
              <table:table-cell office:value-type="float" office:value="0.000937505">
                <text:p>0.000937505</text:p>
              </table:table-cell>
            </table:table-row>
            <table:table-row>
              <table:table-cell office:value-type="float" office:value="4575.03">
                <text:p>4575.03</text:p>
              </table:table-cell>
              <table:table-cell office:value-type="float" office:value="0.00114498">
                <text:p>0.00114498</text:p>
              </table:table-cell>
            </table:table-row>
            <table:table-row>
              <table:table-cell office:value-type="float" office:value="4584.2">
                <text:p>4584.2</text:p>
              </table:table-cell>
              <table:table-cell office:value-type="float" office:value="0.00176324">
                <text:p>0.00176324</text:p>
              </table:table-cell>
            </table:table-row>
            <table:table-row>
              <table:table-cell office:value-type="float" office:value="4593.37">
                <text:p>4593.37</text:p>
              </table:table-cell>
              <table:table-cell office:value-type="float" office:value="0.00392896">
                <text:p>0.00392896</text:p>
              </table:table-cell>
            </table:table-row>
            <table:table-row>
              <table:table-cell office:value-type="float" office:value="4602.54">
                <text:p>4602.54</text:p>
              </table:table-cell>
              <table:table-cell office:value-type="float" office:value="0.00900333">
                <text:p>0.00900333</text:p>
              </table:table-cell>
            </table:table-row>
            <table:table-row>
              <table:table-cell office:value-type="float" office:value="4611.7">
                <text:p>4611.7</text:p>
              </table:table-cell>
              <table:table-cell office:value-type="float" office:value="0.0166472">
                <text:p>0.0166472</text:p>
              </table:table-cell>
            </table:table-row>
            <table:table-row>
              <table:table-cell office:value-type="float" office:value="4620.87">
                <text:p>4620.87</text:p>
              </table:table-cell>
              <table:table-cell office:value-type="float" office:value="0.00920846">
                <text:p>0.00920846</text:p>
              </table:table-cell>
            </table:table-row>
            <table:table-row>
              <table:table-cell office:value-type="float" office:value="4630.04">
                <text:p>4630.04</text:p>
              </table:table-cell>
              <table:table-cell office:value-type="float" office:value="0.00425846">
                <text:p>0.00425846</text:p>
              </table:table-cell>
            </table:table-row>
            <table:table-row>
              <table:table-cell office:value-type="float" office:value="4639.21">
                <text:p>4639.21</text:p>
              </table:table-cell>
              <table:table-cell office:value-type="float" office:value="0.00311156">
                <text:p>0.00311156</text:p>
              </table:table-cell>
            </table:table-row>
            <table:table-row>
              <table:table-cell office:value-type="float" office:value="4648.38">
                <text:p>4648.38</text:p>
              </table:table-cell>
              <table:table-cell office:value-type="float" office:value="0.00243574">
                <text:p>0.00243574</text:p>
              </table:table-cell>
            </table:table-row>
            <table:table-row>
              <table:table-cell office:value-type="float" office:value="4657.55">
                <text:p>4657.55</text:p>
              </table:table-cell>
              <table:table-cell office:value-type="float" office:value="0.00125015">
                <text:p>0.00125015</text:p>
              </table:table-cell>
            </table:table-row>
            <table:table-row>
              <table:table-cell office:value-type="float" office:value="4666.72">
                <text:p>4666.72</text:p>
              </table:table-cell>
              <table:table-cell office:value-type="float" office:value="0.000919064">
                <text:p>0.000919064</text:p>
              </table:table-cell>
            </table:table-row>
            <table:table-row>
              <table:table-cell office:value-type="float" office:value="4675.88">
                <text:p>4675.88</text:p>
              </table:table-cell>
              <table:table-cell office:value-type="float" office:value="0.00126011">
                <text:p>0.00126011</text:p>
              </table:table-cell>
            </table:table-row>
            <table:table-row>
              <table:table-cell office:value-type="float" office:value="4685.05">
                <text:p>4685.05</text:p>
              </table:table-cell>
              <table:table-cell office:value-type="float" office:value="0.0008225">
                <text:p>0.0008225</text:p>
              </table:table-cell>
            </table:table-row>
            <table:table-row>
              <table:table-cell office:value-type="float" office:value="4694.22">
                <text:p>4694.22</text:p>
              </table:table-cell>
              <table:table-cell office:value-type="float" office:value="0.000756461">
                <text:p>0.000756461</text:p>
              </table:table-cell>
            </table:table-row>
            <table:table-row>
              <table:table-cell office:value-type="float" office:value="4703.39">
                <text:p>4703.39</text:p>
              </table:table-cell>
              <table:table-cell office:value-type="float" office:value="0.0013095">
                <text:p>0.0013095</text:p>
              </table:table-cell>
            </table:table-row>
            <table:table-row>
              <table:table-cell office:value-type="float" office:value="4712.56">
                <text:p>4712.56</text:p>
              </table:table-cell>
              <table:table-cell office:value-type="float" office:value="0.00166109">
                <text:p>0.00166109</text:p>
              </table:table-cell>
            </table:table-row>
            <table:table-row>
              <table:table-cell office:value-type="float" office:value="4721.73">
                <text:p>4721.73</text:p>
              </table:table-cell>
              <table:table-cell office:value-type="float" office:value="0.00157874">
                <text:p>0.00157874</text:p>
              </table:table-cell>
            </table:table-row>
            <table:table-row>
              <table:table-cell office:value-type="float" office:value="4730.89">
                <text:p>4730.89</text:p>
              </table:table-cell>
              <table:table-cell office:value-type="float" office:value="0.000807917">
                <text:p>0.000807917</text:p>
              </table:table-cell>
            </table:table-row>
            <table:table-row>
              <table:table-cell office:value-type="float" office:value="4740.06">
                <text:p>4740.06</text:p>
              </table:table-cell>
              <table:table-cell office:value-type="float" office:value="0.00117887">
                <text:p>0.00117887</text:p>
              </table:table-cell>
            </table:table-row>
            <table:table-row>
              <table:table-cell office:value-type="float" office:value="4749.23">
                <text:p>4749.23</text:p>
              </table:table-cell>
              <table:table-cell office:value-type="float" office:value="0.000907762">
                <text:p>0.000907762</text:p>
              </table:table-cell>
            </table:table-row>
            <table:table-row>
              <table:table-cell office:value-type="float" office:value="4758.4">
                <text:p>4758.4</text:p>
              </table:table-cell>
              <table:table-cell office:value-type="float" office:value="0.00163149">
                <text:p>0.00163149</text:p>
              </table:table-cell>
            </table:table-row>
            <table:table-row>
              <table:table-cell office:value-type="float" office:value="4767.57">
                <text:p>4767.57</text:p>
              </table:table-cell>
              <table:table-cell office:value-type="float" office:value="0.000807511">
                <text:p>0.000807511</text:p>
              </table:table-cell>
            </table:table-row>
            <table:table-row>
              <table:table-cell office:value-type="float" office:value="4776.74">
                <text:p>4776.74</text:p>
              </table:table-cell>
              <table:table-cell office:value-type="float" office:value="0.000830196">
                <text:p>0.000830196</text:p>
              </table:table-cell>
            </table:table-row>
            <table:table-row>
              <table:table-cell office:value-type="float" office:value="4785.9">
                <text:p>4785.9</text:p>
              </table:table-cell>
              <table:table-cell office:value-type="float" office:value="0.00138415">
                <text:p>0.00138415</text:p>
              </table:table-cell>
            </table:table-row>
            <table:table-row>
              <table:table-cell office:value-type="float" office:value="4795.07">
                <text:p>4795.07</text:p>
              </table:table-cell>
              <table:table-cell office:value-type="float" office:value="0.000638314">
                <text:p>0.000638314</text:p>
              </table:table-cell>
            </table:table-row>
            <table:table-row>
              <table:table-cell office:value-type="float" office:value="4804.24">
                <text:p>4804.24</text:p>
              </table:table-cell>
              <table:table-cell office:value-type="float" office:value="0.00094743">
                <text:p>0.00094743</text:p>
              </table:table-cell>
            </table:table-row>
            <table:table-row>
              <table:table-cell office:value-type="float" office:value="4813.41">
                <text:p>4813.41</text:p>
              </table:table-cell>
              <table:table-cell office:value-type="float" office:value="0.00188411">
                <text:p>0.00188411</text:p>
              </table:table-cell>
            </table:table-row>
            <table:table-row>
              <table:table-cell office:value-type="float" office:value="4822.58">
                <text:p>4822.58</text:p>
              </table:table-cell>
              <table:table-cell office:value-type="float" office:value="0.00247342">
                <text:p>0.00247342</text:p>
              </table:table-cell>
            </table:table-row>
            <table:table-row>
              <table:table-cell office:value-type="float" office:value="4831.75">
                <text:p>4831.75</text:p>
              </table:table-cell>
              <table:table-cell office:value-type="float" office:value="0.0068867">
                <text:p>0.0068867</text:p>
              </table:table-cell>
            </table:table-row>
            <table:table-row>
              <table:table-cell office:value-type="float" office:value="4840.91">
                <text:p>4840.91</text:p>
              </table:table-cell>
              <table:table-cell office:value-type="float" office:value="0.00427745">
                <text:p>0.00427745</text:p>
              </table:table-cell>
            </table:table-row>
            <table:table-row>
              <table:table-cell office:value-type="float" office:value="4850.08">
                <text:p>4850.08</text:p>
              </table:table-cell>
              <table:table-cell office:value-type="float" office:value="0.00290413">
                <text:p>0.00290413</text:p>
              </table:table-cell>
            </table:table-row>
            <table:table-row>
              <table:table-cell office:value-type="float" office:value="4859.25">
                <text:p>4859.25</text:p>
              </table:table-cell>
              <table:table-cell office:value-type="float" office:value="0.00124337">
                <text:p>0.00124337</text:p>
              </table:table-cell>
            </table:table-row>
            <table:table-row>
              <table:table-cell office:value-type="float" office:value="4868.42">
                <text:p>4868.42</text:p>
              </table:table-cell>
              <table:table-cell office:value-type="float" office:value="0.000904131">
                <text:p>0.000904131</text:p>
              </table:table-cell>
            </table:table-row>
            <table:table-row>
              <table:table-cell office:value-type="float" office:value="4877.59">
                <text:p>4877.59</text:p>
              </table:table-cell>
              <table:table-cell office:value-type="float" office:value="0.00141976">
                <text:p>0.00141976</text:p>
              </table:table-cell>
            </table:table-row>
            <table:table-row>
              <table:table-cell office:value-type="float" office:value="4886.76">
                <text:p>4886.76</text:p>
              </table:table-cell>
              <table:table-cell office:value-type="float" office:value="0.0007061">
                <text:p>0.0007061</text:p>
              </table:table-cell>
            </table:table-row>
            <table:table-row>
              <table:table-cell office:value-type="float" office:value="4895.93">
                <text:p>4895.93</text:p>
              </table:table-cell>
              <table:table-cell office:value-type="float" office:value="0.00122658">
                <text:p>0.00122658</text:p>
              </table:table-cell>
            </table:table-row>
            <table:table-row>
              <table:table-cell office:value-type="float" office:value="4905.09">
                <text:p>4905.09</text:p>
              </table:table-cell>
              <table:table-cell office:value-type="float" office:value="0.000340801">
                <text:p>0.000340801</text:p>
              </table:table-cell>
            </table:table-row>
            <table:table-row>
              <table:table-cell office:value-type="float" office:value="4914.26">
                <text:p>4914.26</text:p>
              </table:table-cell>
              <table:table-cell office:value-type="float" office:value="0.00105624">
                <text:p>0.00105624</text:p>
              </table:table-cell>
            </table:table-row>
            <table:table-row>
              <table:table-cell office:value-type="float" office:value="4923.43">
                <text:p>4923.43</text:p>
              </table:table-cell>
              <table:table-cell office:value-type="float" office:value="0.000986293">
                <text:p>0.000986293</text:p>
              </table:table-cell>
            </table:table-row>
            <table:table-row>
              <table:table-cell office:value-type="float" office:value="4932.6">
                <text:p>4932.6</text:p>
              </table:table-cell>
              <table:table-cell office:value-type="float" office:value="0.00123886">
                <text:p>0.00123886</text:p>
              </table:table-cell>
            </table:table-row>
            <table:table-row>
              <table:table-cell office:value-type="float" office:value="4941.77">
                <text:p>4941.77</text:p>
              </table:table-cell>
              <table:table-cell office:value-type="float" office:value="0.00132698">
                <text:p>0.00132698</text:p>
              </table:table-cell>
            </table:table-row>
            <table:table-row>
              <table:table-cell office:value-type="float" office:value="4950.94">
                <text:p>4950.94</text:p>
              </table:table-cell>
              <table:table-cell office:value-type="float" office:value="0.0010728">
                <text:p>0.0010728</text:p>
              </table:table-cell>
            </table:table-row>
            <table:table-row>
              <table:table-cell office:value-type="float" office:value="4960.1">
                <text:p>4960.1</text:p>
              </table:table-cell>
              <table:table-cell office:value-type="float" office:value="0.00165342">
                <text:p>0.00165342</text:p>
              </table:table-cell>
            </table:table-row>
            <table:table-row>
              <table:table-cell office:value-type="float" office:value="4969.27">
                <text:p>4969.27</text:p>
              </table:table-cell>
              <table:table-cell office:value-type="float" office:value="0.0012844">
                <text:p>0.0012844</text:p>
              </table:table-cell>
            </table:table-row>
            <table:table-row>
              <table:table-cell office:value-type="float" office:value="4978.44">
                <text:p>4978.44</text:p>
              </table:table-cell>
              <table:table-cell office:value-type="float" office:value="0.00206959">
                <text:p>0.00206959</text:p>
              </table:table-cell>
            </table:table-row>
            <table:table-row>
              <table:table-cell office:value-type="float" office:value="4987.61">
                <text:p>4987.61</text:p>
              </table:table-cell>
              <table:table-cell office:value-type="float" office:value="0.00237568">
                <text:p>0.00237568</text:p>
              </table:table-cell>
            </table:table-row>
            <table:table-row>
              <table:table-cell office:value-type="float" office:value="4996.78">
                <text:p>4996.78</text:p>
              </table:table-cell>
              <table:table-cell office:value-type="float" office:value="0.00301042">
                <text:p>0.00301042</text:p>
              </table:table-cell>
            </table:table-row>
            <table:table-row>
              <table:table-cell office:value-type="float" office:value="5005.95">
                <text:p>5005.95</text:p>
              </table:table-cell>
              <table:table-cell office:value-type="float" office:value="0.000281424">
                <text:p>0.000281424</text:p>
              </table:table-cell>
            </table:table-row>
            <table:table-row>
              <table:table-cell office:value-type="float" office:value="5015.11">
                <text:p>5015.11</text:p>
              </table:table-cell>
              <table:table-cell office:value-type="float" office:value="0.000840743">
                <text:p>0.000840743</text:p>
              </table:table-cell>
            </table:table-row>
            <table:table-row>
              <table:table-cell office:value-type="float" office:value="5024.28">
                <text:p>5024.28</text:p>
              </table:table-cell>
              <table:table-cell office:value-type="float" office:value="0.00175185">
                <text:p>0.00175185</text:p>
              </table:table-cell>
            </table:table-row>
            <table:table-row>
              <table:table-cell office:value-type="float" office:value="5033.45">
                <text:p>5033.45</text:p>
              </table:table-cell>
              <table:table-cell office:value-type="float" office:value="0.00281639">
                <text:p>0.00281639</text:p>
              </table:table-cell>
            </table:table-row>
            <table:table-row>
              <table:table-cell office:value-type="float" office:value="5042.62">
                <text:p>5042.62</text:p>
              </table:table-cell>
              <table:table-cell office:value-type="float" office:value="0.00817672">
                <text:p>0.00817672</text:p>
              </table:table-cell>
            </table:table-row>
            <table:table-row>
              <table:table-cell office:value-type="float" office:value="5051.79">
                <text:p>5051.79</text:p>
              </table:table-cell>
              <table:table-cell office:value-type="float" office:value="0.0152411">
                <text:p>0.0152411</text:p>
              </table:table-cell>
            </table:table-row>
            <table:table-row>
              <table:table-cell office:value-type="float" office:value="5060.96">
                <text:p>5060.96</text:p>
              </table:table-cell>
              <table:table-cell office:value-type="float" office:value="0.0100306">
                <text:p>0.0100306</text:p>
              </table:table-cell>
            </table:table-row>
            <table:table-row>
              <table:table-cell office:value-type="float" office:value="5070.12">
                <text:p>5070.12</text:p>
              </table:table-cell>
              <table:table-cell office:value-type="float" office:value="0.00450103">
                <text:p>0.00450103</text:p>
              </table:table-cell>
            </table:table-row>
            <table:table-row>
              <table:table-cell office:value-type="float" office:value="5079.29">
                <text:p>5079.29</text:p>
              </table:table-cell>
              <table:table-cell office:value-type="float" office:value="0.00151953">
                <text:p>0.00151953</text:p>
              </table:table-cell>
            </table:table-row>
            <table:table-row>
              <table:table-cell office:value-type="float" office:value="5088.46">
                <text:p>5088.46</text:p>
              </table:table-cell>
              <table:table-cell office:value-type="float" office:value="0.00456074">
                <text:p>0.00456074</text:p>
              </table:table-cell>
            </table:table-row>
            <table:table-row>
              <table:table-cell office:value-type="float" office:value="5097.63">
                <text:p>5097.63</text:p>
              </table:table-cell>
              <table:table-cell office:value-type="float" office:value="0.00178366">
                <text:p>0.00178366</text:p>
              </table:table-cell>
            </table:table-row>
            <table:table-row>
              <table:table-cell office:value-type="float" office:value="5106.8">
                <text:p>5106.8</text:p>
              </table:table-cell>
              <table:table-cell office:value-type="float" office:value="0.00184509">
                <text:p>0.00184509</text:p>
              </table:table-cell>
            </table:table-row>
            <table:table-row>
              <table:table-cell office:value-type="float" office:value="5115.97">
                <text:p>5115.97</text:p>
              </table:table-cell>
              <table:table-cell office:value-type="float" office:value="0.000347196">
                <text:p>0.000347196</text:p>
              </table:table-cell>
            </table:table-row>
            <table:table-row>
              <table:table-cell office:value-type="float" office:value="5125.14">
                <text:p>5125.14</text:p>
              </table:table-cell>
              <table:table-cell office:value-type="float" office:value="0.000609171">
                <text:p>0.000609171</text:p>
              </table:table-cell>
            </table:table-row>
            <table:table-row>
              <table:table-cell office:value-type="float" office:value="5134.3">
                <text:p>5134.3</text:p>
              </table:table-cell>
              <table:table-cell office:value-type="float" office:value="0.000694257">
                <text:p>0.000694257</text:p>
              </table:table-cell>
            </table:table-row>
            <table:table-row>
              <table:table-cell office:value-type="float" office:value="5143.47">
                <text:p>5143.47</text:p>
              </table:table-cell>
              <table:table-cell office:value-type="float" office:value="0.000889495">
                <text:p>0.000889495</text:p>
              </table:table-cell>
            </table:table-row>
            <table:table-row>
              <table:table-cell office:value-type="float" office:value="5152.64">
                <text:p>5152.64</text:p>
              </table:table-cell>
              <table:table-cell office:value-type="float" office:value="0.00149027">
                <text:p>0.00149027</text:p>
              </table:table-cell>
            </table:table-row>
            <table:table-row>
              <table:table-cell office:value-type="float" office:value="5161.81">
                <text:p>5161.81</text:p>
              </table:table-cell>
              <table:table-cell office:value-type="float" office:value="0.00174855">
                <text:p>0.00174855</text:p>
              </table:table-cell>
            </table:table-row>
            <table:table-row>
              <table:table-cell office:value-type="float" office:value="5170.98">
                <text:p>5170.98</text:p>
              </table:table-cell>
              <table:table-cell office:value-type="float" office:value="0.00163714">
                <text:p>0.00163714</text:p>
              </table:table-cell>
            </table:table-row>
            <table:table-row>
              <table:table-cell office:value-type="float" office:value="5180.15">
                <text:p>5180.15</text:p>
              </table:table-cell>
              <table:table-cell office:value-type="float" office:value="0.00167747">
                <text:p>0.00167747</text:p>
              </table:table-cell>
            </table:table-row>
            <table:table-row>
              <table:table-cell office:value-type="float" office:value="5189.31">
                <text:p>5189.31</text:p>
              </table:table-cell>
              <table:table-cell office:value-type="float" office:value="0.00154348">
                <text:p>0.00154348</text:p>
              </table:table-cell>
            </table:table-row>
            <table:table-row>
              <table:table-cell office:value-type="float" office:value="5198.48">
                <text:p>5198.48</text:p>
              </table:table-cell>
              <table:table-cell office:value-type="float" office:value="0.00203167">
                <text:p>0.00203167</text:p>
              </table:table-cell>
            </table:table-row>
            <table:table-row>
              <table:table-cell office:value-type="float" office:value="5207.65">
                <text:p>5207.65</text:p>
              </table:table-cell>
              <table:table-cell office:value-type="float" office:value="0.00140207">
                <text:p>0.00140207</text:p>
              </table:table-cell>
            </table:table-row>
            <table:table-row>
              <table:table-cell office:value-type="float" office:value="5216.82">
                <text:p>5216.82</text:p>
              </table:table-cell>
              <table:table-cell office:value-type="float" office:value="0.00114327">
                <text:p>0.00114327</text:p>
              </table:table-cell>
            </table:table-row>
            <table:table-row>
              <table:table-cell office:value-type="float" office:value="5225.99">
                <text:p>5225.99</text:p>
              </table:table-cell>
              <table:table-cell office:value-type="float" office:value="0.000903278">
                <text:p>0.000903278</text:p>
              </table:table-cell>
            </table:table-row>
            <table:table-row>
              <table:table-cell office:value-type="float" office:value="5235.16">
                <text:p>5235.16</text:p>
              </table:table-cell>
              <table:table-cell office:value-type="float" office:value="0.000987163">
                <text:p>0.000987163</text:p>
              </table:table-cell>
            </table:table-row>
            <table:table-row>
              <table:table-cell office:value-type="float" office:value="5244.32">
                <text:p>5244.32</text:p>
              </table:table-cell>
              <table:table-cell office:value-type="float" office:value="0.0019593">
                <text:p>0.0019593</text:p>
              </table:table-cell>
            </table:table-row>
            <table:table-row>
              <table:table-cell office:value-type="float" office:value="5253.49">
                <text:p>5253.49</text:p>
              </table:table-cell>
              <table:table-cell office:value-type="float" office:value="0.00314349">
                <text:p>0.00314349</text:p>
              </table:table-cell>
            </table:table-row>
            <table:table-row>
              <table:table-cell office:value-type="float" office:value="5262.66">
                <text:p>5262.66</text:p>
              </table:table-cell>
              <table:table-cell office:value-type="float" office:value="0.00677469">
                <text:p>0.00677469</text:p>
              </table:table-cell>
            </table:table-row>
            <table:table-row>
              <table:table-cell office:value-type="float" office:value="5271.83">
                <text:p>5271.83</text:p>
              </table:table-cell>
              <table:table-cell office:value-type="float" office:value="0.00849373">
                <text:p>0.00849373</text:p>
              </table:table-cell>
            </table:table-row>
            <table:table-row>
              <table:table-cell office:value-type="float" office:value="5281">
                <text:p>5281</text:p>
              </table:table-cell>
              <table:table-cell office:value-type="float" office:value="0.006549">
                <text:p>0.006549</text:p>
              </table:table-cell>
            </table:table-row>
            <table:table-row>
              <table:table-cell office:value-type="float" office:value="5290.17">
                <text:p>5290.17</text:p>
              </table:table-cell>
              <table:table-cell office:value-type="float" office:value="0.0045626">
                <text:p>0.0045626</text:p>
              </table:table-cell>
            </table:table-row>
            <table:table-row>
              <table:table-cell office:value-type="float" office:value="5299.33">
                <text:p>5299.33</text:p>
              </table:table-cell>
              <table:table-cell office:value-type="float" office:value="0.00206314">
                <text:p>0.00206314</text:p>
              </table:table-cell>
            </table:table-row>
            <table:table-row>
              <table:table-cell office:value-type="float" office:value="5308.5">
                <text:p>5308.5</text:p>
              </table:table-cell>
              <table:table-cell office:value-type="float" office:value="0.00196007">
                <text:p>0.00196007</text:p>
              </table:table-cell>
            </table:table-row>
            <table:table-row>
              <table:table-cell office:value-type="float" office:value="5317.67">
                <text:p>5317.67</text:p>
              </table:table-cell>
              <table:table-cell office:value-type="float" office:value="0.00079681">
                <text:p>0.00079681</text:p>
              </table:table-cell>
            </table:table-row>
            <table:table-row>
              <table:table-cell office:value-type="float" office:value="5326.84">
                <text:p>5326.84</text:p>
              </table:table-cell>
              <table:table-cell office:value-type="float" office:value="0.000798181">
                <text:p>0.000798181</text:p>
              </table:table-cell>
            </table:table-row>
            <table:table-row>
              <table:table-cell office:value-type="float" office:value="5336.01">
                <text:p>5336.01</text:p>
              </table:table-cell>
              <table:table-cell office:value-type="float" office:value="0.000830291">
                <text:p>0.000830291</text:p>
              </table:table-cell>
            </table:table-row>
            <table:table-row>
              <table:table-cell office:value-type="float" office:value="5345.18">
                <text:p>5345.18</text:p>
              </table:table-cell>
              <table:table-cell office:value-type="float" office:value="0.000562218">
                <text:p>0.000562218</text:p>
              </table:table-cell>
            </table:table-row>
            <table:table-row>
              <table:table-cell office:value-type="float" office:value="5354.35">
                <text:p>5354.35</text:p>
              </table:table-cell>
              <table:table-cell office:value-type="float" office:value="0.00074642">
                <text:p>0.00074642</text:p>
              </table:table-cell>
            </table:table-row>
            <table:table-row>
              <table:table-cell office:value-type="float" office:value="5363.51">
                <text:p>5363.51</text:p>
              </table:table-cell>
              <table:table-cell office:value-type="float" office:value="0.000589311">
                <text:p>0.000589311</text:p>
              </table:table-cell>
            </table:table-row>
            <table:table-row>
              <table:table-cell office:value-type="float" office:value="5372.68">
                <text:p>5372.68</text:p>
              </table:table-cell>
              <table:table-cell office:value-type="float" office:value="0.00070485">
                <text:p>0.00070485</text:p>
              </table:table-cell>
            </table:table-row>
            <table:table-row>
              <table:table-cell office:value-type="float" office:value="5381.85">
                <text:p>5381.85</text:p>
              </table:table-cell>
              <table:table-cell office:value-type="float" office:value="0.000396051">
                <text:p>0.000396051</text:p>
              </table:table-cell>
            </table:table-row>
            <table:table-row>
              <table:table-cell office:value-type="float" office:value="5391.02">
                <text:p>5391.02</text:p>
              </table:table-cell>
              <table:table-cell office:value-type="float" office:value="0.000472554">
                <text:p>0.000472554</text:p>
              </table:table-cell>
            </table:table-row>
            <table:table-row>
              <table:table-cell office:value-type="float" office:value="5400.19">
                <text:p>5400.19</text:p>
              </table:table-cell>
              <table:table-cell office:value-type="float" office:value="0.000377064">
                <text:p>0.000377064</text:p>
              </table:table-cell>
            </table:table-row>
            <table:table-row>
              <table:table-cell office:value-type="float" office:value="5409.36">
                <text:p>5409.36</text:p>
              </table:table-cell>
              <table:table-cell office:value-type="float" office:value="0.00039911">
                <text:p>0.00039911</text:p>
              </table:table-cell>
            </table:table-row>
            <table:table-row>
              <table:table-cell office:value-type="float" office:value="5418.52">
                <text:p>5418.52</text:p>
              </table:table-cell>
              <table:table-cell office:value-type="float" office:value="0.000680793">
                <text:p>0.000680793</text:p>
              </table:table-cell>
            </table:table-row>
            <table:table-row>
              <table:table-cell office:value-type="float" office:value="5427.69">
                <text:p>5427.69</text:p>
              </table:table-cell>
              <table:table-cell office:value-type="float" office:value="0.000520879">
                <text:p>0.000520879</text:p>
              </table:table-cell>
            </table:table-row>
            <table:table-row>
              <table:table-cell office:value-type="float" office:value="5436.86">
                <text:p>5436.86</text:p>
              </table:table-cell>
              <table:table-cell office:value-type="float" office:value="0.00114011">
                <text:p>0.00114011</text:p>
              </table:table-cell>
            </table:table-row>
            <table:table-row>
              <table:table-cell office:value-type="float" office:value="5446.03">
                <text:p>5446.03</text:p>
              </table:table-cell>
              <table:table-cell office:value-type="float" office:value="0.000994004">
                <text:p>0.000994004</text:p>
              </table:table-cell>
            </table:table-row>
            <table:table-row>
              <table:table-cell office:value-type="float" office:value="5455.2">
                <text:p>5455.2</text:p>
              </table:table-cell>
              <table:table-cell office:value-type="float" office:value="0.00111836">
                <text:p>0.00111836</text:p>
              </table:table-cell>
            </table:table-row>
            <table:table-row>
              <table:table-cell office:value-type="float" office:value="5464.37">
                <text:p>5464.37</text:p>
              </table:table-cell>
              <table:table-cell office:value-type="float" office:value="0.00108833">
                <text:p>0.00108833</text:p>
              </table:table-cell>
            </table:table-row>
            <table:table-row>
              <table:table-cell office:value-type="float" office:value="5473.53">
                <text:p>5473.53</text:p>
              </table:table-cell>
              <table:table-cell office:value-type="float" office:value="0.00372616">
                <text:p>0.00372616</text:p>
              </table:table-cell>
            </table:table-row>
            <table:table-row>
              <table:table-cell office:value-type="float" office:value="5482.7">
                <text:p>5482.7</text:p>
              </table:table-cell>
              <table:table-cell office:value-type="float" office:value="0.00582046">
                <text:p>0.00582046</text:p>
              </table:table-cell>
            </table:table-row>
            <table:table-row>
              <table:table-cell office:value-type="float" office:value="5491.87">
                <text:p>5491.87</text:p>
              </table:table-cell>
              <table:table-cell office:value-type="float" office:value="0.0136163">
                <text:p>0.0136163</text:p>
              </table:table-cell>
            </table:table-row>
            <table:table-row>
              <table:table-cell office:value-type="float" office:value="5501.04">
                <text:p>5501.04</text:p>
              </table:table-cell>
              <table:table-cell office:value-type="float" office:value="0.0110479">
                <text:p>0.0110479</text:p>
              </table:table-cell>
            </table:table-row>
            <table:table-row>
              <table:table-cell office:value-type="float" office:value="5510.21">
                <text:p>5510.21</text:p>
              </table:table-cell>
              <table:table-cell office:value-type="float" office:value="0.00474251">
                <text:p>0.00474251</text:p>
              </table:table-cell>
            </table:table-row>
            <table:table-row>
              <table:table-cell office:value-type="float" office:value="5519.38">
                <text:p>5519.38</text:p>
              </table:table-cell>
              <table:table-cell office:value-type="float" office:value="0.00295979">
                <text:p>0.00295979</text:p>
              </table:table-cell>
            </table:table-row>
            <table:table-row>
              <table:table-cell office:value-type="float" office:value="5528.54">
                <text:p>5528.54</text:p>
              </table:table-cell>
              <table:table-cell office:value-type="float" office:value="0.00258011">
                <text:p>0.00258011</text:p>
              </table:table-cell>
            </table:table-row>
            <table:table-row>
              <table:table-cell office:value-type="float" office:value="5537.71">
                <text:p>5537.71</text:p>
              </table:table-cell>
              <table:table-cell office:value-type="float" office:value="0.000378798">
                <text:p>0.000378798</text:p>
              </table:table-cell>
            </table:table-row>
            <table:table-row>
              <table:table-cell office:value-type="float" office:value="5546.88">
                <text:p>5546.88</text:p>
              </table:table-cell>
              <table:table-cell office:value-type="float" office:value="0.0013135">
                <text:p>0.0013135</text:p>
              </table:table-cell>
            </table:table-row>
            <table:table-row>
              <table:table-cell office:value-type="float" office:value="5556.05">
                <text:p>5556.05</text:p>
              </table:table-cell>
              <table:table-cell office:value-type="float" office:value="0.000720392">
                <text:p>0.000720392</text:p>
              </table:table-cell>
            </table:table-row>
            <table:table-row>
              <table:table-cell office:value-type="float" office:value="5565.22">
                <text:p>5565.22</text:p>
              </table:table-cell>
              <table:table-cell office:value-type="float" office:value="0.00109196">
                <text:p>0.00109196</text:p>
              </table:table-cell>
            </table:table-row>
            <table:table-row>
              <table:table-cell office:value-type="float" office:value="5574.39">
                <text:p>5574.39</text:p>
              </table:table-cell>
              <table:table-cell office:value-type="float" office:value="0.0012442">
                <text:p>0.0012442</text:p>
              </table:table-cell>
            </table:table-row>
            <table:table-row>
              <table:table-cell office:value-type="float" office:value="5583.56">
                <text:p>5583.56</text:p>
              </table:table-cell>
              <table:table-cell office:value-type="float" office:value="0.00170826">
                <text:p>0.00170826</text:p>
              </table:table-cell>
            </table:table-row>
            <table:table-row>
              <table:table-cell office:value-type="float" office:value="5592.72">
                <text:p>5592.72</text:p>
              </table:table-cell>
              <table:table-cell office:value-type="float" office:value="0.00198582">
                <text:p>0.00198582</text:p>
              </table:table-cell>
            </table:table-row>
            <table:table-row>
              <table:table-cell office:value-type="float" office:value="5601.89">
                <text:p>5601.89</text:p>
              </table:table-cell>
              <table:table-cell office:value-type="float" office:value="0.00223902">
                <text:p>0.00223902</text:p>
              </table:table-cell>
            </table:table-row>
            <table:table-row>
              <table:table-cell office:value-type="float" office:value="5611.06">
                <text:p>5611.06</text:p>
              </table:table-cell>
              <table:table-cell office:value-type="float" office:value="0.000911336">
                <text:p>0.000911336</text:p>
              </table:table-cell>
            </table:table-row>
            <table:table-row>
              <table:table-cell office:value-type="float" office:value="5620.23">
                <text:p>5620.23</text:p>
              </table:table-cell>
              <table:table-cell office:value-type="float" office:value="0.00251831">
                <text:p>0.00251831</text:p>
              </table:table-cell>
            </table:table-row>
            <table:table-row>
              <table:table-cell office:value-type="float" office:value="5629.4">
                <text:p>5629.4</text:p>
              </table:table-cell>
              <table:table-cell office:value-type="float" office:value="0.000660739">
                <text:p>0.000660739</text:p>
              </table:table-cell>
            </table:table-row>
            <table:table-row>
              <table:table-cell office:value-type="float" office:value="5638.57">
                <text:p>5638.57</text:p>
              </table:table-cell>
              <table:table-cell office:value-type="float" office:value="0.00120582">
                <text:p>0.00120582</text:p>
              </table:table-cell>
            </table:table-row>
            <table:table-row>
              <table:table-cell office:value-type="float" office:value="5647.73">
                <text:p>5647.73</text:p>
              </table:table-cell>
              <table:table-cell office:value-type="float" office:value="0.00135246">
                <text:p>0.00135246</text:p>
              </table:table-cell>
            </table:table-row>
            <table:table-row>
              <table:table-cell office:value-type="float" office:value="5656.9">
                <text:p>5656.9</text:p>
              </table:table-cell>
              <table:table-cell office:value-type="float" office:value="0.00278564">
                <text:p>0.00278564</text:p>
              </table:table-cell>
            </table:table-row>
            <table:table-row>
              <table:table-cell office:value-type="float" office:value="5666.07">
                <text:p>5666.07</text:p>
              </table:table-cell>
              <table:table-cell office:value-type="float" office:value="0.00102481">
                <text:p>0.00102481</text:p>
              </table:table-cell>
            </table:table-row>
            <table:table-row>
              <table:table-cell office:value-type="float" office:value="5675.24">
                <text:p>5675.24</text:p>
              </table:table-cell>
              <table:table-cell office:value-type="float" office:value="0.00128343">
                <text:p>0.00128343</text:p>
              </table:table-cell>
            </table:table-row>
            <table:table-row>
              <table:table-cell office:value-type="float" office:value="5684.41">
                <text:p>5684.41</text:p>
              </table:table-cell>
              <table:table-cell office:value-type="float" office:value="0.0015341">
                <text:p>0.0015341</text:p>
              </table:table-cell>
            </table:table-row>
            <table:table-row>
              <table:table-cell office:value-type="float" office:value="5693.58">
                <text:p>5693.58</text:p>
              </table:table-cell>
              <table:table-cell office:value-type="float" office:value="0.00734077">
                <text:p>0.00734077</text:p>
              </table:table-cell>
            </table:table-row>
            <table:table-row>
              <table:table-cell office:value-type="float" office:value="5702.74">
                <text:p>5702.74</text:p>
              </table:table-cell>
              <table:table-cell office:value-type="float" office:value="0.011136">
                <text:p>0.011136</text:p>
              </table:table-cell>
            </table:table-row>
            <table:table-row>
              <table:table-cell office:value-type="float" office:value="5711.91">
                <text:p>5711.91</text:p>
              </table:table-cell>
              <table:table-cell office:value-type="float" office:value="0.0192488">
                <text:p>0.0192488</text:p>
              </table:table-cell>
            </table:table-row>
            <table:table-row>
              <table:table-cell office:value-type="float" office:value="5721.08">
                <text:p>5721.08</text:p>
              </table:table-cell>
              <table:table-cell office:value-type="float" office:value="0.0145847">
                <text:p>0.0145847</text:p>
              </table:table-cell>
            </table:table-row>
            <table:table-row>
              <table:table-cell office:value-type="float" office:value="5730.25">
                <text:p>5730.25</text:p>
              </table:table-cell>
              <table:table-cell office:value-type="float" office:value="0.0068205">
                <text:p>0.0068205</text:p>
              </table:table-cell>
            </table:table-row>
            <table:table-row>
              <table:table-cell office:value-type="float" office:value="5739.42">
                <text:p>5739.42</text:p>
              </table:table-cell>
              <table:table-cell office:value-type="float" office:value="0.00313521">
                <text:p>0.00313521</text:p>
              </table:table-cell>
            </table:table-row>
            <table:table-row>
              <table:table-cell office:value-type="float" office:value="5748.59">
                <text:p>5748.59</text:p>
              </table:table-cell>
              <table:table-cell office:value-type="float" office:value="0.00358822">
                <text:p>0.00358822</text:p>
              </table:table-cell>
            </table:table-row>
            <table:table-row>
              <table:table-cell office:value-type="float" office:value="5757.75">
                <text:p>5757.75</text:p>
              </table:table-cell>
              <table:table-cell office:value-type="float" office:value="0.00172476">
                <text:p>0.00172476</text:p>
              </table:table-cell>
            </table:table-row>
            <table:table-row>
              <table:table-cell office:value-type="float" office:value="5766.92">
                <text:p>5766.92</text:p>
              </table:table-cell>
              <table:table-cell office:value-type="float" office:value="0.00242271">
                <text:p>0.00242271</text:p>
              </table:table-cell>
            </table:table-row>
            <table:table-row>
              <table:table-cell office:value-type="float" office:value="5776.09">
                <text:p>5776.09</text:p>
              </table:table-cell>
              <table:table-cell office:value-type="float" office:value="0.00202383">
                <text:p>0.00202383</text:p>
              </table:table-cell>
            </table:table-row>
            <table:table-row>
              <table:table-cell office:value-type="float" office:value="5785.26">
                <text:p>5785.26</text:p>
              </table:table-cell>
              <table:table-cell office:value-type="float" office:value="0.00143144">
                <text:p>0.00143144</text:p>
              </table:table-cell>
            </table:table-row>
            <table:table-row>
              <table:table-cell office:value-type="float" office:value="5794.43">
                <text:p>5794.43</text:p>
              </table:table-cell>
              <table:table-cell office:value-type="float" office:value="0.00161675">
                <text:p>0.00161675</text:p>
              </table:table-cell>
            </table:table-row>
            <table:table-row>
              <table:table-cell office:value-type="float" office:value="5803.6">
                <text:p>5803.6</text:p>
              </table:table-cell>
              <table:table-cell office:value-type="float" office:value="0.000231093">
                <text:p>0.000231093</text:p>
              </table:table-cell>
            </table:table-row>
            <table:table-row>
              <table:table-cell office:value-type="float" office:value="5812.77">
                <text:p>5812.77</text:p>
              </table:table-cell>
              <table:table-cell office:value-type="float" office:value="0.00359316">
                <text:p>0.00359316</text:p>
              </table:table-cell>
            </table:table-row>
            <table:table-row>
              <table:table-cell office:value-type="float" office:value="5821.93">
                <text:p>5821.93</text:p>
              </table:table-cell>
              <table:table-cell office:value-type="float" office:value="0.00257129">
                <text:p>0.00257129</text:p>
              </table:table-cell>
            </table:table-row>
            <table:table-row>
              <table:table-cell office:value-type="float" office:value="5831.1">
                <text:p>5831.1</text:p>
              </table:table-cell>
              <table:table-cell office:value-type="float" office:value="0.00032454">
                <text:p>0.00032454</text:p>
              </table:table-cell>
            </table:table-row>
            <table:table-row>
              <table:table-cell office:value-type="float" office:value="5840.27">
                <text:p>5840.27</text:p>
              </table:table-cell>
              <table:table-cell office:value-type="float" office:value="0.00171711">
                <text:p>0.00171711</text:p>
              </table:table-cell>
            </table:table-row>
            <table:table-row>
              <table:table-cell office:value-type="float" office:value="5849.44">
                <text:p>5849.44</text:p>
              </table:table-cell>
              <table:table-cell office:value-type="float" office:value="0.00153253">
                <text:p>0.00153253</text:p>
              </table:table-cell>
            </table:table-row>
            <table:table-row>
              <table:table-cell office:value-type="float" office:value="5858.61">
                <text:p>5858.61</text:p>
              </table:table-cell>
              <table:table-cell office:value-type="float" office:value="0.00143222">
                <text:p>0.00143222</text:p>
              </table:table-cell>
            </table:table-row>
            <table:table-row>
              <table:table-cell office:value-type="float" office:value="5867.78">
                <text:p>5867.78</text:p>
              </table:table-cell>
              <table:table-cell office:value-type="float" office:value="0.00249325">
                <text:p>0.00249325</text:p>
              </table:table-cell>
            </table:table-row>
            <table:table-row>
              <table:table-cell office:value-type="float" office:value="5876.94">
                <text:p>5876.94</text:p>
              </table:table-cell>
              <table:table-cell office:value-type="float" office:value="0.00425832">
                <text:p>0.00425832</text:p>
              </table:table-cell>
            </table:table-row>
            <table:table-row>
              <table:table-cell office:value-type="float" office:value="5886.11">
                <text:p>5886.11</text:p>
              </table:table-cell>
              <table:table-cell office:value-type="float" office:value="0.0022886">
                <text:p>0.0022886</text:p>
              </table:table-cell>
            </table:table-row>
            <table:table-row>
              <table:table-cell office:value-type="float" office:value="5895.28">
                <text:p>5895.28</text:p>
              </table:table-cell>
              <table:table-cell office:value-type="float" office:value="0.00251915">
                <text:p>0.00251915</text:p>
              </table:table-cell>
            </table:table-row>
            <table:table-row>
              <table:table-cell office:value-type="float" office:value="5904.45">
                <text:p>5904.45</text:p>
              </table:table-cell>
              <table:table-cell office:value-type="float" office:value="0.00203962">
                <text:p>0.00203962</text:p>
              </table:table-cell>
            </table:table-row>
            <table:table-row>
              <table:table-cell office:value-type="float" office:value="5913.62">
                <text:p>5913.62</text:p>
              </table:table-cell>
              <table:table-cell office:value-type="float" office:value="0.00569772">
                <text:p>0.00569772</text:p>
              </table:table-cell>
            </table:table-row>
            <table:table-row>
              <table:table-cell office:value-type="float" office:value="5922.79">
                <text:p>5922.79</text:p>
              </table:table-cell>
              <table:table-cell office:value-type="float" office:value="0.00867676">
                <text:p>0.00867676</text:p>
              </table:table-cell>
            </table:table-row>
            <table:table-row>
              <table:table-cell office:value-type="float" office:value="5931.95">
                <text:p>5931.95</text:p>
              </table:table-cell>
              <table:table-cell office:value-type="float" office:value="0.0161336">
                <text:p>0.0161336</text:p>
              </table:table-cell>
            </table:table-row>
            <table:table-row>
              <table:table-cell office:value-type="float" office:value="5941.12">
                <text:p>5941.12</text:p>
              </table:table-cell>
              <table:table-cell office:value-type="float" office:value="0.0140996">
                <text:p>0.0140996</text:p>
              </table:table-cell>
            </table:table-row>
            <table:table-row>
              <table:table-cell office:value-type="float" office:value="5950.29">
                <text:p>5950.29</text:p>
              </table:table-cell>
              <table:table-cell office:value-type="float" office:value="0.00552345">
                <text:p>0.00552345</text:p>
              </table:table-cell>
            </table:table-row>
            <table:table-row>
              <table:table-cell office:value-type="float" office:value="5959.46">
                <text:p>5959.46</text:p>
              </table:table-cell>
              <table:table-cell office:value-type="float" office:value="0.00425304">
                <text:p>0.00425304</text:p>
              </table:table-cell>
            </table:table-row>
            <table:table-row>
              <table:table-cell office:value-type="float" office:value="5968.63">
                <text:p>5968.63</text:p>
              </table:table-cell>
              <table:table-cell office:value-type="float" office:value="0.00387508">
                <text:p>0.00387508</text:p>
              </table:table-cell>
            </table:table-row>
            <table:table-row>
              <table:table-cell office:value-type="float" office:value="5977.8">
                <text:p>5977.8</text:p>
              </table:table-cell>
              <table:table-cell office:value-type="float" office:value="0.00351264">
                <text:p>0.00351264</text:p>
              </table:table-cell>
            </table:table-row>
            <table:table-row>
              <table:table-cell office:value-type="float" office:value="5986.96">
                <text:p>5986.96</text:p>
              </table:table-cell>
              <table:table-cell office:value-type="float" office:value="0.0038344">
                <text:p>0.0038344</text:p>
              </table:table-cell>
            </table:table-row>
            <table:table-row>
              <table:table-cell office:value-type="float" office:value="5996.13">
                <text:p>5996.13</text:p>
              </table:table-cell>
              <table:table-cell office:value-type="float" office:value="0.00120405">
                <text:p>0.00120405</text:p>
              </table:table-cell>
            </table:table-row>
            <table:table-row>
              <table:table-cell office:value-type="float" office:value="6005.3">
                <text:p>6005.3</text:p>
              </table:table-cell>
              <table:table-cell office:value-type="float" office:value="0.00314124">
                <text:p>0.00314124</text:p>
              </table:table-cell>
            </table:table-row>
            <table:table-row>
              <table:table-cell office:value-type="float" office:value="6014.47">
                <text:p>6014.47</text:p>
              </table:table-cell>
              <table:table-cell office:value-type="float" office:value="0.0024413">
                <text:p>0.0024413</text:p>
              </table:table-cell>
            </table:table-row>
            <table:table-row>
              <table:table-cell office:value-type="float" office:value="6023.64">
                <text:p>6023.64</text:p>
              </table:table-cell>
              <table:table-cell office:value-type="float" office:value="0.00102054">
                <text:p>0.00102054</text:p>
              </table:table-cell>
            </table:table-row>
            <table:table-row>
              <table:table-cell office:value-type="float" office:value="6032.81">
                <text:p>6032.81</text:p>
              </table:table-cell>
              <table:table-cell office:value-type="float" office:value="0.0023518">
                <text:p>0.0023518</text:p>
              </table:table-cell>
            </table:table-row>
            <table:table-row>
              <table:table-cell office:value-type="float" office:value="6041.98">
                <text:p>6041.98</text:p>
              </table:table-cell>
              <table:table-cell office:value-type="float" office:value="0.00271313">
                <text:p>0.00271313</text:p>
              </table:table-cell>
            </table:table-row>
            <table:table-row>
              <table:table-cell office:value-type="float" office:value="6051.14">
                <text:p>6051.14</text:p>
              </table:table-cell>
              <table:table-cell office:value-type="float" office:value="0.0000983126">
                <text:p>0.0000983126</text:p>
              </table:table-cell>
            </table:table-row>
            <table:table-row>
              <table:table-cell office:value-type="float" office:value="6060.31">
                <text:p>6060.31</text:p>
              </table:table-cell>
              <table:table-cell office:value-type="float" office:value="0.00173767">
                <text:p>0.00173767</text:p>
              </table:table-cell>
            </table:table-row>
            <table:table-row>
              <table:table-cell office:value-type="float" office:value="6069.48">
                <text:p>6069.48</text:p>
              </table:table-cell>
              <table:table-cell office:value-type="float" office:value="0.000632448">
                <text:p>0.000632448</text:p>
              </table:table-cell>
            </table:table-row>
            <table:table-row>
              <table:table-cell office:value-type="float" office:value="6078.65">
                <text:p>6078.65</text:p>
              </table:table-cell>
              <table:table-cell office:value-type="float" office:value="0.00199239">
                <text:p>0.00199239</text:p>
              </table:table-cell>
            </table:table-row>
            <table:table-row>
              <table:table-cell office:value-type="float" office:value="6087.82">
                <text:p>6087.82</text:p>
              </table:table-cell>
              <table:table-cell office:value-type="float" office:value="0.000968702">
                <text:p>0.000968702</text:p>
              </table:table-cell>
            </table:table-row>
            <table:table-row>
              <table:table-cell office:value-type="float" office:value="6096.99">
                <text:p>6096.99</text:p>
              </table:table-cell>
              <table:table-cell office:value-type="float" office:value="0.00324952">
                <text:p>0.00324952</text:p>
              </table:table-cell>
            </table:table-row>
            <table:table-row>
              <table:table-cell office:value-type="float" office:value="6106.15">
                <text:p>6106.15</text:p>
              </table:table-cell>
              <table:table-cell office:value-type="float" office:value="0.00189335">
                <text:p>0.00189335</text:p>
              </table:table-cell>
            </table:table-row>
            <table:table-row>
              <table:table-cell office:value-type="float" office:value="6115.32">
                <text:p>6115.32</text:p>
              </table:table-cell>
              <table:table-cell office:value-type="float" office:value="0.00156073">
                <text:p>0.00156073</text:p>
              </table:table-cell>
            </table:table-row>
            <table:table-row>
              <table:table-cell office:value-type="float" office:value="6124.49">
                <text:p>6124.49</text:p>
              </table:table-cell>
              <table:table-cell office:value-type="float" office:value="0.00190259">
                <text:p>0.00190259</text:p>
              </table:table-cell>
            </table:table-row>
            <table:table-row>
              <table:table-cell office:value-type="float" office:value="6133.66">
                <text:p>6133.66</text:p>
              </table:table-cell>
              <table:table-cell office:value-type="float" office:value="0.00498355">
                <text:p>0.00498355</text:p>
              </table:table-cell>
            </table:table-row>
            <table:table-row>
              <table:table-cell office:value-type="float" office:value="6142.83">
                <text:p>6142.83</text:p>
              </table:table-cell>
              <table:table-cell office:value-type="float" office:value="0.00819379">
                <text:p>0.00819379</text:p>
              </table:table-cell>
            </table:table-row>
            <table:table-row>
              <table:table-cell office:value-type="float" office:value="6152">
                <text:p>6152</text:p>
              </table:table-cell>
              <table:table-cell office:value-type="float" office:value="0.0183966">
                <text:p>0.0183966</text:p>
              </table:table-cell>
            </table:table-row>
            <table:table-row>
              <table:table-cell office:value-type="float" office:value="6161.16">
                <text:p>6161.16</text:p>
              </table:table-cell>
              <table:table-cell office:value-type="float" office:value="0.0147516">
                <text:p>0.0147516</text:p>
              </table:table-cell>
            </table:table-row>
            <table:table-row>
              <table:table-cell office:value-type="float" office:value="6170.33">
                <text:p>6170.33</text:p>
              </table:table-cell>
              <table:table-cell office:value-type="float" office:value="0.00533957">
                <text:p>0.00533957</text:p>
              </table:table-cell>
            </table:table-row>
            <table:table-row>
              <table:table-cell office:value-type="float" office:value="6179.5">
                <text:p>6179.5</text:p>
              </table:table-cell>
              <table:table-cell office:value-type="float" office:value="0.0023926">
                <text:p>0.0023926</text:p>
              </table:table-cell>
            </table:table-row>
            <table:table-row>
              <table:table-cell office:value-type="float" office:value="6188.67">
                <text:p>6188.67</text:p>
              </table:table-cell>
              <table:table-cell office:value-type="float" office:value="0.00292643">
                <text:p>0.00292643</text:p>
              </table:table-cell>
            </table:table-row>
            <table:table-row>
              <table:table-cell office:value-type="float" office:value="6197.84">
                <text:p>6197.84</text:p>
              </table:table-cell>
              <table:table-cell office:value-type="float" office:value="0.00224801">
                <text:p>0.00224801</text:p>
              </table:table-cell>
            </table:table-row>
            <table:table-row>
              <table:table-cell office:value-type="float" office:value="6207.01">
                <text:p>6207.01</text:p>
              </table:table-cell>
              <table:table-cell office:value-type="float" office:value="0.00202193">
                <text:p>0.00202193</text:p>
              </table:table-cell>
            </table:table-row>
            <table:table-row>
              <table:table-cell office:value-type="float" office:value="6216.17">
                <text:p>6216.17</text:p>
              </table:table-cell>
              <table:table-cell office:value-type="float" office:value="0.00156316">
                <text:p>0.00156316</text:p>
              </table:table-cell>
            </table:table-row>
            <table:table-row>
              <table:table-cell office:value-type="float" office:value="6225.34">
                <text:p>6225.34</text:p>
              </table:table-cell>
              <table:table-cell office:value-type="float" office:value="0.000433515">
                <text:p>0.000433515</text:p>
              </table:table-cell>
            </table:table-row>
            <table:table-row>
              <table:table-cell office:value-type="float" office:value="6234.51">
                <text:p>6234.51</text:p>
              </table:table-cell>
              <table:table-cell office:value-type="float" office:value="0.000509273">
                <text:p>0.000509273</text:p>
              </table:table-cell>
            </table:table-row>
            <table:table-row>
              <table:table-cell office:value-type="float" office:value="6243.68">
                <text:p>6243.68</text:p>
              </table:table-cell>
              <table:table-cell office:value-type="float" office:value="0.000839953">
                <text:p>0.000839953</text:p>
              </table:table-cell>
            </table:table-row>
            <table:table-row>
              <table:table-cell office:value-type="float" office:value="6252.85">
                <text:p>6252.85</text:p>
              </table:table-cell>
              <table:table-cell office:value-type="float" office:value="0.00278111">
                <text:p>0.00278111</text:p>
              </table:table-cell>
            </table:table-row>
            <table:table-row>
              <table:table-cell office:value-type="float" office:value="6262.02">
                <text:p>6262.02</text:p>
              </table:table-cell>
              <table:table-cell office:value-type="float" office:value="0.00316202">
                <text:p>0.00316202</text:p>
              </table:table-cell>
            </table:table-row>
            <table:table-row>
              <table:table-cell office:value-type="float" office:value="6271.19">
                <text:p>6271.19</text:p>
              </table:table-cell>
              <table:table-cell office:value-type="float" office:value="0.000329539">
                <text:p>0.000329539</text:p>
              </table:table-cell>
            </table:table-row>
            <table:table-row>
              <table:table-cell office:value-type="float" office:value="6280.35">
                <text:p>6280.35</text:p>
              </table:table-cell>
              <table:table-cell office:value-type="float" office:value="0.00152496">
                <text:p>0.00152496</text:p>
              </table:table-cell>
            </table:table-row>
            <table:table-row>
              <table:table-cell office:value-type="float" office:value="6289.52">
                <text:p>6289.52</text:p>
              </table:table-cell>
              <table:table-cell office:value-type="float" office:value="0.00177086">
                <text:p>0.00177086</text:p>
              </table:table-cell>
            </table:table-row>
            <table:table-row>
              <table:table-cell office:value-type="float" office:value="6298.69">
                <text:p>6298.69</text:p>
              </table:table-cell>
              <table:table-cell office:value-type="float" office:value="0.00290311">
                <text:p>0.00290311</text:p>
              </table:table-cell>
            </table:table-row>
            <table:table-row>
              <table:table-cell office:value-type="float" office:value="6307.86">
                <text:p>6307.86</text:p>
              </table:table-cell>
              <table:table-cell office:value-type="float" office:value="0.00305471">
                <text:p>0.00305471</text:p>
              </table:table-cell>
            </table:table-row>
            <table:table-row>
              <table:table-cell office:value-type="float" office:value="6317.03">
                <text:p>6317.03</text:p>
              </table:table-cell>
              <table:table-cell office:value-type="float" office:value="0.00225809">
                <text:p>0.00225809</text:p>
              </table:table-cell>
            </table:table-row>
            <table:table-row>
              <table:table-cell office:value-type="float" office:value="6326.2">
                <text:p>6326.2</text:p>
              </table:table-cell>
              <table:table-cell office:value-type="float" office:value="0.00261932">
                <text:p>0.00261932</text:p>
              </table:table-cell>
            </table:table-row>
            <table:table-row>
              <table:table-cell office:value-type="float" office:value="6335.36">
                <text:p>6335.36</text:p>
              </table:table-cell>
              <table:table-cell office:value-type="float" office:value="0.00147813">
                <text:p>0.00147813</text:p>
              </table:table-cell>
            </table:table-row>
            <table:table-row>
              <table:table-cell office:value-type="float" office:value="6344.53">
                <text:p>6344.53</text:p>
              </table:table-cell>
              <table:table-cell office:value-type="float" office:value="0.00260076">
                <text:p>0.00260076</text:p>
              </table:table-cell>
            </table:table-row>
            <table:table-row>
              <table:table-cell office:value-type="float" office:value="6353.7">
                <text:p>6353.7</text:p>
              </table:table-cell>
              <table:table-cell office:value-type="float" office:value="0.00538363">
                <text:p>0.00538363</text:p>
              </table:table-cell>
            </table:table-row>
            <table:table-row>
              <table:table-cell office:value-type="float" office:value="6362.87">
                <text:p>6362.87</text:p>
              </table:table-cell>
              <table:table-cell office:value-type="float" office:value="0.0101801">
                <text:p>0.0101801</text:p>
              </table:table-cell>
            </table:table-row>
            <table:table-row>
              <table:table-cell office:value-type="float" office:value="6372.04">
                <text:p>6372.04</text:p>
              </table:table-cell>
              <table:table-cell office:value-type="float" office:value="0.0161075">
                <text:p>0.0161075</text:p>
              </table:table-cell>
            </table:table-row>
            <table:table-row>
              <table:table-cell office:value-type="float" office:value="6381.21">
                <text:p>6381.21</text:p>
              </table:table-cell>
              <table:table-cell office:value-type="float" office:value="0.0126356">
                <text:p>0.0126356</text:p>
              </table:table-cell>
            </table:table-row>
            <table:table-row>
              <table:table-cell office:value-type="float" office:value="6390.37">
                <text:p>6390.37</text:p>
              </table:table-cell>
              <table:table-cell office:value-type="float" office:value="0.00391157">
                <text:p>0.00391157</text:p>
              </table:table-cell>
            </table:table-row>
            <table:table-row>
              <table:table-cell office:value-type="float" office:value="6399.54">
                <text:p>6399.54</text:p>
              </table:table-cell>
              <table:table-cell office:value-type="float" office:value="0.00441667">
                <text:p>0.00441667</text:p>
              </table:table-cell>
            </table:table-row>
            <table:table-row>
              <table:table-cell office:value-type="float" office:value="6408.71">
                <text:p>6408.71</text:p>
              </table:table-cell>
              <table:table-cell office:value-type="float" office:value="0.00163969">
                <text:p>0.00163969</text:p>
              </table:table-cell>
            </table:table-row>
            <table:table-row>
              <table:table-cell office:value-type="float" office:value="6417.88">
                <text:p>6417.88</text:p>
              </table:table-cell>
              <table:table-cell office:value-type="float" office:value="0.000518459">
                <text:p>0.000518459</text:p>
              </table:table-cell>
            </table:table-row>
            <table:table-row>
              <table:table-cell office:value-type="float" office:value="6427.05">
                <text:p>6427.05</text:p>
              </table:table-cell>
              <table:table-cell office:value-type="float" office:value="0.00211197">
                <text:p>0.00211197</text:p>
              </table:table-cell>
            </table:table-row>
            <table:table-row>
              <table:table-cell office:value-type="float" office:value="6436.22">
                <text:p>6436.22</text:p>
              </table:table-cell>
              <table:table-cell office:value-type="float" office:value="0.00158746">
                <text:p>0.00158746</text:p>
              </table:table-cell>
            </table:table-row>
            <table:table-row>
              <table:table-cell office:value-type="float" office:value="6445.38">
                <text:p>6445.38</text:p>
              </table:table-cell>
              <table:table-cell office:value-type="float" office:value="0.00115254">
                <text:p>0.00115254</text:p>
              </table:table-cell>
            </table:table-row>
            <table:table-row>
              <table:table-cell office:value-type="float" office:value="6454.55">
                <text:p>6454.55</text:p>
              </table:table-cell>
              <table:table-cell office:value-type="float" office:value="0.000496314">
                <text:p>0.000496314</text:p>
              </table:table-cell>
            </table:table-row>
            <table:table-row>
              <table:table-cell office:value-type="float" office:value="6463.72">
                <text:p>6463.72</text:p>
              </table:table-cell>
              <table:table-cell office:value-type="float" office:value="0.00134408">
                <text:p>0.00134408</text:p>
              </table:table-cell>
            </table:table-row>
            <table:table-row>
              <table:table-cell office:value-type="float" office:value="6472.89">
                <text:p>6472.89</text:p>
              </table:table-cell>
              <table:table-cell office:value-type="float" office:value="0.00110894">
                <text:p>0.00110894</text:p>
              </table:table-cell>
            </table:table-row>
            <table:table-row>
              <table:table-cell office:value-type="float" office:value="6482.06">
                <text:p>6482.06</text:p>
              </table:table-cell>
              <table:table-cell office:value-type="float" office:value="0.000527741">
                <text:p>0.000527741</text:p>
              </table:table-cell>
            </table:table-row>
            <table:table-row>
              <table:table-cell office:value-type="float" office:value="6491.23">
                <text:p>6491.23</text:p>
              </table:table-cell>
              <table:table-cell office:value-type="float" office:value="0.000862591">
                <text:p>0.000862591</text:p>
              </table:table-cell>
            </table:table-row>
            <table:table-row>
              <table:table-cell office:value-type="float" office:value="6500.4">
                <text:p>6500.4</text:p>
              </table:table-cell>
              <table:table-cell office:value-type="float" office:value="0.000300004">
                <text:p>0.000300004</text:p>
              </table:table-cell>
            </table:table-row>
            <table:table-row>
              <table:table-cell office:value-type="float" office:value="6509.56">
                <text:p>6509.56</text:p>
              </table:table-cell>
              <table:table-cell office:value-type="float" office:value="0.000540679">
                <text:p>0.000540679</text:p>
              </table:table-cell>
            </table:table-row>
            <table:table-row>
              <table:table-cell office:value-type="float" office:value="6518.73">
                <text:p>6518.73</text:p>
              </table:table-cell>
              <table:table-cell office:value-type="float" office:value="0.000368527">
                <text:p>0.000368527</text:p>
              </table:table-cell>
            </table:table-row>
            <table:table-row>
              <table:table-cell office:value-type="float" office:value="6527.9">
                <text:p>6527.9</text:p>
              </table:table-cell>
              <table:table-cell office:value-type="float" office:value="0.000791947">
                <text:p>0.000791947</text:p>
              </table:table-cell>
            </table:table-row>
            <table:table-row>
              <table:table-cell office:value-type="float" office:value="6537.07">
                <text:p>6537.07</text:p>
              </table:table-cell>
              <table:table-cell office:value-type="float" office:value="0.00222656">
                <text:p>0.00222656</text:p>
              </table:table-cell>
            </table:table-row>
            <table:table-row>
              <table:table-cell office:value-type="float" office:value="6546.24">
                <text:p>6546.24</text:p>
              </table:table-cell>
              <table:table-cell office:value-type="float" office:value="0.0013448">
                <text:p>0.0013448</text:p>
              </table:table-cell>
            </table:table-row>
            <table:table-row>
              <table:table-cell office:value-type="float" office:value="6555.41">
                <text:p>6555.41</text:p>
              </table:table-cell>
              <table:table-cell office:value-type="float" office:value="0.00290223">
                <text:p>0.00290223</text:p>
              </table:table-cell>
            </table:table-row>
            <table:table-row>
              <table:table-cell office:value-type="float" office:value="6564.57">
                <text:p>6564.57</text:p>
              </table:table-cell>
              <table:table-cell office:value-type="float" office:value="0.00147813">
                <text:p>0.00147813</text:p>
              </table:table-cell>
            </table:table-row>
            <table:table-row>
              <table:table-cell office:value-type="float" office:value="6573.74">
                <text:p>6573.74</text:p>
              </table:table-cell>
              <table:table-cell office:value-type="float" office:value="0.00452941">
                <text:p>0.00452941</text:p>
              </table:table-cell>
            </table:table-row>
            <table:table-row>
              <table:table-cell office:value-type="float" office:value="6582.91">
                <text:p>6582.91</text:p>
              </table:table-cell>
              <table:table-cell office:value-type="float" office:value="0.00633208">
                <text:p>0.00633208</text:p>
              </table:table-cell>
            </table:table-row>
            <table:table-row>
              <table:table-cell office:value-type="float" office:value="6592.08">
                <text:p>6592.08</text:p>
              </table:table-cell>
              <table:table-cell office:value-type="float" office:value="0.00931529">
                <text:p>0.00931529</text:p>
              </table:table-cell>
            </table:table-row>
            <table:table-row>
              <table:table-cell office:value-type="float" office:value="6601.25">
                <text:p>6601.25</text:p>
              </table:table-cell>
              <table:table-cell office:value-type="float" office:value="0.009108">
                <text:p>0.009108</text:p>
              </table:table-cell>
            </table:table-row>
            <table:table-row>
              <table:table-cell office:value-type="float" office:value="6610.42">
                <text:p>6610.42</text:p>
              </table:table-cell>
              <table:table-cell office:value-type="float" office:value="0.00114086">
                <text:p>0.00114086</text:p>
              </table:table-cell>
            </table:table-row>
            <table:table-row>
              <table:table-cell office:value-type="float" office:value="6619.58">
                <text:p>6619.58</text:p>
              </table:table-cell>
              <table:table-cell office:value-type="float" office:value="0.00179832">
                <text:p>0.00179832</text:p>
              </table:table-cell>
            </table:table-row>
            <table:table-row>
              <table:table-cell office:value-type="float" office:value="6628.75">
                <text:p>6628.75</text:p>
              </table:table-cell>
              <table:table-cell office:value-type="float" office:value="0.000684043">
                <text:p>0.000684043</text:p>
              </table:table-cell>
            </table:table-row>
            <table:table-row>
              <table:table-cell office:value-type="float" office:value="6637.92">
                <text:p>6637.92</text:p>
              </table:table-cell>
              <table:table-cell office:value-type="float" office:value="0.00136511">
                <text:p>0.00136511</text:p>
              </table:table-cell>
            </table:table-row>
            <table:table-row>
              <table:table-cell office:value-type="float" office:value="6647.09">
                <text:p>6647.09</text:p>
              </table:table-cell>
              <table:table-cell office:value-type="float" office:value="0.000713426">
                <text:p>0.000713426</text:p>
              </table:table-cell>
            </table:table-row>
            <table:table-row>
              <table:table-cell office:value-type="float" office:value="6656.26">
                <text:p>6656.26</text:p>
              </table:table-cell>
              <table:table-cell office:value-type="float" office:value="0.00120078">
                <text:p>0.00120078</text:p>
              </table:table-cell>
            </table:table-row>
            <table:table-row>
              <table:table-cell office:value-type="float" office:value="6665.43">
                <text:p>6665.43</text:p>
              </table:table-cell>
              <table:table-cell office:value-type="float" office:value="0.00143154">
                <text:p>0.00143154</text:p>
              </table:table-cell>
            </table:table-row>
            <table:table-row>
              <table:table-cell office:value-type="float" office:value="6674.59">
                <text:p>6674.59</text:p>
              </table:table-cell>
              <table:table-cell office:value-type="float" office:value="0.000537416">
                <text:p>0.000537416</text:p>
              </table:table-cell>
            </table:table-row>
            <table:table-row>
              <table:table-cell office:value-type="float" office:value="6683.76">
                <text:p>6683.76</text:p>
              </table:table-cell>
              <table:table-cell office:value-type="float" office:value="0.000479994">
                <text:p>0.000479994</text:p>
              </table:table-cell>
            </table:table-row>
            <table:table-row>
              <table:table-cell office:value-type="float" office:value="6692.93">
                <text:p>6692.93</text:p>
              </table:table-cell>
              <table:table-cell office:value-type="float" office:value="0.000600515">
                <text:p>0.000600515</text:p>
              </table:table-cell>
            </table:table-row>
            <table:table-row>
              <table:table-cell office:value-type="float" office:value="6702.1">
                <text:p>6702.1</text:p>
              </table:table-cell>
              <table:table-cell office:value-type="float" office:value="0.00133991">
                <text:p>0.00133991</text:p>
              </table:table-cell>
            </table:table-row>
            <table:table-row>
              <table:table-cell office:value-type="float" office:value="6711.27">
                <text:p>6711.27</text:p>
              </table:table-cell>
              <table:table-cell office:value-type="float" office:value="0.00175225">
                <text:p>0.00175225</text:p>
              </table:table-cell>
            </table:table-row>
            <table:table-row>
              <table:table-cell office:value-type="float" office:value="6720.44">
                <text:p>6720.44</text:p>
              </table:table-cell>
              <table:table-cell office:value-type="float" office:value="0.00211922">
                <text:p>0.00211922</text:p>
              </table:table-cell>
            </table:table-row>
            <table:table-row>
              <table:table-cell office:value-type="float" office:value="6729.6">
                <text:p>6729.6</text:p>
              </table:table-cell>
              <table:table-cell office:value-type="float" office:value="0.00177845">
                <text:p>0.00177845</text:p>
              </table:table-cell>
            </table:table-row>
            <table:table-row>
              <table:table-cell office:value-type="float" office:value="6738.77">
                <text:p>6738.77</text:p>
              </table:table-cell>
              <table:table-cell office:value-type="float" office:value="0.000831359">
                <text:p>0.000831359</text:p>
              </table:table-cell>
            </table:table-row>
            <table:table-row>
              <table:table-cell office:value-type="float" office:value="6747.94">
                <text:p>6747.94</text:p>
              </table:table-cell>
              <table:table-cell office:value-type="float" office:value="0.000989395">
                <text:p>0.000989395</text:p>
              </table:table-cell>
            </table:table-row>
            <table:table-row>
              <table:table-cell office:value-type="float" office:value="6757.11">
                <text:p>6757.11</text:p>
              </table:table-cell>
              <table:table-cell office:value-type="float" office:value="0.00287514">
                <text:p>0.00287514</text:p>
              </table:table-cell>
            </table:table-row>
            <table:table-row>
              <table:table-cell office:value-type="float" office:value="6766.28">
                <text:p>6766.28</text:p>
              </table:table-cell>
              <table:table-cell office:value-type="float" office:value="0.00193634">
                <text:p>0.00193634</text:p>
              </table:table-cell>
            </table:table-row>
            <table:table-row>
              <table:table-cell office:value-type="float" office:value="6775.45">
                <text:p>6775.45</text:p>
              </table:table-cell>
              <table:table-cell office:value-type="float" office:value="0.00283278">
                <text:p>0.00283278</text:p>
              </table:table-cell>
            </table:table-row>
            <table:table-row>
              <table:table-cell office:value-type="float" office:value="6784.62">
                <text:p>6784.62</text:p>
              </table:table-cell>
              <table:table-cell office:value-type="float" office:value="0.00376847">
                <text:p>0.00376847</text:p>
              </table:table-cell>
            </table:table-row>
            <table:table-row>
              <table:table-cell office:value-type="float" office:value="6793.78">
                <text:p>6793.78</text:p>
              </table:table-cell>
              <table:table-cell office:value-type="float" office:value="0.00677512">
                <text:p>0.00677512</text:p>
              </table:table-cell>
            </table:table-row>
            <table:table-row>
              <table:table-cell office:value-type="float" office:value="6802.95">
                <text:p>6802.95</text:p>
              </table:table-cell>
              <table:table-cell office:value-type="float" office:value="0.00781543">
                <text:p>0.00781543</text:p>
              </table:table-cell>
            </table:table-row>
            <table:table-row>
              <table:table-cell office:value-type="float" office:value="6812.12">
                <text:p>6812.12</text:p>
              </table:table-cell>
              <table:table-cell office:value-type="float" office:value="0.0135335">
                <text:p>0.0135335</text:p>
              </table:table-cell>
            </table:table-row>
            <table:table-row>
              <table:table-cell office:value-type="float" office:value="6821.29">
                <text:p>6821.29</text:p>
              </table:table-cell>
              <table:table-cell office:value-type="float" office:value="0.0138219">
                <text:p>0.0138219</text:p>
              </table:table-cell>
            </table:table-row>
            <table:table-row>
              <table:table-cell office:value-type="float" office:value="6830.46">
                <text:p>6830.46</text:p>
              </table:table-cell>
              <table:table-cell office:value-type="float" office:value="0.00408254">
                <text:p>0.00408254</text:p>
              </table:table-cell>
            </table:table-row>
            <table:table-row>
              <table:table-cell office:value-type="float" office:value="6839.63">
                <text:p>6839.63</text:p>
              </table:table-cell>
              <table:table-cell office:value-type="float" office:value="0.00546148">
                <text:p>0.00546148</text:p>
              </table:table-cell>
            </table:table-row>
            <table:table-row>
              <table:table-cell office:value-type="float" office:value="6848.79">
                <text:p>6848.79</text:p>
              </table:table-cell>
              <table:table-cell office:value-type="float" office:value="0.00392747">
                <text:p>0.00392747</text:p>
              </table:table-cell>
            </table:table-row>
            <table:table-row>
              <table:table-cell office:value-type="float" office:value="6857.96">
                <text:p>6857.96</text:p>
              </table:table-cell>
              <table:table-cell office:value-type="float" office:value="0.0009403">
                <text:p>0.0009403</text:p>
              </table:table-cell>
            </table:table-row>
            <table:table-row>
              <table:table-cell office:value-type="float" office:value="6867.13">
                <text:p>6867.13</text:p>
              </table:table-cell>
              <table:table-cell office:value-type="float" office:value="0.0033386">
                <text:p>0.0033386</text:p>
              </table:table-cell>
            </table:table-row>
            <table:table-row>
              <table:table-cell office:value-type="float" office:value="6876.3">
                <text:p>6876.3</text:p>
              </table:table-cell>
              <table:table-cell office:value-type="float" office:value="0.0019184">
                <text:p>0.0019184</text:p>
              </table:table-cell>
            </table:table-row>
            <table:table-row>
              <table:table-cell office:value-type="float" office:value="6885.47">
                <text:p>6885.47</text:p>
              </table:table-cell>
              <table:table-cell office:value-type="float" office:value="0.00228129">
                <text:p>0.00228129</text:p>
              </table:table-cell>
            </table:table-row>
            <table:table-row>
              <table:table-cell office:value-type="float" office:value="6894.64">
                <text:p>6894.64</text:p>
              </table:table-cell>
              <table:table-cell office:value-type="float" office:value="0.00228683">
                <text:p>0.00228683</text:p>
              </table:table-cell>
            </table:table-row>
            <table:table-row>
              <table:table-cell office:value-type="float" office:value="6903.8">
                <text:p>6903.8</text:p>
              </table:table-cell>
              <table:table-cell office:value-type="float" office:value="0.00348781">
                <text:p>0.00348781</text:p>
              </table:table-cell>
            </table:table-row>
            <table:table-row>
              <table:table-cell office:value-type="float" office:value="6912.97">
                <text:p>6912.97</text:p>
              </table:table-cell>
              <table:table-cell office:value-type="float" office:value="0.00204931">
                <text:p>0.00204931</text:p>
              </table:table-cell>
            </table:table-row>
            <table:table-row>
              <table:table-cell office:value-type="float" office:value="6922.14">
                <text:p>6922.14</text:p>
              </table:table-cell>
              <table:table-cell office:value-type="float" office:value="0.00197354">
                <text:p>0.00197354</text:p>
              </table:table-cell>
            </table:table-row>
            <table:table-row>
              <table:table-cell office:value-type="float" office:value="6931.31">
                <text:p>6931.31</text:p>
              </table:table-cell>
              <table:table-cell office:value-type="float" office:value="0.000915259">
                <text:p>0.000915259</text:p>
              </table:table-cell>
            </table:table-row>
            <table:table-row>
              <table:table-cell office:value-type="float" office:value="6940.48">
                <text:p>6940.48</text:p>
              </table:table-cell>
              <table:table-cell office:value-type="float" office:value="0.00120339">
                <text:p>0.00120339</text:p>
              </table:table-cell>
            </table:table-row>
            <table:table-row>
              <table:table-cell office:value-type="float" office:value="6949.65">
                <text:p>6949.65</text:p>
              </table:table-cell>
              <table:table-cell office:value-type="float" office:value="0.00114405">
                <text:p>0.00114405</text:p>
              </table:table-cell>
            </table:table-row>
            <table:table-row>
              <table:table-cell office:value-type="float" office:value="6958.81">
                <text:p>6958.81</text:p>
              </table:table-cell>
              <table:table-cell office:value-type="float" office:value="0.00197996">
                <text:p>0.00197996</text:p>
              </table:table-cell>
            </table:table-row>
            <table:table-row>
              <table:table-cell office:value-type="float" office:value="6967.98">
                <text:p>6967.98</text:p>
              </table:table-cell>
              <table:table-cell office:value-type="float" office:value="0.00174726">
                <text:p>0.00174726</text:p>
              </table:table-cell>
            </table:table-row>
            <table:table-row>
              <table:table-cell office:value-type="float" office:value="6977.15">
                <text:p>6977.15</text:p>
              </table:table-cell>
              <table:table-cell office:value-type="float" office:value="0.0020889">
                <text:p>0.0020889</text:p>
              </table:table-cell>
            </table:table-row>
            <table:table-row>
              <table:table-cell office:value-type="float" office:value="6986.32">
                <text:p>6986.32</text:p>
              </table:table-cell>
              <table:table-cell office:value-type="float" office:value="0.000537496">
                <text:p>0.000537496</text:p>
              </table:table-cell>
            </table:table-row>
            <table:table-row>
              <table:table-cell office:value-type="float" office:value="6995.49">
                <text:p>6995.49</text:p>
              </table:table-cell>
              <table:table-cell office:value-type="float" office:value="0.00273692">
                <text:p>0.00273692</text:p>
              </table:table-cell>
            </table:table-row>
            <table:table-row>
              <table:table-cell office:value-type="float" office:value="7004.66">
                <text:p>7004.66</text:p>
              </table:table-cell>
              <table:table-cell office:value-type="float" office:value="0.00317839">
                <text:p>0.00317839</text:p>
              </table:table-cell>
            </table:table-row>
            <table:table-row>
              <table:table-cell office:value-type="float" office:value="7013.83">
                <text:p>7013.83</text:p>
              </table:table-cell>
              <table:table-cell office:value-type="float" office:value="0.00191163">
                <text:p>0.00191163</text:p>
              </table:table-cell>
            </table:table-row>
            <table:table-row>
              <table:table-cell office:value-type="float" office:value="7022.99">
                <text:p>7022.99</text:p>
              </table:table-cell>
              <table:table-cell office:value-type="float" office:value="0.000927008">
                <text:p>0.000927008</text:p>
              </table:table-cell>
            </table:table-row>
            <table:table-row>
              <table:table-cell office:value-type="float" office:value="7032.16">
                <text:p>7032.16</text:p>
              </table:table-cell>
              <table:table-cell office:value-type="float" office:value="0.00572726">
                <text:p>0.00572726</text:p>
              </table:table-cell>
            </table:table-row>
            <table:table-row>
              <table:table-cell office:value-type="float" office:value="7041.33">
                <text:p>7041.33</text:p>
              </table:table-cell>
              <table:table-cell office:value-type="float" office:value="0.00355812">
                <text:p>0.00355812</text:p>
              </table:table-cell>
            </table:table-row>
            <table:table-row>
              <table:table-cell office:value-type="float" office:value="7050.5">
                <text:p>7050.5</text:p>
              </table:table-cell>
              <table:table-cell office:value-type="float" office:value="0.000553073">
                <text:p>0.000553073</text:p>
              </table:table-cell>
            </table:table-row>
            <table:table-row>
              <table:table-cell office:value-type="float" office:value="7059.67">
                <text:p>7059.67</text:p>
              </table:table-cell>
              <table:table-cell office:value-type="float" office:value="0.000711711">
                <text:p>0.000711711</text:p>
              </table:table-cell>
            </table:table-row>
            <table:table-row>
              <table:table-cell office:value-type="float" office:value="7068.84">
                <text:p>7068.84</text:p>
              </table:table-cell>
              <table:table-cell office:value-type="float" office:value="0.000962918">
                <text:p>0.000962918</text:p>
              </table:table-cell>
            </table:table-row>
            <table:table-row>
              <table:table-cell office:value-type="float" office:value="7078">
                <text:p>7078</text:p>
              </table:table-cell>
              <table:table-cell office:value-type="float" office:value="0.000378612">
                <text:p>0.000378612</text:p>
              </table:table-cell>
            </table:table-row>
            <table:table-row>
              <table:table-cell office:value-type="float" office:value="7087.17">
                <text:p>7087.17</text:p>
              </table:table-cell>
              <table:table-cell office:value-type="float" office:value="0.000748546">
                <text:p>0.000748546</text:p>
              </table:table-cell>
            </table:table-row>
            <table:table-row>
              <table:table-cell office:value-type="float" office:value="7096.34">
                <text:p>7096.34</text:p>
              </table:table-cell>
              <table:table-cell office:value-type="float" office:value="0.00114414">
                <text:p>0.00114414</text:p>
              </table:table-cell>
            </table:table-row>
            <table:table-row>
              <table:table-cell office:value-type="float" office:value="7105.51">
                <text:p>7105.51</text:p>
              </table:table-cell>
              <table:table-cell office:value-type="float" office:value="0.000339302">
                <text:p>0.000339302</text:p>
              </table:table-cell>
            </table:table-row>
            <table:table-row>
              <table:table-cell office:value-type="float" office:value="7114.68">
                <text:p>7114.68</text:p>
              </table:table-cell>
              <table:table-cell office:value-type="float" office:value="0.000797831">
                <text:p>0.000797831</text:p>
              </table:table-cell>
            </table:table-row>
            <table:table-row>
              <table:table-cell office:value-type="float" office:value="7123.85">
                <text:p>7123.85</text:p>
              </table:table-cell>
              <table:table-cell office:value-type="float" office:value="0.000231858">
                <text:p>0.000231858</text:p>
              </table:table-cell>
            </table:table-row>
            <table:table-row>
              <table:table-cell office:value-type="float" office:value="7133.01">
                <text:p>7133.01</text:p>
              </table:table-cell>
              <table:table-cell office:value-type="float" office:value="0.00149077">
                <text:p>0.00149077</text:p>
              </table:table-cell>
            </table:table-row>
            <table:table-row>
              <table:table-cell office:value-type="float" office:value="7142.18">
                <text:p>7142.18</text:p>
              </table:table-cell>
              <table:table-cell office:value-type="float" office:value="0.00316316">
                <text:p>0.00316316</text:p>
              </table:table-cell>
            </table:table-row>
            <table:table-row>
              <table:table-cell office:value-type="float" office:value="7151.35">
                <text:p>7151.35</text:p>
              </table:table-cell>
              <table:table-cell office:value-type="float" office:value="0.00156436">
                <text:p>0.00156436</text:p>
              </table:table-cell>
            </table:table-row>
            <table:table-row>
              <table:table-cell office:value-type="float" office:value="7160.52">
                <text:p>7160.52</text:p>
              </table:table-cell>
              <table:table-cell office:value-type="float" office:value="0.000857628">
                <text:p>0.000857628</text:p>
              </table:table-cell>
            </table:table-row>
            <table:table-row>
              <table:table-cell office:value-type="float" office:value="7169.69">
                <text:p>7169.69</text:p>
              </table:table-cell>
              <table:table-cell office:value-type="float" office:value="0.00233737">
                <text:p>0.00233737</text:p>
              </table:table-cell>
            </table:table-row>
            <table:table-row>
              <table:table-cell office:value-type="float" office:value="7178.86">
                <text:p>7178.86</text:p>
              </table:table-cell>
              <table:table-cell office:value-type="float" office:value="0.000765944">
                <text:p>0.000765944</text:p>
              </table:table-cell>
            </table:table-row>
            <table:table-row>
              <table:table-cell office:value-type="float" office:value="7188.02">
                <text:p>7188.02</text:p>
              </table:table-cell>
              <table:table-cell office:value-type="float" office:value="0.00120776">
                <text:p>0.00120776</text:p>
              </table:table-cell>
            </table:table-row>
            <table:table-row>
              <table:table-cell office:value-type="float" office:value="7197.19">
                <text:p>7197.19</text:p>
              </table:table-cell>
              <table:table-cell office:value-type="float" office:value="0.00193308">
                <text:p>0.00193308</text:p>
              </table:table-cell>
            </table:table-row>
            <table:table-row>
              <table:table-cell office:value-type="float" office:value="7206.36">
                <text:p>7206.36</text:p>
              </table:table-cell>
              <table:table-cell office:value-type="float" office:value="0.00110168">
                <text:p>0.00110168</text:p>
              </table:table-cell>
            </table:table-row>
            <table:table-row>
              <table:table-cell office:value-type="float" office:value="7215.53">
                <text:p>7215.53</text:p>
              </table:table-cell>
              <table:table-cell office:value-type="float" office:value="0.00133609">
                <text:p>0.00133609</text:p>
              </table:table-cell>
            </table:table-row>
            <table:table-row>
              <table:table-cell office:value-type="float" office:value="7224.7">
                <text:p>7224.7</text:p>
              </table:table-cell>
              <table:table-cell office:value-type="float" office:value="0.00310706">
                <text:p>0.00310706</text:p>
              </table:table-cell>
            </table:table-row>
            <table:table-row>
              <table:table-cell office:value-type="float" office:value="7233.87">
                <text:p>7233.87</text:p>
              </table:table-cell>
              <table:table-cell office:value-type="float" office:value="0.00661599">
                <text:p>0.00661599</text:p>
              </table:table-cell>
            </table:table-row>
            <table:table-row>
              <table:table-cell office:value-type="float" office:value="7243.04">
                <text:p>7243.04</text:p>
              </table:table-cell>
              <table:table-cell office:value-type="float" office:value="0.00834957">
                <text:p>0.00834957</text:p>
              </table:table-cell>
            </table:table-row>
            <table:table-row>
              <table:table-cell office:value-type="float" office:value="7252.2">
                <text:p>7252.2</text:p>
              </table:table-cell>
              <table:table-cell office:value-type="float" office:value="0.0163245">
                <text:p>0.0163245</text:p>
              </table:table-cell>
            </table:table-row>
            <table:table-row>
              <table:table-cell office:value-type="float" office:value="7261.37">
                <text:p>7261.37</text:p>
              </table:table-cell>
              <table:table-cell office:value-type="float" office:value="0.0124175">
                <text:p>0.0124175</text:p>
              </table:table-cell>
            </table:table-row>
            <table:table-row>
              <table:table-cell office:value-type="float" office:value="7270.54">
                <text:p>7270.54</text:p>
              </table:table-cell>
              <table:table-cell office:value-type="float" office:value="0.00373619">
                <text:p>0.00373619</text:p>
              </table:table-cell>
            </table:table-row>
            <table:table-row>
              <table:table-cell office:value-type="float" office:value="7279.71">
                <text:p>7279.71</text:p>
              </table:table-cell>
              <table:table-cell office:value-type="float" office:value="0.00553634">
                <text:p>0.00553634</text:p>
              </table:table-cell>
            </table:table-row>
            <table:table-row>
              <table:table-cell office:value-type="float" office:value="7288.88">
                <text:p>7288.88</text:p>
              </table:table-cell>
              <table:table-cell office:value-type="float" office:value="0.00345274">
                <text:p>0.00345274</text:p>
              </table:table-cell>
            </table:table-row>
            <table:table-row>
              <table:table-cell office:value-type="float" office:value="7298.05">
                <text:p>7298.05</text:p>
              </table:table-cell>
              <table:table-cell office:value-type="float" office:value="0.00126339">
                <text:p>0.00126339</text:p>
              </table:table-cell>
            </table:table-row>
            <table:table-row>
              <table:table-cell office:value-type="float" office:value="7307.21">
                <text:p>7307.21</text:p>
              </table:table-cell>
              <table:table-cell office:value-type="float" office:value="0.000253464">
                <text:p>0.000253464</text:p>
              </table:table-cell>
            </table:table-row>
            <table:table-row>
              <table:table-cell office:value-type="float" office:value="7316.38">
                <text:p>7316.38</text:p>
              </table:table-cell>
              <table:table-cell office:value-type="float" office:value="0.00229995">
                <text:p>0.00229995</text:p>
              </table:table-cell>
            </table:table-row>
            <table:table-row>
              <table:table-cell office:value-type="float" office:value="7325.55">
                <text:p>7325.55</text:p>
              </table:table-cell>
              <table:table-cell office:value-type="float" office:value="0.00142389">
                <text:p>0.00142389</text:p>
              </table:table-cell>
            </table:table-row>
            <table:table-row>
              <table:table-cell office:value-type="float" office:value="7334.72">
                <text:p>7334.72</text:p>
              </table:table-cell>
              <table:table-cell office:value-type="float" office:value="0.00325893">
                <text:p>0.00325893</text:p>
              </table:table-cell>
            </table:table-row>
            <table:table-row>
              <table:table-cell office:value-type="float" office:value="7343.89">
                <text:p>7343.89</text:p>
              </table:table-cell>
              <table:table-cell office:value-type="float" office:value="0.0015107">
                <text:p>0.0015107</text:p>
              </table:table-cell>
            </table:table-row>
            <table:table-row>
              <table:table-cell office:value-type="float" office:value="7353.06">
                <text:p>7353.06</text:p>
              </table:table-cell>
              <table:table-cell office:value-type="float" office:value="0.00282184">
                <text:p>0.00282184</text:p>
              </table:table-cell>
            </table:table-row>
            <table:table-row>
              <table:table-cell office:value-type="float" office:value="7362.22">
                <text:p>7362.22</text:p>
              </table:table-cell>
              <table:table-cell office:value-type="float" office:value="0.00027207">
                <text:p>0.00027207</text:p>
              </table:table-cell>
            </table:table-row>
            <table:table-row>
              <table:table-cell office:value-type="float" office:value="7371.39">
                <text:p>7371.39</text:p>
              </table:table-cell>
              <table:table-cell office:value-type="float" office:value="0.00098107">
                <text:p>0.00098107</text:p>
              </table:table-cell>
            </table:table-row>
            <table:table-row>
              <table:table-cell office:value-type="float" office:value="7380.56">
                <text:p>7380.56</text:p>
              </table:table-cell>
              <table:table-cell office:value-type="float" office:value="0.00188878">
                <text:p>0.00188878</text:p>
              </table:table-cell>
            </table:table-row>
            <table:table-row>
              <table:table-cell office:value-type="float" office:value="7389.73">
                <text:p>7389.73</text:p>
              </table:table-cell>
              <table:table-cell office:value-type="float" office:value="0.00197426">
                <text:p>0.00197426</text:p>
              </table:table-cell>
            </table:table-row>
            <table:table-row>
              <table:table-cell office:value-type="float" office:value="7398.9">
                <text:p>7398.9</text:p>
              </table:table-cell>
              <table:table-cell office:value-type="float" office:value="0.00140885">
                <text:p>0.00140885</text:p>
              </table:table-cell>
            </table:table-row>
            <table:table-row>
              <table:table-cell office:value-type="float" office:value="7408.07">
                <text:p>7408.07</text:p>
              </table:table-cell>
              <table:table-cell office:value-type="float" office:value="0.00207889">
                <text:p>0.00207889</text:p>
              </table:table-cell>
            </table:table-row>
            <table:table-row>
              <table:table-cell office:value-type="float" office:value="7417.23">
                <text:p>7417.23</text:p>
              </table:table-cell>
              <table:table-cell office:value-type="float" office:value="0.0024494">
                <text:p>0.0024494</text:p>
              </table:table-cell>
            </table:table-row>
            <table:table-row>
              <table:table-cell office:value-type="float" office:value="7426.4">
                <text:p>7426.4</text:p>
              </table:table-cell>
              <table:table-cell office:value-type="float" office:value="0.00234412">
                <text:p>0.00234412</text:p>
              </table:table-cell>
            </table:table-row>
            <table:table-row>
              <table:table-cell office:value-type="float" office:value="7435.57">
                <text:p>7435.57</text:p>
              </table:table-cell>
              <table:table-cell office:value-type="float" office:value="0.000778063">
                <text:p>0.000778063</text:p>
              </table:table-cell>
            </table:table-row>
            <table:table-row>
              <table:table-cell office:value-type="float" office:value="7444.74">
                <text:p>7444.74</text:p>
              </table:table-cell>
              <table:table-cell office:value-type="float" office:value="0.00194673">
                <text:p>0.00194673</text:p>
              </table:table-cell>
            </table:table-row>
            <table:table-row>
              <table:table-cell office:value-type="float" office:value="7453.91">
                <text:p>7453.91</text:p>
              </table:table-cell>
              <table:table-cell office:value-type="float" office:value="0.00192013">
                <text:p>0.00192013</text:p>
              </table:table-cell>
            </table:table-row>
            <table:table-row>
              <table:table-cell office:value-type="float" office:value="7463.08">
                <text:p>7463.08</text:p>
              </table:table-cell>
              <table:table-cell office:value-type="float" office:value="0.00162924">
                <text:p>0.00162924</text:p>
              </table:table-cell>
            </table:table-row>
            <table:table-row>
              <table:table-cell office:value-type="float" office:value="7472.25">
                <text:p>7472.25</text:p>
              </table:table-cell>
              <table:table-cell office:value-type="float" office:value="0.00350073">
                <text:p>0.00350073</text:p>
              </table:table-cell>
            </table:table-row>
            <table:table-row>
              <table:table-cell office:value-type="float" office:value="7481.41">
                <text:p>7481.41</text:p>
              </table:table-cell>
              <table:table-cell office:value-type="float" office:value="0.00185058">
                <text:p>0.00185058</text:p>
              </table:table-cell>
            </table:table-row>
            <table:table-row>
              <table:table-cell office:value-type="float" office:value="7490.58">
                <text:p>7490.58</text:p>
              </table:table-cell>
              <table:table-cell office:value-type="float" office:value="0.00164018">
                <text:p>0.00164018</text:p>
              </table:table-cell>
            </table:table-row>
            <table:table-row>
              <table:table-cell office:value-type="float" office:value="7499.75">
                <text:p>7499.75</text:p>
              </table:table-cell>
              <table:table-cell office:value-type="float" office:value="0.00184895">
                <text:p>0.00184895</text:p>
              </table:table-cell>
            </table:table-row>
            <table:table-row>
              <table:table-cell office:value-type="float" office:value="7508.92">
                <text:p>7508.92</text:p>
              </table:table-cell>
              <table:table-cell office:value-type="float" office:value="0.00229339">
                <text:p>0.00229339</text:p>
              </table:table-cell>
            </table:table-row>
            <table:table-row>
              <table:table-cell office:value-type="float" office:value="7518.09">
                <text:p>7518.09</text:p>
              </table:table-cell>
              <table:table-cell office:value-type="float" office:value="0.000606681">
                <text:p>0.000606681</text:p>
              </table:table-cell>
            </table:table-row>
            <table:table-row>
              <table:table-cell office:value-type="float" office:value="7527.26">
                <text:p>7527.26</text:p>
              </table:table-cell>
              <table:table-cell office:value-type="float" office:value="0.00128618">
                <text:p>0.00128618</text:p>
              </table:table-cell>
            </table:table-row>
            <table:table-row>
              <table:table-cell office:value-type="float" office:value="7536.42">
                <text:p>7536.42</text:p>
              </table:table-cell>
              <table:table-cell office:value-type="float" office:value="0.00104385">
                <text:p>0.00104385</text:p>
              </table:table-cell>
            </table:table-row>
            <table:table-row>
              <table:table-cell office:value-type="float" office:value="7545.59">
                <text:p>7545.59</text:p>
              </table:table-cell>
              <table:table-cell office:value-type="float" office:value="0.000901938">
                <text:p>0.000901938</text:p>
              </table:table-cell>
            </table:table-row>
            <table:table-row>
              <table:table-cell office:value-type="float" office:value="7554.76">
                <text:p>7554.76</text:p>
              </table:table-cell>
              <table:table-cell office:value-type="float" office:value="0.000790538">
                <text:p>0.000790538</text:p>
              </table:table-cell>
            </table:table-row>
            <table:table-row>
              <table:table-cell office:value-type="float" office:value="7563.93">
                <text:p>7563.93</text:p>
              </table:table-cell>
              <table:table-cell office:value-type="float" office:value="0.000639135">
                <text:p>0.000639135</text:p>
              </table:table-cell>
            </table:table-row>
            <table:table-row>
              <table:table-cell office:value-type="float" office:value="7573.1">
                <text:p>7573.1</text:p>
              </table:table-cell>
              <table:table-cell office:value-type="float" office:value="0.000795446">
                <text:p>0.000795446</text:p>
              </table:table-cell>
            </table:table-row>
            <table:table-row>
              <table:table-cell office:value-type="float" office:value="7582.27">
                <text:p>7582.27</text:p>
              </table:table-cell>
              <table:table-cell office:value-type="float" office:value="0.00238968">
                <text:p>0.00238968</text:p>
              </table:table-cell>
            </table:table-row>
            <table:table-row>
              <table:table-cell office:value-type="float" office:value="7591.43">
                <text:p>7591.43</text:p>
              </table:table-cell>
              <table:table-cell office:value-type="float" office:value="0.00215291">
                <text:p>0.00215291</text:p>
              </table:table-cell>
            </table:table-row>
            <table:table-row>
              <table:table-cell office:value-type="float" office:value="7600.6">
                <text:p>7600.6</text:p>
              </table:table-cell>
              <table:table-cell office:value-type="float" office:value="0.000188129">
                <text:p>0.000188129</text:p>
              </table:table-cell>
            </table:table-row>
            <table:table-row>
              <table:table-cell office:value-type="float" office:value="7609.77">
                <text:p>7609.77</text:p>
              </table:table-cell>
              <table:table-cell office:value-type="float" office:value="0.000486872">
                <text:p>0.000486872</text:p>
              </table:table-cell>
            </table:table-row>
            <table:table-row>
              <table:table-cell office:value-type="float" office:value="7618.94">
                <text:p>7618.94</text:p>
              </table:table-cell>
              <table:table-cell office:value-type="float" office:value="0.000768908">
                <text:p>0.000768908</text:p>
              </table:table-cell>
            </table:table-row>
            <table:table-row>
              <table:table-cell office:value-type="float" office:value="7628.11">
                <text:p>7628.11</text:p>
              </table:table-cell>
              <table:table-cell office:value-type="float" office:value="0.00168944">
                <text:p>0.00168944</text:p>
              </table:table-cell>
            </table:table-row>
            <table:table-row>
              <table:table-cell office:value-type="float" office:value="7637.28">
                <text:p>7637.28</text:p>
              </table:table-cell>
              <table:table-cell office:value-type="float" office:value="0.00273065">
                <text:p>0.00273065</text:p>
              </table:table-cell>
            </table:table-row>
            <table:table-row>
              <table:table-cell office:value-type="float" office:value="7646.44">
                <text:p>7646.44</text:p>
              </table:table-cell>
              <table:table-cell office:value-type="float" office:value="0.000670883">
                <text:p>0.000670883</text:p>
              </table:table-cell>
            </table:table-row>
            <table:table-row>
              <table:table-cell office:value-type="float" office:value="7655.61">
                <text:p>7655.61</text:p>
              </table:table-cell>
              <table:table-cell office:value-type="float" office:value="0.0019112">
                <text:p>0.0019112</text:p>
              </table:table-cell>
            </table:table-row>
            <table:table-row>
              <table:table-cell office:value-type="float" office:value="7664.78">
                <text:p>7664.78</text:p>
              </table:table-cell>
              <table:table-cell office:value-type="float" office:value="0.00318134">
                <text:p>0.00318134</text:p>
              </table:table-cell>
            </table:table-row>
            <table:table-row>
              <table:table-cell office:value-type="float" office:value="7673.95">
                <text:p>7673.95</text:p>
              </table:table-cell>
              <table:table-cell office:value-type="float" office:value="0.00429493">
                <text:p>0.00429493</text:p>
              </table:table-cell>
            </table:table-row>
            <table:table-row>
              <table:table-cell office:value-type="float" office:value="7683.12">
                <text:p>7683.12</text:p>
              </table:table-cell>
              <table:table-cell office:value-type="float" office:value="0.00532222">
                <text:p>0.00532222</text:p>
              </table:table-cell>
            </table:table-row>
            <table:table-row>
              <table:table-cell office:value-type="float" office:value="7692.29">
                <text:p>7692.29</text:p>
              </table:table-cell>
              <table:table-cell office:value-type="float" office:value="0.0117936">
                <text:p>0.0117936</text:p>
              </table:table-cell>
            </table:table-row>
            <table:table-row>
              <table:table-cell office:value-type="float" office:value="7701.46">
                <text:p>7701.46</text:p>
              </table:table-cell>
              <table:table-cell office:value-type="float" office:value="0.00971578">
                <text:p>0.00971578</text:p>
              </table:table-cell>
            </table:table-row>
            <table:table-row>
              <table:table-cell office:value-type="float" office:value="7710.62">
                <text:p>7710.62</text:p>
              </table:table-cell>
              <table:table-cell office:value-type="float" office:value="0.00301973">
                <text:p>0.00301973</text:p>
              </table:table-cell>
            </table:table-row>
            <table:table-row>
              <table:table-cell office:value-type="float" office:value="7719.79">
                <text:p>7719.79</text:p>
              </table:table-cell>
              <table:table-cell office:value-type="float" office:value="0.00408946">
                <text:p>0.00408946</text:p>
              </table:table-cell>
            </table:table-row>
            <table:table-row>
              <table:table-cell office:value-type="float" office:value="7728.96">
                <text:p>7728.96</text:p>
              </table:table-cell>
              <table:table-cell office:value-type="float" office:value="0.00238637">
                <text:p>0.00238637</text:p>
              </table:table-cell>
            </table:table-row>
            <table:table-row>
              <table:table-cell office:value-type="float" office:value="7738.13">
                <text:p>7738.13</text:p>
              </table:table-cell>
              <table:table-cell office:value-type="float" office:value="0.00116457">
                <text:p>0.00116457</text:p>
              </table:table-cell>
            </table:table-row>
            <table:table-row>
              <table:table-cell office:value-type="float" office:value="7747.3">
                <text:p>7747.3</text:p>
              </table:table-cell>
              <table:table-cell office:value-type="float" office:value="0.00300497">
                <text:p>0.00300497</text:p>
              </table:table-cell>
            </table:table-row>
            <table:table-row>
              <table:table-cell office:value-type="float" office:value="7756.47">
                <text:p>7756.47</text:p>
              </table:table-cell>
              <table:table-cell office:value-type="float" office:value="0.00177789">
                <text:p>0.00177789</text:p>
              </table:table-cell>
            </table:table-row>
            <table:table-row>
              <table:table-cell office:value-type="float" office:value="7765.63">
                <text:p>7765.63</text:p>
              </table:table-cell>
              <table:table-cell office:value-type="float" office:value="0.00181942">
                <text:p>0.00181942</text:p>
              </table:table-cell>
            </table:table-row>
            <table:table-row>
              <table:table-cell office:value-type="float" office:value="7774.8">
                <text:p>7774.8</text:p>
              </table:table-cell>
              <table:table-cell office:value-type="float" office:value="0.000714513">
                <text:p>0.000714513</text:p>
              </table:table-cell>
            </table:table-row>
            <table:table-row>
              <table:table-cell office:value-type="float" office:value="7783.97">
                <text:p>7783.97</text:p>
              </table:table-cell>
              <table:table-cell office:value-type="float" office:value="0.000827063">
                <text:p>0.000827063</text:p>
              </table:table-cell>
            </table:table-row>
            <table:table-row>
              <table:table-cell office:value-type="float" office:value="7793.14">
                <text:p>7793.14</text:p>
              </table:table-cell>
              <table:table-cell office:value-type="float" office:value="0.00147703">
                <text:p>0.00147703</text:p>
              </table:table-cell>
            </table:table-row>
            <table:table-row>
              <table:table-cell office:value-type="float" office:value="7802.31">
                <text:p>7802.31</text:p>
              </table:table-cell>
              <table:table-cell office:value-type="float" office:value="0.00132487">
                <text:p>0.00132487</text:p>
              </table:table-cell>
            </table:table-row>
            <table:table-row>
              <table:table-cell office:value-type="float" office:value="7811.48">
                <text:p>7811.48</text:p>
              </table:table-cell>
              <table:table-cell office:value-type="float" office:value="0.000682921">
                <text:p>0.000682921</text:p>
              </table:table-cell>
            </table:table-row>
            <table:table-row>
              <table:table-cell office:value-type="float" office:value="7820.64">
                <text:p>7820.64</text:p>
              </table:table-cell>
              <table:table-cell office:value-type="float" office:value="0.00159891">
                <text:p>0.00159891</text:p>
              </table:table-cell>
            </table:table-row>
            <table:table-row>
              <table:table-cell office:value-type="float" office:value="7829.81">
                <text:p>7829.81</text:p>
              </table:table-cell>
              <table:table-cell office:value-type="float" office:value="0.000405738">
                <text:p>0.000405738</text:p>
              </table:table-cell>
            </table:table-row>
            <table:table-row>
              <table:table-cell office:value-type="float" office:value="7838.98">
                <text:p>7838.98</text:p>
              </table:table-cell>
              <table:table-cell office:value-type="float" office:value="0.000611823">
                <text:p>0.000611823</text:p>
              </table:table-cell>
            </table:table-row>
            <table:table-row>
              <table:table-cell office:value-type="float" office:value="7848.15">
                <text:p>7848.15</text:p>
              </table:table-cell>
              <table:table-cell office:value-type="float" office:value="0.000336869">
                <text:p>0.000336869</text:p>
              </table:table-cell>
            </table:table-row>
            <table:table-row>
              <table:table-cell office:value-type="float" office:value="7857.32">
                <text:p>7857.32</text:p>
              </table:table-cell>
              <table:table-cell office:value-type="float" office:value="0.000408115">
                <text:p>0.000408115</text:p>
              </table:table-cell>
            </table:table-row>
            <table:table-row>
              <table:table-cell office:value-type="float" office:value="7866.49">
                <text:p>7866.49</text:p>
              </table:table-cell>
              <table:table-cell office:value-type="float" office:value="0.00104332">
                <text:p>0.00104332</text:p>
              </table:table-cell>
            </table:table-row>
            <table:table-row>
              <table:table-cell office:value-type="float" office:value="7875.65">
                <text:p>7875.65</text:p>
              </table:table-cell>
              <table:table-cell office:value-type="float" office:value="0.000166447">
                <text:p>0.000166447</text:p>
              </table:table-cell>
            </table:table-row>
            <table:table-row>
              <table:table-cell office:value-type="float" office:value="7884.82">
                <text:p>7884.82</text:p>
              </table:table-cell>
              <table:table-cell office:value-type="float" office:value="0.000542004">
                <text:p>0.000542004</text:p>
              </table:table-cell>
            </table:table-row>
            <table:table-row>
              <table:table-cell office:value-type="float" office:value="7893.99">
                <text:p>7893.99</text:p>
              </table:table-cell>
              <table:table-cell office:value-type="float" office:value="0.00110644">
                <text:p>0.00110644</text:p>
              </table:table-cell>
            </table:table-row>
            <table:table-row>
              <table:table-cell office:value-type="float" office:value="7903.16">
                <text:p>7903.16</text:p>
              </table:table-cell>
              <table:table-cell office:value-type="float" office:value="0.00254211">
                <text:p>0.00254211</text:p>
              </table:table-cell>
            </table:table-row>
            <table:table-row>
              <table:table-cell office:value-type="float" office:value="7912.33">
                <text:p>7912.33</text:p>
              </table:table-cell>
              <table:table-cell office:value-type="float" office:value="0.00356995">
                <text:p>0.00356995</text:p>
              </table:table-cell>
            </table:table-row>
            <table:table-row>
              <table:table-cell office:value-type="float" office:value="7921.5">
                <text:p>7921.5</text:p>
              </table:table-cell>
              <table:table-cell office:value-type="float" office:value="0.00464972">
                <text:p>0.00464972</text:p>
              </table:table-cell>
            </table:table-row>
            <table:table-row>
              <table:table-cell office:value-type="float" office:value="7930.67">
                <text:p>7930.67</text:p>
              </table:table-cell>
              <table:table-cell office:value-type="float" office:value="0.0022367">
                <text:p>0.0022367</text:p>
              </table:table-cell>
            </table:table-row>
            <table:table-row>
              <table:table-cell office:value-type="float" office:value="7939.83">
                <text:p>7939.83</text:p>
              </table:table-cell>
              <table:table-cell office:value-type="float" office:value="0.00111751">
                <text:p>0.00111751</text:p>
              </table:table-cell>
            </table:table-row>
            <table:table-row>
              <table:table-cell office:value-type="float" office:value="7949">
                <text:p>7949</text:p>
              </table:table-cell>
              <table:table-cell office:value-type="float" office:value="0.000627153">
                <text:p>0.000627153</text:p>
              </table:table-cell>
            </table:table-row>
            <table:table-row>
              <table:table-cell office:value-type="float" office:value="7958.17">
                <text:p>7958.17</text:p>
              </table:table-cell>
              <table:table-cell office:value-type="float" office:value="0.000736614">
                <text:p>0.000736614</text:p>
              </table:table-cell>
            </table:table-row>
            <table:table-row>
              <table:table-cell office:value-type="float" office:value="7967.34">
                <text:p>7967.34</text:p>
              </table:table-cell>
              <table:table-cell office:value-type="float" office:value="0.000549444">
                <text:p>0.000549444</text:p>
              </table:table-cell>
            </table:table-row>
            <table:table-row>
              <table:table-cell office:value-type="float" office:value="7976.51">
                <text:p>7976.51</text:p>
              </table:table-cell>
              <table:table-cell office:value-type="float" office:value="0.000767716">
                <text:p>0.000767716</text:p>
              </table:table-cell>
            </table:table-row>
            <table:table-row>
              <table:table-cell office:value-type="float" office:value="7985.68">
                <text:p>7985.68</text:p>
              </table:table-cell>
              <table:table-cell office:value-type="float" office:value="0.00116573">
                <text:p>0.00116573</text:p>
              </table:table-cell>
            </table:table-row>
            <table:table-row>
              <table:table-cell office:value-type="float" office:value="7994.84">
                <text:p>7994.84</text:p>
              </table:table-cell>
              <table:table-cell office:value-type="float" office:value="0.000541696">
                <text:p>0.000541696</text:p>
              </table:table-cell>
            </table:table-row>
            <table:table-row>
              <table:table-cell office:value-type="float" office:value="8004.01">
                <text:p>8004.01</text:p>
              </table:table-cell>
              <table:table-cell office:value-type="float" office:value="0.000680181">
                <text:p>0.000680181</text:p>
              </table:table-cell>
            </table:table-row>
            <table:table-row>
              <table:table-cell office:value-type="float" office:value="8013.18">
                <text:p>8013.18</text:p>
              </table:table-cell>
              <table:table-cell office:value-type="float" office:value="0.000750215">
                <text:p>0.000750215</text:p>
              </table:table-cell>
            </table:table-row>
            <table:table-row>
              <table:table-cell office:value-type="float" office:value="8022.35">
                <text:p>8022.35</text:p>
              </table:table-cell>
              <table:table-cell office:value-type="float" office:value="0.000702251">
                <text:p>0.000702251</text:p>
              </table:table-cell>
            </table:table-row>
            <table:table-row>
              <table:table-cell office:value-type="float" office:value="8031.52">
                <text:p>8031.52</text:p>
              </table:table-cell>
              <table:table-cell office:value-type="float" office:value="0.00084169">
                <text:p>0.00084169</text:p>
              </table:table-cell>
            </table:table-row>
            <table:table-row>
              <table:table-cell office:value-type="float" office:value="8040.69">
                <text:p>8040.69</text:p>
              </table:table-cell>
              <table:table-cell office:value-type="float" office:value="0.000221311">
                <text:p>0.000221311</text:p>
              </table:table-cell>
            </table:table-row>
            <table:table-row>
              <table:table-cell office:value-type="float" office:value="8049.85">
                <text:p>8049.85</text:p>
              </table:table-cell>
              <table:table-cell office:value-type="float" office:value="0.000936306">
                <text:p>0.000936306</text:p>
              </table:table-cell>
            </table:table-row>
            <table:table-row>
              <table:table-cell office:value-type="float" office:value="8059.02">
                <text:p>8059.02</text:p>
              </table:table-cell>
              <table:table-cell office:value-type="float" office:value="0.000783386">
                <text:p>0.000783386</text:p>
              </table:table-cell>
            </table:table-row>
            <table:table-row>
              <table:table-cell office:value-type="float" office:value="8068.19">
                <text:p>8068.19</text:p>
              </table:table-cell>
              <table:table-cell office:value-type="float" office:value="0.000257979">
                <text:p>0.000257979</text:p>
              </table:table-cell>
            </table:table-row>
            <table:table-row>
              <table:table-cell office:value-type="float" office:value="8077.36">
                <text:p>8077.36</text:p>
              </table:table-cell>
              <table:table-cell office:value-type="float" office:value="0.000888765">
                <text:p>0.000888765</text:p>
              </table:table-cell>
            </table:table-row>
            <table:table-row>
              <table:table-cell office:value-type="float" office:value="8086.53">
                <text:p>8086.53</text:p>
              </table:table-cell>
              <table:table-cell office:value-type="float" office:value="0.00142475">
                <text:p>0.00142475</text:p>
              </table:table-cell>
            </table:table-row>
            <table:table-row>
              <table:table-cell office:value-type="float" office:value="8095.7">
                <text:p>8095.7</text:p>
              </table:table-cell>
              <table:table-cell office:value-type="float" office:value="0.000614116">
                <text:p>0.000614116</text:p>
              </table:table-cell>
            </table:table-row>
            <table:table-row>
              <table:table-cell office:value-type="float" office:value="8104.86">
                <text:p>8104.86</text:p>
              </table:table-cell>
              <table:table-cell office:value-type="float" office:value="0.00141007">
                <text:p>0.00141007</text:p>
              </table:table-cell>
            </table:table-row>
            <table:table-row>
              <table:table-cell office:value-type="float" office:value="8114.03">
                <text:p>8114.03</text:p>
              </table:table-cell>
              <table:table-cell office:value-type="float" office:value="0.00223079">
                <text:p>0.00223079</text:p>
              </table:table-cell>
            </table:table-row>
            <table:table-row>
              <table:table-cell office:value-type="float" office:value="8123.2">
                <text:p>8123.2</text:p>
              </table:table-cell>
              <table:table-cell office:value-type="float" office:value="0.00182841">
                <text:p>0.00182841</text:p>
              </table:table-cell>
            </table:table-row>
            <table:table-row>
              <table:table-cell office:value-type="float" office:value="8132.37">
                <text:p>8132.37</text:p>
              </table:table-cell>
              <table:table-cell office:value-type="float" office:value="0.00638979">
                <text:p>0.00638979</text:p>
              </table:table-cell>
            </table:table-row>
            <table:table-row>
              <table:table-cell office:value-type="float" office:value="8141.54">
                <text:p>8141.54</text:p>
              </table:table-cell>
              <table:table-cell office:value-type="float" office:value="0.00322922">
                <text:p>0.00322922</text:p>
              </table:table-cell>
            </table:table-row>
            <table:table-row>
              <table:table-cell office:value-type="float" office:value="8150.71">
                <text:p>8150.71</text:p>
              </table:table-cell>
              <table:table-cell office:value-type="float" office:value="0.000639263">
                <text:p>0.000639263</text:p>
              </table:table-cell>
            </table:table-row>
            <table:table-row>
              <table:table-cell office:value-type="float" office:value="8159.88">
                <text:p>8159.88</text:p>
              </table:table-cell>
              <table:table-cell office:value-type="float" office:value="0.00130445">
                <text:p>0.00130445</text:p>
              </table:table-cell>
            </table:table-row>
            <table:table-row>
              <table:table-cell office:value-type="float" office:value="8169.04">
                <text:p>8169.04</text:p>
              </table:table-cell>
              <table:table-cell office:value-type="float" office:value="0.00289363">
                <text:p>0.00289363</text:p>
              </table:table-cell>
            </table:table-row>
            <table:table-row>
              <table:table-cell office:value-type="float" office:value="8178.21">
                <text:p>8178.21</text:p>
              </table:table-cell>
              <table:table-cell office:value-type="float" office:value="0.00137339">
                <text:p>0.00137339</text:p>
              </table:table-cell>
            </table:table-row>
            <table:table-row>
              <table:table-cell office:value-type="float" office:value="8187.38">
                <text:p>8187.38</text:p>
              </table:table-cell>
              <table:table-cell office:value-type="float" office:value="0.00216932">
                <text:p>0.00216932</text:p>
              </table:table-cell>
            </table:table-row>
            <table:table-row>
              <table:table-cell office:value-type="float" office:value="8196.55">
                <text:p>8196.55</text:p>
              </table:table-cell>
              <table:table-cell office:value-type="float" office:value="0.00163824">
                <text:p>0.00163824</text:p>
              </table:table-cell>
            </table:table-row>
            <table:table-row>
              <table:table-cell office:value-type="float" office:value="8205.72">
                <text:p>8205.72</text:p>
              </table:table-cell>
              <table:table-cell office:value-type="float" office:value="0.00105584">
                <text:p>0.00105584</text:p>
              </table:table-cell>
            </table:table-row>
            <table:table-row>
              <table:table-cell office:value-type="float" office:value="8214.89">
                <text:p>8214.89</text:p>
              </table:table-cell>
              <table:table-cell office:value-type="float" office:value="0.000865591">
                <text:p>0.000865591</text:p>
              </table:table-cell>
            </table:table-row>
            <table:table-row>
              <table:table-cell office:value-type="float" office:value="8224.05">
                <text:p>8224.05</text:p>
              </table:table-cell>
              <table:table-cell office:value-type="float" office:value="0.000818441">
                <text:p>0.000818441</text:p>
              </table:table-cell>
            </table:table-row>
            <table:table-row>
              <table:table-cell office:value-type="float" office:value="8233.22">
                <text:p>8233.22</text:p>
              </table:table-cell>
              <table:table-cell office:value-type="float" office:value="0.000676784">
                <text:p>0.000676784</text:p>
              </table:table-cell>
            </table:table-row>
            <table:table-row>
              <table:table-cell office:value-type="float" office:value="8242.39">
                <text:p>8242.39</text:p>
              </table:table-cell>
              <table:table-cell office:value-type="float" office:value="0.000340996">
                <text:p>0.000340996</text:p>
              </table:table-cell>
            </table:table-row>
            <table:table-row>
              <table:table-cell office:value-type="float" office:value="8251.56">
                <text:p>8251.56</text:p>
              </table:table-cell>
              <table:table-cell office:value-type="float" office:value="0.00014219">
                <text:p>0.00014219</text:p>
              </table:table-cell>
            </table:table-row>
            <table:table-row>
              <table:table-cell office:value-type="float" office:value="8260.73">
                <text:p>8260.73</text:p>
              </table:table-cell>
              <table:table-cell office:value-type="float" office:value="0.000271617">
                <text:p>0.000271617</text:p>
              </table:table-cell>
            </table:table-row>
            <table:table-row>
              <table:table-cell office:value-type="float" office:value="8269.9">
                <text:p>8269.9</text:p>
              </table:table-cell>
              <table:table-cell office:value-type="float" office:value="0.000112753">
                <text:p>0.000112753</text:p>
              </table:table-cell>
            </table:table-row>
            <table:table-row>
              <table:table-cell office:value-type="float" office:value="8279.06">
                <text:p>8279.06</text:p>
              </table:table-cell>
              <table:table-cell office:value-type="float" office:value="0.00022673">
                <text:p>0.00022673</text:p>
              </table:table-cell>
            </table:table-row>
            <table:table-row>
              <table:table-cell office:value-type="float" office:value="8288.23">
                <text:p>8288.23</text:p>
              </table:table-cell>
              <table:table-cell office:value-type="float" office:value="0.00069449">
                <text:p>0.00069449</text:p>
              </table:table-cell>
            </table:table-row>
            <table:table-row>
              <table:table-cell office:value-type="float" office:value="8297.4">
                <text:p>8297.4</text:p>
              </table:table-cell>
              <table:table-cell office:value-type="float" office:value="0.000104594">
                <text:p>0.000104594</text:p>
              </table:table-cell>
            </table:table-row>
            <table:table-row>
              <table:table-cell office:value-type="float" office:value="8306.57">
                <text:p>8306.57</text:p>
              </table:table-cell>
              <table:table-cell office:value-type="float" office:value="0.000436915">
                <text:p>0.000436915</text:p>
              </table:table-cell>
            </table:table-row>
            <table:table-row>
              <table:table-cell office:value-type="float" office:value="8315.74">
                <text:p>8315.74</text:p>
              </table:table-cell>
              <table:table-cell office:value-type="float" office:value="0.000324261">
                <text:p>0.000324261</text:p>
              </table:table-cell>
            </table:table-row>
            <table:table-row>
              <table:table-cell office:value-type="float" office:value="8324.91">
                <text:p>8324.91</text:p>
              </table:table-cell>
              <table:table-cell office:value-type="float" office:value="0.00164953">
                <text:p>0.00164953</text:p>
              </table:table-cell>
            </table:table-row>
            <table:table-row>
              <table:table-cell office:value-type="float" office:value="8334.07">
                <text:p>8334.07</text:p>
              </table:table-cell>
              <table:table-cell office:value-type="float" office:value="0.00089845">
                <text:p>0.00089845</text:p>
              </table:table-cell>
            </table:table-row>
            <table:table-row>
              <table:table-cell office:value-type="float" office:value="8343.24">
                <text:p>8343.24</text:p>
              </table:table-cell>
              <table:table-cell office:value-type="float" office:value="0.00179315">
                <text:p>0.00179315</text:p>
              </table:table-cell>
            </table:table-row>
            <table:table-row>
              <table:table-cell office:value-type="float" office:value="8352.41">
                <text:p>8352.41</text:p>
              </table:table-cell>
              <table:table-cell office:value-type="float" office:value="0.00155777">
                <text:p>0.00155777</text:p>
              </table:table-cell>
            </table:table-row>
            <table:table-row>
              <table:table-cell office:value-type="float" office:value="8361.58">
                <text:p>8361.58</text:p>
              </table:table-cell>
              <table:table-cell office:value-type="float" office:value="0.0025603">
                <text:p>0.0025603</text:p>
              </table:table-cell>
            </table:table-row>
            <table:table-row>
              <table:table-cell office:value-type="float" office:value="8370.75">
                <text:p>8370.75</text:p>
              </table:table-cell>
              <table:table-cell office:value-type="float" office:value="0.00170999">
                <text:p>0.00170999</text:p>
              </table:table-cell>
            </table:table-row>
            <table:table-row>
              <table:table-cell office:value-type="float" office:value="8379.92">
                <text:p>8379.92</text:p>
              </table:table-cell>
              <table:table-cell office:value-type="float" office:value="0.00129975">
                <text:p>0.00129975</text:p>
              </table:table-cell>
            </table:table-row>
            <table:table-row>
              <table:table-cell office:value-type="float" office:value="8389.09">
                <text:p>8389.09</text:p>
              </table:table-cell>
              <table:table-cell office:value-type="float" office:value="0.000450464">
                <text:p>0.000450464</text:p>
              </table:table-cell>
            </table:table-row>
            <table:table-row>
              <table:table-cell office:value-type="float" office:value="8398.25">
                <text:p>8398.25</text:p>
              </table:table-cell>
              <table:table-cell office:value-type="float" office:value="0.000371695">
                <text:p>0.000371695</text:p>
              </table:table-cell>
            </table:table-row>
            <table:table-row>
              <table:table-cell office:value-type="float" office:value="8407.42">
                <text:p>8407.42</text:p>
              </table:table-cell>
              <table:table-cell office:value-type="float" office:value="0.000448206">
                <text:p>0.000448206</text:p>
              </table:table-cell>
            </table:table-row>
            <table:table-row>
              <table:table-cell office:value-type="float" office:value="8416.59">
                <text:p>8416.59</text:p>
              </table:table-cell>
              <table:table-cell office:value-type="float" office:value="0.000402447">
                <text:p>0.000402447</text:p>
              </table:table-cell>
            </table:table-row>
            <table:table-row>
              <table:table-cell office:value-type="float" office:value="8425.76">
                <text:p>8425.76</text:p>
              </table:table-cell>
              <table:table-cell office:value-type="float" office:value="0.000385711">
                <text:p>0.000385711</text:p>
              </table:table-cell>
            </table:table-row>
            <table:table-row>
              <table:table-cell office:value-type="float" office:value="8434.93">
                <text:p>8434.93</text:p>
              </table:table-cell>
              <table:table-cell office:value-type="float" office:value="0.000674071">
                <text:p>0.000674071</text:p>
              </table:table-cell>
            </table:table-row>
            <table:table-row>
              <table:table-cell office:value-type="float" office:value="8444.1">
                <text:p>8444.1</text:p>
              </table:table-cell>
              <table:table-cell office:value-type="float" office:value="0.000262617">
                <text:p>0.000262617</text:p>
              </table:table-cell>
            </table:table-row>
            <table:table-row>
              <table:table-cell office:value-type="float" office:value="8453.26">
                <text:p>8453.26</text:p>
              </table:table-cell>
              <table:table-cell office:value-type="float" office:value="0.00134469">
                <text:p>0.00134469</text:p>
              </table:table-cell>
            </table:table-row>
            <table:table-row>
              <table:table-cell office:value-type="float" office:value="8462.43">
                <text:p>8462.43</text:p>
              </table:table-cell>
              <table:table-cell office:value-type="float" office:value="0.000694507">
                <text:p>0.000694507</text:p>
              </table:table-cell>
            </table:table-row>
            <table:table-row>
              <table:table-cell office:value-type="float" office:value="8471.6">
                <text:p>8471.6</text:p>
              </table:table-cell>
              <table:table-cell office:value-type="float" office:value="0.00145301">
                <text:p>0.00145301</text:p>
              </table:table-cell>
            </table:table-row>
            <table:table-row>
              <table:table-cell office:value-type="float" office:value="8480.77">
                <text:p>8480.77</text:p>
              </table:table-cell>
              <table:table-cell office:value-type="float" office:value="0.000862412">
                <text:p>0.000862412</text:p>
              </table:table-cell>
            </table:table-row>
            <table:table-row>
              <table:table-cell office:value-type="float" office:value="8489.94">
                <text:p>8489.94</text:p>
              </table:table-cell>
              <table:table-cell office:value-type="float" office:value="0.000852314">
                <text:p>0.000852314</text:p>
              </table:table-cell>
            </table:table-row>
            <table:table-row>
              <table:table-cell office:value-type="float" office:value="8499.11">
                <text:p>8499.11</text:p>
              </table:table-cell>
              <table:table-cell office:value-type="float" office:value="0.0013138">
                <text:p>0.0013138</text:p>
              </table:table-cell>
            </table:table-row>
            <table:table-row>
              <table:table-cell office:value-type="float" office:value="8508.27">
                <text:p>8508.27</text:p>
              </table:table-cell>
              <table:table-cell office:value-type="float" office:value="0.001271">
                <text:p>0.001271</text:p>
              </table:table-cell>
            </table:table-row>
            <table:table-row>
              <table:table-cell office:value-type="float" office:value="8517.44">
                <text:p>8517.44</text:p>
              </table:table-cell>
              <table:table-cell office:value-type="float" office:value="0.000178058">
                <text:p>0.000178058</text:p>
              </table:table-cell>
            </table:table-row>
            <table:table-row>
              <table:table-cell office:value-type="float" office:value="8526.61">
                <text:p>8526.61</text:p>
              </table:table-cell>
              <table:table-cell office:value-type="float" office:value="0.000760476">
                <text:p>0.000760476</text:p>
              </table:table-cell>
            </table:table-row>
            <table:table-row>
              <table:table-cell office:value-type="float" office:value="8535.78">
                <text:p>8535.78</text:p>
              </table:table-cell>
              <table:table-cell office:value-type="float" office:value="0.00111118">
                <text:p>0.00111118</text:p>
              </table:table-cell>
            </table:table-row>
            <table:table-row>
              <table:table-cell office:value-type="float" office:value="8544.95">
                <text:p>8544.95</text:p>
              </table:table-cell>
              <table:table-cell office:value-type="float" office:value="0.00125505">
                <text:p>0.00125505</text:p>
              </table:table-cell>
            </table:table-row>
            <table:table-row>
              <table:table-cell office:value-type="float" office:value="8554.12">
                <text:p>8554.12</text:p>
              </table:table-cell>
              <table:table-cell office:value-type="float" office:value="0.0013643">
                <text:p>0.0013643</text:p>
              </table:table-cell>
            </table:table-row>
            <table:table-row>
              <table:table-cell office:value-type="float" office:value="8563.28">
                <text:p>8563.28</text:p>
              </table:table-cell>
              <table:table-cell office:value-type="float" office:value="0.00254943">
                <text:p>0.00254943</text:p>
              </table:table-cell>
            </table:table-row>
            <table:table-row>
              <table:table-cell office:value-type="float" office:value="8572.45">
                <text:p>8572.45</text:p>
              </table:table-cell>
              <table:table-cell office:value-type="float" office:value="0.00295568">
                <text:p>0.00295568</text:p>
              </table:table-cell>
            </table:table-row>
            <table:table-row>
              <table:table-cell office:value-type="float" office:value="8581.62">
                <text:p>8581.62</text:p>
              </table:table-cell>
              <table:table-cell office:value-type="float" office:value="0.00369562">
                <text:p>0.00369562</text:p>
              </table:table-cell>
            </table:table-row>
            <table:table-row>
              <table:table-cell office:value-type="float" office:value="8590.79">
                <text:p>8590.79</text:p>
              </table:table-cell>
              <table:table-cell office:value-type="float" office:value="0.000998579">
                <text:p>0.000998579</text:p>
              </table:table-cell>
            </table:table-row>
            <table:table-row>
              <table:table-cell office:value-type="float" office:value="8599.96">
                <text:p>8599.96</text:p>
              </table:table-cell>
              <table:table-cell office:value-type="float" office:value="0.00123846">
                <text:p>0.00123846</text:p>
              </table:table-cell>
            </table:table-row>
            <table:table-row>
              <table:table-cell office:value-type="float" office:value="8609.13">
                <text:p>8609.13</text:p>
              </table:table-cell>
              <table:table-cell office:value-type="float" office:value="0.000236">
                <text:p>0.000236</text:p>
              </table:table-cell>
            </table:table-row>
            <table:table-row>
              <table:table-cell office:value-type="float" office:value="8618.3">
                <text:p>8618.3</text:p>
              </table:table-cell>
              <table:table-cell office:value-type="float" office:value="0.0000618534">
                <text:p>0.0000618534</text:p>
              </table:table-cell>
            </table:table-row>
            <table:table-row>
              <table:table-cell office:value-type="float" office:value="8627.46">
                <text:p>8627.46</text:p>
              </table:table-cell>
              <table:table-cell office:value-type="float" office:value="0.000427885">
                <text:p>0.000427885</text:p>
              </table:table-cell>
            </table:table-row>
            <table:table-row>
              <table:table-cell office:value-type="float" office:value="8636.63">
                <text:p>8636.63</text:p>
              </table:table-cell>
              <table:table-cell office:value-type="float" office:value="0.000229875">
                <text:p>0.000229875</text:p>
              </table:table-cell>
            </table:table-row>
            <table:table-row>
              <table:table-cell office:value-type="float" office:value="8645.8">
                <text:p>8645.8</text:p>
              </table:table-cell>
              <table:table-cell office:value-type="float" office:value="0.00016058">
                <text:p>0.00016058</text:p>
              </table:table-cell>
            </table:table-row>
            <table:table-row>
              <table:table-cell office:value-type="float" office:value="8654.97">
                <text:p>8654.97</text:p>
              </table:table-cell>
              <table:table-cell office:value-type="float" office:value="0.000230237">
                <text:p>0.000230237</text:p>
              </table:table-cell>
            </table:table-row>
            <table:table-row>
              <table:table-cell office:value-type="float" office:value="8664.14">
                <text:p>8664.14</text:p>
              </table:table-cell>
              <table:table-cell office:value-type="float" office:value="0.000214674">
                <text:p>0.000214674</text:p>
              </table:table-cell>
            </table:table-row>
            <table:table-row>
              <table:table-cell office:value-type="float" office:value="8673.31">
                <text:p>8673.31</text:p>
              </table:table-cell>
              <table:table-cell office:value-type="float" office:value="0.000304247">
                <text:p>0.000304247</text:p>
              </table:table-cell>
            </table:table-row>
            <table:table-row>
              <table:table-cell office:value-type="float" office:value="8682.47">
                <text:p>8682.47</text:p>
              </table:table-cell>
              <table:table-cell office:value-type="float" office:value="0.000346331">
                <text:p>0.000346331</text:p>
              </table:table-cell>
            </table:table-row>
            <table:table-row>
              <table:table-cell office:value-type="float" office:value="8691.64">
                <text:p>8691.64</text:p>
              </table:table-cell>
              <table:table-cell office:value-type="float" office:value="0.000414841">
                <text:p>0.000414841</text:p>
              </table:table-cell>
            </table:table-row>
            <table:table-row>
              <table:table-cell office:value-type="float" office:value="8700.81">
                <text:p>8700.81</text:p>
              </table:table-cell>
              <table:table-cell office:value-type="float" office:value="0.00050655">
                <text:p>0.00050655</text:p>
              </table:table-cell>
            </table:table-row>
            <table:table-row>
              <table:table-cell office:value-type="float" office:value="8709.98">
                <text:p>8709.98</text:p>
              </table:table-cell>
              <table:table-cell office:value-type="float" office:value="0.000543785">
                <text:p>0.000543785</text:p>
              </table:table-cell>
            </table:table-row>
            <table:table-row>
              <table:table-cell office:value-type="float" office:value="8719.15">
                <text:p>8719.15</text:p>
              </table:table-cell>
              <table:table-cell office:value-type="float" office:value="0.000614145">
                <text:p>0.000614145</text:p>
              </table:table-cell>
            </table:table-row>
            <table:table-row>
              <table:table-cell office:value-type="float" office:value="8728.32">
                <text:p>8728.32</text:p>
              </table:table-cell>
              <table:table-cell office:value-type="float" office:value="0.000733112">
                <text:p>0.000733112</text:p>
              </table:table-cell>
            </table:table-row>
            <table:table-row>
              <table:table-cell office:value-type="float" office:value="8737.48">
                <text:p>8737.48</text:p>
              </table:table-cell>
              <table:table-cell office:value-type="float" office:value="0.000838925">
                <text:p>0.000838925</text:p>
              </table:table-cell>
            </table:table-row>
            <table:table-row>
              <table:table-cell office:value-type="float" office:value="8746.65">
                <text:p>8746.65</text:p>
              </table:table-cell>
              <table:table-cell office:value-type="float" office:value="0.00106431">
                <text:p>0.00106431</text:p>
              </table:table-cell>
            </table:table-row>
            <table:table-row>
              <table:table-cell office:value-type="float" office:value="8755.82">
                <text:p>8755.82</text:p>
              </table:table-cell>
              <table:table-cell office:value-type="float" office:value="0.000800082">
                <text:p>0.000800082</text:p>
              </table:table-cell>
            </table:table-row>
            <table:table-row>
              <table:table-cell office:value-type="float" office:value="8764.99">
                <text:p>8764.99</text:p>
              </table:table-cell>
              <table:table-cell office:value-type="float" office:value="0.000799454">
                <text:p>0.000799454</text:p>
              </table:table-cell>
            </table:table-row>
            <table:table-row>
              <table:table-cell office:value-type="float" office:value="8774.16">
                <text:p>8774.16</text:p>
              </table:table-cell>
              <table:table-cell office:value-type="float" office:value="0.0016995">
                <text:p>0.0016995</text:p>
              </table:table-cell>
            </table:table-row>
            <table:table-row>
              <table:table-cell office:value-type="float" office:value="8783.33">
                <text:p>8783.33</text:p>
              </table:table-cell>
              <table:table-cell office:value-type="float" office:value="0.00152438">
                <text:p>0.00152438</text:p>
              </table:table-cell>
            </table:table-row>
            <table:table-row>
              <table:table-cell office:value-type="float" office:value="8792.49">
                <text:p>8792.49</text:p>
              </table:table-cell>
              <table:table-cell office:value-type="float" office:value="0.000477895">
                <text:p>0.000477895</text:p>
              </table:table-cell>
            </table:table-row>
            <table:table-row>
              <table:table-cell office:value-type="float" office:value="8801.66">
                <text:p>8801.66</text:p>
              </table:table-cell>
              <table:table-cell office:value-type="float" office:value="0.00137582">
                <text:p>0.00137582</text:p>
              </table:table-cell>
            </table:table-row>
            <table:table-row>
              <table:table-cell office:value-type="float" office:value="8810.83">
                <text:p>8810.83</text:p>
              </table:table-cell>
              <table:table-cell office:value-type="float" office:value="0.00145953">
                <text:p>0.00145953</text:p>
              </table:table-cell>
            </table:table-row>
            <table:table-row>
              <table:table-cell office:value-type="float" office:value="8820">
                <text:p>8820</text:p>
              </table:table-cell>
              <table:table-cell office:value-type="float" office:value="0.00075401">
                <text:p>0.00075401</text:p>
              </table:table-cell>
            </table:table-row>
            <table:table-row>
              <table:table-cell office:value-type="float" office:value="8829.17">
                <text:p>8829.17</text:p>
              </table:table-cell>
              <table:table-cell office:value-type="float" office:value="0.000668524">
                <text:p>0.000668524</text:p>
              </table:table-cell>
            </table:table-row>
            <table:table-row>
              <table:table-cell office:value-type="float" office:value="8838.34">
                <text:p>8838.34</text:p>
              </table:table-cell>
              <table:table-cell office:value-type="float" office:value="0.000555512">
                <text:p>0.000555512</text:p>
              </table:table-cell>
            </table:table-row>
            <table:table-row>
              <table:table-cell office:value-type="float" office:value="8847.51">
                <text:p>8847.51</text:p>
              </table:table-cell>
              <table:table-cell office:value-type="float" office:value="0.000314254">
                <text:p>0.000314254</text:p>
              </table:table-cell>
            </table:table-row>
            <table:table-row>
              <table:table-cell office:value-type="float" office:value="8856.67">
                <text:p>8856.67</text:p>
              </table:table-cell>
              <table:table-cell office:value-type="float" office:value="0.000240739">
                <text:p>0.000240739</text:p>
              </table:table-cell>
            </table:table-row>
            <table:table-row>
              <table:table-cell office:value-type="float" office:value="8865.84">
                <text:p>8865.84</text:p>
              </table:table-cell>
              <table:table-cell office:value-type="float" office:value="0.000174311">
                <text:p>0.000174311</text:p>
              </table:table-cell>
            </table:table-row>
            <table:table-row>
              <table:table-cell office:value-type="float" office:value="8875.01">
                <text:p>8875.01</text:p>
              </table:table-cell>
              <table:table-cell office:value-type="float" office:value="0.000280357">
                <text:p>0.000280357</text:p>
              </table:table-cell>
            </table:table-row>
            <table:table-row>
              <table:table-cell office:value-type="float" office:value="8884.18">
                <text:p>8884.18</text:p>
              </table:table-cell>
              <table:table-cell office:value-type="float" office:value="0.000440131">
                <text:p>0.000440131</text:p>
              </table:table-cell>
            </table:table-row>
            <table:table-row>
              <table:table-cell office:value-type="float" office:value="8893.35">
                <text:p>8893.35</text:p>
              </table:table-cell>
              <table:table-cell office:value-type="float" office:value="0.000512164">
                <text:p>0.000512164</text:p>
              </table:table-cell>
            </table:table-row>
            <table:table-row>
              <table:table-cell office:value-type="float" office:value="8902.52">
                <text:p>8902.52</text:p>
              </table:table-cell>
              <table:table-cell office:value-type="float" office:value="0.000822164">
                <text:p>0.000822164</text:p>
              </table:table-cell>
            </table:table-row>
            <table:table-row>
              <table:table-cell office:value-type="float" office:value="8911.68">
                <text:p>8911.68</text:p>
              </table:table-cell>
              <table:table-cell office:value-type="float" office:value="0.000996118">
                <text:p>0.000996118</text:p>
              </table:table-cell>
            </table:table-row>
            <table:table-row>
              <table:table-cell office:value-type="float" office:value="8920.85">
                <text:p>8920.85</text:p>
              </table:table-cell>
              <table:table-cell office:value-type="float" office:value="0.00138693">
                <text:p>0.00138693</text:p>
              </table:table-cell>
            </table:table-row>
            <table:table-row>
              <table:table-cell office:value-type="float" office:value="8930.02">
                <text:p>8930.02</text:p>
              </table:table-cell>
              <table:table-cell office:value-type="float" office:value="0.00118914">
                <text:p>0.00118914</text:p>
              </table:table-cell>
            </table:table-row>
            <table:table-row>
              <table:table-cell office:value-type="float" office:value="8939.19">
                <text:p>8939.19</text:p>
              </table:table-cell>
              <table:table-cell office:value-type="float" office:value="0.00180328">
                <text:p>0.00180328</text:p>
              </table:table-cell>
            </table:table-row>
            <table:table-row>
              <table:table-cell office:value-type="float" office:value="8948.36">
                <text:p>8948.36</text:p>
              </table:table-cell>
              <table:table-cell office:value-type="float" office:value="0.00122523">
                <text:p>0.00122523</text:p>
              </table:table-cell>
            </table:table-row>
            <table:table-row>
              <table:table-cell office:value-type="float" office:value="8957.53">
                <text:p>8957.53</text:p>
              </table:table-cell>
              <table:table-cell office:value-type="float" office:value="0.00177076">
                <text:p>0.00177076</text:p>
              </table:table-cell>
            </table:table-row>
            <table:table-row>
              <table:table-cell office:value-type="float" office:value="8966.69">
                <text:p>8966.69</text:p>
              </table:table-cell>
              <table:table-cell office:value-type="float" office:value="0.00254037">
                <text:p>0.00254037</text:p>
              </table:table-cell>
            </table:table-row>
            <table:table-row>
              <table:table-cell office:value-type="float" office:value="8975.86">
                <text:p>8975.86</text:p>
              </table:table-cell>
              <table:table-cell office:value-type="float" office:value="0.00130571">
                <text:p>0.00130571</text:p>
              </table:table-cell>
            </table:table-row>
            <table:table-row>
              <table:table-cell office:value-type="float" office:value="8985.03">
                <text:p>8985.03</text:p>
              </table:table-cell>
              <table:table-cell office:value-type="float" office:value="0.00309725">
                <text:p>0.00309725</text:p>
              </table:table-cell>
            </table:table-row>
            <table:table-row>
              <table:table-cell office:value-type="float" office:value="8994.2">
                <text:p>8994.2</text:p>
              </table:table-cell>
              <table:table-cell office:value-type="float" office:value="0.00130905">
                <text:p>0.00130905</text:p>
              </table:table-cell>
            </table:table-row>
            <table:table-row>
              <table:table-cell office:value-type="float" office:value="9003.37">
                <text:p>9003.37</text:p>
              </table:table-cell>
              <table:table-cell office:value-type="float" office:value="0.000978867">
                <text:p>0.000978867</text:p>
              </table:table-cell>
            </table:table-row>
            <table:table-row>
              <table:table-cell office:value-type="float" office:value="9012.54">
                <text:p>9012.54</text:p>
              </table:table-cell>
              <table:table-cell office:value-type="float" office:value="0.00309276">
                <text:p>0.00309276</text:p>
              </table:table-cell>
            </table:table-row>
            <table:table-row>
              <table:table-cell office:value-type="float" office:value="9021.7">
                <text:p>9021.7</text:p>
              </table:table-cell>
              <table:table-cell office:value-type="float" office:value="0.00203276">
                <text:p>0.00203276</text:p>
              </table:table-cell>
            </table:table-row>
            <table:table-row>
              <table:table-cell office:value-type="float" office:value="9030.87">
                <text:p>9030.87</text:p>
              </table:table-cell>
              <table:table-cell office:value-type="float" office:value="0.000939157">
                <text:p>0.000939157</text:p>
              </table:table-cell>
            </table:table-row>
            <table:table-row>
              <table:table-cell office:value-type="float" office:value="9040.04">
                <text:p>9040.04</text:p>
              </table:table-cell>
              <table:table-cell office:value-type="float" office:value="0.000464254">
                <text:p>0.000464254</text:p>
              </table:table-cell>
            </table:table-row>
            <table:table-row>
              <table:table-cell office:value-type="float" office:value="9049.21">
                <text:p>9049.21</text:p>
              </table:table-cell>
              <table:table-cell office:value-type="float" office:value="0.000561405">
                <text:p>0.000561405</text:p>
              </table:table-cell>
            </table:table-row>
            <table:table-row>
              <table:table-cell office:value-type="float" office:value="9058.38">
                <text:p>9058.38</text:p>
              </table:table-cell>
              <table:table-cell office:value-type="float" office:value="0.000545138">
                <text:p>0.000545138</text:p>
              </table:table-cell>
            </table:table-row>
            <table:table-row>
              <table:table-cell office:value-type="float" office:value="9067.55">
                <text:p>9067.55</text:p>
              </table:table-cell>
              <table:table-cell office:value-type="float" office:value="0.00129215">
                <text:p>0.00129215</text:p>
              </table:table-cell>
            </table:table-row>
            <table:table-row>
              <table:table-cell office:value-type="float" office:value="9076.72">
                <text:p>9076.72</text:p>
              </table:table-cell>
              <table:table-cell office:value-type="float" office:value="0.00126204">
                <text:p>0.00126204</text:p>
              </table:table-cell>
            </table:table-row>
            <table:table-row>
              <table:table-cell office:value-type="float" office:value="9085.88">
                <text:p>9085.88</text:p>
              </table:table-cell>
              <table:table-cell office:value-type="float" office:value="0.000933959">
                <text:p>0.000933959</text:p>
              </table:table-cell>
            </table:table-row>
            <table:table-row>
              <table:table-cell office:value-type="float" office:value="9095.05">
                <text:p>9095.05</text:p>
              </table:table-cell>
              <table:table-cell office:value-type="float" office:value="0.000697763">
                <text:p>0.000697763</text:p>
              </table:table-cell>
            </table:table-row>
            <table:table-row>
              <table:table-cell office:value-type="float" office:value="9104.22">
                <text:p>9104.22</text:p>
              </table:table-cell>
              <table:table-cell office:value-type="float" office:value="0.00060074">
                <text:p>0.00060074</text:p>
              </table:table-cell>
            </table:table-row>
            <table:table-row>
              <table:table-cell office:value-type="float" office:value="9113.39">
                <text:p>9113.39</text:p>
              </table:table-cell>
              <table:table-cell office:value-type="float" office:value="0.00087631">
                <text:p>0.00087631</text:p>
              </table:table-cell>
            </table:table-row>
            <table:table-row>
              <table:table-cell office:value-type="float" office:value="9122.56">
                <text:p>9122.56</text:p>
              </table:table-cell>
              <table:table-cell office:value-type="float" office:value="0.00122104">
                <text:p>0.00122104</text:p>
              </table:table-cell>
            </table:table-row>
            <table:table-row>
              <table:table-cell office:value-type="float" office:value="9131.73">
                <text:p>9131.73</text:p>
              </table:table-cell>
              <table:table-cell office:value-type="float" office:value="0.00101882">
                <text:p>0.00101882</text:p>
              </table:table-cell>
            </table:table-row>
            <table:table-row>
              <table:table-cell office:value-type="float" office:value="9140.89">
                <text:p>9140.89</text:p>
              </table:table-cell>
              <table:table-cell office:value-type="float" office:value="0.000776918">
                <text:p>0.000776918</text:p>
              </table:table-cell>
            </table:table-row>
            <table:table-row>
              <table:table-cell office:value-type="float" office:value="9150.06">
                <text:p>9150.06</text:p>
              </table:table-cell>
              <table:table-cell office:value-type="float" office:value="0.000133105">
                <text:p>0.000133105</text:p>
              </table:table-cell>
            </table:table-row>
            <table:table-row>
              <table:table-cell office:value-type="float" office:value="9159.23">
                <text:p>9159.23</text:p>
              </table:table-cell>
              <table:table-cell office:value-type="float" office:value="0.000536591">
                <text:p>0.000536591</text:p>
              </table:table-cell>
            </table:table-row>
            <table:table-row>
              <table:table-cell office:value-type="float" office:value="9168.4">
                <text:p>9168.4</text:p>
              </table:table-cell>
              <table:table-cell office:value-type="float" office:value="0.000331793">
                <text:p>0.000331793</text:p>
              </table:table-cell>
            </table:table-row>
            <table:table-row>
              <table:table-cell office:value-type="float" office:value="9177.57">
                <text:p>9177.57</text:p>
              </table:table-cell>
              <table:table-cell office:value-type="float" office:value="0.000728141">
                <text:p>0.000728141</text:p>
              </table:table-cell>
            </table:table-row>
            <table:table-row>
              <table:table-cell office:value-type="float" office:value="9186.74">
                <text:p>9186.74</text:p>
              </table:table-cell>
              <table:table-cell office:value-type="float" office:value="0.000477032">
                <text:p>0.000477032</text:p>
              </table:table-cell>
            </table:table-row>
            <table:table-row>
              <table:table-cell office:value-type="float" office:value="9195.9">
                <text:p>9195.9</text:p>
              </table:table-cell>
              <table:table-cell office:value-type="float" office:value="0.000211626">
                <text:p>0.000211626</text:p>
              </table:table-cell>
            </table:table-row>
            <table:table-row>
              <table:table-cell office:value-type="float" office:value="9205.07">
                <text:p>9205.07</text:p>
              </table:table-cell>
              <table:table-cell office:value-type="float" office:value="0.000989804">
                <text:p>0.000989804</text:p>
              </table:table-cell>
            </table:table-row>
            <table:table-row>
              <table:table-cell office:value-type="float" office:value="9214.24">
                <text:p>9214.24</text:p>
              </table:table-cell>
              <table:table-cell office:value-type="float" office:value="0.00116754">
                <text:p>0.00116754</text:p>
              </table:table-cell>
            </table:table-row>
            <table:table-row>
              <table:table-cell office:value-type="float" office:value="9223.41">
                <text:p>9223.41</text:p>
              </table:table-cell>
              <table:table-cell office:value-type="float" office:value="0.00218138">
                <text:p>0.00218138</text:p>
              </table:table-cell>
            </table:table-row>
            <table:table-row>
              <table:table-cell office:value-type="float" office:value="9232.58">
                <text:p>9232.58</text:p>
              </table:table-cell>
              <table:table-cell office:value-type="float" office:value="0.00116349">
                <text:p>0.00116349</text:p>
              </table:table-cell>
            </table:table-row>
            <table:table-row>
              <table:table-cell office:value-type="float" office:value="9241.75">
                <text:p>9241.75</text:p>
              </table:table-cell>
              <table:table-cell office:value-type="float" office:value="0.00269088">
                <text:p>0.00269088</text:p>
              </table:table-cell>
            </table:table-row>
            <table:table-row>
              <table:table-cell office:value-type="float" office:value="9250.91">
                <text:p>9250.91</text:p>
              </table:table-cell>
              <table:table-cell office:value-type="float" office:value="0.00133474">
                <text:p>0.00133474</text:p>
              </table:table-cell>
            </table:table-row>
            <table:table-row>
              <table:table-cell office:value-type="float" office:value="9260.08">
                <text:p>9260.08</text:p>
              </table:table-cell>
              <table:table-cell office:value-type="float" office:value="0.00166953">
                <text:p>0.00166953</text:p>
              </table:table-cell>
            </table:table-row>
            <table:table-row>
              <table:table-cell office:value-type="float" office:value="9269.25">
                <text:p>9269.25</text:p>
              </table:table-cell>
              <table:table-cell office:value-type="float" office:value="0.00113305">
                <text:p>0.00113305</text:p>
              </table:table-cell>
            </table:table-row>
            <table:table-row>
              <table:table-cell office:value-type="float" office:value="9278.42">
                <text:p>9278.42</text:p>
              </table:table-cell>
              <table:table-cell office:value-type="float" office:value="0.00128261">
                <text:p>0.00128261</text:p>
              </table:table-cell>
            </table:table-row>
            <table:table-row>
              <table:table-cell office:value-type="float" office:value="9287.59">
                <text:p>9287.59</text:p>
              </table:table-cell>
              <table:table-cell office:value-type="float" office:value="0.00113594">
                <text:p>0.00113594</text:p>
              </table:table-cell>
            </table:table-row>
            <table:table-row>
              <table:table-cell office:value-type="float" office:value="9296.76">
                <text:p>9296.76</text:p>
              </table:table-cell>
              <table:table-cell office:value-type="float" office:value="0.00166073">
                <text:p>0.00166073</text:p>
              </table:table-cell>
            </table:table-row>
            <table:table-row>
              <table:table-cell office:value-type="float" office:value="9305.93">
                <text:p>9305.93</text:p>
              </table:table-cell>
              <table:table-cell office:value-type="float" office:value="0.00113907">
                <text:p>0.00113907</text:p>
              </table:table-cell>
            </table:table-row>
            <table:table-row>
              <table:table-cell office:value-type="float" office:value="9315.09">
                <text:p>9315.09</text:p>
              </table:table-cell>
              <table:table-cell office:value-type="float" office:value="0.000492973">
                <text:p>0.000492973</text:p>
              </table:table-cell>
            </table:table-row>
            <table:table-row>
              <table:table-cell office:value-type="float" office:value="9324.26">
                <text:p>9324.26</text:p>
              </table:table-cell>
              <table:table-cell office:value-type="float" office:value="0.00122658">
                <text:p>0.00122658</text:p>
              </table:table-cell>
            </table:table-row>
            <table:table-row>
              <table:table-cell office:value-type="float" office:value="9333.43">
                <text:p>9333.43</text:p>
              </table:table-cell>
              <table:table-cell office:value-type="float" office:value="0.00142482">
                <text:p>0.00142482</text:p>
              </table:table-cell>
            </table:table-row>
            <table:table-row>
              <table:table-cell office:value-type="float" office:value="9342.6">
                <text:p>9342.6</text:p>
              </table:table-cell>
              <table:table-cell office:value-type="float" office:value="0.000383308">
                <text:p>0.000383308</text:p>
              </table:table-cell>
            </table:table-row>
            <table:table-row>
              <table:table-cell office:value-type="float" office:value="9351.77">
                <text:p>9351.77</text:p>
              </table:table-cell>
              <table:table-cell office:value-type="float" office:value="0.000737188">
                <text:p>0.000737188</text:p>
              </table:table-cell>
            </table:table-row>
            <table:table-row>
              <table:table-cell office:value-type="float" office:value="9360.94">
                <text:p>9360.94</text:p>
              </table:table-cell>
              <table:table-cell office:value-type="float" office:value="0.000647343">
                <text:p>0.000647343</text:p>
              </table:table-cell>
            </table:table-row>
            <table:table-row>
              <table:table-cell office:value-type="float" office:value="9370.1">
                <text:p>9370.1</text:p>
              </table:table-cell>
              <table:table-cell office:value-type="float" office:value="0.000562328">
                <text:p>0.000562328</text:p>
              </table:table-cell>
            </table:table-row>
            <table:table-row>
              <table:table-cell office:value-type="float" office:value="9379.27">
                <text:p>9379.27</text:p>
              </table:table-cell>
              <table:table-cell office:value-type="float" office:value="0.000832457">
                <text:p>0.000832457</text:p>
              </table:table-cell>
            </table:table-row>
            <table:table-row>
              <table:table-cell office:value-type="float" office:value="9388.44">
                <text:p>9388.44</text:p>
              </table:table-cell>
              <table:table-cell office:value-type="float" office:value="0.000144341">
                <text:p>0.000144341</text:p>
              </table:table-cell>
            </table:table-row>
            <table:table-row>
              <table:table-cell office:value-type="float" office:value="9397.61">
                <text:p>9397.61</text:p>
              </table:table-cell>
              <table:table-cell office:value-type="float" office:value="0.000501413">
                <text:p>0.000501413</text:p>
              </table:table-cell>
            </table:table-row>
            <table:table-row>
              <table:table-cell office:value-type="float" office:value="9406.78">
                <text:p>9406.78</text:p>
              </table:table-cell>
              <table:table-cell office:value-type="float" office:value="0.000726876">
                <text:p>0.000726876</text:p>
              </table:table-cell>
            </table:table-row>
            <table:table-row>
              <table:table-cell office:value-type="float" office:value="9415.95">
                <text:p>9415.95</text:p>
              </table:table-cell>
              <table:table-cell office:value-type="float" office:value="0.00228137">
                <text:p>0.00228137</text:p>
              </table:table-cell>
            </table:table-row>
            <table:table-row>
              <table:table-cell office:value-type="float" office:value="9425.11">
                <text:p>9425.11</text:p>
              </table:table-cell>
              <table:table-cell office:value-type="float" office:value="0.003441">
                <text:p>0.003441</text:p>
              </table:table-cell>
            </table:table-row>
            <table:table-row>
              <table:table-cell office:value-type="float" office:value="9434.28">
                <text:p>9434.28</text:p>
              </table:table-cell>
              <table:table-cell office:value-type="float" office:value="0.00259779">
                <text:p>0.00259779</text:p>
              </table:table-cell>
            </table:table-row>
            <table:table-row>
              <table:table-cell office:value-type="float" office:value="9443.45">
                <text:p>9443.45</text:p>
              </table:table-cell>
              <table:table-cell office:value-type="float" office:value="0.00192056">
                <text:p>0.00192056</text:p>
              </table:table-cell>
            </table:table-row>
            <table:table-row>
              <table:table-cell office:value-type="float" office:value="9452.62">
                <text:p>9452.62</text:p>
              </table:table-cell>
              <table:table-cell office:value-type="float" office:value="0.00300032">
                <text:p>0.00300032</text:p>
              </table:table-cell>
            </table:table-row>
            <table:table-row>
              <table:table-cell office:value-type="float" office:value="9461.79">
                <text:p>9461.79</text:p>
              </table:table-cell>
              <table:table-cell office:value-type="float" office:value="0.00361773">
                <text:p>0.00361773</text:p>
              </table:table-cell>
            </table:table-row>
            <table:table-row>
              <table:table-cell office:value-type="float" office:value="9470.96">
                <text:p>9470.96</text:p>
              </table:table-cell>
              <table:table-cell office:value-type="float" office:value="0.000504906">
                <text:p>0.000504906</text:p>
              </table:table-cell>
            </table:table-row>
            <table:table-row>
              <table:table-cell office:value-type="float" office:value="9480.12">
                <text:p>9480.12</text:p>
              </table:table-cell>
              <table:table-cell office:value-type="float" office:value="0.000960461">
                <text:p>0.000960461</text:p>
              </table:table-cell>
            </table:table-row>
            <table:table-row>
              <table:table-cell office:value-type="float" office:value="9489.29">
                <text:p>9489.29</text:p>
              </table:table-cell>
              <table:table-cell office:value-type="float" office:value="0.000267282">
                <text:p>0.000267282</text:p>
              </table:table-cell>
            </table:table-row>
            <table:table-row>
              <table:table-cell office:value-type="float" office:value="9498.46">
                <text:p>9498.46</text:p>
              </table:table-cell>
              <table:table-cell office:value-type="float" office:value="0.000404008">
                <text:p>0.000404008</text:p>
              </table:table-cell>
            </table:table-row>
            <table:table-row>
              <table:table-cell office:value-type="float" office:value="9507.63">
                <text:p>9507.63</text:p>
              </table:table-cell>
              <table:table-cell office:value-type="float" office:value="0.000612287">
                <text:p>0.000612287</text:p>
              </table:table-cell>
            </table:table-row>
            <table:table-row>
              <table:table-cell office:value-type="float" office:value="9516.8">
                <text:p>9516.8</text:p>
              </table:table-cell>
              <table:table-cell office:value-type="float" office:value="0.000285896">
                <text:p>0.000285896</text:p>
              </table:table-cell>
            </table:table-row>
            <table:table-row>
              <table:table-cell office:value-type="float" office:value="9525.97">
                <text:p>9525.97</text:p>
              </table:table-cell>
              <table:table-cell office:value-type="float" office:value="0.000277484">
                <text:p>0.000277484</text:p>
              </table:table-cell>
            </table:table-row>
            <table:table-row>
              <table:table-cell office:value-type="float" office:value="9535.14">
                <text:p>9535.14</text:p>
              </table:table-cell>
              <table:table-cell office:value-type="float" office:value="0.000456563">
                <text:p>0.000456563</text:p>
              </table:table-cell>
            </table:table-row>
            <table:table-row>
              <table:table-cell office:value-type="float" office:value="9544.3">
                <text:p>9544.3</text:p>
              </table:table-cell>
              <table:table-cell office:value-type="float" office:value="0.000470092">
                <text:p>0.000470092</text:p>
              </table:table-cell>
            </table:table-row>
            <table:table-row>
              <table:table-cell office:value-type="float" office:value="9553.47">
                <text:p>9553.47</text:p>
              </table:table-cell>
              <table:table-cell office:value-type="float" office:value="0.000337924">
                <text:p>0.000337924</text:p>
              </table:table-cell>
            </table:table-row>
            <table:table-row>
              <table:table-cell office:value-type="float" office:value="9562.64">
                <text:p>9562.64</text:p>
              </table:table-cell>
              <table:table-cell office:value-type="float" office:value="0.000263261">
                <text:p>0.000263261</text:p>
              </table:table-cell>
            </table:table-row>
            <table:table-row>
              <table:table-cell office:value-type="float" office:value="9571.81">
                <text:p>9571.81</text:p>
              </table:table-cell>
              <table:table-cell office:value-type="float" office:value="0.0000779493">
                <text:p>0.0000779493</text:p>
              </table:table-cell>
            </table:table-row>
            <table:table-row>
              <table:table-cell office:value-type="float" office:value="9580.98">
                <text:p>9580.98</text:p>
              </table:table-cell>
              <table:table-cell office:value-type="float" office:value="0.0001798">
                <text:p>0.0001798</text:p>
              </table:table-cell>
            </table:table-row>
            <table:table-row>
              <table:table-cell office:value-type="float" office:value="9590.15">
                <text:p>9590.15</text:p>
              </table:table-cell>
              <table:table-cell office:value-type="float" office:value="0.000475866">
                <text:p>0.000475866</text:p>
              </table:table-cell>
            </table:table-row>
            <table:table-row>
              <table:table-cell office:value-type="float" office:value="9599.31">
                <text:p>9599.31</text:p>
              </table:table-cell>
              <table:table-cell office:value-type="float" office:value="0.000402929">
                <text:p>0.000402929</text:p>
              </table:table-cell>
            </table:table-row>
            <table:table-row>
              <table:table-cell office:value-type="float" office:value="9608.48">
                <text:p>9608.48</text:p>
              </table:table-cell>
              <table:table-cell office:value-type="float" office:value="0.000760384">
                <text:p>0.000760384</text:p>
              </table:table-cell>
            </table:table-row>
            <table:table-row>
              <table:table-cell office:value-type="float" office:value="9617.65">
                <text:p>9617.65</text:p>
              </table:table-cell>
              <table:table-cell office:value-type="float" office:value="0.000636092">
                <text:p>0.000636092</text:p>
              </table:table-cell>
            </table:table-row>
            <table:table-row>
              <table:table-cell office:value-type="float" office:value="9626.82">
                <text:p>9626.82</text:p>
              </table:table-cell>
              <table:table-cell office:value-type="float" office:value="0.000587023">
                <text:p>0.000587023</text:p>
              </table:table-cell>
            </table:table-row>
            <table:table-row>
              <table:table-cell office:value-type="float" office:value="9635.99">
                <text:p>9635.99</text:p>
              </table:table-cell>
              <table:table-cell office:value-type="float" office:value="0.00166251">
                <text:p>0.00166251</text:p>
              </table:table-cell>
            </table:table-row>
            <table:table-row>
              <table:table-cell office:value-type="float" office:value="9645.16">
                <text:p>9645.16</text:p>
              </table:table-cell>
              <table:table-cell office:value-type="float" office:value="0.00116719">
                <text:p>0.00116719</text:p>
              </table:table-cell>
            </table:table-row>
            <table:table-row>
              <table:table-cell office:value-type="float" office:value="9654.32">
                <text:p>9654.32</text:p>
              </table:table-cell>
              <table:table-cell office:value-type="float" office:value="0.000220784">
                <text:p>0.000220784</text:p>
              </table:table-cell>
            </table:table-row>
            <table:table-row>
              <table:table-cell office:value-type="float" office:value="9663.49">
                <text:p>9663.49</text:p>
              </table:table-cell>
              <table:table-cell office:value-type="float" office:value="0.00164502">
                <text:p>0.00164502</text:p>
              </table:table-cell>
            </table:table-row>
            <table:table-row>
              <table:table-cell office:value-type="float" office:value="9672.66">
                <text:p>9672.66</text:p>
              </table:table-cell>
              <table:table-cell office:value-type="float" office:value="0.00205591">
                <text:p>0.00205591</text:p>
              </table:table-cell>
            </table:table-row>
            <table:table-row>
              <table:table-cell office:value-type="float" office:value="9681.83">
                <text:p>9681.83</text:p>
              </table:table-cell>
              <table:table-cell office:value-type="float" office:value="0.00279909">
                <text:p>0.00279909</text:p>
              </table:table-cell>
            </table:table-row>
            <table:table-row>
              <table:table-cell office:value-type="float" office:value="9691">
                <text:p>9691</text:p>
              </table:table-cell>
              <table:table-cell office:value-type="float" office:value="0.00129501">
                <text:p>0.00129501</text:p>
              </table:table-cell>
            </table:table-row>
            <table:table-row>
              <table:table-cell office:value-type="float" office:value="9700.17">
                <text:p>9700.17</text:p>
              </table:table-cell>
              <table:table-cell office:value-type="float" office:value="0.000680589">
                <text:p>0.000680589</text:p>
              </table:table-cell>
            </table:table-row>
            <table:table-row>
              <table:table-cell office:value-type="float" office:value="9709.33">
                <text:p>9709.33</text:p>
              </table:table-cell>
              <table:table-cell office:value-type="float" office:value="0.000886027">
                <text:p>0.000886027</text:p>
              </table:table-cell>
            </table:table-row>
            <table:table-row>
              <table:table-cell office:value-type="float" office:value="9718.5">
                <text:p>9718.5</text:p>
              </table:table-cell>
              <table:table-cell office:value-type="float" office:value="0.000828483">
                <text:p>0.000828483</text:p>
              </table:table-cell>
            </table:table-row>
            <table:table-row>
              <table:table-cell office:value-type="float" office:value="9727.67">
                <text:p>9727.67</text:p>
              </table:table-cell>
              <table:table-cell office:value-type="float" office:value="0.00081118">
                <text:p>0.00081118</text:p>
              </table:table-cell>
            </table:table-row>
            <table:table-row>
              <table:table-cell office:value-type="float" office:value="9736.84">
                <text:p>9736.84</text:p>
              </table:table-cell>
              <table:table-cell office:value-type="float" office:value="0.00040842">
                <text:p>0.00040842</text:p>
              </table:table-cell>
            </table:table-row>
            <table:table-row>
              <table:table-cell office:value-type="float" office:value="9746.01">
                <text:p>9746.01</text:p>
              </table:table-cell>
              <table:table-cell office:value-type="float" office:value="0.000370815">
                <text:p>0.000370815</text:p>
              </table:table-cell>
            </table:table-row>
            <table:table-row>
              <table:table-cell office:value-type="float" office:value="9755.18">
                <text:p>9755.18</text:p>
              </table:table-cell>
              <table:table-cell office:value-type="float" office:value="0.000171942">
                <text:p>0.000171942</text:p>
              </table:table-cell>
            </table:table-row>
            <table:table-row>
              <table:table-cell office:value-type="float" office:value="9764.35">
                <text:p>9764.35</text:p>
              </table:table-cell>
              <table:table-cell office:value-type="float" office:value="0.0000478475">
                <text:p>0.0000478475</text:p>
              </table:table-cell>
            </table:table-row>
            <table:table-row>
              <table:table-cell office:value-type="float" office:value="9773.51">
                <text:p>9773.51</text:p>
              </table:table-cell>
              <table:table-cell office:value-type="float" office:value="0.000129455">
                <text:p>0.000129455</text:p>
              </table:table-cell>
            </table:table-row>
            <table:table-row>
              <table:table-cell office:value-type="float" office:value="9782.68">
                <text:p>9782.68</text:p>
              </table:table-cell>
              <table:table-cell office:value-type="float" office:value="0.000456418">
                <text:p>0.000456418</text:p>
              </table:table-cell>
            </table:table-row>
            <table:table-row>
              <table:table-cell office:value-type="float" office:value="9791.85">
                <text:p>9791.85</text:p>
              </table:table-cell>
              <table:table-cell office:value-type="float" office:value="0.000458733">
                <text:p>0.000458733</text:p>
              </table:table-cell>
            </table:table-row>
            <table:table-row>
              <table:table-cell office:value-type="float" office:value="9801.02">
                <text:p>9801.02</text:p>
              </table:table-cell>
              <table:table-cell office:value-type="float" office:value="0.000658925">
                <text:p>0.000658925</text:p>
              </table:table-cell>
            </table:table-row>
            <table:table-row>
              <table:table-cell office:value-type="float" office:value="9810.19">
                <text:p>9810.19</text:p>
              </table:table-cell>
              <table:table-cell office:value-type="float" office:value="0.000787445">
                <text:p>0.000787445</text:p>
              </table:table-cell>
            </table:table-row>
            <table:table-row>
              <table:table-cell office:value-type="float" office:value="9819.36">
                <text:p>9819.36</text:p>
              </table:table-cell>
              <table:table-cell office:value-type="float" office:value="0.000811671">
                <text:p>0.000811671</text:p>
              </table:table-cell>
            </table:table-row>
            <table:table-row>
              <table:table-cell office:value-type="float" office:value="9828.52">
                <text:p>9828.52</text:p>
              </table:table-cell>
              <table:table-cell office:value-type="float" office:value="0.0011377">
                <text:p>0.0011377</text:p>
              </table:table-cell>
            </table:table-row>
            <table:table-row>
              <table:table-cell office:value-type="float" office:value="9837.69">
                <text:p>9837.69</text:p>
              </table:table-cell>
              <table:table-cell office:value-type="float" office:value="0.000862521">
                <text:p>0.000862521</text:p>
              </table:table-cell>
            </table:table-row>
            <table:table-row>
              <table:table-cell office:value-type="float" office:value="9846.86">
                <text:p>9846.86</text:p>
              </table:table-cell>
              <table:table-cell office:value-type="float" office:value="0.00131238">
                <text:p>0.00131238</text:p>
              </table:table-cell>
            </table:table-row>
            <table:table-row>
              <table:table-cell office:value-type="float" office:value="9856.03">
                <text:p>9856.03</text:p>
              </table:table-cell>
              <table:table-cell office:value-type="float" office:value="0.000830745">
                <text:p>0.000830745</text:p>
              </table:table-cell>
            </table:table-row>
            <table:table-row>
              <table:table-cell office:value-type="float" office:value="9865.2">
                <text:p>9865.2</text:p>
              </table:table-cell>
              <table:table-cell office:value-type="float" office:value="0.00132937">
                <text:p>0.00132937</text:p>
              </table:table-cell>
            </table:table-row>
            <table:table-row>
              <table:table-cell office:value-type="float" office:value="9874.37">
                <text:p>9874.37</text:p>
              </table:table-cell>
              <table:table-cell office:value-type="float" office:value="0.00262341">
                <text:p>0.00262341</text:p>
              </table:table-cell>
            </table:table-row>
            <table:table-row>
              <table:table-cell office:value-type="float" office:value="9883.53">
                <text:p>9883.53</text:p>
              </table:table-cell>
              <table:table-cell office:value-type="float" office:value="0.002089">
                <text:p>0.002089</text:p>
              </table:table-cell>
            </table:table-row>
            <table:table-row>
              <table:table-cell office:value-type="float" office:value="9892.7">
                <text:p>9892.7</text:p>
              </table:table-cell>
              <table:table-cell office:value-type="float" office:value="0.000784032">
                <text:p>0.000784032</text:p>
              </table:table-cell>
            </table:table-row>
            <table:table-row>
              <table:table-cell office:value-type="float" office:value="9901.87">
                <text:p>9901.87</text:p>
              </table:table-cell>
              <table:table-cell office:value-type="float" office:value="0.00285309">
                <text:p>0.00285309</text:p>
              </table:table-cell>
            </table:table-row>
            <table:table-row>
              <table:table-cell office:value-type="float" office:value="9911.04">
                <text:p>9911.04</text:p>
              </table:table-cell>
              <table:table-cell office:value-type="float" office:value="0.00244573">
                <text:p>0.00244573</text:p>
              </table:table-cell>
            </table:table-row>
            <table:table-row>
              <table:table-cell office:value-type="float" office:value="9920.21">
                <text:p>9920.21</text:p>
              </table:table-cell>
              <table:table-cell office:value-type="float" office:value="0.00240083">
                <text:p>0.00240083</text:p>
              </table:table-cell>
            </table:table-row>
            <table:table-row>
              <table:table-cell office:value-type="float" office:value="9929.38">
                <text:p>9929.38</text:p>
              </table:table-cell>
              <table:table-cell office:value-type="float" office:value="0.00141152">
                <text:p>0.00141152</text:p>
              </table:table-cell>
            </table:table-row>
            <table:table-row>
              <table:table-cell office:value-type="float" office:value="9938.54">
                <text:p>9938.54</text:p>
              </table:table-cell>
              <table:table-cell office:value-type="float" office:value="0.00157973">
                <text:p>0.00157973</text:p>
              </table:table-cell>
            </table:table-row>
            <table:table-row>
              <table:table-cell office:value-type="float" office:value="9947.71">
                <text:p>9947.71</text:p>
              </table:table-cell>
              <table:table-cell office:value-type="float" office:value="0.00100079">
                <text:p>0.00100079</text:p>
              </table:table-cell>
            </table:table-row>
            <table:table-row>
              <table:table-cell office:value-type="float" office:value="9956.88">
                <text:p>9956.88</text:p>
              </table:table-cell>
              <table:table-cell office:value-type="float" office:value="0.000793912">
                <text:p>0.000793912</text:p>
              </table:table-cell>
            </table:table-row>
            <table:table-row>
              <table:table-cell office:value-type="float" office:value="9966.05">
                <text:p>9966.05</text:p>
              </table:table-cell>
              <table:table-cell office:value-type="float" office:value="0.000892148">
                <text:p>0.000892148</text:p>
              </table:table-cell>
            </table:table-row>
            <table:table-row>
              <table:table-cell office:value-type="float" office:value="9975.22">
                <text:p>9975.22</text:p>
              </table:table-cell>
              <table:table-cell office:value-type="float" office:value="0.0007207">
                <text:p>0.0007207</text:p>
              </table:table-cell>
            </table:table-row>
            <table:table-row>
              <table:table-cell office:value-type="float" office:value="9984.39">
                <text:p>9984.39</text:p>
              </table:table-cell>
              <table:table-cell office:value-type="float" office:value="0.000616926">
                <text:p>0.000616926</text:p>
              </table:table-cell>
            </table:table-row>
            <table:table-row>
              <table:table-cell office:value-type="float" office:value="9993.56">
                <text:p>9993.56</text:p>
              </table:table-cell>
              <table:table-cell office:value-type="float" office:value="0.000488089">
                <text:p>0.000488089</text:p>
              </table:table-cell>
            </table:table-row>
            <table:table-row>
              <table:table-cell office:value-type="float" office:value="10002.7">
                <text:p>10002.7</text:p>
              </table:table-cell>
              <table:table-cell office:value-type="float" office:value="0.00040126">
                <text:p>0.00040126</text:p>
              </table:table-cell>
            </table:table-row>
            <table:table-row>
              <table:table-cell office:value-type="float" office:value="10011.9">
                <text:p>10011.9</text:p>
              </table:table-cell>
              <table:table-cell office:value-type="float" office:value="0.000452652">
                <text:p>0.000452652</text:p>
              </table:table-cell>
            </table:table-row>
            <table:table-row>
              <table:table-cell office:value-type="float" office:value="10021.1">
                <text:p>10021.1</text:p>
              </table:table-cell>
              <table:table-cell office:value-type="float" office:value="0.000665427">
                <text:p>0.000665427</text:p>
              </table:table-cell>
            </table:table-row>
            <table:table-row>
              <table:table-cell office:value-type="float" office:value="10030.2">
                <text:p>10030.2</text:p>
              </table:table-cell>
              <table:table-cell office:value-type="float" office:value="0.000908104">
                <text:p>0.000908104</text:p>
              </table:table-cell>
            </table:table-row>
            <table:table-row>
              <table:table-cell office:value-type="float" office:value="10039.4">
                <text:p>10039.4</text:p>
              </table:table-cell>
              <table:table-cell office:value-type="float" office:value="0.00114054">
                <text:p>0.00114054</text:p>
              </table:table-cell>
            </table:table-row>
            <table:table-row>
              <table:table-cell office:value-type="float" office:value="10048.6">
                <text:p>10048.6</text:p>
              </table:table-cell>
              <table:table-cell office:value-type="float" office:value="0.00109412">
                <text:p>0.00109412</text:p>
              </table:table-cell>
            </table:table-row>
            <table:table-row>
              <table:table-cell office:value-type="float" office:value="10057.7">
                <text:p>10057.7</text:p>
              </table:table-cell>
              <table:table-cell office:value-type="float" office:value="0.00160576">
                <text:p>0.00160576</text:p>
              </table:table-cell>
            </table:table-row>
            <table:table-row>
              <table:table-cell office:value-type="float" office:value="10066.9">
                <text:p>10066.9</text:p>
              </table:table-cell>
              <table:table-cell office:value-type="float" office:value="0.000383753">
                <text:p>0.000383753</text:p>
              </table:table-cell>
            </table:table-row>
            <table:table-row>
              <table:table-cell office:value-type="float" office:value="10076.1">
                <text:p>10076.1</text:p>
              </table:table-cell>
              <table:table-cell office:value-type="float" office:value="0.00145581">
                <text:p>0.00145581</text:p>
              </table:table-cell>
            </table:table-row>
            <table:table-row>
              <table:table-cell office:value-type="float" office:value="10085.2">
                <text:p>10085.2</text:p>
              </table:table-cell>
              <table:table-cell office:value-type="float" office:value="0.000348613">
                <text:p>0.000348613</text:p>
              </table:table-cell>
            </table:table-row>
            <table:table-row>
              <table:table-cell office:value-type="float" office:value="10094.4">
                <text:p>10094.4</text:p>
              </table:table-cell>
              <table:table-cell office:value-type="float" office:value="0.00180144">
                <text:p>0.00180144</text:p>
              </table:table-cell>
            </table:table-row>
            <table:table-row>
              <table:table-cell office:value-type="float" office:value="10103.6">
                <text:p>10103.6</text:p>
              </table:table-cell>
              <table:table-cell office:value-type="float" office:value="0.00220458">
                <text:p>0.00220458</text:p>
              </table:table-cell>
            </table:table-row>
            <table:table-row>
              <table:table-cell office:value-type="float" office:value="10112.7">
                <text:p>10112.7</text:p>
              </table:table-cell>
              <table:table-cell office:value-type="float" office:value="0.000991899">
                <text:p>0.000991899</text:p>
              </table:table-cell>
            </table:table-row>
            <table:table-row>
              <table:table-cell office:value-type="float" office:value="10121.9">
                <text:p>10121.9</text:p>
              </table:table-cell>
              <table:table-cell office:value-type="float" office:value="0.00277941">
                <text:p>0.00277941</text:p>
              </table:table-cell>
            </table:table-row>
            <table:table-row>
              <table:table-cell office:value-type="float" office:value="10131.1">
                <text:p>10131.1</text:p>
              </table:table-cell>
              <table:table-cell office:value-type="float" office:value="0.00101416">
                <text:p>0.00101416</text:p>
              </table:table-cell>
            </table:table-row>
            <table:table-row>
              <table:table-cell office:value-type="float" office:value="10140.2">
                <text:p>10140.2</text:p>
              </table:table-cell>
              <table:table-cell office:value-type="float" office:value="0.000965717">
                <text:p>0.000965717</text:p>
              </table:table-cell>
            </table:table-row>
            <table:table-row>
              <table:table-cell office:value-type="float" office:value="10149.4">
                <text:p>10149.4</text:p>
              </table:table-cell>
              <table:table-cell office:value-type="float" office:value="0.000660368">
                <text:p>0.000660368</text:p>
              </table:table-cell>
            </table:table-row>
            <table:table-row>
              <table:table-cell office:value-type="float" office:value="10158.6">
                <text:p>10158.6</text:p>
              </table:table-cell>
              <table:table-cell office:value-type="float" office:value="0.00106849">
                <text:p>0.00106849</text:p>
              </table:table-cell>
            </table:table-row>
            <table:table-row>
              <table:table-cell office:value-type="float" office:value="10167.8">
                <text:p>10167.8</text:p>
              </table:table-cell>
              <table:table-cell office:value-type="float" office:value="0.000954068">
                <text:p>0.000954068</text:p>
              </table:table-cell>
            </table:table-row>
            <table:table-row>
              <table:table-cell office:value-type="float" office:value="10176.9">
                <text:p>10176.9</text:p>
              </table:table-cell>
              <table:table-cell office:value-type="float" office:value="0.00121194">
                <text:p>0.00121194</text:p>
              </table:table-cell>
            </table:table-row>
            <table:table-row>
              <table:table-cell office:value-type="float" office:value="10186.1">
                <text:p>10186.1</text:p>
              </table:table-cell>
              <table:table-cell office:value-type="float" office:value="0.00118456">
                <text:p>0.00118456</text:p>
              </table:table-cell>
            </table:table-row>
            <table:table-row>
              <table:table-cell office:value-type="float" office:value="10195.3">
                <text:p>10195.3</text:p>
              </table:table-cell>
              <table:table-cell office:value-type="float" office:value="0.00169982">
                <text:p>0.00169982</text:p>
              </table:table-cell>
            </table:table-row>
            <table:table-row>
              <table:table-cell office:value-type="float" office:value="10204.4">
                <text:p>10204.4</text:p>
              </table:table-cell>
              <table:table-cell office:value-type="float" office:value="0.00181807">
                <text:p>0.00181807</text:p>
              </table:table-cell>
            </table:table-row>
            <table:table-row>
              <table:table-cell office:value-type="float" office:value="10213.6">
                <text:p>10213.6</text:p>
              </table:table-cell>
              <table:table-cell office:value-type="float" office:value="0.00205696">
                <text:p>0.00205696</text:p>
              </table:table-cell>
            </table:table-row>
            <table:table-row>
              <table:table-cell office:value-type="float" office:value="10222.8">
                <text:p>10222.8</text:p>
              </table:table-cell>
              <table:table-cell office:value-type="float" office:value="0.00206107">
                <text:p>0.00206107</text:p>
              </table:table-cell>
            </table:table-row>
            <table:table-row>
              <table:table-cell office:value-type="float" office:value="10231.9">
                <text:p>10231.9</text:p>
              </table:table-cell>
              <table:table-cell office:value-type="float" office:value="0.00204942">
                <text:p>0.00204942</text:p>
              </table:table-cell>
            </table:table-row>
            <table:table-row>
              <table:table-cell office:value-type="float" office:value="10241.1">
                <text:p>10241.1</text:p>
              </table:table-cell>
              <table:table-cell office:value-type="float" office:value="0.00207389">
                <text:p>0.00207389</text:p>
              </table:table-cell>
            </table:table-row>
            <table:table-row>
              <table:table-cell office:value-type="float" office:value="10250.3">
                <text:p>10250.3</text:p>
              </table:table-cell>
              <table:table-cell office:value-type="float" office:value="0.0019814">
                <text:p>0.0019814</text:p>
              </table:table-cell>
            </table:table-row>
            <table:table-row>
              <table:table-cell office:value-type="float" office:value="10259.4">
                <text:p>10259.4</text:p>
              </table:table-cell>
              <table:table-cell office:value-type="float" office:value="0.00169518">
                <text:p>0.00169518</text:p>
              </table:table-cell>
            </table:table-row>
            <table:table-row>
              <table:table-cell office:value-type="float" office:value="10268.6">
                <text:p>10268.6</text:p>
              </table:table-cell>
              <table:table-cell office:value-type="float" office:value="0.00135056">
                <text:p>0.00135056</text:p>
              </table:table-cell>
            </table:table-row>
            <table:table-row>
              <table:table-cell office:value-type="float" office:value="10277.8">
                <text:p>10277.8</text:p>
              </table:table-cell>
              <table:table-cell office:value-type="float" office:value="0.0011509">
                <text:p>0.0011509</text:p>
              </table:table-cell>
            </table:table-row>
            <table:table-row>
              <table:table-cell office:value-type="float" office:value="10286.9">
                <text:p>10286.9</text:p>
              </table:table-cell>
              <table:table-cell office:value-type="float" office:value="0.000915263">
                <text:p>0.000915263</text:p>
              </table:table-cell>
            </table:table-row>
            <table:table-row>
              <table:table-cell office:value-type="float" office:value="10296.1">
                <text:p>10296.1</text:p>
              </table:table-cell>
              <table:table-cell office:value-type="float" office:value="0.00106588">
                <text:p>0.00106588</text:p>
              </table:table-cell>
            </table:table-row>
            <table:table-row>
              <table:table-cell office:value-type="float" office:value="10305.3">
                <text:p>10305.3</text:p>
              </table:table-cell>
              <table:table-cell office:value-type="float" office:value="0.000768453">
                <text:p>0.000768453</text:p>
              </table:table-cell>
            </table:table-row>
            <table:table-row>
              <table:table-cell office:value-type="float" office:value="10314.4">
                <text:p>10314.4</text:p>
              </table:table-cell>
              <table:table-cell office:value-type="float" office:value="0.000809912">
                <text:p>0.000809912</text:p>
              </table:table-cell>
            </table:table-row>
            <table:table-row>
              <table:table-cell office:value-type="float" office:value="10323.6">
                <text:p>10323.6</text:p>
              </table:table-cell>
              <table:table-cell office:value-type="float" office:value="0.00130465">
                <text:p>0.00130465</text:p>
              </table:table-cell>
            </table:table-row>
            <table:table-row>
              <table:table-cell office:value-type="float" office:value="10332.8">
                <text:p>10332.8</text:p>
              </table:table-cell>
              <table:table-cell office:value-type="float" office:value="0.00126513">
                <text:p>0.00126513</text:p>
              </table:table-cell>
            </table:table-row>
            <table:table-row>
              <table:table-cell office:value-type="float" office:value="10342">
                <text:p>10342</text:p>
              </table:table-cell>
              <table:table-cell office:value-type="float" office:value="0.00148325">
                <text:p>0.00148325</text:p>
              </table:table-cell>
            </table:table-row>
            <table:table-row>
              <table:table-cell office:value-type="float" office:value="10351.1">
                <text:p>10351.1</text:p>
              </table:table-cell>
              <table:table-cell office:value-type="float" office:value="0.00148512">
                <text:p>0.00148512</text:p>
              </table:table-cell>
            </table:table-row>
            <table:table-row>
              <table:table-cell office:value-type="float" office:value="10360.3">
                <text:p>10360.3</text:p>
              </table:table-cell>
              <table:table-cell office:value-type="float" office:value="0.00150555">
                <text:p>0.00150555</text:p>
              </table:table-cell>
            </table:table-row>
            <table:table-row>
              <table:table-cell office:value-type="float" office:value="10369.5">
                <text:p>10369.5</text:p>
              </table:table-cell>
              <table:table-cell office:value-type="float" office:value="0.00144452">
                <text:p>0.00144452</text:p>
              </table:table-cell>
            </table:table-row>
            <table:table-row>
              <table:table-cell office:value-type="float" office:value="10378.6">
                <text:p>10378.6</text:p>
              </table:table-cell>
              <table:table-cell office:value-type="float" office:value="0.0015406">
                <text:p>0.0015406</text:p>
              </table:table-cell>
            </table:table-row>
            <table:table-row>
              <table:table-cell office:value-type="float" office:value="10387.8">
                <text:p>10387.8</text:p>
              </table:table-cell>
              <table:table-cell office:value-type="float" office:value="0.00141401">
                <text:p>0.00141401</text:p>
              </table:table-cell>
            </table:table-row>
            <table:table-row>
              <table:table-cell office:value-type="float" office:value="10397">
                <text:p>10397</text:p>
              </table:table-cell>
              <table:table-cell office:value-type="float" office:value="0.00138089">
                <text:p>0.00138089</text:p>
              </table:table-cell>
            </table:table-row>
            <table:table-row>
              <table:table-cell office:value-type="float" office:value="10406.1">
                <text:p>10406.1</text:p>
              </table:table-cell>
              <table:table-cell office:value-type="float" office:value="0.00185525">
                <text:p>0.00185525</text:p>
              </table:table-cell>
            </table:table-row>
            <table:table-row>
              <table:table-cell office:value-type="float" office:value="10415.3">
                <text:p>10415.3</text:p>
              </table:table-cell>
              <table:table-cell office:value-type="float" office:value="0.00127126">
                <text:p>0.00127126</text:p>
              </table:table-cell>
            </table:table-row>
            <table:table-row>
              <table:table-cell office:value-type="float" office:value="10424.5">
                <text:p>10424.5</text:p>
              </table:table-cell>
              <table:table-cell office:value-type="float" office:value="0.00036164">
                <text:p>0.00036164</text:p>
              </table:table-cell>
            </table:table-row>
            <table:table-row>
              <table:table-cell office:value-type="float" office:value="10433.6">
                <text:p>10433.6</text:p>
              </table:table-cell>
              <table:table-cell office:value-type="float" office:value="0.00121987">
                <text:p>0.00121987</text:p>
              </table:table-cell>
            </table:table-row>
            <table:table-row>
              <table:table-cell office:value-type="float" office:value="10442.8">
                <text:p>10442.8</text:p>
              </table:table-cell>
              <table:table-cell office:value-type="float" office:value="0.00100734">
                <text:p>0.00100734</text:p>
              </table:table-cell>
            </table:table-row>
            <table:table-row>
              <table:table-cell office:value-type="float" office:value="10452">
                <text:p>10452</text:p>
              </table:table-cell>
              <table:table-cell office:value-type="float" office:value="0.000748886">
                <text:p>0.000748886</text:p>
              </table:table-cell>
            </table:table-row>
            <table:table-row>
              <table:table-cell office:value-type="float" office:value="10461.1">
                <text:p>10461.1</text:p>
              </table:table-cell>
              <table:table-cell office:value-type="float" office:value="0.00095799">
                <text:p>0.00095799</text:p>
              </table:table-cell>
            </table:table-row>
            <table:table-row>
              <table:table-cell office:value-type="float" office:value="10470.3">
                <text:p>10470.3</text:p>
              </table:table-cell>
              <table:table-cell office:value-type="float" office:value="0.000644649">
                <text:p>0.000644649</text:p>
              </table:table-cell>
            </table:table-row>
            <table:table-row>
              <table:table-cell office:value-type="float" office:value="10479.5">
                <text:p>10479.5</text:p>
              </table:table-cell>
              <table:table-cell office:value-type="float" office:value="0.000721411">
                <text:p>0.000721411</text:p>
              </table:table-cell>
            </table:table-row>
            <table:table-row>
              <table:table-cell office:value-type="float" office:value="10488.6">
                <text:p>10488.6</text:p>
              </table:table-cell>
              <table:table-cell office:value-type="float" office:value="0.000674025">
                <text:p>0.000674025</text:p>
              </table:table-cell>
            </table:table-row>
            <table:table-row>
              <table:table-cell office:value-type="float" office:value="10497.8">
                <text:p>10497.8</text:p>
              </table:table-cell>
              <table:table-cell office:value-type="float" office:value="0.00035229">
                <text:p>0.00035229</text:p>
              </table:table-cell>
            </table:table-row>
            <table:table-row>
              <table:table-cell office:value-type="float" office:value="10507">
                <text:p>10507</text:p>
              </table:table-cell>
              <table:table-cell office:value-type="float" office:value="0.000973315">
                <text:p>0.000973315</text:p>
              </table:table-cell>
            </table:table-row>
            <table:table-row>
              <table:table-cell office:value-type="float" office:value="10516.2">
                <text:p>10516.2</text:p>
              </table:table-cell>
              <table:table-cell office:value-type="float" office:value="0.000270268">
                <text:p>0.000270268</text:p>
              </table:table-cell>
            </table:table-row>
            <table:table-row>
              <table:table-cell office:value-type="float" office:value="10525.3">
                <text:p>10525.3</text:p>
              </table:table-cell>
              <table:table-cell office:value-type="float" office:value="0.000570828">
                <text:p>0.000570828</text:p>
              </table:table-cell>
            </table:table-row>
            <table:table-row>
              <table:table-cell office:value-type="float" office:value="10534.5">
                <text:p>10534.5</text:p>
              </table:table-cell>
              <table:table-cell office:value-type="float" office:value="0.000877801">
                <text:p>0.000877801</text:p>
              </table:table-cell>
            </table:table-row>
            <table:table-row>
              <table:table-cell office:value-type="float" office:value="10543.7">
                <text:p>10543.7</text:p>
              </table:table-cell>
              <table:table-cell office:value-type="float" office:value="0.00218071">
                <text:p>0.00218071</text:p>
              </table:table-cell>
            </table:table-row>
            <table:table-row>
              <table:table-cell office:value-type="float" office:value="10552.8">
                <text:p>10552.8</text:p>
              </table:table-cell>
              <table:table-cell office:value-type="float" office:value="0.00134383">
                <text:p>0.00134383</text:p>
              </table:table-cell>
            </table:table-row>
            <table:table-row>
              <table:table-cell office:value-type="float" office:value="10562">
                <text:p>10562</text:p>
              </table:table-cell>
              <table:table-cell office:value-type="float" office:value="0.00277735">
                <text:p>0.00277735</text:p>
              </table:table-cell>
            </table:table-row>
            <table:table-row>
              <table:table-cell office:value-type="float" office:value="10571.2">
                <text:p>10571.2</text:p>
              </table:table-cell>
              <table:table-cell office:value-type="float" office:value="0.00116807">
                <text:p>0.00116807</text:p>
              </table:table-cell>
            </table:table-row>
            <table:table-row>
              <table:table-cell office:value-type="float" office:value="10580.3">
                <text:p>10580.3</text:p>
              </table:table-cell>
              <table:table-cell office:value-type="float" office:value="0.00194943">
                <text:p>0.00194943</text:p>
              </table:table-cell>
            </table:table-row>
            <table:table-row>
              <table:table-cell office:value-type="float" office:value="10589.5">
                <text:p>10589.5</text:p>
              </table:table-cell>
              <table:table-cell office:value-type="float" office:value="0.00102461">
                <text:p>0.00102461</text:p>
              </table:table-cell>
            </table:table-row>
            <table:table-row>
              <table:table-cell office:value-type="float" office:value="10598.7">
                <text:p>10598.7</text:p>
              </table:table-cell>
              <table:table-cell office:value-type="float" office:value="0.000401829">
                <text:p>0.000401829</text:p>
              </table:table-cell>
            </table:table-row>
            <table:table-row>
              <table:table-cell office:value-type="float" office:value="10607.8">
                <text:p>10607.8</text:p>
              </table:table-cell>
              <table:table-cell office:value-type="float" office:value="0.000972343">
                <text:p>0.000972343</text:p>
              </table:table-cell>
            </table:table-row>
            <table:table-row>
              <table:table-cell office:value-type="float" office:value="10617">
                <text:p>10617</text:p>
              </table:table-cell>
              <table:table-cell office:value-type="float" office:value="0.00132355">
                <text:p>0.00132355</text:p>
              </table:table-cell>
            </table:table-row>
            <table:table-row>
              <table:table-cell office:value-type="float" office:value="10626.2">
                <text:p>10626.2</text:p>
              </table:table-cell>
              <table:table-cell office:value-type="float" office:value="0.00149002">
                <text:p>0.00149002</text:p>
              </table:table-cell>
            </table:table-row>
            <table:table-row>
              <table:table-cell office:value-type="float" office:value="10635.3">
                <text:p>10635.3</text:p>
              </table:table-cell>
              <table:table-cell office:value-type="float" office:value="0.000655742">
                <text:p>0.000655742</text:p>
              </table:table-cell>
            </table:table-row>
            <table:table-row>
              <table:table-cell office:value-type="float" office:value="10644.5">
                <text:p>10644.5</text:p>
              </table:table-cell>
              <table:table-cell office:value-type="float" office:value="0.000246208">
                <text:p>0.000246208</text:p>
              </table:table-cell>
            </table:table-row>
            <table:table-row>
              <table:table-cell office:value-type="float" office:value="10653.7">
                <text:p>10653.7</text:p>
              </table:table-cell>
              <table:table-cell office:value-type="float" office:value="0.000492184">
                <text:p>0.000492184</text:p>
              </table:table-cell>
            </table:table-row>
            <table:table-row>
              <table:table-cell office:value-type="float" office:value="10662.8">
                <text:p>10662.8</text:p>
              </table:table-cell>
              <table:table-cell office:value-type="float" office:value="0.00115499">
                <text:p>0.00115499</text:p>
              </table:table-cell>
            </table:table-row>
            <table:table-row>
              <table:table-cell office:value-type="float" office:value="10672">
                <text:p>10672</text:p>
              </table:table-cell>
              <table:table-cell office:value-type="float" office:value="0.00103425">
                <text:p>0.00103425</text:p>
              </table:table-cell>
            </table:table-row>
            <table:table-row>
              <table:table-cell office:value-type="float" office:value="10681.2">
                <text:p>10681.2</text:p>
              </table:table-cell>
              <table:table-cell office:value-type="float" office:value="0.000951624">
                <text:p>0.000951624</text:p>
              </table:table-cell>
            </table:table-row>
            <table:table-row>
              <table:table-cell office:value-type="float" office:value="10690.4">
                <text:p>10690.4</text:p>
              </table:table-cell>
              <table:table-cell office:value-type="float" office:value="0.0008707">
                <text:p>0.0008707</text:p>
              </table:table-cell>
            </table:table-row>
            <table:table-row>
              <table:table-cell office:value-type="float" office:value="10699.5">
                <text:p>10699.5</text:p>
              </table:table-cell>
              <table:table-cell office:value-type="float" office:value="0.000316697">
                <text:p>0.000316697</text:p>
              </table:table-cell>
            </table:table-row>
            <table:table-row>
              <table:table-cell office:value-type="float" office:value="10708.7">
                <text:p>10708.7</text:p>
              </table:table-cell>
              <table:table-cell office:value-type="float" office:value="0.00062635">
                <text:p>0.00062635</text:p>
              </table:table-cell>
            </table:table-row>
            <table:table-row>
              <table:table-cell office:value-type="float" office:value="10717.9">
                <text:p>10717.9</text:p>
              </table:table-cell>
              <table:table-cell office:value-type="float" office:value="0.000387383">
                <text:p>0.000387383</text:p>
              </table:table-cell>
            </table:table-row>
            <table:table-row>
              <table:table-cell office:value-type="float" office:value="10727">
                <text:p>10727</text:p>
              </table:table-cell>
              <table:table-cell office:value-type="float" office:value="0.000393341">
                <text:p>0.000393341</text:p>
              </table:table-cell>
            </table:table-row>
            <table:table-row>
              <table:table-cell office:value-type="float" office:value="10736.2">
                <text:p>10736.2</text:p>
              </table:table-cell>
              <table:table-cell office:value-type="float" office:value="0.00118927">
                <text:p>0.00118927</text:p>
              </table:table-cell>
            </table:table-row>
            <table:table-row>
              <table:table-cell office:value-type="float" office:value="10745.4">
                <text:p>10745.4</text:p>
              </table:table-cell>
              <table:table-cell office:value-type="float" office:value="0.0012159">
                <text:p>0.0012159</text:p>
              </table:table-cell>
            </table:table-row>
            <table:table-row>
              <table:table-cell office:value-type="float" office:value="10754.5">
                <text:p>10754.5</text:p>
              </table:table-cell>
              <table:table-cell office:value-type="float" office:value="0.000572923">
                <text:p>0.000572923</text:p>
              </table:table-cell>
            </table:table-row>
            <table:table-row>
              <table:table-cell office:value-type="float" office:value="10763.7">
                <text:p>10763.7</text:p>
              </table:table-cell>
              <table:table-cell office:value-type="float" office:value="0.00117742">
                <text:p>0.00117742</text:p>
              </table:table-cell>
            </table:table-row>
            <table:table-row>
              <table:table-cell office:value-type="float" office:value="10772.9">
                <text:p>10772.9</text:p>
              </table:table-cell>
              <table:table-cell office:value-type="float" office:value="0.00270988">
                <text:p>0.00270988</text:p>
              </table:table-cell>
            </table:table-row>
            <table:table-row>
              <table:table-cell office:value-type="float" office:value="10782">
                <text:p>10782</text:p>
              </table:table-cell>
              <table:table-cell office:value-type="float" office:value="0.00344422">
                <text:p>0.00344422</text:p>
              </table:table-cell>
            </table:table-row>
            <table:table-row>
              <table:table-cell office:value-type="float" office:value="10791.2">
                <text:p>10791.2</text:p>
              </table:table-cell>
              <table:table-cell office:value-type="float" office:value="0.000566522">
                <text:p>0.000566522</text:p>
              </table:table-cell>
            </table:table-row>
            <table:table-row>
              <table:table-cell office:value-type="float" office:value="10800.4">
                <text:p>10800.4</text:p>
              </table:table-cell>
              <table:table-cell office:value-type="float" office:value="0.00194343">
                <text:p>0.00194343</text:p>
              </table:table-cell>
            </table:table-row>
            <table:table-row>
              <table:table-cell office:value-type="float" office:value="10809.5">
                <text:p>10809.5</text:p>
              </table:table-cell>
              <table:table-cell office:value-type="float" office:value="0.000354648">
                <text:p>0.000354648</text:p>
              </table:table-cell>
            </table:table-row>
            <table:table-row>
              <table:table-cell office:value-type="float" office:value="10818.7">
                <text:p>10818.7</text:p>
              </table:table-cell>
              <table:table-cell office:value-type="float" office:value="0.00120567">
                <text:p>0.00120567</text:p>
              </table:table-cell>
            </table:table-row>
            <table:table-row>
              <table:table-cell office:value-type="float" office:value="10827.9">
                <text:p>10827.9</text:p>
              </table:table-cell>
              <table:table-cell office:value-type="float" office:value="0.00138967">
                <text:p>0.00138967</text:p>
              </table:table-cell>
            </table:table-row>
            <table:table-row>
              <table:table-cell office:value-type="float" office:value="10837">
                <text:p>10837</text:p>
              </table:table-cell>
              <table:table-cell office:value-type="float" office:value="0.00173374">
                <text:p>0.00173374</text:p>
              </table:table-cell>
            </table:table-row>
            <table:table-row>
              <table:table-cell office:value-type="float" office:value="10846.2">
                <text:p>10846.2</text:p>
              </table:table-cell>
              <table:table-cell office:value-type="float" office:value="0.00250092">
                <text:p>0.00250092</text:p>
              </table:table-cell>
            </table:table-row>
            <table:table-row>
              <table:table-cell office:value-type="float" office:value="10855.4">
                <text:p>10855.4</text:p>
              </table:table-cell>
              <table:table-cell office:value-type="float" office:value="0.0015655">
                <text:p>0.0015655</text:p>
              </table:table-cell>
            </table:table-row>
            <table:table-row>
              <table:table-cell office:value-type="float" office:value="10864.6">
                <text:p>10864.6</text:p>
              </table:table-cell>
              <table:table-cell office:value-type="float" office:value="0.00110175">
                <text:p>0.00110175</text:p>
              </table:table-cell>
            </table:table-row>
            <table:table-row>
              <table:table-cell office:value-type="float" office:value="10873.7">
                <text:p>10873.7</text:p>
              </table:table-cell>
              <table:table-cell office:value-type="float" office:value="0.00239447">
                <text:p>0.00239447</text:p>
              </table:table-cell>
            </table:table-row>
            <table:table-row>
              <table:table-cell office:value-type="float" office:value="10882.9">
                <text:p>10882.9</text:p>
              </table:table-cell>
              <table:table-cell office:value-type="float" office:value="0.00183483">
                <text:p>0.00183483</text:p>
              </table:table-cell>
            </table:table-row>
            <table:table-row>
              <table:table-cell office:value-type="float" office:value="10892.1">
                <text:p>10892.1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float" office:value="10901.2">
                <text:p>10901.2</text:p>
              </table:table-cell>
              <table:table-cell office:value-type="float" office:value="0.00181132">
                <text:p>0.00181132</text:p>
              </table:table-cell>
            </table:table-row>
            <table:table-row>
              <table:table-cell office:value-type="float" office:value="10910.4">
                <text:p>10910.4</text:p>
              </table:table-cell>
              <table:table-cell office:value-type="float" office:value="0.00136466">
                <text:p>0.00136466</text:p>
              </table:table-cell>
            </table:table-row>
            <table:table-row>
              <table:table-cell office:value-type="float" office:value="10919.6">
                <text:p>10919.6</text:p>
              </table:table-cell>
              <table:table-cell office:value-type="float" office:value="0.000586906">
                <text:p>0.000586906</text:p>
              </table:table-cell>
            </table:table-row>
            <table:table-row>
              <table:table-cell office:value-type="float" office:value="10928.7">
                <text:p>10928.7</text:p>
              </table:table-cell>
              <table:table-cell office:value-type="float" office:value="0.000453773">
                <text:p>0.000453773</text:p>
              </table:table-cell>
            </table:table-row>
            <table:table-row>
              <table:table-cell office:value-type="float" office:value="10937.9">
                <text:p>10937.9</text:p>
              </table:table-cell>
              <table:table-cell office:value-type="float" office:value="0.00076793">
                <text:p>0.00076793</text:p>
              </table:table-cell>
            </table:table-row>
            <table:table-row>
              <table:table-cell office:value-type="float" office:value="10947.1">
                <text:p>10947.1</text:p>
              </table:table-cell>
              <table:table-cell office:value-type="float" office:value="0.000201216">
                <text:p>0.000201216</text:p>
              </table:table-cell>
            </table:table-row>
            <table:table-row>
              <table:table-cell office:value-type="float" office:value="10956.2">
                <text:p>10956.2</text:p>
              </table:table-cell>
              <table:table-cell office:value-type="float" office:value="0.00100351">
                <text:p>0.00100351</text:p>
              </table:table-cell>
            </table:table-row>
            <table:table-row>
              <table:table-cell office:value-type="float" office:value="10965.4">
                <text:p>10965.4</text:p>
              </table:table-cell>
              <table:table-cell office:value-type="float" office:value="0.00118915">
                <text:p>0.00118915</text:p>
              </table:table-cell>
            </table:table-row>
            <table:table-row>
              <table:table-cell office:value-type="float" office:value="10974.6">
                <text:p>10974.6</text:p>
              </table:table-cell>
              <table:table-cell office:value-type="float" office:value="0.00168256">
                <text:p>0.00168256</text:p>
              </table:table-cell>
            </table:table-row>
            <table:table-row>
              <table:table-cell office:value-type="float" office:value="10983.7">
                <text:p>10983.7</text:p>
              </table:table-cell>
              <table:table-cell office:value-type="float" office:value="0.00209844">
                <text:p>0.00209844</text:p>
              </table:table-cell>
            </table:table-row>
            <table:table-row>
              <table:table-cell office:value-type="float" office:value="10992.9">
                <text:p>10992.9</text:p>
              </table:table-cell>
              <table:table-cell office:value-type="float" office:value="0.00171479">
                <text:p>0.00171479</text:p>
              </table:table-cell>
            </table:table-row>
            <table:table-row>
              <table:table-cell office:value-type="float" office:value="11002.1">
                <text:p>11002.1</text:p>
              </table:table-cell>
              <table:table-cell office:value-type="float" office:value="0.00233226">
                <text:p>0.00233226</text:p>
              </table:table-cell>
            </table:table-row>
            <table:table-row>
              <table:table-cell office:value-type="float" office:value="11011.2">
                <text:p>11011.2</text:p>
              </table:table-cell>
              <table:table-cell office:value-type="float" office:value="0.000717956">
                <text:p>0.000717956</text:p>
              </table:table-cell>
            </table:table-row>
            <table:table-row>
              <table:table-cell office:value-type="float" office:value="11020.4">
                <text:p>11020.4</text:p>
              </table:table-cell>
              <table:table-cell office:value-type="float" office:value="0.0018212">
                <text:p>0.0018212</text:p>
              </table:table-cell>
            </table:table-row>
            <table:table-row>
              <table:table-cell office:value-type="float" office:value="11029.6">
                <text:p>11029.6</text:p>
              </table:table-cell>
              <table:table-cell office:value-type="float" office:value="0.00134592">
                <text:p>0.00134592</text:p>
              </table:table-cell>
            </table:table-row>
            <table:table-row>
              <table:table-cell office:value-type="float" office:value="11038.8">
                <text:p>11038.8</text:p>
              </table:table-cell>
              <table:table-cell office:value-type="float" office:value="0.000425407">
                <text:p>0.000425407</text:p>
              </table:table-cell>
            </table:table-row>
            <table:table-row>
              <table:table-cell office:value-type="float" office:value="11047.9">
                <text:p>11047.9</text:p>
              </table:table-cell>
              <table:table-cell office:value-type="float" office:value="0.000402646">
                <text:p>0.000402646</text:p>
              </table:table-cell>
            </table:table-row>
            <table:table-row>
              <table:table-cell office:value-type="float" office:value="11057.1">
                <text:p>11057.1</text:p>
              </table:table-cell>
              <table:table-cell office:value-type="float" office:value="0.00046821">
                <text:p>0.00046821</text:p>
              </table:table-cell>
            </table:table-row>
            <table:table-row>
              <table:table-cell office:value-type="float" office:value="11066.3">
                <text:p>11066.3</text:p>
              </table:table-cell>
              <table:table-cell office:value-type="float" office:value="0.000954827">
                <text:p>0.000954827</text:p>
              </table:table-cell>
            </table:table-row>
            <table:table-row>
              <table:table-cell office:value-type="float" office:value="11075.4">
                <text:p>11075.4</text:p>
              </table:table-cell>
              <table:table-cell office:value-type="float" office:value="0.000308932">
                <text:p>0.000308932</text:p>
              </table:table-cell>
            </table:table-row>
            <table:table-row>
              <table:table-cell office:value-type="float" office:value="11084.6">
                <text:p>11084.6</text:p>
              </table:table-cell>
              <table:table-cell office:value-type="float" office:value="0.00110512">
                <text:p>0.00110512</text:p>
              </table:table-cell>
            </table:table-row>
            <table:table-row>
              <table:table-cell office:value-type="float" office:value="11093.8">
                <text:p>11093.8</text:p>
              </table:table-cell>
              <table:table-cell office:value-type="float" office:value="0.000948234">
                <text:p>0.000948234</text:p>
              </table:table-cell>
            </table:table-row>
            <table:table-row>
              <table:table-cell office:value-type="float" office:value="11102.9">
                <text:p>11102.9</text:p>
              </table:table-cell>
              <table:table-cell office:value-type="float" office:value="0.000812983">
                <text:p>0.000812983</text:p>
              </table:table-cell>
            </table:table-row>
            <table:table-row>
              <table:table-cell office:value-type="float" office:value="11112.1">
                <text:p>11112.1</text:p>
              </table:table-cell>
              <table:table-cell office:value-type="float" office:value="0.00142112">
                <text:p>0.00142112</text:p>
              </table:table-cell>
            </table:table-row>
            <table:table-row>
              <table:table-cell office:value-type="float" office:value="11121.3">
                <text:p>11121.3</text:p>
              </table:table-cell>
              <table:table-cell office:value-type="float" office:value="0.00104807">
                <text:p>0.00104807</text:p>
              </table:table-cell>
            </table:table-row>
            <table:table-row>
              <table:table-cell office:value-type="float" office:value="11130.4">
                <text:p>11130.4</text:p>
              </table:table-cell>
              <table:table-cell office:value-type="float" office:value="0.00117507">
                <text:p>0.00117507</text:p>
              </table:table-cell>
            </table:table-row>
            <table:table-row>
              <table:table-cell office:value-type="float" office:value="11139.6">
                <text:p>11139.6</text:p>
              </table:table-cell>
              <table:table-cell office:value-type="float" office:value="0.000977803">
                <text:p>0.000977803</text:p>
              </table:table-cell>
            </table:table-row>
            <table:table-row>
              <table:table-cell office:value-type="float" office:value="11148.8">
                <text:p>11148.8</text:p>
              </table:table-cell>
              <table:table-cell office:value-type="float" office:value="0.00128221">
                <text:p>0.00128221</text:p>
              </table:table-cell>
            </table:table-row>
            <table:table-row>
              <table:table-cell office:value-type="float" office:value="11157.9">
                <text:p>11157.9</text:p>
              </table:table-cell>
              <table:table-cell office:value-type="float" office:value="0.00110548">
                <text:p>0.00110548</text:p>
              </table:table-cell>
            </table:table-row>
            <table:table-row>
              <table:table-cell office:value-type="float" office:value="11167.1">
                <text:p>11167.1</text:p>
              </table:table-cell>
              <table:table-cell office:value-type="float" office:value="0.00129786">
                <text:p>0.00129786</text:p>
              </table:table-cell>
            </table:table-row>
            <table:table-row>
              <table:table-cell office:value-type="float" office:value="11176.3">
                <text:p>11176.3</text:p>
              </table:table-cell>
              <table:table-cell office:value-type="float" office:value="0.00268774">
                <text:p>0.00268774</text:p>
              </table:table-cell>
            </table:table-row>
            <table:table-row>
              <table:table-cell office:value-type="float" office:value="11185.4">
                <text:p>11185.4</text:p>
              </table:table-cell>
              <table:table-cell office:value-type="float" office:value="0.0025698">
                <text:p>0.0025698</text:p>
              </table:table-cell>
            </table:table-row>
            <table:table-row>
              <table:table-cell office:value-type="float" office:value="11194.6">
                <text:p>11194.6</text:p>
              </table:table-cell>
              <table:table-cell office:value-type="float" office:value="0.000777143">
                <text:p>0.000777143</text:p>
              </table:table-cell>
            </table:table-row>
            <table:table-row>
              <table:table-cell office:value-type="float" office:value="11203.8">
                <text:p>11203.8</text:p>
              </table:table-cell>
              <table:table-cell office:value-type="float" office:value="0.00171775">
                <text:p>0.00171775</text:p>
              </table:table-cell>
            </table:table-row>
            <table:table-row>
              <table:table-cell office:value-type="float" office:value="11213">
                <text:p>11213</text:p>
              </table:table-cell>
              <table:table-cell office:value-type="float" office:value="0.00260415">
                <text:p>0.00260415</text:p>
              </table:table-cell>
            </table:table-row>
            <table:table-row>
              <table:table-cell office:value-type="float" office:value="11222.1">
                <text:p>11222.1</text:p>
              </table:table-cell>
              <table:table-cell office:value-type="float" office:value="0.00360959">
                <text:p>0.00360959</text:p>
              </table:table-cell>
            </table:table-row>
            <table:table-row>
              <table:table-cell office:value-type="float" office:value="11231.3">
                <text:p>11231.3</text:p>
              </table:table-cell>
              <table:table-cell office:value-type="float" office:value="0.000781413">
                <text:p>0.000781413</text:p>
              </table:table-cell>
            </table:table-row>
            <table:table-row>
              <table:table-cell office:value-type="float" office:value="11240.5">
                <text:p>11240.5</text:p>
              </table:table-cell>
              <table:table-cell office:value-type="float" office:value="0.00166111">
                <text:p>0.00166111</text:p>
              </table:table-cell>
            </table:table-row>
            <table:table-row>
              <table:table-cell office:value-type="float" office:value="11249.6">
                <text:p>11249.6</text:p>
              </table:table-cell>
              <table:table-cell office:value-type="float" office:value="0.000818817">
                <text:p>0.000818817</text:p>
              </table:table-cell>
            </table:table-row>
            <table:table-row>
              <table:table-cell office:value-type="float" office:value="11258.8">
                <text:p>11258.8</text:p>
              </table:table-cell>
              <table:table-cell office:value-type="float" office:value="0.000610814">
                <text:p>0.000610814</text:p>
              </table:table-cell>
            </table:table-row>
            <table:table-row>
              <table:table-cell office:value-type="float" office:value="11268">
                <text:p>11268</text:p>
              </table:table-cell>
              <table:table-cell office:value-type="float" office:value="0.000828401">
                <text:p>0.000828401</text:p>
              </table:table-cell>
            </table:table-row>
            <table:table-row>
              <table:table-cell office:value-type="float" office:value="11277.1">
                <text:p>11277.1</text:p>
              </table:table-cell>
              <table:table-cell office:value-type="float" office:value="0.000928754">
                <text:p>0.000928754</text:p>
              </table:table-cell>
            </table:table-row>
            <table:table-row>
              <table:table-cell office:value-type="float" office:value="11286.3">
                <text:p>11286.3</text:p>
              </table:table-cell>
              <table:table-cell office:value-type="float" office:value="0.000876382">
                <text:p>0.000876382</text:p>
              </table:table-cell>
            </table:table-row>
            <table:table-row>
              <table:table-cell office:value-type="float" office:value="11295.5">
                <text:p>11295.5</text:p>
              </table:table-cell>
              <table:table-cell office:value-type="float" office:value="0.000502381">
                <text:p>0.000502381</text:p>
              </table:table-cell>
            </table:table-row>
            <table:table-row>
              <table:table-cell office:value-type="float" office:value="11304.6">
                <text:p>11304.6</text:p>
              </table:table-cell>
              <table:table-cell office:value-type="float" office:value="0.000905543">
                <text:p>0.000905543</text:p>
              </table:table-cell>
            </table:table-row>
            <table:table-row>
              <table:table-cell office:value-type="float" office:value="11313.8">
                <text:p>11313.8</text:p>
              </table:table-cell>
              <table:table-cell office:value-type="float" office:value="0.000223469">
                <text:p>0.000223469</text:p>
              </table:table-cell>
            </table:table-row>
            <table:table-row>
              <table:table-cell office:value-type="float" office:value="11323">
                <text:p>11323</text:p>
              </table:table-cell>
              <table:table-cell office:value-type="float" office:value="0.000550158">
                <text:p>0.000550158</text:p>
              </table:table-cell>
            </table:table-row>
            <table:table-row>
              <table:table-cell office:value-type="float" office:value="11332.1">
                <text:p>11332.1</text:p>
              </table:table-cell>
              <table:table-cell office:value-type="float" office:value="0.000790355">
                <text:p>0.000790355</text:p>
              </table:table-cell>
            </table:table-row>
            <table:table-row>
              <table:table-cell office:value-type="float" office:value="11341.3">
                <text:p>11341.3</text:p>
              </table:table-cell>
              <table:table-cell office:value-type="float" office:value="0.00103071">
                <text:p>0.00103071</text:p>
              </table:table-cell>
            </table:table-row>
            <table:table-row>
              <table:table-cell office:value-type="float" office:value="11350.5">
                <text:p>11350.5</text:p>
              </table:table-cell>
              <table:table-cell office:value-type="float" office:value="0.000143053">
                <text:p>0.000143053</text:p>
              </table:table-cell>
            </table:table-row>
            <table:table-row>
              <table:table-cell office:value-type="float" office:value="11359.6">
                <text:p>11359.6</text:p>
              </table:table-cell>
              <table:table-cell office:value-type="float" office:value="0.000259984">
                <text:p>0.000259984</text:p>
              </table:table-cell>
            </table:table-row>
            <table:table-row>
              <table:table-cell office:value-type="float" office:value="11368.8">
                <text:p>11368.8</text:p>
              </table:table-cell>
              <table:table-cell office:value-type="float" office:value="0.000248355">
                <text:p>0.000248355</text:p>
              </table:table-cell>
            </table:table-row>
            <table:table-row>
              <table:table-cell office:value-type="float" office:value="11378">
                <text:p>11378</text:p>
              </table:table-cell>
              <table:table-cell office:value-type="float" office:value="0.000889286">
                <text:p>0.000889286</text:p>
              </table:table-cell>
            </table:table-row>
            <table:table-row>
              <table:table-cell office:value-type="float" office:value="11387.2">
                <text:p>11387.2</text:p>
              </table:table-cell>
              <table:table-cell office:value-type="float" office:value="0.00176188">
                <text:p>0.00176188</text:p>
              </table:table-cell>
            </table:table-row>
            <table:table-row>
              <table:table-cell office:value-type="float" office:value="11396.3">
                <text:p>11396.3</text:p>
              </table:table-cell>
              <table:table-cell office:value-type="float" office:value="0.00166405">
                <text:p>0.00166405</text:p>
              </table:table-cell>
            </table:table-row>
            <table:table-row>
              <table:table-cell office:value-type="float" office:value="11405.5">
                <text:p>11405.5</text:p>
              </table:table-cell>
              <table:table-cell office:value-type="float" office:value="0.00353417">
                <text:p>0.00353417</text:p>
              </table:table-cell>
            </table:table-row>
            <table:table-row>
              <table:table-cell office:value-type="float" office:value="11414.7">
                <text:p>11414.7</text:p>
              </table:table-cell>
              <table:table-cell office:value-type="float" office:value="0.00178188">
                <text:p>0.00178188</text:p>
              </table:table-cell>
            </table:table-row>
            <table:table-row>
              <table:table-cell office:value-type="float" office:value="11423.8">
                <text:p>11423.8</text:p>
              </table:table-cell>
              <table:table-cell office:value-type="float" office:value="0.000296353">
                <text:p>0.000296353</text:p>
              </table:table-cell>
            </table:table-row>
            <table:table-row>
              <table:table-cell office:value-type="float" office:value="11433">
                <text:p>11433</text:p>
              </table:table-cell>
              <table:table-cell office:value-type="float" office:value="0.00337646">
                <text:p>0.00337646</text:p>
              </table:table-cell>
            </table:table-row>
            <table:table-row>
              <table:table-cell office:value-type="float" office:value="11442.2">
                <text:p>11442.2</text:p>
              </table:table-cell>
              <table:table-cell office:value-type="float" office:value="0.00284831">
                <text:p>0.00284831</text:p>
              </table:table-cell>
            </table:table-row>
            <table:table-row>
              <table:table-cell office:value-type="float" office:value="11451.3">
                <text:p>11451.3</text:p>
              </table:table-cell>
              <table:table-cell office:value-type="float" office:value="0.000483355">
                <text:p>0.000483355</text:p>
              </table:table-cell>
            </table:table-row>
            <table:table-row>
              <table:table-cell office:value-type="float" office:value="11460.5">
                <text:p>11460.5</text:p>
              </table:table-cell>
              <table:table-cell office:value-type="float" office:value="0.000447677">
                <text:p>0.000447677</text:p>
              </table:table-cell>
            </table:table-row>
            <table:table-row>
              <table:table-cell office:value-type="float" office:value="11469.7">
                <text:p>11469.7</text:p>
              </table:table-cell>
              <table:table-cell office:value-type="float" office:value="0.000643589">
                <text:p>0.000643589</text:p>
              </table:table-cell>
            </table:table-row>
            <table:table-row>
              <table:table-cell office:value-type="float" office:value="11478.8">
                <text:p>11478.8</text:p>
              </table:table-cell>
              <table:table-cell office:value-type="float" office:value="0.0000961724">
                <text:p>0.0000961724</text:p>
              </table:table-cell>
            </table:table-row>
            <table:table-row>
              <table:table-cell office:value-type="float" office:value="11488">
                <text:p>11488</text:p>
              </table:table-cell>
              <table:table-cell office:value-type="float" office:value="0.000418533">
                <text:p>0.000418533</text:p>
              </table:table-cell>
            </table:table-row>
            <table:table-row>
              <table:table-cell office:value-type="float" office:value="11497.2">
                <text:p>11497.2</text:p>
              </table:table-cell>
              <table:table-cell office:value-type="float" office:value="0.000567331">
                <text:p>0.000567331</text:p>
              </table:table-cell>
            </table:table-row>
            <table:table-row>
              <table:table-cell office:value-type="float" office:value="11506.3">
                <text:p>11506.3</text:p>
              </table:table-cell>
              <table:table-cell office:value-type="float" office:value="0.000561807">
                <text:p>0.000561807</text:p>
              </table:table-cell>
            </table:table-row>
            <table:table-row>
              <table:table-cell office:value-type="float" office:value="11515.5">
                <text:p>11515.5</text:p>
              </table:table-cell>
              <table:table-cell office:value-type="float" office:value="0.000622683">
                <text:p>0.000622683</text:p>
              </table:table-cell>
            </table:table-row>
            <table:table-row>
              <table:table-cell office:value-type="float" office:value="11524.7">
                <text:p>11524.7</text:p>
              </table:table-cell>
              <table:table-cell office:value-type="float" office:value="0.00137258">
                <text:p>0.00137258</text:p>
              </table:table-cell>
            </table:table-row>
            <table:table-row>
              <table:table-cell office:value-type="float" office:value="11533.8">
                <text:p>11533.8</text:p>
              </table:table-cell>
              <table:table-cell office:value-type="float" office:value="0.00135787">
                <text:p>0.00135787</text:p>
              </table:table-cell>
            </table:table-row>
            <table:table-row>
              <table:table-cell office:value-type="float" office:value="11543">
                <text:p>11543</text:p>
              </table:table-cell>
              <table:table-cell office:value-type="float" office:value="0.000855583">
                <text:p>0.000855583</text:p>
              </table:table-cell>
            </table:table-row>
            <table:table-row>
              <table:table-cell office:value-type="float" office:value="11552.2">
                <text:p>11552.2</text:p>
              </table:table-cell>
              <table:table-cell office:value-type="float" office:value="0.00102207">
                <text:p>0.00102207</text:p>
              </table:table-cell>
            </table:table-row>
            <table:table-row>
              <table:table-cell office:value-type="float" office:value="11561.4">
                <text:p>11561.4</text:p>
              </table:table-cell>
              <table:table-cell office:value-type="float" office:value="0.000150522">
                <text:p>0.000150522</text:p>
              </table:table-cell>
            </table:table-row>
            <table:table-row>
              <table:table-cell office:value-type="float" office:value="11570.5">
                <text:p>11570.5</text:p>
              </table:table-cell>
              <table:table-cell office:value-type="float" office:value="0.00106588">
                <text:p>0.00106588</text:p>
              </table:table-cell>
            </table:table-row>
            <table:table-row>
              <table:table-cell office:value-type="float" office:value="11579.7">
                <text:p>11579.7</text:p>
              </table:table-cell>
              <table:table-cell office:value-type="float" office:value="0.00105819">
                <text:p>0.00105819</text:p>
              </table:table-cell>
            </table:table-row>
            <table:table-row>
              <table:table-cell office:value-type="float" office:value="11588.9">
                <text:p>11588.9</text:p>
              </table:table-cell>
              <table:table-cell office:value-type="float" office:value="0.00111014">
                <text:p>0.00111014</text:p>
              </table:table-cell>
            </table:table-row>
            <table:table-row>
              <table:table-cell office:value-type="float" office:value="11598">
                <text:p>11598</text:p>
              </table:table-cell>
              <table:table-cell office:value-type="float" office:value="0.000287189">
                <text:p>0.000287189</text:p>
              </table:table-cell>
            </table:table-row>
            <table:table-row>
              <table:table-cell office:value-type="float" office:value="11607.2">
                <text:p>11607.2</text:p>
              </table:table-cell>
              <table:table-cell office:value-type="float" office:value="0.000793694">
                <text:p>0.000793694</text:p>
              </table:table-cell>
            </table:table-row>
            <table:table-row>
              <table:table-cell office:value-type="float" office:value="11616.4">
                <text:p>11616.4</text:p>
              </table:table-cell>
              <table:table-cell office:value-type="float" office:value="0.0018735">
                <text:p>0.0018735</text:p>
              </table:table-cell>
            </table:table-row>
            <table:table-row>
              <table:table-cell office:value-type="float" office:value="11625.5">
                <text:p>11625.5</text:p>
              </table:table-cell>
              <table:table-cell office:value-type="float" office:value="0.00323129">
                <text:p>0.00323129</text:p>
              </table:table-cell>
            </table:table-row>
            <table:table-row>
              <table:table-cell office:value-type="float" office:value="11634.7">
                <text:p>11634.7</text:p>
              </table:table-cell>
              <table:table-cell office:value-type="float" office:value="0.00111806">
                <text:p>0.00111806</text:p>
              </table:table-cell>
            </table:table-row>
            <table:table-row>
              <table:table-cell office:value-type="float" office:value="11643.9">
                <text:p>11643.9</text:p>
              </table:table-cell>
              <table:table-cell office:value-type="float" office:value="0.00100235">
                <text:p>0.00100235</text:p>
              </table:table-cell>
            </table:table-row>
            <table:table-row>
              <table:table-cell office:value-type="float" office:value="11653">
                <text:p>11653</text:p>
              </table:table-cell>
              <table:table-cell office:value-type="float" office:value="0.0029037">
                <text:p>0.0029037</text:p>
              </table:table-cell>
            </table:table-row>
            <table:table-row>
              <table:table-cell office:value-type="float" office:value="11662.2">
                <text:p>11662.2</text:p>
              </table:table-cell>
              <table:table-cell office:value-type="float" office:value="0.00226545">
                <text:p>0.00226545</text:p>
              </table:table-cell>
            </table:table-row>
            <table:table-row>
              <table:table-cell office:value-type="float" office:value="11671.4">
                <text:p>11671.4</text:p>
              </table:table-cell>
              <table:table-cell office:value-type="float" office:value="0.000582417">
                <text:p>0.000582417</text:p>
              </table:table-cell>
            </table:table-row>
            <table:table-row>
              <table:table-cell office:value-type="float" office:value="11680.5">
                <text:p>11680.5</text:p>
              </table:table-cell>
              <table:table-cell office:value-type="float" office:value="0.000848038">
                <text:p>0.000848038</text:p>
              </table:table-cell>
            </table:table-row>
            <table:table-row>
              <table:table-cell office:value-type="float" office:value="11689.7">
                <text:p>11689.7</text:p>
              </table:table-cell>
              <table:table-cell office:value-type="float" office:value="0.00131034">
                <text:p>0.00131034</text:p>
              </table:table-cell>
            </table:table-row>
            <table:table-row>
              <table:table-cell office:value-type="float" office:value="11698.9">
                <text:p>11698.9</text:p>
              </table:table-cell>
              <table:table-cell office:value-type="float" office:value="0.000894688">
                <text:p>0.000894688</text:p>
              </table:table-cell>
            </table:table-row>
            <table:table-row>
              <table:table-cell office:value-type="float" office:value="11708">
                <text:p>11708</text:p>
              </table:table-cell>
              <table:table-cell office:value-type="float" office:value="0.000398706">
                <text:p>0.000398706</text:p>
              </table:table-cell>
            </table:table-row>
            <table:table-row>
              <table:table-cell office:value-type="float" office:value="11717.2">
                <text:p>11717.2</text:p>
              </table:table-cell>
              <table:table-cell office:value-type="float" office:value="0.000277752">
                <text:p>0.000277752</text:p>
              </table:table-cell>
            </table:table-row>
            <table:table-row>
              <table:table-cell office:value-type="float" office:value="11726.4">
                <text:p>11726.4</text:p>
              </table:table-cell>
              <table:table-cell office:value-type="float" office:value="0.00134851">
                <text:p>0.00134851</text:p>
              </table:table-cell>
            </table:table-row>
            <table:table-row>
              <table:table-cell office:value-type="float" office:value="11735.6">
                <text:p>11735.6</text:p>
              </table:table-cell>
              <table:table-cell office:value-type="float" office:value="0.000839195">
                <text:p>0.000839195</text:p>
              </table:table-cell>
            </table:table-row>
            <table:table-row>
              <table:table-cell office:value-type="float" office:value="11744.7">
                <text:p>11744.7</text:p>
              </table:table-cell>
              <table:table-cell office:value-type="float" office:value="0.00032585">
                <text:p>0.00032585</text:p>
              </table:table-cell>
            </table:table-row>
            <table:table-row>
              <table:table-cell office:value-type="float" office:value="11753.9">
                <text:p>11753.9</text:p>
              </table:table-cell>
              <table:table-cell office:value-type="float" office:value="0.000424424">
                <text:p>0.000424424</text:p>
              </table:table-cell>
            </table:table-row>
            <table:table-row>
              <table:table-cell office:value-type="float" office:value="11763.1">
                <text:p>11763.1</text:p>
              </table:table-cell>
              <table:table-cell office:value-type="float" office:value="0.0000210517">
                <text:p>0.0000210517</text:p>
              </table:table-cell>
            </table:table-row>
            <table:table-row>
              <table:table-cell office:value-type="float" office:value="11772.2">
                <text:p>11772.2</text:p>
              </table:table-cell>
              <table:table-cell office:value-type="float" office:value="0.000637367">
                <text:p>0.000637367</text:p>
              </table:table-cell>
            </table:table-row>
            <table:table-row>
              <table:table-cell office:value-type="float" office:value="11781.4">
                <text:p>11781.4</text:p>
              </table:table-cell>
              <table:table-cell office:value-type="float" office:value="0.00047945">
                <text:p>0.00047945</text:p>
              </table:table-cell>
            </table:table-row>
            <table:table-row>
              <table:table-cell office:value-type="float" office:value="11790.6">
                <text:p>11790.6</text:p>
              </table:table-cell>
              <table:table-cell office:value-type="float" office:value="0.000850372">
                <text:p>0.000850372</text:p>
              </table:table-cell>
            </table:table-row>
            <table:table-row>
              <table:table-cell office:value-type="float" office:value="11799.7">
                <text:p>11799.7</text:p>
              </table:table-cell>
              <table:table-cell office:value-type="float" office:value="0.00116468">
                <text:p>0.00116468</text:p>
              </table:table-cell>
            </table:table-row>
            <table:table-row>
              <table:table-cell office:value-type="float" office:value="11808.9">
                <text:p>11808.9</text:p>
              </table:table-cell>
              <table:table-cell office:value-type="float" office:value="0.000890626">
                <text:p>0.000890626</text:p>
              </table:table-cell>
            </table:table-row>
            <table:table-row>
              <table:table-cell office:value-type="float" office:value="11818.1">
                <text:p>11818.1</text:p>
              </table:table-cell>
              <table:table-cell office:value-type="float" office:value="0.000290401">
                <text:p>0.000290401</text:p>
              </table:table-cell>
            </table:table-row>
            <table:table-row>
              <table:table-cell office:value-type="float" office:value="11827.2">
                <text:p>11827.2</text:p>
              </table:table-cell>
              <table:table-cell office:value-type="float" office:value="0.00111149">
                <text:p>0.00111149</text:p>
              </table:table-cell>
            </table:table-row>
            <table:table-row>
              <table:table-cell office:value-type="float" office:value="11836.4">
                <text:p>11836.4</text:p>
              </table:table-cell>
              <table:table-cell office:value-type="float" office:value="0.00101915">
                <text:p>0.00101915</text:p>
              </table:table-cell>
            </table:table-row>
            <table:table-row>
              <table:table-cell office:value-type="float" office:value="11845.6">
                <text:p>11845.6</text:p>
              </table:table-cell>
              <table:table-cell office:value-type="float" office:value="0.00138332">
                <text:p>0.00138332</text:p>
              </table:table-cell>
            </table:table-row>
            <table:table-row>
              <table:table-cell office:value-type="float" office:value="11854.7">
                <text:p>11854.7</text:p>
              </table:table-cell>
              <table:table-cell office:value-type="float" office:value="0.000505595">
                <text:p>0.000505595</text:p>
              </table:table-cell>
            </table:table-row>
            <table:table-row>
              <table:table-cell office:value-type="float" office:value="11863.9">
                <text:p>11863.9</text:p>
              </table:table-cell>
              <table:table-cell office:value-type="float" office:value="0.00130524">
                <text:p>0.00130524</text:p>
              </table:table-cell>
            </table:table-row>
            <table:table-row>
              <table:table-cell office:value-type="float" office:value="11873.1">
                <text:p>11873.1</text:p>
              </table:table-cell>
              <table:table-cell office:value-type="float" office:value="0.000989437">
                <text:p>0.000989437</text:p>
              </table:table-cell>
            </table:table-row>
            <table:table-row>
              <table:table-cell office:value-type="float" office:value="11882.2">
                <text:p>11882.2</text:p>
              </table:table-cell>
              <table:table-cell office:value-type="float" office:value="0.00166745">
                <text:p>0.00166745</text:p>
              </table:table-cell>
            </table:table-row>
            <table:table-row>
              <table:table-cell office:value-type="float" office:value="11891.4">
                <text:p>11891.4</text:p>
              </table:table-cell>
              <table:table-cell office:value-type="float" office:value="0.0000828264">
                <text:p>0.0000828264</text:p>
              </table:table-cell>
            </table:table-row>
            <table:table-row>
              <table:table-cell office:value-type="float" office:value="11900.6">
                <text:p>11900.6</text:p>
              </table:table-cell>
              <table:table-cell office:value-type="float" office:value="0.00115886">
                <text:p>0.00115886</text:p>
              </table:table-cell>
            </table:table-row>
            <table:table-row>
              <table:table-cell office:value-type="float" office:value="11909.8">
                <text:p>11909.8</text:p>
              </table:table-cell>
              <table:table-cell office:value-type="float" office:value="0.000671073">
                <text:p>0.000671073</text:p>
              </table:table-cell>
            </table:table-row>
            <table:table-row>
              <table:table-cell office:value-type="float" office:value="11918.9">
                <text:p>11918.9</text:p>
              </table:table-cell>
              <table:table-cell office:value-type="float" office:value="0.00117387">
                <text:p>0.00117387</text:p>
              </table:table-cell>
            </table:table-row>
            <table:table-row>
              <table:table-cell office:value-type="float" office:value="11928.1">
                <text:p>11928.1</text:p>
              </table:table-cell>
              <table:table-cell office:value-type="float" office:value="0.000723048">
                <text:p>0.000723048</text:p>
              </table:table-cell>
            </table:table-row>
            <table:table-row>
              <table:table-cell office:value-type="float" office:value="11937.3">
                <text:p>11937.3</text:p>
              </table:table-cell>
              <table:table-cell office:value-type="float" office:value="0.000631293">
                <text:p>0.000631293</text:p>
              </table:table-cell>
            </table:table-row>
            <table:table-row>
              <table:table-cell office:value-type="float" office:value="11946.4">
                <text:p>11946.4</text:p>
              </table:table-cell>
              <table:table-cell office:value-type="float" office:value="0.000532155">
                <text:p>0.000532155</text:p>
              </table:table-cell>
            </table:table-row>
            <table:table-row>
              <table:table-cell office:value-type="float" office:value="11955.6">
                <text:p>11955.6</text:p>
              </table:table-cell>
              <table:table-cell office:value-type="float" office:value="0.00106588">
                <text:p>0.00106588</text:p>
              </table:table-cell>
            </table:table-row>
            <table:table-row>
              <table:table-cell office:value-type="float" office:value="11964.8">
                <text:p>11964.8</text:p>
              </table:table-cell>
              <table:table-cell office:value-type="float" office:value="0.00128555">
                <text:p>0.00128555</text:p>
              </table:table-cell>
            </table:table-row>
            <table:table-row>
              <table:table-cell office:value-type="float" office:value="11973.9">
                <text:p>11973.9</text:p>
              </table:table-cell>
              <table:table-cell office:value-type="float" office:value="0.00094238">
                <text:p>0.00094238</text:p>
              </table:table-cell>
            </table:table-row>
            <table:table-row>
              <table:table-cell office:value-type="float" office:value="11983.1">
                <text:p>11983.1</text:p>
              </table:table-cell>
              <table:table-cell office:value-type="float" office:value="0.00093427">
                <text:p>0.00093427</text:p>
              </table:table-cell>
            </table:table-row>
            <table:table-row>
              <table:table-cell office:value-type="float" office:value="11992.3">
                <text:p>11992.3</text:p>
              </table:table-cell>
              <table:table-cell office:value-type="float" office:value="0.00110047">
                <text:p>0.00110047</text:p>
              </table:table-cell>
            </table:table-row>
            <table:table-row>
              <table:table-cell office:value-type="float" office:value="12001.4">
                <text:p>12001.4</text:p>
              </table:table-cell>
              <table:table-cell office:value-type="float" office:value="0.000865103">
                <text:p>0.000865103</text:p>
              </table:table-cell>
            </table:table-row>
            <table:table-row>
              <table:table-cell office:value-type="float" office:value="12010.6">
                <text:p>12010.6</text:p>
              </table:table-cell>
              <table:table-cell office:value-type="float" office:value="0.000893288">
                <text:p>0.000893288</text:p>
              </table:table-cell>
            </table:table-row>
            <table:table-row>
              <table:table-cell office:value-type="float" office:value="12019.8">
                <text:p>12019.8</text:p>
              </table:table-cell>
              <table:table-cell office:value-type="float" office:value="0.000697328">
                <text:p>0.000697328</text:p>
              </table:table-cell>
            </table:table-row>
            <table:table-row>
              <table:table-cell office:value-type="float" office:value="12028.9">
                <text:p>12028.9</text:p>
              </table:table-cell>
              <table:table-cell office:value-type="float" office:value="0.00146487">
                <text:p>0.00146487</text:p>
              </table:table-cell>
            </table:table-row>
            <table:table-row>
              <table:table-cell office:value-type="float" office:value="12038.1">
                <text:p>12038.1</text:p>
              </table:table-cell>
              <table:table-cell office:value-type="float" office:value="0.000941817">
                <text:p>0.000941817</text:p>
              </table:table-cell>
            </table:table-row>
            <table:table-row>
              <table:table-cell office:value-type="float" office:value="12047.3">
                <text:p>12047.3</text:p>
              </table:table-cell>
              <table:table-cell office:value-type="float" office:value="0.000834799">
                <text:p>0.000834799</text:p>
              </table:table-cell>
            </table:table-row>
            <table:table-row>
              <table:table-cell office:value-type="float" office:value="12056.4">
                <text:p>12056.4</text:p>
              </table:table-cell>
              <table:table-cell office:value-type="float" office:value="0.00126071">
                <text:p>0.00126071</text:p>
              </table:table-cell>
            </table:table-row>
            <table:table-row>
              <table:table-cell office:value-type="float" office:value="12065.6">
                <text:p>12065.6</text:p>
              </table:table-cell>
              <table:table-cell office:value-type="float" office:value="0.00269602">
                <text:p>0.00269602</text:p>
              </table:table-cell>
            </table:table-row>
            <table:table-row>
              <table:table-cell office:value-type="float" office:value="12074.8">
                <text:p>12074.8</text:p>
              </table:table-cell>
              <table:table-cell office:value-type="float" office:value="0.00070957">
                <text:p>0.00070957</text:p>
              </table:table-cell>
            </table:table-row>
            <table:table-row>
              <table:table-cell office:value-type="float" office:value="12084">
                <text:p>12084</text:p>
              </table:table-cell>
              <table:table-cell office:value-type="float" office:value="0.00187989">
                <text:p>0.00187989</text:p>
              </table:table-cell>
            </table:table-row>
            <table:table-row>
              <table:table-cell office:value-type="float" office:value="12093.1">
                <text:p>12093.1</text:p>
              </table:table-cell>
              <table:table-cell office:value-type="float" office:value="0.00170422">
                <text:p>0.00170422</text:p>
              </table:table-cell>
            </table:table-row>
            <table:table-row>
              <table:table-cell office:value-type="float" office:value="12102.3">
                <text:p>12102.3</text:p>
              </table:table-cell>
              <table:table-cell office:value-type="float" office:value="0.00281244">
                <text:p>0.00281244</text:p>
              </table:table-cell>
            </table:table-row>
            <table:table-row>
              <table:table-cell office:value-type="float" office:value="12111.5">
                <text:p>12111.5</text:p>
              </table:table-cell>
              <table:table-cell office:value-type="float" office:value="0.00154125">
                <text:p>0.00154125</text:p>
              </table:table-cell>
            </table:table-row>
            <table:table-row>
              <table:table-cell office:value-type="float" office:value="12120.6">
                <text:p>12120.6</text:p>
              </table:table-cell>
              <table:table-cell office:value-type="float" office:value="0.00248696">
                <text:p>0.00248696</text:p>
              </table:table-cell>
            </table:table-row>
            <table:table-row>
              <table:table-cell office:value-type="float" office:value="12129.8">
                <text:p>12129.8</text:p>
              </table:table-cell>
              <table:table-cell office:value-type="float" office:value="0.00170582">
                <text:p>0.00170582</text:p>
              </table:table-cell>
            </table:table-row>
            <table:table-row>
              <table:table-cell office:value-type="float" office:value="12139">
                <text:p>12139</text:p>
              </table:table-cell>
              <table:table-cell office:value-type="float" office:value="0.00115373">
                <text:p>0.00115373</text:p>
              </table:table-cell>
            </table:table-row>
            <table:table-row>
              <table:table-cell office:value-type="float" office:value="12148.1">
                <text:p>12148.1</text:p>
              </table:table-cell>
              <table:table-cell office:value-type="float" office:value="0.00122805">
                <text:p>0.00122805</text:p>
              </table:table-cell>
            </table:table-row>
            <table:table-row>
              <table:table-cell office:value-type="float" office:value="12157.3">
                <text:p>12157.3</text:p>
              </table:table-cell>
              <table:table-cell office:value-type="float" office:value="0.00130251">
                <text:p>0.00130251</text:p>
              </table:table-cell>
            </table:table-row>
            <table:table-row>
              <table:table-cell office:value-type="float" office:value="12166.5">
                <text:p>12166.5</text:p>
              </table:table-cell>
              <table:table-cell office:value-type="float" office:value="0.00042089">
                <text:p>0.00042089</text:p>
              </table:table-cell>
            </table:table-row>
            <table:table-row>
              <table:table-cell office:value-type="float" office:value="12175.6">
                <text:p>12175.6</text:p>
              </table:table-cell>
              <table:table-cell office:value-type="float" office:value="0.00105082">
                <text:p>0.00105082</text:p>
              </table:table-cell>
            </table:table-row>
            <table:table-row>
              <table:table-cell office:value-type="float" office:value="12184.8">
                <text:p>12184.8</text:p>
              </table:table-cell>
              <table:table-cell office:value-type="float" office:value="0.00178368">
                <text:p>0.00178368</text:p>
              </table:table-cell>
            </table:table-row>
            <table:table-row>
              <table:table-cell office:value-type="float" office:value="12194">
                <text:p>12194</text:p>
              </table:table-cell>
              <table:table-cell office:value-type="float" office:value="0.00108612">
                <text:p>0.00108612</text:p>
              </table:table-cell>
            </table:table-row>
            <table:table-row>
              <table:table-cell office:value-type="float" office:value="12203.1">
                <text:p>12203.1</text:p>
              </table:table-cell>
              <table:table-cell office:value-type="float" office:value="0.00052986">
                <text:p>0.00052986</text:p>
              </table:table-cell>
            </table:table-row>
            <table:table-row>
              <table:table-cell office:value-type="float" office:value="12212.3">
                <text:p>12212.3</text:p>
              </table:table-cell>
              <table:table-cell office:value-type="float" office:value="0.000748514">
                <text:p>0.000748514</text:p>
              </table:table-cell>
            </table:table-row>
            <table:table-row>
              <table:table-cell office:value-type="float" office:value="12221.5">
                <text:p>12221.5</text:p>
              </table:table-cell>
              <table:table-cell office:value-type="float" office:value="0.000609961">
                <text:p>0.000609961</text:p>
              </table:table-cell>
            </table:table-row>
            <table:table-row>
              <table:table-cell office:value-type="float" office:value="12230.6">
                <text:p>12230.6</text:p>
              </table:table-cell>
              <table:table-cell office:value-type="float" office:value="0.000958765">
                <text:p>0.000958765</text:p>
              </table:table-cell>
            </table:table-row>
            <table:table-row>
              <table:table-cell office:value-type="float" office:value="12239.8">
                <text:p>12239.8</text:p>
              </table:table-cell>
              <table:table-cell office:value-type="float" office:value="0.000926915">
                <text:p>0.000926915</text:p>
              </table:table-cell>
            </table:table-row>
            <table:table-row>
              <table:table-cell office:value-type="float" office:value="12249">
                <text:p>12249</text:p>
              </table:table-cell>
              <table:table-cell office:value-type="float" office:value="0.00148028">
                <text:p>0.00148028</text:p>
              </table:table-cell>
            </table:table-row>
            <table:table-row>
              <table:table-cell office:value-type="float" office:value="12258.1">
                <text:p>12258.1</text:p>
              </table:table-cell>
              <table:table-cell office:value-type="float" office:value="0.000944161">
                <text:p>0.000944161</text:p>
              </table:table-cell>
            </table:table-row>
            <table:table-row>
              <table:table-cell office:value-type="float" office:value="12267.3">
                <text:p>12267.3</text:p>
              </table:table-cell>
              <table:table-cell office:value-type="float" office:value="0.000994413">
                <text:p>0.000994413</text:p>
              </table:table-cell>
            </table:table-row>
            <table:table-row>
              <table:table-cell office:value-type="float" office:value="12276.5">
                <text:p>12276.5</text:p>
              </table:table-cell>
              <table:table-cell office:value-type="float" office:value="0.000471421">
                <text:p>0.000471421</text:p>
              </table:table-cell>
            </table:table-row>
            <table:table-row>
              <table:table-cell office:value-type="float" office:value="12285.7">
                <text:p>12285.7</text:p>
              </table:table-cell>
              <table:table-cell office:value-type="float" office:value="0.00116239">
                <text:p>0.00116239</text:p>
              </table:table-cell>
            </table:table-row>
            <table:table-row>
              <table:table-cell office:value-type="float" office:value="12294.8">
                <text:p>12294.8</text:p>
              </table:table-cell>
              <table:table-cell office:value-type="float" office:value="0.00134881">
                <text:p>0.00134881</text:p>
              </table:table-cell>
            </table:table-row>
            <table:table-row>
              <table:table-cell office:value-type="float" office:value="12304">
                <text:p>12304</text:p>
              </table:table-cell>
              <table:table-cell office:value-type="float" office:value="0.00146583">
                <text:p>0.00146583</text:p>
              </table:table-cell>
            </table:table-row>
            <table:table-row>
              <table:table-cell office:value-type="float" office:value="12313.2">
                <text:p>12313.2</text:p>
              </table:table-cell>
              <table:table-cell office:value-type="float" office:value="0.00155906">
                <text:p>0.00155906</text:p>
              </table:table-cell>
            </table:table-row>
            <table:table-row>
              <table:table-cell office:value-type="float" office:value="12322.3">
                <text:p>12322.3</text:p>
              </table:table-cell>
              <table:table-cell office:value-type="float" office:value="0.000755748">
                <text:p>0.000755748</text:p>
              </table:table-cell>
            </table:table-row>
            <table:table-row>
              <table:table-cell office:value-type="float" office:value="12331.5">
                <text:p>12331.5</text:p>
              </table:table-cell>
              <table:table-cell office:value-type="float" office:value="0.000997048">
                <text:p>0.000997048</text:p>
              </table:table-cell>
            </table:table-row>
            <table:table-row>
              <table:table-cell office:value-type="float" office:value="12340.7">
                <text:p>12340.7</text:p>
              </table:table-cell>
              <table:table-cell office:value-type="float" office:value="0.00135524">
                <text:p>0.00135524</text:p>
              </table:table-cell>
            </table:table-row>
            <table:table-row>
              <table:table-cell office:value-type="float" office:value="12349.8">
                <text:p>12349.8</text:p>
              </table:table-cell>
              <table:table-cell office:value-type="float" office:value="0.00147354">
                <text:p>0.00147354</text:p>
              </table:table-cell>
            </table:table-row>
            <table:table-row>
              <table:table-cell office:value-type="float" office:value="12359">
                <text:p>12359</text:p>
              </table:table-cell>
              <table:table-cell office:value-type="float" office:value="0.000978858">
                <text:p>0.000978858</text:p>
              </table:table-cell>
            </table:table-row>
            <table:table-row>
              <table:table-cell office:value-type="float" office:value="12368.2">
                <text:p>12368.2</text:p>
              </table:table-cell>
              <table:table-cell office:value-type="float" office:value="0.00139104">
                <text:p>0.00139104</text:p>
              </table:table-cell>
            </table:table-row>
            <table:table-row>
              <table:table-cell office:value-type="float" office:value="12377.3">
                <text:p>12377.3</text:p>
              </table:table-cell>
              <table:table-cell office:value-type="float" office:value="0.00116486">
                <text:p>0.00116486</text:p>
              </table:table-cell>
            </table:table-row>
            <table:table-row>
              <table:table-cell office:value-type="float" office:value="12386.5">
                <text:p>12386.5</text:p>
              </table:table-cell>
              <table:table-cell office:value-type="float" office:value="0.000908095">
                <text:p>0.000908095</text:p>
              </table:table-cell>
            </table:table-row>
            <table:table-row>
              <table:table-cell office:value-type="float" office:value="12395.7">
                <text:p>12395.7</text:p>
              </table:table-cell>
              <table:table-cell office:value-type="float" office:value="0.00129895">
                <text:p>0.00129895</text:p>
              </table:table-cell>
            </table:table-row>
            <table:table-row>
              <table:table-cell office:value-type="float" office:value="12404.8">
                <text:p>12404.8</text:p>
              </table:table-cell>
              <table:table-cell office:value-type="float" office:value="0.00170661">
                <text:p>0.00170661</text:p>
              </table:table-cell>
            </table:table-row>
            <table:table-row>
              <table:table-cell office:value-type="float" office:value="12414">
                <text:p>12414</text:p>
              </table:table-cell>
              <table:table-cell office:value-type="float" office:value="0.00145036">
                <text:p>0.00145036</text:p>
              </table:table-cell>
            </table:table-row>
            <table:table-row>
              <table:table-cell office:value-type="float" office:value="12423.2">
                <text:p>12423.2</text:p>
              </table:table-cell>
              <table:table-cell office:value-type="float" office:value="0.00082695">
                <text:p>0.00082695</text:p>
              </table:table-cell>
            </table:table-row>
            <table:table-row>
              <table:table-cell office:value-type="float" office:value="12432.3">
                <text:p>12432.3</text:p>
              </table:table-cell>
              <table:table-cell office:value-type="float" office:value="0.000616045">
                <text:p>0.000616045</text:p>
              </table:table-cell>
            </table:table-row>
            <table:table-row>
              <table:table-cell office:value-type="float" office:value="12441.5">
                <text:p>12441.5</text:p>
              </table:table-cell>
              <table:table-cell office:value-type="float" office:value="0.00125631">
                <text:p>0.00125631</text:p>
              </table:table-cell>
            </table:table-row>
            <table:table-row>
              <table:table-cell office:value-type="float" office:value="12450.7">
                <text:p>12450.7</text:p>
              </table:table-cell>
              <table:table-cell office:value-type="float" office:value="0.000845204">
                <text:p>0.000845204</text:p>
              </table:table-cell>
            </table:table-row>
            <table:table-row>
              <table:table-cell office:value-type="float" office:value="12459.9">
                <text:p>12459.9</text:p>
              </table:table-cell>
              <table:table-cell office:value-type="float" office:value="0.00134607">
                <text:p>0.00134607</text:p>
              </table:table-cell>
            </table:table-row>
            <table:table-row>
              <table:table-cell office:value-type="float" office:value="12469">
                <text:p>12469</text:p>
              </table:table-cell>
              <table:table-cell office:value-type="float" office:value="0.00160046">
                <text:p>0.00160046</text:p>
              </table:table-cell>
            </table:table-row>
            <table:table-row>
              <table:table-cell office:value-type="float" office:value="12478.2">
                <text:p>12478.2</text:p>
              </table:table-cell>
              <table:table-cell office:value-type="float" office:value="0.000992374">
                <text:p>0.000992374</text:p>
              </table:table-cell>
            </table:table-row>
            <table:table-row>
              <table:table-cell office:value-type="float" office:value="12487.4">
                <text:p>12487.4</text:p>
              </table:table-cell>
              <table:table-cell office:value-type="float" office:value="0.0011283">
                <text:p>0.0011283</text:p>
              </table:table-cell>
            </table:table-row>
            <table:table-row>
              <table:table-cell office:value-type="float" office:value="12496.5">
                <text:p>12496.5</text:p>
              </table:table-cell>
              <table:table-cell office:value-type="float" office:value="0.00102424">
                <text:p>0.00102424</text:p>
              </table:table-cell>
            </table:table-row>
            <table:table-row>
              <table:table-cell office:value-type="float" office:value="12505.7">
                <text:p>12505.7</text:p>
              </table:table-cell>
              <table:table-cell office:value-type="float" office:value="0.00206123">
                <text:p>0.00206123</text:p>
              </table:table-cell>
            </table:table-row>
            <table:table-row>
              <table:table-cell office:value-type="float" office:value="12514.9">
                <text:p>12514.9</text:p>
              </table:table-cell>
              <table:table-cell office:value-type="float" office:value="0.00055974">
                <text:p>0.00055974</text:p>
              </table:table-cell>
            </table:table-row>
            <table:table-row>
              <table:table-cell office:value-type="float" office:value="12524">
                <text:p>12524</text:p>
              </table:table-cell>
              <table:table-cell office:value-type="float" office:value="0.00215504">
                <text:p>0.00215504</text:p>
              </table:table-cell>
            </table:table-row>
            <table:table-row>
              <table:table-cell office:value-type="float" office:value="12533.2">
                <text:p>12533.2</text:p>
              </table:table-cell>
              <table:table-cell office:value-type="float" office:value="0.00270158">
                <text:p>0.00270158</text:p>
              </table:table-cell>
            </table:table-row>
            <table:table-row>
              <table:table-cell office:value-type="float" office:value="12542.4">
                <text:p>12542.4</text:p>
              </table:table-cell>
              <table:table-cell office:value-type="float" office:value="0.00234441">
                <text:p>0.00234441</text:p>
              </table:table-cell>
            </table:table-row>
            <table:table-row>
              <table:table-cell office:value-type="float" office:value="12551.5">
                <text:p>12551.5</text:p>
              </table:table-cell>
              <table:table-cell office:value-type="float" office:value="0.000155776">
                <text:p>0.000155776</text:p>
              </table:table-cell>
            </table:table-row>
            <table:table-row>
              <table:table-cell office:value-type="float" office:value="12560.7">
                <text:p>12560.7</text:p>
              </table:table-cell>
              <table:table-cell office:value-type="float" office:value="0.00226423">
                <text:p>0.00226423</text:p>
              </table:table-cell>
            </table:table-row>
            <table:table-row>
              <table:table-cell office:value-type="float" office:value="12569.9">
                <text:p>12569.9</text:p>
              </table:table-cell>
              <table:table-cell office:value-type="float" office:value="0.00192042">
                <text:p>0.00192042</text:p>
              </table:table-cell>
            </table:table-row>
            <table:table-row>
              <table:table-cell office:value-type="float" office:value="12579">
                <text:p>12579</text:p>
              </table:table-cell>
              <table:table-cell office:value-type="float" office:value="0.000893532">
                <text:p>0.000893532</text:p>
              </table:table-cell>
            </table:table-row>
            <table:table-row>
              <table:table-cell office:value-type="float" office:value="12588.2">
                <text:p>12588.2</text:p>
              </table:table-cell>
              <table:table-cell office:value-type="float" office:value="0.00119396">
                <text:p>0.00119396</text:p>
              </table:table-cell>
            </table:table-row>
            <table:table-row>
              <table:table-cell office:value-type="float" office:value="12597.4">
                <text:p>12597.4</text:p>
              </table:table-cell>
              <table:table-cell office:value-type="float" office:value="0.00112463">
                <text:p>0.00112463</text:p>
              </table:table-cell>
            </table:table-row>
            <table:table-row>
              <table:table-cell office:value-type="float" office:value="12606.5">
                <text:p>12606.5</text:p>
              </table:table-cell>
              <table:table-cell office:value-type="float" office:value="0.000287653">
                <text:p>0.000287653</text:p>
              </table:table-cell>
            </table:table-row>
            <table:table-row>
              <table:table-cell office:value-type="float" office:value="12615.7">
                <text:p>12615.7</text:p>
              </table:table-cell>
              <table:table-cell office:value-type="float" office:value="0.000866963">
                <text:p>0.000866963</text:p>
              </table:table-cell>
            </table:table-row>
            <table:table-row>
              <table:table-cell office:value-type="float" office:value="12624.9">
                <text:p>12624.9</text:p>
              </table:table-cell>
              <table:table-cell office:value-type="float" office:value="0.00125792">
                <text:p>0.00125792</text:p>
              </table:table-cell>
            </table:table-row>
            <table:table-row>
              <table:table-cell office:value-type="float" office:value="12634.1">
                <text:p>12634.1</text:p>
              </table:table-cell>
              <table:table-cell office:value-type="float" office:value="0.00098863">
                <text:p>0.00098863</text:p>
              </table:table-cell>
            </table:table-row>
            <table:table-row>
              <table:table-cell office:value-type="float" office:value="12643.2">
                <text:p>12643.2</text:p>
              </table:table-cell>
              <table:table-cell office:value-type="float" office:value="0.000919697">
                <text:p>0.000919697</text:p>
              </table:table-cell>
            </table:table-row>
            <table:table-row>
              <table:table-cell office:value-type="float" office:value="12652.4">
                <text:p>12652.4</text:p>
              </table:table-cell>
              <table:table-cell office:value-type="float" office:value="0.000554222">
                <text:p>0.000554222</text:p>
              </table:table-cell>
            </table:table-row>
            <table:table-row>
              <table:table-cell office:value-type="float" office:value="12661.6">
                <text:p>12661.6</text:p>
              </table:table-cell>
              <table:table-cell office:value-type="float" office:value="0.000518179">
                <text:p>0.000518179</text:p>
              </table:table-cell>
            </table:table-row>
            <table:table-row>
              <table:table-cell office:value-type="float" office:value="12670.7">
                <text:p>12670.7</text:p>
              </table:table-cell>
              <table:table-cell office:value-type="float" office:value="0.000481216">
                <text:p>0.000481216</text:p>
              </table:table-cell>
            </table:table-row>
            <table:table-row>
              <table:table-cell office:value-type="float" office:value="12679.9">
                <text:p>12679.9</text:p>
              </table:table-cell>
              <table:table-cell office:value-type="float" office:value="0.000707263">
                <text:p>0.000707263</text:p>
              </table:table-cell>
            </table:table-row>
            <table:table-row>
              <table:table-cell office:value-type="float" office:value="12689.1">
                <text:p>12689.1</text:p>
              </table:table-cell>
              <table:table-cell office:value-type="float" office:value="0.000407935">
                <text:p>0.000407935</text:p>
              </table:table-cell>
            </table:table-row>
            <table:table-row>
              <table:table-cell office:value-type="float" office:value="12698.2">
                <text:p>12698.2</text:p>
              </table:table-cell>
              <table:table-cell office:value-type="float" office:value="0.000476347">
                <text:p>0.000476347</text:p>
              </table:table-cell>
            </table:table-row>
            <table:table-row>
              <table:table-cell office:value-type="float" office:value="12707.4">
                <text:p>12707.4</text:p>
              </table:table-cell>
              <table:table-cell office:value-type="float" office:value="0.000667913">
                <text:p>0.000667913</text:p>
              </table:table-cell>
            </table:table-row>
            <table:table-row>
              <table:table-cell office:value-type="float" office:value="12716.6">
                <text:p>12716.6</text:p>
              </table:table-cell>
              <table:table-cell office:value-type="float" office:value="0.000192736">
                <text:p>0.000192736</text:p>
              </table:table-cell>
            </table:table-row>
            <table:table-row>
              <table:table-cell office:value-type="float" office:value="12725.7">
                <text:p>12725.7</text:p>
              </table:table-cell>
              <table:table-cell office:value-type="float" office:value="0.00041323">
                <text:p>0.00041323</text:p>
              </table:table-cell>
            </table:table-row>
            <table:table-row>
              <table:table-cell office:value-type="float" office:value="12734.9">
                <text:p>12734.9</text:p>
              </table:table-cell>
              <table:table-cell office:value-type="float" office:value="0.00077945">
                <text:p>0.00077945</text:p>
              </table:table-cell>
            </table:table-row>
            <table:table-row>
              <table:table-cell office:value-type="float" office:value="12744.1">
                <text:p>12744.1</text:p>
              </table:table-cell>
              <table:table-cell office:value-type="float" office:value="0.00075946">
                <text:p>0.00075946</text:p>
              </table:table-cell>
            </table:table-row>
            <table:table-row>
              <table:table-cell office:value-type="float" office:value="12753.2">
                <text:p>12753.2</text:p>
              </table:table-cell>
              <table:table-cell office:value-type="float" office:value="0.0012373">
                <text:p>0.0012373</text:p>
              </table:table-cell>
            </table:table-row>
            <table:table-row>
              <table:table-cell office:value-type="float" office:value="12762.4">
                <text:p>12762.4</text:p>
              </table:table-cell>
              <table:table-cell office:value-type="float" office:value="0.000704312">
                <text:p>0.000704312</text:p>
              </table:table-cell>
            </table:table-row>
            <table:table-row>
              <table:table-cell office:value-type="float" office:value="12771.6">
                <text:p>12771.6</text:p>
              </table:table-cell>
              <table:table-cell office:value-type="float" office:value="0.000917354">
                <text:p>0.000917354</text:p>
              </table:table-cell>
            </table:table-row>
            <table:table-row>
              <table:table-cell office:value-type="float" office:value="12780.7">
                <text:p>12780.7</text:p>
              </table:table-cell>
              <table:table-cell office:value-type="float" office:value="0.000445944">
                <text:p>0.000445944</text:p>
              </table:table-cell>
            </table:table-row>
            <table:table-row>
              <table:table-cell office:value-type="float" office:value="12789.9">
                <text:p>12789.9</text:p>
              </table:table-cell>
              <table:table-cell office:value-type="float" office:value="0.000733837">
                <text:p>0.000733837</text:p>
              </table:table-cell>
            </table:table-row>
            <table:table-row>
              <table:table-cell office:value-type="float" office:value="12799.1">
                <text:p>12799.1</text:p>
              </table:table-cell>
              <table:table-cell office:value-type="float" office:value="0.00031733">
                <text:p>0.00031733</text:p>
              </table:table-cell>
            </table:table-row>
            <table:table-row>
              <table:table-cell office:value-type="float" office:value="12808.3">
                <text:p>12808.3</text:p>
              </table:table-cell>
              <table:table-cell office:value-type="float" office:value="0.000971233">
                <text:p>0.000971233</text:p>
              </table:table-cell>
            </table:table-row>
            <table:table-row>
              <table:table-cell office:value-type="float" office:value="12817.4">
                <text:p>12817.4</text:p>
              </table:table-cell>
              <table:table-cell office:value-type="float" office:value="0.000878837">
                <text:p>0.000878837</text:p>
              </table:table-cell>
            </table:table-row>
            <table:table-row>
              <table:table-cell office:value-type="float" office:value="12826.6">
                <text:p>12826.6</text:p>
              </table:table-cell>
              <table:table-cell office:value-type="float" office:value="0.00108588">
                <text:p>0.00108588</text:p>
              </table:table-cell>
            </table:table-row>
            <table:table-row>
              <table:table-cell office:value-type="float" office:value="12835.8">
                <text:p>12835.8</text:p>
              </table:table-cell>
              <table:table-cell office:value-type="float" office:value="0.00113244">
                <text:p>0.00113244</text:p>
              </table:table-cell>
            </table:table-row>
            <table:table-row>
              <table:table-cell office:value-type="float" office:value="12844.9">
                <text:p>12844.9</text:p>
              </table:table-cell>
              <table:table-cell office:value-type="float" office:value="0.000645203">
                <text:p>0.000645203</text:p>
              </table:table-cell>
            </table:table-row>
            <table:table-row>
              <table:table-cell office:value-type="float" office:value="12854.1">
                <text:p>12854.1</text:p>
              </table:table-cell>
              <table:table-cell office:value-type="float" office:value="0.000691352">
                <text:p>0.000691352</text:p>
              </table:table-cell>
            </table:table-row>
            <table:table-row>
              <table:table-cell office:value-type="float" office:value="12863.3">
                <text:p>12863.3</text:p>
              </table:table-cell>
              <table:table-cell office:value-type="float" office:value="0.00102916">
                <text:p>0.00102916</text:p>
              </table:table-cell>
            </table:table-row>
            <table:table-row>
              <table:table-cell office:value-type="float" office:value="12872.4">
                <text:p>12872.4</text:p>
              </table:table-cell>
              <table:table-cell office:value-type="float" office:value="0.00145907">
                <text:p>0.00145907</text:p>
              </table:table-cell>
            </table:table-row>
            <table:table-row>
              <table:table-cell office:value-type="float" office:value="12881.6">
                <text:p>12881.6</text:p>
              </table:table-cell>
              <table:table-cell office:value-type="float" office:value="0.00190654">
                <text:p>0.00190654</text:p>
              </table:table-cell>
            </table:table-row>
            <table:table-row>
              <table:table-cell office:value-type="float" office:value="12890.8">
                <text:p>12890.8</text:p>
              </table:table-cell>
              <table:table-cell office:value-type="float" office:value="0.0009596">
                <text:p>0.0009596</text:p>
              </table:table-cell>
            </table:table-row>
            <table:table-row>
              <table:table-cell office:value-type="float" office:value="12899.9">
                <text:p>12899.9</text:p>
              </table:table-cell>
              <table:table-cell office:value-type="float" office:value="0.000792465">
                <text:p>0.000792465</text:p>
              </table:table-cell>
            </table:table-row>
            <table:table-row>
              <table:table-cell office:value-type="float" office:value="12909.1">
                <text:p>12909.1</text:p>
              </table:table-cell>
              <table:table-cell office:value-type="float" office:value="0.000498777">
                <text:p>0.000498777</text:p>
              </table:table-cell>
            </table:table-row>
            <table:table-row>
              <table:table-cell office:value-type="float" office:value="12918.3">
                <text:p>12918.3</text:p>
              </table:table-cell>
              <table:table-cell office:value-type="float" office:value="0.00152499">
                <text:p>0.00152499</text:p>
              </table:table-cell>
            </table:table-row>
            <table:table-row>
              <table:table-cell office:value-type="float" office:value="12927.4">
                <text:p>12927.4</text:p>
              </table:table-cell>
              <table:table-cell office:value-type="float" office:value="0.000407315">
                <text:p>0.000407315</text:p>
              </table:table-cell>
            </table:table-row>
            <table:table-row>
              <table:table-cell office:value-type="float" office:value="12936.6">
                <text:p>12936.6</text:p>
              </table:table-cell>
              <table:table-cell office:value-type="float" office:value="0.0010623">
                <text:p>0.0010623</text:p>
              </table:table-cell>
            </table:table-row>
            <table:table-row>
              <table:table-cell office:value-type="float" office:value="12945.8">
                <text:p>12945.8</text:p>
              </table:table-cell>
              <table:table-cell office:value-type="float" office:value="0.00321142">
                <text:p>0.00321142</text:p>
              </table:table-cell>
            </table:table-row>
            <table:table-row>
              <table:table-cell office:value-type="float" office:value="12954.9">
                <text:p>12954.9</text:p>
              </table:table-cell>
              <table:table-cell office:value-type="float" office:value="0.00159509">
                <text:p>0.00159509</text:p>
              </table:table-cell>
            </table:table-row>
            <table:table-row>
              <table:table-cell office:value-type="float" office:value="12964.1">
                <text:p>12964.1</text:p>
              </table:table-cell>
              <table:table-cell office:value-type="float" office:value="0.00112549">
                <text:p>0.00112549</text:p>
              </table:table-cell>
            </table:table-row>
            <table:table-row>
              <table:table-cell office:value-type="float" office:value="12973.3">
                <text:p>12973.3</text:p>
              </table:table-cell>
              <table:table-cell office:value-type="float" office:value="0.003135">
                <text:p>0.003135</text:p>
              </table:table-cell>
            </table:table-row>
            <table:table-row>
              <table:table-cell office:value-type="float" office:value="12982.5">
                <text:p>12982.5</text:p>
              </table:table-cell>
              <table:table-cell office:value-type="float" office:value="0.0021483">
                <text:p>0.0021483</text:p>
              </table:table-cell>
            </table:table-row>
            <table:table-row>
              <table:table-cell office:value-type="float" office:value="12991.6">
                <text:p>12991.6</text:p>
              </table:table-cell>
              <table:table-cell office:value-type="float" office:value="0.00119723">
                <text:p>0.00119723</text:p>
              </table:table-cell>
            </table:table-row>
            <table:table-row>
              <table:table-cell office:value-type="float" office:value="13000.8">
                <text:p>13000.8</text:p>
              </table:table-cell>
              <table:table-cell office:value-type="float" office:value="0.00137609">
                <text:p>0.00137609</text:p>
              </table:table-cell>
            </table:table-row>
            <table:table-row>
              <table:table-cell office:value-type="float" office:value="13010">
                <text:p>13010</text:p>
              </table:table-cell>
              <table:table-cell office:value-type="float" office:value="0.00236596">
                <text:p>0.00236596</text:p>
              </table:table-cell>
            </table:table-row>
            <table:table-row>
              <table:table-cell office:value-type="float" office:value="13019.1">
                <text:p>13019.1</text:p>
              </table:table-cell>
              <table:table-cell office:value-type="float" office:value="0.00190173">
                <text:p>0.00190173</text:p>
              </table:table-cell>
            </table:table-row>
            <table:table-row>
              <table:table-cell office:value-type="float" office:value="13028.3">
                <text:p>13028.3</text:p>
              </table:table-cell>
              <table:table-cell office:value-type="float" office:value="0.00173746">
                <text:p>0.00173746</text:p>
              </table:table-cell>
            </table:table-row>
            <table:table-row>
              <table:table-cell office:value-type="float" office:value="13037.5">
                <text:p>13037.5</text:p>
              </table:table-cell>
              <table:table-cell office:value-type="float" office:value="0.00122815">
                <text:p>0.00122815</text:p>
              </table:table-cell>
            </table:table-row>
            <table:table-row>
              <table:table-cell office:value-type="float" office:value="13046.6">
                <text:p>13046.6</text:p>
              </table:table-cell>
              <table:table-cell office:value-type="float" office:value="0.000299272">
                <text:p>0.000299272</text:p>
              </table:table-cell>
            </table:table-row>
            <table:table-row>
              <table:table-cell office:value-type="float" office:value="13055.8">
                <text:p>13055.8</text:p>
              </table:table-cell>
              <table:table-cell office:value-type="float" office:value="0.000755286">
                <text:p>0.000755286</text:p>
              </table:table-cell>
            </table:table-row>
            <table:table-row>
              <table:table-cell office:value-type="float" office:value="13065">
                <text:p>13065</text:p>
              </table:table-cell>
              <table:table-cell office:value-type="float" office:value="0.00105384">
                <text:p>0.00105384</text:p>
              </table:table-cell>
            </table:table-row>
            <table:table-row>
              <table:table-cell office:value-type="float" office:value="13074.1">
                <text:p>13074.1</text:p>
              </table:table-cell>
              <table:table-cell office:value-type="float" office:value="0.000619816">
                <text:p>0.000619816</text:p>
              </table:table-cell>
            </table:table-row>
            <table:table-row>
              <table:table-cell office:value-type="float" office:value="13083.3">
                <text:p>13083.3</text:p>
              </table:table-cell>
              <table:table-cell office:value-type="float" office:value="0.000502896">
                <text:p>0.000502896</text:p>
              </table:table-cell>
            </table:table-row>
            <table:table-row>
              <table:table-cell office:value-type="float" office:value="13092.5">
                <text:p>13092.5</text:p>
              </table:table-cell>
              <table:table-cell office:value-type="float" office:value="0.000473892">
                <text:p>0.000473892</text:p>
              </table:table-cell>
            </table:table-row>
            <table:table-row>
              <table:table-cell office:value-type="float" office:value="13101.6">
                <text:p>13101.6</text:p>
              </table:table-cell>
              <table:table-cell office:value-type="float" office:value="0.000410202">
                <text:p>0.000410202</text:p>
              </table:table-cell>
            </table:table-row>
            <table:table-row>
              <table:table-cell office:value-type="float" office:value="13110.8">
                <text:p>13110.8</text:p>
              </table:table-cell>
              <table:table-cell office:value-type="float" office:value="0.000356671">
                <text:p>0.000356671</text:p>
              </table:table-cell>
            </table:table-row>
            <table:table-row>
              <table:table-cell office:value-type="float" office:value="13120">
                <text:p>13120</text:p>
              </table:table-cell>
              <table:table-cell office:value-type="float" office:value="0.00056883">
                <text:p>0.00056883</text:p>
              </table:table-cell>
            </table:table-row>
            <table:table-row>
              <table:table-cell office:value-type="float" office:value="13129.1">
                <text:p>13129.1</text:p>
              </table:table-cell>
              <table:table-cell office:value-type="float" office:value="0.000603892">
                <text:p>0.000603892</text:p>
              </table:table-cell>
            </table:table-row>
            <table:table-row>
              <table:table-cell office:value-type="float" office:value="13138.3">
                <text:p>13138.3</text:p>
              </table:table-cell>
              <table:table-cell office:value-type="float" office:value="0.000715949">
                <text:p>0.000715949</text:p>
              </table:table-cell>
            </table:table-row>
            <table:table-row>
              <table:table-cell office:value-type="float" office:value="13147.5">
                <text:p>13147.5</text:p>
              </table:table-cell>
              <table:table-cell office:value-type="float" office:value="0.000994246">
                <text:p>0.000994246</text:p>
              </table:table-cell>
            </table:table-row>
            <table:table-row>
              <table:table-cell office:value-type="float" office:value="13156.7">
                <text:p>13156.7</text:p>
              </table:table-cell>
              <table:table-cell office:value-type="float" office:value="0.000828053">
                <text:p>0.000828053</text:p>
              </table:table-cell>
            </table:table-row>
            <table:table-row>
              <table:table-cell office:value-type="float" office:value="13165.8">
                <text:p>13165.8</text:p>
              </table:table-cell>
              <table:table-cell office:value-type="float" office:value="0.00139883">
                <text:p>0.00139883</text:p>
              </table:table-cell>
            </table:table-row>
            <table:table-row>
              <table:table-cell office:value-type="float" office:value="13175">
                <text:p>13175</text:p>
              </table:table-cell>
              <table:table-cell office:value-type="float" office:value="0.00137993">
                <text:p>0.00137993</text:p>
              </table:table-cell>
            </table:table-row>
            <table:table-row>
              <table:table-cell office:value-type="float" office:value="13184.2">
                <text:p>13184.2</text:p>
              </table:table-cell>
              <table:table-cell office:value-type="float" office:value="0.000660581">
                <text:p>0.000660581</text:p>
              </table:table-cell>
            </table:table-row>
            <table:table-row>
              <table:table-cell office:value-type="float" office:value="13193.3">
                <text:p>13193.3</text:p>
              </table:table-cell>
              <table:table-cell office:value-type="float" office:value="0.00163493">
                <text:p>0.00163493</text:p>
              </table:table-cell>
            </table:table-row>
            <table:table-row>
              <table:table-cell office:value-type="float" office:value="13202.5">
                <text:p>13202.5</text:p>
              </table:table-cell>
              <table:table-cell office:value-type="float" office:value="0.000427667">
                <text:p>0.000427667</text:p>
              </table:table-cell>
            </table:table-row>
            <table:table-row>
              <table:table-cell office:value-type="float" office:value="13211.7">
                <text:p>13211.7</text:p>
              </table:table-cell>
              <table:table-cell office:value-type="float" office:value="0.000747447">
                <text:p>0.000747447</text:p>
              </table:table-cell>
            </table:table-row>
            <table:table-row>
              <table:table-cell office:value-type="float" office:value="13220.8">
                <text:p>13220.8</text:p>
              </table:table-cell>
              <table:table-cell office:value-type="float" office:value="0.000390426">
                <text:p>0.000390426</text:p>
              </table:table-cell>
            </table:table-row>
            <table:table-row>
              <table:table-cell office:value-type="float" office:value="13230">
                <text:p>13230</text:p>
              </table:table-cell>
              <table:table-cell office:value-type="float" office:value="0.000554586">
                <text:p>0.000554586</text:p>
              </table:table-cell>
            </table:table-row>
            <table:table-row>
              <table:table-cell office:value-type="float" office:value="13239.2">
                <text:p>13239.2</text:p>
              </table:table-cell>
              <table:table-cell office:value-type="float" office:value="0.00018812">
                <text:p>0.00018812</text:p>
              </table:table-cell>
            </table:table-row>
            <table:table-row>
              <table:table-cell office:value-type="float" office:value="13248.3">
                <text:p>13248.3</text:p>
              </table:table-cell>
              <table:table-cell office:value-type="float" office:value="0.0000912823">
                <text:p>0.0000912823</text:p>
              </table:table-cell>
            </table:table-row>
            <table:table-row>
              <table:table-cell office:value-type="float" office:value="13257.5">
                <text:p>13257.5</text:p>
              </table:table-cell>
              <table:table-cell office:value-type="float" office:value="0.000252397">
                <text:p>0.000252397</text:p>
              </table:table-cell>
            </table:table-row>
            <table:table-row>
              <table:table-cell office:value-type="float" office:value="13266.7">
                <text:p>13266.7</text:p>
              </table:table-cell>
              <table:table-cell office:value-type="float" office:value="0.000819294">
                <text:p>0.000819294</text:p>
              </table:table-cell>
            </table:table-row>
            <table:table-row>
              <table:table-cell office:value-type="float" office:value="13275.8">
                <text:p>13275.8</text:p>
              </table:table-cell>
              <table:table-cell office:value-type="float" office:value="0.000754456">
                <text:p>0.000754456</text:p>
              </table:table-cell>
            </table:table-row>
            <table:table-row>
              <table:table-cell office:value-type="float" office:value="13285">
                <text:p>13285</text:p>
              </table:table-cell>
              <table:table-cell office:value-type="float" office:value="0.0000815363">
                <text:p>0.0000815363</text:p>
              </table:table-cell>
            </table:table-row>
            <table:table-row>
              <table:table-cell office:value-type="float" office:value="13294.2">
                <text:p>13294.2</text:p>
              </table:table-cell>
              <table:table-cell office:value-type="float" office:value="0.000949508">
                <text:p>0.000949508</text:p>
              </table:table-cell>
            </table:table-row>
            <table:table-row>
              <table:table-cell office:value-type="float" office:value="13303.3">
                <text:p>13303.3</text:p>
              </table:table-cell>
              <table:table-cell office:value-type="float" office:value="0.000883099">
                <text:p>0.000883099</text:p>
              </table:table-cell>
            </table:table-row>
            <table:table-row>
              <table:table-cell office:value-type="float" office:value="13312.5">
                <text:p>13312.5</text:p>
              </table:table-cell>
              <table:table-cell office:value-type="float" office:value="0.000915332">
                <text:p>0.000915332</text:p>
              </table:table-cell>
            </table:table-row>
            <table:table-row>
              <table:table-cell office:value-type="float" office:value="13321.7">
                <text:p>13321.7</text:p>
              </table:table-cell>
              <table:table-cell office:value-type="float" office:value="0.00073455">
                <text:p>0.00073455</text:p>
              </table:table-cell>
            </table:table-row>
            <table:table-row>
              <table:table-cell office:value-type="float" office:value="13330.9">
                <text:p>13330.9</text:p>
              </table:table-cell>
              <table:table-cell office:value-type="float" office:value="0.000977949">
                <text:p>0.000977949</text:p>
              </table:table-cell>
            </table:table-row>
            <table:table-row>
              <table:table-cell office:value-type="float" office:value="13340">
                <text:p>13340</text:p>
              </table:table-cell>
              <table:table-cell office:value-type="float" office:value="0.000486481">
                <text:p>0.000486481</text:p>
              </table:table-cell>
            </table:table-row>
            <table:table-row>
              <table:table-cell office:value-type="float" office:value="13349.2">
                <text:p>13349.2</text:p>
              </table:table-cell>
              <table:table-cell office:value-type="float" office:value="0.000515816">
                <text:p>0.000515816</text:p>
              </table:table-cell>
            </table:table-row>
            <table:table-row>
              <table:table-cell office:value-type="float" office:value="13358.4">
                <text:p>13358.4</text:p>
              </table:table-cell>
              <table:table-cell office:value-type="float" office:value="0.00036669">
                <text:p>0.00036669</text:p>
              </table:table-cell>
            </table:table-row>
            <table:table-row>
              <table:table-cell office:value-type="float" office:value="13367.5">
                <text:p>13367.5</text:p>
              </table:table-cell>
              <table:table-cell office:value-type="float" office:value="0.001079">
                <text:p>0.001079</text:p>
              </table:table-cell>
            </table:table-row>
            <table:table-row>
              <table:table-cell office:value-type="float" office:value="13376.7">
                <text:p>13376.7</text:p>
              </table:table-cell>
              <table:table-cell office:value-type="float" office:value="0.00234357">
                <text:p>0.00234357</text:p>
              </table:table-cell>
            </table:table-row>
            <table:table-row>
              <table:table-cell office:value-type="float" office:value="13385.9">
                <text:p>13385.9</text:p>
              </table:table-cell>
              <table:table-cell office:value-type="float" office:value="0.00285868">
                <text:p>0.00285868</text:p>
              </table:table-cell>
            </table:table-row>
            <table:table-row>
              <table:table-cell office:value-type="float" office:value="13395">
                <text:p>13395</text:p>
              </table:table-cell>
              <table:table-cell office:value-type="float" office:value="0.000985673">
                <text:p>0.000985673</text:p>
              </table:table-cell>
            </table:table-row>
            <table:table-row>
              <table:table-cell office:value-type="float" office:value="13404.2">
                <text:p>13404.2</text:p>
              </table:table-cell>
              <table:table-cell office:value-type="float" office:value="0.0020184">
                <text:p>0.0020184</text:p>
              </table:table-cell>
            </table:table-row>
            <table:table-row>
              <table:table-cell office:value-type="float" office:value="13413.4">
                <text:p>13413.4</text:p>
              </table:table-cell>
              <table:table-cell office:value-type="float" office:value="0.00220531">
                <text:p>0.00220531</text:p>
              </table:table-cell>
            </table:table-row>
            <table:table-row>
              <table:table-cell office:value-type="float" office:value="13422.5">
                <text:p>13422.5</text:p>
              </table:table-cell>
              <table:table-cell office:value-type="float" office:value="0.00303732">
                <text:p>0.00303732</text:p>
              </table:table-cell>
            </table:table-row>
            <table:table-row>
              <table:table-cell office:value-type="float" office:value="13431.7">
                <text:p>13431.7</text:p>
              </table:table-cell>
              <table:table-cell office:value-type="float" office:value="0.00148545">
                <text:p>0.00148545</text:p>
              </table:table-cell>
            </table:table-row>
            <table:table-row>
              <table:table-cell office:value-type="float" office:value="13440.9">
                <text:p>13440.9</text:p>
              </table:table-cell>
              <table:table-cell office:value-type="float" office:value="0.00160774">
                <text:p>0.00160774</text:p>
              </table:table-cell>
            </table:table-row>
            <table:table-row>
              <table:table-cell office:value-type="float" office:value="13450">
                <text:p>13450</text:p>
              </table:table-cell>
              <table:table-cell office:value-type="float" office:value="0.00135943">
                <text:p>0.00135943</text:p>
              </table:table-cell>
            </table:table-row>
            <table:table-row>
              <table:table-cell office:value-type="float" office:value="13459.2">
                <text:p>13459.2</text:p>
              </table:table-cell>
              <table:table-cell office:value-type="float" office:value="0.000808588">
                <text:p>0.000808588</text:p>
              </table:table-cell>
            </table:table-row>
            <table:table-row>
              <table:table-cell office:value-type="float" office:value="13468.4">
                <text:p>13468.4</text:p>
              </table:table-cell>
              <table:table-cell office:value-type="float" office:value="0.00133206">
                <text:p>0.00133206</text:p>
              </table:table-cell>
            </table:table-row>
            <table:table-row>
              <table:table-cell office:value-type="float" office:value="13477.5">
                <text:p>13477.5</text:p>
              </table:table-cell>
              <table:table-cell office:value-type="float" office:value="0.000797913">
                <text:p>0.000797913</text:p>
              </table:table-cell>
            </table:table-row>
            <table:table-row>
              <table:table-cell office:value-type="float" office:value="13486.7">
                <text:p>13486.7</text:p>
              </table:table-cell>
              <table:table-cell office:value-type="float" office:value="0.000606823">
                <text:p>0.000606823</text:p>
              </table:table-cell>
            </table:table-row>
            <table:table-row>
              <table:table-cell office:value-type="float" office:value="13495.9">
                <text:p>13495.9</text:p>
              </table:table-cell>
              <table:table-cell office:value-type="float" office:value="0.000295851">
                <text:p>0.000295851</text:p>
              </table:table-cell>
            </table:table-row>
            <table:table-row>
              <table:table-cell office:value-type="float" office:value="13505.1">
                <text:p>13505.1</text:p>
              </table:table-cell>
              <table:table-cell office:value-type="float" office:value="0.00126843">
                <text:p>0.00126843</text:p>
              </table:table-cell>
            </table:table-row>
            <table:table-row>
              <table:table-cell office:value-type="float" office:value="13514.2">
                <text:p>13514.2</text:p>
              </table:table-cell>
              <table:table-cell office:value-type="float" office:value="0.000546797">
                <text:p>0.000546797</text:p>
              </table:table-cell>
            </table:table-row>
            <table:table-row>
              <table:table-cell office:value-type="float" office:value="13523.4">
                <text:p>13523.4</text:p>
              </table:table-cell>
              <table:table-cell office:value-type="float" office:value="0.000352444">
                <text:p>0.000352444</text:p>
              </table:table-cell>
            </table:table-row>
            <table:table-row>
              <table:table-cell office:value-type="float" office:value="13532.6">
                <text:p>13532.6</text:p>
              </table:table-cell>
              <table:table-cell office:value-type="float" office:value="0.000686727">
                <text:p>0.000686727</text:p>
              </table:table-cell>
            </table:table-row>
            <table:table-row>
              <table:table-cell office:value-type="float" office:value="13541.7">
                <text:p>13541.7</text:p>
              </table:table-cell>
              <table:table-cell office:value-type="float" office:value="0.000695451">
                <text:p>0.000695451</text:p>
              </table:table-cell>
            </table:table-row>
            <table:table-row>
              <table:table-cell office:value-type="float" office:value="13550.9">
                <text:p>13550.9</text:p>
              </table:table-cell>
              <table:table-cell office:value-type="float" office:value="0.0008366">
                <text:p>0.0008366</text:p>
              </table:table-cell>
            </table:table-row>
            <table:table-row>
              <table:table-cell office:value-type="float" office:value="13560.1">
                <text:p>13560.1</text:p>
              </table:table-cell>
              <table:table-cell office:value-type="float" office:value="0.00118225">
                <text:p>0.00118225</text:p>
              </table:table-cell>
            </table:table-row>
            <table:table-row>
              <table:table-cell office:value-type="float" office:value="13569.2">
                <text:p>13569.2</text:p>
              </table:table-cell>
              <table:table-cell office:value-type="float" office:value="0.000780328">
                <text:p>0.000780328</text:p>
              </table:table-cell>
            </table:table-row>
            <table:table-row>
              <table:table-cell office:value-type="float" office:value="13578.4">
                <text:p>13578.4</text:p>
              </table:table-cell>
              <table:table-cell office:value-type="float" office:value="0.00108736">
                <text:p>0.00108736</text:p>
              </table:table-cell>
            </table:table-row>
            <table:table-row>
              <table:table-cell office:value-type="float" office:value="13587.6">
                <text:p>13587.6</text:p>
              </table:table-cell>
              <table:table-cell office:value-type="float" office:value="0.00101553">
                <text:p>0.00101553</text:p>
              </table:table-cell>
            </table:table-row>
            <table:table-row>
              <table:table-cell office:value-type="float" office:value="13596.7">
                <text:p>13596.7</text:p>
              </table:table-cell>
              <table:table-cell office:value-type="float" office:value="0.000667891">
                <text:p>0.000667891</text:p>
              </table:table-cell>
            </table:table-row>
            <table:table-row>
              <table:table-cell office:value-type="float" office:value="13605.9">
                <text:p>13605.9</text:p>
              </table:table-cell>
              <table:table-cell office:value-type="float" office:value="0.000811481">
                <text:p>0.000811481</text:p>
              </table:table-cell>
            </table:table-row>
            <table:table-row>
              <table:table-cell office:value-type="float" office:value="13615.1">
                <text:p>13615.1</text:p>
              </table:table-cell>
              <table:table-cell office:value-type="float" office:value="0.000935637">
                <text:p>0.000935637</text:p>
              </table:table-cell>
            </table:table-row>
            <table:table-row>
              <table:table-cell office:value-type="float" office:value="13624.2">
                <text:p>13624.2</text:p>
              </table:table-cell>
              <table:table-cell office:value-type="float" office:value="0.000101217">
                <text:p>0.000101217</text:p>
              </table:table-cell>
            </table:table-row>
            <table:table-row>
              <table:table-cell office:value-type="float" office:value="13633.4">
                <text:p>13633.4</text:p>
              </table:table-cell>
              <table:table-cell office:value-type="float" office:value="0.00067718">
                <text:p>0.00067718</text:p>
              </table:table-cell>
            </table:table-row>
            <table:table-row>
              <table:table-cell office:value-type="float" office:value="13642.6">
                <text:p>13642.6</text:p>
              </table:table-cell>
              <table:table-cell office:value-type="float" office:value="0.000845899">
                <text:p>0.000845899</text:p>
              </table:table-cell>
            </table:table-row>
            <table:table-row>
              <table:table-cell office:value-type="float" office:value="13651.7">
                <text:p>13651.7</text:p>
              </table:table-cell>
              <table:table-cell office:value-type="float" office:value="0.000605587">
                <text:p>0.000605587</text:p>
              </table:table-cell>
            </table:table-row>
            <table:table-row>
              <table:table-cell office:value-type="float" office:value="13660.9">
                <text:p>13660.9</text:p>
              </table:table-cell>
              <table:table-cell office:value-type="float" office:value="0.000118449">
                <text:p>0.000118449</text:p>
              </table:table-cell>
            </table:table-row>
            <table:table-row>
              <table:table-cell office:value-type="float" office:value="13670.1">
                <text:p>13670.1</text:p>
              </table:table-cell>
              <table:table-cell office:value-type="float" office:value="0.000437111">
                <text:p>0.000437111</text:p>
              </table:table-cell>
            </table:table-row>
            <table:table-row>
              <table:table-cell office:value-type="float" office:value="13679.3">
                <text:p>13679.3</text:p>
              </table:table-cell>
              <table:table-cell office:value-type="float" office:value="0.000477185">
                <text:p>0.000477185</text:p>
              </table:table-cell>
            </table:table-row>
            <table:table-row>
              <table:table-cell office:value-type="float" office:value="13688.4">
                <text:p>13688.4</text:p>
              </table:table-cell>
              <table:table-cell office:value-type="float" office:value="0.000665656">
                <text:p>0.000665656</text:p>
              </table:table-cell>
            </table:table-row>
            <table:table-row>
              <table:table-cell office:value-type="float" office:value="13697.6">
                <text:p>13697.6</text:p>
              </table:table-cell>
              <table:table-cell office:value-type="float" office:value="0.00086135">
                <text:p>0.00086135</text:p>
              </table:table-cell>
            </table:table-row>
            <table:table-row>
              <table:table-cell office:value-type="float" office:value="13706.8">
                <text:p>13706.8</text:p>
              </table:table-cell>
              <table:table-cell office:value-type="float" office:value="0.00124858">
                <text:p>0.00124858</text:p>
              </table:table-cell>
            </table:table-row>
            <table:table-row>
              <table:table-cell office:value-type="float" office:value="13715.9">
                <text:p>13715.9</text:p>
              </table:table-cell>
              <table:table-cell office:value-type="float" office:value="0.000971962">
                <text:p>0.000971962</text:p>
              </table:table-cell>
            </table:table-row>
            <table:table-row>
              <table:table-cell office:value-type="float" office:value="13725.1">
                <text:p>13725.1</text:p>
              </table:table-cell>
              <table:table-cell office:value-type="float" office:value="0.000454927">
                <text:p>0.000454927</text:p>
              </table:table-cell>
            </table:table-row>
            <table:table-row>
              <table:table-cell office:value-type="float" office:value="13734.3">
                <text:p>13734.3</text:p>
              </table:table-cell>
              <table:table-cell office:value-type="float" office:value="0.000721184">
                <text:p>0.000721184</text:p>
              </table:table-cell>
            </table:table-row>
            <table:table-row>
              <table:table-cell office:value-type="float" office:value="13743.4">
                <text:p>13743.4</text:p>
              </table:table-cell>
              <table:table-cell office:value-type="float" office:value="0.000427785">
                <text:p>0.000427785</text:p>
              </table:table-cell>
            </table:table-row>
            <table:table-row>
              <table:table-cell office:value-type="float" office:value="13752.6">
                <text:p>13752.6</text:p>
              </table:table-cell>
              <table:table-cell office:value-type="float" office:value="0.000502977">
                <text:p>0.000502977</text:p>
              </table:table-cell>
            </table:table-row>
            <table:table-row>
              <table:table-cell office:value-type="float" office:value="13761.8">
                <text:p>13761.8</text:p>
              </table:table-cell>
              <table:table-cell office:value-type="float" office:value="0.000818896">
                <text:p>0.000818896</text:p>
              </table:table-cell>
            </table:table-row>
            <table:table-row>
              <table:table-cell office:value-type="float" office:value="13770.9">
                <text:p>13770.9</text:p>
              </table:table-cell>
              <table:table-cell office:value-type="float" office:value="0.000616801">
                <text:p>0.000616801</text:p>
              </table:table-cell>
            </table:table-row>
            <table:table-row>
              <table:table-cell office:value-type="float" office:value="13780.1">
                <text:p>13780.1</text:p>
              </table:table-cell>
              <table:table-cell office:value-type="float" office:value="0.000795029">
                <text:p>0.000795029</text:p>
              </table:table-cell>
            </table:table-row>
            <table:table-row>
              <table:table-cell office:value-type="float" office:value="13789.3">
                <text:p>13789.3</text:p>
              </table:table-cell>
              <table:table-cell office:value-type="float" office:value="0.00119457">
                <text:p>0.00119457</text:p>
              </table:table-cell>
            </table:table-row>
            <table:table-row>
              <table:table-cell office:value-type="float" office:value="13798.4">
                <text:p>13798.4</text:p>
              </table:table-cell>
              <table:table-cell office:value-type="float" office:value="0.0016801">
                <text:p>0.0016801</text:p>
              </table:table-cell>
            </table:table-row>
            <table:table-row>
              <table:table-cell office:value-type="float" office:value="13807.6">
                <text:p>13807.6</text:p>
              </table:table-cell>
              <table:table-cell office:value-type="float" office:value="0.00212014">
                <text:p>0.00212014</text:p>
              </table:table-cell>
            </table:table-row>
            <table:table-row>
              <table:table-cell office:value-type="float" office:value="13816.8">
                <text:p>13816.8</text:p>
              </table:table-cell>
              <table:table-cell office:value-type="float" office:value="0.00197766">
                <text:p>0.00197766</text:p>
              </table:table-cell>
            </table:table-row>
            <table:table-row>
              <table:table-cell office:value-type="float" office:value="13825.9">
                <text:p>13825.9</text:p>
              </table:table-cell>
              <table:table-cell office:value-type="float" office:value="0.000295172">
                <text:p>0.000295172</text:p>
              </table:table-cell>
            </table:table-row>
            <table:table-row>
              <table:table-cell office:value-type="float" office:value="13835.1">
                <text:p>13835.1</text:p>
              </table:table-cell>
              <table:table-cell office:value-type="float" office:value="0.00157621">
                <text:p>0.00157621</text:p>
              </table:table-cell>
            </table:table-row>
            <table:table-row>
              <table:table-cell office:value-type="float" office:value="13844.3">
                <text:p>13844.3</text:p>
              </table:table-cell>
              <table:table-cell office:value-type="float" office:value="0.00262557">
                <text:p>0.00262557</text:p>
              </table:table-cell>
            </table:table-row>
            <table:table-row>
              <table:table-cell office:value-type="float" office:value="13853.5">
                <text:p>13853.5</text:p>
              </table:table-cell>
              <table:table-cell office:value-type="float" office:value="0.00221627">
                <text:p>0.00221627</text:p>
              </table:table-cell>
            </table:table-row>
            <table:table-row>
              <table:table-cell office:value-type="float" office:value="13862.6">
                <text:p>13862.6</text:p>
              </table:table-cell>
              <table:table-cell office:value-type="float" office:value="0.00140048">
                <text:p>0.00140048</text:p>
              </table:table-cell>
            </table:table-row>
            <table:table-row>
              <table:table-cell office:value-type="float" office:value="13871.8">
                <text:p>13871.8</text:p>
              </table:table-cell>
              <table:table-cell office:value-type="float" office:value="0.00178677">
                <text:p>0.00178677</text:p>
              </table:table-cell>
            </table:table-row>
            <table:table-row>
              <table:table-cell office:value-type="float" office:value="13881">
                <text:p>13881</text:p>
              </table:table-cell>
              <table:table-cell office:value-type="float" office:value="0.00189869">
                <text:p>0.00189869</text:p>
              </table:table-cell>
            </table:table-row>
            <table:table-row>
              <table:table-cell office:value-type="float" office:value="13890.1">
                <text:p>13890.1</text:p>
              </table:table-cell>
              <table:table-cell office:value-type="float" office:value="0.00238351">
                <text:p>0.00238351</text:p>
              </table:table-cell>
            </table:table-row>
            <table:table-row>
              <table:table-cell office:value-type="float" office:value="13899.3">
                <text:p>13899.3</text:p>
              </table:table-cell>
              <table:table-cell office:value-type="float" office:value="0.00180429">
                <text:p>0.00180429</text:p>
              </table:table-cell>
            </table:table-row>
            <table:table-row>
              <table:table-cell office:value-type="float" office:value="13908.5">
                <text:p>13908.5</text:p>
              </table:table-cell>
              <table:table-cell office:value-type="float" office:value="0.00152979">
                <text:p>0.00152979</text:p>
              </table:table-cell>
            </table:table-row>
            <table:table-row>
              <table:table-cell office:value-type="float" office:value="13917.6">
                <text:p>13917.6</text:p>
              </table:table-cell>
              <table:table-cell office:value-type="float" office:value="0.00135121">
                <text:p>0.00135121</text:p>
              </table:table-cell>
            </table:table-row>
            <table:table-row>
              <table:table-cell office:value-type="float" office:value="13926.8">
                <text:p>13926.8</text:p>
              </table:table-cell>
              <table:table-cell office:value-type="float" office:value="0.000389543">
                <text:p>0.000389543</text:p>
              </table:table-cell>
            </table:table-row>
            <table:table-row>
              <table:table-cell office:value-type="float" office:value="13936">
                <text:p>13936</text:p>
              </table:table-cell>
              <table:table-cell office:value-type="float" office:value="0.000876157">
                <text:p>0.000876157</text:p>
              </table:table-cell>
            </table:table-row>
            <table:table-row>
              <table:table-cell office:value-type="float" office:value="13945.1">
                <text:p>13945.1</text:p>
              </table:table-cell>
              <table:table-cell office:value-type="float" office:value="0.000658576">
                <text:p>0.000658576</text:p>
              </table:table-cell>
            </table:table-row>
            <table:table-row>
              <table:table-cell office:value-type="float" office:value="13954.3">
                <text:p>13954.3</text:p>
              </table:table-cell>
              <table:table-cell office:value-type="float" office:value="0.000322354">
                <text:p>0.000322354</text:p>
              </table:table-cell>
            </table:table-row>
            <table:table-row>
              <table:table-cell office:value-type="float" office:value="13963.5">
                <text:p>13963.5</text:p>
              </table:table-cell>
              <table:table-cell office:value-type="float" office:value="0.000452608">
                <text:p>0.000452608</text:p>
              </table:table-cell>
            </table:table-row>
            <table:table-row>
              <table:table-cell office:value-type="float" office:value="13972.6">
                <text:p>13972.6</text:p>
              </table:table-cell>
              <table:table-cell office:value-type="float" office:value="0.000223618">
                <text:p>0.000223618</text:p>
              </table:table-cell>
            </table:table-row>
            <table:table-row>
              <table:table-cell office:value-type="float" office:value="13981.8">
                <text:p>13981.8</text:p>
              </table:table-cell>
              <table:table-cell office:value-type="float" office:value="0.000559532">
                <text:p>0.000559532</text:p>
              </table:table-cell>
            </table:table-row>
            <table:table-row>
              <table:table-cell office:value-type="float" office:value="13991">
                <text:p>13991</text:p>
              </table:table-cell>
              <table:table-cell office:value-type="float" office:value="0.000471402">
                <text:p>0.000471402</text:p>
              </table:table-cell>
            </table:table-row>
            <table:table-row>
              <table:table-cell office:value-type="float" office:value="14000.1">
                <text:p>14000.1</text:p>
              </table:table-cell>
              <table:table-cell office:value-type="float" office:value="0.0000983463">
                <text:p>0.0000983463</text:p>
              </table:table-cell>
            </table:table-row>
            <table:table-row>
              <table:table-cell office:value-type="float" office:value="14009.3">
                <text:p>14009.3</text:p>
              </table:table-cell>
              <table:table-cell office:value-type="float" office:value="0.0000589747">
                <text:p>0.0000589747</text:p>
              </table:table-cell>
            </table:table-row>
            <table:table-row>
              <table:table-cell office:value-type="float" office:value="14018.5">
                <text:p>14018.5</text:p>
              </table:table-cell>
              <table:table-cell office:value-type="float" office:value="0.000496095">
                <text:p>0.000496095</text:p>
              </table:table-cell>
            </table:table-row>
            <table:table-row>
              <table:table-cell office:value-type="float" office:value="14027.7">
                <text:p>14027.7</text:p>
              </table:table-cell>
              <table:table-cell office:value-type="float" office:value="0.000660157">
                <text:p>0.000660157</text:p>
              </table:table-cell>
            </table:table-row>
            <table:table-row>
              <table:table-cell office:value-type="float" office:value="14036.8">
                <text:p>14036.8</text:p>
              </table:table-cell>
              <table:table-cell office:value-type="float" office:value="0.000708198">
                <text:p>0.000708198</text:p>
              </table:table-cell>
            </table:table-row>
            <table:table-row>
              <table:table-cell office:value-type="float" office:value="14046">
                <text:p>14046</text:p>
              </table:table-cell>
              <table:table-cell office:value-type="float" office:value="0.000765904">
                <text:p>0.000765904</text:p>
              </table:table-cell>
            </table:table-row>
            <table:table-row>
              <table:table-cell office:value-type="float" office:value="14055.2">
                <text:p>14055.2</text:p>
              </table:table-cell>
              <table:table-cell office:value-type="float" office:value="0.00020865">
                <text:p>0.00020865</text:p>
              </table:table-cell>
            </table:table-row>
            <table:table-row>
              <table:table-cell office:value-type="float" office:value="14064.3">
                <text:p>14064.3</text:p>
              </table:table-cell>
              <table:table-cell office:value-type="float" office:value="0.00114893">
                <text:p>0.00114893</text:p>
              </table:table-cell>
            </table:table-row>
            <table:table-row>
              <table:table-cell office:value-type="float" office:value="14073.5">
                <text:p>14073.5</text:p>
              </table:table-cell>
              <table:table-cell office:value-type="float" office:value="0.000413185">
                <text:p>0.000413185</text:p>
              </table:table-cell>
            </table:table-row>
            <table:table-row>
              <table:table-cell office:value-type="float" office:value="14082.7">
                <text:p>14082.7</text:p>
              </table:table-cell>
              <table:table-cell office:value-type="float" office:value="0.00147315">
                <text:p>0.00147315</text:p>
              </table:table-cell>
            </table:table-row>
            <table:table-row>
              <table:table-cell office:value-type="float" office:value="14091.8">
                <text:p>14091.8</text:p>
              </table:table-cell>
              <table:table-cell office:value-type="float" office:value="0.00115986">
                <text:p>0.00115986</text:p>
              </table:table-cell>
            </table:table-row>
            <table:table-row>
              <table:table-cell office:value-type="float" office:value="14101">
                <text:p>14101</text:p>
              </table:table-cell>
              <table:table-cell office:value-type="float" office:value="0.00111487">
                <text:p>0.00111487</text:p>
              </table:table-cell>
            </table:table-row>
            <table:table-row>
              <table:table-cell office:value-type="float" office:value="14110.2">
                <text:p>14110.2</text:p>
              </table:table-cell>
              <table:table-cell office:value-type="float" office:value="0.00105983">
                <text:p>0.00105983</text:p>
              </table:table-cell>
            </table:table-row>
            <table:table-row>
              <table:table-cell office:value-type="float" office:value="14119.3">
                <text:p>14119.3</text:p>
              </table:table-cell>
              <table:table-cell office:value-type="float" office:value="0.00102277">
                <text:p>0.00102277</text:p>
              </table:table-cell>
            </table:table-row>
            <table:table-row>
              <table:table-cell office:value-type="float" office:value="14128.5">
                <text:p>14128.5</text:p>
              </table:table-cell>
              <table:table-cell office:value-type="float" office:value="0.00132418">
                <text:p>0.00132418</text:p>
              </table:table-cell>
            </table:table-row>
            <table:table-row>
              <table:table-cell office:value-type="float" office:value="14137.7">
                <text:p>14137.7</text:p>
              </table:table-cell>
              <table:table-cell office:value-type="float" office:value="0.00126186">
                <text:p>0.00126186</text:p>
              </table:table-cell>
            </table:table-row>
            <table:table-row>
              <table:table-cell office:value-type="float" office:value="14146.8">
                <text:p>14146.8</text:p>
              </table:table-cell>
              <table:table-cell office:value-type="float" office:value="0.000824476">
                <text:p>0.000824476</text:p>
              </table:table-cell>
            </table:table-row>
            <table:table-row>
              <table:table-cell office:value-type="float" office:value="14156">
                <text:p>14156</text:p>
              </table:table-cell>
              <table:table-cell office:value-type="float" office:value="0.00110009">
                <text:p>0.00110009</text:p>
              </table:table-cell>
            </table:table-row>
            <table:table-row>
              <table:table-cell office:value-type="float" office:value="14165.2">
                <text:p>14165.2</text:p>
              </table:table-cell>
              <table:table-cell office:value-type="float" office:value="0.00122502">
                <text:p>0.00122502</text:p>
              </table:table-cell>
            </table:table-row>
            <table:table-row>
              <table:table-cell office:value-type="float" office:value="14174.3">
                <text:p>14174.3</text:p>
              </table:table-cell>
              <table:table-cell office:value-type="float" office:value="0.000804052">
                <text:p>0.000804052</text:p>
              </table:table-cell>
            </table:table-row>
            <table:table-row>
              <table:table-cell office:value-type="float" office:value="14183.5">
                <text:p>14183.5</text:p>
              </table:table-cell>
              <table:table-cell office:value-type="float" office:value="0.000908398">
                <text:p>0.000908398</text:p>
              </table:table-cell>
            </table:table-row>
            <table:table-row>
              <table:table-cell office:value-type="float" office:value="14192.7">
                <text:p>14192.7</text:p>
              </table:table-cell>
              <table:table-cell office:value-type="float" office:value="0.000545452">
                <text:p>0.000545452</text:p>
              </table:table-cell>
            </table:table-row>
            <table:table-row>
              <table:table-cell office:value-type="float" office:value="14201.9">
                <text:p>14201.9</text:p>
              </table:table-cell>
              <table:table-cell office:value-type="float" office:value="0.000414865">
                <text:p>0.000414865</text:p>
              </table:table-cell>
            </table:table-row>
            <table:table-row>
              <table:table-cell office:value-type="float" office:value="14211">
                <text:p>14211</text:p>
              </table:table-cell>
              <table:table-cell office:value-type="float" office:value="0.000745665">
                <text:p>0.000745665</text:p>
              </table:table-cell>
            </table:table-row>
            <table:table-row>
              <table:table-cell office:value-type="float" office:value="14220.2">
                <text:p>14220.2</text:p>
              </table:table-cell>
              <table:table-cell office:value-type="float" office:value="0.000864367">
                <text:p>0.000864367</text:p>
              </table:table-cell>
            </table:table-row>
            <table:table-row>
              <table:table-cell office:value-type="float" office:value="14229.4">
                <text:p>14229.4</text:p>
              </table:table-cell>
              <table:table-cell office:value-type="float" office:value="0.000794913">
                <text:p>0.000794913</text:p>
              </table:table-cell>
            </table:table-row>
            <table:table-row>
              <table:table-cell office:value-type="float" office:value="14238.5">
                <text:p>14238.5</text:p>
              </table:table-cell>
              <table:table-cell office:value-type="float" office:value="0.00121033">
                <text:p>0.00121033</text:p>
              </table:table-cell>
            </table:table-row>
            <table:table-row>
              <table:table-cell office:value-type="float" office:value="14247.7">
                <text:p>14247.7</text:p>
              </table:table-cell>
              <table:table-cell office:value-type="float" office:value="0.00143334">
                <text:p>0.00143334</text:p>
              </table:table-cell>
            </table:table-row>
            <table:table-row>
              <table:table-cell office:value-type="float" office:value="14256.9">
                <text:p>14256.9</text:p>
              </table:table-cell>
              <table:table-cell office:value-type="float" office:value="0.000629759">
                <text:p>0.000629759</text:p>
              </table:table-cell>
            </table:table-row>
            <table:table-row>
              <table:table-cell office:value-type="float" office:value="14266">
                <text:p>14266</text:p>
              </table:table-cell>
              <table:table-cell office:value-type="float" office:value="0.00130735">
                <text:p>0.00130735</text:p>
              </table:table-cell>
            </table:table-row>
            <table:table-row>
              <table:table-cell office:value-type="float" office:value="14275.2">
                <text:p>14275.2</text:p>
              </table:table-cell>
              <table:table-cell office:value-type="float" office:value="0.00123424">
                <text:p>0.00123424</text:p>
              </table:table-cell>
            </table:table-row>
            <table:table-row>
              <table:table-cell office:value-type="float" office:value="14284.4">
                <text:p>14284.4</text:p>
              </table:table-cell>
              <table:table-cell office:value-type="float" office:value="0.000609983">
                <text:p>0.000609983</text:p>
              </table:table-cell>
            </table:table-row>
            <table:table-row>
              <table:table-cell office:value-type="float" office:value="14293.5">
                <text:p>14293.5</text:p>
              </table:table-cell>
              <table:table-cell office:value-type="float" office:value="0.00175848">
                <text:p>0.00175848</text:p>
              </table:table-cell>
            </table:table-row>
            <table:table-row>
              <table:table-cell office:value-type="float" office:value="14302.7">
                <text:p>14302.7</text:p>
              </table:table-cell>
              <table:table-cell office:value-type="float" office:value="0.000802196">
                <text:p>0.000802196</text:p>
              </table:table-cell>
            </table:table-row>
            <table:table-row>
              <table:table-cell office:value-type="float" office:value="14311.9">
                <text:p>14311.9</text:p>
              </table:table-cell>
              <table:table-cell office:value-type="float" office:value="0.000966855">
                <text:p>0.000966855</text:p>
              </table:table-cell>
            </table:table-row>
            <table:table-row>
              <table:table-cell office:value-type="float" office:value="14321">
                <text:p>14321</text:p>
              </table:table-cell>
              <table:table-cell office:value-type="float" office:value="0.000626089">
                <text:p>0.000626089</text:p>
              </table:table-cell>
            </table:table-row>
            <table:table-row>
              <table:table-cell office:value-type="float" office:value="14330.2">
                <text:p>14330.2</text:p>
              </table:table-cell>
              <table:table-cell office:value-type="float" office:value="0.000818941">
                <text:p>0.000818941</text:p>
              </table:table-cell>
            </table:table-row>
            <table:table-row>
              <table:table-cell office:value-type="float" office:value="14339.4">
                <text:p>14339.4</text:p>
              </table:table-cell>
              <table:table-cell office:value-type="float" office:value="0.000787039">
                <text:p>0.000787039</text:p>
              </table:table-cell>
            </table:table-row>
            <table:table-row>
              <table:table-cell office:value-type="float" office:value="14348.5">
                <text:p>14348.5</text:p>
              </table:table-cell>
              <table:table-cell office:value-type="float" office:value="0.000571458">
                <text:p>0.000571458</text:p>
              </table:table-cell>
            </table:table-row>
            <table:table-row>
              <table:table-cell office:value-type="float" office:value="14357.7">
                <text:p>14357.7</text:p>
              </table:table-cell>
              <table:table-cell office:value-type="float" office:value="0.000529578">
                <text:p>0.000529578</text:p>
              </table:table-cell>
            </table:table-row>
            <table:table-row>
              <table:table-cell office:value-type="float" office:value="14366.9">
                <text:p>14366.9</text:p>
              </table:table-cell>
              <table:table-cell office:value-type="float" office:value="0.000736569">
                <text:p>0.000736569</text:p>
              </table:table-cell>
            </table:table-row>
            <table:table-row>
              <table:table-cell office:value-type="float" office:value="14376">
                <text:p>14376</text:p>
              </table:table-cell>
              <table:table-cell office:value-type="float" office:value="0.000572255">
                <text:p>0.000572255</text:p>
              </table:table-cell>
            </table:table-row>
            <table:table-row>
              <table:table-cell office:value-type="float" office:value="14385.2">
                <text:p>14385.2</text:p>
              </table:table-cell>
              <table:table-cell office:value-type="float" office:value="0.0000656622">
                <text:p>0.0000656622</text:p>
              </table:table-cell>
            </table:table-row>
            <table:table-row>
              <table:table-cell office:value-type="float" office:value="14394.4">
                <text:p>14394.4</text:p>
              </table:table-cell>
              <table:table-cell office:value-type="float" office:value="0.000388134">
                <text:p>0.000388134</text:p>
              </table:table-cell>
            </table:table-row>
            <table:table-row>
              <table:table-cell office:value-type="float" office:value="14403.6">
                <text:p>14403.6</text:p>
              </table:table-cell>
              <table:table-cell office:value-type="float" office:value="0.000328283">
                <text:p>0.000328283</text:p>
              </table:table-cell>
            </table:table-row>
            <table:table-row>
              <table:table-cell office:value-type="float" office:value="14412.7">
                <text:p>14412.7</text:p>
              </table:table-cell>
              <table:table-cell office:value-type="float" office:value="0.000255065">
                <text:p>0.000255065</text:p>
              </table:table-cell>
            </table:table-row>
            <table:table-row>
              <table:table-cell office:value-type="float" office:value="14421.9">
                <text:p>14421.9</text:p>
              </table:table-cell>
              <table:table-cell office:value-type="float" office:value="0.0000977316">
                <text:p>0.0000977316</text:p>
              </table:table-cell>
            </table:table-row>
            <table:table-row>
              <table:table-cell office:value-type="float" office:value="14431.1">
                <text:p>14431.1</text:p>
              </table:table-cell>
              <table:table-cell office:value-type="float" office:value="0.000118981">
                <text:p>0.000118981</text:p>
              </table:table-cell>
            </table:table-row>
            <table:table-row>
              <table:table-cell office:value-type="float" office:value="14440.2">
                <text:p>14440.2</text:p>
              </table:table-cell>
              <table:table-cell office:value-type="float" office:value="0.000233185">
                <text:p>0.000233185</text:p>
              </table:table-cell>
            </table:table-row>
            <table:table-row>
              <table:table-cell office:value-type="float" office:value="14449.4">
                <text:p>14449.4</text:p>
              </table:table-cell>
              <table:table-cell office:value-type="float" office:value="0.000440136">
                <text:p>0.000440136</text:p>
              </table:table-cell>
            </table:table-row>
            <table:table-row>
              <table:table-cell office:value-type="float" office:value="14458.6">
                <text:p>14458.6</text:p>
              </table:table-cell>
              <table:table-cell office:value-type="float" office:value="0.000185988">
                <text:p>0.000185988</text:p>
              </table:table-cell>
            </table:table-row>
            <table:table-row>
              <table:table-cell office:value-type="float" office:value="14467.7">
                <text:p>14467.7</text:p>
              </table:table-cell>
              <table:table-cell office:value-type="float" office:value="0.000799631">
                <text:p>0.000799631</text:p>
              </table:table-cell>
            </table:table-row>
            <table:table-row>
              <table:table-cell office:value-type="float" office:value="14476.9">
                <text:p>14476.9</text:p>
              </table:table-cell>
              <table:table-cell office:value-type="float" office:value="0.000805772">
                <text:p>0.000805772</text:p>
              </table:table-cell>
            </table:table-row>
            <table:table-row>
              <table:table-cell office:value-type="float" office:value="14486.1">
                <text:p>14486.1</text:p>
              </table:table-cell>
              <table:table-cell office:value-type="float" office:value="0.000376451">
                <text:p>0.000376451</text:p>
              </table:table-cell>
            </table:table-row>
            <table:table-row>
              <table:table-cell office:value-type="float" office:value="14495.2">
                <text:p>14495.2</text:p>
              </table:table-cell>
              <table:table-cell office:value-type="float" office:value="0.000388713">
                <text:p>0.000388713</text:p>
              </table:table-cell>
            </table:table-row>
            <table:table-row>
              <table:table-cell office:value-type="float" office:value="14504.4">
                <text:p>14504.4</text:p>
              </table:table-cell>
              <table:table-cell office:value-type="float" office:value="0.000693719">
                <text:p>0.000693719</text:p>
              </table:table-cell>
            </table:table-row>
            <table:table-row>
              <table:table-cell office:value-type="float" office:value="14513.6">
                <text:p>14513.6</text:p>
              </table:table-cell>
              <table:table-cell office:value-type="float" office:value="0.000502987">
                <text:p>0.000502987</text:p>
              </table:table-cell>
            </table:table-row>
            <table:table-row>
              <table:table-cell office:value-type="float" office:value="14522.7">
                <text:p>14522.7</text:p>
              </table:table-cell>
              <table:table-cell office:value-type="float" office:value="0.000448995">
                <text:p>0.000448995</text:p>
              </table:table-cell>
            </table:table-row>
            <table:table-row>
              <table:table-cell office:value-type="float" office:value="14531.9">
                <text:p>14531.9</text:p>
              </table:table-cell>
              <table:table-cell office:value-type="float" office:value="0.000495251">
                <text:p>0.000495251</text:p>
              </table:table-cell>
            </table:table-row>
            <table:table-row>
              <table:table-cell office:value-type="float" office:value="14541.1">
                <text:p>14541.1</text:p>
              </table:table-cell>
              <table:table-cell office:value-type="float" office:value="0.000737949">
                <text:p>0.000737949</text:p>
              </table:table-cell>
            </table:table-row>
            <table:table-row>
              <table:table-cell office:value-type="float" office:value="14550.2">
                <text:p>14550.2</text:p>
              </table:table-cell>
              <table:table-cell office:value-type="float" office:value="0.000610831">
                <text:p>0.000610831</text:p>
              </table:table-cell>
            </table:table-row>
            <table:table-row>
              <table:table-cell office:value-type="float" office:value="14559.4">
                <text:p>14559.4</text:p>
              </table:table-cell>
              <table:table-cell office:value-type="float" office:value="0.000478061">
                <text:p>0.000478061</text:p>
              </table:table-cell>
            </table:table-row>
            <table:table-row>
              <table:table-cell office:value-type="float" office:value="14568.6">
                <text:p>14568.6</text:p>
              </table:table-cell>
              <table:table-cell office:value-type="float" office:value="0.000468755">
                <text:p>0.000468755</text:p>
              </table:table-cell>
            </table:table-row>
            <table:table-row>
              <table:table-cell office:value-type="float" office:value="14577.8">
                <text:p>14577.8</text:p>
              </table:table-cell>
              <table:table-cell office:value-type="float" office:value="0.000430463">
                <text:p>0.000430463</text:p>
              </table:table-cell>
            </table:table-row>
            <table:table-row>
              <table:table-cell office:value-type="float" office:value="14586.9">
                <text:p>14586.9</text:p>
              </table:table-cell>
              <table:table-cell office:value-type="float" office:value="0.000508676">
                <text:p>0.000508676</text:p>
              </table:table-cell>
            </table:table-row>
            <table:table-row>
              <table:table-cell office:value-type="float" office:value="14596.1">
                <text:p>14596.1</text:p>
              </table:table-cell>
              <table:table-cell office:value-type="float" office:value="0.00054194">
                <text:p>0.00054194</text:p>
              </table:table-cell>
            </table:table-row>
            <table:table-row>
              <table:table-cell office:value-type="float" office:value="14605.3">
                <text:p>14605.3</text:p>
              </table:table-cell>
              <table:table-cell office:value-type="float" office:value="0.000621055">
                <text:p>0.000621055</text:p>
              </table:table-cell>
            </table:table-row>
            <table:table-row>
              <table:table-cell office:value-type="float" office:value="14614.4">
                <text:p>14614.4</text:p>
              </table:table-cell>
              <table:table-cell office:value-type="float" office:value="0.000720817">
                <text:p>0.000720817</text:p>
              </table:table-cell>
            </table:table-row>
            <table:table-row>
              <table:table-cell office:value-type="float" office:value="14623.6">
                <text:p>14623.6</text:p>
              </table:table-cell>
              <table:table-cell office:value-type="float" office:value="0.000793232">
                <text:p>0.000793232</text:p>
              </table:table-cell>
            </table:table-row>
            <table:table-row>
              <table:table-cell office:value-type="float" office:value="14632.8">
                <text:p>14632.8</text:p>
              </table:table-cell>
              <table:table-cell office:value-type="float" office:value="0.000874376">
                <text:p>0.000874376</text:p>
              </table:table-cell>
            </table:table-row>
            <table:table-row>
              <table:table-cell office:value-type="float" office:value="14641.9">
                <text:p>14641.9</text:p>
              </table:table-cell>
              <table:table-cell office:value-type="float" office:value="0.000973428">
                <text:p>0.000973428</text:p>
              </table:table-cell>
            </table:table-row>
            <table:table-row>
              <table:table-cell office:value-type="float" office:value="14651.1">
                <text:p>14651.1</text:p>
              </table:table-cell>
              <table:table-cell office:value-type="float" office:value="0.00091527">
                <text:p>0.00091527</text:p>
              </table:table-cell>
            </table:table-row>
            <table:table-row>
              <table:table-cell office:value-type="float" office:value="14660.3">
                <text:p>14660.3</text:p>
              </table:table-cell>
              <table:table-cell office:value-type="float" office:value="0.000692069">
                <text:p>0.000692069</text:p>
              </table:table-cell>
            </table:table-row>
            <table:table-row>
              <table:table-cell office:value-type="float" office:value="14669.4">
                <text:p>14669.4</text:p>
              </table:table-cell>
              <table:table-cell office:value-type="float" office:value="0.000931166">
                <text:p>0.000931166</text:p>
              </table:table-cell>
            </table:table-row>
            <table:table-row>
              <table:table-cell office:value-type="float" office:value="14678.6">
                <text:p>14678.6</text:p>
              </table:table-cell>
              <table:table-cell office:value-type="float" office:value="0.00104726">
                <text:p>0.00104726</text:p>
              </table:table-cell>
            </table:table-row>
            <table:table-row>
              <table:table-cell office:value-type="float" office:value="14687.8">
                <text:p>14687.8</text:p>
              </table:table-cell>
              <table:table-cell office:value-type="float" office:value="0.00061243">
                <text:p>0.00061243</text:p>
              </table:table-cell>
            </table:table-row>
            <table:table-row>
              <table:table-cell office:value-type="float" office:value="14696.9">
                <text:p>14696.9</text:p>
              </table:table-cell>
              <table:table-cell office:value-type="float" office:value="0.000524443">
                <text:p>0.000524443</text:p>
              </table:table-cell>
            </table:table-row>
            <table:table-row>
              <table:table-cell office:value-type="float" office:value="14706.1">
                <text:p>14706.1</text:p>
              </table:table-cell>
              <table:table-cell office:value-type="float" office:value="0.000347814">
                <text:p>0.000347814</text:p>
              </table:table-cell>
            </table:table-row>
            <table:table-row>
              <table:table-cell office:value-type="float" office:value="14715.3">
                <text:p>14715.3</text:p>
              </table:table-cell>
              <table:table-cell office:value-type="float" office:value="0.000203851">
                <text:p>0.000203851</text:p>
              </table:table-cell>
            </table:table-row>
            <table:table-row>
              <table:table-cell office:value-type="float" office:value="14724.4">
                <text:p>14724.4</text:p>
              </table:table-cell>
              <table:table-cell office:value-type="float" office:value="0.000479596">
                <text:p>0.000479596</text:p>
              </table:table-cell>
            </table:table-row>
            <table:table-row>
              <table:table-cell office:value-type="float" office:value="14733.6">
                <text:p>14733.6</text:p>
              </table:table-cell>
              <table:table-cell office:value-type="float" office:value="0.000278072">
                <text:p>0.000278072</text:p>
              </table:table-cell>
            </table:table-row>
            <table:table-row>
              <table:table-cell office:value-type="float" office:value="14742.8">
                <text:p>14742.8</text:p>
              </table:table-cell>
              <table:table-cell office:value-type="float" office:value="0.000921014">
                <text:p>0.000921014</text:p>
              </table:table-cell>
            </table:table-row>
            <table:table-row>
              <table:table-cell office:value-type="float" office:value="14752">
                <text:p>14752</text:p>
              </table:table-cell>
              <table:table-cell office:value-type="float" office:value="0.0010848">
                <text:p>0.0010848</text:p>
              </table:table-cell>
            </table:table-row>
            <table:table-row>
              <table:table-cell office:value-type="float" office:value="14761.1">
                <text:p>14761.1</text:p>
              </table:table-cell>
              <table:table-cell office:value-type="float" office:value="0.000660639">
                <text:p>0.000660639</text:p>
              </table:table-cell>
            </table:table-row>
            <table:table-row>
              <table:table-cell office:value-type="float" office:value="14770.3">
                <text:p>14770.3</text:p>
              </table:table-cell>
              <table:table-cell office:value-type="float" office:value="0.00109558">
                <text:p>0.00109558</text:p>
              </table:table-cell>
            </table:table-row>
            <table:table-row>
              <table:table-cell office:value-type="float" office:value="14779.5">
                <text:p>14779.5</text:p>
              </table:table-cell>
              <table:table-cell office:value-type="float" office:value="0.000785974">
                <text:p>0.000785974</text:p>
              </table:table-cell>
            </table:table-row>
            <table:table-row>
              <table:table-cell office:value-type="float" office:value="14788.6">
                <text:p>14788.6</text:p>
              </table:table-cell>
              <table:table-cell office:value-type="float" office:value="0.00100014">
                <text:p>0.00100014</text:p>
              </table:table-cell>
            </table:table-row>
            <table:table-row>
              <table:table-cell office:value-type="float" office:value="14797.8">
                <text:p>14797.8</text:p>
              </table:table-cell>
              <table:table-cell office:value-type="float" office:value="0.00137286">
                <text:p>0.00137286</text:p>
              </table:table-cell>
            </table:table-row>
            <table:table-row>
              <table:table-cell office:value-type="float" office:value="14807">
                <text:p>14807</text:p>
              </table:table-cell>
              <table:table-cell office:value-type="float" office:value="0.000973977">
                <text:p>0.000973977</text:p>
              </table:table-cell>
            </table:table-row>
            <table:table-row>
              <table:table-cell office:value-type="float" office:value="14816.1">
                <text:p>14816.1</text:p>
              </table:table-cell>
              <table:table-cell office:value-type="float" office:value="0.000787287">
                <text:p>0.000787287</text:p>
              </table:table-cell>
            </table:table-row>
            <table:table-row>
              <table:table-cell office:value-type="float" office:value="14825.3">
                <text:p>14825.3</text:p>
              </table:table-cell>
              <table:table-cell office:value-type="float" office:value="0.000975839">
                <text:p>0.000975839</text:p>
              </table:table-cell>
            </table:table-row>
            <table:table-row>
              <table:table-cell office:value-type="float" office:value="14834.5">
                <text:p>14834.5</text:p>
              </table:table-cell>
              <table:table-cell office:value-type="float" office:value="0.000710247">
                <text:p>0.000710247</text:p>
              </table:table-cell>
            </table:table-row>
            <table:table-row>
              <table:table-cell office:value-type="float" office:value="14843.6">
                <text:p>14843.6</text:p>
              </table:table-cell>
              <table:table-cell office:value-type="float" office:value="0.000760789">
                <text:p>0.000760789</text:p>
              </table:table-cell>
            </table:table-row>
            <table:table-row>
              <table:table-cell office:value-type="float" office:value="14852.8">
                <text:p>14852.8</text:p>
              </table:table-cell>
              <table:table-cell office:value-type="float" office:value="0.000661721">
                <text:p>0.000661721</text:p>
              </table:table-cell>
            </table:table-row>
            <table:table-row>
              <table:table-cell office:value-type="float" office:value="14862">
                <text:p>14862</text:p>
              </table:table-cell>
              <table:table-cell office:value-type="float" office:value="0.000361426">
                <text:p>0.000361426</text:p>
              </table:table-cell>
            </table:table-row>
            <table:table-row>
              <table:table-cell office:value-type="float" office:value="14871.1">
                <text:p>14871.1</text:p>
              </table:table-cell>
              <table:table-cell office:value-type="float" office:value="0.00041995">
                <text:p>0.00041995</text:p>
              </table:table-cell>
            </table:table-row>
            <table:table-row>
              <table:table-cell office:value-type="float" office:value="14880.3">
                <text:p>14880.3</text:p>
              </table:table-cell>
              <table:table-cell office:value-type="float" office:value="0.000338339">
                <text:p>0.000338339</text:p>
              </table:table-cell>
            </table:table-row>
            <table:table-row>
              <table:table-cell office:value-type="float" office:value="14889.5">
                <text:p>14889.5</text:p>
              </table:table-cell>
              <table:table-cell office:value-type="float" office:value="0.000744288">
                <text:p>0.000744288</text:p>
              </table:table-cell>
            </table:table-row>
            <table:table-row>
              <table:table-cell office:value-type="float" office:value="14898.6">
                <text:p>14898.6</text:p>
              </table:table-cell>
              <table:table-cell office:value-type="float" office:value="0.000349552">
                <text:p>0.000349552</text:p>
              </table:table-cell>
            </table:table-row>
            <table:table-row>
              <table:table-cell office:value-type="float" office:value="14907.8">
                <text:p>14907.8</text:p>
              </table:table-cell>
              <table:table-cell office:value-type="float" office:value="0.000338242">
                <text:p>0.000338242</text:p>
              </table:table-cell>
            </table:table-row>
            <table:table-row>
              <table:table-cell office:value-type="float" office:value="14917">
                <text:p>14917</text:p>
              </table:table-cell>
              <table:table-cell office:value-type="float" office:value="0.00114344">
                <text:p>0.00114344</text:p>
              </table:table-cell>
            </table:table-row>
            <table:table-row>
              <table:table-cell office:value-type="float" office:value="14926.2">
                <text:p>14926.2</text:p>
              </table:table-cell>
              <table:table-cell office:value-type="float" office:value="0.000992875">
                <text:p>0.000992875</text:p>
              </table:table-cell>
            </table:table-row>
            <table:table-row>
              <table:table-cell office:value-type="float" office:value="14935.3">
                <text:p>14935.3</text:p>
              </table:table-cell>
              <table:table-cell office:value-type="float" office:value="0.00100422">
                <text:p>0.00100422</text:p>
              </table:table-cell>
            </table:table-row>
            <table:table-row>
              <table:table-cell office:value-type="float" office:value="14944.5">
                <text:p>14944.5</text:p>
              </table:table-cell>
              <table:table-cell office:value-type="float" office:value="0.00113242">
                <text:p>0.00113242</text:p>
              </table:table-cell>
            </table:table-row>
            <table:table-row>
              <table:table-cell office:value-type="float" office:value="14953.7">
                <text:p>14953.7</text:p>
              </table:table-cell>
              <table:table-cell office:value-type="float" office:value="0.000562903">
                <text:p>0.000562903</text:p>
              </table:table-cell>
            </table:table-row>
            <table:table-row>
              <table:table-cell office:value-type="float" office:value="14962.8">
                <text:p>14962.8</text:p>
              </table:table-cell>
              <table:table-cell office:value-type="float" office:value="0.00144356">
                <text:p>0.00144356</text:p>
              </table:table-cell>
            </table:table-row>
            <table:table-row>
              <table:table-cell office:value-type="float" office:value="14972">
                <text:p>14972</text:p>
              </table:table-cell>
              <table:table-cell office:value-type="float" office:value="0.000584062">
                <text:p>0.000584062</text:p>
              </table:table-cell>
            </table:table-row>
            <table:table-row>
              <table:table-cell office:value-type="float" office:value="14981.2">
                <text:p>14981.2</text:p>
              </table:table-cell>
              <table:table-cell office:value-type="float" office:value="0.00100057">
                <text:p>0.00100057</text:p>
              </table:table-cell>
            </table:table-row>
            <table:table-row>
              <table:table-cell office:value-type="float" office:value="14990.3">
                <text:p>14990.3</text:p>
              </table:table-cell>
              <table:table-cell office:value-type="float" office:value="0.00031793">
                <text:p>0.00031793</text:p>
              </table:table-cell>
            </table:table-row>
            <table:table-row>
              <table:table-cell office:value-type="float" office:value="14999.5">
                <text:p>14999.5</text:p>
              </table:table-cell>
              <table:table-cell office:value-type="float" office:value="0.000628105">
                <text:p>0.000628105</text:p>
              </table:table-cell>
            </table:table-row>
            <table:table-row>
              <table:table-cell office:value-type="float" office:value="15008.7">
                <text:p>15008.7</text:p>
              </table:table-cell>
              <table:table-cell office:value-type="float" office:value="0.000285256">
                <text:p>0.000285256</text:p>
              </table:table-cell>
            </table:table-row>
            <table:table-row>
              <table:table-cell office:value-type="float" office:value="15017.8">
                <text:p>15017.8</text:p>
              </table:table-cell>
              <table:table-cell office:value-type="float" office:value="0.000445802">
                <text:p>0.000445802</text:p>
              </table:table-cell>
            </table:table-row>
            <table:table-row>
              <table:table-cell office:value-type="float" office:value="15027">
                <text:p>15027</text:p>
              </table:table-cell>
              <table:table-cell office:value-type="float" office:value="0.000179019">
                <text:p>0.000179019</text:p>
              </table:table-cell>
            </table:table-row>
            <table:table-row>
              <table:table-cell office:value-type="float" office:value="15036.2">
                <text:p>15036.2</text:p>
              </table:table-cell>
              <table:table-cell office:value-type="float" office:value="0.000486412">
                <text:p>0.000486412</text:p>
              </table:table-cell>
            </table:table-row>
            <table:table-row>
              <table:table-cell office:value-type="float" office:value="15045.3">
                <text:p>15045.3</text:p>
              </table:table-cell>
              <table:table-cell office:value-type="float" office:value="0.000684129">
                <text:p>0.000684129</text:p>
              </table:table-cell>
            </table:table-row>
            <table:table-row>
              <table:table-cell office:value-type="float" office:value="15054.5">
                <text:p>15054.5</text:p>
              </table:table-cell>
              <table:table-cell office:value-type="float" office:value="0.000931534">
                <text:p>0.000931534</text:p>
              </table:table-cell>
            </table:table-row>
            <table:table-row>
              <table:table-cell office:value-type="float" office:value="15063.7">
                <text:p>15063.7</text:p>
              </table:table-cell>
              <table:table-cell office:value-type="float" office:value="0.00125408">
                <text:p>0.00125408</text:p>
              </table:table-cell>
            </table:table-row>
            <table:table-row>
              <table:table-cell office:value-type="float" office:value="15072.8">
                <text:p>15072.8</text:p>
              </table:table-cell>
              <table:table-cell office:value-type="float" office:value="0.0014372">
                <text:p>0.0014372</text:p>
              </table:table-cell>
            </table:table-row>
            <table:table-row>
              <table:table-cell office:value-type="float" office:value="15082">
                <text:p>15082</text:p>
              </table:table-cell>
              <table:table-cell office:value-type="float" office:value="0.00101872">
                <text:p>0.00101872</text:p>
              </table:table-cell>
            </table:table-row>
            <table:table-row>
              <table:table-cell office:value-type="float" office:value="15091.2">
                <text:p>15091.2</text:p>
              </table:table-cell>
              <table:table-cell office:value-type="float" office:value="0.00135364">
                <text:p>0.00135364</text:p>
              </table:table-cell>
            </table:table-row>
            <table:table-row>
              <table:table-cell office:value-type="float" office:value="15100.4">
                <text:p>15100.4</text:p>
              </table:table-cell>
              <table:table-cell office:value-type="float" office:value="0.00152167">
                <text:p>0.00152167</text:p>
              </table:table-cell>
            </table:table-row>
            <table:table-row>
              <table:table-cell office:value-type="float" office:value="15109.5">
                <text:p>15109.5</text:p>
              </table:table-cell>
              <table:table-cell office:value-type="float" office:value="0.00134949">
                <text:p>0.00134949</text:p>
              </table:table-cell>
            </table:table-row>
            <table:table-row>
              <table:table-cell office:value-type="float" office:value="15118.7">
                <text:p>15118.7</text:p>
              </table:table-cell>
              <table:table-cell office:value-type="float" office:value="0.000884932">
                <text:p>0.000884932</text:p>
              </table:table-cell>
            </table:table-row>
            <table:table-row>
              <table:table-cell office:value-type="float" office:value="15127.9">
                <text:p>15127.9</text:p>
              </table:table-cell>
              <table:table-cell office:value-type="float" office:value="0.00155734">
                <text:p>0.00155734</text:p>
              </table:table-cell>
            </table:table-row>
            <table:table-row>
              <table:table-cell office:value-type="float" office:value="15137">
                <text:p>15137</text:p>
              </table:table-cell>
              <table:table-cell office:value-type="float" office:value="0.00233929">
                <text:p>0.00233929</text:p>
              </table:table-cell>
            </table:table-row>
            <table:table-row>
              <table:table-cell office:value-type="float" office:value="15146.2">
                <text:p>15146.2</text:p>
              </table:table-cell>
              <table:table-cell office:value-type="float" office:value="0.00147011">
                <text:p>0.00147011</text:p>
              </table:table-cell>
            </table:table-row>
            <table:table-row>
              <table:table-cell office:value-type="float" office:value="15155.4">
                <text:p>15155.4</text:p>
              </table:table-cell>
              <table:table-cell office:value-type="float" office:value="0.00127105">
                <text:p>0.00127105</text:p>
              </table:table-cell>
            </table:table-row>
            <table:table-row>
              <table:table-cell office:value-type="float" office:value="15164.5">
                <text:p>15164.5</text:p>
              </table:table-cell>
              <table:table-cell office:value-type="float" office:value="0.00160177">
                <text:p>0.00160177</text:p>
              </table:table-cell>
            </table:table-row>
            <table:table-row>
              <table:table-cell office:value-type="float" office:value="15173.7">
                <text:p>15173.7</text:p>
              </table:table-cell>
              <table:table-cell office:value-type="float" office:value="0.000375116">
                <text:p>0.000375116</text:p>
              </table:table-cell>
            </table:table-row>
            <table:table-row>
              <table:table-cell office:value-type="float" office:value="15182.9">
                <text:p>15182.9</text:p>
              </table:table-cell>
              <table:table-cell office:value-type="float" office:value="0.00122845">
                <text:p>0.00122845</text:p>
              </table:table-cell>
            </table:table-row>
            <table:table-row>
              <table:table-cell office:value-type="float" office:value="15192">
                <text:p>15192</text:p>
              </table:table-cell>
              <table:table-cell office:value-type="float" office:value="0.000710688">
                <text:p>0.000710688</text:p>
              </table:table-cell>
            </table:table-row>
            <table:table-row>
              <table:table-cell office:value-type="float" office:value="15201.2">
                <text:p>15201.2</text:p>
              </table:table-cell>
              <table:table-cell office:value-type="float" office:value="0.000910804">
                <text:p>0.000910804</text:p>
              </table:table-cell>
            </table:table-row>
            <table:table-row>
              <table:table-cell office:value-type="float" office:value="15210.4">
                <text:p>15210.4</text:p>
              </table:table-cell>
              <table:table-cell office:value-type="float" office:value="0.000450554">
                <text:p>0.000450554</text:p>
              </table:table-cell>
            </table:table-row>
            <table:table-row>
              <table:table-cell office:value-type="float" office:value="15219.5">
                <text:p>15219.5</text:p>
              </table:table-cell>
              <table:table-cell office:value-type="float" office:value="0.000334227">
                <text:p>0.000334227</text:p>
              </table:table-cell>
            </table:table-row>
            <table:table-row>
              <table:table-cell office:value-type="float" office:value="15228.7">
                <text:p>15228.7</text:p>
              </table:table-cell>
              <table:table-cell office:value-type="float" office:value="0.00051556">
                <text:p>0.00051556</text:p>
              </table:table-cell>
            </table:table-row>
            <table:table-row>
              <table:table-cell office:value-type="float" office:value="15237.9">
                <text:p>15237.9</text:p>
              </table:table-cell>
              <table:table-cell office:value-type="float" office:value="0.000504655">
                <text:p>0.000504655</text:p>
              </table:table-cell>
            </table:table-row>
            <table:table-row>
              <table:table-cell office:value-type="float" office:value="15247">
                <text:p>15247</text:p>
              </table:table-cell>
              <table:table-cell office:value-type="float" office:value="0.000949069">
                <text:p>0.000949069</text:p>
              </table:table-cell>
            </table:table-row>
            <table:table-row>
              <table:table-cell office:value-type="float" office:value="15256.2">
                <text:p>15256.2</text:p>
              </table:table-cell>
              <table:table-cell office:value-type="float" office:value="0.000631537">
                <text:p>0.000631537</text:p>
              </table:table-cell>
            </table:table-row>
            <table:table-row>
              <table:table-cell office:value-type="float" office:value="15265.4">
                <text:p>15265.4</text:p>
              </table:table-cell>
              <table:table-cell office:value-type="float" office:value="0.000332621">
                <text:p>0.000332621</text:p>
              </table:table-cell>
            </table:table-row>
            <table:table-row>
              <table:table-cell office:value-type="float" office:value="15274.6">
                <text:p>15274.6</text:p>
              </table:table-cell>
              <table:table-cell office:value-type="float" office:value="0.000903019">
                <text:p>0.000903019</text:p>
              </table:table-cell>
            </table:table-row>
            <table:table-row>
              <table:table-cell office:value-type="float" office:value="15283.7">
                <text:p>15283.7</text:p>
              </table:table-cell>
              <table:table-cell office:value-type="float" office:value="0.000799146">
                <text:p>0.000799146</text:p>
              </table:table-cell>
            </table:table-row>
            <table:table-row>
              <table:table-cell office:value-type="float" office:value="15292.9">
                <text:p>15292.9</text:p>
              </table:table-cell>
              <table:table-cell office:value-type="float" office:value="0.000993047">
                <text:p>0.000993047</text:p>
              </table:table-cell>
            </table:table-row>
            <table:table-row>
              <table:table-cell office:value-type="float" office:value="15302.1">
                <text:p>15302.1</text:p>
              </table:table-cell>
              <table:table-cell office:value-type="float" office:value="0.000560522">
                <text:p>0.000560522</text:p>
              </table:table-cell>
            </table:table-row>
            <table:table-row>
              <table:table-cell office:value-type="float" office:value="15311.2">
                <text:p>15311.2</text:p>
              </table:table-cell>
              <table:table-cell office:value-type="float" office:value="0.0000793609">
                <text:p>0.0000793609</text:p>
              </table:table-cell>
            </table:table-row>
            <table:table-row>
              <table:table-cell office:value-type="float" office:value="15320.4">
                <text:p>15320.4</text:p>
              </table:table-cell>
              <table:table-cell office:value-type="float" office:value="0.000171821">
                <text:p>0.000171821</text:p>
              </table:table-cell>
            </table:table-row>
            <table:table-row>
              <table:table-cell office:value-type="float" office:value="15329.6">
                <text:p>15329.6</text:p>
              </table:table-cell>
              <table:table-cell office:value-type="float" office:value="0.000388427">
                <text:p>0.000388427</text:p>
              </table:table-cell>
            </table:table-row>
            <table:table-row>
              <table:table-cell office:value-type="float" office:value="15338.7">
                <text:p>15338.7</text:p>
              </table:table-cell>
              <table:table-cell office:value-type="float" office:value="0.000381445">
                <text:p>0.000381445</text:p>
              </table:table-cell>
            </table:table-row>
            <table:table-row>
              <table:table-cell office:value-type="float" office:value="15347.9">
                <text:p>15347.9</text:p>
              </table:table-cell>
              <table:table-cell office:value-type="float" office:value="0.000529581">
                <text:p>0.000529581</text:p>
              </table:table-cell>
            </table:table-row>
            <table:table-row>
              <table:table-cell office:value-type="float" office:value="15357.1">
                <text:p>15357.1</text:p>
              </table:table-cell>
              <table:table-cell office:value-type="float" office:value="0.00108605">
                <text:p>0.00108605</text:p>
              </table:table-cell>
            </table:table-row>
            <table:table-row>
              <table:table-cell office:value-type="float" office:value="15366.2">
                <text:p>15366.2</text:p>
              </table:table-cell>
              <table:table-cell office:value-type="float" office:value="0.000569974">
                <text:p>0.000569974</text:p>
              </table:table-cell>
            </table:table-row>
            <table:table-row>
              <table:table-cell office:value-type="float" office:value="15375.4">
                <text:p>15375.4</text:p>
              </table:table-cell>
              <table:table-cell office:value-type="float" office:value="0.000469838">
                <text:p>0.000469838</text:p>
              </table:table-cell>
            </table:table-row>
            <table:table-row>
              <table:table-cell office:value-type="float" office:value="15384.6">
                <text:p>15384.6</text:p>
              </table:table-cell>
              <table:table-cell office:value-type="float" office:value="0.000334426">
                <text:p>0.000334426</text:p>
              </table:table-cell>
            </table:table-row>
            <table:table-row>
              <table:table-cell office:value-type="float" office:value="15393.7">
                <text:p>15393.7</text:p>
              </table:table-cell>
              <table:table-cell office:value-type="float" office:value="0.00105182">
                <text:p>0.00105182</text:p>
              </table:table-cell>
            </table:table-row>
            <table:table-row>
              <table:table-cell office:value-type="float" office:value="15402.9">
                <text:p>15402.9</text:p>
              </table:table-cell>
              <table:table-cell office:value-type="float" office:value="0.000257443">
                <text:p>0.000257443</text:p>
              </table:table-cell>
            </table:table-row>
            <table:table-row>
              <table:table-cell office:value-type="float" office:value="15412.1">
                <text:p>15412.1</text:p>
              </table:table-cell>
              <table:table-cell office:value-type="float" office:value="0.000407868">
                <text:p>0.000407868</text:p>
              </table:table-cell>
            </table:table-row>
            <table:table-row>
              <table:table-cell office:value-type="float" office:value="15421.2">
                <text:p>15421.2</text:p>
              </table:table-cell>
              <table:table-cell office:value-type="float" office:value="0.000422342">
                <text:p>0.000422342</text:p>
              </table:table-cell>
            </table:table-row>
            <table:table-row>
              <table:table-cell office:value-type="float" office:value="15430.4">
                <text:p>15430.4</text:p>
              </table:table-cell>
              <table:table-cell office:value-type="float" office:value="0.00081658">
                <text:p>0.00081658</text:p>
              </table:table-cell>
            </table:table-row>
            <table:table-row>
              <table:table-cell office:value-type="float" office:value="15439.6">
                <text:p>15439.6</text:p>
              </table:table-cell>
              <table:table-cell office:value-type="float" office:value="0.000976072">
                <text:p>0.000976072</text:p>
              </table:table-cell>
            </table:table-row>
            <table:table-row>
              <table:table-cell office:value-type="float" office:value="15448.8">
                <text:p>15448.8</text:p>
              </table:table-cell>
              <table:table-cell office:value-type="float" office:value="0.00103291">
                <text:p>0.00103291</text:p>
              </table:table-cell>
            </table:table-row>
            <table:table-row>
              <table:table-cell office:value-type="float" office:value="15457.9">
                <text:p>15457.9</text:p>
              </table:table-cell>
              <table:table-cell office:value-type="float" office:value="0.000494753">
                <text:p>0.000494753</text:p>
              </table:table-cell>
            </table:table-row>
            <table:table-row>
              <table:table-cell office:value-type="float" office:value="15467.1">
                <text:p>15467.1</text:p>
              </table:table-cell>
              <table:table-cell office:value-type="float" office:value="0.00052886">
                <text:p>0.00052886</text:p>
              </table:table-cell>
            </table:table-row>
            <table:table-row>
              <table:table-cell office:value-type="float" office:value="15476.3">
                <text:p>15476.3</text:p>
              </table:table-cell>
              <table:table-cell office:value-type="float" office:value="0.000994512">
                <text:p>0.000994512</text:p>
              </table:table-cell>
            </table:table-row>
            <table:table-row>
              <table:table-cell office:value-type="float" office:value="15485.4">
                <text:p>15485.4</text:p>
              </table:table-cell>
              <table:table-cell office:value-type="float" office:value="0.00098113">
                <text:p>0.00098113</text:p>
              </table:table-cell>
            </table:table-row>
            <table:table-row>
              <table:table-cell office:value-type="float" office:value="15494.6">
                <text:p>15494.6</text:p>
              </table:table-cell>
              <table:table-cell office:value-type="float" office:value="0.000574257">
                <text:p>0.000574257</text:p>
              </table:table-cell>
            </table:table-row>
            <table:table-row>
              <table:table-cell office:value-type="float" office:value="15503.8">
                <text:p>15503.8</text:p>
              </table:table-cell>
              <table:table-cell office:value-type="float" office:value="0.000225372">
                <text:p>0.000225372</text:p>
              </table:table-cell>
            </table:table-row>
            <table:table-row>
              <table:table-cell office:value-type="float" office:value="15512.9">
                <text:p>15512.9</text:p>
              </table:table-cell>
              <table:table-cell office:value-type="float" office:value="0.000226258">
                <text:p>0.000226258</text:p>
              </table:table-cell>
            </table:table-row>
            <table:table-row>
              <table:table-cell office:value-type="float" office:value="15522.1">
                <text:p>15522.1</text:p>
              </table:table-cell>
              <table:table-cell office:value-type="float" office:value="0.000712344">
                <text:p>0.000712344</text:p>
              </table:table-cell>
            </table:table-row>
            <table:table-row>
              <table:table-cell office:value-type="float" office:value="15531.3">
                <text:p>15531.3</text:p>
              </table:table-cell>
              <table:table-cell office:value-type="float" office:value="0.000659056">
                <text:p>0.000659056</text:p>
              </table:table-cell>
            </table:table-row>
            <table:table-row>
              <table:table-cell office:value-type="float" office:value="15540.4">
                <text:p>15540.4</text:p>
              </table:table-cell>
              <table:table-cell office:value-type="float" office:value="0.000319045">
                <text:p>0.000319045</text:p>
              </table:table-cell>
            </table:table-row>
            <table:table-row>
              <table:table-cell office:value-type="float" office:value="15549.6">
                <text:p>15549.6</text:p>
              </table:table-cell>
              <table:table-cell office:value-type="float" office:value="0.000576689">
                <text:p>0.000576689</text:p>
              </table:table-cell>
            </table:table-row>
            <table:table-row>
              <table:table-cell office:value-type="float" office:value="15558.8">
                <text:p>15558.8</text:p>
              </table:table-cell>
              <table:table-cell office:value-type="float" office:value="0.00108653">
                <text:p>0.00108653</text:p>
              </table:table-cell>
            </table:table-row>
            <table:table-row>
              <table:table-cell office:value-type="float" office:value="15567.9">
                <text:p>15567.9</text:p>
              </table:table-cell>
              <table:table-cell office:value-type="float" office:value="0.00158432">
                <text:p>0.00158432</text:p>
              </table:table-cell>
            </table:table-row>
            <table:table-row>
              <table:table-cell office:value-type="float" office:value="15577.1">
                <text:p>15577.1</text:p>
              </table:table-cell>
              <table:table-cell office:value-type="float" office:value="0.00136005">
                <text:p>0.00136005</text:p>
              </table:table-cell>
            </table:table-row>
            <table:table-row>
              <table:table-cell office:value-type="float" office:value="15586.3">
                <text:p>15586.3</text:p>
              </table:table-cell>
              <table:table-cell office:value-type="float" office:value="0.000885942">
                <text:p>0.000885942</text:p>
              </table:table-cell>
            </table:table-row>
            <table:table-row>
              <table:table-cell office:value-type="float" office:value="15595.4">
                <text:p>15595.4</text:p>
              </table:table-cell>
              <table:table-cell office:value-type="float" office:value="0.000646712">
                <text:p>0.000646712</text:p>
              </table:table-cell>
            </table:table-row>
            <table:table-row>
              <table:table-cell office:value-type="float" office:value="15604.6">
                <text:p>15604.6</text:p>
              </table:table-cell>
              <table:table-cell office:value-type="float" office:value="0.00113633">
                <text:p>0.00113633</text:p>
              </table:table-cell>
            </table:table-row>
            <table:table-row>
              <table:table-cell office:value-type="float" office:value="15613.8">
                <text:p>15613.8</text:p>
              </table:table-cell>
              <table:table-cell office:value-type="float" office:value="0.0017373">
                <text:p>0.0017373</text:p>
              </table:table-cell>
            </table:table-row>
            <table:table-row>
              <table:table-cell office:value-type="float" office:value="15623">
                <text:p>15623</text:p>
              </table:table-cell>
              <table:table-cell office:value-type="float" office:value="0.00153495">
                <text:p>0.00153495</text:p>
              </table:table-cell>
            </table:table-row>
            <table:table-row>
              <table:table-cell office:value-type="float" office:value="15632.1">
                <text:p>15632.1</text:p>
              </table:table-cell>
              <table:table-cell office:value-type="float" office:value="0.000119576">
                <text:p>0.000119576</text:p>
              </table:table-cell>
            </table:table-row>
            <table:table-row>
              <table:table-cell office:value-type="float" office:value="15641.3">
                <text:p>15641.3</text:p>
              </table:table-cell>
              <table:table-cell office:value-type="float" office:value="0.000765411">
                <text:p>0.000765411</text:p>
              </table:table-cell>
            </table:table-row>
            <table:table-row>
              <table:table-cell office:value-type="float" office:value="15650.5">
                <text:p>15650.5</text:p>
              </table:table-cell>
              <table:table-cell office:value-type="float" office:value="0.000280468">
                <text:p>0.000280468</text:p>
              </table:table-cell>
            </table:table-row>
            <table:table-row>
              <table:table-cell office:value-type="float" office:value="15659.6">
                <text:p>15659.6</text:p>
              </table:table-cell>
              <table:table-cell office:value-type="float" office:value="0.000269798">
                <text:p>0.000269798</text:p>
              </table:table-cell>
            </table:table-row>
            <table:table-row>
              <table:table-cell office:value-type="float" office:value="15668.8">
                <text:p>15668.8</text:p>
              </table:table-cell>
              <table:table-cell office:value-type="float" office:value="0.000313489">
                <text:p>0.000313489</text:p>
              </table:table-cell>
            </table:table-row>
            <table:table-row>
              <table:table-cell office:value-type="float" office:value="15678">
                <text:p>15678</text:p>
              </table:table-cell>
              <table:table-cell office:value-type="float" office:value="0.000375804">
                <text:p>0.000375804</text:p>
              </table:table-cell>
            </table:table-row>
            <table:table-row>
              <table:table-cell office:value-type="float" office:value="15687.1">
                <text:p>15687.1</text:p>
              </table:table-cell>
              <table:table-cell office:value-type="float" office:value="0.000582008">
                <text:p>0.000582008</text:p>
              </table:table-cell>
            </table:table-row>
            <table:table-row>
              <table:table-cell office:value-type="float" office:value="15696.3">
                <text:p>15696.3</text:p>
              </table:table-cell>
              <table:table-cell office:value-type="float" office:value="0.0000949851">
                <text:p>0.0000949851</text:p>
              </table:table-cell>
            </table:table-row>
            <table:table-row>
              <table:table-cell office:value-type="float" office:value="15705.5">
                <text:p>15705.5</text:p>
              </table:table-cell>
              <table:table-cell office:value-type="float" office:value="0.00119694">
                <text:p>0.00119694</text:p>
              </table:table-cell>
            </table:table-row>
            <table:table-row>
              <table:table-cell office:value-type="float" office:value="15714.6">
                <text:p>15714.6</text:p>
              </table:table-cell>
              <table:table-cell office:value-type="float" office:value="0.00082822">
                <text:p>0.00082822</text:p>
              </table:table-cell>
            </table:table-row>
            <table:table-row>
              <table:table-cell office:value-type="float" office:value="15723.8">
                <text:p>15723.8</text:p>
              </table:table-cell>
              <table:table-cell office:value-type="float" office:value="0.000672992">
                <text:p>0.000672992</text:p>
              </table:table-cell>
            </table:table-row>
            <table:table-row>
              <table:table-cell office:value-type="float" office:value="15733">
                <text:p>15733</text:p>
              </table:table-cell>
              <table:table-cell office:value-type="float" office:value="0.000878147">
                <text:p>0.000878147</text:p>
              </table:table-cell>
            </table:table-row>
            <table:table-row>
              <table:table-cell office:value-type="float" office:value="15742.1">
                <text:p>15742.1</text:p>
              </table:table-cell>
              <table:table-cell office:value-type="float" office:value="0.00105051">
                <text:p>0.00105051</text:p>
              </table:table-cell>
            </table:table-row>
            <table:table-row>
              <table:table-cell office:value-type="float" office:value="15751.3">
                <text:p>15751.3</text:p>
              </table:table-cell>
              <table:table-cell office:value-type="float" office:value="0.00120708">
                <text:p>0.00120708</text:p>
              </table:table-cell>
            </table:table-row>
            <table:table-row>
              <table:table-cell office:value-type="float" office:value="15760.5">
                <text:p>15760.5</text:p>
              </table:table-cell>
              <table:table-cell office:value-type="float" office:value="0.0011329">
                <text:p>0.0011329</text:p>
              </table:table-cell>
            </table:table-row>
            <table:table-row>
              <table:table-cell office:value-type="float" office:value="15769.6">
                <text:p>15769.6</text:p>
              </table:table-cell>
              <table:table-cell office:value-type="float" office:value="0.00117811">
                <text:p>0.00117811</text:p>
              </table:table-cell>
            </table:table-row>
            <table:table-row>
              <table:table-cell office:value-type="float" office:value="15778.8">
                <text:p>15778.8</text:p>
              </table:table-cell>
              <table:table-cell office:value-type="float" office:value="0.00112884">
                <text:p>0.00112884</text:p>
              </table:table-cell>
            </table:table-row>
            <table:table-row>
              <table:table-cell office:value-type="float" office:value="15788">
                <text:p>15788</text:p>
              </table:table-cell>
              <table:table-cell office:value-type="float" office:value="0.000737212">
                <text:p>0.000737212</text:p>
              </table:table-cell>
            </table:table-row>
            <table:table-row>
              <table:table-cell office:value-type="float" office:value="15797.2">
                <text:p>15797.2</text:p>
              </table:table-cell>
              <table:table-cell office:value-type="float" office:value="0.000899876">
                <text:p>0.000899876</text:p>
              </table:table-cell>
            </table:table-row>
            <table:table-row>
              <table:table-cell office:value-type="float" office:value="15806.3">
                <text:p>15806.3</text:p>
              </table:table-cell>
              <table:table-cell office:value-type="float" office:value="0.000753849">
                <text:p>0.000753849</text:p>
              </table:table-cell>
            </table:table-row>
            <table:table-row>
              <table:table-cell office:value-type="float" office:value="15815.5">
                <text:p>15815.5</text:p>
              </table:table-cell>
              <table:table-cell office:value-type="float" office:value="0.000437352">
                <text:p>0.000437352</text:p>
              </table:table-cell>
            </table:table-row>
            <table:table-row>
              <table:table-cell office:value-type="float" office:value="15824.7">
                <text:p>15824.7</text:p>
              </table:table-cell>
              <table:table-cell office:value-type="float" office:value="0.000482692">
                <text:p>0.000482692</text:p>
              </table:table-cell>
            </table:table-row>
            <table:table-row>
              <table:table-cell office:value-type="float" office:value="15833.8">
                <text:p>15833.8</text:p>
              </table:table-cell>
              <table:table-cell office:value-type="float" office:value="0.000279809">
                <text:p>0.000279809</text:p>
              </table:table-cell>
            </table:table-row>
            <table:table-row>
              <table:table-cell office:value-type="float" office:value="15843">
                <text:p>15843</text:p>
              </table:table-cell>
              <table:table-cell office:value-type="float" office:value="0.000135389">
                <text:p>0.000135389</text:p>
              </table:table-cell>
            </table:table-row>
            <table:table-row>
              <table:table-cell office:value-type="float" office:value="15852.2">
                <text:p>15852.2</text:p>
              </table:table-cell>
              <table:table-cell office:value-type="float" office:value="0.000104255">
                <text:p>0.000104255</text:p>
              </table:table-cell>
            </table:table-row>
            <table:table-row>
              <table:table-cell office:value-type="float" office:value="15861.3">
                <text:p>15861.3</text:p>
              </table:table-cell>
              <table:table-cell office:value-type="float" office:value="0.000232975">
                <text:p>0.000232975</text:p>
              </table:table-cell>
            </table:table-row>
            <table:table-row>
              <table:table-cell office:value-type="float" office:value="15870.5">
                <text:p>15870.5</text:p>
              </table:table-cell>
              <table:table-cell office:value-type="float" office:value="0.000391288">
                <text:p>0.000391288</text:p>
              </table:table-cell>
            </table:table-row>
            <table:table-row>
              <table:table-cell office:value-type="float" office:value="15879.7">
                <text:p>15879.7</text:p>
              </table:table-cell>
              <table:table-cell office:value-type="float" office:value="0.000364801">
                <text:p>0.000364801</text:p>
              </table:table-cell>
            </table:table-row>
            <table:table-row>
              <table:table-cell office:value-type="float" office:value="15888.8">
                <text:p>15888.8</text:p>
              </table:table-cell>
              <table:table-cell office:value-type="float" office:value="0.000386466">
                <text:p>0.000386466</text:p>
              </table:table-cell>
            </table:table-row>
            <table:table-row>
              <table:table-cell office:value-type="float" office:value="15898">
                <text:p>15898</text:p>
              </table:table-cell>
              <table:table-cell office:value-type="float" office:value="0.000773605">
                <text:p>0.000773605</text:p>
              </table:table-cell>
            </table:table-row>
            <table:table-row>
              <table:table-cell office:value-type="float" office:value="15907.2">
                <text:p>15907.2</text:p>
              </table:table-cell>
              <table:table-cell office:value-type="float" office:value="0.000968781">
                <text:p>0.000968781</text:p>
              </table:table-cell>
            </table:table-row>
            <table:table-row>
              <table:table-cell office:value-type="float" office:value="15916.3">
                <text:p>15916.3</text:p>
              </table:table-cell>
              <table:table-cell office:value-type="float" office:value="0.000813656">
                <text:p>0.000813656</text:p>
              </table:table-cell>
            </table:table-row>
            <table:table-row>
              <table:table-cell office:value-type="float" office:value="15925.5">
                <text:p>15925.5</text:p>
              </table:table-cell>
              <table:table-cell office:value-type="float" office:value="0.000795426">
                <text:p>0.000795426</text:p>
              </table:table-cell>
            </table:table-row>
            <table:table-row>
              <table:table-cell office:value-type="float" office:value="15934.7">
                <text:p>15934.7</text:p>
              </table:table-cell>
              <table:table-cell office:value-type="float" office:value="0.0010923">
                <text:p>0.0010923</text:p>
              </table:table-cell>
            </table:table-row>
            <table:table-row>
              <table:table-cell office:value-type="float" office:value="15943.8">
                <text:p>15943.8</text:p>
              </table:table-cell>
              <table:table-cell office:value-type="float" office:value="0.00137098">
                <text:p>0.00137098</text:p>
              </table:table-cell>
            </table:table-row>
            <table:table-row>
              <table:table-cell office:value-type="float" office:value="15953">
                <text:p>15953</text:p>
              </table:table-cell>
              <table:table-cell office:value-type="float" office:value="0.00145308">
                <text:p>0.00145308</text:p>
              </table:table-cell>
            </table:table-row>
            <table:table-row>
              <table:table-cell office:value-type="float" office:value="15962.2">
                <text:p>15962.2</text:p>
              </table:table-cell>
              <table:table-cell office:value-type="float" office:value="0.001602">
                <text:p>0.001602</text:p>
              </table:table-cell>
            </table:table-row>
            <table:table-row>
              <table:table-cell office:value-type="float" office:value="15971.4">
                <text:p>15971.4</text:p>
              </table:table-cell>
              <table:table-cell office:value-type="float" office:value="0.00206659">
                <text:p>0.00206659</text:p>
              </table:table-cell>
            </table:table-row>
            <table:table-row>
              <table:table-cell office:value-type="float" office:value="15980.5">
                <text:p>15980.5</text:p>
              </table:table-cell>
              <table:table-cell office:value-type="float" office:value="0.00198796">
                <text:p>0.00198796</text:p>
              </table:table-cell>
            </table:table-row>
            <table:table-row>
              <table:table-cell office:value-type="float" office:value="15989.7">
                <text:p>15989.7</text:p>
              </table:table-cell>
              <table:table-cell office:value-type="float" office:value="0.0014753">
                <text:p>0.0014753</text:p>
              </table:table-cell>
            </table:table-row>
            <table:table-row>
              <table:table-cell office:value-type="float" office:value="15998.9">
                <text:p>15998.9</text:p>
              </table:table-cell>
              <table:table-cell office:value-type="float" office:value="0.00168479">
                <text:p>0.00168479</text:p>
              </table:table-cell>
            </table:table-row>
            <table:table-row>
              <table:table-cell office:value-type="float" office:value="16008">
                <text:p>16008</text:p>
              </table:table-cell>
              <table:table-cell office:value-type="float" office:value="0.00195791">
                <text:p>0.00195791</text:p>
              </table:table-cell>
            </table:table-row>
            <table:table-row>
              <table:table-cell office:value-type="float" office:value="16017.2">
                <text:p>16017.2</text:p>
              </table:table-cell>
              <table:table-cell office:value-type="float" office:value="0.00173161">
                <text:p>0.00173161</text:p>
              </table:table-cell>
            </table:table-row>
            <table:table-row>
              <table:table-cell office:value-type="float" office:value="16026.4">
                <text:p>16026.4</text:p>
              </table:table-cell>
              <table:table-cell office:value-type="float" office:value="0.00186578">
                <text:p>0.00186578</text:p>
              </table:table-cell>
            </table:table-row>
            <table:table-row>
              <table:table-cell office:value-type="float" office:value="16035.5">
                <text:p>16035.5</text:p>
              </table:table-cell>
              <table:table-cell office:value-type="float" office:value="0.00164008">
                <text:p>0.00164008</text:p>
              </table:table-cell>
            </table:table-row>
            <table:table-row>
              <table:table-cell office:value-type="float" office:value="16044.7">
                <text:p>16044.7</text:p>
              </table:table-cell>
              <table:table-cell office:value-type="float" office:value="0.00163063">
                <text:p>0.00163063</text:p>
              </table:table-cell>
            </table:table-row>
            <table:table-row>
              <table:table-cell office:value-type="float" office:value="16053.9">
                <text:p>16053.9</text:p>
              </table:table-cell>
              <table:table-cell office:value-type="float" office:value="0.0014087">
                <text:p>0.0014087</text:p>
              </table:table-cell>
            </table:table-row>
            <table:table-row>
              <table:table-cell office:value-type="float" office:value="16063">
                <text:p>16063</text:p>
              </table:table-cell>
              <table:table-cell office:value-type="float" office:value="0.00125895">
                <text:p>0.00125895</text:p>
              </table:table-cell>
            </table:table-row>
            <table:table-row>
              <table:table-cell office:value-type="float" office:value="16072.2">
                <text:p>16072.2</text:p>
              </table:table-cell>
              <table:table-cell office:value-type="float" office:value="0.00106469">
                <text:p>0.00106469</text:p>
              </table:table-cell>
            </table:table-row>
            <table:table-row>
              <table:table-cell office:value-type="float" office:value="16081.4">
                <text:p>16081.4</text:p>
              </table:table-cell>
              <table:table-cell office:value-type="float" office:value="0.000712217">
                <text:p>0.000712217</text:p>
              </table:table-cell>
            </table:table-row>
            <table:table-row>
              <table:table-cell office:value-type="float" office:value="16090.5">
                <text:p>16090.5</text:p>
              </table:table-cell>
              <table:table-cell office:value-type="float" office:value="0.000523958">
                <text:p>0.000523958</text:p>
              </table:table-cell>
            </table:table-row>
            <table:table-row>
              <table:table-cell office:value-type="float" office:value="16099.7">
                <text:p>16099.7</text:p>
              </table:table-cell>
              <table:table-cell office:value-type="float" office:value="0.000278906">
                <text:p>0.000278906</text:p>
              </table:table-cell>
            </table:table-row>
            <table:table-row>
              <table:table-cell office:value-type="float" office:value="16108.9">
                <text:p>16108.9</text:p>
              </table:table-cell>
              <table:table-cell office:value-type="float" office:value="0.0000931654">
                <text:p>0.0000931654</text:p>
              </table:table-cell>
            </table:table-row>
            <table:table-row>
              <table:table-cell office:value-type="float" office:value="16118">
                <text:p>16118</text:p>
              </table:table-cell>
              <table:table-cell office:value-type="float" office:value="0.000293161">
                <text:p>0.000293161</text:p>
              </table:table-cell>
            </table:table-row>
            <table:table-row>
              <table:table-cell office:value-type="float" office:value="16127.2">
                <text:p>16127.2</text:p>
              </table:table-cell>
              <table:table-cell office:value-type="float" office:value="0.000522185">
                <text:p>0.000522185</text:p>
              </table:table-cell>
            </table:table-row>
            <table:table-row>
              <table:table-cell office:value-type="float" office:value="16136.4">
                <text:p>16136.4</text:p>
              </table:table-cell>
              <table:table-cell office:value-type="float" office:value="0.000626888">
                <text:p>0.000626888</text:p>
              </table:table-cell>
            </table:table-row>
            <table:table-row>
              <table:table-cell office:value-type="float" office:value="16145.6">
                <text:p>16145.6</text:p>
              </table:table-cell>
              <table:table-cell office:value-type="float" office:value="0.000812776">
                <text:p>0.000812776</text:p>
              </table:table-cell>
            </table:table-row>
            <table:table-row>
              <table:table-cell office:value-type="float" office:value="16154.7">
                <text:p>16154.7</text:p>
              </table:table-cell>
              <table:table-cell office:value-type="float" office:value="0.000913469">
                <text:p>0.000913469</text:p>
              </table:table-cell>
            </table:table-row>
            <table:table-row>
              <table:table-cell office:value-type="float" office:value="16163.9">
                <text:p>16163.9</text:p>
              </table:table-cell>
              <table:table-cell office:value-type="float" office:value="0.0009896">
                <text:p>0.0009896</text:p>
              </table:table-cell>
            </table:table-row>
            <table:table-row>
              <table:table-cell office:value-type="float" office:value="16173.1">
                <text:p>16173.1</text:p>
              </table:table-cell>
              <table:table-cell office:value-type="float" office:value="0.00107134">
                <text:p>0.00107134</text:p>
              </table:table-cell>
            </table:table-row>
            <table:table-row>
              <table:table-cell office:value-type="float" office:value="16182.2">
                <text:p>16182.2</text:p>
              </table:table-cell>
              <table:table-cell office:value-type="float" office:value="0.00108002">
                <text:p>0.00108002</text:p>
              </table:table-cell>
            </table:table-row>
            <table:table-row>
              <table:table-cell office:value-type="float" office:value="16191.4">
                <text:p>16191.4</text:p>
              </table:table-cell>
              <table:table-cell office:value-type="float" office:value="0.00110121">
                <text:p>0.00110121</text:p>
              </table:table-cell>
            </table:table-row>
            <table:table-row>
              <table:table-cell office:value-type="float" office:value="16200.6">
                <text:p>16200.6</text:p>
              </table:table-cell>
              <table:table-cell office:value-type="float" office:value="0.00108842">
                <text:p>0.00108842</text:p>
              </table:table-cell>
            </table:table-row>
            <table:table-row>
              <table:table-cell office:value-type="float" office:value="16209.7">
                <text:p>16209.7</text:p>
              </table:table-cell>
              <table:table-cell office:value-type="float" office:value="0.00103434">
                <text:p>0.00103434</text:p>
              </table:table-cell>
            </table:table-row>
            <table:table-row>
              <table:table-cell office:value-type="float" office:value="16218.9">
                <text:p>16218.9</text:p>
              </table:table-cell>
              <table:table-cell office:value-type="float" office:value="0.000989971">
                <text:p>0.000989971</text:p>
              </table:table-cell>
            </table:table-row>
            <table:table-row>
              <table:table-cell office:value-type="float" office:value="16228.1">
                <text:p>16228.1</text:p>
              </table:table-cell>
              <table:table-cell office:value-type="float" office:value="0.00091668">
                <text:p>0.00091668</text:p>
              </table:table-cell>
            </table:table-row>
            <table:table-row>
              <table:table-cell office:value-type="float" office:value="16237.2">
                <text:p>16237.2</text:p>
              </table:table-cell>
              <table:table-cell office:value-type="float" office:value="0.000843471">
                <text:p>0.000843471</text:p>
              </table:table-cell>
            </table:table-row>
            <table:table-row>
              <table:table-cell office:value-type="float" office:value="16246.4">
                <text:p>16246.4</text:p>
              </table:table-cell>
              <table:table-cell office:value-type="float" office:value="0.000780839">
                <text:p>0.000780839</text:p>
              </table:table-cell>
            </table:table-row>
            <table:table-row>
              <table:table-cell office:value-type="float" office:value="16255.6">
                <text:p>16255.6</text:p>
              </table:table-cell>
              <table:table-cell office:value-type="float" office:value="0.000715988">
                <text:p>0.000715988</text:p>
              </table:table-cell>
            </table:table-row>
            <table:table-row>
              <table:table-cell office:value-type="float" office:value="16264.7">
                <text:p>16264.7</text:p>
              </table:table-cell>
              <table:table-cell office:value-type="float" office:value="0.000684269">
                <text:p>0.000684269</text:p>
              </table:table-cell>
            </table:table-row>
            <table:table-row>
              <table:table-cell office:value-type="float" office:value="16273.9">
                <text:p>16273.9</text:p>
              </table:table-cell>
              <table:table-cell office:value-type="float" office:value="0.000665359">
                <text:p>0.000665359</text:p>
              </table:table-cell>
            </table:table-row>
            <table:table-row>
              <table:table-cell office:value-type="float" office:value="16283.1">
                <text:p>16283.1</text:p>
              </table:table-cell>
              <table:table-cell office:value-type="float" office:value="0.00066205">
                <text:p>0.00066205</text:p>
              </table:table-cell>
            </table:table-row>
            <table:table-row>
              <table:table-cell office:value-type="float" office:value="16292.2">
                <text:p>16292.2</text:p>
              </table:table-cell>
              <table:table-cell office:value-type="float" office:value="0.000680863">
                <text:p>0.000680863</text:p>
              </table:table-cell>
            </table:table-row>
            <table:table-row>
              <table:table-cell office:value-type="float" office:value="16301.4">
                <text:p>16301.4</text:p>
              </table:table-cell>
              <table:table-cell office:value-type="float" office:value="0.000696035">
                <text:p>0.000696035</text:p>
              </table:table-cell>
            </table:table-row>
            <table:table-row>
              <table:table-cell office:value-type="float" office:value="16310.6">
                <text:p>16310.6</text:p>
              </table:table-cell>
              <table:table-cell office:value-type="float" office:value="0.000709539">
                <text:p>0.000709539</text:p>
              </table:table-cell>
            </table:table-row>
            <table:table-row>
              <table:table-cell office:value-type="float" office:value="16319.8">
                <text:p>16319.8</text:p>
              </table:table-cell>
              <table:table-cell office:value-type="float" office:value="0.000714071">
                <text:p>0.000714071</text:p>
              </table:table-cell>
            </table:table-row>
            <table:table-row>
              <table:table-cell office:value-type="float" office:value="16328.9">
                <text:p>16328.9</text:p>
              </table:table-cell>
              <table:table-cell office:value-type="float" office:value="0.000704011">
                <text:p>0.000704011</text:p>
              </table:table-cell>
            </table:table-row>
            <table:table-row>
              <table:table-cell office:value-type="float" office:value="16338.1">
                <text:p>16338.1</text:p>
              </table:table-cell>
              <table:table-cell office:value-type="float" office:value="0.0006826">
                <text:p>0.0006826</text:p>
              </table:table-cell>
            </table:table-row>
            <table:table-row>
              <table:table-cell office:value-type="float" office:value="16347.3">
                <text:p>16347.3</text:p>
              </table:table-cell>
              <table:table-cell office:value-type="float" office:value="0.000646065">
                <text:p>0.000646065</text:p>
              </table:table-cell>
            </table:table-row>
            <table:table-row>
              <table:table-cell office:value-type="float" office:value="16356.4">
                <text:p>16356.4</text:p>
              </table:table-cell>
              <table:table-cell office:value-type="float" office:value="0.000603441">
                <text:p>0.000603441</text:p>
              </table:table-cell>
            </table:table-row>
            <table:table-row>
              <table:table-cell office:value-type="float" office:value="16365.6">
                <text:p>16365.6</text:p>
              </table:table-cell>
              <table:table-cell office:value-type="float" office:value="0.00055891">
                <text:p>0.00055891</text:p>
              </table:table-cell>
            </table:table-row>
            <table:table-row>
              <table:table-cell office:value-type="float" office:value="16374.8">
                <text:p>16374.8</text:p>
              </table:table-cell>
              <table:table-cell office:value-type="float" office:value="0.00051728">
                <text:p>0.00051728</text:p>
              </table:table-cell>
            </table:table-row>
            <table:table-row>
              <table:table-cell office:value-type="float" office:value="16383.9">
                <text:p>16383.9</text:p>
              </table:table-cell>
              <table:table-cell office:value-type="float" office:value="0.000483466">
                <text:p>0.000483466</text:p>
              </table:table-cell>
            </table:table-row>
            <table:table-row>
              <table:table-cell office:value-type="float" office:value="16393.1">
                <text:p>16393.1</text:p>
              </table:table-cell>
              <table:table-cell office:value-type="float" office:value="0.000458471">
                <text:p>0.000458471</text:p>
              </table:table-cell>
            </table:table-row>
            <table:table-row>
              <table:table-cell office:value-type="float" office:value="16402.3">
                <text:p>16402.3</text:p>
              </table:table-cell>
              <table:table-cell office:value-type="float" office:value="0.000441653">
                <text:p>0.000441653</text:p>
              </table:table-cell>
            </table:table-row>
            <table:table-row>
              <table:table-cell office:value-type="float" office:value="16411.4">
                <text:p>16411.4</text:p>
              </table:table-cell>
              <table:table-cell office:value-type="float" office:value="0.000421289">
                <text:p>0.000421289</text:p>
              </table:table-cell>
            </table:table-row>
            <table:table-row>
              <table:table-cell office:value-type="float" office:value="16420.6">
                <text:p>16420.6</text:p>
              </table:table-cell>
              <table:table-cell office:value-type="float" office:value="0.000397702">
                <text:p>0.000397702</text:p>
              </table:table-cell>
            </table:table-row>
            <table:table-row>
              <table:table-cell office:value-type="float" office:value="16429.8">
                <text:p>16429.8</text:p>
              </table:table-cell>
              <table:table-cell office:value-type="float" office:value="0.000361985">
                <text:p>0.000361985</text:p>
              </table:table-cell>
            </table:table-row>
            <table:table-row>
              <table:table-cell office:value-type="float" office:value="16438.9">
                <text:p>16438.9</text:p>
              </table:table-cell>
              <table:table-cell office:value-type="float" office:value="0.000310991">
                <text:p>0.000310991</text:p>
              </table:table-cell>
            </table:table-row>
            <table:table-row>
              <table:table-cell office:value-type="float" office:value="16448.1">
                <text:p>16448.1</text:p>
              </table:table-cell>
              <table:table-cell office:value-type="float" office:value="0.000256617">
                <text:p>0.000256617</text:p>
              </table:table-cell>
            </table:table-row>
            <table:table-row>
              <table:table-cell office:value-type="float" office:value="16457.3">
                <text:p>16457.3</text:p>
              </table:table-cell>
              <table:table-cell office:value-type="float" office:value="0.000215001">
                <text:p>0.000215001</text:p>
              </table:table-cell>
            </table:table-row>
            <table:table-row>
              <table:table-cell office:value-type="float" office:value="16466.4">
                <text:p>16466.4</text:p>
              </table:table-cell>
              <table:table-cell office:value-type="float" office:value="0.000229972">
                <text:p>0.000229972</text:p>
              </table:table-cell>
            </table:table-row>
            <table:table-row>
              <table:table-cell office:value-type="float" office:value="16475.6">
                <text:p>16475.6</text:p>
              </table:table-cell>
              <table:table-cell office:value-type="float" office:value="0.000309692">
                <text:p>0.000309692</text:p>
              </table:table-cell>
            </table:table-row>
            <table:table-row>
              <table:table-cell office:value-type="float" office:value="16484.8">
                <text:p>16484.8</text:p>
              </table:table-cell>
              <table:table-cell office:value-type="float" office:value="0.000427188">
                <text:p>0.000427188</text:p>
              </table:table-cell>
            </table:table-row>
            <table:table-row>
              <table:table-cell office:value-type="float" office:value="16494">
                <text:p>16494</text:p>
              </table:table-cell>
              <table:table-cell office:value-type="float" office:value="0.000556017">
                <text:p>0.000556017</text:p>
              </table:table-cell>
            </table:table-row>
            <table:table-row>
              <table:table-cell office:value-type="float" office:value="16503.1">
                <text:p>16503.1</text:p>
              </table:table-cell>
              <table:table-cell office:value-type="float" office:value="0.000684335">
                <text:p>0.000684335</text:p>
              </table:table-cell>
            </table:table-row>
            <table:table-row>
              <table:table-cell office:value-type="float" office:value="16512.3">
                <text:p>16512.3</text:p>
              </table:table-cell>
              <table:table-cell office:value-type="float" office:value="0.000800231">
                <text:p>0.000800231</text:p>
              </table:table-cell>
            </table:table-row>
            <table:table-row>
              <table:table-cell office:value-type="float" office:value="16521.5">
                <text:p>16521.5</text:p>
              </table:table-cell>
              <table:table-cell office:value-type="float" office:value="0.000895112">
                <text:p>0.000895112</text:p>
              </table:table-cell>
            </table:table-row>
            <table:table-row>
              <table:table-cell office:value-type="float" office:value="16530.6">
                <text:p>16530.6</text:p>
              </table:table-cell>
              <table:table-cell office:value-type="float" office:value="0.000964752">
                <text:p>0.000964752</text:p>
              </table:table-cell>
            </table:table-row>
            <table:table-row>
              <table:table-cell office:value-type="float" office:value="16539.8">
                <text:p>16539.8</text:p>
              </table:table-cell>
              <table:table-cell office:value-type="float" office:value="0.00100449">
                <text:p>0.00100449</text:p>
              </table:table-cell>
            </table:table-row>
            <table:table-row>
              <table:table-cell office:value-type="float" office:value="16549">
                <text:p>16549</text:p>
              </table:table-cell>
              <table:table-cell office:value-type="float" office:value="0.0010126">
                <text:p>0.0010126</text:p>
              </table:table-cell>
            </table:table-row>
            <table:table-row>
              <table:table-cell office:value-type="float" office:value="16558.1">
                <text:p>16558.1</text:p>
              </table:table-cell>
              <table:table-cell office:value-type="float" office:value="0.000994135">
                <text:p>0.000994135</text:p>
              </table:table-cell>
            </table:table-row>
            <table:table-row>
              <table:table-cell office:value-type="float" office:value="16567.3">
                <text:p>16567.3</text:p>
              </table:table-cell>
              <table:table-cell office:value-type="float" office:value="0.000951913">
                <text:p>0.000951913</text:p>
              </table:table-cell>
            </table:table-row>
            <table:table-row>
              <table:table-cell office:value-type="float" office:value="16576.5">
                <text:p>16576.5</text:p>
              </table:table-cell>
              <table:table-cell office:value-type="float" office:value="0.00089932">
                <text:p>0.00089932</text:p>
              </table:table-cell>
            </table:table-row>
            <table:table-row>
              <table:table-cell office:value-type="float" office:value="16585.6">
                <text:p>16585.6</text:p>
              </table:table-cell>
              <table:table-cell office:value-type="float" office:value="0.000849069">
                <text:p>0.000849069</text:p>
              </table:table-cell>
            </table:table-row>
            <table:table-row>
              <table:table-cell office:value-type="float" office:value="16594.8">
                <text:p>16594.8</text:p>
              </table:table-cell>
              <table:table-cell office:value-type="float" office:value="0.000816986">
                <text:p>0.000816986</text:p>
              </table:table-cell>
            </table:table-row>
            <table:table-row>
              <table:table-cell office:value-type="float" office:value="16604">
                <text:p>16604</text:p>
              </table:table-cell>
              <table:table-cell office:value-type="float" office:value="0.000814613">
                <text:p>0.000814613</text:p>
              </table:table-cell>
            </table:table-row>
            <table:table-row>
              <table:table-cell office:value-type="float" office:value="16613.1">
                <text:p>16613.1</text:p>
              </table:table-cell>
              <table:table-cell office:value-type="float" office:value="0.000843907">
                <text:p>0.000843907</text:p>
              </table:table-cell>
            </table:table-row>
            <table:table-row>
              <table:table-cell office:value-type="float" office:value="16622.3">
                <text:p>16622.3</text:p>
              </table:table-cell>
              <table:table-cell office:value-type="float" office:value="0.000894882">
                <text:p>0.000894882</text:p>
              </table:table-cell>
            </table:table-row>
            <table:table-row>
              <table:table-cell office:value-type="float" office:value="16631.5">
                <text:p>16631.5</text:p>
              </table:table-cell>
              <table:table-cell office:value-type="float" office:value="0.000948455">
                <text:p>0.000948455</text:p>
              </table:table-cell>
            </table:table-row>
            <table:table-row>
              <table:table-cell office:value-type="float" office:value="16640.6">
                <text:p>16640.6</text:p>
              </table:table-cell>
              <table:table-cell office:value-type="float" office:value="0.00098976">
                <text:p>0.00098976</text:p>
              </table:table-cell>
            </table:table-row>
            <table:table-row>
              <table:table-cell office:value-type="float" office:value="16649.8">
                <text:p>16649.8</text:p>
              </table:table-cell>
              <table:table-cell office:value-type="float" office:value="0.0010022">
                <text:p>0.0010022</text:p>
              </table:table-cell>
            </table:table-row>
            <table:table-row>
              <table:table-cell office:value-type="float" office:value="16659">
                <text:p>16659</text:p>
              </table:table-cell>
              <table:table-cell office:value-type="float" office:value="0.000976079">
                <text:p>0.000976079</text:p>
              </table:table-cell>
            </table:table-row>
            <table:table-row>
              <table:table-cell office:value-type="float" office:value="16668.1">
                <text:p>16668.1</text:p>
              </table:table-cell>
              <table:table-cell office:value-type="float" office:value="0.000905298">
                <text:p>0.000905298</text:p>
              </table:table-cell>
            </table:table-row>
            <table:table-row>
              <table:table-cell office:value-type="float" office:value="16677.3">
                <text:p>16677.3</text:p>
              </table:table-cell>
              <table:table-cell office:value-type="float" office:value="0.000786061">
                <text:p>0.000786061</text:p>
              </table:table-cell>
            </table:table-row>
            <table:table-row>
              <table:table-cell office:value-type="float" office:value="16686.5">
                <text:p>16686.5</text:p>
              </table:table-cell>
              <table:table-cell office:value-type="float" office:value="0.000620548">
                <text:p>0.000620548</text:p>
              </table:table-cell>
            </table:table-row>
            <table:table-row>
              <table:table-cell office:value-type="float" office:value="16695.7">
                <text:p>16695.7</text:p>
              </table:table-cell>
              <table:table-cell office:value-type="float" office:value="0.000412738">
                <text:p>0.000412738</text:p>
              </table:table-cell>
            </table:table-row>
            <table:table-row>
              <table:table-cell office:value-type="float" office:value="16704.8">
                <text:p>16704.8</text:p>
              </table:table-cell>
              <table:table-cell office:value-type="float" office:value="0.000177554">
                <text:p>0.000177554</text:p>
              </table:table-cell>
            </table:table-row>
            <table:table-row>
              <table:table-cell office:value-type="float" office:value="16714">
                <text:p>16714</text:p>
              </table:table-cell>
              <table:table-cell office:value-type="float" office:value="0.000140756">
                <text:p>0.000140756</text:p>
              </table:table-cell>
            </table:table-row>
            <table:table-row>
              <table:table-cell office:value-type="float" office:value="16723.2">
                <text:p>16723.2</text:p>
              </table:table-cell>
              <table:table-cell office:value-type="float" office:value="0.000411452">
                <text:p>0.000411452</text:p>
              </table:table-cell>
            </table:table-row>
            <table:table-row>
              <table:table-cell office:value-type="float" office:value="16732.3">
                <text:p>16732.3</text:p>
              </table:table-cell>
              <table:table-cell office:value-type="float" office:value="0.000697981">
                <text:p>0.000697981</text:p>
              </table:table-cell>
            </table:table-row>
            <table:table-row>
              <table:table-cell office:value-type="float" office:value="16741.5">
                <text:p>16741.5</text:p>
              </table:table-cell>
              <table:table-cell office:value-type="float" office:value="0.0009741">
                <text:p>0.0009741</text:p>
              </table:table-cell>
            </table:table-row>
            <table:table-row>
              <table:table-cell office:value-type="float" office:value="16750.7">
                <text:p>16750.7</text:p>
              </table:table-cell>
              <table:table-cell office:value-type="float" office:value="0.00122716">
                <text:p>0.00122716</text:p>
              </table:table-cell>
            </table:table-row>
            <table:table-row>
              <table:table-cell office:value-type="float" office:value="16759.8">
                <text:p>16759.8</text:p>
              </table:table-cell>
              <table:table-cell office:value-type="float" office:value="0.00144304">
                <text:p>0.00144304</text:p>
              </table:table-cell>
            </table:table-row>
            <table:table-row>
              <table:table-cell office:value-type="float" office:value="16769">
                <text:p>16769</text:p>
              </table:table-cell>
              <table:table-cell office:value-type="float" office:value="0.00161116">
                <text:p>0.00161116</text:p>
              </table:table-cell>
            </table:table-row>
            <table:table-row>
              <table:table-cell office:value-type="float" office:value="16778.2">
                <text:p>16778.2</text:p>
              </table:table-cell>
              <table:table-cell office:value-type="float" office:value="0.00172365">
                <text:p>0.00172365</text:p>
              </table:table-cell>
            </table:table-row>
            <table:table-row>
              <table:table-cell office:value-type="float" office:value="16787.3">
                <text:p>16787.3</text:p>
              </table:table-cell>
              <table:table-cell office:value-type="float" office:value="0.00177377">
                <text:p>0.00177377</text:p>
              </table:table-cell>
            </table:table-row>
            <table:table-row>
              <table:table-cell office:value-type="float" office:value="16796.5">
                <text:p>16796.5</text:p>
              </table:table-cell>
              <table:table-cell office:value-type="float" office:value="0.00176053">
                <text:p>0.00176053</text:p>
              </table:table-cell>
            </table:table-row>
            <table:table-row>
              <table:table-cell office:value-type="float" office:value="16805.7">
                <text:p>16805.7</text:p>
              </table:table-cell>
              <table:table-cell office:value-type="float" office:value="0.00168383">
                <text:p>0.00168383</text:p>
              </table:table-cell>
            </table:table-row>
            <table:table-row>
              <table:table-cell office:value-type="float" office:value="16814.8">
                <text:p>16814.8</text:p>
              </table:table-cell>
              <table:table-cell office:value-type="float" office:value="0.00154864">
                <text:p>0.00154864</text:p>
              </table:table-cell>
            </table:table-row>
            <table:table-row>
              <table:table-cell office:value-type="float" office:value="16824">
                <text:p>16824</text:p>
              </table:table-cell>
              <table:table-cell office:value-type="float" office:value="0.00136336">
                <text:p>0.00136336</text:p>
              </table:table-cell>
            </table:table-row>
            <table:table-row>
              <table:table-cell office:value-type="float" office:value="16833.2">
                <text:p>16833.2</text:p>
              </table:table-cell>
              <table:table-cell office:value-type="float" office:value="0.00113801">
                <text:p>0.00113801</text:p>
              </table:table-cell>
            </table:table-row>
            <table:table-row>
              <table:table-cell office:value-type="float" office:value="16842.3">
                <text:p>16842.3</text:p>
              </table:table-cell>
              <table:table-cell office:value-type="float" office:value="0.000889992">
                <text:p>0.000889992</text:p>
              </table:table-cell>
            </table:table-row>
            <table:table-row>
              <table:table-cell office:value-type="float" office:value="16851.5">
                <text:p>16851.5</text:p>
              </table:table-cell>
              <table:table-cell office:value-type="float" office:value="0.000642693">
                <text:p>0.000642693</text:p>
              </table:table-cell>
            </table:table-row>
            <table:table-row>
              <table:table-cell office:value-type="float" office:value="16860.7">
                <text:p>16860.7</text:p>
              </table:table-cell>
              <table:table-cell office:value-type="float" office:value="0.000441398">
                <text:p>0.000441398</text:p>
              </table:table-cell>
            </table:table-row>
            <table:table-row>
              <table:table-cell office:value-type="float" office:value="16869.9">
                <text:p>16869.9</text:p>
              </table:table-cell>
              <table:table-cell office:value-type="float" office:value="0.000377892">
                <text:p>0.000377892</text:p>
              </table:table-cell>
            </table:table-row>
            <table:table-row>
              <table:table-cell office:value-type="float" office:value="16879">
                <text:p>16879</text:p>
              </table:table-cell>
              <table:table-cell office:value-type="float" office:value="0.000481487">
                <text:p>0.000481487</text:p>
              </table:table-cell>
            </table:table-row>
            <table:table-row>
              <table:table-cell office:value-type="float" office:value="16888.2">
                <text:p>16888.2</text:p>
              </table:table-cell>
              <table:table-cell office:value-type="float" office:value="0.000642428">
                <text:p>0.000642428</text:p>
              </table:table-cell>
            </table:table-row>
            <table:table-row>
              <table:table-cell office:value-type="float" office:value="16897.4">
                <text:p>16897.4</text:p>
              </table:table-cell>
              <table:table-cell office:value-type="float" office:value="0.000790965">
                <text:p>0.000790965</text:p>
              </table:table-cell>
            </table:table-row>
            <table:table-row>
              <table:table-cell office:value-type="float" office:value="16906.5">
                <text:p>16906.5</text:p>
              </table:table-cell>
              <table:table-cell office:value-type="float" office:value="0.000900585">
                <text:p>0.000900585</text:p>
              </table:table-cell>
            </table:table-row>
            <table:table-row>
              <table:table-cell office:value-type="float" office:value="16915.7">
                <text:p>16915.7</text:p>
              </table:table-cell>
              <table:table-cell office:value-type="float" office:value="0.000961867">
                <text:p>0.000961867</text:p>
              </table:table-cell>
            </table:table-row>
            <table:table-row>
              <table:table-cell office:value-type="float" office:value="16924.9">
                <text:p>16924.9</text:p>
              </table:table-cell>
              <table:table-cell office:value-type="float" office:value="0.000972699">
                <text:p>0.000972699</text:p>
              </table:table-cell>
            </table:table-row>
            <table:table-row>
              <table:table-cell office:value-type="float" office:value="16934">
                <text:p>16934</text:p>
              </table:table-cell>
              <table:table-cell office:value-type="float" office:value="0.00093802">
                <text:p>0.00093802</text:p>
              </table:table-cell>
            </table:table-row>
            <table:table-row>
              <table:table-cell office:value-type="float" office:value="16943.2">
                <text:p>16943.2</text:p>
              </table:table-cell>
              <table:table-cell office:value-type="float" office:value="0.000868274">
                <text:p>0.000868274</text:p>
              </table:table-cell>
            </table:table-row>
            <table:table-row>
              <table:table-cell office:value-type="float" office:value="16952.4">
                <text:p>16952.4</text:p>
              </table:table-cell>
              <table:table-cell office:value-type="float" office:value="0.00078198">
                <text:p>0.00078198</text:p>
              </table:table-cell>
            </table:table-row>
            <table:table-row>
              <table:table-cell office:value-type="float" office:value="16961.5">
                <text:p>16961.5</text:p>
              </table:table-cell>
              <table:table-cell office:value-type="float" office:value="0.000708602">
                <text:p>0.000708602</text:p>
              </table:table-cell>
            </table:table-row>
            <table:table-row>
              <table:table-cell office:value-type="float" office:value="16970.7">
                <text:p>16970.7</text:p>
              </table:table-cell>
              <table:table-cell office:value-type="float" office:value="0.000683627">
                <text:p>0.000683627</text:p>
              </table:table-cell>
            </table:table-row>
            <table:table-row>
              <table:table-cell office:value-type="float" office:value="16979.9">
                <text:p>16979.9</text:p>
              </table:table-cell>
              <table:table-cell office:value-type="float" office:value="0.000728588">
                <text:p>0.000728588</text:p>
              </table:table-cell>
            </table:table-row>
            <table:table-row>
              <table:table-cell office:value-type="float" office:value="16989">
                <text:p>16989</text:p>
              </table:table-cell>
              <table:table-cell office:value-type="float" office:value="0.000834267">
                <text:p>0.000834267</text:p>
              </table:table-cell>
            </table:table-row>
            <table:table-row>
              <table:table-cell office:value-type="float" office:value="16998.2">
                <text:p>16998.2</text:p>
              </table:table-cell>
              <table:table-cell office:value-type="float" office:value="0.0009693">
                <text:p>0.0009693</text:p>
              </table:table-cell>
            </table:table-row>
            <table:table-row>
              <table:table-cell office:value-type="float" office:value="17007.4">
                <text:p>17007.4</text:p>
              </table:table-cell>
              <table:table-cell office:value-type="float" office:value="0.0011057">
                <text:p>0.0011057</text:p>
              </table:table-cell>
            </table:table-row>
            <table:table-row>
              <table:table-cell office:value-type="float" office:value="17016.5">
                <text:p>17016.5</text:p>
              </table:table-cell>
              <table:table-cell office:value-type="float" office:value="0.00122207">
                <text:p>0.00122207</text:p>
              </table:table-cell>
            </table:table-row>
            <table:table-row>
              <table:table-cell office:value-type="float" office:value="17025.7">
                <text:p>17025.7</text:p>
              </table:table-cell>
              <table:table-cell office:value-type="float" office:value="0.00130479">
                <text:p>0.00130479</text:p>
              </table:table-cell>
            </table:table-row>
            <table:table-row>
              <table:table-cell office:value-type="float" office:value="17034.9">
                <text:p>17034.9</text:p>
              </table:table-cell>
              <table:table-cell office:value-type="float" office:value="0.00134417">
                <text:p>0.00134417</text:p>
              </table:table-cell>
            </table:table-row>
            <table:table-row>
              <table:table-cell office:value-type="float" office:value="17044.1">
                <text:p>17044.1</text:p>
              </table:table-cell>
              <table:table-cell office:value-type="float" office:value="0.00133684">
                <text:p>0.00133684</text:p>
              </table:table-cell>
            </table:table-row>
            <table:table-row>
              <table:table-cell office:value-type="float" office:value="17053.2">
                <text:p>17053.2</text:p>
              </table:table-cell>
              <table:table-cell office:value-type="float" office:value="0.00128118">
                <text:p>0.00128118</text:p>
              </table:table-cell>
            </table:table-row>
            <table:table-row>
              <table:table-cell office:value-type="float" office:value="17062.4">
                <text:p>17062.4</text:p>
              </table:table-cell>
              <table:table-cell office:value-type="float" office:value="0.00117992">
                <text:p>0.00117992</text:p>
              </table:table-cell>
            </table:table-row>
            <table:table-row>
              <table:table-cell office:value-type="float" office:value="17071.6">
                <text:p>17071.6</text:p>
              </table:table-cell>
              <table:table-cell office:value-type="float" office:value="0.00103897">
                <text:p>0.00103897</text:p>
              </table:table-cell>
            </table:table-row>
            <table:table-row>
              <table:table-cell office:value-type="float" office:value="17080.7">
                <text:p>17080.7</text:p>
              </table:table-cell>
              <table:table-cell office:value-type="float" office:value="0.000865032">
                <text:p>0.000865032</text:p>
              </table:table-cell>
            </table:table-row>
            <table:table-row>
              <table:table-cell office:value-type="float" office:value="17089.9">
                <text:p>17089.9</text:p>
              </table:table-cell>
              <table:table-cell office:value-type="float" office:value="0.000669142">
                <text:p>0.000669142</text:p>
              </table:table-cell>
            </table:table-row>
            <table:table-row>
              <table:table-cell office:value-type="float" office:value="17099.1">
                <text:p>17099.1</text:p>
              </table:table-cell>
              <table:table-cell office:value-type="float" office:value="0.000462295">
                <text:p>0.000462295</text:p>
              </table:table-cell>
            </table:table-row>
            <table:table-row>
              <table:table-cell office:value-type="float" office:value="17108.2">
                <text:p>17108.2</text:p>
              </table:table-cell>
              <table:table-cell office:value-type="float" office:value="0.000266432">
                <text:p>0.000266432</text:p>
              </table:table-cell>
            </table:table-row>
            <table:table-row>
              <table:table-cell office:value-type="float" office:value="17117.4">
                <text:p>17117.4</text:p>
              </table:table-cell>
              <table:table-cell office:value-type="float" office:value="0.000150626">
                <text:p>0.000150626</text:p>
              </table:table-cell>
            </table:table-row>
            <table:table-row>
              <table:table-cell office:value-type="float" office:value="17126.6">
                <text:p>17126.6</text:p>
              </table:table-cell>
              <table:table-cell office:value-type="float" office:value="0.000239807">
                <text:p>0.000239807</text:p>
              </table:table-cell>
            </table:table-row>
            <table:table-row>
              <table:table-cell office:value-type="float" office:value="17135.7">
                <text:p>17135.7</text:p>
              </table:table-cell>
              <table:table-cell office:value-type="float" office:value="0.000388308">
                <text:p>0.000388308</text:p>
              </table:table-cell>
            </table:table-row>
            <table:table-row>
              <table:table-cell office:value-type="float" office:value="17144.9">
                <text:p>17144.9</text:p>
              </table:table-cell>
              <table:table-cell office:value-type="float" office:value="0.000521454">
                <text:p>0.000521454</text:p>
              </table:table-cell>
            </table:table-row>
            <table:table-row>
              <table:table-cell office:value-type="float" office:value="17154.1">
                <text:p>17154.1</text:p>
              </table:table-cell>
              <table:table-cell office:value-type="float" office:value="0.000624081">
                <text:p>0.000624081</text:p>
              </table:table-cell>
            </table:table-row>
            <table:table-row>
              <table:table-cell office:value-type="float" office:value="17163.2">
                <text:p>17163.2</text:p>
              </table:table-cell>
              <table:table-cell office:value-type="float" office:value="0.000692675">
                <text:p>0.000692675</text:p>
              </table:table-cell>
            </table:table-row>
            <table:table-row>
              <table:table-cell office:value-type="float" office:value="17172.4">
                <text:p>17172.4</text:p>
              </table:table-cell>
              <table:table-cell office:value-type="float" office:value="0.000726675">
                <text:p>0.000726675</text:p>
              </table:table-cell>
            </table:table-row>
            <table:table-row>
              <table:table-cell office:value-type="float" office:value="17181.6">
                <text:p>17181.6</text:p>
              </table:table-cell>
              <table:table-cell office:value-type="float" office:value="0.000727955">
                <text:p>0.000727955</text:p>
              </table:table-cell>
            </table:table-row>
            <table:table-row>
              <table:table-cell office:value-type="float" office:value="17190.7">
                <text:p>17190.7</text:p>
              </table:table-cell>
              <table:table-cell office:value-type="float" office:value="0.000701032">
                <text:p>0.000701032</text:p>
              </table:table-cell>
            </table:table-row>
            <table:table-row>
              <table:table-cell office:value-type="float" office:value="17199.9">
                <text:p>17199.9</text:p>
              </table:table-cell>
              <table:table-cell office:value-type="float" office:value="0.000654209">
                <text:p>0.000654209</text:p>
              </table:table-cell>
            </table:table-row>
            <table:table-row>
              <table:table-cell office:value-type="float" office:value="17209.1">
                <text:p>17209.1</text:p>
              </table:table-cell>
              <table:table-cell office:value-type="float" office:value="0.000593642">
                <text:p>0.000593642</text:p>
              </table:table-cell>
            </table:table-row>
            <table:table-row>
              <table:table-cell office:value-type="float" office:value="17218.3">
                <text:p>17218.3</text:p>
              </table:table-cell>
              <table:table-cell office:value-type="float" office:value="0.000530798">
                <text:p>0.000530798</text:p>
              </table:table-cell>
            </table:table-row>
            <table:table-row>
              <table:table-cell office:value-type="float" office:value="17227.4">
                <text:p>17227.4</text:p>
              </table:table-cell>
              <table:table-cell office:value-type="float" office:value="0.000474516">
                <text:p>0.000474516</text:p>
              </table:table-cell>
            </table:table-row>
            <table:table-row>
              <table:table-cell office:value-type="float" office:value="17236.6">
                <text:p>17236.6</text:p>
              </table:table-cell>
              <table:table-cell office:value-type="float" office:value="0.000432829">
                <text:p>0.000432829</text:p>
              </table:table-cell>
            </table:table-row>
            <table:table-row>
              <table:table-cell office:value-type="float" office:value="17245.8">
                <text:p>17245.8</text:p>
              </table:table-cell>
              <table:table-cell office:value-type="float" office:value="0.000408324">
                <text:p>0.000408324</text:p>
              </table:table-cell>
            </table:table-row>
            <table:table-row>
              <table:table-cell office:value-type="float" office:value="17254.9">
                <text:p>17254.9</text:p>
              </table:table-cell>
              <table:table-cell office:value-type="float" office:value="0.00039882">
                <text:p>0.00039882</text:p>
              </table:table-cell>
            </table:table-row>
            <table:table-row>
              <table:table-cell office:value-type="float" office:value="17264.1">
                <text:p>17264.1</text:p>
              </table:table-cell>
              <table:table-cell office:value-type="float" office:value="0.000395982">
                <text:p>0.000395982</text:p>
              </table:table-cell>
            </table:table-row>
            <table:table-row>
              <table:table-cell office:value-type="float" office:value="17273.3">
                <text:p>17273.3</text:p>
              </table:table-cell>
              <table:table-cell office:value-type="float" office:value="0.000391274">
                <text:p>0.000391274</text:p>
              </table:table-cell>
            </table:table-row>
            <table:table-row>
              <table:table-cell office:value-type="float" office:value="17282.4">
                <text:p>17282.4</text:p>
              </table:table-cell>
              <table:table-cell office:value-type="float" office:value="0.000378325">
                <text:p>0.000378325</text:p>
              </table:table-cell>
            </table:table-row>
            <table:table-row>
              <table:table-cell office:value-type="float" office:value="17291.6">
                <text:p>17291.6</text:p>
              </table:table-cell>
              <table:table-cell office:value-type="float" office:value="0.000352969">
                <text:p>0.000352969</text:p>
              </table:table-cell>
            </table:table-row>
            <table:table-row>
              <table:table-cell office:value-type="float" office:value="17300.8">
                <text:p>17300.8</text:p>
              </table:table-cell>
              <table:table-cell office:value-type="float" office:value="0.000314196">
                <text:p>0.000314196</text:p>
              </table:table-cell>
            </table:table-row>
            <table:table-row>
              <table:table-cell office:value-type="float" office:value="17309.9">
                <text:p>17309.9</text:p>
              </table:table-cell>
              <table:table-cell office:value-type="float" office:value="0.00026394">
                <text:p>0.00026394</text:p>
              </table:table-cell>
            </table:table-row>
            <table:table-row>
              <table:table-cell office:value-type="float" office:value="17319.1">
                <text:p>17319.1</text:p>
              </table:table-cell>
              <table:table-cell office:value-type="float" office:value="0.000203438">
                <text:p>0.000203438</text:p>
              </table:table-cell>
            </table:table-row>
            <table:table-row>
              <table:table-cell office:value-type="float" office:value="17328.3">
                <text:p>17328.3</text:p>
              </table:table-cell>
              <table:table-cell office:value-type="float" office:value="0.000139096">
                <text:p>0.000139096</text:p>
              </table:table-cell>
            </table:table-row>
            <table:table-row>
              <table:table-cell office:value-type="float" office:value="17337.4">
                <text:p>17337.4</text:p>
              </table:table-cell>
              <table:table-cell office:value-type="float" office:value="0.0000921188">
                <text:p>0.0000921188</text:p>
              </table:table-cell>
            </table:table-row>
            <table:table-row>
              <table:table-cell office:value-type="float" office:value="17346.6">
                <text:p>17346.6</text:p>
              </table:table-cell>
              <table:table-cell office:value-type="float" office:value="0.000112625">
                <text:p>0.000112625</text:p>
              </table:table-cell>
            </table:table-row>
            <table:table-row>
              <table:table-cell office:value-type="float" office:value="17355.8">
                <text:p>17355.8</text:p>
              </table:table-cell>
              <table:table-cell office:value-type="float" office:value="0.000188036">
                <text:p>0.000188036</text:p>
              </table:table-cell>
            </table:table-row>
            <table:table-row>
              <table:table-cell office:value-type="float" office:value="17364.9">
                <text:p>17364.9</text:p>
              </table:table-cell>
              <table:table-cell office:value-type="float" office:value="0.000282322">
                <text:p>0.000282322</text:p>
              </table:table-cell>
            </table:table-row>
            <table:table-row>
              <table:table-cell office:value-type="float" office:value="17374.1">
                <text:p>17374.1</text:p>
              </table:table-cell>
              <table:table-cell office:value-type="float" office:value="0.000384149">
                <text:p>0.000384149</text:p>
              </table:table-cell>
            </table:table-row>
            <table:table-row>
              <table:table-cell office:value-type="float" office:value="17383.3">
                <text:p>17383.3</text:p>
              </table:table-cell>
              <table:table-cell office:value-type="float" office:value="0.00049081">
                <text:p>0.00049081</text:p>
              </table:table-cell>
            </table:table-row>
            <table:table-row>
              <table:table-cell office:value-type="float" office:value="17392.5">
                <text:p>17392.5</text:p>
              </table:table-cell>
              <table:table-cell office:value-type="float" office:value="0.000600034">
                <text:p>0.000600034</text:p>
              </table:table-cell>
            </table:table-row>
            <table:table-row>
              <table:table-cell office:value-type="float" office:value="17401.6">
                <text:p>17401.6</text:p>
              </table:table-cell>
              <table:table-cell office:value-type="float" office:value="0.000709198">
                <text:p>0.000709198</text:p>
              </table:table-cell>
            </table:table-row>
            <table:table-row>
              <table:table-cell office:value-type="float" office:value="17410.8">
                <text:p>17410.8</text:p>
              </table:table-cell>
              <table:table-cell office:value-type="float" office:value="0.000814209">
                <text:p>0.000814209</text:p>
              </table:table-cell>
            </table:table-row>
            <table:table-row>
              <table:table-cell office:value-type="float" office:value="17420">
                <text:p>17420</text:p>
              </table:table-cell>
              <table:table-cell office:value-type="float" office:value="0.000911159">
                <text:p>0.000911159</text:p>
              </table:table-cell>
            </table:table-row>
            <table:table-row>
              <table:table-cell office:value-type="float" office:value="17429.1">
                <text:p>17429.1</text:p>
              </table:table-cell>
              <table:table-cell office:value-type="float" office:value="0.000995759">
                <text:p>0.000995759</text:p>
              </table:table-cell>
            </table:table-row>
            <table:table-row>
              <table:table-cell office:value-type="float" office:value="17438.3">
                <text:p>17438.3</text:p>
              </table:table-cell>
              <table:table-cell office:value-type="float" office:value="0.00106276">
                <text:p>0.00106276</text:p>
              </table:table-cell>
            </table:table-row>
            <table:table-row>
              <table:table-cell office:value-type="float" office:value="17447.5">
                <text:p>17447.5</text:p>
              </table:table-cell>
              <table:table-cell office:value-type="float" office:value="0.00110784">
                <text:p>0.00110784</text:p>
              </table:table-cell>
            </table:table-row>
            <table:table-row>
              <table:table-cell office:value-type="float" office:value="17456.6">
                <text:p>17456.6</text:p>
              </table:table-cell>
              <table:table-cell office:value-type="float" office:value="0.00112751">
                <text:p>0.00112751</text:p>
              </table:table-cell>
            </table:table-row>
            <table:table-row>
              <table:table-cell office:value-type="float" office:value="17465.8">
                <text:p>17465.8</text:p>
              </table:table-cell>
              <table:table-cell office:value-type="float" office:value="0.00111866">
                <text:p>0.00111866</text:p>
              </table:table-cell>
            </table:table-row>
            <table:table-row>
              <table:table-cell office:value-type="float" office:value="17475">
                <text:p>17475</text:p>
              </table:table-cell>
              <table:table-cell office:value-type="float" office:value="0.00107997">
                <text:p>0.00107997</text:p>
              </table:table-cell>
            </table:table-row>
            <table:table-row>
              <table:table-cell office:value-type="float" office:value="17484.1">
                <text:p>17484.1</text:p>
              </table:table-cell>
              <table:table-cell office:value-type="float" office:value="0.00101217">
                <text:p>0.00101217</text:p>
              </table:table-cell>
            </table:table-row>
            <table:table-row>
              <table:table-cell office:value-type="float" office:value="17493.3">
                <text:p>17493.3</text:p>
              </table:table-cell>
              <table:table-cell office:value-type="float" office:value="0.00091834">
                <text:p>0.00091834</text:p>
              </table:table-cell>
            </table:table-row>
            <table:table-row>
              <table:table-cell office:value-type="float" office:value="17502.5">
                <text:p>17502.5</text:p>
              </table:table-cell>
              <table:table-cell office:value-type="float" office:value="0.000803752">
                <text:p>0.000803752</text:p>
              </table:table-cell>
            </table:table-row>
            <table:table-row>
              <table:table-cell office:value-type="float" office:value="17511.6">
                <text:p>17511.6</text:p>
              </table:table-cell>
              <table:table-cell office:value-type="float" office:value="0.000678291">
                <text:p>0.000678291</text:p>
              </table:table-cell>
            </table:table-row>
            <table:table-row>
              <table:table-cell office:value-type="float" office:value="17520.8">
                <text:p>17520.8</text:p>
              </table:table-cell>
              <table:table-cell office:value-type="float" office:value="0.000558312">
                <text:p>0.000558312</text:p>
              </table:table-cell>
            </table:table-row>
            <table:table-row>
              <table:table-cell office:value-type="float" office:value="17530">
                <text:p>17530</text:p>
              </table:table-cell>
              <table:table-cell office:value-type="float" office:value="0.000469304">
                <text:p>0.000469304</text:p>
              </table:table-cell>
            </table:table-row>
            <table:table-row>
              <table:table-cell office:value-type="float" office:value="17539.1">
                <text:p>17539.1</text:p>
              </table:table-cell>
              <table:table-cell office:value-type="float" office:value="0.000445426">
                <text:p>0.000445426</text:p>
              </table:table-cell>
            </table:table-row>
            <table:table-row>
              <table:table-cell office:value-type="float" office:value="17548.3">
                <text:p>17548.3</text:p>
              </table:table-cell>
              <table:table-cell office:value-type="float" office:value="0.000496587">
                <text:p>0.000496587</text:p>
              </table:table-cell>
            </table:table-row>
            <table:table-row>
              <table:table-cell office:value-type="float" office:value="17557.5">
                <text:p>17557.5</text:p>
              </table:table-cell>
              <table:table-cell office:value-type="float" office:value="0.000595717">
                <text:p>0.000595717</text:p>
              </table:table-cell>
            </table:table-row>
            <table:table-row>
              <table:table-cell office:value-type="float" office:value="17566.7">
                <text:p>17566.7</text:p>
              </table:table-cell>
              <table:table-cell office:value-type="float" office:value="0.000709805">
                <text:p>0.000709805</text:p>
              </table:table-cell>
            </table:table-row>
            <table:table-row>
              <table:table-cell office:value-type="float" office:value="17575.8">
                <text:p>17575.8</text:p>
              </table:table-cell>
              <table:table-cell office:value-type="float" office:value="0.000819507">
                <text:p>0.000819507</text:p>
              </table:table-cell>
            </table:table-row>
            <table:table-row>
              <table:table-cell office:value-type="float" office:value="17585">
                <text:p>17585</text:p>
              </table:table-cell>
              <table:table-cell office:value-type="float" office:value="0.000912954">
                <text:p>0.000912954</text:p>
              </table:table-cell>
            </table:table-row>
            <table:table-row>
              <table:table-cell office:value-type="float" office:value="17594.2">
                <text:p>17594.2</text:p>
              </table:table-cell>
              <table:table-cell office:value-type="float" office:value="0.000984198">
                <text:p>0.000984198</text:p>
              </table:table-cell>
            </table:table-row>
            <table:table-row>
              <table:table-cell office:value-type="float" office:value="17603.3">
                <text:p>17603.3</text:p>
              </table:table-cell>
              <table:table-cell office:value-type="float" office:value="0.0010319">
                <text:p>0.0010319</text:p>
              </table:table-cell>
            </table:table-row>
            <table:table-row>
              <table:table-cell office:value-type="float" office:value="17612.5">
                <text:p>17612.5</text:p>
              </table:table-cell>
              <table:table-cell office:value-type="float" office:value="0.00105749">
                <text:p>0.00105749</text:p>
              </table:table-cell>
            </table:table-row>
            <table:table-row>
              <table:table-cell office:value-type="float" office:value="17621.7">
                <text:p>17621.7</text:p>
              </table:table-cell>
              <table:table-cell office:value-type="float" office:value="0.0010645">
                <text:p>0.0010645</text:p>
              </table:table-cell>
            </table:table-row>
            <table:table-row>
              <table:table-cell office:value-type="float" office:value="17630.8">
                <text:p>17630.8</text:p>
              </table:table-cell>
              <table:table-cell office:value-type="float" office:value="0.00105806">
                <text:p>0.00105806</text:p>
              </table:table-cell>
            </table:table-row>
            <table:table-row>
              <table:table-cell office:value-type="float" office:value="17640">
                <text:p>17640</text:p>
              </table:table-cell>
              <table:table-cell office:value-type="float" office:value="0.00104472">
                <text:p>0.00104472</text:p>
              </table:table-cell>
            </table:table-row>
            <table:table-row>
              <table:table-cell office:value-type="float" office:value="17649.2">
                <text:p>17649.2</text:p>
              </table:table-cell>
              <table:table-cell office:value-type="float" office:value="0.0010312">
                <text:p>0.0010312</text:p>
              </table:table-cell>
            </table:table-row>
            <table:table-row>
              <table:table-cell office:value-type="float" office:value="17658.3">
                <text:p>17658.3</text:p>
              </table:table-cell>
              <table:table-cell office:value-type="float" office:value="0.00102142">
                <text:p>0.00102142</text:p>
              </table:table-cell>
            </table:table-row>
            <table:table-row>
              <table:table-cell office:value-type="float" office:value="17667.5">
                <text:p>17667.5</text:p>
              </table:table-cell>
              <table:table-cell office:value-type="float" office:value="0.00102037">
                <text:p>0.00102037</text:p>
              </table:table-cell>
            </table:table-row>
            <table:table-row>
              <table:table-cell office:value-type="float" office:value="17676.7">
                <text:p>17676.7</text:p>
              </table:table-cell>
              <table:table-cell office:value-type="float" office:value="0.00102581">
                <text:p>0.00102581</text:p>
              </table:table-cell>
            </table:table-row>
            <table:table-row>
              <table:table-cell office:value-type="float" office:value="17685.8">
                <text:p>17685.8</text:p>
              </table:table-cell>
              <table:table-cell office:value-type="float" office:value="0.00103696">
                <text:p>0.00103696</text:p>
              </table:table-cell>
            </table:table-row>
            <table:table-row>
              <table:table-cell office:value-type="float" office:value="17695">
                <text:p>17695</text:p>
              </table:table-cell>
              <table:table-cell office:value-type="float" office:value="0.00104961">
                <text:p>0.00104961</text:p>
              </table:table-cell>
            </table:table-row>
            <table:table-row>
              <table:table-cell office:value-type="float" office:value="17704.2">
                <text:p>17704.2</text:p>
              </table:table-cell>
              <table:table-cell office:value-type="float" office:value="0.0010599">
                <text:p>0.0010599</text:p>
              </table:table-cell>
            </table:table-row>
            <table:table-row>
              <table:table-cell office:value-type="float" office:value="17713.3">
                <text:p>17713.3</text:p>
              </table:table-cell>
              <table:table-cell office:value-type="float" office:value="0.00106619">
                <text:p>0.00106619</text:p>
              </table:table-cell>
            </table:table-row>
            <table:table-row>
              <table:table-cell office:value-type="float" office:value="17722.5">
                <text:p>17722.5</text:p>
              </table:table-cell>
              <table:table-cell office:value-type="float" office:value="0.00106711">
                <text:p>0.00106711</text:p>
              </table:table-cell>
            </table:table-row>
            <table:table-row>
              <table:table-cell office:value-type="float" office:value="17731.7">
                <text:p>17731.7</text:p>
              </table:table-cell>
              <table:table-cell office:value-type="float" office:value="0.00106241">
                <text:p>0.00106241</text:p>
              </table:table-cell>
            </table:table-row>
            <table:table-row>
              <table:table-cell office:value-type="float" office:value="17740.9">
                <text:p>17740.9</text:p>
              </table:table-cell>
              <table:table-cell office:value-type="float" office:value="0.00105403">
                <text:p>0.00105403</text:p>
              </table:table-cell>
            </table:table-row>
            <table:table-row>
              <table:table-cell office:value-type="float" office:value="17750">
                <text:p>17750</text:p>
              </table:table-cell>
              <table:table-cell office:value-type="float" office:value="0.00104193">
                <text:p>0.00104193</text:p>
              </table:table-cell>
            </table:table-row>
            <table:table-row>
              <table:table-cell office:value-type="float" office:value="17759.2">
                <text:p>17759.2</text:p>
              </table:table-cell>
              <table:table-cell office:value-type="float" office:value="0.00102747">
                <text:p>0.00102747</text:p>
              </table:table-cell>
            </table:table-row>
            <table:table-row>
              <table:table-cell office:value-type="float" office:value="17768.4">
                <text:p>17768.4</text:p>
              </table:table-cell>
              <table:table-cell office:value-type="float" office:value="0.00100823">
                <text:p>0.00100823</text:p>
              </table:table-cell>
            </table:table-row>
            <table:table-row>
              <table:table-cell office:value-type="float" office:value="17777.5">
                <text:p>17777.5</text:p>
              </table:table-cell>
              <table:table-cell office:value-type="float" office:value="0.000982764">
                <text:p>0.000982764</text:p>
              </table:table-cell>
            </table:table-row>
            <table:table-row>
              <table:table-cell office:value-type="float" office:value="17786.7">
                <text:p>17786.7</text:p>
              </table:table-cell>
              <table:table-cell office:value-type="float" office:value="0.000945683">
                <text:p>0.000945683</text:p>
              </table:table-cell>
            </table:table-row>
            <table:table-row>
              <table:table-cell office:value-type="float" office:value="17795.9">
                <text:p>17795.9</text:p>
              </table:table-cell>
              <table:table-cell office:value-type="float" office:value="0.000893278">
                <text:p>0.000893278</text:p>
              </table:table-cell>
            </table:table-row>
            <table:table-row>
              <table:table-cell office:value-type="float" office:value="17805">
                <text:p>17805</text:p>
              </table:table-cell>
              <table:table-cell office:value-type="float" office:value="0.000820346">
                <text:p>0.000820346</text:p>
              </table:table-cell>
            </table:table-row>
            <table:table-row>
              <table:table-cell office:value-type="float" office:value="17814.2">
                <text:p>17814.2</text:p>
              </table:table-cell>
              <table:table-cell office:value-type="float" office:value="0.00072534">
                <text:p>0.00072534</text:p>
              </table:table-cell>
            </table:table-row>
            <table:table-row>
              <table:table-cell office:value-type="float" office:value="17823.4">
                <text:p>17823.4</text:p>
              </table:table-cell>
              <table:table-cell office:value-type="float" office:value="0.000606907">
                <text:p>0.000606907</text:p>
              </table:table-cell>
            </table:table-row>
            <table:table-row>
              <table:table-cell office:value-type="float" office:value="17832.5">
                <text:p>17832.5</text:p>
              </table:table-cell>
              <table:table-cell office:value-type="float" office:value="0.000472458">
                <text:p>0.000472458</text:p>
              </table:table-cell>
            </table:table-row>
            <table:table-row>
              <table:table-cell office:value-type="float" office:value="17841.7">
                <text:p>17841.7</text:p>
              </table:table-cell>
              <table:table-cell office:value-type="float" office:value="0.000340859">
                <text:p>0.000340859</text:p>
              </table:table-cell>
            </table:table-row>
            <table:table-row>
              <table:table-cell office:value-type="float" office:value="17850.9">
                <text:p>17850.9</text:p>
              </table:table-cell>
              <table:table-cell office:value-type="float" office:value="0.000275642">
                <text:p>0.000275642</text:p>
              </table:table-cell>
            </table:table-row>
            <table:table-row>
              <table:table-cell office:value-type="float" office:value="17860">
                <text:p>17860</text:p>
              </table:table-cell>
              <table:table-cell office:value-type="float" office:value="0.000356786">
                <text:p>0.000356786</text:p>
              </table:table-cell>
            </table:table-row>
            <table:table-row>
              <table:table-cell office:value-type="float" office:value="17869.2">
                <text:p>17869.2</text:p>
              </table:table-cell>
              <table:table-cell office:value-type="float" office:value="0.000534395">
                <text:p>0.000534395</text:p>
              </table:table-cell>
            </table:table-row>
            <table:table-row>
              <table:table-cell office:value-type="float" office:value="17878.4">
                <text:p>17878.4</text:p>
              </table:table-cell>
              <table:table-cell office:value-type="float" office:value="0.000741315">
                <text:p>0.000741315</text:p>
              </table:table-cell>
            </table:table-row>
            <table:table-row>
              <table:table-cell office:value-type="float" office:value="17887.5">
                <text:p>17887.5</text:p>
              </table:table-cell>
              <table:table-cell office:value-type="float" office:value="0.000951081">
                <text:p>0.000951081</text:p>
              </table:table-cell>
            </table:table-row>
            <table:table-row>
              <table:table-cell office:value-type="float" office:value="17896.7">
                <text:p>17896.7</text:p>
              </table:table-cell>
              <table:table-cell office:value-type="float" office:value="0.00114711">
                <text:p>0.00114711</text:p>
              </table:table-cell>
            </table:table-row>
            <table:table-row>
              <table:table-cell office:value-type="float" office:value="17905.9">
                <text:p>17905.9</text:p>
              </table:table-cell>
              <table:table-cell office:value-type="float" office:value="0.00131755">
                <text:p>0.00131755</text:p>
              </table:table-cell>
            </table:table-row>
            <table:table-row>
              <table:table-cell office:value-type="float" office:value="17915.1">
                <text:p>17915.1</text:p>
              </table:table-cell>
              <table:table-cell office:value-type="float" office:value="0.00145418">
                <text:p>0.00145418</text:p>
              </table:table-cell>
            </table:table-row>
            <table:table-row>
              <table:table-cell office:value-type="float" office:value="17924.2">
                <text:p>17924.2</text:p>
              </table:table-cell>
              <table:table-cell office:value-type="float" office:value="0.00154903">
                <text:p>0.00154903</text:p>
              </table:table-cell>
            </table:table-row>
            <table:table-row>
              <table:table-cell office:value-type="float" office:value="17933.4">
                <text:p>17933.4</text:p>
              </table:table-cell>
              <table:table-cell office:value-type="float" office:value="0.00159671">
                <text:p>0.00159671</text:p>
              </table:table-cell>
            </table:table-row>
            <table:table-row>
              <table:table-cell office:value-type="float" office:value="17942.6">
                <text:p>17942.6</text:p>
              </table:table-cell>
              <table:table-cell office:value-type="float" office:value="0.00159446">
                <text:p>0.00159446</text:p>
              </table:table-cell>
            </table:table-row>
            <table:table-row>
              <table:table-cell office:value-type="float" office:value="17951.7">
                <text:p>17951.7</text:p>
              </table:table-cell>
              <table:table-cell office:value-type="float" office:value="0.001542">
                <text:p>0.001542</text:p>
              </table:table-cell>
            </table:table-row>
            <table:table-row>
              <table:table-cell office:value-type="float" office:value="17960.9">
                <text:p>17960.9</text:p>
              </table:table-cell>
              <table:table-cell office:value-type="float" office:value="0.00144165">
                <text:p>0.00144165</text:p>
              </table:table-cell>
            </table:table-row>
            <table:table-row>
              <table:table-cell office:value-type="float" office:value="17970.1">
                <text:p>17970.1</text:p>
              </table:table-cell>
              <table:table-cell office:value-type="float" office:value="0.00129939">
                <text:p>0.00129939</text:p>
              </table:table-cell>
            </table:table-row>
            <table:table-row>
              <table:table-cell office:value-type="float" office:value="17979.2">
                <text:p>17979.2</text:p>
              </table:table-cell>
              <table:table-cell office:value-type="float" office:value="0.00112619">
                <text:p>0.00112619</text:p>
              </table:table-cell>
            </table:table-row>
            <table:table-row>
              <table:table-cell office:value-type="float" office:value="17988.4">
                <text:p>17988.4</text:p>
              </table:table-cell>
              <table:table-cell office:value-type="float" office:value="0.000938424">
                <text:p>0.000938424</text:p>
              </table:table-cell>
            </table:table-row>
            <table:table-row>
              <table:table-cell office:value-type="float" office:value="17997.6">
                <text:p>17997.6</text:p>
              </table:table-cell>
              <table:table-cell office:value-type="float" office:value="0.000766346">
                <text:p>0.000766346</text:p>
              </table:table-cell>
            </table:table-row>
            <table:table-row>
              <table:table-cell office:value-type="float" office:value="18006.7">
                <text:p>18006.7</text:p>
              </table:table-cell>
              <table:table-cell office:value-type="float" office:value="0.000660856">
                <text:p>0.000660856</text:p>
              </table:table-cell>
            </table:table-row>
            <table:table-row>
              <table:table-cell office:value-type="float" office:value="18015.9">
                <text:p>18015.9</text:p>
              </table:table-cell>
              <table:table-cell office:value-type="float" office:value="0.000677088">
                <text:p>0.000677088</text:p>
              </table:table-cell>
            </table:table-row>
            <table:table-row>
              <table:table-cell office:value-type="float" office:value="18025.1">
                <text:p>18025.1</text:p>
              </table:table-cell>
              <table:table-cell office:value-type="float" office:value="0.000811482">
                <text:p>0.000811482</text:p>
              </table:table-cell>
            </table:table-row>
            <table:table-row>
              <table:table-cell office:value-type="float" office:value="18034.2">
                <text:p>18034.2</text:p>
              </table:table-cell>
              <table:table-cell office:value-type="float" office:value="0.00100889">
                <text:p>0.00100889</text:p>
              </table:table-cell>
            </table:table-row>
            <table:table-row>
              <table:table-cell office:value-type="float" office:value="18043.4">
                <text:p>18043.4</text:p>
              </table:table-cell>
              <table:table-cell office:value-type="float" office:value="0.00122448">
                <text:p>0.00122448</text:p>
              </table:table-cell>
            </table:table-row>
            <table:table-row>
              <table:table-cell office:value-type="float" office:value="18052.6">
                <text:p>18052.6</text:p>
              </table:table-cell>
              <table:table-cell office:value-type="float" office:value="0.00143317">
                <text:p>0.00143317</text:p>
              </table:table-cell>
            </table:table-row>
            <table:table-row>
              <table:table-cell office:value-type="float" office:value="18061.7">
                <text:p>18061.7</text:p>
              </table:table-cell>
              <table:table-cell office:value-type="float" office:value="0.0016196">
                <text:p>0.0016196</text:p>
              </table:table-cell>
            </table:table-row>
            <table:table-row>
              <table:table-cell office:value-type="float" office:value="18070.9">
                <text:p>18070.9</text:p>
              </table:table-cell>
              <table:table-cell office:value-type="float" office:value="0.00177503">
                <text:p>0.00177503</text:p>
              </table:table-cell>
            </table:table-row>
            <table:table-row>
              <table:table-cell office:value-type="float" office:value="18080.1">
                <text:p>18080.1</text:p>
              </table:table-cell>
              <table:table-cell office:value-type="float" office:value="0.00189564">
                <text:p>0.00189564</text:p>
              </table:table-cell>
            </table:table-row>
            <table:table-row>
              <table:table-cell office:value-type="float" office:value="18089.3">
                <text:p>18089.3</text:p>
              </table:table-cell>
              <table:table-cell office:value-type="float" office:value="0.00197772">
                <text:p>0.00197772</text:p>
              </table:table-cell>
            </table:table-row>
            <table:table-row>
              <table:table-cell office:value-type="float" office:value="18098.4">
                <text:p>18098.4</text:p>
              </table:table-cell>
              <table:table-cell office:value-type="float" office:value="0.00202295">
                <text:p>0.00202295</text:p>
              </table:table-cell>
            </table:table-row>
            <table:table-row>
              <table:table-cell office:value-type="float" office:value="18107.6">
                <text:p>18107.6</text:p>
              </table:table-cell>
              <table:table-cell office:value-type="float" office:value="0.00203186">
                <text:p>0.00203186</text:p>
              </table:table-cell>
            </table:table-row>
            <table:table-row>
              <table:table-cell office:value-type="float" office:value="18116.8">
                <text:p>18116.8</text:p>
              </table:table-cell>
              <table:table-cell office:value-type="float" office:value="0.0020079">
                <text:p>0.0020079</text:p>
              </table:table-cell>
            </table:table-row>
            <table:table-row>
              <table:table-cell office:value-type="float" office:value="18125.9">
                <text:p>18125.9</text:p>
              </table:table-cell>
              <table:table-cell office:value-type="float" office:value="0.00195618">
                <text:p>0.00195618</text:p>
              </table:table-cell>
            </table:table-row>
            <table:table-row>
              <table:table-cell office:value-type="float" office:value="18135.1">
                <text:p>18135.1</text:p>
              </table:table-cell>
              <table:table-cell office:value-type="float" office:value="0.00188017">
                <text:p>0.00188017</text:p>
              </table:table-cell>
            </table:table-row>
            <table:table-row>
              <table:table-cell office:value-type="float" office:value="18144.3">
                <text:p>18144.3</text:p>
              </table:table-cell>
              <table:table-cell office:value-type="float" office:value="0.00178503">
                <text:p>0.00178503</text:p>
              </table:table-cell>
            </table:table-row>
            <table:table-row>
              <table:table-cell office:value-type="float" office:value="18153.4">
                <text:p>18153.4</text:p>
              </table:table-cell>
              <table:table-cell office:value-type="float" office:value="0.00167567">
                <text:p>0.00167567</text:p>
              </table:table-cell>
            </table:table-row>
            <table:table-row>
              <table:table-cell office:value-type="float" office:value="18162.6">
                <text:p>18162.6</text:p>
              </table:table-cell>
              <table:table-cell office:value-type="float" office:value="0.00155601">
                <text:p>0.00155601</text:p>
              </table:table-cell>
            </table:table-row>
            <table:table-row>
              <table:table-cell office:value-type="float" office:value="18171.8">
                <text:p>18171.8</text:p>
              </table:table-cell>
              <table:table-cell office:value-type="float" office:value="0.00143035">
                <text:p>0.00143035</text:p>
              </table:table-cell>
            </table:table-row>
            <table:table-row>
              <table:table-cell office:value-type="float" office:value="18180.9">
                <text:p>18180.9</text:p>
              </table:table-cell>
              <table:table-cell office:value-type="float" office:value="0.00130153">
                <text:p>0.00130153</text:p>
              </table:table-cell>
            </table:table-row>
            <table:table-row>
              <table:table-cell office:value-type="float" office:value="18190.1">
                <text:p>18190.1</text:p>
              </table:table-cell>
              <table:table-cell office:value-type="float" office:value="0.00117236">
                <text:p>0.00117236</text:p>
              </table:table-cell>
            </table:table-row>
            <table:table-row>
              <table:table-cell office:value-type="float" office:value="18199.3">
                <text:p>18199.3</text:p>
              </table:table-cell>
              <table:table-cell office:value-type="float" office:value="0.00104463">
                <text:p>0.00104463</text:p>
              </table:table-cell>
            </table:table-row>
            <table:table-row>
              <table:table-cell office:value-type="float" office:value="18208.4">
                <text:p>18208.4</text:p>
              </table:table-cell>
              <table:table-cell office:value-type="float" office:value="0.000920227">
                <text:p>0.000920227</text:p>
              </table:table-cell>
            </table:table-row>
            <table:table-row>
              <table:table-cell office:value-type="float" office:value="18217.6">
                <text:p>18217.6</text:p>
              </table:table-cell>
              <table:table-cell office:value-type="float" office:value="0.000798948">
                <text:p>0.000798948</text:p>
              </table:table-cell>
            </table:table-row>
            <table:table-row>
              <table:table-cell office:value-type="float" office:value="18226.8">
                <text:p>18226.8</text:p>
              </table:table-cell>
              <table:table-cell office:value-type="float" office:value="0.000681438">
                <text:p>0.000681438</text:p>
              </table:table-cell>
            </table:table-row>
            <table:table-row>
              <table:table-cell office:value-type="float" office:value="18235.9">
                <text:p>18235.9</text:p>
              </table:table-cell>
              <table:table-cell office:value-type="float" office:value="0.000566156">
                <text:p>0.000566156</text:p>
              </table:table-cell>
            </table:table-row>
            <table:table-row>
              <table:table-cell office:value-type="float" office:value="18245.1">
                <text:p>18245.1</text:p>
              </table:table-cell>
              <table:table-cell office:value-type="float" office:value="0.000452685">
                <text:p>0.000452685</text:p>
              </table:table-cell>
            </table:table-row>
            <table:table-row>
              <table:table-cell office:value-type="float" office:value="18254.3">
                <text:p>18254.3</text:p>
              </table:table-cell>
              <table:table-cell office:value-type="float" office:value="0.000339378">
                <text:p>0.000339378</text:p>
              </table:table-cell>
            </table:table-row>
            <table:table-row>
              <table:table-cell office:value-type="float" office:value="18263.5">
                <text:p>18263.5</text:p>
              </table:table-cell>
              <table:table-cell office:value-type="float" office:value="0.000225677">
                <text:p>0.000225677</text:p>
              </table:table-cell>
            </table:table-row>
            <table:table-row>
              <table:table-cell office:value-type="float" office:value="18272.6">
                <text:p>18272.6</text:p>
              </table:table-cell>
              <table:table-cell office:value-type="float" office:value="0.000118729">
                <text:p>0.000118729</text:p>
              </table:table-cell>
            </table:table-row>
            <table:table-row>
              <table:table-cell office:value-type="float" office:value="18281.8">
                <text:p>18281.8</text:p>
              </table:table-cell>
              <table:table-cell office:value-type="float" office:value="0.0000925628">
                <text:p>0.0000925628</text:p>
              </table:table-cell>
            </table:table-row>
            <table:table-row>
              <table:table-cell office:value-type="float" office:value="18291">
                <text:p>18291</text:p>
              </table:table-cell>
              <table:table-cell office:value-type="float" office:value="0.000199144">
                <text:p>0.000199144</text:p>
              </table:table-cell>
            </table:table-row>
            <table:table-row>
              <table:table-cell office:value-type="float" office:value="18300.1">
                <text:p>18300.1</text:p>
              </table:table-cell>
              <table:table-cell office:value-type="float" office:value="0.000336482">
                <text:p>0.000336482</text:p>
              </table:table-cell>
            </table:table-row>
            <table:table-row>
              <table:table-cell office:value-type="float" office:value="18309.3">
                <text:p>18309.3</text:p>
              </table:table-cell>
              <table:table-cell office:value-type="float" office:value="0.000483263">
                <text:p>0.000483263</text:p>
              </table:table-cell>
            </table:table-row>
            <table:table-row>
              <table:table-cell office:value-type="float" office:value="18318.5">
                <text:p>18318.5</text:p>
              </table:table-cell>
              <table:table-cell office:value-type="float" office:value="0.000634251">
                <text:p>0.000634251</text:p>
              </table:table-cell>
            </table:table-row>
            <table:table-row>
              <table:table-cell office:value-type="float" office:value="18327.6">
                <text:p>18327.6</text:p>
              </table:table-cell>
              <table:table-cell office:value-type="float" office:value="0.000784891">
                <text:p>0.000784891</text:p>
              </table:table-cell>
            </table:table-row>
            <table:table-row>
              <table:table-cell office:value-type="float" office:value="18336.8">
                <text:p>18336.8</text:p>
              </table:table-cell>
              <table:table-cell office:value-type="float" office:value="0.00093048">
                <text:p>0.00093048</text:p>
              </table:table-cell>
            </table:table-row>
            <table:table-row>
              <table:table-cell office:value-type="float" office:value="18346">
                <text:p>18346</text:p>
              </table:table-cell>
              <table:table-cell office:value-type="float" office:value="0.00106569">
                <text:p>0.00106569</text:p>
              </table:table-cell>
            </table:table-row>
            <table:table-row>
              <table:table-cell office:value-type="float" office:value="18355.1">
                <text:p>18355.1</text:p>
              </table:table-cell>
              <table:table-cell office:value-type="float" office:value="0.00118533">
                <text:p>0.00118533</text:p>
              </table:table-cell>
            </table:table-row>
            <table:table-row>
              <table:table-cell office:value-type="float" office:value="18364.3">
                <text:p>18364.3</text:p>
              </table:table-cell>
              <table:table-cell office:value-type="float" office:value="0.00128498">
                <text:p>0.00128498</text:p>
              </table:table-cell>
            </table:table-row>
            <table:table-row>
              <table:table-cell office:value-type="float" office:value="18373.5">
                <text:p>18373.5</text:p>
              </table:table-cell>
              <table:table-cell office:value-type="float" office:value="0.00135984">
                <text:p>0.00135984</text:p>
              </table:table-cell>
            </table:table-row>
            <table:table-row>
              <table:table-cell office:value-type="float" office:value="18382.6">
                <text:p>18382.6</text:p>
              </table:table-cell>
              <table:table-cell office:value-type="float" office:value="0.00140627">
                <text:p>0.00140627</text:p>
              </table:table-cell>
            </table:table-row>
            <table:table-row>
              <table:table-cell office:value-type="float" office:value="18391.8">
                <text:p>18391.8</text:p>
              </table:table-cell>
              <table:table-cell office:value-type="float" office:value="0.00142175">
                <text:p>0.00142175</text:p>
              </table:table-cell>
            </table:table-row>
            <table:table-row>
              <table:table-cell office:value-type="float" office:value="18401">
                <text:p>18401</text:p>
              </table:table-cell>
              <table:table-cell office:value-type="float" office:value="0.00140582">
                <text:p>0.00140582</text:p>
              </table:table-cell>
            </table:table-row>
            <table:table-row>
              <table:table-cell office:value-type="float" office:value="18410.1">
                <text:p>18410.1</text:p>
              </table:table-cell>
              <table:table-cell office:value-type="float" office:value="0.00135952">
                <text:p>0.00135952</text:p>
              </table:table-cell>
            </table:table-row>
            <table:table-row>
              <table:table-cell office:value-type="float" office:value="18419.3">
                <text:p>18419.3</text:p>
              </table:table-cell>
              <table:table-cell office:value-type="float" office:value="0.00128462">
                <text:p>0.00128462</text:p>
              </table:table-cell>
            </table:table-row>
            <table:table-row>
              <table:table-cell office:value-type="float" office:value="18428.5">
                <text:p>18428.5</text:p>
              </table:table-cell>
              <table:table-cell office:value-type="float" office:value="0.00118662">
                <text:p>0.00118662</text:p>
              </table:table-cell>
            </table:table-row>
            <table:table-row>
              <table:table-cell office:value-type="float" office:value="18437.7">
                <text:p>18437.7</text:p>
              </table:table-cell>
              <table:table-cell office:value-type="float" office:value="0.00107179">
                <text:p>0.00107179</text:p>
              </table:table-cell>
            </table:table-row>
            <table:table-row>
              <table:table-cell office:value-type="float" office:value="18446.8">
                <text:p>18446.8</text:p>
              </table:table-cell>
              <table:table-cell office:value-type="float" office:value="0.000949894">
                <text:p>0.000949894</text:p>
              </table:table-cell>
            </table:table-row>
            <table:table-row>
              <table:table-cell office:value-type="float" office:value="18456">
                <text:p>18456</text:p>
              </table:table-cell>
              <table:table-cell office:value-type="float" office:value="0.000832563">
                <text:p>0.000832563</text:p>
              </table:table-cell>
            </table:table-row>
            <table:table-row>
              <table:table-cell office:value-type="float" office:value="18465.2">
                <text:p>18465.2</text:p>
              </table:table-cell>
              <table:table-cell office:value-type="float" office:value="0.00073534">
                <text:p>0.00073534</text:p>
              </table:table-cell>
            </table:table-row>
            <table:table-row>
              <table:table-cell office:value-type="float" office:value="18474.3">
                <text:p>18474.3</text:p>
              </table:table-cell>
              <table:table-cell office:value-type="float" office:value="0.000672698">
                <text:p>0.000672698</text:p>
              </table:table-cell>
            </table:table-row>
            <table:table-row>
              <table:table-cell office:value-type="float" office:value="18483.5">
                <text:p>18483.5</text:p>
              </table:table-cell>
              <table:table-cell office:value-type="float" office:value="0.000653158">
                <text:p>0.000653158</text:p>
              </table:table-cell>
            </table:table-row>
            <table:table-row>
              <table:table-cell office:value-type="float" office:value="18492.7">
                <text:p>18492.7</text:p>
              </table:table-cell>
              <table:table-cell office:value-type="float" office:value="0.000671505">
                <text:p>0.000671505</text:p>
              </table:table-cell>
            </table:table-row>
            <table:table-row>
              <table:table-cell office:value-type="float" office:value="18501.8">
                <text:p>18501.8</text:p>
              </table:table-cell>
              <table:table-cell office:value-type="float" office:value="0.000709876">
                <text:p>0.000709876</text:p>
              </table:table-cell>
            </table:table-row>
            <table:table-row>
              <table:table-cell office:value-type="float" office:value="18511">
                <text:p>18511</text:p>
              </table:table-cell>
              <table:table-cell office:value-type="float" office:value="0.000752383">
                <text:p>0.000752383</text:p>
              </table:table-cell>
            </table:table-row>
            <table:table-row>
              <table:table-cell office:value-type="float" office:value="18520.2">
                <text:p>18520.2</text:p>
              </table:table-cell>
              <table:table-cell office:value-type="float" office:value="0.000782601">
                <text:p>0.000782601</text:p>
              </table:table-cell>
            </table:table-row>
            <table:table-row>
              <table:table-cell office:value-type="float" office:value="18529.3">
                <text:p>18529.3</text:p>
              </table:table-cell>
              <table:table-cell office:value-type="float" office:value="0.000792447">
                <text:p>0.000792447</text:p>
              </table:table-cell>
            </table:table-row>
            <table:table-row>
              <table:table-cell office:value-type="float" office:value="18538.5">
                <text:p>18538.5</text:p>
              </table:table-cell>
              <table:table-cell office:value-type="float" office:value="0.000776353">
                <text:p>0.000776353</text:p>
              </table:table-cell>
            </table:table-row>
            <table:table-row>
              <table:table-cell office:value-type="float" office:value="18547.7">
                <text:p>18547.7</text:p>
              </table:table-cell>
              <table:table-cell office:value-type="float" office:value="0.000730616">
                <text:p>0.000730616</text:p>
              </table:table-cell>
            </table:table-row>
            <table:table-row>
              <table:table-cell office:value-type="float" office:value="18556.8">
                <text:p>18556.8</text:p>
              </table:table-cell>
              <table:table-cell office:value-type="float" office:value="0.000658532">
                <text:p>0.000658532</text:p>
              </table:table-cell>
            </table:table-row>
            <table:table-row>
              <table:table-cell office:value-type="float" office:value="18566">
                <text:p>18566</text:p>
              </table:table-cell>
              <table:table-cell office:value-type="float" office:value="0.000560463">
                <text:p>0.000560463</text:p>
              </table:table-cell>
            </table:table-row>
            <table:table-row>
              <table:table-cell office:value-type="float" office:value="18575.2">
                <text:p>18575.2</text:p>
              </table:table-cell>
              <table:table-cell office:value-type="float" office:value="0.000441976">
                <text:p>0.000441976</text:p>
              </table:table-cell>
            </table:table-row>
            <table:table-row>
              <table:table-cell office:value-type="float" office:value="18584.3">
                <text:p>18584.3</text:p>
              </table:table-cell>
              <table:table-cell office:value-type="float" office:value="0.000309669">
                <text:p>0.000309669</text:p>
              </table:table-cell>
            </table:table-row>
            <table:table-row>
              <table:table-cell office:value-type="float" office:value="18593.5">
                <text:p>18593.5</text:p>
              </table:table-cell>
              <table:table-cell office:value-type="float" office:value="0.000176126">
                <text:p>0.000176126</text:p>
              </table:table-cell>
            </table:table-row>
            <table:table-row>
              <table:table-cell office:value-type="float" office:value="18602.7">
                <text:p>18602.7</text:p>
              </table:table-cell>
              <table:table-cell office:value-type="float" office:value="0.0000973331">
                <text:p>0.0000973331</text:p>
              </table:table-cell>
            </table:table-row>
            <table:table-row>
              <table:table-cell office:value-type="float" office:value="18611.9">
                <text:p>18611.9</text:p>
              </table:table-cell>
              <table:table-cell office:value-type="float" office:value="0.00017863">
                <text:p>0.00017863</text:p>
              </table:table-cell>
            </table:table-row>
            <table:table-row>
              <table:table-cell office:value-type="float" office:value="18621">
                <text:p>18621</text:p>
              </table:table-cell>
              <table:table-cell office:value-type="float" office:value="0.000301104">
                <text:p>0.000301104</text:p>
              </table:table-cell>
            </table:table-row>
            <table:table-row>
              <table:table-cell office:value-type="float" office:value="18630.2">
                <text:p>18630.2</text:p>
              </table:table-cell>
              <table:table-cell office:value-type="float" office:value="0.000415058">
                <text:p>0.000415058</text:p>
              </table:table-cell>
            </table:table-row>
            <table:table-row>
              <table:table-cell office:value-type="float" office:value="18639.4">
                <text:p>18639.4</text:p>
              </table:table-cell>
              <table:table-cell office:value-type="float" office:value="0.000508233">
                <text:p>0.000508233</text:p>
              </table:table-cell>
            </table:table-row>
            <table:table-row>
              <table:table-cell office:value-type="float" office:value="18648.5">
                <text:p>18648.5</text:p>
              </table:table-cell>
              <table:table-cell office:value-type="float" office:value="0.000576349">
                <text:p>0.000576349</text:p>
              </table:table-cell>
            </table:table-row>
            <table:table-row>
              <table:table-cell office:value-type="float" office:value="18657.7">
                <text:p>18657.7</text:p>
              </table:table-cell>
              <table:table-cell office:value-type="float" office:value="0.000616875">
                <text:p>0.000616875</text:p>
              </table:table-cell>
            </table:table-row>
            <table:table-row>
              <table:table-cell office:value-type="float" office:value="18666.9">
                <text:p>18666.9</text:p>
              </table:table-cell>
              <table:table-cell office:value-type="float" office:value="0.000629247">
                <text:p>0.000629247</text:p>
              </table:table-cell>
            </table:table-row>
            <table:table-row>
              <table:table-cell office:value-type="float" office:value="18676">
                <text:p>18676</text:p>
              </table:table-cell>
              <table:table-cell office:value-type="float" office:value="0.000617196">
                <text:p>0.000617196</text:p>
              </table:table-cell>
            </table:table-row>
            <table:table-row>
              <table:table-cell office:value-type="float" office:value="18685.2">
                <text:p>18685.2</text:p>
              </table:table-cell>
              <table:table-cell office:value-type="float" office:value="0.000588169">
                <text:p>0.000588169</text:p>
              </table:table-cell>
            </table:table-row>
            <table:table-row>
              <table:table-cell office:value-type="float" office:value="18694.4">
                <text:p>18694.4</text:p>
              </table:table-cell>
              <table:table-cell office:value-type="float" office:value="0.000555195">
                <text:p>0.000555195</text:p>
              </table:table-cell>
            </table:table-row>
            <table:table-row>
              <table:table-cell office:value-type="float" office:value="18703.5">
                <text:p>18703.5</text:p>
              </table:table-cell>
              <table:table-cell office:value-type="float" office:value="0.000539747">
                <text:p>0.000539747</text:p>
              </table:table-cell>
            </table:table-row>
            <table:table-row>
              <table:table-cell office:value-type="float" office:value="18712.7">
                <text:p>18712.7</text:p>
              </table:table-cell>
              <table:table-cell office:value-type="float" office:value="0.000562468">
                <text:p>0.000562468</text:p>
              </table:table-cell>
            </table:table-row>
            <table:table-row>
              <table:table-cell office:value-type="float" office:value="18721.9">
                <text:p>18721.9</text:p>
              </table:table-cell>
              <table:table-cell office:value-type="float" office:value="0.000633056">
                <text:p>0.000633056</text:p>
              </table:table-cell>
            </table:table-row>
            <table:table-row>
              <table:table-cell office:value-type="float" office:value="18731">
                <text:p>18731</text:p>
              </table:table-cell>
              <table:table-cell office:value-type="float" office:value="0.000744199">
                <text:p>0.000744199</text:p>
              </table:table-cell>
            </table:table-row>
            <table:table-row>
              <table:table-cell office:value-type="float" office:value="18740.2">
                <text:p>18740.2</text:p>
              </table:table-cell>
              <table:table-cell office:value-type="float" office:value="0.000879239">
                <text:p>0.000879239</text:p>
              </table:table-cell>
            </table:table-row>
            <table:table-row>
              <table:table-cell office:value-type="float" office:value="18749.4">
                <text:p>18749.4</text:p>
              </table:table-cell>
              <table:table-cell office:value-type="float" office:value="0.00102105">
                <text:p>0.00102105</text:p>
              </table:table-cell>
            </table:table-row>
            <table:table-row>
              <table:table-cell office:value-type="float" office:value="18758.5">
                <text:p>18758.5</text:p>
              </table:table-cell>
              <table:table-cell office:value-type="float" office:value="0.00115569">
                <text:p>0.00115569</text:p>
              </table:table-cell>
            </table:table-row>
            <table:table-row>
              <table:table-cell office:value-type="float" office:value="18767.7">
                <text:p>18767.7</text:p>
              </table:table-cell>
              <table:table-cell office:value-type="float" office:value="0.00127273">
                <text:p>0.00127273</text:p>
              </table:table-cell>
            </table:table-row>
            <table:table-row>
              <table:table-cell office:value-type="float" office:value="18776.9">
                <text:p>18776.9</text:p>
              </table:table-cell>
              <table:table-cell office:value-type="float" office:value="0.00136143">
                <text:p>0.00136143</text:p>
              </table:table-cell>
            </table:table-row>
            <table:table-row>
              <table:table-cell office:value-type="float" office:value="18786">
                <text:p>18786</text:p>
              </table:table-cell>
              <table:table-cell office:value-type="float" office:value="0.00141558">
                <text:p>0.00141558</text:p>
              </table:table-cell>
            </table:table-row>
            <table:table-row>
              <table:table-cell office:value-type="float" office:value="18795.2">
                <text:p>18795.2</text:p>
              </table:table-cell>
              <table:table-cell office:value-type="float" office:value="0.00142946">
                <text:p>0.00142946</text:p>
              </table:table-cell>
            </table:table-row>
            <table:table-row>
              <table:table-cell office:value-type="float" office:value="18804.4">
                <text:p>18804.4</text:p>
              </table:table-cell>
              <table:table-cell office:value-type="float" office:value="0.00140069">
                <text:p>0.00140069</text:p>
              </table:table-cell>
            </table:table-row>
            <table:table-row>
              <table:table-cell office:value-type="float" office:value="18813.6">
                <text:p>18813.6</text:p>
              </table:table-cell>
              <table:table-cell office:value-type="float" office:value="0.00132772">
                <text:p>0.00132772</text:p>
              </table:table-cell>
            </table:table-row>
            <table:table-row>
              <table:table-cell office:value-type="float" office:value="18822.7">
                <text:p>18822.7</text:p>
              </table:table-cell>
              <table:table-cell office:value-type="float" office:value="0.0012118">
                <text:p>0.0012118</text:p>
              </table:table-cell>
            </table:table-row>
            <table:table-row>
              <table:table-cell office:value-type="float" office:value="18831.9">
                <text:p>18831.9</text:p>
              </table:table-cell>
              <table:table-cell office:value-type="float" office:value="0.00105852">
                <text:p>0.00105852</text:p>
              </table:table-cell>
            </table:table-row>
            <table:table-row>
              <table:table-cell office:value-type="float" office:value="18841.1">
                <text:p>18841.1</text:p>
              </table:table-cell>
              <table:table-cell office:value-type="float" office:value="0.000874017">
                <text:p>0.000874017</text:p>
              </table:table-cell>
            </table:table-row>
            <table:table-row>
              <table:table-cell office:value-type="float" office:value="18850.2">
                <text:p>18850.2</text:p>
              </table:table-cell>
              <table:table-cell office:value-type="float" office:value="0.000673053">
                <text:p>0.000673053</text:p>
              </table:table-cell>
            </table:table-row>
            <table:table-row>
              <table:table-cell office:value-type="float" office:value="18859.4">
                <text:p>18859.4</text:p>
              </table:table-cell>
              <table:table-cell office:value-type="float" office:value="0.000486724">
                <text:p>0.000486724</text:p>
              </table:table-cell>
            </table:table-row>
            <table:table-row>
              <table:table-cell office:value-type="float" office:value="18868.6">
                <text:p>18868.6</text:p>
              </table:table-cell>
              <table:table-cell office:value-type="float" office:value="0.000389846">
                <text:p>0.000389846</text:p>
              </table:table-cell>
            </table:table-row>
            <table:table-row>
              <table:table-cell office:value-type="float" office:value="18877.7">
                <text:p>18877.7</text:p>
              </table:table-cell>
              <table:table-cell office:value-type="float" office:value="0.000466967">
                <text:p>0.000466967</text:p>
              </table:table-cell>
            </table:table-row>
            <table:table-row>
              <table:table-cell office:value-type="float" office:value="18886.9">
                <text:p>18886.9</text:p>
              </table:table-cell>
              <table:table-cell office:value-type="float" office:value="0.000658147">
                <text:p>0.000658147</text:p>
              </table:table-cell>
            </table:table-row>
            <table:table-row>
              <table:table-cell office:value-type="float" office:value="18896.1">
                <text:p>18896.1</text:p>
              </table:table-cell>
              <table:table-cell office:value-type="float" office:value="0.000879544">
                <text:p>0.000879544</text:p>
              </table:table-cell>
            </table:table-row>
            <table:table-row>
              <table:table-cell office:value-type="float" office:value="18905.2">
                <text:p>18905.2</text:p>
              </table:table-cell>
              <table:table-cell office:value-type="float" office:value="0.00109447">
                <text:p>0.00109447</text:p>
              </table:table-cell>
            </table:table-row>
            <table:table-row>
              <table:table-cell office:value-type="float" office:value="18914.4">
                <text:p>18914.4</text:p>
              </table:table-cell>
              <table:table-cell office:value-type="float" office:value="0.00128429">
                <text:p>0.00128429</text:p>
              </table:table-cell>
            </table:table-row>
            <table:table-row>
              <table:table-cell office:value-type="float" office:value="18923.6">
                <text:p>18923.6</text:p>
              </table:table-cell>
              <table:table-cell office:value-type="float" office:value="0.00143929">
                <text:p>0.00143929</text:p>
              </table:table-cell>
            </table:table-row>
            <table:table-row>
              <table:table-cell office:value-type="float" office:value="18932.7">
                <text:p>18932.7</text:p>
              </table:table-cell>
              <table:table-cell office:value-type="float" office:value="0.00155155">
                <text:p>0.00155155</text:p>
              </table:table-cell>
            </table:table-row>
            <table:table-row>
              <table:table-cell office:value-type="float" office:value="18941.9">
                <text:p>18941.9</text:p>
              </table:table-cell>
              <table:table-cell office:value-type="float" office:value="0.00161691">
                <text:p>0.00161691</text:p>
              </table:table-cell>
            </table:table-row>
            <table:table-row>
              <table:table-cell office:value-type="float" office:value="18951.1">
                <text:p>18951.1</text:p>
              </table:table-cell>
              <table:table-cell office:value-type="float" office:value="0.00163365">
                <text:p>0.00163365</text:p>
              </table:table-cell>
            </table:table-row>
            <table:table-row>
              <table:table-cell office:value-type="float" office:value="18960.2">
                <text:p>18960.2</text:p>
              </table:table-cell>
              <table:table-cell office:value-type="float" office:value="0.00160105">
                <text:p>0.00160105</text:p>
              </table:table-cell>
            </table:table-row>
            <table:table-row>
              <table:table-cell office:value-type="float" office:value="18969.4">
                <text:p>18969.4</text:p>
              </table:table-cell>
              <table:table-cell office:value-type="float" office:value="0.00152244">
                <text:p>0.00152244</text:p>
              </table:table-cell>
            </table:table-row>
            <table:table-row>
              <table:table-cell office:value-type="float" office:value="18978.6">
                <text:p>18978.6</text:p>
              </table:table-cell>
              <table:table-cell office:value-type="float" office:value="0.00140179">
                <text:p>0.00140179</text:p>
              </table:table-cell>
            </table:table-row>
            <table:table-row>
              <table:table-cell office:value-type="float" office:value="18987.8">
                <text:p>18987.8</text:p>
              </table:table-cell>
              <table:table-cell office:value-type="float" office:value="0.00124598">
                <text:p>0.00124598</text:p>
              </table:table-cell>
            </table:table-row>
            <table:table-row>
              <table:table-cell office:value-type="float" office:value="18996.9">
                <text:p>18996.9</text:p>
              </table:table-cell>
              <table:table-cell office:value-type="float" office:value="0.00106242">
                <text:p>0.00106242</text:p>
              </table:table-cell>
            </table:table-row>
            <table:table-row>
              <table:table-cell office:value-type="float" office:value="19006.1">
                <text:p>19006.1</text:p>
              </table:table-cell>
              <table:table-cell office:value-type="float" office:value="0.000860375">
                <text:p>0.000860375</text:p>
              </table:table-cell>
            </table:table-row>
            <table:table-row>
              <table:table-cell office:value-type="float" office:value="19015.3">
                <text:p>19015.3</text:p>
              </table:table-cell>
              <table:table-cell office:value-type="float" office:value="0.000650919">
                <text:p>0.000650919</text:p>
              </table:table-cell>
            </table:table-row>
            <table:table-row>
              <table:table-cell office:value-type="float" office:value="19024.4">
                <text:p>19024.4</text:p>
              </table:table-cell>
              <table:table-cell office:value-type="float" office:value="0.00044727">
                <text:p>0.00044727</text:p>
              </table:table-cell>
            </table:table-row>
            <table:table-row>
              <table:table-cell office:value-type="float" office:value="19033.6">
                <text:p>19033.6</text:p>
              </table:table-cell>
              <table:table-cell office:value-type="float" office:value="0.000272619">
                <text:p>0.000272619</text:p>
              </table:table-cell>
            </table:table-row>
            <table:table-row>
              <table:table-cell office:value-type="float" office:value="19042.8">
                <text:p>19042.8</text:p>
              </table:table-cell>
              <table:table-cell office:value-type="float" office:value="0.000188872">
                <text:p>0.000188872</text:p>
              </table:table-cell>
            </table:table-row>
            <table:table-row>
              <table:table-cell office:value-type="float" office:value="19051.9">
                <text:p>19051.9</text:p>
              </table:table-cell>
              <table:table-cell office:value-type="float" office:value="0.000250972">
                <text:p>0.000250972</text:p>
              </table:table-cell>
            </table:table-row>
            <table:table-row>
              <table:table-cell office:value-type="float" office:value="19061.1">
                <text:p>19061.1</text:p>
              </table:table-cell>
              <table:table-cell office:value-type="float" office:value="0.000357966">
                <text:p>0.000357966</text:p>
              </table:table-cell>
            </table:table-row>
            <table:table-row>
              <table:table-cell office:value-type="float" office:value="19070.3">
                <text:p>19070.3</text:p>
              </table:table-cell>
              <table:table-cell office:value-type="float" office:value="0.00045079">
                <text:p>0.00045079</text:p>
              </table:table-cell>
            </table:table-row>
            <table:table-row>
              <table:table-cell office:value-type="float" office:value="19079.4">
                <text:p>19079.4</text:p>
              </table:table-cell>
              <table:table-cell office:value-type="float" office:value="0.000514127">
                <text:p>0.000514127</text:p>
              </table:table-cell>
            </table:table-row>
            <table:table-row>
              <table:table-cell office:value-type="float" office:value="19088.6">
                <text:p>19088.6</text:p>
              </table:table-cell>
              <table:table-cell office:value-type="float" office:value="0.000544258">
                <text:p>0.000544258</text:p>
              </table:table-cell>
            </table:table-row>
            <table:table-row>
              <table:table-cell office:value-type="float" office:value="19097.8">
                <text:p>19097.8</text:p>
              </table:table-cell>
              <table:table-cell office:value-type="float" office:value="0.000543647">
                <text:p>0.000543647</text:p>
              </table:table-cell>
            </table:table-row>
            <table:table-row>
              <table:table-cell office:value-type="float" office:value="19106.9">
                <text:p>19106.9</text:p>
              </table:table-cell>
              <table:table-cell office:value-type="float" office:value="0.000516188">
                <text:p>0.000516188</text:p>
              </table:table-cell>
            </table:table-row>
            <table:table-row>
              <table:table-cell office:value-type="float" office:value="19116.1">
                <text:p>19116.1</text:p>
              </table:table-cell>
              <table:table-cell office:value-type="float" office:value="0.000470358">
                <text:p>0.000470358</text:p>
              </table:table-cell>
            </table:table-row>
            <table:table-row>
              <table:table-cell office:value-type="float" office:value="19125.3">
                <text:p>19125.3</text:p>
              </table:table-cell>
              <table:table-cell office:value-type="float" office:value="0.000419707">
                <text:p>0.000419707</text:p>
              </table:table-cell>
            </table:table-row>
            <table:table-row>
              <table:table-cell office:value-type="float" office:value="19134.4">
                <text:p>19134.4</text:p>
              </table:table-cell>
              <table:table-cell office:value-type="float" office:value="0.000381627">
                <text:p>0.000381627</text:p>
              </table:table-cell>
            </table:table-row>
            <table:table-row>
              <table:table-cell office:value-type="float" office:value="19143.6">
                <text:p>19143.6</text:p>
              </table:table-cell>
              <table:table-cell office:value-type="float" office:value="0.000375263">
                <text:p>0.000375263</text:p>
              </table:table-cell>
            </table:table-row>
            <table:table-row>
              <table:table-cell office:value-type="float" office:value="19152.8">
                <text:p>19152.8</text:p>
              </table:table-cell>
              <table:table-cell office:value-type="float" office:value="0.000407587">
                <text:p>0.000407587</text:p>
              </table:table-cell>
            </table:table-row>
            <table:table-row>
              <table:table-cell office:value-type="float" office:value="19162">
                <text:p>19162</text:p>
              </table:table-cell>
              <table:table-cell office:value-type="float" office:value="0.000466972">
                <text:p>0.000466972</text:p>
              </table:table-cell>
            </table:table-row>
            <table:table-row>
              <table:table-cell office:value-type="float" office:value="19171.1">
                <text:p>19171.1</text:p>
              </table:table-cell>
              <table:table-cell office:value-type="float" office:value="0.000536701">
                <text:p>0.000536701</text:p>
              </table:table-cell>
            </table:table-row>
            <table:table-row>
              <table:table-cell office:value-type="float" office:value="19180.3">
                <text:p>19180.3</text:p>
              </table:table-cell>
              <table:table-cell office:value-type="float" office:value="0.000600921">
                <text:p>0.000600921</text:p>
              </table:table-cell>
            </table:table-row>
            <table:table-row>
              <table:table-cell office:value-type="float" office:value="19189.5">
                <text:p>19189.5</text:p>
              </table:table-cell>
              <table:table-cell office:value-type="float" office:value="0.000652488">
                <text:p>0.000652488</text:p>
              </table:table-cell>
            </table:table-row>
            <table:table-row>
              <table:table-cell office:value-type="float" office:value="19198.6">
                <text:p>19198.6</text:p>
              </table:table-cell>
              <table:table-cell office:value-type="float" office:value="0.000683463">
                <text:p>0.000683463</text:p>
              </table:table-cell>
            </table:table-row>
            <table:table-row>
              <table:table-cell office:value-type="float" office:value="19207.8">
                <text:p>19207.8</text:p>
              </table:table-cell>
              <table:table-cell office:value-type="float" office:value="0.00069365">
                <text:p>0.00069365</text:p>
              </table:table-cell>
            </table:table-row>
            <table:table-row>
              <table:table-cell office:value-type="float" office:value="19217">
                <text:p>19217</text:p>
              </table:table-cell>
              <table:table-cell office:value-type="float" office:value="0.000683776">
                <text:p>0.000683776</text:p>
              </table:table-cell>
            </table:table-row>
            <table:table-row>
              <table:table-cell office:value-type="float" office:value="19226.1">
                <text:p>19226.1</text:p>
              </table:table-cell>
              <table:table-cell office:value-type="float" office:value="0.000657138">
                <text:p>0.000657138</text:p>
              </table:table-cell>
            </table:table-row>
            <table:table-row>
              <table:table-cell office:value-type="float" office:value="19235.3">
                <text:p>19235.3</text:p>
              </table:table-cell>
              <table:table-cell office:value-type="float" office:value="0.000623293">
                <text:p>0.000623293</text:p>
              </table:table-cell>
            </table:table-row>
            <table:table-row>
              <table:table-cell office:value-type="float" office:value="19244.5">
                <text:p>19244.5</text:p>
              </table:table-cell>
              <table:table-cell office:value-type="float" office:value="0.000593074">
                <text:p>0.000593074</text:p>
              </table:table-cell>
            </table:table-row>
            <table:table-row>
              <table:table-cell office:value-type="float" office:value="19253.6">
                <text:p>19253.6</text:p>
              </table:table-cell>
              <table:table-cell office:value-type="float" office:value="0.000581028">
                <text:p>0.000581028</text:p>
              </table:table-cell>
            </table:table-row>
            <table:table-row>
              <table:table-cell office:value-type="float" office:value="19262.8">
                <text:p>19262.8</text:p>
              </table:table-cell>
              <table:table-cell office:value-type="float" office:value="0.000597504">
                <text:p>0.000597504</text:p>
              </table:table-cell>
            </table:table-row>
            <table:table-row>
              <table:table-cell office:value-type="float" office:value="19272">
                <text:p>19272</text:p>
              </table:table-cell>
              <table:table-cell office:value-type="float" office:value="0.00064468">
                <text:p>0.00064468</text:p>
              </table:table-cell>
            </table:table-row>
            <table:table-row>
              <table:table-cell office:value-type="float" office:value="19281.1">
                <text:p>19281.1</text:p>
              </table:table-cell>
              <table:table-cell office:value-type="float" office:value="0.00071623">
                <text:p>0.00071623</text:p>
              </table:table-cell>
            </table:table-row>
            <table:table-row>
              <table:table-cell office:value-type="float" office:value="19290.3">
                <text:p>19290.3</text:p>
              </table:table-cell>
              <table:table-cell office:value-type="float" office:value="0.000800482">
                <text:p>0.000800482</text:p>
              </table:table-cell>
            </table:table-row>
            <table:table-row>
              <table:table-cell office:value-type="float" office:value="19299.5">
                <text:p>19299.5</text:p>
              </table:table-cell>
              <table:table-cell office:value-type="float" office:value="0.000886435">
                <text:p>0.000886435</text:p>
              </table:table-cell>
            </table:table-row>
            <table:table-row>
              <table:table-cell office:value-type="float" office:value="19308.6">
                <text:p>19308.6</text:p>
              </table:table-cell>
              <table:table-cell office:value-type="float" office:value="0.000964762">
                <text:p>0.000964762</text:p>
              </table:table-cell>
            </table:table-row>
            <table:table-row>
              <table:table-cell office:value-type="float" office:value="19317.8">
                <text:p>19317.8</text:p>
              </table:table-cell>
              <table:table-cell office:value-type="float" office:value="0.00102875">
                <text:p>0.00102875</text:p>
              </table:table-cell>
            </table:table-row>
            <table:table-row>
              <table:table-cell office:value-type="float" office:value="19327">
                <text:p>19327</text:p>
              </table:table-cell>
              <table:table-cell office:value-type="float" office:value="0.00107487">
                <text:p>0.00107487</text:p>
              </table:table-cell>
            </table:table-row>
            <table:table-row>
              <table:table-cell office:value-type="float" office:value="19336.2">
                <text:p>19336.2</text:p>
              </table:table-cell>
              <table:table-cell office:value-type="float" office:value="0.00109999">
                <text:p>0.00109999</text:p>
              </table:table-cell>
            </table:table-row>
            <table:table-row>
              <table:table-cell office:value-type="float" office:value="19345.3">
                <text:p>19345.3</text:p>
              </table:table-cell>
              <table:table-cell office:value-type="float" office:value="0.00110531">
                <text:p>0.00110531</text:p>
              </table:table-cell>
            </table:table-row>
            <table:table-row>
              <table:table-cell office:value-type="float" office:value="19354.5">
                <text:p>19354.5</text:p>
              </table:table-cell>
              <table:table-cell office:value-type="float" office:value="0.00109232">
                <text:p>0.00109232</text:p>
              </table:table-cell>
            </table:table-row>
            <table:table-row>
              <table:table-cell office:value-type="float" office:value="19363.7">
                <text:p>19363.7</text:p>
              </table:table-cell>
              <table:table-cell office:value-type="float" office:value="0.0010652">
                <text:p>0.0010652</text:p>
              </table:table-cell>
            </table:table-row>
            <table:table-row>
              <table:table-cell office:value-type="float" office:value="19372.8">
                <text:p>19372.8</text:p>
              </table:table-cell>
              <table:table-cell office:value-type="float" office:value="0.00102946">
                <text:p>0.00102946</text:p>
              </table:table-cell>
            </table:table-row>
            <table:table-row>
              <table:table-cell office:value-type="float" office:value="19382">
                <text:p>19382</text:p>
              </table:table-cell>
              <table:table-cell office:value-type="float" office:value="0.000991898">
                <text:p>0.000991898</text:p>
              </table:table-cell>
            </table:table-row>
            <table:table-row>
              <table:table-cell office:value-type="float" office:value="19391.2">
                <text:p>19391.2</text:p>
              </table:table-cell>
              <table:table-cell office:value-type="float" office:value="0.000958746">
                <text:p>0.000958746</text:p>
              </table:table-cell>
            </table:table-row>
            <table:table-row>
              <table:table-cell office:value-type="float" office:value="19400.3">
                <text:p>19400.3</text:p>
              </table:table-cell>
              <table:table-cell office:value-type="float" office:value="0.000936459">
                <text:p>0.000936459</text:p>
              </table:table-cell>
            </table:table-row>
            <table:table-row>
              <table:table-cell office:value-type="float" office:value="19409.5">
                <text:p>19409.5</text:p>
              </table:table-cell>
              <table:table-cell office:value-type="float" office:value="0.000929307">
                <text:p>0.000929307</text:p>
              </table:table-cell>
            </table:table-row>
            <table:table-row>
              <table:table-cell office:value-type="float" office:value="19418.7">
                <text:p>19418.7</text:p>
              </table:table-cell>
              <table:table-cell office:value-type="float" office:value="0.000936961">
                <text:p>0.000936961</text:p>
              </table:table-cell>
            </table:table-row>
            <table:table-row>
              <table:table-cell office:value-type="float" office:value="19427.8">
                <text:p>19427.8</text:p>
              </table:table-cell>
              <table:table-cell office:value-type="float" office:value="0.000956475">
                <text:p>0.000956475</text:p>
              </table:table-cell>
            </table:table-row>
            <table:table-row>
              <table:table-cell office:value-type="float" office:value="19437">
                <text:p>19437</text:p>
              </table:table-cell>
              <table:table-cell office:value-type="float" office:value="0.00098203">
                <text:p>0.00098203</text:p>
              </table:table-cell>
            </table:table-row>
            <table:table-row>
              <table:table-cell office:value-type="float" office:value="19446.2">
                <text:p>19446.2</text:p>
              </table:table-cell>
              <table:table-cell office:value-type="float" office:value="0.00100829">
                <text:p>0.00100829</text:p>
              </table:table-cell>
            </table:table-row>
            <table:table-row>
              <table:table-cell office:value-type="float" office:value="19455.3">
                <text:p>19455.3</text:p>
              </table:table-cell>
              <table:table-cell office:value-type="float" office:value="0.00102915">
                <text:p>0.00102915</text:p>
              </table:table-cell>
            </table:table-row>
            <table:table-row>
              <table:table-cell office:value-type="float" office:value="19464.5">
                <text:p>19464.5</text:p>
              </table:table-cell>
              <table:table-cell office:value-type="float" office:value="0.00104085">
                <text:p>0.00104085</text:p>
              </table:table-cell>
            </table:table-row>
            <table:table-row>
              <table:table-cell office:value-type="float" office:value="19473.7">
                <text:p>19473.7</text:p>
              </table:table-cell>
              <table:table-cell office:value-type="float" office:value="0.00104046">
                <text:p>0.00104046</text:p>
              </table:table-cell>
            </table:table-row>
            <table:table-row>
              <table:table-cell office:value-type="float" office:value="19482.8">
                <text:p>19482.8</text:p>
              </table:table-cell>
              <table:table-cell office:value-type="float" office:value="0.00102712">
                <text:p>0.00102712</text:p>
              </table:table-cell>
            </table:table-row>
            <table:table-row>
              <table:table-cell office:value-type="float" office:value="19492">
                <text:p>19492</text:p>
              </table:table-cell>
              <table:table-cell office:value-type="float" office:value="0.00100163">
                <text:p>0.00100163</text:p>
              </table:table-cell>
            </table:table-row>
            <table:table-row>
              <table:table-cell office:value-type="float" office:value="19501.2">
                <text:p>19501.2</text:p>
              </table:table-cell>
              <table:table-cell office:value-type="float" office:value="0.000966099">
                <text:p>0.000966099</text:p>
              </table:table-cell>
            </table:table-row>
            <table:table-row>
              <table:table-cell office:value-type="float" office:value="19510.4">
                <text:p>19510.4</text:p>
              </table:table-cell>
              <table:table-cell office:value-type="float" office:value="0.000923783">
                <text:p>0.000923783</text:p>
              </table:table-cell>
            </table:table-row>
            <table:table-row>
              <table:table-cell office:value-type="float" office:value="19519.5">
                <text:p>19519.5</text:p>
              </table:table-cell>
              <table:table-cell office:value-type="float" office:value="0.000878738">
                <text:p>0.000878738</text:p>
              </table:table-cell>
            </table:table-row>
            <table:table-row>
              <table:table-cell office:value-type="float" office:value="19528.7">
                <text:p>19528.7</text:p>
              </table:table-cell>
              <table:table-cell office:value-type="float" office:value="0.00083364">
                <text:p>0.00083364</text:p>
              </table:table-cell>
            </table:table-row>
            <table:table-row>
              <table:table-cell office:value-type="float" office:value="19537.9">
                <text:p>19537.9</text:p>
              </table:table-cell>
              <table:table-cell office:value-type="float" office:value="0.000793737">
                <text:p>0.000793737</text:p>
              </table:table-cell>
            </table:table-row>
            <table:table-row>
              <table:table-cell office:value-type="float" office:value="19547">
                <text:p>19547</text:p>
              </table:table-cell>
              <table:table-cell office:value-type="float" office:value="0.000760602">
                <text:p>0.000760602</text:p>
              </table:table-cell>
            </table:table-row>
            <table:table-row>
              <table:table-cell office:value-type="float" office:value="19556.2">
                <text:p>19556.2</text:p>
              </table:table-cell>
              <table:table-cell office:value-type="float" office:value="0.000733985">
                <text:p>0.000733985</text:p>
              </table:table-cell>
            </table:table-row>
            <table:table-row>
              <table:table-cell office:value-type="float" office:value="19565.4">
                <text:p>19565.4</text:p>
              </table:table-cell>
              <table:table-cell office:value-type="float" office:value="0.000712732">
                <text:p>0.000712732</text:p>
              </table:table-cell>
            </table:table-row>
            <table:table-row>
              <table:table-cell office:value-type="float" office:value="19574.5">
                <text:p>19574.5</text:p>
              </table:table-cell>
              <table:table-cell office:value-type="float" office:value="0.000693953">
                <text:p>0.000693953</text:p>
              </table:table-cell>
            </table:table-row>
            <table:table-row>
              <table:table-cell office:value-type="float" office:value="19583.7">
                <text:p>19583.7</text:p>
              </table:table-cell>
              <table:table-cell office:value-type="float" office:value="0.000673409">
                <text:p>0.000673409</text:p>
              </table:table-cell>
            </table:table-row>
            <table:table-row>
              <table:table-cell office:value-type="float" office:value="19592.9">
                <text:p>19592.9</text:p>
              </table:table-cell>
              <table:table-cell office:value-type="float" office:value="0.000646832">
                <text:p>0.000646832</text:p>
              </table:table-cell>
            </table:table-row>
            <table:table-row>
              <table:table-cell office:value-type="float" office:value="19602">
                <text:p>19602</text:p>
              </table:table-cell>
              <table:table-cell office:value-type="float" office:value="0.000611636">
                <text:p>0.000611636</text:p>
              </table:table-cell>
            </table:table-row>
            <table:table-row>
              <table:table-cell office:value-type="float" office:value="19611.2">
                <text:p>19611.2</text:p>
              </table:table-cell>
              <table:table-cell office:value-type="float" office:value="0.000566143">
                <text:p>0.000566143</text:p>
              </table:table-cell>
            </table:table-row>
            <table:table-row>
              <table:table-cell office:value-type="float" office:value="19620.4">
                <text:p>19620.4</text:p>
              </table:table-cell>
              <table:table-cell office:value-type="float" office:value="0.000508362">
                <text:p>0.000508362</text:p>
              </table:table-cell>
            </table:table-row>
            <table:table-row>
              <table:table-cell office:value-type="float" office:value="19629.5">
                <text:p>19629.5</text:p>
              </table:table-cell>
              <table:table-cell office:value-type="float" office:value="0.000439355">
                <text:p>0.000439355</text:p>
              </table:table-cell>
            </table:table-row>
            <table:table-row>
              <table:table-cell office:value-type="float" office:value="19638.7">
                <text:p>19638.7</text:p>
              </table:table-cell>
              <table:table-cell office:value-type="float" office:value="0.000359557">
                <text:p>0.000359557</text:p>
              </table:table-cell>
            </table:table-row>
            <table:table-row>
              <table:table-cell office:value-type="float" office:value="19647.9">
                <text:p>19647.9</text:p>
              </table:table-cell>
              <table:table-cell office:value-type="float" office:value="0.000271604">
                <text:p>0.000271604</text:p>
              </table:table-cell>
            </table:table-row>
            <table:table-row>
              <table:table-cell office:value-type="float" office:value="19657">
                <text:p>19657</text:p>
              </table:table-cell>
              <table:table-cell office:value-type="float" office:value="0.000177386">
                <text:p>0.000177386</text:p>
              </table:table-cell>
            </table:table-row>
            <table:table-row>
              <table:table-cell office:value-type="float" office:value="19666.2">
                <text:p>19666.2</text:p>
              </table:table-cell>
              <table:table-cell office:value-type="float" office:value="0.0000845572">
                <text:p>0.0000845572</text:p>
              </table:table-cell>
            </table:table-row>
            <table:table-row>
              <table:table-cell office:value-type="float" office:value="19675.4">
                <text:p>19675.4</text:p>
              </table:table-cell>
              <table:table-cell office:value-type="float" office:value="0.0000573474">
                <text:p>0.0000573474</text:p>
              </table:table-cell>
            </table:table-row>
            <table:table-row>
              <table:table-cell office:value-type="float" office:value="19684.6">
                <text:p>19684.6</text:p>
              </table:table-cell>
              <table:table-cell office:value-type="float" office:value="0.000145949">
                <text:p>0.000145949</text:p>
              </table:table-cell>
            </table:table-row>
            <table:table-row>
              <table:table-cell office:value-type="float" office:value="19693.7">
                <text:p>19693.7</text:p>
              </table:table-cell>
              <table:table-cell office:value-type="float" office:value="0.000247891">
                <text:p>0.000247891</text:p>
              </table:table-cell>
            </table:table-row>
            <table:table-row>
              <table:table-cell office:value-type="float" office:value="19702.9">
                <text:p>19702.9</text:p>
              </table:table-cell>
              <table:table-cell office:value-type="float" office:value="0.000351026">
                <text:p>0.000351026</text:p>
              </table:table-cell>
            </table:table-row>
            <table:table-row>
              <table:table-cell office:value-type="float" office:value="19712.1">
                <text:p>19712.1</text:p>
              </table:table-cell>
              <table:table-cell office:value-type="float" office:value="0.000454621">
                <text:p>0.000454621</text:p>
              </table:table-cell>
            </table:table-row>
            <table:table-row>
              <table:table-cell office:value-type="float" office:value="19721.2">
                <text:p>19721.2</text:p>
              </table:table-cell>
              <table:table-cell office:value-type="float" office:value="0.000558833">
                <text:p>0.000558833</text:p>
              </table:table-cell>
            </table:table-row>
            <table:table-row>
              <table:table-cell office:value-type="float" office:value="19730.4">
                <text:p>19730.4</text:p>
              </table:table-cell>
              <table:table-cell office:value-type="float" office:value="0.000663519">
                <text:p>0.000663519</text:p>
              </table:table-cell>
            </table:table-row>
            <table:table-row>
              <table:table-cell office:value-type="float" office:value="19739.6">
                <text:p>19739.6</text:p>
              </table:table-cell>
              <table:table-cell office:value-type="float" office:value="0.000769649">
                <text:p>0.000769649</text:p>
              </table:table-cell>
            </table:table-row>
            <table:table-row>
              <table:table-cell office:value-type="float" office:value="19748.7">
                <text:p>19748.7</text:p>
              </table:table-cell>
              <table:table-cell office:value-type="float" office:value="0.000876159">
                <text:p>0.000876159</text:p>
              </table:table-cell>
            </table:table-row>
            <table:table-row>
              <table:table-cell office:value-type="float" office:value="19757.9">
                <text:p>19757.9</text:p>
              </table:table-cell>
              <table:table-cell office:value-type="float" office:value="0.000982462">
                <text:p>0.000982462</text:p>
              </table:table-cell>
            </table:table-row>
            <table:table-row>
              <table:table-cell office:value-type="float" office:value="19767.1">
                <text:p>19767.1</text:p>
              </table:table-cell>
              <table:table-cell office:value-type="float" office:value="0.00108669">
                <text:p>0.00108669</text:p>
              </table:table-cell>
            </table:table-row>
            <table:table-row>
              <table:table-cell office:value-type="float" office:value="19776.2">
                <text:p>19776.2</text:p>
              </table:table-cell>
              <table:table-cell office:value-type="float" office:value="0.0011858">
                <text:p>0.0011858</text:p>
              </table:table-cell>
            </table:table-row>
            <table:table-row>
              <table:table-cell office:value-type="float" office:value="19785.4">
                <text:p>19785.4</text:p>
              </table:table-cell>
              <table:table-cell office:value-type="float" office:value="0.00127652">
                <text:p>0.00127652</text:p>
              </table:table-cell>
            </table:table-row>
            <table:table-row>
              <table:table-cell office:value-type="float" office:value="19794.6">
                <text:p>19794.6</text:p>
              </table:table-cell>
              <table:table-cell office:value-type="float" office:value="0.00135552">
                <text:p>0.00135552</text:p>
              </table:table-cell>
            </table:table-row>
            <table:table-row>
              <table:table-cell office:value-type="float" office:value="19803.7">
                <text:p>19803.7</text:p>
              </table:table-cell>
              <table:table-cell office:value-type="float" office:value="0.00141835">
                <text:p>0.00141835</text:p>
              </table:table-cell>
            </table:table-row>
            <table:table-row>
              <table:table-cell office:value-type="float" office:value="19812.9">
                <text:p>19812.9</text:p>
              </table:table-cell>
              <table:table-cell office:value-type="float" office:value="0.00146205">
                <text:p>0.00146205</text:p>
              </table:table-cell>
            </table:table-row>
            <table:table-row>
              <table:table-cell office:value-type="float" office:value="19822.1">
                <text:p>19822.1</text:p>
              </table:table-cell>
              <table:table-cell office:value-type="float" office:value="0.00148379">
                <text:p>0.00148379</text:p>
              </table:table-cell>
            </table:table-row>
            <table:table-row>
              <table:table-cell office:value-type="float" office:value="19831.2">
                <text:p>19831.2</text:p>
              </table:table-cell>
              <table:table-cell office:value-type="float" office:value="0.00148102">
                <text:p>0.00148102</text:p>
              </table:table-cell>
            </table:table-row>
            <table:table-row>
              <table:table-cell office:value-type="float" office:value="19840.4">
                <text:p>19840.4</text:p>
              </table:table-cell>
              <table:table-cell office:value-type="float" office:value="0.00145289">
                <text:p>0.00145289</text:p>
              </table:table-cell>
            </table:table-row>
            <table:table-row>
              <table:table-cell office:value-type="float" office:value="19849.6">
                <text:p>19849.6</text:p>
              </table:table-cell>
              <table:table-cell office:value-type="float" office:value="0.0013996">
                <text:p>0.0013996</text:p>
              </table:table-cell>
            </table:table-row>
            <table:table-row>
              <table:table-cell office:value-type="float" office:value="19858.8">
                <text:p>19858.8</text:p>
              </table:table-cell>
              <table:table-cell office:value-type="float" office:value="0.00132214">
                <text:p>0.00132214</text:p>
              </table:table-cell>
            </table:table-row>
            <table:table-row>
              <table:table-cell office:value-type="float" office:value="19867.9">
                <text:p>19867.9</text:p>
              </table:table-cell>
              <table:table-cell office:value-type="float" office:value="0.00122297">
                <text:p>0.00122297</text:p>
              </table:table-cell>
            </table:table-row>
            <table:table-row>
              <table:table-cell office:value-type="float" office:value="19877.1">
                <text:p>19877.1</text:p>
              </table:table-cell>
              <table:table-cell office:value-type="float" office:value="0.0011053">
                <text:p>0.0011053</text:p>
              </table:table-cell>
            </table:table-row>
            <table:table-row>
              <table:table-cell office:value-type="float" office:value="19886.3">
                <text:p>19886.3</text:p>
              </table:table-cell>
              <table:table-cell office:value-type="float" office:value="0.000974025">
                <text:p>0.000974025</text:p>
              </table:table-cell>
            </table:table-row>
            <table:table-row>
              <table:table-cell office:value-type="float" office:value="19895.4">
                <text:p>19895.4</text:p>
              </table:table-cell>
              <table:table-cell office:value-type="float" office:value="0.000834457">
                <text:p>0.000834457</text:p>
              </table:table-cell>
            </table:table-row>
            <table:table-row>
              <table:table-cell office:value-type="float" office:value="19904.6">
                <text:p>19904.6</text:p>
              </table:table-cell>
              <table:table-cell office:value-type="float" office:value="0.000691254">
                <text:p>0.000691254</text:p>
              </table:table-cell>
            </table:table-row>
            <table:table-row>
              <table:table-cell office:value-type="float" office:value="19913.8">
                <text:p>19913.8</text:p>
              </table:table-cell>
              <table:table-cell office:value-type="float" office:value="0.000550557">
                <text:p>0.000550557</text:p>
              </table:table-cell>
            </table:table-row>
            <table:table-row>
              <table:table-cell office:value-type="float" office:value="19922.9">
                <text:p>19922.9</text:p>
              </table:table-cell>
              <table:table-cell office:value-type="float" office:value="0.000418784">
                <text:p>0.000418784</text:p>
              </table:table-cell>
            </table:table-row>
            <table:table-row>
              <table:table-cell office:value-type="float" office:value="19932.1">
                <text:p>19932.1</text:p>
              </table:table-cell>
              <table:table-cell office:value-type="float" office:value="0.000302295">
                <text:p>0.000302295</text:p>
              </table:table-cell>
            </table:table-row>
            <table:table-row>
              <table:table-cell office:value-type="float" office:value="19941.3">
                <text:p>19941.3</text:p>
              </table:table-cell>
              <table:table-cell office:value-type="float" office:value="0.000207644">
                <text:p>0.000207644</text:p>
              </table:table-cell>
            </table:table-row>
            <table:table-row>
              <table:table-cell office:value-type="float" office:value="19950.4">
                <text:p>19950.4</text:p>
              </table:table-cell>
              <table:table-cell office:value-type="float" office:value="0.000142702">
                <text:p>0.000142702</text:p>
              </table:table-cell>
            </table:table-row>
            <table:table-row>
              <table:table-cell office:value-type="float" office:value="19959.6">
                <text:p>19959.6</text:p>
              </table:table-cell>
              <table:table-cell office:value-type="float" office:value="0.000112508">
                <text:p>0.000112508</text:p>
              </table:table-cell>
            </table:table-row>
            <table:table-row>
              <table:table-cell office:value-type="float" office:value="19968.8">
                <text:p>19968.8</text:p>
              </table:table-cell>
              <table:table-cell office:value-type="float" office:value="0.000106295">
                <text:p>0.000106295</text:p>
              </table:table-cell>
            </table:table-row>
            <table:table-row>
              <table:table-cell office:value-type="float" office:value="19977.9">
                <text:p>19977.9</text:p>
              </table:table-cell>
              <table:table-cell office:value-type="float" office:value="0.000103068">
                <text:p>0.000103068</text:p>
              </table:table-cell>
            </table:table-row>
            <table:table-row>
              <table:table-cell office:value-type="float" office:value="19987.1">
                <text:p>19987.1</text:p>
              </table:table-cell>
              <table:table-cell office:value-type="float" office:value="0.0000917664">
                <text:p>0.0000917664</text:p>
              </table:table-cell>
            </table:table-row>
            <table:table-row>
              <table:table-cell office:value-type="float" office:value="19996.3">
                <text:p>19996.3</text:p>
              </table:table-cell>
              <table:table-cell office:value-type="float" office:value="0.0000748583">
                <text:p>0.0000748583</text:p>
              </table:table-cell>
            </table:table-row>
            <table:table-row>
              <table:table-cell office:value-type="float" office:value="20005.4">
                <text:p>20005.4</text:p>
              </table:table-cell>
              <table:table-cell office:value-type="float" office:value="0.0000749215">
                <text:p>0.0000749215</text:p>
              </table:table-cell>
            </table:table-row>
            <table:table-row>
              <table:table-cell office:value-type="float" office:value="20014.6">
                <text:p>20014.6</text:p>
              </table:table-cell>
              <table:table-cell office:value-type="float" office:value="0.000110472">
                <text:p>0.000110472</text:p>
              </table:table-cell>
            </table:table-row>
            <table:table-row>
              <table:table-cell office:value-type="float" office:value="20023.8">
                <text:p>20023.8</text:p>
              </table:table-cell>
              <table:table-cell office:value-type="float" office:value="0.000170194">
                <text:p>0.000170194</text:p>
              </table:table-cell>
            </table:table-row>
            <table:table-row>
              <table:table-cell office:value-type="float" office:value="20033">
                <text:p>20033</text:p>
              </table:table-cell>
              <table:table-cell office:value-type="float" office:value="0.000240655">
                <text:p>0.000240655</text:p>
              </table:table-cell>
            </table:table-row>
            <table:table-row>
              <table:table-cell office:value-type="float" office:value="20042.1">
                <text:p>20042.1</text:p>
              </table:table-cell>
              <table:table-cell office:value-type="float" office:value="0.000313838">
                <text:p>0.000313838</text:p>
              </table:table-cell>
            </table:table-row>
            <table:table-row>
              <table:table-cell office:value-type="float" office:value="20051.3">
                <text:p>20051.3</text:p>
              </table:table-cell>
              <table:table-cell office:value-type="float" office:value="0.000385323">
                <text:p>0.000385323</text:p>
              </table:table-cell>
            </table:table-row>
            <table:table-row>
              <table:table-cell office:value-type="float" office:value="20060.5">
                <text:p>20060.5</text:p>
              </table:table-cell>
              <table:table-cell office:value-type="float" office:value="0.000451974">
                <text:p>0.000451974</text:p>
              </table:table-cell>
            </table:table-row>
            <table:table-row>
              <table:table-cell office:value-type="float" office:value="20069.6">
                <text:p>20069.6</text:p>
              </table:table-cell>
              <table:table-cell office:value-type="float" office:value="0.000512334">
                <text:p>0.000512334</text:p>
              </table:table-cell>
            </table:table-row>
            <table:table-row>
              <table:table-cell office:value-type="float" office:value="20078.8">
                <text:p>20078.8</text:p>
              </table:table-cell>
              <table:table-cell office:value-type="float" office:value="0.000566039">
                <text:p>0.000566039</text:p>
              </table:table-cell>
            </table:table-row>
            <table:table-row>
              <table:table-cell office:value-type="float" office:value="20088">
                <text:p>20088</text:p>
              </table:table-cell>
              <table:table-cell office:value-type="float" office:value="0.000613158">
                <text:p>0.000613158</text:p>
              </table:table-cell>
            </table:table-row>
            <table:table-row>
              <table:table-cell office:value-type="float" office:value="20097.1">
                <text:p>20097.1</text:p>
              </table:table-cell>
              <table:table-cell office:value-type="float" office:value="0.000656675">
                <text:p>0.000656675</text:p>
              </table:table-cell>
            </table:table-row>
            <table:table-row>
              <table:table-cell office:value-type="float" office:value="20106.3">
                <text:p>20106.3</text:p>
              </table:table-cell>
              <table:table-cell office:value-type="float" office:value="0.00069802">
                <text:p>0.00069802</text:p>
              </table:table-cell>
            </table:table-row>
            <table:table-row>
              <table:table-cell office:value-type="float" office:value="20115.5">
                <text:p>20115.5</text:p>
              </table:table-cell>
              <table:table-cell office:value-type="float" office:value="0.000740714">
                <text:p>0.000740714</text:p>
              </table:table-cell>
            </table:table-row>
            <table:table-row>
              <table:table-cell office:value-type="float" office:value="20124.6">
                <text:p>20124.6</text:p>
              </table:table-cell>
              <table:table-cell office:value-type="float" office:value="0.000785532">
                <text:p>0.000785532</text:p>
              </table:table-cell>
            </table:table-row>
            <table:table-row>
              <table:table-cell office:value-type="float" office:value="20133.8">
                <text:p>20133.8</text:p>
              </table:table-cell>
              <table:table-cell office:value-type="float" office:value="0.000832742">
                <text:p>0.000832742</text:p>
              </table:table-cell>
            </table:table-row>
            <table:table-row>
              <table:table-cell office:value-type="float" office:value="20143">
                <text:p>20143</text:p>
              </table:table-cell>
              <table:table-cell office:value-type="float" office:value="0.000881513">
                <text:p>0.000881513</text:p>
              </table:table-cell>
            </table:table-row>
            <table:table-row>
              <table:table-cell office:value-type="float" office:value="20152.1">
                <text:p>20152.1</text:p>
              </table:table-cell>
              <table:table-cell office:value-type="float" office:value="0.000928724">
                <text:p>0.000928724</text:p>
              </table:table-cell>
            </table:table-row>
            <table:table-row>
              <table:table-cell office:value-type="float" office:value="20161.3">
                <text:p>20161.3</text:p>
              </table:table-cell>
              <table:table-cell office:value-type="float" office:value="0.000970276">
                <text:p>0.000970276</text:p>
              </table:table-cell>
            </table:table-row>
            <table:table-row>
              <table:table-cell office:value-type="float" office:value="20170.5">
                <text:p>20170.5</text:p>
              </table:table-cell>
              <table:table-cell office:value-type="float" office:value="0.00100454">
                <text:p>0.00100454</text:p>
              </table:table-cell>
            </table:table-row>
            <table:table-row>
              <table:table-cell office:value-type="float" office:value="20179.6">
                <text:p>20179.6</text:p>
              </table:table-cell>
              <table:table-cell office:value-type="float" office:value="0.00102577">
                <text:p>0.00102577</text:p>
              </table:table-cell>
            </table:table-row>
            <table:table-row>
              <table:table-cell office:value-type="float" office:value="20188.8">
                <text:p>20188.8</text:p>
              </table:table-cell>
              <table:table-cell office:value-type="float" office:value="0.0010326">
                <text:p>0.0010326</text:p>
              </table:table-cell>
            </table:table-row>
            <table:table-row>
              <table:table-cell office:value-type="float" office:value="20198">
                <text:p>20198</text:p>
              </table:table-cell>
              <table:table-cell office:value-type="float" office:value="0.00102264">
                <text:p>0.00102264</text:p>
              </table:table-cell>
            </table:table-row>
            <table:table-row>
              <table:table-cell office:value-type="float" office:value="20207.2">
                <text:p>20207.2</text:p>
              </table:table-cell>
              <table:table-cell office:value-type="float" office:value="0.000995382">
                <text:p>0.000995382</text:p>
              </table:table-cell>
            </table:table-row>
            <table:table-row>
              <table:table-cell office:value-type="float" office:value="20216.3">
                <text:p>20216.3</text:p>
              </table:table-cell>
              <table:table-cell office:value-type="float" office:value="0.000951703">
                <text:p>0.000951703</text:p>
              </table:table-cell>
            </table:table-row>
            <table:table-row>
              <table:table-cell office:value-type="float" office:value="20225.5">
                <text:p>20225.5</text:p>
              </table:table-cell>
              <table:table-cell office:value-type="float" office:value="0.000893183">
                <text:p>0.000893183</text:p>
              </table:table-cell>
            </table:table-row>
            <table:table-row>
              <table:table-cell office:value-type="float" office:value="20234.7">
                <text:p>20234.7</text:p>
              </table:table-cell>
              <table:table-cell office:value-type="float" office:value="0.000822702">
                <text:p>0.000822702</text:p>
              </table:table-cell>
            </table:table-row>
            <table:table-row>
              <table:table-cell office:value-type="float" office:value="20243.8">
                <text:p>20243.8</text:p>
              </table:table-cell>
              <table:table-cell office:value-type="float" office:value="0.000744352">
                <text:p>0.000744352</text:p>
              </table:table-cell>
            </table:table-row>
            <table:table-row>
              <table:table-cell office:value-type="float" office:value="20253">
                <text:p>20253</text:p>
              </table:table-cell>
              <table:table-cell office:value-type="float" office:value="0.000661489">
                <text:p>0.000661489</text:p>
              </table:table-cell>
            </table:table-row>
            <table:table-row>
              <table:table-cell office:value-type="float" office:value="20262.2">
                <text:p>20262.2</text:p>
              </table:table-cell>
              <table:table-cell office:value-type="float" office:value="0.000578607">
                <text:p>0.000578607</text:p>
              </table:table-cell>
            </table:table-row>
            <table:table-row>
              <table:table-cell office:value-type="float" office:value="20271.3">
                <text:p>20271.3</text:p>
              </table:table-cell>
              <table:table-cell office:value-type="float" office:value="0.000498846">
                <text:p>0.000498846</text:p>
              </table:table-cell>
            </table:table-row>
            <table:table-row>
              <table:table-cell office:value-type="float" office:value="20280.5">
                <text:p>20280.5</text:p>
              </table:table-cell>
              <table:table-cell office:value-type="float" office:value="0.000424333">
                <text:p>0.000424333</text:p>
              </table:table-cell>
            </table:table-row>
            <table:table-row>
              <table:table-cell office:value-type="float" office:value="20289.7">
                <text:p>20289.7</text:p>
              </table:table-cell>
              <table:table-cell office:value-type="float" office:value="0.000354399">
                <text:p>0.000354399</text:p>
              </table:table-cell>
            </table:table-row>
            <table:table-row>
              <table:table-cell office:value-type="float" office:value="20298.8">
                <text:p>20298.8</text:p>
              </table:table-cell>
              <table:table-cell office:value-type="float" office:value="0.000287397">
                <text:p>0.000287397</text:p>
              </table:table-cell>
            </table:table-row>
            <table:table-row>
              <table:table-cell office:value-type="float" office:value="20308">
                <text:p>20308</text:p>
              </table:table-cell>
              <table:table-cell office:value-type="float" office:value="0.000218662">
                <text:p>0.000218662</text:p>
              </table:table-cell>
            </table:table-row>
            <table:table-row>
              <table:table-cell office:value-type="float" office:value="20317.2">
                <text:p>20317.2</text:p>
              </table:table-cell>
              <table:table-cell office:value-type="float" office:value="0.000144301">
                <text:p>0.000144301</text:p>
              </table:table-cell>
            </table:table-row>
            <table:table-row>
              <table:table-cell office:value-type="float" office:value="20326.3">
                <text:p>20326.3</text:p>
              </table:table-cell>
              <table:table-cell office:value-type="float" office:value="0.0000666463">
                <text:p>0.0000666463</text:p>
              </table:table-cell>
            </table:table-row>
            <table:table-row>
              <table:table-cell office:value-type="float" office:value="20335.5">
                <text:p>20335.5</text:p>
              </table:table-cell>
              <table:table-cell office:value-type="float" office:value="0.0000668118">
                <text:p>0.0000668118</text:p>
              </table:table-cell>
            </table:table-row>
            <table:table-row>
              <table:table-cell office:value-type="float" office:value="20344.7">
                <text:p>20344.7</text:p>
              </table:table-cell>
              <table:table-cell office:value-type="float" office:value="0.000170589">
                <text:p>0.000170589</text:p>
              </table:table-cell>
            </table:table-row>
            <table:table-row>
              <table:table-cell office:value-type="float" office:value="20353.8">
                <text:p>20353.8</text:p>
              </table:table-cell>
              <table:table-cell office:value-type="float" office:value="0.000294923">
                <text:p>0.000294923</text:p>
              </table:table-cell>
            </table:table-row>
            <table:table-row>
              <table:table-cell office:value-type="float" office:value="20363">
                <text:p>20363</text:p>
              </table:table-cell>
              <table:table-cell office:value-type="float" office:value="0.000431278">
                <text:p>0.000431278</text:p>
              </table:table-cell>
            </table:table-row>
            <table:table-row>
              <table:table-cell office:value-type="float" office:value="20372.2">
                <text:p>20372.2</text:p>
              </table:table-cell>
              <table:table-cell office:value-type="float" office:value="0.000573699">
                <text:p>0.000573699</text:p>
              </table:table-cell>
            </table:table-row>
            <table:table-row>
              <table:table-cell office:value-type="float" office:value="20381.4">
                <text:p>20381.4</text:p>
              </table:table-cell>
              <table:table-cell office:value-type="float" office:value="0.000717115">
                <text:p>0.000717115</text:p>
              </table:table-cell>
            </table:table-row>
            <table:table-row>
              <table:table-cell office:value-type="float" office:value="20390.5">
                <text:p>20390.5</text:p>
              </table:table-cell>
              <table:table-cell office:value-type="float" office:value="0.00085568">
                <text:p>0.00085568</text:p>
              </table:table-cell>
            </table:table-row>
            <table:table-row>
              <table:table-cell office:value-type="float" office:value="20399.7">
                <text:p>20399.7</text:p>
              </table:table-cell>
              <table:table-cell office:value-type="float" office:value="0.00098346">
                <text:p>0.00098346</text:p>
              </table:table-cell>
            </table:table-row>
            <table:table-row>
              <table:table-cell office:value-type="float" office:value="20408.9">
                <text:p>20408.9</text:p>
              </table:table-cell>
              <table:table-cell office:value-type="float" office:value="0.00109551">
                <text:p>0.00109551</text:p>
              </table:table-cell>
            </table:table-row>
            <table:table-row>
              <table:table-cell office:value-type="float" office:value="20418">
                <text:p>20418</text:p>
              </table:table-cell>
              <table:table-cell office:value-type="float" office:value="0.00118472">
                <text:p>0.00118472</text:p>
              </table:table-cell>
            </table:table-row>
            <table:table-row>
              <table:table-cell office:value-type="float" office:value="20427.2">
                <text:p>20427.2</text:p>
              </table:table-cell>
              <table:table-cell office:value-type="float" office:value="0.00124807">
                <text:p>0.00124807</text:p>
              </table:table-cell>
            </table:table-row>
            <table:table-row>
              <table:table-cell office:value-type="float" office:value="20436.4">
                <text:p>20436.4</text:p>
              </table:table-cell>
              <table:table-cell office:value-type="float" office:value="0.00128068">
                <text:p>0.00128068</text:p>
              </table:table-cell>
            </table:table-row>
            <table:table-row>
              <table:table-cell office:value-type="float" office:value="20445.5">
                <text:p>20445.5</text:p>
              </table:table-cell>
              <table:table-cell office:value-type="float" office:value="0.0012807">
                <text:p>0.0012807</text:p>
              </table:table-cell>
            </table:table-row>
            <table:table-row>
              <table:table-cell office:value-type="float" office:value="20454.7">
                <text:p>20454.7</text:p>
              </table:table-cell>
              <table:table-cell office:value-type="float" office:value="0.00124607">
                <text:p>0.00124607</text:p>
              </table:table-cell>
            </table:table-row>
            <table:table-row>
              <table:table-cell office:value-type="float" office:value="20463.9">
                <text:p>20463.9</text:p>
              </table:table-cell>
              <table:table-cell office:value-type="float" office:value="0.00117795">
                <text:p>0.00117795</text:p>
              </table:table-cell>
            </table:table-row>
            <table:table-row>
              <table:table-cell office:value-type="float" office:value="20473">
                <text:p>20473</text:p>
              </table:table-cell>
              <table:table-cell office:value-type="float" office:value="0.00107604">
                <text:p>0.00107604</text:p>
              </table:table-cell>
            </table:table-row>
            <table:table-row>
              <table:table-cell office:value-type="float" office:value="20482.2">
                <text:p>20482.2</text:p>
              </table:table-cell>
              <table:table-cell office:value-type="float" office:value="0.000943637">
                <text:p>0.000943637</text:p>
              </table:table-cell>
            </table:table-row>
            <table:table-row>
              <table:table-cell office:value-type="float" office:value="20491.4">
                <text:p>20491.4</text:p>
              </table:table-cell>
              <table:table-cell office:value-type="float" office:value="0.000785013">
                <text:p>0.000785013</text:p>
              </table:table-cell>
            </table:table-row>
            <table:table-row>
              <table:table-cell office:value-type="float" office:value="20500.5">
                <text:p>20500.5</text:p>
              </table:table-cell>
              <table:table-cell office:value-type="float" office:value="0.000605812">
                <text:p>0.000605812</text:p>
              </table:table-cell>
            </table:table-row>
            <table:table-row>
              <table:table-cell office:value-type="float" office:value="20509.7">
                <text:p>20509.7</text:p>
              </table:table-cell>
              <table:table-cell office:value-type="float" office:value="0.000413012">
                <text:p>0.000413012</text:p>
              </table:table-cell>
            </table:table-row>
            <table:table-row>
              <table:table-cell office:value-type="float" office:value="20518.9">
                <text:p>20518.9</text:p>
              </table:table-cell>
              <table:table-cell office:value-type="float" office:value="0.000225297">
                <text:p>0.000225297</text:p>
              </table:table-cell>
            </table:table-row>
            <table:table-row>
              <table:table-cell office:value-type="float" office:value="20528">
                <text:p>20528</text:p>
              </table:table-cell>
              <table:table-cell office:value-type="float" office:value="0.000143299">
                <text:p>0.000143299</text:p>
              </table:table-cell>
            </table:table-row>
            <table:table-row>
              <table:table-cell office:value-type="float" office:value="20537.2">
                <text:p>20537.2</text:p>
              </table:table-cell>
              <table:table-cell office:value-type="float" office:value="0.000287638">
                <text:p>0.000287638</text:p>
              </table:table-cell>
            </table:table-row>
            <table:table-row>
              <table:table-cell office:value-type="float" office:value="20546.4">
                <text:p>20546.4</text:p>
              </table:table-cell>
              <table:table-cell office:value-type="float" office:value="0.000478627">
                <text:p>0.000478627</text:p>
              </table:table-cell>
            </table:table-row>
            <table:table-row>
              <table:table-cell office:value-type="float" office:value="20555.6">
                <text:p>20555.6</text:p>
              </table:table-cell>
              <table:table-cell office:value-type="float" office:value="0.000664183">
                <text:p>0.000664183</text:p>
              </table:table-cell>
            </table:table-row>
            <table:table-row>
              <table:table-cell office:value-type="float" office:value="20564.7">
                <text:p>20564.7</text:p>
              </table:table-cell>
              <table:table-cell office:value-type="float" office:value="0.000832834">
                <text:p>0.000832834</text:p>
              </table:table-cell>
            </table:table-row>
            <table:table-row>
              <table:table-cell office:value-type="float" office:value="20573.9">
                <text:p>20573.9</text:p>
              </table:table-cell>
              <table:table-cell office:value-type="float" office:value="0.000977938">
                <text:p>0.000977938</text:p>
              </table:table-cell>
            </table:table-row>
            <table:table-row>
              <table:table-cell office:value-type="float" office:value="20583.1">
                <text:p>20583.1</text:p>
              </table:table-cell>
              <table:table-cell office:value-type="float" office:value="0.00109496">
                <text:p>0.00109496</text:p>
              </table:table-cell>
            </table:table-row>
            <table:table-row>
              <table:table-cell office:value-type="float" office:value="20592.2">
                <text:p>20592.2</text:p>
              </table:table-cell>
              <table:table-cell office:value-type="float" office:value="0.00118095">
                <text:p>0.00118095</text:p>
              </table:table-cell>
            </table:table-row>
            <table:table-row>
              <table:table-cell office:value-type="float" office:value="20601.4">
                <text:p>20601.4</text:p>
              </table:table-cell>
              <table:table-cell office:value-type="float" office:value="0.00123383">
                <text:p>0.00123383</text:p>
              </table:table-cell>
            </table:table-row>
            <table:table-row>
              <table:table-cell office:value-type="float" office:value="20610.6">
                <text:p>20610.6</text:p>
              </table:table-cell>
              <table:table-cell office:value-type="float" office:value="0.00125362">
                <text:p>0.00125362</text:p>
              </table:table-cell>
            </table:table-row>
            <table:table-row>
              <table:table-cell office:value-type="float" office:value="20619.7">
                <text:p>20619.7</text:p>
              </table:table-cell>
              <table:table-cell office:value-type="float" office:value="0.00124014">
                <text:p>0.00124014</text:p>
              </table:table-cell>
            </table:table-row>
            <table:table-row>
              <table:table-cell office:value-type="float" office:value="20628.9">
                <text:p>20628.9</text:p>
              </table:table-cell>
              <table:table-cell office:value-type="float" office:value="0.00119535">
                <text:p>0.00119535</text:p>
              </table:table-cell>
            </table:table-row>
            <table:table-row>
              <table:table-cell office:value-type="float" office:value="20638.1">
                <text:p>20638.1</text:p>
              </table:table-cell>
              <table:table-cell office:value-type="float" office:value="0.00112318">
                <text:p>0.00112318</text:p>
              </table:table-cell>
            </table:table-row>
            <table:table-row>
              <table:table-cell office:value-type="float" office:value="20647.2">
                <text:p>20647.2</text:p>
              </table:table-cell>
              <table:table-cell office:value-type="float" office:value="0.00102638">
                <text:p>0.00102638</text:p>
              </table:table-cell>
            </table:table-row>
            <table:table-row>
              <table:table-cell office:value-type="float" office:value="20656.4">
                <text:p>20656.4</text:p>
              </table:table-cell>
              <table:table-cell office:value-type="float" office:value="0.00091034">
                <text:p>0.00091034</text:p>
              </table:table-cell>
            </table:table-row>
            <table:table-row>
              <table:table-cell office:value-type="float" office:value="20665.6">
                <text:p>20665.6</text:p>
              </table:table-cell>
              <table:table-cell office:value-type="float" office:value="0.00078029">
                <text:p>0.00078029</text:p>
              </table:table-cell>
            </table:table-row>
            <table:table-row>
              <table:table-cell office:value-type="float" office:value="20674.7">
                <text:p>20674.7</text:p>
              </table:table-cell>
              <table:table-cell office:value-type="float" office:value="0.000644211">
                <text:p>0.000644211</text:p>
              </table:table-cell>
            </table:table-row>
            <table:table-row>
              <table:table-cell office:value-type="float" office:value="20683.9">
                <text:p>20683.9</text:p>
              </table:table-cell>
              <table:table-cell office:value-type="float" office:value="0.000510573">
                <text:p>0.000510573</text:p>
              </table:table-cell>
            </table:table-row>
            <table:table-row>
              <table:table-cell office:value-type="float" office:value="20693.1">
                <text:p>20693.1</text:p>
              </table:table-cell>
              <table:table-cell office:value-type="float" office:value="0.000391101">
                <text:p>0.000391101</text:p>
              </table:table-cell>
            </table:table-row>
            <table:table-row>
              <table:table-cell office:value-type="float" office:value="20702.2">
                <text:p>20702.2</text:p>
              </table:table-cell>
              <table:table-cell office:value-type="float" office:value="0.000306514">
                <text:p>0.000306514</text:p>
              </table:table-cell>
            </table:table-row>
            <table:table-row>
              <table:table-cell office:value-type="float" office:value="20711.4">
                <text:p>20711.4</text:p>
              </table:table-cell>
              <table:table-cell office:value-type="float" office:value="0.000279058">
                <text:p>0.000279058</text:p>
              </table:table-cell>
            </table:table-row>
            <table:table-row>
              <table:table-cell office:value-type="float" office:value="20720.6">
                <text:p>20720.6</text:p>
              </table:table-cell>
              <table:table-cell office:value-type="float" office:value="0.000308916">
                <text:p>0.000308916</text:p>
              </table:table-cell>
            </table:table-row>
            <table:table-row>
              <table:table-cell office:value-type="float" office:value="20729.8">
                <text:p>20729.8</text:p>
              </table:table-cell>
              <table:table-cell office:value-type="float" office:value="0.000368108">
                <text:p>0.000368108</text:p>
              </table:table-cell>
            </table:table-row>
            <table:table-row>
              <table:table-cell office:value-type="float" office:value="20738.9">
                <text:p>20738.9</text:p>
              </table:table-cell>
              <table:table-cell office:value-type="float" office:value="0.000428909">
                <text:p>0.000428909</text:p>
              </table:table-cell>
            </table:table-row>
            <table:table-row>
              <table:table-cell office:value-type="float" office:value="20748.1">
                <text:p>20748.1</text:p>
              </table:table-cell>
              <table:table-cell office:value-type="float" office:value="0.000480497">
                <text:p>0.000480497</text:p>
              </table:table-cell>
            </table:table-row>
            <table:table-row>
              <table:table-cell office:value-type="float" office:value="20757.3">
                <text:p>20757.3</text:p>
              </table:table-cell>
              <table:table-cell office:value-type="float" office:value="0.000516823">
                <text:p>0.000516823</text:p>
              </table:table-cell>
            </table:table-row>
            <table:table-row>
              <table:table-cell office:value-type="float" office:value="20766.4">
                <text:p>20766.4</text:p>
              </table:table-cell>
              <table:table-cell office:value-type="float" office:value="0.000536818">
                <text:p>0.000536818</text:p>
              </table:table-cell>
            </table:table-row>
            <table:table-row>
              <table:table-cell office:value-type="float" office:value="20775.6">
                <text:p>20775.6</text:p>
              </table:table-cell>
              <table:table-cell office:value-type="float" office:value="0.000540122">
                <text:p>0.000540122</text:p>
              </table:table-cell>
            </table:table-row>
            <table:table-row>
              <table:table-cell office:value-type="float" office:value="20784.8">
                <text:p>20784.8</text:p>
              </table:table-cell>
              <table:table-cell office:value-type="float" office:value="0.000529494">
                <text:p>0.000529494</text:p>
              </table:table-cell>
            </table:table-row>
            <table:table-row>
              <table:table-cell office:value-type="float" office:value="20793.9">
                <text:p>20793.9</text:p>
              </table:table-cell>
              <table:table-cell office:value-type="float" office:value="0.000506293">
                <text:p>0.000506293</text:p>
              </table:table-cell>
            </table:table-row>
            <table:table-row>
              <table:table-cell office:value-type="float" office:value="20803.1">
                <text:p>20803.1</text:p>
              </table:table-cell>
              <table:table-cell office:value-type="float" office:value="0.00047469">
                <text:p>0.00047469</text:p>
              </table:table-cell>
            </table:table-row>
            <table:table-row>
              <table:table-cell office:value-type="float" office:value="20812.3">
                <text:p>20812.3</text:p>
              </table:table-cell>
              <table:table-cell office:value-type="float" office:value="0.000436777">
                <text:p>0.000436777</text:p>
              </table:table-cell>
            </table:table-row>
            <table:table-row>
              <table:table-cell office:value-type="float" office:value="20821.4">
                <text:p>20821.4</text:p>
              </table:table-cell>
              <table:table-cell office:value-type="float" office:value="0.000396595">
                <text:p>0.000396595</text:p>
              </table:table-cell>
            </table:table-row>
            <table:table-row>
              <table:table-cell office:value-type="float" office:value="20830.6">
                <text:p>20830.6</text:p>
              </table:table-cell>
              <table:table-cell office:value-type="float" office:value="0.000355244">
                <text:p>0.000355244</text:p>
              </table:table-cell>
            </table:table-row>
            <table:table-row>
              <table:table-cell office:value-type="float" office:value="20839.8">
                <text:p>20839.8</text:p>
              </table:table-cell>
              <table:table-cell office:value-type="float" office:value="0.000313896">
                <text:p>0.000313896</text:p>
              </table:table-cell>
            </table:table-row>
            <table:table-row>
              <table:table-cell office:value-type="float" office:value="20848.9">
                <text:p>20848.9</text:p>
              </table:table-cell>
              <table:table-cell office:value-type="float" office:value="0.000274821">
                <text:p>0.000274821</text:p>
              </table:table-cell>
            </table:table-row>
            <table:table-row>
              <table:table-cell office:value-type="float" office:value="20858.1">
                <text:p>20858.1</text:p>
              </table:table-cell>
              <table:table-cell office:value-type="float" office:value="0.000238353">
                <text:p>0.000238353</text:p>
              </table:table-cell>
            </table:table-row>
            <table:table-row>
              <table:table-cell office:value-type="float" office:value="20867.3">
                <text:p>20867.3</text:p>
              </table:table-cell>
              <table:table-cell office:value-type="float" office:value="0.000209063">
                <text:p>0.000209063</text:p>
              </table:table-cell>
            </table:table-row>
            <table:table-row>
              <table:table-cell office:value-type="float" office:value="20876.4">
                <text:p>20876.4</text:p>
              </table:table-cell>
              <table:table-cell office:value-type="float" office:value="0.000195022">
                <text:p>0.000195022</text:p>
              </table:table-cell>
            </table:table-row>
            <table:table-row>
              <table:table-cell office:value-type="float" office:value="20885.6">
                <text:p>20885.6</text:p>
              </table:table-cell>
              <table:table-cell office:value-type="float" office:value="0.000207206">
                <text:p>0.000207206</text:p>
              </table:table-cell>
            </table:table-row>
            <table:table-row>
              <table:table-cell office:value-type="float" office:value="20894.8">
                <text:p>20894.8</text:p>
              </table:table-cell>
              <table:table-cell office:value-type="float" office:value="0.000249751">
                <text:p>0.000249751</text:p>
              </table:table-cell>
            </table:table-row>
            <table:table-row>
              <table:table-cell office:value-type="float" office:value="20904">
                <text:p>20904</text:p>
              </table:table-cell>
              <table:table-cell office:value-type="float" office:value="0.000317383">
                <text:p>0.000317383</text:p>
              </table:table-cell>
            </table:table-row>
            <table:table-row>
              <table:table-cell office:value-type="float" office:value="20913.1">
                <text:p>20913.1</text:p>
              </table:table-cell>
              <table:table-cell office:value-type="float" office:value="0.000400809">
                <text:p>0.000400809</text:p>
              </table:table-cell>
            </table:table-row>
            <table:table-row>
              <table:table-cell office:value-type="float" office:value="20922.3">
                <text:p>20922.3</text:p>
              </table:table-cell>
              <table:table-cell office:value-type="float" office:value="0.000494055">
                <text:p>0.000494055</text:p>
              </table:table-cell>
            </table:table-row>
            <table:table-row>
              <table:table-cell office:value-type="float" office:value="20931.5">
                <text:p>20931.5</text:p>
              </table:table-cell>
              <table:table-cell office:value-type="float" office:value="0.000591155">
                <text:p>0.000591155</text:p>
              </table:table-cell>
            </table:table-row>
            <table:table-row>
              <table:table-cell office:value-type="float" office:value="20940.6">
                <text:p>20940.6</text:p>
              </table:table-cell>
              <table:table-cell office:value-type="float" office:value="0.000687358">
                <text:p>0.000687358</text:p>
              </table:table-cell>
            </table:table-row>
            <table:table-row>
              <table:table-cell office:value-type="float" office:value="20949.8">
                <text:p>20949.8</text:p>
              </table:table-cell>
              <table:table-cell office:value-type="float" office:value="0.000776548">
                <text:p>0.000776548</text:p>
              </table:table-cell>
            </table:table-row>
            <table:table-row>
              <table:table-cell office:value-type="float" office:value="20959">
                <text:p>20959</text:p>
              </table:table-cell>
              <table:table-cell office:value-type="float" office:value="0.000855892">
                <text:p>0.000855892</text:p>
              </table:table-cell>
            </table:table-row>
            <table:table-row>
              <table:table-cell office:value-type="float" office:value="20968.1">
                <text:p>20968.1</text:p>
              </table:table-cell>
              <table:table-cell office:value-type="float" office:value="0.00091953">
                <text:p>0.00091953</text:p>
              </table:table-cell>
            </table:table-row>
            <table:table-row>
              <table:table-cell office:value-type="float" office:value="20977.3">
                <text:p>20977.3</text:p>
              </table:table-cell>
              <table:table-cell office:value-type="float" office:value="0.000965485">
                <text:p>0.000965485</text:p>
              </table:table-cell>
            </table:table-row>
            <table:table-row>
              <table:table-cell office:value-type="float" office:value="20986.5">
                <text:p>20986.5</text:p>
              </table:table-cell>
              <table:table-cell office:value-type="float" office:value="0.000989002">
                <text:p>0.000989002</text:p>
              </table:table-cell>
            </table:table-row>
            <table:table-row>
              <table:table-cell office:value-type="float" office:value="20995.6">
                <text:p>20995.6</text:p>
              </table:table-cell>
              <table:table-cell office:value-type="float" office:value="0.000987165">
                <text:p>0.000987165</text:p>
              </table:table-cell>
            </table:table-row>
            <table:table-row>
              <table:table-cell office:value-type="float" office:value="21004.8">
                <text:p>21004.8</text:p>
              </table:table-cell>
              <table:table-cell office:value-type="float" office:value="0.000959455">
                <text:p>0.000959455</text:p>
              </table:table-cell>
            </table:table-row>
            <table:table-row>
              <table:table-cell office:value-type="float" office:value="21014">
                <text:p>21014</text:p>
              </table:table-cell>
              <table:table-cell office:value-type="float" office:value="0.00090442">
                <text:p>0.00090442</text:p>
              </table:table-cell>
            </table:table-row>
            <table:table-row>
              <table:table-cell office:value-type="float" office:value="21023.1">
                <text:p>21023.1</text:p>
              </table:table-cell>
              <table:table-cell office:value-type="float" office:value="0.000822071">
                <text:p>0.000822071</text:p>
              </table:table-cell>
            </table:table-row>
            <table:table-row>
              <table:table-cell office:value-type="float" office:value="21032.3">
                <text:p>21032.3</text:p>
              </table:table-cell>
              <table:table-cell office:value-type="float" office:value="0.000713217">
                <text:p>0.000713217</text:p>
              </table:table-cell>
            </table:table-row>
            <table:table-row>
              <table:table-cell office:value-type="float" office:value="21041.5">
                <text:p>21041.5</text:p>
              </table:table-cell>
              <table:table-cell office:value-type="float" office:value="0.000579979">
                <text:p>0.000579979</text:p>
              </table:table-cell>
            </table:table-row>
            <table:table-row>
              <table:table-cell office:value-type="float" office:value="21050.6">
                <text:p>21050.6</text:p>
              </table:table-cell>
              <table:table-cell office:value-type="float" office:value="0.000426538">
                <text:p>0.000426538</text:p>
              </table:table-cell>
            </table:table-row>
            <table:table-row>
              <table:table-cell office:value-type="float" office:value="21059.8">
                <text:p>21059.8</text:p>
              </table:table-cell>
              <table:table-cell office:value-type="float" office:value="0.000254981">
                <text:p>0.000254981</text:p>
              </table:table-cell>
            </table:table-row>
            <table:table-row>
              <table:table-cell office:value-type="float" office:value="21069">
                <text:p>21069</text:p>
              </table:table-cell>
              <table:table-cell office:value-type="float" office:value="0.0000743579">
                <text:p>0.0000743579</text:p>
              </table:table-cell>
            </table:table-row>
            <table:table-row>
              <table:table-cell office:value-type="float" office:value="21078.1">
                <text:p>21078.1</text:p>
              </table:table-cell>
              <table:table-cell office:value-type="float" office:value="0.000127356">
                <text:p>0.000127356</text:p>
              </table:table-cell>
            </table:table-row>
            <table:table-row>
              <table:table-cell office:value-type="float" office:value="21087.3">
                <text:p>21087.3</text:p>
              </table:table-cell>
              <table:table-cell office:value-type="float" office:value="0.000320387">
                <text:p>0.000320387</text:p>
              </table:table-cell>
            </table:table-row>
            <table:table-row>
              <table:table-cell office:value-type="float" office:value="21096.5">
                <text:p>21096.5</text:p>
              </table:table-cell>
              <table:table-cell office:value-type="float" office:value="0.000510782">
                <text:p>0.000510782</text:p>
              </table:table-cell>
            </table:table-row>
            <table:table-row>
              <table:table-cell office:value-type="float" office:value="21105.7">
                <text:p>21105.7</text:p>
              </table:table-cell>
              <table:table-cell office:value-type="float" office:value="0.000692703">
                <text:p>0.000692703</text:p>
              </table:table-cell>
            </table:table-row>
            <table:table-row>
              <table:table-cell office:value-type="float" office:value="21114.8">
                <text:p>21114.8</text:p>
              </table:table-cell>
              <table:table-cell office:value-type="float" office:value="0.00085919">
                <text:p>0.00085919</text:p>
              </table:table-cell>
            </table:table-row>
            <table:table-row>
              <table:table-cell office:value-type="float" office:value="21124">
                <text:p>21124</text:p>
              </table:table-cell>
              <table:table-cell office:value-type="float" office:value="0.00100588">
                <text:p>0.00100588</text:p>
              </table:table-cell>
            </table:table-row>
            <table:table-row>
              <table:table-cell office:value-type="float" office:value="21133.2">
                <text:p>21133.2</text:p>
              </table:table-cell>
              <table:table-cell office:value-type="float" office:value="0.00112819">
                <text:p>0.00112819</text:p>
              </table:table-cell>
            </table:table-row>
            <table:table-row>
              <table:table-cell office:value-type="float" office:value="21142.3">
                <text:p>21142.3</text:p>
              </table:table-cell>
              <table:table-cell office:value-type="float" office:value="0.00122198">
                <text:p>0.00122198</text:p>
              </table:table-cell>
            </table:table-row>
            <table:table-row>
              <table:table-cell office:value-type="float" office:value="21151.5">
                <text:p>21151.5</text:p>
              </table:table-cell>
              <table:table-cell office:value-type="float" office:value="0.00128568">
                <text:p>0.00128568</text:p>
              </table:table-cell>
            </table:table-row>
            <table:table-row>
              <table:table-cell office:value-type="float" office:value="21160.7">
                <text:p>21160.7</text:p>
              </table:table-cell>
              <table:table-cell office:value-type="float" office:value="0.00131699">
                <text:p>0.00131699</text:p>
              </table:table-cell>
            </table:table-row>
            <table:table-row>
              <table:table-cell office:value-type="float" office:value="21169.8">
                <text:p>21169.8</text:p>
              </table:table-cell>
              <table:table-cell office:value-type="float" office:value="0.00131698">
                <text:p>0.00131698</text:p>
              </table:table-cell>
            </table:table-row>
            <table:table-row>
              <table:table-cell office:value-type="float" office:value="21179">
                <text:p>21179</text:p>
              </table:table-cell>
              <table:table-cell office:value-type="float" office:value="0.00128686">
                <text:p>0.00128686</text:p>
              </table:table-cell>
            </table:table-row>
            <table:table-row>
              <table:table-cell office:value-type="float" office:value="21188.2">
                <text:p>21188.2</text:p>
              </table:table-cell>
              <table:table-cell office:value-type="float" office:value="0.00122941">
                <text:p>0.00122941</text:p>
              </table:table-cell>
            </table:table-row>
            <table:table-row>
              <table:table-cell office:value-type="float" office:value="21197.3">
                <text:p>21197.3</text:p>
              </table:table-cell>
              <table:table-cell office:value-type="float" office:value="0.00114918">
                <text:p>0.00114918</text:p>
              </table:table-cell>
            </table:table-row>
            <table:table-row>
              <table:table-cell office:value-type="float" office:value="21206.5">
                <text:p>21206.5</text:p>
              </table:table-cell>
              <table:table-cell office:value-type="float" office:value="0.00105094">
                <text:p>0.00105094</text:p>
              </table:table-cell>
            </table:table-row>
            <table:table-row>
              <table:table-cell office:value-type="float" office:value="21215.7">
                <text:p>21215.7</text:p>
              </table:table-cell>
              <table:table-cell office:value-type="float" office:value="0.000941117">
                <text:p>0.000941117</text:p>
              </table:table-cell>
            </table:table-row>
            <table:table-row>
              <table:table-cell office:value-type="float" office:value="21224.8">
                <text:p>21224.8</text:p>
              </table:table-cell>
              <table:table-cell office:value-type="float" office:value="0.000828402">
                <text:p>0.000828402</text:p>
              </table:table-cell>
            </table:table-row>
            <table:table-row>
              <table:table-cell office:value-type="float" office:value="21234">
                <text:p>21234</text:p>
              </table:table-cell>
              <table:table-cell office:value-type="float" office:value="0.000719059">
                <text:p>0.000719059</text:p>
              </table:table-cell>
            </table:table-row>
            <table:table-row>
              <table:table-cell office:value-type="float" office:value="21243.2">
                <text:p>21243.2</text:p>
              </table:table-cell>
              <table:table-cell office:value-type="float" office:value="0.000623002">
                <text:p>0.000623002</text:p>
              </table:table-cell>
            </table:table-row>
            <table:table-row>
              <table:table-cell office:value-type="float" office:value="21252.3">
                <text:p>21252.3</text:p>
              </table:table-cell>
              <table:table-cell office:value-type="float" office:value="0.000548223">
                <text:p>0.000548223</text:p>
              </table:table-cell>
            </table:table-row>
            <table:table-row>
              <table:table-cell office:value-type="float" office:value="21261.5">
                <text:p>21261.5</text:p>
              </table:table-cell>
              <table:table-cell office:value-type="float" office:value="0.00049883">
                <text:p>0.00049883</text:p>
              </table:table-cell>
            </table:table-row>
            <table:table-row>
              <table:table-cell office:value-type="float" office:value="21270.7">
                <text:p>21270.7</text:p>
              </table:table-cell>
              <table:table-cell office:value-type="float" office:value="0.000475041">
                <text:p>0.000475041</text:p>
              </table:table-cell>
            </table:table-row>
            <table:table-row>
              <table:table-cell office:value-type="float" office:value="21279.9">
                <text:p>21279.9</text:p>
              </table:table-cell>
              <table:table-cell office:value-type="float" office:value="0.000471066">
                <text:p>0.000471066</text:p>
              </table:table-cell>
            </table:table-row>
            <table:table-row>
              <table:table-cell office:value-type="float" office:value="21289">
                <text:p>21289</text:p>
              </table:table-cell>
              <table:table-cell office:value-type="float" office:value="0.000478593">
                <text:p>0.000478593</text:p>
              </table:table-cell>
            </table:table-row>
            <table:table-row>
              <table:table-cell office:value-type="float" office:value="21298.2">
                <text:p>21298.2</text:p>
              </table:table-cell>
              <table:table-cell office:value-type="float" office:value="0.000490359">
                <text:p>0.000490359</text:p>
              </table:table-cell>
            </table:table-row>
            <table:table-row>
              <table:table-cell office:value-type="float" office:value="21307.4">
                <text:p>21307.4</text:p>
              </table:table-cell>
              <table:table-cell office:value-type="float" office:value="0.000504008">
                <text:p>0.000504008</text:p>
              </table:table-cell>
            </table:table-row>
            <table:table-row>
              <table:table-cell office:value-type="float" office:value="21316.5">
                <text:p>21316.5</text:p>
              </table:table-cell>
              <table:table-cell office:value-type="float" office:value="0.000517093">
                <text:p>0.000517093</text:p>
              </table:table-cell>
            </table:table-row>
            <table:table-row>
              <table:table-cell office:value-type="float" office:value="21325.7">
                <text:p>21325.7</text:p>
              </table:table-cell>
              <table:table-cell office:value-type="float" office:value="0.0005307">
                <text:p>0.0005307</text:p>
              </table:table-cell>
            </table:table-row>
            <table:table-row>
              <table:table-cell office:value-type="float" office:value="21334.9">
                <text:p>21334.9</text:p>
              </table:table-cell>
              <table:table-cell office:value-type="float" office:value="0.000544724">
                <text:p>0.000544724</text:p>
              </table:table-cell>
            </table:table-row>
            <table:table-row>
              <table:table-cell office:value-type="float" office:value="21344">
                <text:p>21344</text:p>
              </table:table-cell>
              <table:table-cell office:value-type="float" office:value="0.000557949">
                <text:p>0.000557949</text:p>
              </table:table-cell>
            </table:table-row>
            <table:table-row>
              <table:table-cell office:value-type="float" office:value="21353.2">
                <text:p>21353.2</text:p>
              </table:table-cell>
              <table:table-cell office:value-type="float" office:value="0.000566301">
                <text:p>0.000566301</text:p>
              </table:table-cell>
            </table:table-row>
            <table:table-row>
              <table:table-cell office:value-type="float" office:value="21362.4">
                <text:p>21362.4</text:p>
              </table:table-cell>
              <table:table-cell office:value-type="float" office:value="0.000566558">
                <text:p>0.000566558</text:p>
              </table:table-cell>
            </table:table-row>
            <table:table-row>
              <table:table-cell office:value-type="float" office:value="21371.5">
                <text:p>21371.5</text:p>
              </table:table-cell>
              <table:table-cell office:value-type="float" office:value="0.000553575">
                <text:p>0.000553575</text:p>
              </table:table-cell>
            </table:table-row>
            <table:table-row>
              <table:table-cell office:value-type="float" office:value="21380.7">
                <text:p>21380.7</text:p>
              </table:table-cell>
              <table:table-cell office:value-type="float" office:value="0.000522053">
                <text:p>0.000522053</text:p>
              </table:table-cell>
            </table:table-row>
            <table:table-row>
              <table:table-cell office:value-type="float" office:value="21389.9">
                <text:p>21389.9</text:p>
              </table:table-cell>
              <table:table-cell office:value-type="float" office:value="0.00046884">
                <text:p>0.00046884</text:p>
              </table:table-cell>
            </table:table-row>
            <table:table-row>
              <table:table-cell office:value-type="float" office:value="21399">
                <text:p>21399</text:p>
              </table:table-cell>
              <table:table-cell office:value-type="float" office:value="0.000391454">
                <text:p>0.000391454</text:p>
              </table:table-cell>
            </table:table-row>
            <table:table-row>
              <table:table-cell office:value-type="float" office:value="21408.2">
                <text:p>21408.2</text:p>
              </table:table-cell>
              <table:table-cell office:value-type="float" office:value="0.000293643">
                <text:p>0.000293643</text:p>
              </table:table-cell>
            </table:table-row>
            <table:table-row>
              <table:table-cell office:value-type="float" office:value="21417.4">
                <text:p>21417.4</text:p>
              </table:table-cell>
              <table:table-cell office:value-type="float" office:value="0.000190508">
                <text:p>0.000190508</text:p>
              </table:table-cell>
            </table:table-row>
            <table:table-row>
              <table:table-cell office:value-type="float" office:value="21426.5">
                <text:p>21426.5</text:p>
              </table:table-cell>
              <table:table-cell office:value-type="float" office:value="0.000161868">
                <text:p>0.000161868</text:p>
              </table:table-cell>
            </table:table-row>
            <table:table-row>
              <table:table-cell office:value-type="float" office:value="21435.7">
                <text:p>21435.7</text:p>
              </table:table-cell>
              <table:table-cell office:value-type="float" office:value="0.000279204">
                <text:p>0.000279204</text:p>
              </table:table-cell>
            </table:table-row>
            <table:table-row>
              <table:table-cell office:value-type="float" office:value="21444.9">
                <text:p>21444.9</text:p>
              </table:table-cell>
              <table:table-cell office:value-type="float" office:value="0.000457665">
                <text:p>0.000457665</text:p>
              </table:table-cell>
            </table:table-row>
            <table:table-row>
              <table:table-cell office:value-type="float" office:value="21454.1">
                <text:p>21454.1</text:p>
              </table:table-cell>
              <table:table-cell office:value-type="float" office:value="0.000655083">
                <text:p>0.000655083</text:p>
              </table:table-cell>
            </table:table-row>
            <table:table-row>
              <table:table-cell office:value-type="float" office:value="21463.2">
                <text:p>21463.2</text:p>
              </table:table-cell>
              <table:table-cell office:value-type="float" office:value="0.000856711">
                <text:p>0.000856711</text:p>
              </table:table-cell>
            </table:table-row>
            <table:table-row>
              <table:table-cell office:value-type="float" office:value="21472.4">
                <text:p>21472.4</text:p>
              </table:table-cell>
              <table:table-cell office:value-type="float" office:value="0.0010511">
                <text:p>0.0010511</text:p>
              </table:table-cell>
            </table:table-row>
            <table:table-row>
              <table:table-cell office:value-type="float" office:value="21481.6">
                <text:p>21481.6</text:p>
              </table:table-cell>
              <table:table-cell office:value-type="float" office:value="0.00122885">
                <text:p>0.00122885</text:p>
              </table:table-cell>
            </table:table-row>
            <table:table-row>
              <table:table-cell office:value-type="float" office:value="21490.7">
                <text:p>21490.7</text:p>
              </table:table-cell>
              <table:table-cell office:value-type="float" office:value="0.00138234">
                <text:p>0.00138234</text:p>
              </table:table-cell>
            </table:table-row>
            <table:table-row>
              <table:table-cell office:value-type="float" office:value="21499.9">
                <text:p>21499.9</text:p>
              </table:table-cell>
              <table:table-cell office:value-type="float" office:value="0.00150268">
                <text:p>0.00150268</text:p>
              </table:table-cell>
            </table:table-row>
            <table:table-row>
              <table:table-cell office:value-type="float" office:value="21509.1">
                <text:p>21509.1</text:p>
              </table:table-cell>
              <table:table-cell office:value-type="float" office:value="0.00158415">
                <text:p>0.00158415</text:p>
              </table:table-cell>
            </table:table-row>
            <table:table-row>
              <table:table-cell office:value-type="float" office:value="21518.2">
                <text:p>21518.2</text:p>
              </table:table-cell>
              <table:table-cell office:value-type="float" office:value="0.00162201">
                <text:p>0.00162201</text:p>
              </table:table-cell>
            </table:table-row>
            <table:table-row>
              <table:table-cell office:value-type="float" office:value="21527.4">
                <text:p>21527.4</text:p>
              </table:table-cell>
              <table:table-cell office:value-type="float" office:value="0.00161367">
                <text:p>0.00161367</text:p>
              </table:table-cell>
            </table:table-row>
            <table:table-row>
              <table:table-cell office:value-type="float" office:value="21536.6">
                <text:p>21536.6</text:p>
              </table:table-cell>
              <table:table-cell office:value-type="float" office:value="0.00155681">
                <text:p>0.00155681</text:p>
              </table:table-cell>
            </table:table-row>
            <table:table-row>
              <table:table-cell office:value-type="float" office:value="21545.7">
                <text:p>21545.7</text:p>
              </table:table-cell>
              <table:table-cell office:value-type="float" office:value="0.00145448">
                <text:p>0.00145448</text:p>
              </table:table-cell>
            </table:table-row>
            <table:table-row>
              <table:table-cell office:value-type="float" office:value="21554.9">
                <text:p>21554.9</text:p>
              </table:table-cell>
              <table:table-cell office:value-type="float" office:value="0.00130917">
                <text:p>0.00130917</text:p>
              </table:table-cell>
            </table:table-row>
            <table:table-row>
              <table:table-cell office:value-type="float" office:value="21564.1">
                <text:p>21564.1</text:p>
              </table:table-cell>
              <table:table-cell office:value-type="float" office:value="0.00112535">
                <text:p>0.00112535</text:p>
              </table:table-cell>
            </table:table-row>
            <table:table-row>
              <table:table-cell office:value-type="float" office:value="21573.2">
                <text:p>21573.2</text:p>
              </table:table-cell>
              <table:table-cell office:value-type="float" office:value="0.000910362">
                <text:p>0.000910362</text:p>
              </table:table-cell>
            </table:table-row>
            <table:table-row>
              <table:table-cell office:value-type="float" office:value="21582.4">
                <text:p>21582.4</text:p>
              </table:table-cell>
              <table:table-cell office:value-type="float" office:value="0.000672886">
                <text:p>0.000672886</text:p>
              </table:table-cell>
            </table:table-row>
            <table:table-row>
              <table:table-cell office:value-type="float" office:value="21591.6">
                <text:p>21591.6</text:p>
              </table:table-cell>
              <table:table-cell office:value-type="float" office:value="0.000423201">
                <text:p>0.000423201</text:p>
              </table:table-cell>
            </table:table-row>
            <table:table-row>
              <table:table-cell office:value-type="float" office:value="21600.7">
                <text:p>21600.7</text:p>
              </table:table-cell>
              <table:table-cell office:value-type="float" office:value="0.000183773">
                <text:p>0.000183773</text:p>
              </table:table-cell>
            </table:table-row>
            <table:table-row>
              <table:table-cell office:value-type="float" office:value="21609.9">
                <text:p>21609.9</text:p>
              </table:table-cell>
              <table:table-cell office:value-type="float" office:value="0.000156783">
                <text:p>0.000156783</text:p>
              </table:table-cell>
            </table:table-row>
            <table:table-row>
              <table:table-cell office:value-type="float" office:value="21619.1">
                <text:p>21619.1</text:p>
              </table:table-cell>
              <table:table-cell office:value-type="float" office:value="0.000375612">
                <text:p>0.000375612</text:p>
              </table:table-cell>
            </table:table-row>
            <table:table-row>
              <table:table-cell office:value-type="float" office:value="21628.3">
                <text:p>21628.3</text:p>
              </table:table-cell>
              <table:table-cell office:value-type="float" office:value="0.000598154">
                <text:p>0.000598154</text:p>
              </table:table-cell>
            </table:table-row>
            <table:table-row>
              <table:table-cell office:value-type="float" office:value="21637.4">
                <text:p>21637.4</text:p>
              </table:table-cell>
              <table:table-cell office:value-type="float" office:value="0.000798675">
                <text:p>0.000798675</text:p>
              </table:table-cell>
            </table:table-row>
            <table:table-row>
              <table:table-cell office:value-type="float" office:value="21646.6">
                <text:p>21646.6</text:p>
              </table:table-cell>
              <table:table-cell office:value-type="float" office:value="0.000970543">
                <text:p>0.000970543</text:p>
              </table:table-cell>
            </table:table-row>
            <table:table-row>
              <table:table-cell office:value-type="float" office:value="21655.8">
                <text:p>21655.8</text:p>
              </table:table-cell>
              <table:table-cell office:value-type="float" office:value="0.00110879">
                <text:p>0.00110879</text:p>
              </table:table-cell>
            </table:table-row>
            <table:table-row>
              <table:table-cell office:value-type="float" office:value="21664.9">
                <text:p>21664.9</text:p>
              </table:table-cell>
              <table:table-cell office:value-type="float" office:value="0.00121141">
                <text:p>0.00121141</text:p>
              </table:table-cell>
            </table:table-row>
            <table:table-row>
              <table:table-cell office:value-type="float" office:value="21674.1">
                <text:p>21674.1</text:p>
              </table:table-cell>
              <table:table-cell office:value-type="float" office:value="0.00127836">
                <text:p>0.00127836</text:p>
              </table:table-cell>
            </table:table-row>
            <table:table-row>
              <table:table-cell office:value-type="float" office:value="21683.3">
                <text:p>21683.3</text:p>
              </table:table-cell>
              <table:table-cell office:value-type="float" office:value="0.00131019">
                <text:p>0.00131019</text:p>
              </table:table-cell>
            </table:table-row>
            <table:table-row>
              <table:table-cell office:value-type="float" office:value="21692.4">
                <text:p>21692.4</text:p>
              </table:table-cell>
              <table:table-cell office:value-type="float" office:value="0.00130969">
                <text:p>0.00130969</text:p>
              </table:table-cell>
            </table:table-row>
            <table:table-row>
              <table:table-cell office:value-type="float" office:value="21701.6">
                <text:p>21701.6</text:p>
              </table:table-cell>
              <table:table-cell office:value-type="float" office:value="0.00127905">
                <text:p>0.00127905</text:p>
              </table:table-cell>
            </table:table-row>
            <table:table-row>
              <table:table-cell office:value-type="float" office:value="21710.8">
                <text:p>21710.8</text:p>
              </table:table-cell>
              <table:table-cell office:value-type="float" office:value="0.00122173">
                <text:p>0.00122173</text:p>
              </table:table-cell>
            </table:table-row>
            <table:table-row>
              <table:table-cell office:value-type="float" office:value="21719.9">
                <text:p>21719.9</text:p>
              </table:table-cell>
              <table:table-cell office:value-type="float" office:value="0.00114284">
                <text:p>0.00114284</text:p>
              </table:table-cell>
            </table:table-row>
            <table:table-row>
              <table:table-cell office:value-type="float" office:value="21729.1">
                <text:p>21729.1</text:p>
              </table:table-cell>
              <table:table-cell office:value-type="float" office:value="0.00104592">
                <text:p>0.00104592</text:p>
              </table:table-cell>
            </table:table-row>
            <table:table-row>
              <table:table-cell office:value-type="float" office:value="21738.3">
                <text:p>21738.3</text:p>
              </table:table-cell>
              <table:table-cell office:value-type="float" office:value="0.000935934">
                <text:p>0.000935934</text:p>
              </table:table-cell>
            </table:table-row>
            <table:table-row>
              <table:table-cell office:value-type="float" office:value="21747.4">
                <text:p>21747.4</text:p>
              </table:table-cell>
              <table:table-cell office:value-type="float" office:value="0.000816942">
                <text:p>0.000816942</text:p>
              </table:table-cell>
            </table:table-row>
            <table:table-row>
              <table:table-cell office:value-type="float" office:value="21756.6">
                <text:p>21756.6</text:p>
              </table:table-cell>
              <table:table-cell office:value-type="float" office:value="0.000696308">
                <text:p>0.000696308</text:p>
              </table:table-cell>
            </table:table-row>
            <table:table-row>
              <table:table-cell office:value-type="float" office:value="21765.8">
                <text:p>21765.8</text:p>
              </table:table-cell>
              <table:table-cell office:value-type="float" office:value="0.000584691">
                <text:p>0.000584691</text:p>
              </table:table-cell>
            </table:table-row>
            <table:table-row>
              <table:table-cell office:value-type="float" office:value="21774.9">
                <text:p>21774.9</text:p>
              </table:table-cell>
              <table:table-cell office:value-type="float" office:value="0.000495511">
                <text:p>0.000495511</text:p>
              </table:table-cell>
            </table:table-row>
            <table:table-row>
              <table:table-cell office:value-type="float" office:value="21784.1">
                <text:p>21784.1</text:p>
              </table:table-cell>
              <table:table-cell office:value-type="float" office:value="0.000447716">
                <text:p>0.000447716</text:p>
              </table:table-cell>
            </table:table-row>
            <table:table-row>
              <table:table-cell office:value-type="float" office:value="21793.3">
                <text:p>21793.3</text:p>
              </table:table-cell>
              <table:table-cell office:value-type="float" office:value="0.000454805">
                <text:p>0.000454805</text:p>
              </table:table-cell>
            </table:table-row>
            <table:table-row>
              <table:table-cell office:value-type="float" office:value="21802.5">
                <text:p>21802.5</text:p>
              </table:table-cell>
              <table:table-cell office:value-type="float" office:value="0.000509161">
                <text:p>0.000509161</text:p>
              </table:table-cell>
            </table:table-row>
            <table:table-row>
              <table:table-cell office:value-type="float" office:value="21811.6">
                <text:p>21811.6</text:p>
              </table:table-cell>
              <table:table-cell office:value-type="float" office:value="0.000587605">
                <text:p>0.000587605</text:p>
              </table:table-cell>
            </table:table-row>
            <table:table-row>
              <table:table-cell office:value-type="float" office:value="21820.8">
                <text:p>21820.8</text:p>
              </table:table-cell>
              <table:table-cell office:value-type="float" office:value="0.000670401">
                <text:p>0.000670401</text:p>
              </table:table-cell>
            </table:table-row>
            <table:table-row>
              <table:table-cell office:value-type="float" office:value="21830">
                <text:p>21830</text:p>
              </table:table-cell>
              <table:table-cell office:value-type="float" office:value="0.000742953">
                <text:p>0.000742953</text:p>
              </table:table-cell>
            </table:table-row>
            <table:table-row>
              <table:table-cell office:value-type="float" office:value="21839.1">
                <text:p>21839.1</text:p>
              </table:table-cell>
              <table:table-cell office:value-type="float" office:value="0.00079574">
                <text:p>0.00079574</text:p>
              </table:table-cell>
            </table:table-row>
            <table:table-row>
              <table:table-cell office:value-type="float" office:value="21848.3">
                <text:p>21848.3</text:p>
              </table:table-cell>
              <table:table-cell office:value-type="float" office:value="0.000823222">
                <text:p>0.000823222</text:p>
              </table:table-cell>
            </table:table-row>
            <table:table-row>
              <table:table-cell office:value-type="float" office:value="21857.5">
                <text:p>21857.5</text:p>
              </table:table-cell>
              <table:table-cell office:value-type="float" office:value="0.000820954">
                <text:p>0.000820954</text:p>
              </table:table-cell>
            </table:table-row>
            <table:table-row>
              <table:table-cell office:value-type="float" office:value="21866.6">
                <text:p>21866.6</text:p>
              </table:table-cell>
              <table:table-cell office:value-type="float" office:value="0.000788432">
                <text:p>0.000788432</text:p>
              </table:table-cell>
            </table:table-row>
            <table:table-row>
              <table:table-cell office:value-type="float" office:value="21875.8">
                <text:p>21875.8</text:p>
              </table:table-cell>
              <table:table-cell office:value-type="float" office:value="0.000725824">
                <text:p>0.000725824</text:p>
              </table:table-cell>
            </table:table-row>
            <table:table-row>
              <table:table-cell office:value-type="float" office:value="21885">
                <text:p>21885</text:p>
              </table:table-cell>
              <table:table-cell office:value-type="float" office:value="0.000639406">
                <text:p>0.000639406</text:p>
              </table:table-cell>
            </table:table-row>
            <table:table-row>
              <table:table-cell office:value-type="float" office:value="21894.1">
                <text:p>21894.1</text:p>
              </table:table-cell>
              <table:table-cell office:value-type="float" office:value="0.000538358">
                <text:p>0.000538358</text:p>
              </table:table-cell>
            </table:table-row>
            <table:table-row>
              <table:table-cell office:value-type="float" office:value="21903.3">
                <text:p>21903.3</text:p>
              </table:table-cell>
              <table:table-cell office:value-type="float" office:value="0.000442728">
                <text:p>0.000442728</text:p>
              </table:table-cell>
            </table:table-row>
            <table:table-row>
              <table:table-cell office:value-type="float" office:value="21912.5">
                <text:p>21912.5</text:p>
              </table:table-cell>
              <table:table-cell office:value-type="float" office:value="0.000387065">
                <text:p>0.000387065</text:p>
              </table:table-cell>
            </table:table-row>
            <table:table-row>
              <table:table-cell office:value-type="float" office:value="21921.6">
                <text:p>21921.6</text:p>
              </table:table-cell>
              <table:table-cell office:value-type="float" office:value="0.000407916">
                <text:p>0.000407916</text:p>
              </table:table-cell>
            </table:table-row>
            <table:table-row>
              <table:table-cell office:value-type="float" office:value="21930.8">
                <text:p>21930.8</text:p>
              </table:table-cell>
              <table:table-cell office:value-type="float" office:value="0.000499605">
                <text:p>0.000499605</text:p>
              </table:table-cell>
            </table:table-row>
            <table:table-row>
              <table:table-cell office:value-type="float" office:value="21940">
                <text:p>21940</text:p>
              </table:table-cell>
              <table:table-cell office:value-type="float" office:value="0.000625236">
                <text:p>0.000625236</text:p>
              </table:table-cell>
            </table:table-row>
            <table:table-row>
              <table:table-cell office:value-type="float" office:value="21949.1">
                <text:p>21949.1</text:p>
              </table:table-cell>
              <table:table-cell office:value-type="float" office:value="0.000754749">
                <text:p>0.000754749</text:p>
              </table:table-cell>
            </table:table-row>
            <table:table-row>
              <table:table-cell office:value-type="float" office:value="21958.3">
                <text:p>21958.3</text:p>
              </table:table-cell>
              <table:table-cell office:value-type="float" office:value="0.000870038">
                <text:p>0.000870038</text:p>
              </table:table-cell>
            </table:table-row>
            <table:table-row>
              <table:table-cell office:value-type="float" office:value="21967.5">
                <text:p>21967.5</text:p>
              </table:table-cell>
              <table:table-cell office:value-type="float" office:value="0.000959208">
                <text:p>0.000959208</text:p>
              </table:table-cell>
            </table:table-row>
            <table:table-row>
              <table:table-cell office:value-type="float" office:value="21976.7">
                <text:p>21976.7</text:p>
              </table:table-cell>
              <table:table-cell office:value-type="float" office:value="0.00101591">
                <text:p>0.00101591</text:p>
              </table:table-cell>
            </table:table-row>
            <table:table-row>
              <table:table-cell office:value-type="float" office:value="21985.8">
                <text:p>21985.8</text:p>
              </table:table-cell>
              <table:table-cell office:value-type="float" office:value="0.00103474">
                <text:p>0.00103474</text:p>
              </table:table-cell>
            </table:table-row>
            <table:table-row>
              <table:table-cell office:value-type="float" office:value="21995">
                <text:p>21995</text:p>
              </table:table-cell>
              <table:table-cell office:value-type="float" office:value="0.00101517">
                <text:p>0.00101517</text:p>
              </table:table-cell>
            </table:table-row>
            <table:table-row>
              <table:table-cell office:value-type="float" office:value="22004.2">
                <text:p>22004.2</text:p>
              </table:table-cell>
              <table:table-cell office:value-type="float" office:value="0.000959297">
                <text:p>0.000959297</text:p>
              </table:table-cell>
            </table:table-row>
            <table:table-row>
              <table:table-cell office:value-type="float" office:value="22013.3">
                <text:p>22013.3</text:p>
              </table:table-cell>
              <table:table-cell office:value-type="float" office:value="0.000871928">
                <text:p>0.000871928</text:p>
              </table:table-cell>
            </table:table-row>
            <table:table-row>
              <table:table-cell office:value-type="float" office:value="22022.5">
                <text:p>22022.5</text:p>
              </table:table-cell>
              <table:table-cell office:value-type="float" office:value="0.000763933">
                <text:p>0.000763933</text:p>
              </table:table-cell>
            </table:table-row>
            <table:table-row>
              <table:table-cell office:value-type="float" office:value="22031.7">
                <text:p>22031.7</text:p>
              </table:table-cell>
              <table:table-cell office:value-type="float" office:value="0.000651975">
                <text:p>0.000651975</text:p>
              </table:table-cell>
            </table:table-row>
            <table:table-row>
              <table:table-cell office:value-type="float" office:value="22040.8">
                <text:p>22040.8</text:p>
              </table:table-cell>
              <table:table-cell office:value-type="float" office:value="0.000561353">
                <text:p>0.000561353</text:p>
              </table:table-cell>
            </table:table-row>
            <table:table-row>
              <table:table-cell office:value-type="float" office:value="22050">
                <text:p>22050</text:p>
              </table:table-cell>
              <table:table-cell office:value-type="float" office:value="0.000525575">
                <text:p>0.0005255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